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595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2.24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2.214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column table:style-name="co17" table:default-cell-style-name="Default"/>
        <table:table-column table:style-name="co4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number-columns-repeated="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1006.066" calcext:value-type="float">
            <text:p>1006.066</text:p>
          </table:table-cell>
          <table:table-cell office:value-type="float" office:value="13180.62" calcext:value-type="float">
            <text:p>131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13401" calcext:value-type="float">
            <text:p>-0.4813401</text:p>
          </table:table-cell>
          <table:table-cell office:value-type="float" office:value="1.335869" calcext:value-type="float">
            <text:p>1.335869</text:p>
          </table:table-cell>
          <table:table-cell office:value-type="float" office:value="0" calcext:value-type="float">
            <text:p>0</text:p>
          </table:table-cell>
          <table:table-cell office:value-type="float" office:value="93.37649" calcext:value-type="float">
            <text:p>93.37649</text:p>
          </table:table-cell>
          <table:table-cell office:value-type="float" office:value="682.4006" calcext:value-type="float">
            <text:p>682.4006</text:p>
          </table:table-cell>
          <table:table-cell office:value-type="float" office:value="0.0004596891" calcext:value-type="float">
            <text:p>0.0004596891</text:p>
          </table:table-cell>
          <table:table-cell office:value-type="float" office:value="0" calcext:value-type="float">
            <text:p>0</text:p>
          </table:table-cell>
          <table:table-cell office:value-type="float" office:value="0.0000007018654" calcext:value-type="float">
            <text:p>7.01865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4808811" calcext:value-type="float">
            <text:p>-0.4808811</text:p>
          </table:table-cell>
          <table:table-cell office:value-type="float" office:value="0" calcext:value-type="float">
            <text:p>0</text:p>
          </table:table-cell>
          <table:table-cell office:value-type="float" office:value="338.4938" calcext:value-type="float">
            <text:p>338.4938</text:p>
          </table:table-cell>
          <table:table-cell office:value-type="float" office:value="1167.89" calcext:value-type="float">
            <text:p>1167.89</text:p>
          </table:table-cell>
          <table:table-cell office:value-type="float" office:value="1416.592" calcext:value-type="float">
            <text:p>1416.592</text:p>
          </table:table-cell>
          <table:table-cell office:value-type="float" office:value="1303.13" calcext:value-type="float">
            <text:p>1303.13</text:p>
          </table:table-cell>
          <table:table-cell office:value-type="float" office:value="785.6593" calcext:value-type="float">
            <text:p>785.6593</text:p>
          </table:table-cell>
          <table:table-cell office:value-type="float" office:value="1115.923" calcext:value-type="float">
            <text:p>1115.923</text:p>
          </table:table-cell>
          <table:table-cell office:value-type="float" office:value="415.5146" calcext:value-type="float">
            <text:p>415.5146</text:p>
          </table:table-cell>
          <table:table-cell office:value-type="float" office:value="1854.851" calcext:value-type="float">
            <text:p>1854.851</text:p>
          </table:table-cell>
          <table:table-cell office:value-type="float" office:value="2092.05" calcext:value-type="float">
            <text:p>2092.05</text:p>
          </table:table-cell>
          <table:table-cell office:value-type="float" office:value="1672.603" calcext:value-type="float">
            <text:p>1672.603</text:p>
          </table:table-cell>
          <table:table-cell office:value-type="float" office:value="585.8158" calcext:value-type="float">
            <text:p>585.8158</text:p>
          </table:table-cell>
          <table:table-cell office:value-type="float" office:value="577.2296" calcext:value-type="float">
            <text:p>577.2296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957556" calcext:value-type="float">
            <text:p>-5.957556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390756" calcext:value-type="float">
            <text:p>-0.4390756</text:p>
          </table:table-cell>
          <table:table-cell office:value-type="float" office:value="0" calcext:value-type="float">
            <text:p>0</text:p>
          </table:table-cell>
          <table:table-cell office:value-type="float" office:value="10.94552" calcext:value-type="float">
            <text:p>10.9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1005.325" calcext:value-type="float">
            <text:p>1005.325</text:p>
          </table:table-cell>
          <table:table-cell office:value-type="float" office:value="13180.64" calcext:value-type="float">
            <text:p>131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8435" calcext:value-type="float">
            <text:p>-1.218435</text:p>
          </table:table-cell>
          <table:table-cell office:value-type="float" office:value="3.591476" calcext:value-type="float">
            <text:p>3.591476</text:p>
          </table:table-cell>
          <table:table-cell office:value-type="float" office:value="0" calcext:value-type="float">
            <text:p>0</text:p>
          </table:table-cell>
          <table:table-cell office:value-type="float" office:value="93.73634" calcext:value-type="float">
            <text:p>93.73634</text:p>
          </table:table-cell>
          <table:table-cell office:value-type="float" office:value="681.9935" calcext:value-type="float">
            <text:p>681.9935</text:p>
          </table:table-cell>
          <table:table-cell office:value-type="float" office:value="0.0009134962" calcext:value-type="float">
            <text:p>0.0009134962</text:p>
          </table:table-cell>
          <table:table-cell office:value-type="float" office:value="0" calcext:value-type="float">
            <text:p>0</text:p>
          </table:table-cell>
          <table:table-cell office:value-type="float" office:value="0.0000007018654" calcext:value-type="float">
            <text:p>7.01865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217523" calcext:value-type="float">
            <text:p>-1.217523</text:p>
          </table:table-cell>
          <table:table-cell office:value-type="float" office:value="0" calcext:value-type="float">
            <text:p>0</text:p>
          </table:table-cell>
          <table:table-cell office:value-type="float" office:value="338.5162" calcext:value-type="float">
            <text:p>338.5162</text:p>
          </table:table-cell>
          <table:table-cell office:value-type="float" office:value="1167.807" calcext:value-type="float">
            <text:p>1167.807</text:p>
          </table:table-cell>
          <table:table-cell office:value-type="float" office:value="1416.505" calcext:value-type="float">
            <text:p>1416.505</text:p>
          </table:table-cell>
          <table:table-cell office:value-type="float" office:value="1303.063" calcext:value-type="float">
            <text:p>1303.063</text:p>
          </table:table-cell>
          <table:table-cell office:value-type="float" office:value="785.6178" calcext:value-type="float">
            <text:p>785.6178</text:p>
          </table:table-cell>
          <table:table-cell office:value-type="float" office:value="1115.903" calcext:value-type="float">
            <text:p>1115.903</text:p>
          </table:table-cell>
          <table:table-cell office:value-type="float" office:value="415.5089" calcext:value-type="float">
            <text:p>415.5089</text:p>
          </table:table-cell>
          <table:table-cell office:value-type="float" office:value="1854.843" calcext:value-type="float">
            <text:p>1854.843</text:p>
          </table:table-cell>
          <table:table-cell office:value-type="float" office:value="2092.044" calcext:value-type="float">
            <text:p>2092.044</text:p>
          </table:table-cell>
          <table:table-cell office:value-type="float" office:value="1672.598" calcext:value-type="float">
            <text:p>1672.598</text:p>
          </table:table-cell>
          <table:table-cell office:value-type="float" office:value="585.814" calcext:value-type="float">
            <text:p>585.814</text:p>
          </table:table-cell>
          <table:table-cell office:value-type="float" office:value="577.2218" calcext:value-type="float">
            <text:p>577.2218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79661" calcext:value-type="float">
            <text:p>-2.17966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38828" calcext:value-type="float">
            <text:p>-1.138828</text:p>
          </table:table-cell>
          <table:table-cell office:value-type="float" office:value="0" calcext:value-type="float">
            <text:p>0</text:p>
          </table:table-cell>
          <table:table-cell office:value-type="float" office:value="10.90862" calcext:value-type="float">
            <text:p>10.9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1005.079" calcext:value-type="float">
            <text:p>1005.079</text:p>
          </table:table-cell>
          <table:table-cell office:value-type="float" office:value="13180.62" calcext:value-type="float">
            <text:p>131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3217" calcext:value-type="float">
            <text:p>-1.543217</text:p>
          </table:table-cell>
          <table:table-cell office:value-type="float" office:value="5.135686" calcext:value-type="float">
            <text:p>5.135686</text:p>
          </table:table-cell>
          <table:table-cell office:value-type="float" office:value="0" calcext:value-type="float">
            <text:p>0</text:p>
          </table:table-cell>
          <table:table-cell office:value-type="float" office:value="93.73433" calcext:value-type="float">
            <text:p>93.73433</text:p>
          </table:table-cell>
          <table:table-cell office:value-type="float" office:value="681.9827" calcext:value-type="float">
            <text:p>681.9827</text:p>
          </table:table-cell>
          <table:table-cell office:value-type="float" office:value="0.001384108" calcext:value-type="float">
            <text:p>0.001384108</text:p>
          </table:table-cell>
          <table:table-cell office:value-type="float" office:value="0" calcext:value-type="float">
            <text:p>0</text:p>
          </table:table-cell>
          <table:table-cell office:value-type="float" office:value="0.0000007974745" calcext:value-type="float">
            <text:p>7.97474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541834" calcext:value-type="float">
            <text:p>-1.541834</text:p>
          </table:table-cell>
          <table:table-cell office:value-type="float" office:value="0" calcext:value-type="float">
            <text:p>0</text:p>
          </table:table-cell>
          <table:table-cell office:value-type="float" office:value="338.5219" calcext:value-type="float">
            <text:p>338.5219</text:p>
          </table:table-cell>
          <table:table-cell office:value-type="float" office:value="1167.763" calcext:value-type="float">
            <text:p>1167.763</text:p>
          </table:table-cell>
          <table:table-cell office:value-type="float" office:value="1416.445" calcext:value-type="float">
            <text:p>1416.445</text:p>
          </table:table-cell>
          <table:table-cell office:value-type="float" office:value="1303.006" calcext:value-type="float">
            <text:p>1303.006</text:p>
          </table:table-cell>
          <table:table-cell office:value-type="float" office:value="785.5782" calcext:value-type="float">
            <text:p>785.5782</text:p>
          </table:table-cell>
          <table:table-cell office:value-type="float" office:value="1115.884" calcext:value-type="float">
            <text:p>1115.884</text:p>
          </table:table-cell>
          <table:table-cell office:value-type="float" office:value="415.5031" calcext:value-type="float">
            <text:p>415.5031</text:p>
          </table:table-cell>
          <table:table-cell office:value-type="float" office:value="1854.835" calcext:value-type="float">
            <text:p>1854.835</text:p>
          </table:table-cell>
          <table:table-cell office:value-type="float" office:value="2092.038" calcext:value-type="float">
            <text:p>2092.038</text:p>
          </table:table-cell>
          <table:table-cell office:value-type="float" office:value="1672.593" calcext:value-type="float">
            <text:p>1672.593</text:p>
          </table:table-cell>
          <table:table-cell office:value-type="float" office:value="585.8124" calcext:value-type="float">
            <text:p>585.8124</text:p>
          </table:table-cell>
          <table:table-cell office:value-type="float" office:value="577.2141" calcext:value-type="float">
            <text:p>577.2141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41677" calcext:value-type="float">
            <text:p>-2.44167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88789" calcext:value-type="float">
            <text:p>-1.388789</text:p>
          </table:table-cell>
          <table:table-cell office:value-type="float" office:value="0" calcext:value-type="float">
            <text:p>0</text:p>
          </table:table-cell>
          <table:table-cell office:value-type="float" office:value="10.83427" calcext:value-type="float">
            <text:p>10.83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1004.913" calcext:value-type="float">
            <text:p>1004.913</text:p>
          </table:table-cell>
          <table:table-cell office:value-type="float" office:value="13180.61" calcext:value-type="float">
            <text:p>1318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82109" calcext:value-type="float">
            <text:p>-1.782109</text:p>
          </table:table-cell>
          <table:table-cell office:value-type="float" office:value="6.468709" calcext:value-type="float">
            <text:p>6.468709</text:p>
          </table:table-cell>
          <table:table-cell office:value-type="float" office:value="0" calcext:value-type="float">
            <text:p>0</text:p>
          </table:table-cell>
          <table:table-cell office:value-type="float" office:value="93.70854" calcext:value-type="float">
            <text:p>93.70854</text:p>
          </table:table-cell>
          <table:table-cell office:value-type="float" office:value="681.9805" calcext:value-type="float">
            <text:p>681.9805</text:p>
          </table:table-cell>
          <table:table-cell office:value-type="float" office:value="0.001844149" calcext:value-type="float">
            <text:p>0.001844149</text:p>
          </table:table-cell>
          <table:table-cell office:value-type="float" office:value="0" calcext:value-type="float">
            <text:p>0</text:p>
          </table:table-cell>
          <table:table-cell office:value-type="float" office:value="0.000001373046" calcext:value-type="float">
            <text:p>1.37304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780266" calcext:value-type="float">
            <text:p>-1.780266</text:p>
          </table:table-cell>
          <table:table-cell office:value-type="float" office:value="0" calcext:value-type="float">
            <text:p>0</text:p>
          </table:table-cell>
          <table:table-cell office:value-type="float" office:value="338.5307" calcext:value-type="float">
            <text:p>338.5307</text:p>
          </table:table-cell>
          <table:table-cell office:value-type="float" office:value="1167.737" calcext:value-type="float">
            <text:p>1167.737</text:p>
          </table:table-cell>
          <table:table-cell office:value-type="float" office:value="1416.395" calcext:value-type="float">
            <text:p>1416.395</text:p>
          </table:table-cell>
          <table:table-cell office:value-type="float" office:value="1302.97" calcext:value-type="float">
            <text:p>1302.97</text:p>
          </table:table-cell>
          <table:table-cell office:value-type="float" office:value="785.5502" calcext:value-type="float">
            <text:p>785.5502</text:p>
          </table:table-cell>
          <table:table-cell office:value-type="float" office:value="1115.869" calcext:value-type="float">
            <text:p>1115.869</text:p>
          </table:table-cell>
          <table:table-cell office:value-type="float" office:value="415.498" calcext:value-type="float">
            <text:p>415.498</text:p>
          </table:table-cell>
          <table:table-cell office:value-type="float" office:value="1854.828" calcext:value-type="float">
            <text:p>1854.828</text:p>
          </table:table-cell>
          <table:table-cell office:value-type="float" office:value="2092.031" calcext:value-type="float">
            <text:p>2092.031</text:p>
          </table:table-cell>
          <table:table-cell office:value-type="float" office:value="1672.588" calcext:value-type="float">
            <text:p>1672.588</text:p>
          </table:table-cell>
          <table:table-cell office:value-type="float" office:value="585.8107" calcext:value-type="float">
            <text:p>585.8107</text:p>
          </table:table-cell>
          <table:table-cell office:value-type="float" office:value="577.2064" calcext:value-type="float">
            <text:p>577.2064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51556" calcext:value-type="float">
            <text:p>-2.45155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62035" calcext:value-type="float">
            <text:p>-1.562035</text:p>
          </table:table-cell>
          <table:table-cell office:value-type="float" office:value="0" calcext:value-type="float">
            <text:p>0</text:p>
          </table:table-cell>
          <table:table-cell office:value-type="float" office:value="10.76907" calcext:value-type="float">
            <text:p>10.76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1004.776" calcext:value-type="float">
            <text:p>1004.776</text:p>
          </table:table-cell>
          <table:table-cell office:value-type="float" office:value="13180.6" calcext:value-type="float">
            <text:p>131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288" calcext:value-type="float">
            <text:p>-1.99288</text:p>
          </table:table-cell>
          <table:table-cell office:value-type="float" office:value="8.046583" calcext:value-type="float">
            <text:p>8.046583</text:p>
          </table:table-cell>
          <table:table-cell office:value-type="float" office:value="0" calcext:value-type="float">
            <text:p>0</text:p>
          </table:table-cell>
          <table:table-cell office:value-type="float" office:value="93.68025" calcext:value-type="float">
            <text:p>93.68025</text:p>
          </table:table-cell>
          <table:table-cell office:value-type="float" office:value="681.9794" calcext:value-type="float">
            <text:p>681.9794</text:p>
          </table:table-cell>
          <table:table-cell office:value-type="float" office:value="0.002272405" calcext:value-type="float">
            <text:p>0.002272405</text:p>
          </table:table-cell>
          <table:table-cell office:value-type="float" office:value="0" calcext:value-type="float">
            <text:p>0</text:p>
          </table:table-cell>
          <table:table-cell office:value-type="float" office:value="0.000001469654" calcext:value-type="float">
            <text:p>1.46965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990609" calcext:value-type="float">
            <text:p>-1.990609</text:p>
          </table:table-cell>
          <table:table-cell office:value-type="float" office:value="0" calcext:value-type="float">
            <text:p>0</text:p>
          </table:table-cell>
          <table:table-cell office:value-type="float" office:value="338.5398" calcext:value-type="float">
            <text:p>338.5398</text:p>
          </table:table-cell>
          <table:table-cell office:value-type="float" office:value="1167.724" calcext:value-type="float">
            <text:p>1167.724</text:p>
          </table:table-cell>
          <table:table-cell office:value-type="float" office:value="1416.351" calcext:value-type="float">
            <text:p>1416.351</text:p>
          </table:table-cell>
          <table:table-cell office:value-type="float" office:value="1302.937" calcext:value-type="float">
            <text:p>1302.937</text:p>
          </table:table-cell>
          <table:table-cell office:value-type="float" office:value="785.5255" calcext:value-type="float">
            <text:p>785.5255</text:p>
          </table:table-cell>
          <table:table-cell office:value-type="float" office:value="1115.856" calcext:value-type="float">
            <text:p>1115.856</text:p>
          </table:table-cell>
          <table:table-cell office:value-type="float" office:value="415.4934" calcext:value-type="float">
            <text:p>415.4934</text:p>
          </table:table-cell>
          <table:table-cell office:value-type="float" office:value="1854.821" calcext:value-type="float">
            <text:p>1854.821</text:p>
          </table:table-cell>
          <table:table-cell office:value-type="float" office:value="2092.025" calcext:value-type="float">
            <text:p>2092.025</text:p>
          </table:table-cell>
          <table:table-cell office:value-type="float" office:value="1672.582" calcext:value-type="float">
            <text:p>1672.582</text:p>
          </table:table-cell>
          <table:table-cell office:value-type="float" office:value="585.809" calcext:value-type="float">
            <text:p>585.809</text:p>
          </table:table-cell>
          <table:table-cell office:value-type="float" office:value="577.1989" calcext:value-type="float">
            <text:p>577.1989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1657" calcext:value-type="float">
            <text:p>-2.4165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06631" calcext:value-type="float">
            <text:p>-1.706631</text:p>
          </table:table-cell>
          <table:table-cell office:value-type="float" office:value="0" calcext:value-type="float">
            <text:p>0</text:p>
          </table:table-cell>
          <table:table-cell office:value-type="float" office:value="10.70333" calcext:value-type="float">
            <text:p>10.7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1004.652" calcext:value-type="float">
            <text:p>1004.652</text:p>
          </table:table-cell>
          <table:table-cell office:value-type="float" office:value="13180.59" calcext:value-type="float">
            <text:p>1318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81317" calcext:value-type="float">
            <text:p>-2.181317</text:p>
          </table:table-cell>
          <table:table-cell office:value-type="float" office:value="8.393502" calcext:value-type="float">
            <text:p>8.393502</text:p>
          </table:table-cell>
          <table:table-cell office:value-type="float" office:value="0" calcext:value-type="float">
            <text:p>0</text:p>
          </table:table-cell>
          <table:table-cell office:value-type="float" office:value="93.64905" calcext:value-type="float">
            <text:p>93.64905</text:p>
          </table:table-cell>
          <table:table-cell office:value-type="float" office:value="681.9718" calcext:value-type="float">
            <text:p>681.9718</text:p>
          </table:table-cell>
          <table:table-cell office:value-type="float" office:value="0.002675563" calcext:value-type="float">
            <text:p>0.002675563</text:p>
          </table:table-cell>
          <table:table-cell office:value-type="float" office:value="0" calcext:value-type="float">
            <text:p>0</text:p>
          </table:table-cell>
          <table:table-cell office:value-type="float" office:value="0.000001473959" calcext:value-type="float">
            <text:p>1.47395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178643" calcext:value-type="float">
            <text:p>-2.178643</text:p>
          </table:table-cell>
          <table:table-cell office:value-type="float" office:value="0" calcext:value-type="float">
            <text:p>0</text:p>
          </table:table-cell>
          <table:table-cell office:value-type="float" office:value="338.549" calcext:value-type="float">
            <text:p>338.549</text:p>
          </table:table-cell>
          <table:table-cell office:value-type="float" office:value="1167.716" calcext:value-type="float">
            <text:p>1167.716</text:p>
          </table:table-cell>
          <table:table-cell office:value-type="float" office:value="1416.319" calcext:value-type="float">
            <text:p>1416.319</text:p>
          </table:table-cell>
          <table:table-cell office:value-type="float" office:value="1302.91" calcext:value-type="float">
            <text:p>1302.91</text:p>
          </table:table-cell>
          <table:table-cell office:value-type="float" office:value="785.5033" calcext:value-type="float">
            <text:p>785.5033</text:p>
          </table:table-cell>
          <table:table-cell office:value-type="float" office:value="1115.845" calcext:value-type="float">
            <text:p>1115.845</text:p>
          </table:table-cell>
          <table:table-cell office:value-type="float" office:value="415.4891" calcext:value-type="float">
            <text:p>415.4891</text:p>
          </table:table-cell>
          <table:table-cell office:value-type="float" office:value="1854.814" calcext:value-type="float">
            <text:p>1854.814</text:p>
          </table:table-cell>
          <table:table-cell office:value-type="float" office:value="2092.019" calcext:value-type="float">
            <text:p>2092.019</text:p>
          </table:table-cell>
          <table:table-cell office:value-type="float" office:value="1672.577" calcext:value-type="float">
            <text:p>1672.577</text:p>
          </table:table-cell>
          <table:table-cell office:value-type="float" office:value="585.8073" calcext:value-type="float">
            <text:p>585.8073</text:p>
          </table:table-cell>
          <table:table-cell office:value-type="float" office:value="577.1915" calcext:value-type="float">
            <text:p>577.1915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05397" calcext:value-type="float">
            <text:p>-2.40539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37698" calcext:value-type="float">
            <text:p>-1.837698</text:p>
          </table:table-cell>
          <table:table-cell office:value-type="float" office:value="0" calcext:value-type="float">
            <text:p>0</text:p>
          </table:table-cell>
          <table:table-cell office:value-type="float" office:value="10.64635" calcext:value-type="float">
            <text:p>10.64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1004.531" calcext:value-type="float">
            <text:p>1004.531</text:p>
          </table:table-cell>
          <table:table-cell office:value-type="float" office:value="13180.59" calcext:value-type="float">
            <text:p>1318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59952" calcext:value-type="float">
            <text:p>-2.359952</text:p>
          </table:table-cell>
          <table:table-cell office:value-type="float" office:value="7.549042" calcext:value-type="float">
            <text:p>7.549042</text:p>
          </table:table-cell>
          <table:table-cell office:value-type="float" office:value="0" calcext:value-type="float">
            <text:p>0</text:p>
          </table:table-cell>
          <table:table-cell office:value-type="float" office:value="93.61942" calcext:value-type="float">
            <text:p>93.61942</text:p>
          </table:table-cell>
          <table:table-cell office:value-type="float" office:value="681.9555" calcext:value-type="float">
            <text:p>681.9555</text:p>
          </table:table-cell>
          <table:table-cell office:value-type="float" office:value="0.003055613" calcext:value-type="float">
            <text:p>0.003055613</text:p>
          </table:table-cell>
          <table:table-cell office:value-type="float" office:value="0" calcext:value-type="float">
            <text:p>0</text:p>
          </table:table-cell>
          <table:table-cell office:value-type="float" office:value="0.000001473959" calcext:value-type="float">
            <text:p>1.47395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356898" calcext:value-type="float">
            <text:p>-2.356898</text:p>
          </table:table-cell>
          <table:table-cell office:value-type="float" office:value="0" calcext:value-type="float">
            <text:p>0</text:p>
          </table:table-cell>
          <table:table-cell office:value-type="float" office:value="338.5583" calcext:value-type="float">
            <text:p>338.5583</text:p>
          </table:table-cell>
          <table:table-cell office:value-type="float" office:value="1167.707" calcext:value-type="float">
            <text:p>1167.707</text:p>
          </table:table-cell>
          <table:table-cell office:value-type="float" office:value="1416.3" calcext:value-type="float">
            <text:p>1416.3</text:p>
          </table:table-cell>
          <table:table-cell office:value-type="float" office:value="1302.885" calcext:value-type="float">
            <text:p>1302.885</text:p>
          </table:table-cell>
          <table:table-cell office:value-type="float" office:value="785.4822" calcext:value-type="float">
            <text:p>785.4822</text:p>
          </table:table-cell>
          <table:table-cell office:value-type="float" office:value="1115.834" calcext:value-type="float">
            <text:p>1115.834</text:p>
          </table:table-cell>
          <table:table-cell office:value-type="float" office:value="415.4851" calcext:value-type="float">
            <text:p>415.4851</text:p>
          </table:table-cell>
          <table:table-cell office:value-type="float" office:value="1854.808" calcext:value-type="float">
            <text:p>1854.808</text:p>
          </table:table-cell>
          <table:table-cell office:value-type="float" office:value="2092.013" calcext:value-type="float">
            <text:p>2092.013</text:p>
          </table:table-cell>
          <table:table-cell office:value-type="float" office:value="1672.572" calcext:value-type="float">
            <text:p>1672.572</text:p>
          </table:table-cell>
          <table:table-cell office:value-type="float" office:value="585.8057" calcext:value-type="float">
            <text:p>585.8057</text:p>
          </table:table-cell>
          <table:table-cell office:value-type="float" office:value="577.1842" calcext:value-type="float">
            <text:p>577.1842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2576" calcext:value-type="float">
            <text:p>-2.4257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64447" calcext:value-type="float">
            <text:p>-1.964447</text:p>
          </table:table-cell>
          <table:table-cell office:value-type="float" office:value="0" calcext:value-type="float">
            <text:p>0</text:p>
          </table:table-cell>
          <table:table-cell office:value-type="float" office:value="10.59484" calcext:value-type="float">
            <text:p>10.59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1004.395" calcext:value-type="float">
            <text:p>1004.395</text:p>
          </table:table-cell>
          <table:table-cell office:value-type="float" office:value="13180.59" calcext:value-type="float">
            <text:p>1318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49394" calcext:value-type="float">
            <text:p>-2.549394</text:p>
          </table:table-cell>
          <table:table-cell office:value-type="float" office:value="7.878354" calcext:value-type="float">
            <text:p>7.878354</text:p>
          </table:table-cell>
          <table:table-cell office:value-type="float" office:value="0" calcext:value-type="float">
            <text:p>0</text:p>
          </table:table-cell>
          <table:table-cell office:value-type="float" office:value="93.59312" calcext:value-type="float">
            <text:p>93.59312</text:p>
          </table:table-cell>
          <table:table-cell office:value-type="float" office:value="681.9247" calcext:value-type="float">
            <text:p>681.9247</text:p>
          </table:table-cell>
          <table:table-cell office:value-type="float" office:value="0.00346699" calcext:value-type="float">
            <text:p>0.00346699</text:p>
          </table:table-cell>
          <table:table-cell office:value-type="float" office:value="0" calcext:value-type="float">
            <text:p>0</text:p>
          </table:table-cell>
          <table:table-cell office:value-type="float" office:value="0.000001473984" calcext:value-type="float">
            <text:p>1.47398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545928" calcext:value-type="float">
            <text:p>-2.545928</text:p>
          </table:table-cell>
          <table:table-cell office:value-type="float" office:value="0" calcext:value-type="float">
            <text:p>0</text:p>
          </table:table-cell>
          <table:table-cell office:value-type="float" office:value="338.568" calcext:value-type="float">
            <text:p>338.568</text:p>
          </table:table-cell>
          <table:table-cell office:value-type="float" office:value="1167.696" calcext:value-type="float">
            <text:p>1167.696</text:p>
          </table:table-cell>
          <table:table-cell office:value-type="float" office:value="1416.281" calcext:value-type="float">
            <text:p>1416.281</text:p>
          </table:table-cell>
          <table:table-cell office:value-type="float" office:value="1302.86" calcext:value-type="float">
            <text:p>1302.86</text:p>
          </table:table-cell>
          <table:table-cell office:value-type="float" office:value="785.4618" calcext:value-type="float">
            <text:p>785.4618</text:p>
          </table:table-cell>
          <table:table-cell office:value-type="float" office:value="1115.823" calcext:value-type="float">
            <text:p>1115.823</text:p>
          </table:table-cell>
          <table:table-cell office:value-type="float" office:value="415.4815" calcext:value-type="float">
            <text:p>415.4815</text:p>
          </table:table-cell>
          <table:table-cell office:value-type="float" office:value="1854.801" calcext:value-type="float">
            <text:p>1854.801</text:p>
          </table:table-cell>
          <table:table-cell office:value-type="float" office:value="2092.007" calcext:value-type="float">
            <text:p>2092.007</text:p>
          </table:table-cell>
          <table:table-cell office:value-type="float" office:value="1672.567" calcext:value-type="float">
            <text:p>1672.567</text:p>
          </table:table-cell>
          <table:table-cell office:value-type="float" office:value="585.8041" calcext:value-type="float">
            <text:p>585.8041</text:p>
          </table:table-cell>
          <table:table-cell office:value-type="float" office:value="577.177" calcext:value-type="float">
            <text:p>577.177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415358" calcext:value-type="float">
            <text:p>-2.41535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04251" calcext:value-type="float">
            <text:p>-2.104251</text:p>
          </table:table-cell>
          <table:table-cell office:value-type="float" office:value="0" calcext:value-type="float">
            <text:p>0</text:p>
          </table:table-cell>
          <table:table-cell office:value-type="float" office:value="10.5456" calcext:value-type="float">
            <text:p>10.5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1004.285" calcext:value-type="float">
            <text:p>1004.285</text:p>
          </table:table-cell>
          <table:table-cell office:value-type="float" office:value="13180.58" calcext:value-type="float">
            <text:p>1318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2026" calcext:value-type="float">
            <text:p>-2.72026</text:p>
          </table:table-cell>
          <table:table-cell office:value-type="float" office:value="8.905605" calcext:value-type="float">
            <text:p>8.905605</text:p>
          </table:table-cell>
          <table:table-cell office:value-type="float" office:value="0" calcext:value-type="float">
            <text:p>0</text:p>
          </table:table-cell>
          <table:table-cell office:value-type="float" office:value="93.5533" calcext:value-type="float">
            <text:p>93.5533</text:p>
          </table:table-cell>
          <table:table-cell office:value-type="float" office:value="681.9187" calcext:value-type="float">
            <text:p>681.9187</text:p>
          </table:table-cell>
          <table:table-cell office:value-type="float" office:value="0.003881601" calcext:value-type="float">
            <text:p>0.003881601</text:p>
          </table:table-cell>
          <table:table-cell office:value-type="float" office:value="0" calcext:value-type="float">
            <text:p>0</text:p>
          </table:table-cell>
          <table:table-cell office:value-type="float" office:value="0.000001473984" calcext:value-type="float">
            <text:p>1.47398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716379" calcext:value-type="float">
            <text:p>-2.716379</text:p>
          </table:table-cell>
          <table:table-cell office:value-type="float" office:value="0" calcext:value-type="float">
            <text:p>0</text:p>
          </table:table-cell>
          <table:table-cell office:value-type="float" office:value="338.5749" calcext:value-type="float">
            <text:p>338.5749</text:p>
          </table:table-cell>
          <table:table-cell office:value-type="float" office:value="1167.685" calcext:value-type="float">
            <text:p>1167.685</text:p>
          </table:table-cell>
          <table:table-cell office:value-type="float" office:value="1416.26" calcext:value-type="float">
            <text:p>1416.26</text:p>
          </table:table-cell>
          <table:table-cell office:value-type="float" office:value="1302.837" calcext:value-type="float">
            <text:p>1302.837</text:p>
          </table:table-cell>
          <table:table-cell office:value-type="float" office:value="785.4418" calcext:value-type="float">
            <text:p>785.4418</text:p>
          </table:table-cell>
          <table:table-cell office:value-type="float" office:value="1115.812" calcext:value-type="float">
            <text:p>1115.812</text:p>
          </table:table-cell>
          <table:table-cell office:value-type="float" office:value="415.4781" calcext:value-type="float">
            <text:p>415.4781</text:p>
          </table:table-cell>
          <table:table-cell office:value-type="float" office:value="1854.795" calcext:value-type="float">
            <text:p>1854.795</text:p>
          </table:table-cell>
          <table:table-cell office:value-type="float" office:value="2092.002" calcext:value-type="float">
            <text:p>2092.002</text:p>
          </table:table-cell>
          <table:table-cell office:value-type="float" office:value="1672.563" calcext:value-type="float">
            <text:p>1672.563</text:p>
          </table:table-cell>
          <table:table-cell office:value-type="float" office:value="585.8025" calcext:value-type="float">
            <text:p>585.8025</text:p>
          </table:table-cell>
          <table:table-cell office:value-type="float" office:value="577.1699" calcext:value-type="float">
            <text:p>577.1699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76598" calcext:value-type="float">
            <text:p>-2.37659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20636" calcext:value-type="float">
            <text:p>-2.220636</text:p>
          </table:table-cell>
          <table:table-cell office:value-type="float" office:value="0" calcext:value-type="float">
            <text:p>0</text:p>
          </table:table-cell>
          <table:table-cell office:value-type="float" office:value="10.49151" calcext:value-type="float">
            <text:p>10.49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1004.147" calcext:value-type="float">
            <text:p>1004.147</text:p>
          </table:table-cell>
          <table:table-cell office:value-type="float" office:value="13180.58" calcext:value-type="float">
            <text:p>1318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11463" calcext:value-type="float">
            <text:p>-2.911463</text:p>
          </table:table-cell>
          <table:table-cell office:value-type="float" office:value="8.161407" calcext:value-type="float">
            <text:p>8.161407</text:p>
          </table:table-cell>
          <table:table-cell office:value-type="float" office:value="0" calcext:value-type="float">
            <text:p>0</text:p>
          </table:table-cell>
          <table:table-cell office:value-type="float" office:value="93.53139" calcext:value-type="float">
            <text:p>93.53139</text:p>
          </table:table-cell>
          <table:table-cell office:value-type="float" office:value="681.8798" calcext:value-type="float">
            <text:p>681.8798</text:p>
          </table:table-cell>
          <table:table-cell office:value-type="float" office:value="0.004275911" calcext:value-type="float">
            <text:p>0.004275911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36" calcext:value-type="float">
            <text:p>1.47403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907189" calcext:value-type="float">
            <text:p>-2.907189</text:p>
          </table:table-cell>
          <table:table-cell office:value-type="float" office:value="0" calcext:value-type="float">
            <text:p>0</text:p>
          </table:table-cell>
          <table:table-cell office:value-type="float" office:value="338.5858" calcext:value-type="float">
            <text:p>338.5858</text:p>
          </table:table-cell>
          <table:table-cell office:value-type="float" office:value="1167.674" calcext:value-type="float">
            <text:p>1167.674</text:p>
          </table:table-cell>
          <table:table-cell office:value-type="float" office:value="1416.243" calcext:value-type="float">
            <text:p>1416.243</text:p>
          </table:table-cell>
          <table:table-cell office:value-type="float" office:value="1302.815" calcext:value-type="float">
            <text:p>1302.815</text:p>
          </table:table-cell>
          <table:table-cell office:value-type="float" office:value="785.4223" calcext:value-type="float">
            <text:p>785.4223</text:p>
          </table:table-cell>
          <table:table-cell office:value-type="float" office:value="1115.8" calcext:value-type="float">
            <text:p>1115.8</text:p>
          </table:table-cell>
          <table:table-cell office:value-type="float" office:value="415.4747" calcext:value-type="float">
            <text:p>415.4747</text:p>
          </table:table-cell>
          <table:table-cell office:value-type="float" office:value="1854.789" calcext:value-type="float">
            <text:p>1854.789</text:p>
          </table:table-cell>
          <table:table-cell office:value-type="float" office:value="2091.996" calcext:value-type="float">
            <text:p>2091.996</text:p>
          </table:table-cell>
          <table:table-cell office:value-type="float" office:value="1672.558" calcext:value-type="float">
            <text:p>1672.558</text:p>
          </table:table-cell>
          <table:table-cell office:value-type="float" office:value="585.8009" calcext:value-type="float">
            <text:p>585.8009</text:p>
          </table:table-cell>
          <table:table-cell office:value-type="float" office:value="577.1628" calcext:value-type="float">
            <text:p>577.1628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3" calcext:value-type="float">
            <text:p>35.701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87711" calcext:value-type="float">
            <text:p>-2.38771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59525" calcext:value-type="float">
            <text:p>-2.359525</text:p>
          </table:table-cell>
          <table:table-cell office:value-type="float" office:value="0" calcext:value-type="float">
            <text:p>0</text:p>
          </table:table-cell>
          <table:table-cell office:value-type="float" office:value="10.43957" calcext:value-type="float">
            <text:p>10.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1003.812" calcext:value-type="float">
            <text:p>1003.812</text:p>
          </table:table-cell>
          <table:table-cell office:value-type="float" office:value="13180.6" calcext:value-type="float">
            <text:p>131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4275" calcext:value-type="float">
            <text:p>-3.274275</text:p>
          </table:table-cell>
          <table:table-cell office:value-type="float" office:value="9.127277" calcext:value-type="float">
            <text:p>9.127277</text:p>
          </table:table-cell>
          <table:table-cell office:value-type="float" office:value="0" calcext:value-type="float">
            <text:p>0</text:p>
          </table:table-cell>
          <table:table-cell office:value-type="float" office:value="93.65569" calcext:value-type="float">
            <text:p>93.65569</text:p>
          </table:table-cell>
          <table:table-cell office:value-type="float" office:value="681.6536" calcext:value-type="float">
            <text:p>681.6536</text:p>
          </table:table-cell>
          <table:table-cell office:value-type="float" office:value="0.004740843" calcext:value-type="float">
            <text:p>0.00474084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98" calcext:value-type="float">
            <text:p>1.4740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269535" calcext:value-type="float">
            <text:p>-3.269535</text:p>
          </table:table-cell>
          <table:table-cell office:value-type="float" office:value="0" calcext:value-type="float">
            <text:p>0</text:p>
          </table:table-cell>
          <table:table-cell office:value-type="float" office:value="338.6134" calcext:value-type="float">
            <text:p>338.6134</text:p>
          </table:table-cell>
          <table:table-cell office:value-type="float" office:value="1167.658" calcext:value-type="float">
            <text:p>1167.658</text:p>
          </table:table-cell>
          <table:table-cell office:value-type="float" office:value="1416.219" calcext:value-type="float">
            <text:p>1416.219</text:p>
          </table:table-cell>
          <table:table-cell office:value-type="float" office:value="1302.792" calcext:value-type="float">
            <text:p>1302.792</text:p>
          </table:table-cell>
          <table:table-cell office:value-type="float" office:value="785.4031" calcext:value-type="float">
            <text:p>785.4031</text:p>
          </table:table-cell>
          <table:table-cell office:value-type="float" office:value="1115.789" calcext:value-type="float">
            <text:p>1115.789</text:p>
          </table:table-cell>
          <table:table-cell office:value-type="float" office:value="415.4714" calcext:value-type="float">
            <text:p>415.4714</text:p>
          </table:table-cell>
          <table:table-cell office:value-type="float" office:value="1854.783" calcext:value-type="float">
            <text:p>1854.783</text:p>
          </table:table-cell>
          <table:table-cell office:value-type="float" office:value="2091.991" calcext:value-type="float">
            <text:p>2091.991</text:p>
          </table:table-cell>
          <table:table-cell office:value-type="float" office:value="1672.553" calcext:value-type="float">
            <text:p>1672.553</text:p>
          </table:table-cell>
          <table:table-cell office:value-type="float" office:value="585.7994" calcext:value-type="float">
            <text:p>585.7994</text:p>
          </table:table-cell>
          <table:table-cell office:value-type="float" office:value="577.1558" calcext:value-type="float">
            <text:p>577.1558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2" calcext:value-type="float">
            <text:p>35.70162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85964" calcext:value-type="float">
            <text:p>-2.38596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74839" calcext:value-type="float">
            <text:p>-2.674839</text:p>
          </table:table-cell>
          <table:table-cell office:value-type="float" office:value="0" calcext:value-type="float">
            <text:p>0</text:p>
          </table:table-cell>
          <table:table-cell office:value-type="float" office:value="10.3925" calcext:value-type="float">
            <text:p>10.3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1003.429" calcext:value-type="float">
            <text:p>1003.429</text:p>
          </table:table-cell>
          <table:table-cell office:value-type="float" office:value="13180.62" calcext:value-type="float">
            <text:p>131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83107" calcext:value-type="float">
            <text:p>-3.683107</text:p>
          </table:table-cell>
          <table:table-cell office:value-type="float" office:value="10.4352" calcext:value-type="float">
            <text:p>10.4352</text:p>
          </table:table-cell>
          <table:table-cell office:value-type="float" office:value="0" calcext:value-type="float">
            <text:p>0</text:p>
          </table:table-cell>
          <table:table-cell office:value-type="float" office:value="93.8121" calcext:value-type="float">
            <text:p>93.8121</text:p>
          </table:table-cell>
          <table:table-cell office:value-type="float" office:value="681.3893" calcext:value-type="float">
            <text:p>681.3893</text:p>
          </table:table-cell>
          <table:table-cell office:value-type="float" office:value="0.005228024" calcext:value-type="float">
            <text:p>0.005228024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98" calcext:value-type="float">
            <text:p>1.4740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67788" calcext:value-type="float">
            <text:p>-3.67788</text:p>
          </table:table-cell>
          <table:table-cell office:value-type="float" office:value="0" calcext:value-type="float">
            <text:p>0</text:p>
          </table:table-cell>
          <table:table-cell office:value-type="float" office:value="338.6422" calcext:value-type="float">
            <text:p>338.6422</text:p>
          </table:table-cell>
          <table:table-cell office:value-type="float" office:value="1167.635" calcext:value-type="float">
            <text:p>1167.635</text:p>
          </table:table-cell>
          <table:table-cell office:value-type="float" office:value="1416.191" calcext:value-type="float">
            <text:p>1416.191</text:p>
          </table:table-cell>
          <table:table-cell office:value-type="float" office:value="1302.77" calcext:value-type="float">
            <text:p>1302.77</text:p>
          </table:table-cell>
          <table:table-cell office:value-type="float" office:value="785.3837" calcext:value-type="float">
            <text:p>785.3837</text:p>
          </table:table-cell>
          <table:table-cell office:value-type="float" office:value="1115.778" calcext:value-type="float">
            <text:p>1115.778</text:p>
          </table:table-cell>
          <table:table-cell office:value-type="float" office:value="415.4682" calcext:value-type="float">
            <text:p>415.4682</text:p>
          </table:table-cell>
          <table:table-cell office:value-type="float" office:value="1854.777" calcext:value-type="float">
            <text:p>1854.777</text:p>
          </table:table-cell>
          <table:table-cell office:value-type="float" office:value="2091.986" calcext:value-type="float">
            <text:p>2091.986</text:p>
          </table:table-cell>
          <table:table-cell office:value-type="float" office:value="1672.548" calcext:value-type="float">
            <text:p>1672.548</text:p>
          </table:table-cell>
          <table:table-cell office:value-type="float" office:value="585.7979" calcext:value-type="float">
            <text:p>585.7979</text:p>
          </table:table-cell>
          <table:table-cell office:value-type="float" office:value="577.149" calcext:value-type="float">
            <text:p>577.149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2" calcext:value-type="float">
            <text:p>35.70162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87737" calcext:value-type="float">
            <text:p>-2.38773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35112" calcext:value-type="float">
            <text:p>-3.035112</text:p>
          </table:table-cell>
          <table:table-cell office:value-type="float" office:value="0" calcext:value-type="float">
            <text:p>0</text:p>
          </table:table-cell>
          <table:table-cell office:value-type="float" office:value="10.34441" calcext:value-type="float">
            <text:p>10.3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1003.132" calcext:value-type="float">
            <text:p>1003.132</text:p>
          </table:table-cell>
          <table:table-cell office:value-type="float" office:value="13180.62" calcext:value-type="float">
            <text:p>131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13822" calcext:value-type="float">
            <text:p>-4.013822</text:p>
          </table:table-cell>
          <table:table-cell office:value-type="float" office:value="11.52873" calcext:value-type="float">
            <text:p>11.52873</text:p>
          </table:table-cell>
          <table:table-cell office:value-type="float" office:value="0" calcext:value-type="float">
            <text:p>0</text:p>
          </table:table-cell>
          <table:table-cell office:value-type="float" office:value="93.88683" calcext:value-type="float">
            <text:p>93.88683</text:p>
          </table:table-cell>
          <table:table-cell office:value-type="float" office:value="681.2197" calcext:value-type="float">
            <text:p>681.2197</text:p>
          </table:table-cell>
          <table:table-cell office:value-type="float" office:value="0.005708694" calcext:value-type="float">
            <text:p>0.005708694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98" calcext:value-type="float">
            <text:p>1.4740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008115" calcext:value-type="float">
            <text:p>-4.008115</text:p>
          </table:table-cell>
          <table:table-cell office:value-type="float" office:value="0" calcext:value-type="float">
            <text:p>0</text:p>
          </table:table-cell>
          <table:table-cell office:value-type="float" office:value="338.6607" calcext:value-type="float">
            <text:p>338.6607</text:p>
          </table:table-cell>
          <table:table-cell office:value-type="float" office:value="1167.609" calcext:value-type="float">
            <text:p>1167.609</text:p>
          </table:table-cell>
          <table:table-cell office:value-type="float" office:value="1416.161" calcext:value-type="float">
            <text:p>1416.161</text:p>
          </table:table-cell>
          <table:table-cell office:value-type="float" office:value="1302.747" calcext:value-type="float">
            <text:p>1302.747</text:p>
          </table:table-cell>
          <table:table-cell office:value-type="float" office:value="785.3644" calcext:value-type="float">
            <text:p>785.3644</text:p>
          </table:table-cell>
          <table:table-cell office:value-type="float" office:value="1115.766" calcext:value-type="float">
            <text:p>1115.766</text:p>
          </table:table-cell>
          <table:table-cell office:value-type="float" office:value="415.465" calcext:value-type="float">
            <text:p>415.465</text:p>
          </table:table-cell>
          <table:table-cell office:value-type="float" office:value="1854.773" calcext:value-type="float">
            <text:p>1854.773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1672.544" calcext:value-type="float">
            <text:p>1672.544</text:p>
          </table:table-cell>
          <table:table-cell office:value-type="float" office:value="585.7963" calcext:value-type="float">
            <text:p>585.7963</text:p>
          </table:table-cell>
          <table:table-cell office:value-type="float" office:value="577.1423" calcext:value-type="float">
            <text:p>577.142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1" calcext:value-type="float">
            <text:p>35.7016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77615" calcext:value-type="float">
            <text:p>-2.37761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15617" calcext:value-type="float">
            <text:p>-3.315617</text:p>
          </table:table-cell>
          <table:table-cell office:value-type="float" office:value="0" calcext:value-type="float">
            <text:p>0</text:p>
          </table:table-cell>
          <table:table-cell office:value-type="float" office:value="10.29468" calcext:value-type="float">
            <text:p>10.29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1002.767" calcext:value-type="float">
            <text:p>1002.767</text:p>
          </table:table-cell>
          <table:table-cell office:value-type="float" office:value="13180.64" calcext:value-type="float">
            <text:p>131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06039" calcext:value-type="float">
            <text:p>-4.406039</text:p>
          </table:table-cell>
          <table:table-cell office:value-type="float" office:value="13.25087" calcext:value-type="float">
            <text:p>13.25087</text:p>
          </table:table-cell>
          <table:table-cell office:value-type="float" office:value="0" calcext:value-type="float">
            <text:p>0</text:p>
          </table:table-cell>
          <table:table-cell office:value-type="float" office:value="94.0155" calcext:value-type="float">
            <text:p>94.0155</text:p>
          </table:table-cell>
          <table:table-cell office:value-type="float" office:value="680.9868" calcext:value-type="float">
            <text:p>680.9868</text:p>
          </table:table-cell>
          <table:table-cell office:value-type="float" office:value="0.00618637" calcext:value-type="float">
            <text:p>0.00618637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98" calcext:value-type="float">
            <text:p>1.4740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399854" calcext:value-type="float">
            <text:p>-4.399854</text:p>
          </table:table-cell>
          <table:table-cell office:value-type="float" office:value="0" calcext:value-type="float">
            <text:p>0</text:p>
          </table:table-cell>
          <table:table-cell office:value-type="float" office:value="338.6846" calcext:value-type="float">
            <text:p>338.6846</text:p>
          </table:table-cell>
          <table:table-cell office:value-type="float" office:value="1167.581" calcext:value-type="float">
            <text:p>1167.581</text:p>
          </table:table-cell>
          <table:table-cell office:value-type="float" office:value="1416.127" calcext:value-type="float">
            <text:p>1416.127</text:p>
          </table:table-cell>
          <table:table-cell office:value-type="float" office:value="1302.722" calcext:value-type="float">
            <text:p>1302.722</text:p>
          </table:table-cell>
          <table:table-cell office:value-type="float" office:value="785.345" calcext:value-type="float">
            <text:p>785.345</text:p>
          </table:table-cell>
          <table:table-cell office:value-type="float" office:value="1115.755" calcext:value-type="float">
            <text:p>1115.755</text:p>
          </table:table-cell>
          <table:table-cell office:value-type="float" office:value="415.4618" calcext:value-type="float">
            <text:p>415.4618</text:p>
          </table:table-cell>
          <table:table-cell office:value-type="float" office:value="1854.769" calcext:value-type="float">
            <text:p>1854.769</text:p>
          </table:table-cell>
          <table:table-cell office:value-type="float" office:value="2091.975" calcext:value-type="float">
            <text:p>2091.975</text:p>
          </table:table-cell>
          <table:table-cell office:value-type="float" office:value="1672.539" calcext:value-type="float">
            <text:p>1672.539</text:p>
          </table:table-cell>
          <table:table-cell office:value-type="float" office:value="585.7949" calcext:value-type="float">
            <text:p>585.7949</text:p>
          </table:table-cell>
          <table:table-cell office:value-type="float" office:value="577.1357" calcext:value-type="float">
            <text:p>577.1357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1" calcext:value-type="float">
            <text:p>35.7016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64932" calcext:value-type="float">
            <text:p>-2.36493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57161" calcext:value-type="float">
            <text:p>-3.657161</text:p>
          </table:table-cell>
          <table:table-cell office:value-type="float" office:value="0" calcext:value-type="float">
            <text:p>0</text:p>
          </table:table-cell>
          <table:table-cell office:value-type="float" office:value="10.24447" calcext:value-type="float">
            <text:p>10.24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1002.422" calcext:value-type="float">
            <text:p>1002.422</text:p>
          </table:table-cell>
          <table:table-cell office:value-type="float" office:value="13180.65" calcext:value-type="float">
            <text:p>1318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82684" calcext:value-type="float">
            <text:p>-4.782684</text:p>
          </table:table-cell>
          <table:table-cell office:value-type="float" office:value="13.7379" calcext:value-type="float">
            <text:p>13.7379</text:p>
          </table:table-cell>
          <table:table-cell office:value-type="float" office:value="0" calcext:value-type="float">
            <text:p>0</text:p>
          </table:table-cell>
          <table:table-cell office:value-type="float" office:value="94.1264" calcext:value-type="float">
            <text:p>94.1264</text:p>
          </table:table-cell>
          <table:table-cell office:value-type="float" office:value="680.77" calcext:value-type="float">
            <text:p>680.77</text:p>
          </table:table-cell>
          <table:table-cell office:value-type="float" office:value="0.006659149" calcext:value-type="float">
            <text:p>0.006659149</text:p>
          </table:table-cell>
          <table:table-cell office:value-type="float" office:value="0" calcext:value-type="float">
            <text:p>0</text:p>
          </table:table-cell>
          <table:table-cell office:value-type="float" office:value="0.000001474098" calcext:value-type="float">
            <text:p>1.4740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776027" calcext:value-type="float">
            <text:p>-4.776027</text:p>
          </table:table-cell>
          <table:table-cell office:value-type="float" office:value="0" calcext:value-type="float">
            <text:p>0</text:p>
          </table:table-cell>
          <table:table-cell office:value-type="float" office:value="338.7108" calcext:value-type="float">
            <text:p>338.7108</text:p>
          </table:table-cell>
          <table:table-cell office:value-type="float" office:value="1167.555" calcext:value-type="float">
            <text:p>1167.555</text:p>
          </table:table-cell>
          <table:table-cell office:value-type="float" office:value="1416.091" calcext:value-type="float">
            <text:p>1416.091</text:p>
          </table:table-cell>
          <table:table-cell office:value-type="float" office:value="1302.697" calcext:value-type="float">
            <text:p>1302.697</text:p>
          </table:table-cell>
          <table:table-cell office:value-type="float" office:value="785.3257" calcext:value-type="float">
            <text:p>785.3257</text:p>
          </table:table-cell>
          <table:table-cell office:value-type="float" office:value="1115.744" calcext:value-type="float">
            <text:p>1115.744</text:p>
          </table:table-cell>
          <table:table-cell office:value-type="float" office:value="415.4586" calcext:value-type="float">
            <text:p>415.4586</text:p>
          </table:table-cell>
          <table:table-cell office:value-type="float" office:value="1854.765" calcext:value-type="float">
            <text:p>1854.765</text:p>
          </table:table-cell>
          <table:table-cell office:value-type="float" office:value="2091.97" calcext:value-type="float">
            <text:p>2091.97</text:p>
          </table:table-cell>
          <table:table-cell office:value-type="float" office:value="1672.535" calcext:value-type="float">
            <text:p>1672.535</text:p>
          </table:table-cell>
          <table:table-cell office:value-type="float" office:value="585.7934" calcext:value-type="float">
            <text:p>585.7934</text:p>
          </table:table-cell>
          <table:table-cell office:value-type="float" office:value="577.1292" calcext:value-type="float">
            <text:p>577.1292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1" calcext:value-type="float">
            <text:p>35.7016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78501" calcext:value-type="float">
            <text:p>-2.37850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81107" calcext:value-type="float">
            <text:p>-3.981107</text:p>
          </table:table-cell>
          <table:table-cell office:value-type="float" office:value="0" calcext:value-type="float">
            <text:p>0</text:p>
          </table:table-cell>
          <table:table-cell office:value-type="float" office:value="10.19224" calcext:value-type="float">
            <text:p>10.19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1002.219" calcext:value-type="float">
            <text:p>1002.219</text:p>
          </table:table-cell>
          <table:table-cell office:value-type="float" office:value="13180.65" calcext:value-type="float">
            <text:p>1318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25841" calcext:value-type="float">
            <text:p>-5.025841</text:p>
          </table:table-cell>
          <table:table-cell office:value-type="float" office:value="13.55112" calcext:value-type="float">
            <text:p>13.55112</text:p>
          </table:table-cell>
          <table:table-cell office:value-type="float" office:value="0" calcext:value-type="float">
            <text:p>0</text:p>
          </table:table-cell>
          <table:table-cell office:value-type="float" office:value="94.1172" calcext:value-type="float">
            <text:p>94.1172</text:p>
          </table:table-cell>
          <table:table-cell office:value-type="float" office:value="680.6964" calcext:value-type="float">
            <text:p>680.6964</text:p>
          </table:table-cell>
          <table:table-cell office:value-type="float" office:value="0.007122349" calcext:value-type="float">
            <text:p>0.007122349</text:p>
          </table:table-cell>
          <table:table-cell office:value-type="float" office:value="0" calcext:value-type="float">
            <text:p>0</text:p>
          </table:table-cell>
          <table:table-cell office:value-type="float" office:value="0.000001474872" calcext:value-type="float">
            <text:p>1.47487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01872" calcext:value-type="float">
            <text:p>-5.01872</text:p>
          </table:table-cell>
          <table:table-cell office:value-type="float" office:value="0" calcext:value-type="float">
            <text:p>0</text:p>
          </table:table-cell>
          <table:table-cell office:value-type="float" office:value="338.7244" calcext:value-type="float">
            <text:p>338.7244</text:p>
          </table:table-cell>
          <table:table-cell office:value-type="float" office:value="1167.529" calcext:value-type="float">
            <text:p>1167.529</text:p>
          </table:table-cell>
          <table:table-cell office:value-type="float" office:value="1416.055" calcext:value-type="float">
            <text:p>1416.055</text:p>
          </table:table-cell>
          <table:table-cell office:value-type="float" office:value="1302.672" calcext:value-type="float">
            <text:p>1302.672</text:p>
          </table:table-cell>
          <table:table-cell office:value-type="float" office:value="785.3062" calcext:value-type="float">
            <text:p>785.3062</text:p>
          </table:table-cell>
          <table:table-cell office:value-type="float" office:value="1115.732" calcext:value-type="float">
            <text:p>1115.732</text:p>
          </table:table-cell>
          <table:table-cell office:value-type="float" office:value="415.4555" calcext:value-type="float">
            <text:p>415.4555</text:p>
          </table:table-cell>
          <table:table-cell office:value-type="float" office:value="1854.76" calcext:value-type="float">
            <text:p>1854.76</text:p>
          </table:table-cell>
          <table:table-cell office:value-type="float" office:value="2091.965" calcext:value-type="float">
            <text:p>2091.965</text:p>
          </table:table-cell>
          <table:table-cell office:value-type="float" office:value="1672.53" calcext:value-type="float">
            <text:p>1672.53</text:p>
          </table:table-cell>
          <table:table-cell office:value-type="float" office:value="585.7919" calcext:value-type="float">
            <text:p>585.7919</text:p>
          </table:table-cell>
          <table:table-cell office:value-type="float" office:value="577.1228" calcext:value-type="float">
            <text:p>577.1228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1" calcext:value-type="float">
            <text:p>35.7016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9353" calcext:value-type="float">
            <text:p>-2.3935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74325" calcext:value-type="float">
            <text:p>-4.174325</text:p>
          </table:table-cell>
          <table:table-cell office:value-type="float" office:value="0" calcext:value-type="float">
            <text:p>0</text:p>
          </table:table-cell>
          <table:table-cell office:value-type="float" office:value="10.14285" calcext:value-type="float">
            <text:p>10.14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1002.034" calcext:value-type="float">
            <text:p>1002.034</text:p>
          </table:table-cell>
          <table:table-cell office:value-type="float" office:value="13180.65" calcext:value-type="float">
            <text:p>1318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56183" calcext:value-type="float">
            <text:p>-5.256183</text:p>
          </table:table-cell>
          <table:table-cell office:value-type="float" office:value="14.5647" calcext:value-type="float">
            <text:p>14.5647</text:p>
          </table:table-cell>
          <table:table-cell office:value-type="float" office:value="0" calcext:value-type="float">
            <text:p>0</text:p>
          </table:table-cell>
          <table:table-cell office:value-type="float" office:value="94.10015" calcext:value-type="float">
            <text:p>94.10015</text:p>
          </table:table-cell>
          <table:table-cell office:value-type="float" office:value="680.6451" calcext:value-type="float">
            <text:p>680.6451</text:p>
          </table:table-cell>
          <table:table-cell office:value-type="float" office:value="0.007577132" calcext:value-type="float">
            <text:p>0.007577132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248608" calcext:value-type="float">
            <text:p>-5.248608</text:p>
          </table:table-cell>
          <table:table-cell office:value-type="float" office:value="0" calcext:value-type="float">
            <text:p>0</text:p>
          </table:table-cell>
          <table:table-cell office:value-type="float" office:value="338.7317" calcext:value-type="float">
            <text:p>338.7317</text:p>
          </table:table-cell>
          <table:table-cell office:value-type="float" office:value="1167.503" calcext:value-type="float">
            <text:p>1167.503</text:p>
          </table:table-cell>
          <table:table-cell office:value-type="float" office:value="1416.017" calcext:value-type="float">
            <text:p>1416.017</text:p>
          </table:table-cell>
          <table:table-cell office:value-type="float" office:value="1302.647" calcext:value-type="float">
            <text:p>1302.647</text:p>
          </table:table-cell>
          <table:table-cell office:value-type="float" office:value="785.2866" calcext:value-type="float">
            <text:p>785.2866</text:p>
          </table:table-cell>
          <table:table-cell office:value-type="float" office:value="1115.721" calcext:value-type="float">
            <text:p>1115.721</text:p>
          </table:table-cell>
          <table:table-cell office:value-type="float" office:value="415.4524" calcext:value-type="float">
            <text:p>415.4524</text:p>
          </table:table-cell>
          <table:table-cell office:value-type="float" office:value="1854.756" calcext:value-type="float">
            <text:p>1854.756</text:p>
          </table:table-cell>
          <table:table-cell office:value-type="float" office:value="2091.96" calcext:value-type="float">
            <text:p>2091.96</text:p>
          </table:table-cell>
          <table:table-cell office:value-type="float" office:value="1672.526" calcext:value-type="float">
            <text:p>1672.526</text:p>
          </table:table-cell>
          <table:table-cell office:value-type="float" office:value="585.7905" calcext:value-type="float">
            <text:p>585.7905</text:p>
          </table:table-cell>
          <table:table-cell office:value-type="float" office:value="577.1166" calcext:value-type="float">
            <text:p>577.1166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365466" calcext:value-type="float">
            <text:p>-2.36546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5304" calcext:value-type="float">
            <text:p>-4.35304</text:p>
          </table:table-cell>
          <table:table-cell office:value-type="float" office:value="0" calcext:value-type="float">
            <text:p>0</text:p>
          </table:table-cell>
          <table:table-cell office:value-type="float" office:value="10.0918" calcext:value-type="float">
            <text:p>1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1001.884" calcext:value-type="float">
            <text:p>1001.884</text:p>
          </table:table-cell>
          <table:table-cell office:value-type="float" office:value="13180.64" calcext:value-type="float">
            <text:p>131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64176" calcext:value-type="float">
            <text:p>-5.464176</text:p>
          </table:table-cell>
          <table:table-cell office:value-type="float" office:value="16.27478" calcext:value-type="float">
            <text:p>16.27478</text:p>
          </table:table-cell>
          <table:table-cell office:value-type="float" office:value="0" calcext:value-type="float">
            <text:p>0</text:p>
          </table:table-cell>
          <table:table-cell office:value-type="float" office:value="94.06939" calcext:value-type="float">
            <text:p>94.06939</text:p>
          </table:table-cell>
          <table:table-cell office:value-type="float" office:value="680.6202" calcext:value-type="float">
            <text:p>680.6202</text:p>
          </table:table-cell>
          <table:table-cell office:value-type="float" office:value="0.008032848" calcext:value-type="float">
            <text:p>0.008032848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456144" calcext:value-type="float">
            <text:p>-5.456144</text:p>
          </table:table-cell>
          <table:table-cell office:value-type="float" office:value="0" calcext:value-type="float">
            <text:p>0</text:p>
          </table:table-cell>
          <table:table-cell office:value-type="float" office:value="338.74" calcext:value-type="float">
            <text:p>338.74</text:p>
          </table:table-cell>
          <table:table-cell office:value-type="float" office:value="1167.481" calcext:value-type="float">
            <text:p>1167.481</text:p>
          </table:table-cell>
          <table:table-cell office:value-type="float" office:value="1415.979" calcext:value-type="float">
            <text:p>1415.979</text:p>
          </table:table-cell>
          <table:table-cell office:value-type="float" office:value="1302.621" calcext:value-type="float">
            <text:p>1302.621</text:p>
          </table:table-cell>
          <table:table-cell office:value-type="float" office:value="785.267" calcext:value-type="float">
            <text:p>785.267</text:p>
          </table:table-cell>
          <table:table-cell office:value-type="float" office:value="1115.71" calcext:value-type="float">
            <text:p>1115.71</text:p>
          </table:table-cell>
          <table:table-cell office:value-type="float" office:value="415.4493" calcext:value-type="float">
            <text:p>415.4493</text:p>
          </table:table-cell>
          <table:table-cell office:value-type="float" office:value="1854.752" calcext:value-type="float">
            <text:p>1854.752</text:p>
          </table:table-cell>
          <table:table-cell office:value-type="float" office:value="2091.955" calcext:value-type="float">
            <text:p>2091.955</text:p>
          </table:table-cell>
          <table:table-cell office:value-type="float" office:value="1672.522" calcext:value-type="float">
            <text:p>1672.522</text:p>
          </table:table-cell>
          <table:table-cell office:value-type="float" office:value="585.7891" calcext:value-type="float">
            <text:p>585.7891</text:p>
          </table:table-cell>
          <table:table-cell office:value-type="float" office:value="577.1103" calcext:value-type="float">
            <text:p>577.110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292155" calcext:value-type="float">
            <text:p>-2.29215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00894" calcext:value-type="float">
            <text:p>-4.500894</text:p>
          </table:table-cell>
          <table:table-cell office:value-type="float" office:value="0" calcext:value-type="float">
            <text:p>0</text:p>
          </table:table-cell>
          <table:table-cell office:value-type="float" office:value="10.03217" calcext:value-type="float">
            <text:p>10.0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1001.762" calcext:value-type="float">
            <text:p>1001.762</text:p>
          </table:table-cell>
          <table:table-cell office:value-type="float" office:value="13180.64" calcext:value-type="float">
            <text:p>131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44723" calcext:value-type="float">
            <text:p>-5.644723</text:p>
          </table:table-cell>
          <table:table-cell office:value-type="float" office:value="16.08742" calcext:value-type="float">
            <text:p>16.08742</text:p>
          </table:table-cell>
          <table:table-cell office:value-type="float" office:value="0" calcext:value-type="float">
            <text:p>0</text:p>
          </table:table-cell>
          <table:table-cell office:value-type="float" office:value="94.03214" calcext:value-type="float">
            <text:p>94.03214</text:p>
          </table:table-cell>
          <table:table-cell office:value-type="float" office:value="680.608" calcext:value-type="float">
            <text:p>680.608</text:p>
          </table:table-cell>
          <table:table-cell office:value-type="float" office:value="0.008445283" calcext:value-type="float">
            <text:p>0.00844528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63628" calcext:value-type="float">
            <text:p>-5.63628</text:p>
          </table:table-cell>
          <table:table-cell office:value-type="float" office:value="0" calcext:value-type="float">
            <text:p>0</text:p>
          </table:table-cell>
          <table:table-cell office:value-type="float" office:value="338.7475" calcext:value-type="float">
            <text:p>338.7475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415.948" calcext:value-type="float">
            <text:p>1415.948</text:p>
          </table:table-cell>
          <table:table-cell office:value-type="float" office:value="1302.596" calcext:value-type="float">
            <text:p>1302.596</text:p>
          </table:table-cell>
          <table:table-cell office:value-type="float" office:value="785.2476" calcext:value-type="float">
            <text:p>785.2476</text:p>
          </table:table-cell>
          <table:table-cell office:value-type="float" office:value="1115.699" calcext:value-type="float">
            <text:p>1115.699</text:p>
          </table:table-cell>
          <table:table-cell office:value-type="float" office:value="415.4462" calcext:value-type="float">
            <text:p>415.4462</text:p>
          </table:table-cell>
          <table:table-cell office:value-type="float" office:value="1854.748" calcext:value-type="float">
            <text:p>1854.748</text:p>
          </table:table-cell>
          <table:table-cell office:value-type="float" office:value="2091.95" calcext:value-type="float">
            <text:p>2091.95</text:p>
          </table:table-cell>
          <table:table-cell office:value-type="float" office:value="1672.518" calcext:value-type="float">
            <text:p>1672.518</text:p>
          </table:table-cell>
          <table:table-cell office:value-type="float" office:value="585.7877" calcext:value-type="float">
            <text:p>585.7877</text:p>
          </table:table-cell>
          <table:table-cell office:value-type="float" office:value="577.1042" calcext:value-type="float">
            <text:p>577.1042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263529" calcext:value-type="float">
            <text:p>-2.26352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24801" calcext:value-type="float">
            <text:p>-4.624801</text:p>
          </table:table-cell>
          <table:table-cell office:value-type="float" office:value="0" calcext:value-type="float">
            <text:p>0</text:p>
          </table:table-cell>
          <table:table-cell office:value-type="float" office:value="9.976014" calcext:value-type="float">
            <text:p>9.976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1001.653" calcext:value-type="float">
            <text:p>1001.653</text:p>
          </table:table-cell>
          <table:table-cell office:value-type="float" office:value="13180.63" calcext:value-type="float">
            <text:p>1318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07293" calcext:value-type="float">
            <text:p>-5.807293</text:p>
          </table:table-cell>
          <table:table-cell office:value-type="float" office:value="16.20275" calcext:value-type="float">
            <text:p>16.20275</text:p>
          </table:table-cell>
          <table:table-cell office:value-type="float" office:value="0" calcext:value-type="float">
            <text:p>0</text:p>
          </table:table-cell>
          <table:table-cell office:value-type="float" office:value="93.98801" calcext:value-type="float">
            <text:p>93.98801</text:p>
          </table:table-cell>
          <table:table-cell office:value-type="float" office:value="680.6022" calcext:value-type="float">
            <text:p>680.6022</text:p>
          </table:table-cell>
          <table:table-cell office:value-type="float" office:value="0.008851089" calcext:value-type="float">
            <text:p>0.008851089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798444" calcext:value-type="float">
            <text:p>-5.798444</text:p>
          </table:table-cell>
          <table:table-cell office:value-type="float" office:value="0" calcext:value-type="float">
            <text:p>0</text:p>
          </table:table-cell>
          <table:table-cell office:value-type="float" office:value="338.7549" calcext:value-type="float">
            <text:p>338.7549</text:p>
          </table:table-cell>
          <table:table-cell office:value-type="float" office:value="1167.457" calcext:value-type="float">
            <text:p>1167.457</text:p>
          </table:table-cell>
          <table:table-cell office:value-type="float" office:value="1415.923" calcext:value-type="float">
            <text:p>1415.923</text:p>
          </table:table-cell>
          <table:table-cell office:value-type="float" office:value="1302.571" calcext:value-type="float">
            <text:p>1302.571</text:p>
          </table:table-cell>
          <table:table-cell office:value-type="float" office:value="785.2283" calcext:value-type="float">
            <text:p>785.2283</text:p>
          </table:table-cell>
          <table:table-cell office:value-type="float" office:value="1115.688" calcext:value-type="float">
            <text:p>1115.688</text:p>
          </table:table-cell>
          <table:table-cell office:value-type="float" office:value="415.4431" calcext:value-type="float">
            <text:p>415.4431</text:p>
          </table:table-cell>
          <table:table-cell office:value-type="float" office:value="1854.744" calcext:value-type="float">
            <text:p>1854.744</text:p>
          </table:table-cell>
          <table:table-cell office:value-type="float" office:value="2091.946" calcext:value-type="float">
            <text:p>2091.946</text:p>
          </table:table-cell>
          <table:table-cell office:value-type="float" office:value="1672.514" calcext:value-type="float">
            <text:p>1672.514</text:p>
          </table:table-cell>
          <table:table-cell office:value-type="float" office:value="585.7863" calcext:value-type="float">
            <text:p>585.7863</text:p>
          </table:table-cell>
          <table:table-cell office:value-type="float" office:value="577.0982" calcext:value-type="float">
            <text:p>577.0982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228623" calcext:value-type="float">
            <text:p>-2.22862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36644" calcext:value-type="float">
            <text:p>-4.736644</text:p>
          </table:table-cell>
          <table:table-cell office:value-type="float" office:value="0" calcext:value-type="float">
            <text:p>0</text:p>
          </table:table-cell>
          <table:table-cell office:value-type="float" office:value="9.925765" calcext:value-type="float">
            <text:p>9.925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1001.278" calcext:value-type="float">
            <text:p>1001.278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05456" calcext:value-type="float">
            <text:p>-6.205456</text:p>
          </table:table-cell>
          <table:table-cell office:value-type="float" office:value="17.33368" calcext:value-type="float">
            <text:p>17.33368</text:p>
          </table:table-cell>
          <table:table-cell office:value-type="float" office:value="0" calcext:value-type="float">
            <text:p>0</text:p>
          </table:table-cell>
          <table:table-cell office:value-type="float" office:value="94.1489" calcext:value-type="float">
            <text:p>94.1489</text:p>
          </table:table-cell>
          <table:table-cell office:value-type="float" office:value="680.3298" calcext:value-type="float">
            <text:p>680.3298</text:p>
          </table:table-cell>
          <table:table-cell office:value-type="float" office:value="0.009285152" calcext:value-type="float">
            <text:p>0.009285152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196173" calcext:value-type="float">
            <text:p>-6.196173</text:p>
          </table:table-cell>
          <table:table-cell office:value-type="float" office:value="0" calcext:value-type="float">
            <text:p>0</text:p>
          </table:table-cell>
          <table:table-cell office:value-type="float" office:value="338.7913" calcext:value-type="float">
            <text:p>338.7913</text:p>
          </table:table-cell>
          <table:table-cell office:value-type="float" office:value="1167.442" calcext:value-type="float">
            <text:p>1167.442</text:p>
          </table:table-cell>
          <table:table-cell office:value-type="float" office:value="1415.901" calcext:value-type="float">
            <text:p>1415.901</text:p>
          </table:table-cell>
          <table:table-cell office:value-type="float" office:value="1302.548" calcext:value-type="float">
            <text:p>1302.548</text:p>
          </table:table-cell>
          <table:table-cell office:value-type="float" office:value="785.2096" calcext:value-type="float">
            <text:p>785.2096</text:p>
          </table:table-cell>
          <table:table-cell office:value-type="float" office:value="1115.677" calcext:value-type="float">
            <text:p>1115.677</text:p>
          </table:table-cell>
          <table:table-cell office:value-type="float" office:value="415.4402" calcext:value-type="float">
            <text:p>415.4402</text:p>
          </table:table-cell>
          <table:table-cell office:value-type="float" office:value="1854.74" calcext:value-type="float">
            <text:p>1854.74</text:p>
          </table:table-cell>
          <table:table-cell office:value-type="float" office:value="2091.941" calcext:value-type="float">
            <text:p>2091.941</text:p>
          </table:table-cell>
          <table:table-cell office:value-type="float" office:value="1672.509" calcext:value-type="float">
            <text:p>1672.509</text:p>
          </table:table-cell>
          <table:table-cell office:value-type="float" office:value="585.7849" calcext:value-type="float">
            <text:p>585.7849</text:p>
          </table:table-cell>
          <table:table-cell office:value-type="float" office:value="577.0923" calcext:value-type="float">
            <text:p>577.092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99493" calcext:value-type="float">
            <text:p>-2.19949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85193" calcext:value-type="float">
            <text:p>-5.085193</text:p>
          </table:table-cell>
          <table:table-cell office:value-type="float" office:value="0" calcext:value-type="float">
            <text:p>0</text:p>
          </table:table-cell>
          <table:table-cell office:value-type="float" office:value="9.876689" calcext:value-type="float">
            <text:p>9.876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1001.123" calcext:value-type="float">
            <text:p>1001.123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11594" calcext:value-type="float">
            <text:p>-6.411594</text:p>
          </table:table-cell>
          <table:table-cell office:value-type="float" office:value="17.9058" calcext:value-type="float">
            <text:p>17.9058</text:p>
          </table:table-cell>
          <table:table-cell office:value-type="float" office:value="0" calcext:value-type="float">
            <text:p>0</text:p>
          </table:table-cell>
          <table:table-cell office:value-type="float" office:value="94.12824" calcext:value-type="float">
            <text:p>94.12824</text:p>
          </table:table-cell>
          <table:table-cell office:value-type="float" office:value="680.2815" calcext:value-type="float">
            <text:p>680.2815</text:p>
          </table:table-cell>
          <table:table-cell office:value-type="float" office:value="0.009736272" calcext:value-type="float">
            <text:p>0.009736272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40186" calcext:value-type="float">
            <text:p>-6.40186</text:p>
          </table:table-cell>
          <table:table-cell office:value-type="float" office:value="0" calcext:value-type="float">
            <text:p>0</text:p>
          </table:table-cell>
          <table:table-cell office:value-type="float" office:value="338.8006" calcext:value-type="float">
            <text:p>338.8006</text:p>
          </table:table-cell>
          <table:table-cell office:value-type="float" office:value="1167.427" calcext:value-type="float">
            <text:p>1167.427</text:p>
          </table:table-cell>
          <table:table-cell office:value-type="float" office:value="1415.877" calcext:value-type="float">
            <text:p>1415.877</text:p>
          </table:table-cell>
          <table:table-cell office:value-type="float" office:value="1302.524" calcext:value-type="float">
            <text:p>1302.524</text:p>
          </table:table-cell>
          <table:table-cell office:value-type="float" office:value="785.1909" calcext:value-type="float">
            <text:p>785.1909</text:p>
          </table:table-cell>
          <table:table-cell office:value-type="float" office:value="1115.666" calcext:value-type="float">
            <text:p>1115.666</text:p>
          </table:table-cell>
          <table:table-cell office:value-type="float" office:value="415.4372" calcext:value-type="float">
            <text:p>415.4372</text:p>
          </table:table-cell>
          <table:table-cell office:value-type="float" office:value="1854.736" calcext:value-type="float">
            <text:p>1854.736</text:p>
          </table:table-cell>
          <table:table-cell office:value-type="float" office:value="2091.936" calcext:value-type="float">
            <text:p>2091.936</text:p>
          </table:table-cell>
          <table:table-cell office:value-type="float" office:value="1672.505" calcext:value-type="float">
            <text:p>1672.505</text:p>
          </table:table-cell>
          <table:table-cell office:value-type="float" office:value="585.7836" calcext:value-type="float">
            <text:p>585.7836</text:p>
          </table:table-cell>
          <table:table-cell office:value-type="float" office:value="577.0865" calcext:value-type="float">
            <text:p>577.0865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6" calcext:value-type="float">
            <text:p>35.7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52884" calcext:value-type="float">
            <text:p>-2.15288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37282" calcext:value-type="float">
            <text:p>-5.237282</text:p>
          </table:table-cell>
          <table:table-cell office:value-type="float" office:value="0" calcext:value-type="float">
            <text:p>0</text:p>
          </table:table-cell>
          <table:table-cell office:value-type="float" office:value="9.823174" calcext:value-type="float">
            <text:p>9.82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1000.598" calcext:value-type="float">
            <text:p>1000.598</text:p>
          </table:table-cell>
          <table:table-cell office:value-type="float" office:value="13180.69" calcext:value-type="float">
            <text:p>131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42746" calcext:value-type="float">
            <text:p>-6.942746</text:p>
          </table:table-cell>
          <table:table-cell office:value-type="float" office:value="19.01605" calcext:value-type="float">
            <text:p>19.01605</text:p>
          </table:table-cell>
          <table:table-cell office:value-type="float" office:value="0" calcext:value-type="float">
            <text:p>0</text:p>
          </table:table-cell>
          <table:table-cell office:value-type="float" office:value="94.40645" calcext:value-type="float">
            <text:p>94.40645</text:p>
          </table:table-cell>
          <table:table-cell office:value-type="float" office:value="679.8645" calcext:value-type="float">
            <text:p>679.8645</text:p>
          </table:table-cell>
          <table:table-cell office:value-type="float" office:value="0.01019518" calcext:value-type="float">
            <text:p>0.01019518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932552" calcext:value-type="float">
            <text:p>-6.932552</text:p>
          </table:table-cell>
          <table:table-cell office:value-type="float" office:value="0" calcext:value-type="float">
            <text:p>0</text:p>
          </table:table-cell>
          <table:table-cell office:value-type="float" office:value="338.8466" calcext:value-type="float">
            <text:p>338.8466</text:p>
          </table:table-cell>
          <table:table-cell office:value-type="float" office:value="1167.408" calcext:value-type="float">
            <text:p>1167.408</text:p>
          </table:table-cell>
          <table:table-cell office:value-type="float" office:value="1415.852" calcext:value-type="float">
            <text:p>1415.852</text:p>
          </table:table-cell>
          <table:table-cell office:value-type="float" office:value="1302.501" calcext:value-type="float">
            <text:p>1302.501</text:p>
          </table:table-cell>
          <table:table-cell office:value-type="float" office:value="785.1716" calcext:value-type="float">
            <text:p>785.1716</text:p>
          </table:table-cell>
          <table:table-cell office:value-type="float" office:value="1115.655" calcext:value-type="float">
            <text:p>1115.655</text:p>
          </table:table-cell>
          <table:table-cell office:value-type="float" office:value="415.4343" calcext:value-type="float">
            <text:p>415.4343</text:p>
          </table:table-cell>
          <table:table-cell office:value-type="float" office:value="1854.732" calcext:value-type="float">
            <text:p>1854.732</text:p>
          </table:table-cell>
          <table:table-cell office:value-type="float" office:value="2091.932" calcext:value-type="float">
            <text:p>2091.932</text:p>
          </table:table-cell>
          <table:table-cell office:value-type="float" office:value="1672.501" calcext:value-type="float">
            <text:p>1672.501</text:p>
          </table:table-cell>
          <table:table-cell office:value-type="float" office:value="585.7823" calcext:value-type="float">
            <text:p>585.7823</text:p>
          </table:table-cell>
          <table:table-cell office:value-type="float" office:value="577.0808" calcext:value-type="float">
            <text:p>577.0808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59" calcext:value-type="float">
            <text:p>35.70159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57226" calcext:value-type="float">
            <text:p>-2.15722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22022" calcext:value-type="float">
            <text:p>-5.722022</text:p>
          </table:table-cell>
          <table:table-cell office:value-type="float" office:value="0" calcext:value-type="float">
            <text:p>0</text:p>
          </table:table-cell>
          <table:table-cell office:value-type="float" office:value="9.7773" calcext:value-type="float">
            <text:p>9.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1000.441" calcext:value-type="float">
            <text:p>1000.441</text:p>
          </table:table-cell>
          <table:table-cell office:value-type="float" office:value="13180.69" calcext:value-type="float">
            <text:p>131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46955" calcext:value-type="float">
            <text:p>-7.146955</text:p>
          </table:table-cell>
          <table:table-cell office:value-type="float" office:value="20.14486" calcext:value-type="float">
            <text:p>20.14486</text:p>
          </table:table-cell>
          <table:table-cell office:value-type="float" office:value="0" calcext:value-type="float">
            <text:p>0</text:p>
          </table:table-cell>
          <table:table-cell office:value-type="float" office:value="94.37762" calcext:value-type="float">
            <text:p>94.37762</text:p>
          </table:table-cell>
          <table:table-cell office:value-type="float" office:value="679.8205" calcext:value-type="float">
            <text:p>679.8205</text:p>
          </table:table-cell>
          <table:table-cell office:value-type="float" office:value="0.01066125" calcext:value-type="float">
            <text:p>0.01066125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136296" calcext:value-type="float">
            <text:p>-7.136296</text:p>
          </table:table-cell>
          <table:table-cell office:value-type="float" office:value="0" calcext:value-type="float">
            <text:p>0</text:p>
          </table:table-cell>
          <table:table-cell office:value-type="float" office:value="338.8545" calcext:value-type="float">
            <text:p>338.8545</text:p>
          </table:table-cell>
          <table:table-cell office:value-type="float" office:value="1167.387" calcext:value-type="float">
            <text:p>1167.387</text:p>
          </table:table-cell>
          <table:table-cell office:value-type="float" office:value="1415.825" calcext:value-type="float">
            <text:p>1415.825</text:p>
          </table:table-cell>
          <table:table-cell office:value-type="float" office:value="1302.477" calcext:value-type="float">
            <text:p>1302.477</text:p>
          </table:table-cell>
          <table:table-cell office:value-type="float" office:value="785.1525" calcext:value-type="float">
            <text:p>785.1525</text:p>
          </table:table-cell>
          <table:table-cell office:value-type="float" office:value="1115.644" calcext:value-type="float">
            <text:p>1115.644</text:p>
          </table:table-cell>
          <table:table-cell office:value-type="float" office:value="415.4313" calcext:value-type="float">
            <text:p>415.4313</text:p>
          </table:table-cell>
          <table:table-cell office:value-type="float" office:value="1854.728" calcext:value-type="float">
            <text:p>1854.728</text:p>
          </table:table-cell>
          <table:table-cell office:value-type="float" office:value="2091.927" calcext:value-type="float">
            <text:p>2091.927</text:p>
          </table:table-cell>
          <table:table-cell office:value-type="float" office:value="1672.497" calcext:value-type="float">
            <text:p>1672.497</text:p>
          </table:table-cell>
          <table:table-cell office:value-type="float" office:value="585.7809" calcext:value-type="float">
            <text:p>585.7809</text:p>
          </table:table-cell>
          <table:table-cell office:value-type="float" office:value="577.0752" calcext:value-type="float">
            <text:p>577.0752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59" calcext:value-type="float">
            <text:p>35.70159</text:p>
          </table:table-cell>
          <table:table-cell office:value-type="float" office:value="0" calcext:value-type="float">
            <text:p>0</text:p>
          </table:table-cell>
          <table:table-cell office:value-type="float" office:value="-0.00000002099238" calcext:value-type="float">
            <text:p>-2.09923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74829" calcext:value-type="float">
            <text:p>-5.874829</text:p>
          </table:table-cell>
          <table:table-cell office:value-type="float" office:value="0" calcext:value-type="float">
            <text:p>0</text:p>
          </table:table-cell>
          <table:table-cell office:value-type="float" office:value="9.726427" calcext:value-type="float">
            <text:p>9.72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1000.331" calcext:value-type="float">
            <text:p>1000.331</text:p>
          </table:table-cell>
          <table:table-cell office:value-type="float" office:value="13180.69" calcext:value-type="float">
            <text:p>131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12572" calcext:value-type="float">
            <text:p>-7.312572</text:p>
          </table:table-cell>
          <table:table-cell office:value-type="float" office:value="20.58635" calcext:value-type="float">
            <text:p>20.58635</text:p>
          </table:table-cell>
          <table:table-cell office:value-type="float" office:value="0" calcext:value-type="float">
            <text:p>0</text:p>
          </table:table-cell>
          <table:table-cell office:value-type="float" office:value="94.33086" calcext:value-type="float">
            <text:p>94.33086</text:p>
          </table:table-cell>
          <table:table-cell office:value-type="float" office:value="679.8151" calcext:value-type="float">
            <text:p>679.8151</text:p>
          </table:table-cell>
          <table:table-cell office:value-type="float" office:value="0.01109038" calcext:value-type="float">
            <text:p>0.01109038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301483" calcext:value-type="float">
            <text:p>-7.301483</text:p>
          </table:table-cell>
          <table:table-cell office:value-type="float" office:value="0" calcext:value-type="float">
            <text:p>0</text:p>
          </table:table-cell>
          <table:table-cell office:value-type="float" office:value="338.8607" calcext:value-type="float">
            <text:p>338.8607</text:p>
          </table:table-cell>
          <table:table-cell office:value-type="float" office:value="1167.372" calcext:value-type="float">
            <text:p>1167.372</text:p>
          </table:table-cell>
          <table:table-cell office:value-type="float" office:value="1415.8" calcext:value-type="float">
            <text:p>1415.8</text:p>
          </table:table-cell>
          <table:table-cell office:value-type="float" office:value="1302.454" calcext:value-type="float">
            <text:p>1302.454</text:p>
          </table:table-cell>
          <table:table-cell office:value-type="float" office:value="785.1334" calcext:value-type="float">
            <text:p>785.1334</text:p>
          </table:table-cell>
          <table:table-cell office:value-type="float" office:value="1115.633" calcext:value-type="float">
            <text:p>1115.633</text:p>
          </table:table-cell>
          <table:table-cell office:value-type="float" office:value="415.4284" calcext:value-type="float">
            <text:p>415.4284</text:p>
          </table:table-cell>
          <table:table-cell office:value-type="float" office:value="1854.725" calcext:value-type="float">
            <text:p>1854.725</text:p>
          </table:table-cell>
          <table:table-cell office:value-type="float" office:value="2091.923" calcext:value-type="float">
            <text:p>2091.923</text:p>
          </table:table-cell>
          <table:table-cell office:value-type="float" office:value="1672.494" calcext:value-type="float">
            <text:p>1672.494</text:p>
          </table:table-cell>
          <table:table-cell office:value-type="float" office:value="585.7797" calcext:value-type="float">
            <text:p>585.7797</text:p>
          </table:table-cell>
          <table:table-cell office:value-type="float" office:value="577.0696" calcext:value-type="float">
            <text:p>577.0696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2049558" calcext:value-type="float">
            <text:p>-2.04955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86972" calcext:value-type="float">
            <text:p>-5.986972</text:p>
          </table:table-cell>
          <table:table-cell office:value-type="float" office:value="0" calcext:value-type="float">
            <text:p>0</text:p>
          </table:table-cell>
          <table:table-cell office:value-type="float" office:value="9.673446" calcext:value-type="float">
            <text:p>9.67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1000.231" calcext:value-type="float">
            <text:p>1000.231</text:p>
          </table:table-cell>
          <table:table-cell office:value-type="float" office:value="13180.68" calcext:value-type="float">
            <text:p>1318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7256" calcext:value-type="float">
            <text:p>-7.47256</text:p>
          </table:table-cell>
          <table:table-cell office:value-type="float" office:value="22.03065" calcext:value-type="float">
            <text:p>22.03065</text:p>
          </table:table-cell>
          <table:table-cell office:value-type="float" office:value="0" calcext:value-type="float">
            <text:p>0</text:p>
          </table:table-cell>
          <table:table-cell office:value-type="float" office:value="94.28722" calcext:value-type="float">
            <text:p>94.28722</text:p>
          </table:table-cell>
          <table:table-cell office:value-type="float" office:value="679.8112" calcext:value-type="float">
            <text:p>679.8112</text:p>
          </table:table-cell>
          <table:table-cell office:value-type="float" office:value="0.01149069" calcext:value-type="float">
            <text:p>0.01149069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461071" calcext:value-type="float">
            <text:p>-7.461071</text:p>
          </table:table-cell>
          <table:table-cell office:value-type="float" office:value="0" calcext:value-type="float">
            <text:p>0</text:p>
          </table:table-cell>
          <table:table-cell office:value-type="float" office:value="338.868" calcext:value-type="float">
            <text:p>338.868</text:p>
          </table:table-cell>
          <table:table-cell office:value-type="float" office:value="1167.361" calcext:value-type="float">
            <text:p>1167.361</text:p>
          </table:table-cell>
          <table:table-cell office:value-type="float" office:value="1415.778" calcext:value-type="float">
            <text:p>1415.778</text:p>
          </table:table-cell>
          <table:table-cell office:value-type="float" office:value="1302.431" calcext:value-type="float">
            <text:p>1302.431</text:p>
          </table:table-cell>
          <table:table-cell office:value-type="float" office:value="785.1147" calcext:value-type="float">
            <text:p>785.1147</text:p>
          </table:table-cell>
          <table:table-cell office:value-type="float" office:value="1115.623" calcext:value-type="float">
            <text:p>1115.623</text:p>
          </table:table-cell>
          <table:table-cell office:value-type="float" office:value="415.4255" calcext:value-type="float">
            <text:p>415.4255</text:p>
          </table:table-cell>
          <table:table-cell office:value-type="float" office:value="1854.721" calcext:value-type="float">
            <text:p>1854.721</text:p>
          </table:table-cell>
          <table:table-cell office:value-type="float" office:value="2091.918" calcext:value-type="float">
            <text:p>2091.918</text:p>
          </table:table-cell>
          <table:table-cell office:value-type="float" office:value="1672.49" calcext:value-type="float">
            <text:p>1672.49</text:p>
          </table:table-cell>
          <table:table-cell office:value-type="float" office:value="585.7784" calcext:value-type="float">
            <text:p>585.7784</text:p>
          </table:table-cell>
          <table:table-cell office:value-type="float" office:value="577.0641" calcext:value-type="float">
            <text:p>577.0641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964874" calcext:value-type="float">
            <text:p>-1.96487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89134" calcext:value-type="float">
            <text:p>-6.089134</text:p>
          </table:table-cell>
          <table:table-cell office:value-type="float" office:value="0" calcext:value-type="float">
            <text:p>0</text:p>
          </table:table-cell>
          <table:table-cell office:value-type="float" office:value="9.616108" calcext:value-type="float">
            <text:p>9.616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1000.147" calcext:value-type="float">
            <text:p>1000.147</text:p>
          </table:table-cell>
          <table:table-cell office:value-type="float" office:value="13180.68" calcext:value-type="float">
            <text:p>1318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21242" calcext:value-type="float">
            <text:p>-7.621242</text:p>
          </table:table-cell>
          <table:table-cell office:value-type="float" office:value="22.8287" calcext:value-type="float">
            <text:p>22.8287</text:p>
          </table:table-cell>
          <table:table-cell office:value-type="float" office:value="0" calcext:value-type="float">
            <text:p>0</text:p>
          </table:table-cell>
          <table:table-cell office:value-type="float" office:value="94.24809" calcext:value-type="float">
            <text:p>94.24809</text:p>
          </table:table-cell>
          <table:table-cell office:value-type="float" office:value="679.8079" calcext:value-type="float">
            <text:p>679.8079</text:p>
          </table:table-cell>
          <table:table-cell office:value-type="float" office:value="0.01183712" calcext:value-type="float">
            <text:p>0.01183712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609406" calcext:value-type="float">
            <text:p>-7.609406</text:p>
          </table:table-cell>
          <table:table-cell office:value-type="float" office:value="0" calcext:value-type="float">
            <text:p>0</text:p>
          </table:table-cell>
          <table:table-cell office:value-type="float" office:value="338.8753" calcext:value-type="float">
            <text:p>338.8753</text:p>
          </table:table-cell>
          <table:table-cell office:value-type="float" office:value="1167.353" calcext:value-type="float">
            <text:p>1167.353</text:p>
          </table:table-cell>
          <table:table-cell office:value-type="float" office:value="1415.763" calcext:value-type="float">
            <text:p>1415.763</text:p>
          </table:table-cell>
          <table:table-cell office:value-type="float" office:value="1302.411" calcext:value-type="float">
            <text:p>1302.411</text:p>
          </table:table-cell>
          <table:table-cell office:value-type="float" office:value="785.0967" calcext:value-type="float">
            <text:p>785.0967</text:p>
          </table:table-cell>
          <table:table-cell office:value-type="float" office:value="1115.612" calcext:value-type="float">
            <text:p>1115.612</text:p>
          </table:table-cell>
          <table:table-cell office:value-type="float" office:value="415.4228" calcext:value-type="float">
            <text:p>415.4228</text:p>
          </table:table-cell>
          <table:table-cell office:value-type="float" office:value="1854.717" calcext:value-type="float">
            <text:p>1854.717</text:p>
          </table:table-cell>
          <table:table-cell office:value-type="float" office:value="2091.914" calcext:value-type="float">
            <text:p>2091.914</text:p>
          </table:table-cell>
          <table:table-cell office:value-type="float" office:value="1672.486" calcext:value-type="float">
            <text:p>1672.486</text:p>
          </table:table-cell>
          <table:table-cell office:value-type="float" office:value="585.7771" calcext:value-type="float">
            <text:p>585.7771</text:p>
          </table:table-cell>
          <table:table-cell office:value-type="float" office:value="577.0588" calcext:value-type="float">
            <text:p>577.0588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93584" calcext:value-type="float">
            <text:p>-1.89358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77068" calcext:value-type="float">
            <text:p>-6.177068</text:p>
          </table:table-cell>
          <table:table-cell office:value-type="float" office:value="0" calcext:value-type="float">
            <text:p>0</text:p>
          </table:table-cell>
          <table:table-cell office:value-type="float" office:value="9.555761" calcext:value-type="float">
            <text:p>9.555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1000.071" calcext:value-type="float">
            <text:p>1000.071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58689" calcext:value-type="float">
            <text:p>-7.758689</text:p>
          </table:table-cell>
          <table:table-cell office:value-type="float" office:value="23.13027" calcext:value-type="float">
            <text:p>23.13027</text:p>
          </table:table-cell>
          <table:table-cell office:value-type="float" office:value="0" calcext:value-type="float">
            <text:p>0</text:p>
          </table:table-cell>
          <table:table-cell office:value-type="float" office:value="94.20926" calcext:value-type="float">
            <text:p>94.20926</text:p>
          </table:table-cell>
          <table:table-cell office:value-type="float" office:value="679.8027" calcext:value-type="float">
            <text:p>679.8027</text:p>
          </table:table-cell>
          <table:table-cell office:value-type="float" office:value="0.0121611" calcext:value-type="float">
            <text:p>0.0121611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746529" calcext:value-type="float">
            <text:p>-7.746529</text:p>
          </table:table-cell>
          <table:table-cell office:value-type="float" office:value="0" calcext:value-type="float">
            <text:p>0</text:p>
          </table:table-cell>
          <table:table-cell office:value-type="float" office:value="338.8825" calcext:value-type="float">
            <text:p>338.8825</text:p>
          </table:table-cell>
          <table:table-cell office:value-type="float" office:value="1167.346" calcext:value-type="float">
            <text:p>1167.346</text:p>
          </table:table-cell>
          <table:table-cell office:value-type="float" office:value="1415.75" calcext:value-type="float">
            <text:p>1415.75</text:p>
          </table:table-cell>
          <table:table-cell office:value-type="float" office:value="1302.396" calcext:value-type="float">
            <text:p>1302.396</text:p>
          </table:table-cell>
          <table:table-cell office:value-type="float" office:value="785.0799" calcext:value-type="float">
            <text:p>785.0799</text:p>
          </table:table-cell>
          <table:table-cell office:value-type="float" office:value="1115.602" calcext:value-type="float">
            <text:p>1115.602</text:p>
          </table:table-cell>
          <table:table-cell office:value-type="float" office:value="415.4201" calcext:value-type="float">
            <text:p>415.4201</text:p>
          </table:table-cell>
          <table:table-cell office:value-type="float" office:value="1854.713" calcext:value-type="float">
            <text:p>1854.713</text:p>
          </table:table-cell>
          <table:table-cell office:value-type="float" office:value="2091.909" calcext:value-type="float">
            <text:p>2091.909</text:p>
          </table:table-cell>
          <table:table-cell office:value-type="float" office:value="1672.482" calcext:value-type="float">
            <text:p>1672.482</text:p>
          </table:table-cell>
          <table:table-cell office:value-type="float" office:value="585.7759" calcext:value-type="float">
            <text:p>585.7759</text:p>
          </table:table-cell>
          <table:table-cell office:value-type="float" office:value="577.0535" calcext:value-type="float">
            <text:p>577.0535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35539" calcext:value-type="float">
            <text:p>-1.83553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57163" calcext:value-type="float">
            <text:p>-6.257163</text:p>
          </table:table-cell>
          <table:table-cell office:value-type="float" office:value="0" calcext:value-type="float">
            <text:p>0</text:p>
          </table:table-cell>
          <table:table-cell office:value-type="float" office:value="9.498772" calcext:value-type="float">
            <text:p>9.498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1000.006" calcext:value-type="float">
            <text:p>1000.006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84305" calcext:value-type="float">
            <text:p>-7.884305</text:p>
          </table:table-cell>
          <table:table-cell office:value-type="float" office:value="23.5184" calcext:value-type="float">
            <text:p>23.5184</text:p>
          </table:table-cell>
          <table:table-cell office:value-type="float" office:value="0" calcext:value-type="float">
            <text:p>0</text:p>
          </table:table-cell>
          <table:table-cell office:value-type="float" office:value="94.1702" calcext:value-type="float">
            <text:p>94.1702</text:p>
          </table:table-cell>
          <table:table-cell office:value-type="float" office:value="679.7994" calcext:value-type="float">
            <text:p>679.7994</text:p>
          </table:table-cell>
          <table:table-cell office:value-type="float" office:value="0.01246156" calcext:value-type="float">
            <text:p>0.01246156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871845" calcext:value-type="float">
            <text:p>-7.871845</text:p>
          </table:table-cell>
          <table:table-cell office:value-type="float" office:value="0" calcext:value-type="float">
            <text:p>0</text:p>
          </table:table-cell>
          <table:table-cell office:value-type="float" office:value="338.8887" calcext:value-type="float">
            <text:p>338.8887</text:p>
          </table:table-cell>
          <table:table-cell office:value-type="float" office:value="1167.34" calcext:value-type="float">
            <text:p>1167.34</text:p>
          </table:table-cell>
          <table:table-cell office:value-type="float" office:value="1415.74" calcext:value-type="float">
            <text:p>1415.74</text:p>
          </table:table-cell>
          <table:table-cell office:value-type="float" office:value="1302.386" calcext:value-type="float">
            <text:p>1302.386</text:p>
          </table:table-cell>
          <table:table-cell office:value-type="float" office:value="785.0651" calcext:value-type="float">
            <text:p>785.0651</text:p>
          </table:table-cell>
          <table:table-cell office:value-type="float" office:value="1115.593" calcext:value-type="float">
            <text:p>1115.593</text:p>
          </table:table-cell>
          <table:table-cell office:value-type="float" office:value="415.4174" calcext:value-type="float">
            <text:p>415.4174</text:p>
          </table:table-cell>
          <table:table-cell office:value-type="float" office:value="1854.71" calcext:value-type="float">
            <text:p>1854.71</text:p>
          </table:table-cell>
          <table:table-cell office:value-type="float" office:value="2091.905" calcext:value-type="float">
            <text:p>2091.905</text:p>
          </table:table-cell>
          <table:table-cell office:value-type="float" office:value="1672.478" calcext:value-type="float">
            <text:p>1672.478</text:p>
          </table:table-cell>
          <table:table-cell office:value-type="float" office:value="585.7747" calcext:value-type="float">
            <text:p>585.7747</text:p>
          </table:table-cell>
          <table:table-cell office:value-type="float" office:value="577.0483" calcext:value-type="float">
            <text:p>577.0483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74463" calcext:value-type="float">
            <text:p>-1.77446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25981" calcext:value-type="float">
            <text:p>-6.325981</text:p>
          </table:table-cell>
          <table:table-cell office:value-type="float" office:value="0" calcext:value-type="float">
            <text:p>0</text:p>
          </table:table-cell>
          <table:table-cell office:value-type="float" office:value="9.442349" calcext:value-type="float">
            <text:p>9.44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999.9481" calcext:value-type="float">
            <text:p>999.9481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00741" calcext:value-type="float">
            <text:p>-8.000741</text:p>
          </table:table-cell>
          <table:table-cell office:value-type="float" office:value="23.3785" calcext:value-type="float">
            <text:p>23.3785</text:p>
          </table:table-cell>
          <table:table-cell office:value-type="float" office:value="0" calcext:value-type="float">
            <text:p>0</text:p>
          </table:table-cell>
          <table:table-cell office:value-type="float" office:value="94.13147" calcext:value-type="float">
            <text:p>94.13147</text:p>
          </table:table-cell>
          <table:table-cell office:value-type="float" office:value="679.7952" calcext:value-type="float">
            <text:p>679.7952</text:p>
          </table:table-cell>
          <table:table-cell office:value-type="float" office:value="0.0127383" calcext:value-type="float">
            <text:p>0.012738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988004" calcext:value-type="float">
            <text:p>-7.988004</text:p>
          </table:table-cell>
          <table:table-cell office:value-type="float" office:value="0" calcext:value-type="float">
            <text:p>0</text:p>
          </table:table-cell>
          <table:table-cell office:value-type="float" office:value="338.8941" calcext:value-type="float">
            <text:p>338.8941</text:p>
          </table:table-cell>
          <table:table-cell office:value-type="float" office:value="1167.334" calcext:value-type="float">
            <text:p>1167.334</text:p>
          </table:table-cell>
          <table:table-cell office:value-type="float" office:value="1415.732" calcext:value-type="float">
            <text:p>1415.732</text:p>
          </table:table-cell>
          <table:table-cell office:value-type="float" office:value="1302.377" calcext:value-type="float">
            <text:p>1302.377</text:p>
          </table:table-cell>
          <table:table-cell office:value-type="float" office:value="785.0552" calcext:value-type="float">
            <text:p>785.0552</text:p>
          </table:table-cell>
          <table:table-cell office:value-type="float" office:value="1115.584" calcext:value-type="float">
            <text:p>1115.584</text:p>
          </table:table-cell>
          <table:table-cell office:value-type="float" office:value="415.4149" calcext:value-type="float">
            <text:p>415.4149</text:p>
          </table:table-cell>
          <table:table-cell office:value-type="float" office:value="1854.706" calcext:value-type="float">
            <text:p>1854.706</text:p>
          </table:table-cell>
          <table:table-cell office:value-type="float" office:value="2091.901" calcext:value-type="float">
            <text:p>2091.901</text:p>
          </table:table-cell>
          <table:table-cell office:value-type="float" office:value="1672.474" calcext:value-type="float">
            <text:p>1672.474</text:p>
          </table:table-cell>
          <table:table-cell office:value-type="float" office:value="585.7734" calcext:value-type="float">
            <text:p>585.7734</text:p>
          </table:table-cell>
          <table:table-cell office:value-type="float" office:value="577.0431" calcext:value-type="float">
            <text:p>577.0431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28551" calcext:value-type="float">
            <text:p>-1.72855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87458" calcext:value-type="float">
            <text:p>-6.387458</text:p>
          </table:table-cell>
          <table:table-cell office:value-type="float" office:value="0" calcext:value-type="float">
            <text:p>0</text:p>
          </table:table-cell>
          <table:table-cell office:value-type="float" office:value="9.387746" calcext:value-type="float">
            <text:p>9.38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999.8823" calcext:value-type="float">
            <text:p>999.8823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19154" calcext:value-type="float">
            <text:p>-8.119154</text:p>
          </table:table-cell>
          <table:table-cell office:value-type="float" office:value="22.83974" calcext:value-type="float">
            <text:p>22.83974</text:p>
          </table:table-cell>
          <table:table-cell office:value-type="float" office:value="0" calcext:value-type="float">
            <text:p>0</text:p>
          </table:table-cell>
          <table:table-cell office:value-type="float" office:value="94.09428" calcext:value-type="float">
            <text:p>94.09428</text:p>
          </table:table-cell>
          <table:table-cell office:value-type="float" office:value="679.7794" calcext:value-type="float">
            <text:p>679.7794</text:p>
          </table:table-cell>
          <table:table-cell office:value-type="float" office:value="0.01300884" calcext:value-type="float">
            <text:p>0.01300884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106147" calcext:value-type="float">
            <text:p>-8.106147</text:p>
          </table:table-cell>
          <table:table-cell office:value-type="float" office:value="0" calcext:value-type="float">
            <text:p>0</text:p>
          </table:table-cell>
          <table:table-cell office:value-type="float" office:value="338.9011" calcext:value-type="float">
            <text:p>338.9011</text:p>
          </table:table-cell>
          <table:table-cell office:value-type="float" office:value="1167.328" calcext:value-type="float">
            <text:p>1167.328</text:p>
          </table:table-cell>
          <table:table-cell office:value-type="float" office:value="1415.723" calcext:value-type="float">
            <text:p>1415.723</text:p>
          </table:table-cell>
          <table:table-cell office:value-type="float" office:value="1302.37" calcext:value-type="float">
            <text:p>1302.37</text:p>
          </table:table-cell>
          <table:table-cell office:value-type="float" office:value="785.0475" calcext:value-type="float">
            <text:p>785.0475</text:p>
          </table:table-cell>
          <table:table-cell office:value-type="float" office:value="1115.577" calcext:value-type="float">
            <text:p>1115.577</text:p>
          </table:table-cell>
          <table:table-cell office:value-type="float" office:value="415.4125" calcext:value-type="float">
            <text:p>415.4125</text:p>
          </table:table-cell>
          <table:table-cell office:value-type="float" office:value="1854.703" calcext:value-type="float">
            <text:p>1854.703</text:p>
          </table:table-cell>
          <table:table-cell office:value-type="float" office:value="2091.896" calcext:value-type="float">
            <text:p>2091.896</text:p>
          </table:table-cell>
          <table:table-cell office:value-type="float" office:value="1672.471" calcext:value-type="float">
            <text:p>1672.471</text:p>
          </table:table-cell>
          <table:table-cell office:value-type="float" office:value="585.7723" calcext:value-type="float">
            <text:p>585.7723</text:p>
          </table:table-cell>
          <table:table-cell office:value-type="float" office:value="577.038" calcext:value-type="float">
            <text:p>577.038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94249" calcext:value-type="float">
            <text:p>-1.69424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553" calcext:value-type="float">
            <text:p>-6.4553</text:p>
          </table:table-cell>
          <table:table-cell office:value-type="float" office:value="0" calcext:value-type="float">
            <text:p>0</text:p>
          </table:table-cell>
          <table:table-cell office:value-type="float" office:value="9.337534" calcext:value-type="float">
            <text:p>9.33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999.8248" calcext:value-type="float">
            <text:p>999.8248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29245" calcext:value-type="float">
            <text:p>-8.229245</text:p>
          </table:table-cell>
          <table:table-cell office:value-type="float" office:value="23.0735" calcext:value-type="float">
            <text:p>23.0735</text:p>
          </table:table-cell>
          <table:table-cell office:value-type="float" office:value="0" calcext:value-type="float">
            <text:p>0</text:p>
          </table:table-cell>
          <table:table-cell office:value-type="float" office:value="94.05044" calcext:value-type="float">
            <text:p>94.05044</text:p>
          </table:table-cell>
          <table:table-cell office:value-type="float" office:value="679.7737" calcext:value-type="float">
            <text:p>679.7737</text:p>
          </table:table-cell>
          <table:table-cell office:value-type="float" office:value="0.0132953" calcext:value-type="float">
            <text:p>0.013295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215952" calcext:value-type="float">
            <text:p>-8.215952</text:p>
          </table:table-cell>
          <table:table-cell office:value-type="float" office:value="0" calcext:value-type="float">
            <text:p>0</text:p>
          </table:table-cell>
          <table:table-cell office:value-type="float" office:value="338.9056" calcext:value-type="float">
            <text:p>338.9056</text:p>
          </table:table-cell>
          <table:table-cell office:value-type="float" office:value="1167.321" calcext:value-type="float">
            <text:p>1167.321</text:p>
          </table:table-cell>
          <table:table-cell office:value-type="float" office:value="1415.714" calcext:value-type="float">
            <text:p>1415.714</text:p>
          </table:table-cell>
          <table:table-cell office:value-type="float" office:value="1302.362" calcext:value-type="float">
            <text:p>1302.362</text:p>
          </table:table-cell>
          <table:table-cell office:value-type="float" office:value="785.0398" calcext:value-type="float">
            <text:p>785.0398</text:p>
          </table:table-cell>
          <table:table-cell office:value-type="float" office:value="1115.57" calcext:value-type="float">
            <text:p>1115.57</text:p>
          </table:table-cell>
          <table:table-cell office:value-type="float" office:value="415.4101" calcext:value-type="float">
            <text:p>415.4101</text:p>
          </table:table-cell>
          <table:table-cell office:value-type="float" office:value="1854.699" calcext:value-type="float">
            <text:p>1854.699</text:p>
          </table:table-cell>
          <table:table-cell office:value-type="float" office:value="2091.892" calcext:value-type="float">
            <text:p>2091.892</text:p>
          </table:table-cell>
          <table:table-cell office:value-type="float" office:value="1672.467" calcext:value-type="float">
            <text:p>1672.467</text:p>
          </table:table-cell>
          <table:table-cell office:value-type="float" office:value="585.7711" calcext:value-type="float">
            <text:p>585.7711</text:p>
          </table:table-cell>
          <table:table-cell office:value-type="float" office:value="577.033" calcext:value-type="float">
            <text:p>577.033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36669" calcext:value-type="float">
            <text:p>-1.63666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15555" calcext:value-type="float">
            <text:p>-6.515555</text:p>
          </table:table-cell>
          <table:table-cell office:value-type="float" office:value="0" calcext:value-type="float">
            <text:p>0</text:p>
          </table:table-cell>
          <table:table-cell office:value-type="float" office:value="9.288071" calcext:value-type="float">
            <text:p>9.28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999.7126" calcext:value-type="float">
            <text:p>999.7126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87624" calcext:value-type="float">
            <text:p>-8.387624</text:p>
          </table:table-cell>
          <table:table-cell office:value-type="float" office:value="24.07081" calcext:value-type="float">
            <text:p>24.07081</text:p>
          </table:table-cell>
          <table:table-cell office:value-type="float" office:value="0" calcext:value-type="float">
            <text:p>0</text:p>
          </table:table-cell>
          <table:table-cell office:value-type="float" office:value="94.03622" calcext:value-type="float">
            <text:p>94.03622</text:p>
          </table:table-cell>
          <table:table-cell office:value-type="float" office:value="679.7147" calcext:value-type="float">
            <text:p>679.7147</text:p>
          </table:table-cell>
          <table:table-cell office:value-type="float" office:value="0.01360509" calcext:value-type="float">
            <text:p>0.01360509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374021" calcext:value-type="float">
            <text:p>-8.374021</text:p>
          </table:table-cell>
          <table:table-cell office:value-type="float" office:value="0" calcext:value-type="float">
            <text:p>0</text:p>
          </table:table-cell>
          <table:table-cell office:value-type="float" office:value="338.9174" calcext:value-type="float">
            <text:p>338.9174</text:p>
          </table:table-cell>
          <table:table-cell office:value-type="float" office:value="1167.313" calcext:value-type="float">
            <text:p>1167.313</text:p>
          </table:table-cell>
          <table:table-cell office:value-type="float" office:value="1415.703" calcext:value-type="float">
            <text:p>1415.703</text:p>
          </table:table-cell>
          <table:table-cell office:value-type="float" office:value="1302.353" calcext:value-type="float">
            <text:p>1302.353</text:p>
          </table:table-cell>
          <table:table-cell office:value-type="float" office:value="785.0318" calcext:value-type="float">
            <text:p>785.0318</text:p>
          </table:table-cell>
          <table:table-cell office:value-type="float" office:value="1115.563" calcext:value-type="float">
            <text:p>1115.563</text:p>
          </table:table-cell>
          <table:table-cell office:value-type="float" office:value="415.4078" calcext:value-type="float">
            <text:p>415.4078</text:p>
          </table:table-cell>
          <table:table-cell office:value-type="float" office:value="1854.696" calcext:value-type="float">
            <text:p>1854.696</text:p>
          </table:table-cell>
          <table:table-cell office:value-type="float" office:value="2091.888" calcext:value-type="float">
            <text:p>2091.888</text:p>
          </table:table-cell>
          <table:table-cell office:value-type="float" office:value="1672.464" calcext:value-type="float">
            <text:p>1672.464</text:p>
          </table:table-cell>
          <table:table-cell office:value-type="float" office:value="585.7699" calcext:value-type="float">
            <text:p>585.7699</text:p>
          </table:table-cell>
          <table:table-cell office:value-type="float" office:value="577.0281" calcext:value-type="float">
            <text:p>577.0281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59542" calcext:value-type="float">
            <text:p>-1.55954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23578" calcext:value-type="float">
            <text:p>-6.623578</text:p>
          </table:table-cell>
          <table:table-cell office:value-type="float" office:value="0" calcext:value-type="float">
            <text:p>0</text:p>
          </table:table-cell>
          <table:table-cell office:value-type="float" office:value="9.23809" calcext:value-type="float">
            <text:p>9.2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999.643" calcext:value-type="float">
            <text:p>999.643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11589" calcext:value-type="float">
            <text:p>-8.511589</text:p>
          </table:table-cell>
          <table:table-cell office:value-type="float" office:value="24.35817" calcext:value-type="float">
            <text:p>24.35817</text:p>
          </table:table-cell>
          <table:table-cell office:value-type="float" office:value="0" calcext:value-type="float">
            <text:p>0</text:p>
          </table:table-cell>
          <table:table-cell office:value-type="float" office:value="93.99829" calcext:value-type="float">
            <text:p>93.99829</text:p>
          </table:table-cell>
          <table:table-cell office:value-type="float" office:value="679.6967" calcext:value-type="float">
            <text:p>679.6967</text:p>
          </table:table-cell>
          <table:table-cell office:value-type="float" office:value="0.01390316" calcext:value-type="float">
            <text:p>0.01390316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497687" calcext:value-type="float">
            <text:p>-8.497687</text:p>
          </table:table-cell>
          <table:table-cell office:value-type="float" office:value="0" calcext:value-type="float">
            <text:p>0</text:p>
          </table:table-cell>
          <table:table-cell office:value-type="float" office:value="338.9233" calcext:value-type="float">
            <text:p>338.9233</text:p>
          </table:table-cell>
          <table:table-cell office:value-type="float" office:value="1167.305" calcext:value-type="float">
            <text:p>1167.305</text:p>
          </table:table-cell>
          <table:table-cell office:value-type="float" office:value="1415.693" calcext:value-type="float">
            <text:p>1415.693</text:p>
          </table:table-cell>
          <table:table-cell office:value-type="float" office:value="1302.345" calcext:value-type="float">
            <text:p>1302.345</text:p>
          </table:table-cell>
          <table:table-cell office:value-type="float" office:value="785.0237" calcext:value-type="float">
            <text:p>785.0237</text:p>
          </table:table-cell>
          <table:table-cell office:value-type="float" office:value="1115.557" calcext:value-type="float">
            <text:p>1115.557</text:p>
          </table:table-cell>
          <table:table-cell office:value-type="float" office:value="415.4055" calcext:value-type="float">
            <text:p>415.4055</text:p>
          </table:table-cell>
          <table:table-cell office:value-type="float" office:value="1854.693" calcext:value-type="float">
            <text:p>1854.693</text:p>
          </table:table-cell>
          <table:table-cell office:value-type="float" office:value="2091.884" calcext:value-type="float">
            <text:p>2091.884</text:p>
          </table:table-cell>
          <table:table-cell office:value-type="float" office:value="1672.46" calcext:value-type="float">
            <text:p>1672.46</text:p>
          </table:table-cell>
          <table:table-cell office:value-type="float" office:value="585.7687" calcext:value-type="float">
            <text:p>585.7687</text:p>
          </table:table-cell>
          <table:table-cell office:value-type="float" office:value="577.0233" calcext:value-type="float">
            <text:p>577.0233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8" calcext:value-type="float">
            <text:p>35.7015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00165" calcext:value-type="float">
            <text:p>-1.50016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94165" calcext:value-type="float">
            <text:p>-6.694165</text:p>
          </table:table-cell>
          <table:table-cell office:value-type="float" office:value="0" calcext:value-type="float">
            <text:p>0</text:p>
          </table:table-cell>
          <table:table-cell office:value-type="float" office:value="9.185078" calcext:value-type="float">
            <text:p>9.185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999.5767" calcext:value-type="float">
            <text:p>999.5767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26441" calcext:value-type="float">
            <text:p>-8.626441</text:p>
          </table:table-cell>
          <table:table-cell office:value-type="float" office:value="23.78682" calcext:value-type="float">
            <text:p>23.78682</text:p>
          </table:table-cell>
          <table:table-cell office:value-type="float" office:value="0" calcext:value-type="float">
            <text:p>0</text:p>
          </table:table-cell>
          <table:table-cell office:value-type="float" office:value="93.9542" calcext:value-type="float">
            <text:p>93.9542</text:p>
          </table:table-cell>
          <table:table-cell office:value-type="float" office:value="679.6822" calcext:value-type="float">
            <text:p>679.6822</text:p>
          </table:table-cell>
          <table:table-cell office:value-type="float" office:value="0.01420365" calcext:value-type="float">
            <text:p>0.01420365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612239" calcext:value-type="float">
            <text:p>-8.612239</text:p>
          </table:table-cell>
          <table:table-cell office:value-type="float" office:value="0" calcext:value-type="float">
            <text:p>0</text:p>
          </table:table-cell>
          <table:table-cell office:value-type="float" office:value="338.9296" calcext:value-type="float">
            <text:p>338.9296</text:p>
          </table:table-cell>
          <table:table-cell office:value-type="float" office:value="1167.297" calcext:value-type="float">
            <text:p>1167.297</text:p>
          </table:table-cell>
          <table:table-cell office:value-type="float" office:value="1415.683" calcext:value-type="float">
            <text:p>1415.683</text:p>
          </table:table-cell>
          <table:table-cell office:value-type="float" office:value="1302.336" calcext:value-type="float">
            <text:p>1302.336</text:p>
          </table:table-cell>
          <table:table-cell office:value-type="float" office:value="785.0159" calcext:value-type="float">
            <text:p>785.0159</text:p>
          </table:table-cell>
          <table:table-cell office:value-type="float" office:value="1115.551" calcext:value-type="float">
            <text:p>1115.551</text:p>
          </table:table-cell>
          <table:table-cell office:value-type="float" office:value="415.4032" calcext:value-type="float">
            <text:p>415.4032</text:p>
          </table:table-cell>
          <table:table-cell office:value-type="float" office:value="1854.69" calcext:value-type="float">
            <text:p>1854.69</text:p>
          </table:table-cell>
          <table:table-cell office:value-type="float" office:value="2091.88" calcext:value-type="float">
            <text:p>2091.88</text:p>
          </table:table-cell>
          <table:table-cell office:value-type="float" office:value="1672.457" calcext:value-type="float">
            <text:p>1672.457</text:p>
          </table:table-cell>
          <table:table-cell office:value-type="float" office:value="585.7676" calcext:value-type="float">
            <text:p>585.7676</text:p>
          </table:table-cell>
          <table:table-cell office:value-type="float" office:value="577.0184" calcext:value-type="float">
            <text:p>577.0184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7" calcext:value-type="float">
            <text:p>35.701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6358" calcext:value-type="float">
            <text:p>-1.4635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61412" calcext:value-type="float">
            <text:p>-6.761412</text:p>
          </table:table-cell>
          <table:table-cell office:value-type="float" office:value="0" calcext:value-type="float">
            <text:p>0</text:p>
          </table:table-cell>
          <table:table-cell office:value-type="float" office:value="9.137856" calcext:value-type="float">
            <text:p>9.13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999.5034" calcext:value-type="float">
            <text:p>999.5034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46761" calcext:value-type="float">
            <text:p>-8.746761</text:p>
          </table:table-cell>
          <table:table-cell office:value-type="float" office:value="24.23752" calcext:value-type="float">
            <text:p>24.23752</text:p>
          </table:table-cell>
          <table:table-cell office:value-type="float" office:value="0" calcext:value-type="float">
            <text:p>0</text:p>
          </table:table-cell>
          <table:table-cell office:value-type="float" office:value="93.90763" calcext:value-type="float">
            <text:p>93.90763</text:p>
          </table:table-cell>
          <table:table-cell office:value-type="float" office:value="679.6647" calcext:value-type="float">
            <text:p>679.6647</text:p>
          </table:table-cell>
          <table:table-cell office:value-type="float" office:value="0.01453532" calcext:value-type="float">
            <text:p>0.01453532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732228" calcext:value-type="float">
            <text:p>-8.732228</text:p>
          </table:table-cell>
          <table:table-cell office:value-type="float" office:value="0" calcext:value-type="float">
            <text:p>0</text:p>
          </table:table-cell>
          <table:table-cell office:value-type="float" office:value="338.9351" calcext:value-type="float">
            <text:p>338.9351</text:p>
          </table:table-cell>
          <table:table-cell office:value-type="float" office:value="1167.288" calcext:value-type="float">
            <text:p>1167.288</text:p>
          </table:table-cell>
          <table:table-cell office:value-type="float" office:value="1415.671" calcext:value-type="float">
            <text:p>1415.671</text:p>
          </table:table-cell>
          <table:table-cell office:value-type="float" office:value="1302.328" calcext:value-type="float">
            <text:p>1302.328</text:p>
          </table:table-cell>
          <table:table-cell office:value-type="float" office:value="785.0079" calcext:value-type="float">
            <text:p>785.0079</text:p>
          </table:table-cell>
          <table:table-cell office:value-type="float" office:value="1115.545" calcext:value-type="float">
            <text:p>1115.545</text:p>
          </table:table-cell>
          <table:table-cell office:value-type="float" office:value="415.401" calcext:value-type="float">
            <text:p>415.401</text:p>
          </table:table-cell>
          <table:table-cell office:value-type="float" office:value="1854.687" calcext:value-type="float">
            <text:p>1854.687</text:p>
          </table:table-cell>
          <table:table-cell office:value-type="float" office:value="2091.876" calcext:value-type="float">
            <text:p>2091.876</text:p>
          </table:table-cell>
          <table:table-cell office:value-type="float" office:value="1672.453" calcext:value-type="float">
            <text:p>1672.453</text:p>
          </table:table-cell>
          <table:table-cell office:value-type="float" office:value="585.7665" calcext:value-type="float">
            <text:p>585.7665</text:p>
          </table:table-cell>
          <table:table-cell office:value-type="float" office:value="577.0137" calcext:value-type="float">
            <text:p>577.0137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7" calcext:value-type="float">
            <text:p>35.701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397514" calcext:value-type="float">
            <text:p>-1.39751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3462" calcext:value-type="float">
            <text:p>-6.83462</text:p>
          </table:table-cell>
          <table:table-cell office:value-type="float" office:value="0" calcext:value-type="float">
            <text:p>0</text:p>
          </table:table-cell>
          <table:table-cell office:value-type="float" office:value="9.091169" calcext:value-type="float">
            <text:p>9.09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999.4092" calcext:value-type="float">
            <text:p>999.4092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88457" calcext:value-type="float">
            <text:p>-8.888457</text:p>
          </table:table-cell>
          <table:table-cell office:value-type="float" office:value="25.18313" calcext:value-type="float">
            <text:p>25.18313</text:p>
          </table:table-cell>
          <table:table-cell office:value-type="float" office:value="0" calcext:value-type="float">
            <text:p>0</text:p>
          </table:table-cell>
          <table:table-cell office:value-type="float" office:value="93.87526" calcext:value-type="float">
            <text:p>93.87526</text:p>
          </table:table-cell>
          <table:table-cell office:value-type="float" office:value="679.6263" calcext:value-type="float">
            <text:p>679.6263</text:p>
          </table:table-cell>
          <table:table-cell office:value-type="float" office:value="0.01487865" calcext:value-type="float">
            <text:p>0.01487865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873581" calcext:value-type="float">
            <text:p>-8.873581</text:p>
          </table:table-cell>
          <table:table-cell office:value-type="float" office:value="0" calcext:value-type="float">
            <text:p>0</text:p>
          </table:table-cell>
          <table:table-cell office:value-type="float" office:value="338.9433" calcext:value-type="float">
            <text:p>338.9433</text:p>
          </table:table-cell>
          <table:table-cell office:value-type="float" office:value="1167.277" calcext:value-type="float">
            <text:p>1167.277</text:p>
          </table:table-cell>
          <table:table-cell office:value-type="float" office:value="1415.659" calcext:value-type="float">
            <text:p>1415.659</text:p>
          </table:table-cell>
          <table:table-cell office:value-type="float" office:value="1302.318" calcext:value-type="float">
            <text:p>1302.318</text:p>
          </table:table-cell>
          <table:table-cell office:value-type="float" office:value="784.9996" calcext:value-type="float">
            <text:p>784.9996</text:p>
          </table:table-cell>
          <table:table-cell office:value-type="float" office:value="1115.539" calcext:value-type="float">
            <text:p>1115.539</text:p>
          </table:table-cell>
          <table:table-cell office:value-type="float" office:value="415.3988" calcext:value-type="float">
            <text:p>415.3988</text:p>
          </table:table-cell>
          <table:table-cell office:value-type="float" office:value="1854.684" calcext:value-type="float">
            <text:p>1854.684</text:p>
          </table:table-cell>
          <table:table-cell office:value-type="float" office:value="2091.872" calcext:value-type="float">
            <text:p>2091.872</text:p>
          </table:table-cell>
          <table:table-cell office:value-type="float" office:value="1672.45" calcext:value-type="float">
            <text:p>1672.45</text:p>
          </table:table-cell>
          <table:table-cell office:value-type="float" office:value="585.7654" calcext:value-type="float">
            <text:p>585.7654</text:p>
          </table:table-cell>
          <table:table-cell office:value-type="float" office:value="577.0091" calcext:value-type="float">
            <text:p>577.0091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56" calcext:value-type="float">
            <text:p>35.701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317747" calcext:value-type="float">
            <text:p>-1.31774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26291" calcext:value-type="float">
            <text:p>-6.926291</text:p>
          </table:table-cell>
          <table:table-cell office:value-type="float" office:value="0" calcext:value-type="float">
            <text:p>0</text:p>
          </table:table-cell>
          <table:table-cell office:value-type="float" office:value="9.041561" calcext:value-type="float">
            <text:p>9.04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999.3266" calcext:value-type="float">
            <text:p>999.3266</text:p>
          </table:table-cell>
          <table:table-cell office:value-type="float" office:value="13180.66" calcext:value-type="float">
            <text:p>131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21219" calcext:value-type="float">
            <text:p>-9.021219</text:p>
          </table:table-cell>
          <table:table-cell office:value-type="float" office:value="26.40926" calcext:value-type="float">
            <text:p>26.40926</text:p>
          </table:table-cell>
          <table:table-cell office:value-type="float" office:value="0" calcext:value-type="float">
            <text:p>0</text:p>
          </table:table-cell>
          <table:table-cell office:value-type="float" office:value="93.84056" calcext:value-type="float">
            <text:p>93.84056</text:p>
          </table:table-cell>
          <table:table-cell office:value-type="float" office:value="679.5966" calcext:value-type="float">
            <text:p>679.5966</text:p>
          </table:table-cell>
          <table:table-cell office:value-type="float" office:value="0.0152048" calcext:value-type="float">
            <text:p>0.0152048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28" calcext:value-type="float">
            <text:p>1.4749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006017" calcext:value-type="float">
            <text:p>-9.006017</text:p>
          </table:table-cell>
          <table:table-cell office:value-type="float" office:value="0" calcext:value-type="float">
            <text:p>0</text:p>
          </table:table-cell>
          <table:table-cell office:value-type="float" office:value="338.9517" calcext:value-type="float">
            <text:p>338.9517</text:p>
          </table:table-cell>
          <table:table-cell office:value-type="float" office:value="1167.269" calcext:value-type="float">
            <text:p>1167.269</text:p>
          </table:table-cell>
          <table:table-cell office:value-type="float" office:value="1415.647" calcext:value-type="float">
            <text:p>1415.647</text:p>
          </table:table-cell>
          <table:table-cell office:value-type="float" office:value="1302.309" calcext:value-type="float">
            <text:p>1302.309</text:p>
          </table:table-cell>
          <table:table-cell office:value-type="float" office:value="784.9916" calcext:value-type="float">
            <text:p>784.9916</text:p>
          </table:table-cell>
          <table:table-cell office:value-type="float" office:value="1115.534" calcext:value-type="float">
            <text:p>1115.534</text:p>
          </table:table-cell>
          <table:table-cell office:value-type="float" office:value="415.3967" calcext:value-type="float">
            <text:p>415.3967</text:p>
          </table:table-cell>
          <table:table-cell office:value-type="float" office:value="1854.681" calcext:value-type="float">
            <text:p>1854.681</text:p>
          </table:table-cell>
          <table:table-cell office:value-type="float" office:value="2091.868" calcext:value-type="float">
            <text:p>2091.868</text:p>
          </table:table-cell>
          <table:table-cell office:value-type="float" office:value="1672.447" calcext:value-type="float">
            <text:p>1672.447</text:p>
          </table:table-cell>
          <table:table-cell office:value-type="float" office:value="585.7643" calcext:value-type="float">
            <text:p>585.7643</text:p>
          </table:table-cell>
          <table:table-cell office:value-type="float" office:value="577.0045" calcext:value-type="float">
            <text:p>577.0045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6" calcext:value-type="float">
            <text:p>35.701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228976" calcext:value-type="float">
            <text:p>-1.22897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07144" calcext:value-type="float">
            <text:p>-7.007144</text:p>
          </table:table-cell>
          <table:table-cell office:value-type="float" office:value="0" calcext:value-type="float">
            <text:p>0</text:p>
          </table:table-cell>
          <table:table-cell office:value-type="float" office:value="8.990034" calcext:value-type="float">
            <text:p>8.99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999.228" calcext:value-type="float">
            <text:p>999.228</text:p>
          </table:table-cell>
          <table:table-cell office:value-type="float" office:value="13180.67" calcext:value-type="float">
            <text:p>1318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63156" calcext:value-type="float">
            <text:p>-9.163156</text:p>
          </table:table-cell>
          <table:table-cell office:value-type="float" office:value="24.9582" calcext:value-type="float">
            <text:p>24.9582</text:p>
          </table:table-cell>
          <table:table-cell office:value-type="float" office:value="0" calcext:value-type="float">
            <text:p>0</text:p>
          </table:table-cell>
          <table:table-cell office:value-type="float" office:value="93.818" calcext:value-type="float">
            <text:p>93.818</text:p>
          </table:table-cell>
          <table:table-cell office:value-type="float" office:value="679.5467" calcext:value-type="float">
            <text:p>679.5467</text:p>
          </table:table-cell>
          <table:table-cell office:value-type="float" office:value="0.01549893" calcext:value-type="float">
            <text:p>0.01549893</text:p>
          </table:table-cell>
          <table:table-cell office:value-type="float" office:value="0" calcext:value-type="float">
            <text:p>0</text:p>
          </table:table-cell>
          <table:table-cell office:value-type="float" office:value="0.000001474972" calcext:value-type="float">
            <text:p>1.47497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147658" calcext:value-type="float">
            <text:p>-9.147658</text:p>
          </table:table-cell>
          <table:table-cell office:value-type="float" office:value="0" calcext:value-type="float">
            <text:p>0</text:p>
          </table:table-cell>
          <table:table-cell office:value-type="float" office:value="338.9626" calcext:value-type="float">
            <text:p>338.9626</text:p>
          </table:table-cell>
          <table:table-cell office:value-type="float" office:value="1167.261" calcext:value-type="float">
            <text:p>1167.261</text:p>
          </table:table-cell>
          <table:table-cell office:value-type="float" office:value="1415.637" calcext:value-type="float">
            <text:p>1415.637</text:p>
          </table:table-cell>
          <table:table-cell office:value-type="float" office:value="1302.301" calcext:value-type="float">
            <text:p>1302.301</text:p>
          </table:table-cell>
          <table:table-cell office:value-type="float" office:value="784.9841" calcext:value-type="float">
            <text:p>784.9841</text:p>
          </table:table-cell>
          <table:table-cell office:value-type="float" office:value="1115.529" calcext:value-type="float">
            <text:p>1115.529</text:p>
          </table:table-cell>
          <table:table-cell office:value-type="float" office:value="415.3946" calcext:value-type="float">
            <text:p>415.3946</text:p>
          </table:table-cell>
          <table:table-cell office:value-type="float" office:value="1854.678" calcext:value-type="float">
            <text:p>1854.678</text:p>
          </table:table-cell>
          <table:table-cell office:value-type="float" office:value="2091.865" calcext:value-type="float">
            <text:p>2091.865</text:p>
          </table:table-cell>
          <table:table-cell office:value-type="float" office:value="1672.443" calcext:value-type="float">
            <text:p>1672.443</text:p>
          </table:table-cell>
          <table:table-cell office:value-type="float" office:value="585.7632" calcext:value-type="float">
            <text:p>585.7632</text:p>
          </table:table-cell>
          <table:table-cell office:value-type="float" office:value="577" calcext:value-type="float">
            <text:p>577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6" calcext:value-type="float">
            <text:p>35.701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219377" calcext:value-type="float">
            <text:p>-1.21937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01496" calcext:value-type="float">
            <text:p>-7.101496</text:p>
          </table:table-cell>
          <table:table-cell office:value-type="float" office:value="0" calcext:value-type="float">
            <text:p>0</text:p>
          </table:table-cell>
          <table:table-cell office:value-type="float" office:value="8.942845" calcext:value-type="float">
            <text:p>8.94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998.9937" calcext:value-type="float">
            <text:p>998.9937</text:p>
          </table:table-cell>
          <table:table-cell office:value-type="float" office:value="13180.68" calcext:value-type="float">
            <text:p>1318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24698" calcext:value-type="float">
            <text:p>-9.424698</text:p>
          </table:table-cell>
          <table:table-cell office:value-type="float" office:value="25.69705" calcext:value-type="float">
            <text:p>25.69705</text:p>
          </table:table-cell>
          <table:table-cell office:value-type="float" office:value="0" calcext:value-type="float">
            <text:p>0</text:p>
          </table:table-cell>
          <table:table-cell office:value-type="float" office:value="93.89207" calcext:value-type="float">
            <text:p>93.89207</text:p>
          </table:table-cell>
          <table:table-cell office:value-type="float" office:value="679.3649" calcext:value-type="float">
            <text:p>679.3649</text:p>
          </table:table-cell>
          <table:table-cell office:value-type="float" office:value="0.01584089" calcext:value-type="float">
            <text:p>0.0158408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447" calcext:value-type="float">
            <text:p>1.47544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408859" calcext:value-type="float">
            <text:p>-9.408859</text:p>
          </table:table-cell>
          <table:table-cell office:value-type="float" office:value="0" calcext:value-type="float">
            <text:p>0</text:p>
          </table:table-cell>
          <table:table-cell office:value-type="float" office:value="338.9854" calcext:value-type="float">
            <text:p>338.9854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415.625" calcext:value-type="float">
            <text:p>1415.625</text:p>
          </table:table-cell>
          <table:table-cell office:value-type="float" office:value="1302.292" calcext:value-type="float">
            <text:p>1302.292</text:p>
          </table:table-cell>
          <table:table-cell office:value-type="float" office:value="784.9767" calcext:value-type="float">
            <text:p>784.9767</text:p>
          </table:table-cell>
          <table:table-cell office:value-type="float" office:value="1115.524" calcext:value-type="float">
            <text:p>1115.524</text:p>
          </table:table-cell>
          <table:table-cell office:value-type="float" office:value="415.3925" calcext:value-type="float">
            <text:p>415.3925</text:p>
          </table:table-cell>
          <table:table-cell office:value-type="float" office:value="1854.675" calcext:value-type="float">
            <text:p>1854.675</text:p>
          </table:table-cell>
          <table:table-cell office:value-type="float" office:value="2091.861" calcext:value-type="float">
            <text:p>2091.861</text:p>
          </table:table-cell>
          <table:table-cell office:value-type="float" office:value="1672.44" calcext:value-type="float">
            <text:p>1672.44</text:p>
          </table:table-cell>
          <table:table-cell office:value-type="float" office:value="585.7621" calcext:value-type="float">
            <text:p>585.7621</text:p>
          </table:table-cell>
          <table:table-cell office:value-type="float" office:value="576.9956" calcext:value-type="float">
            <text:p>576.9956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6" calcext:value-type="float">
            <text:p>35.701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157897" calcext:value-type="float">
            <text:p>-1.15789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18152" calcext:value-type="float">
            <text:p>-7.318152</text:p>
          </table:table-cell>
          <table:table-cell office:value-type="float" office:value="0" calcext:value-type="float">
            <text:p>0</text:p>
          </table:table-cell>
          <table:table-cell office:value-type="float" office:value="8.898386" calcext:value-type="float">
            <text:p>8.898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998.7552" calcext:value-type="float">
            <text:p>998.7552</text:p>
          </table:table-cell>
          <table:table-cell office:value-type="float" office:value="13180.7" calcext:value-type="float">
            <text:p>131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92099" calcext:value-type="float">
            <text:p>-9.692099</text:p>
          </table:table-cell>
          <table:table-cell office:value-type="float" office:value="26.05426" calcext:value-type="float">
            <text:p>26.05426</text:p>
          </table:table-cell>
          <table:table-cell office:value-type="float" office:value="0" calcext:value-type="float">
            <text:p>0</text:p>
          </table:table-cell>
          <table:table-cell office:value-type="float" office:value="93.96518" calcext:value-type="float">
            <text:p>93.96518</text:p>
          </table:table-cell>
          <table:table-cell office:value-type="float" office:value="679.1826" calcext:value-type="float">
            <text:p>679.1826</text:p>
          </table:table-cell>
          <table:table-cell office:value-type="float" office:value="0.01620246" calcext:value-type="float">
            <text:p>0.01620246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675898" calcext:value-type="float">
            <text:p>-9.675898</text:p>
          </table:table-cell>
          <table:table-cell office:value-type="float" office:value="0" calcext:value-type="float">
            <text:p>0</text:p>
          </table:table-cell>
          <table:table-cell office:value-type="float" office:value="339.0067" calcext:value-type="float">
            <text:p>339.0067</text:p>
          </table:table-cell>
          <table:table-cell office:value-type="float" office:value="1167.239" calcext:value-type="float">
            <text:p>1167.239</text:p>
          </table:table-cell>
          <table:table-cell office:value-type="float" office:value="1415.613" calcext:value-type="float">
            <text:p>1415.613</text:p>
          </table:table-cell>
          <table:table-cell office:value-type="float" office:value="1302.284" calcext:value-type="float">
            <text:p>1302.284</text:p>
          </table:table-cell>
          <table:table-cell office:value-type="float" office:value="784.9691" calcext:value-type="float">
            <text:p>784.9691</text:p>
          </table:table-cell>
          <table:table-cell office:value-type="float" office:value="1115.519" calcext:value-type="float">
            <text:p>1115.519</text:p>
          </table:table-cell>
          <table:table-cell office:value-type="float" office:value="415.3904" calcext:value-type="float">
            <text:p>415.3904</text:p>
          </table:table-cell>
          <table:table-cell office:value-type="float" office:value="1854.672" calcext:value-type="float">
            <text:p>1854.672</text:p>
          </table:table-cell>
          <table:table-cell office:value-type="float" office:value="2091.857" calcext:value-type="float">
            <text:p>2091.857</text:p>
          </table:table-cell>
          <table:table-cell office:value-type="float" office:value="1672.437" calcext:value-type="float">
            <text:p>1672.437</text:p>
          </table:table-cell>
          <table:table-cell office:value-type="float" office:value="585.7611" calcext:value-type="float">
            <text:p>585.7611</text:p>
          </table:table-cell>
          <table:table-cell office:value-type="float" office:value="576.9912" calcext:value-type="float">
            <text:p>576.9912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6" calcext:value-type="float">
            <text:p>35.701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108086" calcext:value-type="float">
            <text:p>-1.10808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38816" calcext:value-type="float">
            <text:p>-7.538816</text:p>
          </table:table-cell>
          <table:table-cell office:value-type="float" office:value="0" calcext:value-type="float">
            <text:p>0</text:p>
          </table:table-cell>
          <table:table-cell office:value-type="float" office:value="8.85209" calcext:value-type="float">
            <text:p>8.85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998.5738" calcext:value-type="float">
            <text:p>998.5738</text:p>
          </table:table-cell>
          <table:table-cell office:value-type="float" office:value="13180.71" calcext:value-type="float">
            <text:p>1318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06298" calcext:value-type="float">
            <text:p>-9.906298</text:p>
          </table:table-cell>
          <table:table-cell office:value-type="float" office:value="27.77324" calcext:value-type="float">
            <text:p>27.77324</text:p>
          </table:table-cell>
          <table:table-cell office:value-type="float" office:value="0" calcext:value-type="float">
            <text:p>0</text:p>
          </table:table-cell>
          <table:table-cell office:value-type="float" office:value="93.97877" calcext:value-type="float">
            <text:p>93.97877</text:p>
          </table:table-cell>
          <table:table-cell office:value-type="float" office:value="679.0631" calcext:value-type="float">
            <text:p>679.0631</text:p>
          </table:table-cell>
          <table:table-cell office:value-type="float" office:value="0.01659788" calcext:value-type="float">
            <text:p>0.01659788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889702" calcext:value-type="float">
            <text:p>-9.889702</text:p>
          </table:table-cell>
          <table:table-cell office:value-type="float" office:value="0" calcext:value-type="float">
            <text:p>0</text:p>
          </table:table-cell>
          <table:table-cell office:value-type="float" office:value="339.0219" calcext:value-type="float">
            <text:p>339.0219</text:p>
          </table:table-cell>
          <table:table-cell office:value-type="float" office:value="1167.227" calcext:value-type="float">
            <text:p>1167.227</text:p>
          </table:table-cell>
          <table:table-cell office:value-type="float" office:value="1415.6" calcext:value-type="float">
            <text:p>1415.6</text:p>
          </table:table-cell>
          <table:table-cell office:value-type="float" office:value="1302.274" calcext:value-type="float">
            <text:p>1302.274</text:p>
          </table:table-cell>
          <table:table-cell office:value-type="float" office:value="784.9611" calcext:value-type="float">
            <text:p>784.9611</text:p>
          </table:table-cell>
          <table:table-cell office:value-type="float" office:value="1115.515" calcext:value-type="float">
            <text:p>1115.515</text:p>
          </table:table-cell>
          <table:table-cell office:value-type="float" office:value="415.3884" calcext:value-type="float">
            <text:p>415.3884</text:p>
          </table:table-cell>
          <table:table-cell office:value-type="float" office:value="1854.669" calcext:value-type="float">
            <text:p>1854.669</text:p>
          </table:table-cell>
          <table:table-cell office:value-type="float" office:value="2091.854" calcext:value-type="float">
            <text:p>2091.854</text:p>
          </table:table-cell>
          <table:table-cell office:value-type="float" office:value="1672.434" calcext:value-type="float">
            <text:p>1672.434</text:p>
          </table:table-cell>
          <table:table-cell office:value-type="float" office:value="585.7601" calcext:value-type="float">
            <text:p>585.7601</text:p>
          </table:table-cell>
          <table:table-cell office:value-type="float" office:value="576.9869" calcext:value-type="float">
            <text:p>576.9869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5" calcext:value-type="float">
            <text:p>35.7015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013285" calcext:value-type="float">
            <text:p>-1.01328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07066" calcext:value-type="float">
            <text:p>-7.707066</text:p>
          </table:table-cell>
          <table:table-cell office:value-type="float" office:value="0" calcext:value-type="float">
            <text:p>0</text:p>
          </table:table-cell>
          <table:table-cell office:value-type="float" office:value="8.806587" calcext:value-type="float">
            <text:p>8.806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998.4903" calcext:value-type="float">
            <text:p>998.4903</text:p>
          </table:table-cell>
          <table:table-cell office:value-type="float" office:value="13180.71" calcext:value-type="float">
            <text:p>1318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3649" calcext:value-type="float">
            <text:p>-10.03649</text:p>
          </table:table-cell>
          <table:table-cell office:value-type="float" office:value="28.89575" calcext:value-type="float">
            <text:p>28.89575</text:p>
          </table:table-cell>
          <table:table-cell office:value-type="float" office:value="0" calcext:value-type="float">
            <text:p>0</text:p>
          </table:table-cell>
          <table:table-cell office:value-type="float" office:value="93.92263" calcext:value-type="float">
            <text:p>93.92263</text:p>
          </table:table-cell>
          <table:table-cell office:value-type="float" office:value="679.0367" calcext:value-type="float">
            <text:p>679.0367</text:p>
          </table:table-cell>
          <table:table-cell office:value-type="float" office:value="0.01695803" calcext:value-type="float">
            <text:p>0.01695803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01954" calcext:value-type="float">
            <text:p>-10.01954</text:p>
          </table:table-cell>
          <table:table-cell office:value-type="float" office:value="0" calcext:value-type="float">
            <text:p>0</text:p>
          </table:table-cell>
          <table:table-cell office:value-type="float" office:value="339.0311" calcext:value-type="float">
            <text:p>339.0311</text:p>
          </table:table-cell>
          <table:table-cell office:value-type="float" office:value="1167.216" calcext:value-type="float">
            <text:p>1167.216</text:p>
          </table:table-cell>
          <table:table-cell office:value-type="float" office:value="1415.588" calcext:value-type="float">
            <text:p>1415.588</text:p>
          </table:table-cell>
          <table:table-cell office:value-type="float" office:value="1302.264" calcext:value-type="float">
            <text:p>1302.264</text:p>
          </table:table-cell>
          <table:table-cell office:value-type="float" office:value="784.953" calcext:value-type="float">
            <text:p>784.953</text:p>
          </table:table-cell>
          <table:table-cell office:value-type="float" office:value="1115.51" calcext:value-type="float">
            <text:p>1115.51</text:p>
          </table:table-cell>
          <table:table-cell office:value-type="float" office:value="415.3863" calcext:value-type="float">
            <text:p>415.3863</text:p>
          </table:table-cell>
          <table:table-cell office:value-type="float" office:value="1854.666" calcext:value-type="float">
            <text:p>1854.666</text:p>
          </table:table-cell>
          <table:table-cell office:value-type="float" office:value="2091.85" calcext:value-type="float">
            <text:p>2091.85</text:p>
          </table:table-cell>
          <table:table-cell office:value-type="float" office:value="1672.431" calcext:value-type="float">
            <text:p>1672.431</text:p>
          </table:table-cell>
          <table:table-cell office:value-type="float" office:value="585.759" calcext:value-type="float">
            <text:p>585.759</text:p>
          </table:table-cell>
          <table:table-cell office:value-type="float" office:value="576.9826" calcext:value-type="float">
            <text:p>576.9826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5" calcext:value-type="float">
            <text:p>35.7015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9250363" calcext:value-type="float">
            <text:p>-9.25036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86348" calcext:value-type="float">
            <text:p>-7.786348</text:p>
          </table:table-cell>
          <table:table-cell office:value-type="float" office:value="0" calcext:value-type="float">
            <text:p>0</text:p>
          </table:table-cell>
          <table:table-cell office:value-type="float" office:value="8.756104" calcext:value-type="float">
            <text:p>8.756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998.398" calcext:value-type="float">
            <text:p>998.398</text:p>
          </table:table-cell>
          <table:table-cell office:value-type="float" office:value="13180.73" calcext:value-type="float">
            <text:p>131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5895" calcext:value-type="float">
            <text:p>-10.15895</text:p>
          </table:table-cell>
          <table:table-cell office:value-type="float" office:value="28.20863" calcext:value-type="float">
            <text:p>28.20863</text:p>
          </table:table-cell>
          <table:table-cell office:value-type="float" office:value="0" calcext:value-type="float">
            <text:p>0</text:p>
          </table:table-cell>
          <table:table-cell office:value-type="float" office:value="93.77972" calcext:value-type="float">
            <text:p>93.77972</text:p>
          </table:table-cell>
          <table:table-cell office:value-type="float" office:value="678.9991" calcext:value-type="float">
            <text:p>678.9991</text:p>
          </table:table-cell>
          <table:table-cell office:value-type="float" office:value="0.01729596" calcext:value-type="float">
            <text:p>0.01729596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14166" calcext:value-type="float">
            <text:p>-10.14166</text:p>
          </table:table-cell>
          <table:table-cell office:value-type="float" office:value="0" calcext:value-type="float">
            <text:p>0</text:p>
          </table:table-cell>
          <table:table-cell office:value-type="float" office:value="339.0529" calcext:value-type="float">
            <text:p>339.0529</text:p>
          </table:table-cell>
          <table:table-cell office:value-type="float" office:value="1167.206" calcext:value-type="float">
            <text:p>1167.206</text:p>
          </table:table-cell>
          <table:table-cell office:value-type="float" office:value="1415.576" calcext:value-type="float">
            <text:p>1415.576</text:p>
          </table:table-cell>
          <table:table-cell office:value-type="float" office:value="1302.255" calcext:value-type="float">
            <text:p>1302.255</text:p>
          </table:table-cell>
          <table:table-cell office:value-type="float" office:value="784.9451" calcext:value-type="float">
            <text:p>784.9451</text:p>
          </table:table-cell>
          <table:table-cell office:value-type="float" office:value="1115.505" calcext:value-type="float">
            <text:p>1115.505</text:p>
          </table:table-cell>
          <table:table-cell office:value-type="float" office:value="415.3843" calcext:value-type="float">
            <text:p>415.3843</text:p>
          </table:table-cell>
          <table:table-cell office:value-type="float" office:value="1854.663" calcext:value-type="float">
            <text:p>1854.663</text:p>
          </table:table-cell>
          <table:table-cell office:value-type="float" office:value="2091.846" calcext:value-type="float">
            <text:p>2091.846</text:p>
          </table:table-cell>
          <table:table-cell office:value-type="float" office:value="1672.428" calcext:value-type="float">
            <text:p>1672.428</text:p>
          </table:table-cell>
          <table:table-cell office:value-type="float" office:value="585.7581" calcext:value-type="float">
            <text:p>585.7581</text:p>
          </table:table-cell>
          <table:table-cell office:value-type="float" office:value="576.9785" calcext:value-type="float">
            <text:p>576.9785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55" calcext:value-type="float">
            <text:p>35.7015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8888849" calcext:value-type="float">
            <text:p>-8.88884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61729" calcext:value-type="float">
            <text:p>-7.861729</text:p>
          </table:table-cell>
          <table:table-cell office:value-type="float" office:value="0" calcext:value-type="float">
            <text:p>0</text:p>
          </table:table-cell>
          <table:table-cell office:value-type="float" office:value="8.709451" calcext:value-type="float">
            <text:p>8.709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998.3141" calcext:value-type="float">
            <text:p>998.3141</text:p>
          </table:table-cell>
          <table:table-cell office:value-type="float" office:value="13180.74" calcext:value-type="float">
            <text:p>1318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7898" calcext:value-type="float">
            <text:p>-10.27898</text:p>
          </table:table-cell>
          <table:table-cell office:value-type="float" office:value="29.30695" calcext:value-type="float">
            <text:p>29.30695</text:p>
          </table:table-cell>
          <table:table-cell office:value-type="float" office:value="0" calcext:value-type="float">
            <text:p>0</text:p>
          </table:table-cell>
          <table:table-cell office:value-type="float" office:value="93.66395" calcext:value-type="float">
            <text:p>93.66395</text:p>
          </table:table-cell>
          <table:table-cell office:value-type="float" office:value="678.9715" calcext:value-type="float">
            <text:p>678.9715</text:p>
          </table:table-cell>
          <table:table-cell office:value-type="float" office:value="0.01765519" calcext:value-type="float">
            <text:p>0.0176551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26132" calcext:value-type="float">
            <text:p>-10.26132</text:p>
          </table:table-cell>
          <table:table-cell office:value-type="float" office:value="0" calcext:value-type="float">
            <text:p>0</text:p>
          </table:table-cell>
          <table:table-cell office:value-type="float" office:value="339.0693" calcext:value-type="float">
            <text:p>339.0693</text:p>
          </table:table-cell>
          <table:table-cell office:value-type="float" office:value="1167.195" calcext:value-type="float">
            <text:p>1167.195</text:p>
          </table:table-cell>
          <table:table-cell office:value-type="float" office:value="1415.564" calcext:value-type="float">
            <text:p>1415.564</text:p>
          </table:table-cell>
          <table:table-cell office:value-type="float" office:value="1302.246" calcext:value-type="float">
            <text:p>1302.246</text:p>
          </table:table-cell>
          <table:table-cell office:value-type="float" office:value="784.9373" calcext:value-type="float">
            <text:p>784.9373</text:p>
          </table:table-cell>
          <table:table-cell office:value-type="float" office:value="1115.5" calcext:value-type="float">
            <text:p>1115.5</text:p>
          </table:table-cell>
          <table:table-cell office:value-type="float" office:value="415.3822" calcext:value-type="float">
            <text:p>415.3822</text:p>
          </table:table-cell>
          <table:table-cell office:value-type="float" office:value="1854.66" calcext:value-type="float">
            <text:p>1854.66</text:p>
          </table:table-cell>
          <table:table-cell office:value-type="float" office:value="2091.843" calcext:value-type="float">
            <text:p>2091.843</text:p>
          </table:table-cell>
          <table:table-cell office:value-type="float" office:value="1672.425" calcext:value-type="float">
            <text:p>1672.425</text:p>
          </table:table-cell>
          <table:table-cell office:value-type="float" office:value="585.757" calcext:value-type="float">
            <text:p>585.757</text:p>
          </table:table-cell>
          <table:table-cell office:value-type="float" office:value="576.9744" calcext:value-type="float">
            <text:p>576.9744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5" calcext:value-type="float">
            <text:p>35.7015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8003344" calcext:value-type="float">
            <text:p>-8.003344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33813" calcext:value-type="float">
            <text:p>-7.933813</text:p>
          </table:table-cell>
          <table:table-cell office:value-type="float" office:value="0" calcext:value-type="float">
            <text:p>0</text:p>
          </table:table-cell>
          <table:table-cell office:value-type="float" office:value="8.661942" calcext:value-type="float">
            <text:p>8.66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998.2487" calcext:value-type="float">
            <text:p>998.2487</text:p>
          </table:table-cell>
          <table:table-cell office:value-type="float" office:value="13180.74" calcext:value-type="float">
            <text:p>1318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8945" calcext:value-type="float">
            <text:p>-10.38945</text:p>
          </table:table-cell>
          <table:table-cell office:value-type="float" office:value="29.33735" calcext:value-type="float">
            <text:p>29.33735</text:p>
          </table:table-cell>
          <table:table-cell office:value-type="float" office:value="0" calcext:value-type="float">
            <text:p>0</text:p>
          </table:table-cell>
          <table:table-cell office:value-type="float" office:value="93.581" calcext:value-type="float">
            <text:p>93.581</text:p>
          </table:table-cell>
          <table:table-cell office:value-type="float" office:value="678.9574" calcext:value-type="float">
            <text:p>678.9574</text:p>
          </table:table-cell>
          <table:table-cell office:value-type="float" office:value="0.01798179" calcext:value-type="float">
            <text:p>0.0179817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37147" calcext:value-type="float">
            <text:p>-10.37147</text:p>
          </table:table-cell>
          <table:table-cell office:value-type="float" office:value="0" calcext:value-type="float">
            <text:p>0</text:p>
          </table:table-cell>
          <table:table-cell office:value-type="float" office:value="339.0803" calcext:value-type="float">
            <text:p>339.0803</text:p>
          </table:table-cell>
          <table:table-cell office:value-type="float" office:value="1167.186" calcext:value-type="float">
            <text:p>1167.186</text:p>
          </table:table-cell>
          <table:table-cell office:value-type="float" office:value="1415.552" calcext:value-type="float">
            <text:p>1415.552</text:p>
          </table:table-cell>
          <table:table-cell office:value-type="float" office:value="1302.238" calcext:value-type="float">
            <text:p>1302.238</text:p>
          </table:table-cell>
          <table:table-cell office:value-type="float" office:value="784.9294" calcext:value-type="float">
            <text:p>784.9294</text:p>
          </table:table-cell>
          <table:table-cell office:value-type="float" office:value="1115.495" calcext:value-type="float">
            <text:p>1115.495</text:p>
          </table:table-cell>
          <table:table-cell office:value-type="float" office:value="415.3801" calcext:value-type="float">
            <text:p>415.3801</text:p>
          </table:table-cell>
          <table:table-cell office:value-type="float" office:value="1854.658" calcext:value-type="float">
            <text:p>1854.658</text:p>
          </table:table-cell>
          <table:table-cell office:value-type="float" office:value="2091.839" calcext:value-type="float">
            <text:p>2091.839</text:p>
          </table:table-cell>
          <table:table-cell office:value-type="float" office:value="1672.422" calcext:value-type="float">
            <text:p>1672.422</text:p>
          </table:table-cell>
          <table:table-cell office:value-type="float" office:value="585.756" calcext:value-type="float">
            <text:p>585.756</text:p>
          </table:table-cell>
          <table:table-cell office:value-type="float" office:value="576.9703" calcext:value-type="float">
            <text:p>576.9703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4" calcext:value-type="float">
            <text:p>35.701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420881" calcext:value-type="float">
            <text:p>-7.420881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94118" calcext:value-type="float">
            <text:p>-7.994118</text:p>
          </table:table-cell>
          <table:table-cell office:value-type="float" office:value="0" calcext:value-type="float">
            <text:p>0</text:p>
          </table:table-cell>
          <table:table-cell office:value-type="float" office:value="8.612155" calcext:value-type="float">
            <text:p>8.61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998.1748" calcext:value-type="float">
            <text:p>998.1748</text:p>
          </table:table-cell>
          <table:table-cell office:value-type="float" office:value="13180.75" calcext:value-type="float">
            <text:p>1318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9913" calcext:value-type="float">
            <text:p>-10.49913</text:p>
          </table:table-cell>
          <table:table-cell office:value-type="float" office:value="29.32238" calcext:value-type="float">
            <text:p>29.32238</text:p>
          </table:table-cell>
          <table:table-cell office:value-type="float" office:value="0" calcext:value-type="float">
            <text:p>0</text:p>
          </table:table-cell>
          <table:table-cell office:value-type="float" office:value="93.47412" calcext:value-type="float">
            <text:p>93.47412</text:p>
          </table:table-cell>
          <table:table-cell office:value-type="float" office:value="678.9343" calcext:value-type="float">
            <text:p>678.9343</text:p>
          </table:table-cell>
          <table:table-cell office:value-type="float" office:value="0.0183046" calcext:value-type="float">
            <text:p>0.0183046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48082" calcext:value-type="float">
            <text:p>-10.48082</text:p>
          </table:table-cell>
          <table:table-cell office:value-type="float" office:value="0" calcext:value-type="float">
            <text:p>0</text:p>
          </table:table-cell>
          <table:table-cell office:value-type="float" office:value="339.0953" calcext:value-type="float">
            <text:p>339.0953</text:p>
          </table:table-cell>
          <table:table-cell office:value-type="float" office:value="1167.177" calcext:value-type="float">
            <text:p>1167.177</text:p>
          </table:table-cell>
          <table:table-cell office:value-type="float" office:value="1415.541" calcext:value-type="float">
            <text:p>1415.541</text:p>
          </table:table-cell>
          <table:table-cell office:value-type="float" office:value="1302.229" calcext:value-type="float">
            <text:p>1302.229</text:p>
          </table:table-cell>
          <table:table-cell office:value-type="float" office:value="784.9221" calcext:value-type="float">
            <text:p>784.9221</text:p>
          </table:table-cell>
          <table:table-cell office:value-type="float" office:value="1115.49" calcext:value-type="float">
            <text:p>1115.49</text:p>
          </table:table-cell>
          <table:table-cell office:value-type="float" office:value="415.378" calcext:value-type="float">
            <text:p>415.378</text:p>
          </table:table-cell>
          <table:table-cell office:value-type="float" office:value="1854.655" calcext:value-type="float">
            <text:p>1854.655</text:p>
          </table:table-cell>
          <table:table-cell office:value-type="float" office:value="2091.835" calcext:value-type="float">
            <text:p>2091.835</text:p>
          </table:table-cell>
          <table:table-cell office:value-type="float" office:value="1672.419" calcext:value-type="float">
            <text:p>1672.419</text:p>
          </table:table-cell>
          <table:table-cell office:value-type="float" office:value="585.7551" calcext:value-type="float">
            <text:p>585.7551</text:p>
          </table:table-cell>
          <table:table-cell office:value-type="float" office:value="576.9662" calcext:value-type="float">
            <text:p>576.9662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4" calcext:value-type="float">
            <text:p>35.701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861436" calcext:value-type="float">
            <text:p>-6.861436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058166" calcext:value-type="float">
            <text:p>-8.058166</text:p>
          </table:table-cell>
          <table:table-cell office:value-type="float" office:value="0" calcext:value-type="float">
            <text:p>0</text:p>
          </table:table-cell>
          <table:table-cell office:value-type="float" office:value="8.566757" calcext:value-type="float">
            <text:p>8.56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998.0875" calcext:value-type="float">
            <text:p>998.0875</text:p>
          </table:table-cell>
          <table:table-cell office:value-type="float" office:value="13180.77" calcext:value-type="float">
            <text:p>131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1754" calcext:value-type="float">
            <text:p>-10.61754</text:p>
          </table:table-cell>
          <table:table-cell office:value-type="float" office:value="28.16807" calcext:value-type="float">
            <text:p>28.16807</text:p>
          </table:table-cell>
          <table:table-cell office:value-type="float" office:value="0" calcext:value-type="float">
            <text:p>0</text:p>
          </table:table-cell>
          <table:table-cell office:value-type="float" office:value="93.33701" calcext:value-type="float">
            <text:p>93.33701</text:p>
          </table:table-cell>
          <table:table-cell office:value-type="float" office:value="678.9001" calcext:value-type="float">
            <text:p>678.9001</text:p>
          </table:table-cell>
          <table:table-cell office:value-type="float" office:value="0.0186401" calcext:value-type="float">
            <text:p>0.0186401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5989" calcext:value-type="float">
            <text:p>-10.5989</text:p>
          </table:table-cell>
          <table:table-cell office:value-type="float" office:value="0" calcext:value-type="float">
            <text:p>0</text:p>
          </table:table-cell>
          <table:table-cell office:value-type="float" office:value="339.1154" calcext:value-type="float">
            <text:p>339.1154</text:p>
          </table:table-cell>
          <table:table-cell office:value-type="float" office:value="1167.167" calcext:value-type="float">
            <text:p>1167.167</text:p>
          </table:table-cell>
          <table:table-cell office:value-type="float" office:value="1415.53" calcext:value-type="float">
            <text:p>1415.53</text:p>
          </table:table-cell>
          <table:table-cell office:value-type="float" office:value="1302.22" calcext:value-type="float">
            <text:p>1302.22</text:p>
          </table:table-cell>
          <table:table-cell office:value-type="float" office:value="784.9147" calcext:value-type="float">
            <text:p>784.9147</text:p>
          </table:table-cell>
          <table:table-cell office:value-type="float" office:value="1115.486" calcext:value-type="float">
            <text:p>1115.486</text:p>
          </table:table-cell>
          <table:table-cell office:value-type="float" office:value="415.3759" calcext:value-type="float">
            <text:p>415.3759</text:p>
          </table:table-cell>
          <table:table-cell office:value-type="float" office:value="1854.652" calcext:value-type="float">
            <text:p>1854.652</text:p>
          </table:table-cell>
          <table:table-cell office:value-type="float" office:value="2091.832" calcext:value-type="float">
            <text:p>2091.832</text:p>
          </table:table-cell>
          <table:table-cell office:value-type="float" office:value="1672.416" calcext:value-type="float">
            <text:p>1672.416</text:p>
          </table:table-cell>
          <table:table-cell office:value-type="float" office:value="585.7541" calcext:value-type="float">
            <text:p>585.7541</text:p>
          </table:table-cell>
          <table:table-cell office:value-type="float" office:value="576.9623" calcext:value-type="float">
            <text:p>576.9623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4" calcext:value-type="float">
            <text:p>35.701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641255" calcext:value-type="float">
            <text:p>-6.64125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29822" calcext:value-type="float">
            <text:p>-8.129822</text:p>
          </table:table-cell>
          <table:table-cell office:value-type="float" office:value="0" calcext:value-type="float">
            <text:p>0</text:p>
          </table:table-cell>
          <table:table-cell office:value-type="float" office:value="8.520353" calcext:value-type="float">
            <text:p>8.52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997.9514" calcext:value-type="float">
            <text:p>997.9514</text:p>
          </table:table-cell>
          <table:table-cell office:value-type="float" office:value="13180.79" calcext:value-type="float">
            <text:p>1318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785" calcext:value-type="float">
            <text:p>-10.76785</text:p>
          </table:table-cell>
          <table:table-cell office:value-type="float" office:value="28.46428" calcext:value-type="float">
            <text:p>28.46428</text:p>
          </table:table-cell>
          <table:table-cell office:value-type="float" office:value="0" calcext:value-type="float">
            <text:p>0</text:p>
          </table:table-cell>
          <table:table-cell office:value-type="float" office:value="93.15438" calcext:value-type="float">
            <text:p>93.15438</text:p>
          </table:table-cell>
          <table:table-cell office:value-type="float" office:value="678.8307" calcext:value-type="float">
            <text:p>678.8307</text:p>
          </table:table-cell>
          <table:table-cell office:value-type="float" office:value="0.01905547" calcext:value-type="float">
            <text:p>0.01905547</text:p>
          </table:table-cell>
          <table:table-cell office:value-type="float" office:value="0" calcext:value-type="float">
            <text:p>0</text:p>
          </table:table-cell>
          <table:table-cell office:value-type="float" office:value="0.000001475567" calcext:value-type="float">
            <text:p>1.4755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74879" calcext:value-type="float">
            <text:p>-10.74879</text:p>
          </table:table-cell>
          <table:table-cell office:value-type="float" office:value="0" calcext:value-type="float">
            <text:p>0</text:p>
          </table:table-cell>
          <table:table-cell office:value-type="float" office:value="339.1447" calcext:value-type="float">
            <text:p>339.1447</text:p>
          </table:table-cell>
          <table:table-cell office:value-type="float" office:value="1167.15" calcext:value-type="float">
            <text:p>1167.15</text:p>
          </table:table-cell>
          <table:table-cell office:value-type="float" office:value="1415.515" calcext:value-type="float">
            <text:p>1415.515</text:p>
          </table:table-cell>
          <table:table-cell office:value-type="float" office:value="1302.211" calcext:value-type="float">
            <text:p>1302.211</text:p>
          </table:table-cell>
          <table:table-cell office:value-type="float" office:value="784.907" calcext:value-type="float">
            <text:p>784.907</text:p>
          </table:table-cell>
          <table:table-cell office:value-type="float" office:value="1115.481" calcext:value-type="float">
            <text:p>1115.481</text:p>
          </table:table-cell>
          <table:table-cell office:value-type="float" office:value="415.3739" calcext:value-type="float">
            <text:p>415.3739</text:p>
          </table:table-cell>
          <table:table-cell office:value-type="float" office:value="1854.649" calcext:value-type="float">
            <text:p>1854.649</text:p>
          </table:table-cell>
          <table:table-cell office:value-type="float" office:value="2091.828" calcext:value-type="float">
            <text:p>2091.828</text:p>
          </table:table-cell>
          <table:table-cell office:value-type="float" office:value="1672.413" calcext:value-type="float">
            <text:p>1672.413</text:p>
          </table:table-cell>
          <table:table-cell office:value-type="float" office:value="585.7531" calcext:value-type="float">
            <text:p>585.7531</text:p>
          </table:table-cell>
          <table:table-cell office:value-type="float" office:value="576.9585" calcext:value-type="float">
            <text:p>576.9585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3" calcext:value-type="float">
            <text:p>35.701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201346" calcext:value-type="float">
            <text:p>-6.201346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237726" calcext:value-type="float">
            <text:p>-8.237726</text:p>
          </table:table-cell>
          <table:table-cell office:value-type="float" office:value="0" calcext:value-type="float">
            <text:p>0</text:p>
          </table:table-cell>
          <table:table-cell office:value-type="float" office:value="8.478368" calcext:value-type="float">
            <text:p>8.478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997.7979" calcext:value-type="float">
            <text:p>997.7979</text:p>
          </table:table-cell>
          <table:table-cell office:value-type="float" office:value="13180.82" calcext:value-type="float">
            <text:p>131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3513" calcext:value-type="float">
            <text:p>-10.93513</text:p>
          </table:table-cell>
          <table:table-cell office:value-type="float" office:value="28.60898" calcext:value-type="float">
            <text:p>28.60898</text:p>
          </table:table-cell>
          <table:table-cell office:value-type="float" office:value="0" calcext:value-type="float">
            <text:p>0</text:p>
          </table:table-cell>
          <table:table-cell office:value-type="float" office:value="92.97667" calcext:value-type="float">
            <text:p>92.97667</text:p>
          </table:table-cell>
          <table:table-cell office:value-type="float" office:value="678.7552" calcext:value-type="float">
            <text:p>678.7552</text:p>
          </table:table-cell>
          <table:table-cell office:value-type="float" office:value="0.01952259" calcext:value-type="float">
            <text:p>0.0195225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679" calcext:value-type="float">
            <text:p>1.47567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91561" calcext:value-type="float">
            <text:p>-10.91561</text:p>
          </table:table-cell>
          <table:table-cell office:value-type="float" office:value="0" calcext:value-type="float">
            <text:p>0</text:p>
          </table:table-cell>
          <table:table-cell office:value-type="float" office:value="339.1731" calcext:value-type="float">
            <text:p>339.1731</text:p>
          </table:table-cell>
          <table:table-cell office:value-type="float" office:value="1167.13" calcext:value-type="float">
            <text:p>1167.13</text:p>
          </table:table-cell>
          <table:table-cell office:value-type="float" office:value="1415.496" calcext:value-type="float">
            <text:p>1415.496</text:p>
          </table:table-cell>
          <table:table-cell office:value-type="float" office:value="1302.199" calcext:value-type="float">
            <text:p>1302.199</text:p>
          </table:table-cell>
          <table:table-cell office:value-type="float" office:value="784.8989" calcext:value-type="float">
            <text:p>784.8989</text:p>
          </table:table-cell>
          <table:table-cell office:value-type="float" office:value="1115.476" calcext:value-type="float">
            <text:p>1115.476</text:p>
          </table:table-cell>
          <table:table-cell office:value-type="float" office:value="415.3719" calcext:value-type="float">
            <text:p>415.3719</text:p>
          </table:table-cell>
          <table:table-cell office:value-type="float" office:value="1854.646" calcext:value-type="float">
            <text:p>1854.646</text:p>
          </table:table-cell>
          <table:table-cell office:value-type="float" office:value="2091.825" calcext:value-type="float">
            <text:p>2091.825</text:p>
          </table:table-cell>
          <table:table-cell office:value-type="float" office:value="1672.41" calcext:value-type="float">
            <text:p>1672.41</text:p>
          </table:table-cell>
          <table:table-cell office:value-type="float" office:value="585.7521" calcext:value-type="float">
            <text:p>585.7521</text:p>
          </table:table-cell>
          <table:table-cell office:value-type="float" office:value="576.9547" calcext:value-type="float">
            <text:p>576.9547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3" calcext:value-type="float">
            <text:p>35.701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232918" calcext:value-type="float">
            <text:p>-6.23291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362104" calcext:value-type="float">
            <text:p>-8.362104</text:p>
          </table:table-cell>
          <table:table-cell office:value-type="float" office:value="0" calcext:value-type="float">
            <text:p>0</text:p>
          </table:table-cell>
          <table:table-cell office:value-type="float" office:value="8.435901" calcext:value-type="float">
            <text:p>8.435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997.6019" calcext:value-type="float">
            <text:p>997.6019</text:p>
          </table:table-cell>
          <table:table-cell office:value-type="float" office:value="13180.85" calcext:value-type="float">
            <text:p>1318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4076" calcext:value-type="float">
            <text:p>-11.14076</text:p>
          </table:table-cell>
          <table:table-cell office:value-type="float" office:value="29.58795" calcext:value-type="float">
            <text:p>29.58795</text:p>
          </table:table-cell>
          <table:table-cell office:value-type="float" office:value="0" calcext:value-type="float">
            <text:p>0</text:p>
          </table:table-cell>
          <table:table-cell office:value-type="float" office:value="92.83144" calcext:value-type="float">
            <text:p>92.83144</text:p>
          </table:table-cell>
          <table:table-cell office:value-type="float" office:value="678.6466" calcext:value-type="float">
            <text:p>678.6466</text:p>
          </table:table-cell>
          <table:table-cell office:value-type="float" office:value="0.02002377" calcext:value-type="float">
            <text:p>0.02002377</text:p>
          </table:table-cell>
          <table:table-cell office:value-type="float" office:value="0" calcext:value-type="float">
            <text:p>0</text:p>
          </table:table-cell>
          <table:table-cell office:value-type="float" office:value="0.000001475735" calcext:value-type="float">
            <text:p>1.47573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12074" calcext:value-type="float">
            <text:p>-11.12074</text:p>
          </table:table-cell>
          <table:table-cell office:value-type="float" office:value="0" calcext:value-type="float">
            <text:p>0</text:p>
          </table:table-cell>
          <table:table-cell office:value-type="float" office:value="339.2031" calcext:value-type="float">
            <text:p>339.2031</text:p>
          </table:table-cell>
          <table:table-cell office:value-type="float" office:value="1167.108" calcext:value-type="float">
            <text:p>1167.108</text:p>
          </table:table-cell>
          <table:table-cell office:value-type="float" office:value="1415.474" calcext:value-type="float">
            <text:p>1415.474</text:p>
          </table:table-cell>
          <table:table-cell office:value-type="float" office:value="1302.185" calcext:value-type="float">
            <text:p>1302.185</text:p>
          </table:table-cell>
          <table:table-cell office:value-type="float" office:value="784.8897" calcext:value-type="float">
            <text:p>784.8897</text:p>
          </table:table-cell>
          <table:table-cell office:value-type="float" office:value="1115.471" calcext:value-type="float">
            <text:p>1115.471</text:p>
          </table:table-cell>
          <table:table-cell office:value-type="float" office:value="415.3698" calcext:value-type="float">
            <text:p>415.3698</text:p>
          </table:table-cell>
          <table:table-cell office:value-type="float" office:value="1854.643" calcext:value-type="float">
            <text:p>1854.643</text:p>
          </table:table-cell>
          <table:table-cell office:value-type="float" office:value="2091.821" calcext:value-type="float">
            <text:p>2091.821</text:p>
          </table:table-cell>
          <table:table-cell office:value-type="float" office:value="1672.407" calcext:value-type="float">
            <text:p>1672.407</text:p>
          </table:table-cell>
          <table:table-cell office:value-type="float" office:value="585.7512" calcext:value-type="float">
            <text:p>585.7512</text:p>
          </table:table-cell>
          <table:table-cell office:value-type="float" office:value="576.951" calcext:value-type="float">
            <text:p>576.951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2" calcext:value-type="float">
            <text:p>35.701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331439" calcext:value-type="float">
            <text:p>-6.33143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2541" calcext:value-type="float">
            <text:p>-8.52541</text:p>
          </table:table-cell>
          <table:table-cell office:value-type="float" office:value="0" calcext:value-type="float">
            <text:p>0</text:p>
          </table:table-cell>
          <table:table-cell office:value-type="float" office:value="8.3941" calcext:value-type="float">
            <text:p>8.3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997.4518" calcext:value-type="float">
            <text:p>997.4518</text:p>
          </table:table-cell>
          <table:table-cell office:value-type="float" office:value="13180.87" calcext:value-type="float">
            <text:p>1318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098" calcext:value-type="float">
            <text:p>-11.3098</text:p>
          </table:table-cell>
          <table:table-cell office:value-type="float" office:value="29.49959" calcext:value-type="float">
            <text:p>29.49959</text:p>
          </table:table-cell>
          <table:table-cell office:value-type="float" office:value="0" calcext:value-type="float">
            <text:p>0</text:p>
          </table:table-cell>
          <table:table-cell office:value-type="float" office:value="92.67058" calcext:value-type="float">
            <text:p>92.67058</text:p>
          </table:table-cell>
          <table:table-cell office:value-type="float" office:value="678.5846" calcext:value-type="float">
            <text:p>678.5846</text:p>
          </table:table-cell>
          <table:table-cell office:value-type="float" office:value="0.02050825" calcext:value-type="float">
            <text:p>0.02050825</text:p>
          </table:table-cell>
          <table:table-cell office:value-type="float" office:value="0" calcext:value-type="float">
            <text:p>0</text:p>
          </table:table-cell>
          <table:table-cell office:value-type="float" office:value="0.00000147579" calcext:value-type="float">
            <text:p>1.4757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2893" calcext:value-type="float">
            <text:p>-11.2893</text:p>
          </table:table-cell>
          <table:table-cell office:value-type="float" office:value="0" calcext:value-type="float">
            <text:p>0</text:p>
          </table:table-cell>
          <table:table-cell office:value-type="float" office:value="339.2275" calcext:value-type="float">
            <text:p>339.2275</text:p>
          </table:table-cell>
          <table:table-cell office:value-type="float" office:value="1167.087" calcext:value-type="float">
            <text:p>1167.087</text:p>
          </table:table-cell>
          <table:table-cell office:value-type="float" office:value="1415.449" calcext:value-type="float">
            <text:p>1415.449</text:p>
          </table:table-cell>
          <table:table-cell office:value-type="float" office:value="1302.171" calcext:value-type="float">
            <text:p>1302.171</text:p>
          </table:table-cell>
          <table:table-cell office:value-type="float" office:value="784.8793" calcext:value-type="float">
            <text:p>784.8793</text:p>
          </table:table-cell>
          <table:table-cell office:value-type="float" office:value="1115.466" calcext:value-type="float">
            <text:p>1115.466</text:p>
          </table:table-cell>
          <table:table-cell office:value-type="float" office:value="415.3678" calcext:value-type="float">
            <text:p>415.3678</text:p>
          </table:table-cell>
          <table:table-cell office:value-type="float" office:value="1854.64" calcext:value-type="float">
            <text:p>1854.64</text:p>
          </table:table-cell>
          <table:table-cell office:value-type="float" office:value="2091.818" calcext:value-type="float">
            <text:p>2091.818</text:p>
          </table:table-cell>
          <table:table-cell office:value-type="float" office:value="1672.404" calcext:value-type="float">
            <text:p>1672.404</text:p>
          </table:table-cell>
          <table:table-cell office:value-type="float" office:value="585.7502" calcext:value-type="float">
            <text:p>585.7502</text:p>
          </table:table-cell>
          <table:table-cell office:value-type="float" office:value="576.9473" calcext:value-type="float">
            <text:p>576.9473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52" calcext:value-type="float">
            <text:p>35.701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568541" calcext:value-type="float">
            <text:p>-6.568541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5051" calcext:value-type="float">
            <text:p>-8.65051</text:p>
          </table:table-cell>
          <table:table-cell office:value-type="float" office:value="0" calcext:value-type="float">
            <text:p>0</text:p>
          </table:table-cell>
          <table:table-cell office:value-type="float" office:value="8.350656" calcext:value-type="float">
            <text:p>8.35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997.2561" calcext:value-type="float">
            <text:p>997.2561</text:p>
          </table:table-cell>
          <table:table-cell office:value-type="float" office:value="13180.9" calcext:value-type="float">
            <text:p>131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1678" calcext:value-type="float">
            <text:p>-11.51678</text:p>
          </table:table-cell>
          <table:table-cell office:value-type="float" office:value="30.35155" calcext:value-type="float">
            <text:p>30.35155</text:p>
          </table:table-cell>
          <table:table-cell office:value-type="float" office:value="0" calcext:value-type="float">
            <text:p>0</text:p>
          </table:table-cell>
          <table:table-cell office:value-type="float" office:value="92.52991" calcext:value-type="float">
            <text:p>92.52991</text:p>
          </table:table-cell>
          <table:table-cell office:value-type="float" office:value="678.4841" calcext:value-type="float">
            <text:p>678.4841</text:p>
          </table:table-cell>
          <table:table-cell office:value-type="float" office:value="0.0210119" calcext:value-type="float">
            <text:p>0.021011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49577" calcext:value-type="float">
            <text:p>-11.49577</text:p>
          </table:table-cell>
          <table:table-cell office:value-type="float" office:value="0" calcext:value-type="float">
            <text:p>0</text:p>
          </table:table-cell>
          <table:table-cell office:value-type="float" office:value="339.2563" calcext:value-type="float">
            <text:p>339.2563</text:p>
          </table:table-cell>
          <table:table-cell office:value-type="float" office:value="1167.064" calcext:value-type="float">
            <text:p>1167.064</text:p>
          </table:table-cell>
          <table:table-cell office:value-type="float" office:value="1415.421" calcext:value-type="float">
            <text:p>1415.421</text:p>
          </table:table-cell>
          <table:table-cell office:value-type="float" office:value="1302.155" calcext:value-type="float">
            <text:p>1302.155</text:p>
          </table:table-cell>
          <table:table-cell office:value-type="float" office:value="784.8683" calcext:value-type="float">
            <text:p>784.8683</text:p>
          </table:table-cell>
          <table:table-cell office:value-type="float" office:value="1115.46" calcext:value-type="float">
            <text:p>1115.46</text:p>
          </table:table-cell>
          <table:table-cell office:value-type="float" office:value="415.3658" calcext:value-type="float">
            <text:p>415.3658</text:p>
          </table:table-cell>
          <table:table-cell office:value-type="float" office:value="1854.638" calcext:value-type="float">
            <text:p>1854.638</text:p>
          </table:table-cell>
          <table:table-cell office:value-type="float" office:value="2091.815" calcext:value-type="float">
            <text:p>2091.815</text:p>
          </table:table-cell>
          <table:table-cell office:value-type="float" office:value="1672.401" calcext:value-type="float">
            <text:p>1672.401</text:p>
          </table:table-cell>
          <table:table-cell office:value-type="float" office:value="585.7493" calcext:value-type="float">
            <text:p>585.7493</text:p>
          </table:table-cell>
          <table:table-cell office:value-type="float" office:value="576.9437" calcext:value-type="float">
            <text:p>576.9437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2" calcext:value-type="float">
            <text:p>35.701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025713" calcext:value-type="float">
            <text:p>-7.02571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15356" calcext:value-type="float">
            <text:p>-8.815356</text:p>
          </table:table-cell>
          <table:table-cell office:value-type="float" office:value="0" calcext:value-type="float">
            <text:p>0</text:p>
          </table:table-cell>
          <table:table-cell office:value-type="float" office:value="8.309122" calcext:value-type="float">
            <text:p>8.309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997.1322" calcext:value-type="float">
            <text:p>997.1322</text:p>
          </table:table-cell>
          <table:table-cell office:value-type="float" office:value="13180.9" calcext:value-type="float">
            <text:p>131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7772" calcext:value-type="float">
            <text:p>-11.67772</text:p>
          </table:table-cell>
          <table:table-cell office:value-type="float" office:value="30.78287" calcext:value-type="float">
            <text:p>30.78287</text:p>
          </table:table-cell>
          <table:table-cell office:value-type="float" office:value="0" calcext:value-type="float">
            <text:p>0</text:p>
          </table:table-cell>
          <table:table-cell office:value-type="float" office:value="92.48483" calcext:value-type="float">
            <text:p>92.48483</text:p>
          </table:table-cell>
          <table:table-cell office:value-type="float" office:value="678.4478" calcext:value-type="float">
            <text:p>678.4478</text:p>
          </table:table-cell>
          <table:table-cell office:value-type="float" office:value="0.02146852" calcext:value-type="float">
            <text:p>0.02146852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65625" calcext:value-type="float">
            <text:p>-11.65625</text:p>
          </table:table-cell>
          <table:table-cell office:value-type="float" office:value="0" calcext:value-type="float">
            <text:p>0</text:p>
          </table:table-cell>
          <table:table-cell office:value-type="float" office:value="339.2646" calcext:value-type="float">
            <text:p>339.2646</text:p>
          </table:table-cell>
          <table:table-cell office:value-type="float" office:value="1167.047" calcext:value-type="float">
            <text:p>1167.047</text:p>
          </table:table-cell>
          <table:table-cell office:value-type="float" office:value="1415.394" calcext:value-type="float">
            <text:p>1415.394</text:p>
          </table:table-cell>
          <table:table-cell office:value-type="float" office:value="1302.138" calcext:value-type="float">
            <text:p>1302.138</text:p>
          </table:table-cell>
          <table:table-cell office:value-type="float" office:value="784.8568" calcext:value-type="float">
            <text:p>784.8568</text:p>
          </table:table-cell>
          <table:table-cell office:value-type="float" office:value="1115.455" calcext:value-type="float">
            <text:p>1115.455</text:p>
          </table:table-cell>
          <table:table-cell office:value-type="float" office:value="415.3636" calcext:value-type="float">
            <text:p>415.3636</text:p>
          </table:table-cell>
          <table:table-cell office:value-type="float" office:value="1854.635" calcext:value-type="float">
            <text:p>1854.635</text:p>
          </table:table-cell>
          <table:table-cell office:value-type="float" office:value="2091.812" calcext:value-type="float">
            <text:p>2091.812</text:p>
          </table:table-cell>
          <table:table-cell office:value-type="float" office:value="1672.399" calcext:value-type="float">
            <text:p>1672.399</text:p>
          </table:table-cell>
          <table:table-cell office:value-type="float" office:value="585.7485" calcext:value-type="float">
            <text:p>585.7485</text:p>
          </table:table-cell>
          <table:table-cell office:value-type="float" office:value="576.9401" calcext:value-type="float">
            <text:p>576.940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1" calcext:value-type="float">
            <text:p>35.701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617443" calcext:value-type="float">
            <text:p>-6.61744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932571" calcext:value-type="float">
            <text:p>-8.932571</text:p>
          </table:table-cell>
          <table:table-cell office:value-type="float" office:value="0" calcext:value-type="float">
            <text:p>0</text:p>
          </table:table-cell>
          <table:table-cell office:value-type="float" office:value="8.265946" calcext:value-type="float">
            <text:p>8.26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997.0233" calcext:value-type="float">
            <text:p>997.0233</text:p>
          </table:table-cell>
          <table:table-cell office:value-type="float" office:value="13180.9" calcext:value-type="float">
            <text:p>131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2574" calcext:value-type="float">
            <text:p>-11.82574</text:p>
          </table:table-cell>
          <table:table-cell office:value-type="float" office:value="31.17021" calcext:value-type="float">
            <text:p>31.17021</text:p>
          </table:table-cell>
          <table:table-cell office:value-type="float" office:value="0" calcext:value-type="float">
            <text:p>0</text:p>
          </table:table-cell>
          <table:table-cell office:value-type="float" office:value="92.44054" calcext:value-type="float">
            <text:p>92.44054</text:p>
          </table:table-cell>
          <table:table-cell office:value-type="float" office:value="678.4227" calcext:value-type="float">
            <text:p>678.4227</text:p>
          </table:table-cell>
          <table:table-cell office:value-type="float" office:value="0.02191343" calcext:value-type="float">
            <text:p>0.02191343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80383" calcext:value-type="float">
            <text:p>-11.80383</text:p>
          </table:table-cell>
          <table:table-cell office:value-type="float" office:value="0" calcext:value-type="float">
            <text:p>0</text:p>
          </table:table-cell>
          <table:table-cell office:value-type="float" office:value="339.2717" calcext:value-type="float">
            <text:p>339.2717</text:p>
          </table:table-cell>
          <table:table-cell office:value-type="float" office:value="1167.032" calcext:value-type="float">
            <text:p>1167.032</text:p>
          </table:table-cell>
          <table:table-cell office:value-type="float" office:value="1415.369" calcext:value-type="float">
            <text:p>1415.369</text:p>
          </table:table-cell>
          <table:table-cell office:value-type="float" office:value="1302.121" calcext:value-type="float">
            <text:p>1302.121</text:p>
          </table:table-cell>
          <table:table-cell office:value-type="float" office:value="784.8443" calcext:value-type="float">
            <text:p>784.8443</text:p>
          </table:table-cell>
          <table:table-cell office:value-type="float" office:value="1115.449" calcext:value-type="float">
            <text:p>1115.449</text:p>
          </table:table-cell>
          <table:table-cell office:value-type="float" office:value="415.3617" calcext:value-type="float">
            <text:p>415.3617</text:p>
          </table:table-cell>
          <table:table-cell office:value-type="float" office:value="1854.632" calcext:value-type="float">
            <text:p>1854.632</text:p>
          </table:table-cell>
          <table:table-cell office:value-type="float" office:value="2091.81" calcext:value-type="float">
            <text:p>2091.81</text:p>
          </table:table-cell>
          <table:table-cell office:value-type="float" office:value="1672.396" calcext:value-type="float">
            <text:p>1672.396</text:p>
          </table:table-cell>
          <table:table-cell office:value-type="float" office:value="585.7475" calcext:value-type="float">
            <text:p>585.7475</text:p>
          </table:table-cell>
          <table:table-cell office:value-type="float" office:value="576.9366" calcext:value-type="float">
            <text:p>576.9366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1" calcext:value-type="float">
            <text:p>35.701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109395" calcext:value-type="float">
            <text:p>-6.10939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036972" calcext:value-type="float">
            <text:p>-9.036972</text:p>
          </table:table-cell>
          <table:table-cell office:value-type="float" office:value="0" calcext:value-type="float">
            <text:p>0</text:p>
          </table:table-cell>
          <table:table-cell office:value-type="float" office:value="8.222783" calcext:value-type="float">
            <text:p>8.22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996.8836" calcext:value-type="float">
            <text:p>996.8836</text:p>
          </table:table-cell>
          <table:table-cell office:value-type="float" office:value="13180.9" calcext:value-type="float">
            <text:p>131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9984" calcext:value-type="float">
            <text:p>-11.99984</text:p>
          </table:table-cell>
          <table:table-cell office:value-type="float" office:value="31.86198" calcext:value-type="float">
            <text:p>31.86198</text:p>
          </table:table-cell>
          <table:table-cell office:value-type="float" office:value="0" calcext:value-type="float">
            <text:p>0</text:p>
          </table:table-cell>
          <table:table-cell office:value-type="float" office:value="92.41084" calcext:value-type="float">
            <text:p>92.41084</text:p>
          </table:table-cell>
          <table:table-cell office:value-type="float" office:value="678.368" calcext:value-type="float">
            <text:p>678.368</text:p>
          </table:table-cell>
          <table:table-cell office:value-type="float" office:value="0.02237912" calcext:value-type="float">
            <text:p>0.02237912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97746" calcext:value-type="float">
            <text:p>-11.97746</text:p>
          </table:table-cell>
          <table:table-cell office:value-type="float" office:value="0" calcext:value-type="float">
            <text:p>0</text:p>
          </table:table-cell>
          <table:table-cell office:value-type="float" office:value="339.2813" calcext:value-type="float">
            <text:p>339.2813</text:p>
          </table:table-cell>
          <table:table-cell office:value-type="float" office:value="1167.016" calcext:value-type="float">
            <text:p>1167.016</text:p>
          </table:table-cell>
          <table:table-cell office:value-type="float" office:value="1415.345" calcext:value-type="float">
            <text:p>1415.345</text:p>
          </table:table-cell>
          <table:table-cell office:value-type="float" office:value="1302.103" calcext:value-type="float">
            <text:p>1302.103</text:p>
          </table:table-cell>
          <table:table-cell office:value-type="float" office:value="784.8317" calcext:value-type="float">
            <text:p>784.8317</text:p>
          </table:table-cell>
          <table:table-cell office:value-type="float" office:value="1115.443" calcext:value-type="float">
            <text:p>1115.443</text:p>
          </table:table-cell>
          <table:table-cell office:value-type="float" office:value="415.3596" calcext:value-type="float">
            <text:p>415.3596</text:p>
          </table:table-cell>
          <table:table-cell office:value-type="float" office:value="1854.629" calcext:value-type="float">
            <text:p>1854.629</text:p>
          </table:table-cell>
          <table:table-cell office:value-type="float" office:value="2091.807" calcext:value-type="float">
            <text:p>2091.807</text:p>
          </table:table-cell>
          <table:table-cell office:value-type="float" office:value="1672.393" calcext:value-type="float">
            <text:p>1672.393</text:p>
          </table:table-cell>
          <table:table-cell office:value-type="float" office:value="585.7466" calcext:value-type="float">
            <text:p>585.7466</text:p>
          </table:table-cell>
          <table:table-cell office:value-type="float" office:value="576.9331" calcext:value-type="float">
            <text:p>576.933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1" calcext:value-type="float">
            <text:p>35.701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616909" calcext:value-type="float">
            <text:p>-5.61690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68158" calcext:value-type="float">
            <text:p>-9.168158</text:p>
          </table:table-cell>
          <table:table-cell office:value-type="float" office:value="0" calcext:value-type="float">
            <text:p>0</text:p>
          </table:table-cell>
          <table:table-cell office:value-type="float" office:value="8.180395" calcext:value-type="float">
            <text:p>8.18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996.7236" calcext:value-type="float">
            <text:p>996.7236</text:p>
          </table:table-cell>
          <table:table-cell office:value-type="float" office:value="13180.92" calcext:value-type="float">
            <text:p>1318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7617" calcext:value-type="float">
            <text:p>-12.17617</text:p>
          </table:table-cell>
          <table:table-cell office:value-type="float" office:value="31.84277" calcext:value-type="float">
            <text:p>31.84277</text:p>
          </table:table-cell>
          <table:table-cell office:value-type="float" office:value="0" calcext:value-type="float">
            <text:p>0</text:p>
          </table:table-cell>
          <table:table-cell office:value-type="float" office:value="92.25829" calcext:value-type="float">
            <text:p>92.25829</text:p>
          </table:table-cell>
          <table:table-cell office:value-type="float" office:value="678.3001" calcext:value-type="float">
            <text:p>678.3001</text:p>
          </table:table-cell>
          <table:table-cell office:value-type="float" office:value="0.02286899" calcext:value-type="float">
            <text:p>0.0228689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1533" calcext:value-type="float">
            <text:p>-12.1533</text:p>
          </table:table-cell>
          <table:table-cell office:value-type="float" office:value="0" calcext:value-type="float">
            <text:p>0</text:p>
          </table:table-cell>
          <table:table-cell office:value-type="float" office:value="339.3058" calcext:value-type="float">
            <text:p>339.3058</text:p>
          </table:table-cell>
          <table:table-cell office:value-type="float" office:value="1166.995" calcext:value-type="float">
            <text:p>1166.995</text:p>
          </table:table-cell>
          <table:table-cell office:value-type="float" office:value="1415.319" calcext:value-type="float">
            <text:p>1415.319</text:p>
          </table:table-cell>
          <table:table-cell office:value-type="float" office:value="1302.086" calcext:value-type="float">
            <text:p>1302.086</text:p>
          </table:table-cell>
          <table:table-cell office:value-type="float" office:value="784.8191" calcext:value-type="float">
            <text:p>784.8191</text:p>
          </table:table-cell>
          <table:table-cell office:value-type="float" office:value="1115.437" calcext:value-type="float">
            <text:p>1115.437</text:p>
          </table:table-cell>
          <table:table-cell office:value-type="float" office:value="415.3576" calcext:value-type="float">
            <text:p>415.3576</text:p>
          </table:table-cell>
          <table:table-cell office:value-type="float" office:value="1854.626" calcext:value-type="float">
            <text:p>1854.626</text:p>
          </table:table-cell>
          <table:table-cell office:value-type="float" office:value="2091.804" calcext:value-type="float">
            <text:p>2091.804</text:p>
          </table:table-cell>
          <table:table-cell office:value-type="float" office:value="1672.39" calcext:value-type="float">
            <text:p>1672.39</text:p>
          </table:table-cell>
          <table:table-cell office:value-type="float" office:value="585.7458" calcext:value-type="float">
            <text:p>585.7458</text:p>
          </table:table-cell>
          <table:table-cell office:value-type="float" office:value="576.9297" calcext:value-type="float">
            <text:p>576.9297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" calcext:value-type="float">
            <text:p>35.701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880843" calcext:value-type="float">
            <text:p>-5.88084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302362" calcext:value-type="float">
            <text:p>-9.302362</text:p>
          </table:table-cell>
          <table:table-cell office:value-type="float" office:value="0" calcext:value-type="float">
            <text:p>0</text:p>
          </table:table-cell>
          <table:table-cell office:value-type="float" office:value="8.138723" calcext:value-type="float">
            <text:p>8.13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996.5352" calcext:value-type="float">
            <text:p>996.5352</text:p>
          </table:table-cell>
          <table:table-cell office:value-type="float" office:value="13180.95" calcext:value-type="float">
            <text:p>131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6774" calcext:value-type="float">
            <text:p>-12.36774</text:p>
          </table:table-cell>
          <table:table-cell office:value-type="float" office:value="31.86552" calcext:value-type="float">
            <text:p>31.86552</text:p>
          </table:table-cell>
          <table:table-cell office:value-type="float" office:value="0" calcext:value-type="float">
            <text:p>0</text:p>
          </table:table-cell>
          <table:table-cell office:value-type="float" office:value="92.05158" calcext:value-type="float">
            <text:p>92.05158</text:p>
          </table:table-cell>
          <table:table-cell office:value-type="float" office:value="678.2123" calcext:value-type="float">
            <text:p>678.2123</text:p>
          </table:table-cell>
          <table:table-cell office:value-type="float" office:value="0.02336955" calcext:value-type="float">
            <text:p>0.02336955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34437" calcext:value-type="float">
            <text:p>-12.34437</text:p>
          </table:table-cell>
          <table:table-cell office:value-type="float" office:value="0" calcext:value-type="float">
            <text:p>0</text:p>
          </table:table-cell>
          <table:table-cell office:value-type="float" office:value="339.339" calcext:value-type="float">
            <text:p>339.339</text:p>
          </table:table-cell>
          <table:table-cell office:value-type="float" office:value="1166.971" calcext:value-type="float">
            <text:p>1166.971</text:p>
          </table:table-cell>
          <table:table-cell office:value-type="float" office:value="1415.29" calcext:value-type="float">
            <text:p>1415.29</text:p>
          </table:table-cell>
          <table:table-cell office:value-type="float" office:value="1302.067" calcext:value-type="float">
            <text:p>1302.067</text:p>
          </table:table-cell>
          <table:table-cell office:value-type="float" office:value="784.8062" calcext:value-type="float">
            <text:p>784.8062</text:p>
          </table:table-cell>
          <table:table-cell office:value-type="float" office:value="1115.431" calcext:value-type="float">
            <text:p>1115.431</text:p>
          </table:table-cell>
          <table:table-cell office:value-type="float" office:value="415.3556" calcext:value-type="float">
            <text:p>415.3556</text:p>
          </table:table-cell>
          <table:table-cell office:value-type="float" office:value="1854.624" calcext:value-type="float">
            <text:p>1854.624</text:p>
          </table:table-cell>
          <table:table-cell office:value-type="float" office:value="2091.802" calcext:value-type="float">
            <text:p>2091.802</text:p>
          </table:table-cell>
          <table:table-cell office:value-type="float" office:value="1672.388" calcext:value-type="float">
            <text:p>1672.388</text:p>
          </table:table-cell>
          <table:table-cell office:value-type="float" office:value="585.7449" calcext:value-type="float">
            <text:p>585.7449</text:p>
          </table:table-cell>
          <table:table-cell office:value-type="float" office:value="576.9263" calcext:value-type="float">
            <text:p>576.9263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5" calcext:value-type="float">
            <text:p>35.701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705266" calcext:value-type="float">
            <text:p>-6.705266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453668" calcext:value-type="float">
            <text:p>-9.453668</text:p>
          </table:table-cell>
          <table:table-cell office:value-type="float" office:value="0" calcext:value-type="float">
            <text:p>0</text:p>
          </table:table-cell>
          <table:table-cell office:value-type="float" office:value="8.09897" calcext:value-type="float">
            <text:p>8.09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996.3602" calcext:value-type="float">
            <text:p>996.3602</text:p>
          </table:table-cell>
          <table:table-cell office:value-type="float" office:value="13180.96" calcext:value-type="float">
            <text:p>1318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5788" calcext:value-type="float">
            <text:p>-12.55788</text:p>
          </table:table-cell>
          <table:table-cell office:value-type="float" office:value="32.04517" calcext:value-type="float">
            <text:p>32.04517</text:p>
          </table:table-cell>
          <table:table-cell office:value-type="float" office:value="0" calcext:value-type="float">
            <text:p>0</text:p>
          </table:table-cell>
          <table:table-cell office:value-type="float" office:value="91.93142" calcext:value-type="float">
            <text:p>91.93142</text:p>
          </table:table-cell>
          <table:table-cell office:value-type="float" office:value="678.1405" calcext:value-type="float">
            <text:p>678.1405</text:p>
          </table:table-cell>
          <table:table-cell office:value-type="float" office:value="0.02385699" calcext:value-type="float">
            <text:p>0.02385699</text:p>
          </table:table-cell>
          <table:table-cell office:value-type="float" office:value="0" calcext:value-type="float">
            <text:p>0</text:p>
          </table:table-cell>
          <table:table-cell office:value-type="float" office:value="0.000001475844" calcext:value-type="float">
            <text:p>1.47584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53402" calcext:value-type="float">
            <text:p>-12.53402</text:p>
          </table:table-cell>
          <table:table-cell office:value-type="float" office:value="0" calcext:value-type="float">
            <text:p>0</text:p>
          </table:table-cell>
          <table:table-cell office:value-type="float" office:value="339.3609" calcext:value-type="float">
            <text:p>339.3609</text:p>
          </table:table-cell>
          <table:table-cell office:value-type="float" office:value="1166.947" calcext:value-type="float">
            <text:p>1166.947</text:p>
          </table:table-cell>
          <table:table-cell office:value-type="float" office:value="1415.257" calcext:value-type="float">
            <text:p>1415.257</text:p>
          </table:table-cell>
          <table:table-cell office:value-type="float" office:value="1302.048" calcext:value-type="float">
            <text:p>1302.048</text:p>
          </table:table-cell>
          <table:table-cell office:value-type="float" office:value="784.7929" calcext:value-type="float">
            <text:p>784.7929</text:p>
          </table:table-cell>
          <table:table-cell office:value-type="float" office:value="1115.424" calcext:value-type="float">
            <text:p>1115.424</text:p>
          </table:table-cell>
          <table:table-cell office:value-type="float" office:value="415.3536" calcext:value-type="float">
            <text:p>415.3536</text:p>
          </table:table-cell>
          <table:table-cell office:value-type="float" office:value="1854.621" calcext:value-type="float">
            <text:p>1854.621</text:p>
          </table:table-cell>
          <table:table-cell office:value-type="float" office:value="2091.799" calcext:value-type="float">
            <text:p>2091.799</text:p>
          </table:table-cell>
          <table:table-cell office:value-type="float" office:value="1672.385" calcext:value-type="float">
            <text:p>1672.385</text:p>
          </table:table-cell>
          <table:table-cell office:value-type="float" office:value="585.744" calcext:value-type="float">
            <text:p>585.744</text:p>
          </table:table-cell>
          <table:table-cell office:value-type="float" office:value="576.9229" calcext:value-type="float">
            <text:p>576.9229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49" calcext:value-type="float">
            <text:p>35.701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119709" calcext:value-type="float">
            <text:p>-7.11970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604332" calcext:value-type="float">
            <text:p>-9.604332</text:p>
          </table:table-cell>
          <table:table-cell office:value-type="float" office:value="0" calcext:value-type="float">
            <text:p>0</text:p>
          </table:table-cell>
          <table:table-cell office:value-type="float" office:value="8.059981" calcext:value-type="float">
            <text:p>8.05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995.9871" calcext:value-type="float">
            <text:p>995.9871</text:p>
          </table:table-cell>
          <table:table-cell office:value-type="float" office:value="13180.99" calcext:value-type="float">
            <text:p>131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8279" calcext:value-type="float">
            <text:p>-12.88279</text:p>
          </table:table-cell>
          <table:table-cell office:value-type="float" office:value="29.9805" calcext:value-type="float">
            <text:p>29.9805</text:p>
          </table:table-cell>
          <table:table-cell office:value-type="float" office:value="0" calcext:value-type="float">
            <text:p>0</text:p>
          </table:table-cell>
          <table:table-cell office:value-type="float" office:value="92.08226" calcext:value-type="float">
            <text:p>92.08226</text:p>
          </table:table-cell>
          <table:table-cell office:value-type="float" office:value="677.8363" calcext:value-type="float">
            <text:p>677.8363</text:p>
          </table:table-cell>
          <table:table-cell office:value-type="float" office:value="0.02425838" calcext:value-type="float">
            <text:p>0.02425838</text:p>
          </table:table-cell>
          <table:table-cell office:value-type="float" office:value="0" calcext:value-type="float">
            <text:p>0</text:p>
          </table:table-cell>
          <table:table-cell office:value-type="float" office:value="0.000001641546" calcext:value-type="float">
            <text:p>1.64154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85853" calcext:value-type="float">
            <text:p>-12.85853</text:p>
          </table:table-cell>
          <table:table-cell office:value-type="float" office:value="0" calcext:value-type="float">
            <text:p>0</text:p>
          </table:table-cell>
          <table:table-cell office:value-type="float" office:value="339.422" calcext:value-type="float">
            <text:p>339.422</text:p>
          </table:table-cell>
          <table:table-cell office:value-type="float" office:value="1166.932" calcext:value-type="float">
            <text:p>1166.932</text:p>
          </table:table-cell>
          <table:table-cell office:value-type="float" office:value="1415.222" calcext:value-type="float">
            <text:p>1415.222</text:p>
          </table:table-cell>
          <table:table-cell office:value-type="float" office:value="1302.028" calcext:value-type="float">
            <text:p>1302.028</text:p>
          </table:table-cell>
          <table:table-cell office:value-type="float" office:value="784.7792" calcext:value-type="float">
            <text:p>784.7792</text:p>
          </table:table-cell>
          <table:table-cell office:value-type="float" office:value="1115.418" calcext:value-type="float">
            <text:p>1115.418</text:p>
          </table:table-cell>
          <table:table-cell office:value-type="float" office:value="415.3515" calcext:value-type="float">
            <text:p>415.3515</text:p>
          </table:table-cell>
          <table:table-cell office:value-type="float" office:value="1854.618" calcext:value-type="float">
            <text:p>1854.618</text:p>
          </table:table-cell>
          <table:table-cell office:value-type="float" office:value="2091.796" calcext:value-type="float">
            <text:p>2091.796</text:p>
          </table:table-cell>
          <table:table-cell office:value-type="float" office:value="1672.382" calcext:value-type="float">
            <text:p>1672.382</text:p>
          </table:table-cell>
          <table:table-cell office:value-type="float" office:value="585.7432" calcext:value-type="float">
            <text:p>585.7432</text:p>
          </table:table-cell>
          <table:table-cell office:value-type="float" office:value="576.9197" calcext:value-type="float">
            <text:p>576.9197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49" calcext:value-type="float">
            <text:p>35.701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5065112" calcext:value-type="float">
            <text:p>-5.06511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942408" calcext:value-type="float">
            <text:p>-9.942408</text:p>
          </table:table-cell>
          <table:table-cell office:value-type="float" office:value="0" calcext:value-type="float">
            <text:p>0</text:p>
          </table:table-cell>
          <table:table-cell office:value-type="float" office:value="8.073489" calcext:value-type="float">
            <text:p>8.07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995.4637" calcext:value-type="float">
            <text:p>995.4637</text:p>
          </table:table-cell>
          <table:table-cell office:value-type="float" office:value="13181.03" calcext:value-type="float">
            <text:p>1318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0087" calcext:value-type="float">
            <text:p>-13.40087</text:p>
          </table:table-cell>
          <table:table-cell office:value-type="float" office:value="30.06341" calcext:value-type="float">
            <text:p>30.06341</text:p>
          </table:table-cell>
          <table:table-cell office:value-type="float" office:value="0" calcext:value-type="float">
            <text:p>0</text:p>
          </table:table-cell>
          <table:table-cell office:value-type="float" office:value="92.37226" calcext:value-type="float">
            <text:p>92.37226</text:p>
          </table:table-cell>
          <table:table-cell office:value-type="float" office:value="677.3983" calcext:value-type="float">
            <text:p>677.3983</text:p>
          </table:table-cell>
          <table:table-cell office:value-type="float" office:value="0.02451966" calcext:value-type="float">
            <text:p>0.02451966</text:p>
          </table:table-cell>
          <table:table-cell office:value-type="float" office:value="0" calcext:value-type="float">
            <text:p>0</text:p>
          </table:table-cell>
          <table:table-cell office:value-type="float" office:value="0.000002525796" calcext:value-type="float">
            <text:p>2.5257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37636" calcext:value-type="float">
            <text:p>-13.37636</text:p>
          </table:table-cell>
          <table:table-cell office:value-type="float" office:value="0" calcext:value-type="float">
            <text:p>0</text:p>
          </table:table-cell>
          <table:table-cell office:value-type="float" office:value="339.4881" calcext:value-type="float">
            <text:p>339.4881</text:p>
          </table:table-cell>
          <table:table-cell office:value-type="float" office:value="1166.905" calcext:value-type="float">
            <text:p>1166.905</text:p>
          </table:table-cell>
          <table:table-cell office:value-type="float" office:value="1415.187" calcext:value-type="float">
            <text:p>1415.187</text:p>
          </table:table-cell>
          <table:table-cell office:value-type="float" office:value="1302.008" calcext:value-type="float">
            <text:p>1302.008</text:p>
          </table:table-cell>
          <table:table-cell office:value-type="float" office:value="784.7653" calcext:value-type="float">
            <text:p>784.7653</text:p>
          </table:table-cell>
          <table:table-cell office:value-type="float" office:value="1115.412" calcext:value-type="float">
            <text:p>1115.412</text:p>
          </table:table-cell>
          <table:table-cell office:value-type="float" office:value="415.3494" calcext:value-type="float">
            <text:p>415.3494</text:p>
          </table:table-cell>
          <table:table-cell office:value-type="float" office:value="1854.615" calcext:value-type="float">
            <text:p>1854.615</text:p>
          </table:table-cell>
          <table:table-cell office:value-type="float" office:value="2091.794" calcext:value-type="float">
            <text:p>2091.794</text:p>
          </table:table-cell>
          <table:table-cell office:value-type="float" office:value="1672.38" calcext:value-type="float">
            <text:p>1672.38</text:p>
          </table:table-cell>
          <table:table-cell office:value-type="float" office:value="585.7423" calcext:value-type="float">
            <text:p>585.7423</text:p>
          </table:table-cell>
          <table:table-cell office:value-type="float" office:value="576.9164" calcext:value-type="float">
            <text:p>576.9164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8" calcext:value-type="float">
            <text:p>35.70148</text:p>
          </table:table-cell>
          <table:table-cell office:value-type="float" office:value="0" calcext:value-type="float">
            <text:p>0</text:p>
          </table:table-cell>
          <table:table-cell office:value-type="float" office:value="-0.0000001615605" calcext:value-type="float">
            <text:p>-1.61560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1664" calcext:value-type="float">
            <text:p>-10.41664</text:p>
          </table:table-cell>
          <table:table-cell office:value-type="float" office:value="0" calcext:value-type="float">
            <text:p>0</text:p>
          </table:table-cell>
          <table:table-cell office:value-type="float" office:value="8.029825" calcext:value-type="float">
            <text:p>8.029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995.1935" calcext:value-type="float">
            <text:p>995.1935</text:p>
          </table:table-cell>
          <table:table-cell office:value-type="float" office:value="13181.04" calcext:value-type="float">
            <text:p>1318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9516" calcext:value-type="float">
            <text:p>-13.69516</text:p>
          </table:table-cell>
          <table:table-cell office:value-type="float" office:value="30.86925" calcext:value-type="float">
            <text:p>30.86925</text:p>
          </table:table-cell>
          <table:table-cell office:value-type="float" office:value="0" calcext:value-type="float">
            <text:p>0</text:p>
          </table:table-cell>
          <table:table-cell office:value-type="float" office:value="92.44398" calcext:value-type="float">
            <text:p>92.44398</text:p>
          </table:table-cell>
          <table:table-cell office:value-type="float" office:value="677.2512" calcext:value-type="float">
            <text:p>677.2512</text:p>
          </table:table-cell>
          <table:table-cell office:value-type="float" office:value="0.02480354" calcext:value-type="float">
            <text:p>0.02480354</text:p>
          </table:table-cell>
          <table:table-cell office:value-type="float" office:value="0" calcext:value-type="float">
            <text:p>0</text:p>
          </table:table-cell>
          <table:table-cell office:value-type="float" office:value="0.000003881108" calcext:value-type="float">
            <text:p>3.88110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67036" calcext:value-type="float">
            <text:p>-13.67036</text:p>
          </table:table-cell>
          <table:table-cell office:value-type="float" office:value="0" calcext:value-type="float">
            <text:p>0</text:p>
          </table:table-cell>
          <table:table-cell office:value-type="float" office:value="339.5053" calcext:value-type="float">
            <text:p>339.5053</text:p>
          </table:table-cell>
          <table:table-cell office:value-type="float" office:value="1166.868" calcext:value-type="float">
            <text:p>1166.868</text:p>
          </table:table-cell>
          <table:table-cell office:value-type="float" office:value="1415.15" calcext:value-type="float">
            <text:p>1415.15</text:p>
          </table:table-cell>
          <table:table-cell office:value-type="float" office:value="1301.987" calcext:value-type="float">
            <text:p>1301.987</text:p>
          </table:table-cell>
          <table:table-cell office:value-type="float" office:value="784.7507" calcext:value-type="float">
            <text:p>784.7507</text:p>
          </table:table-cell>
          <table:table-cell office:value-type="float" office:value="1115.405" calcext:value-type="float">
            <text:p>1115.405</text:p>
          </table:table-cell>
          <table:table-cell office:value-type="float" office:value="415.3472" calcext:value-type="float">
            <text:p>415.3472</text:p>
          </table:table-cell>
          <table:table-cell office:value-type="float" office:value="1854.613" calcext:value-type="float">
            <text:p>1854.613</text:p>
          </table:table-cell>
          <table:table-cell office:value-type="float" office:value="2091.791" calcext:value-type="float">
            <text:p>2091.791</text:p>
          </table:table-cell>
          <table:table-cell office:value-type="float" office:value="1672.377" calcext:value-type="float">
            <text:p>1672.377</text:p>
          </table:table-cell>
          <table:table-cell office:value-type="float" office:value="585.7415" calcext:value-type="float">
            <text:p>585.7415</text:p>
          </table:table-cell>
          <table:table-cell office:value-type="float" office:value="576.9131" calcext:value-type="float">
            <text:p>576.9131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8" calcext:value-type="float">
            <text:p>35.70148</text:p>
          </table:table-cell>
          <table:table-cell office:value-type="float" office:value="0" calcext:value-type="float">
            <text:p>0</text:p>
          </table:table-cell>
          <table:table-cell office:value-type="float" office:value="-0.0000001626311" calcext:value-type="float">
            <text:p>-1.6263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6321" calcext:value-type="float">
            <text:p>-10.66321</text:p>
          </table:table-cell>
          <table:table-cell office:value-type="float" office:value="0" calcext:value-type="float">
            <text:p>0</text:p>
          </table:table-cell>
          <table:table-cell office:value-type="float" office:value="7.982241" calcext:value-type="float">
            <text:p>7.98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994.9573" calcext:value-type="float">
            <text:p>994.9573</text:p>
          </table:table-cell>
          <table:table-cell office:value-type="float" office:value="13181.04" calcext:value-type="float">
            <text:p>1318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4558" calcext:value-type="float">
            <text:p>-13.94558</text:p>
          </table:table-cell>
          <table:table-cell office:value-type="float" office:value="31.03518" calcext:value-type="float">
            <text:p>31.03518</text:p>
          </table:table-cell>
          <table:table-cell office:value-type="float" office:value="0" calcext:value-type="float">
            <text:p>0</text:p>
          </table:table-cell>
          <table:table-cell office:value-type="float" office:value="92.48596" calcext:value-type="float">
            <text:p>92.48596</text:p>
          </table:table-cell>
          <table:table-cell office:value-type="float" office:value="677.1428" calcext:value-type="float">
            <text:p>677.1428</text:p>
          </table:table-cell>
          <table:table-cell office:value-type="float" office:value="0.0251151" calcext:value-type="float">
            <text:p>0.0251151</text:p>
          </table:table-cell>
          <table:table-cell office:value-type="float" office:value="0" calcext:value-type="float">
            <text:p>0</text:p>
          </table:table-cell>
          <table:table-cell office:value-type="float" office:value="0.000005402374" calcext:value-type="float">
            <text:p>5.40237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92048" calcext:value-type="float">
            <text:p>-13.92048</text:p>
          </table:table-cell>
          <table:table-cell office:value-type="float" office:value="0" calcext:value-type="float">
            <text:p>0</text:p>
          </table:table-cell>
          <table:table-cell office:value-type="float" office:value="339.5159" calcext:value-type="float">
            <text:p>339.5159</text:p>
          </table:table-cell>
          <table:table-cell office:value-type="float" office:value="1166.832" calcext:value-type="float">
            <text:p>1166.832</text:p>
          </table:table-cell>
          <table:table-cell office:value-type="float" office:value="1415.112" calcext:value-type="float">
            <text:p>1415.112</text:p>
          </table:table-cell>
          <table:table-cell office:value-type="float" office:value="1301.965" calcext:value-type="float">
            <text:p>1301.965</text:p>
          </table:table-cell>
          <table:table-cell office:value-type="float" office:value="784.7354" calcext:value-type="float">
            <text:p>784.7354</text:p>
          </table:table-cell>
          <table:table-cell office:value-type="float" office:value="1115.399" calcext:value-type="float">
            <text:p>1115.399</text:p>
          </table:table-cell>
          <table:table-cell office:value-type="float" office:value="415.3449" calcext:value-type="float">
            <text:p>415.3449</text:p>
          </table:table-cell>
          <table:table-cell office:value-type="float" office:value="1854.61" calcext:value-type="float">
            <text:p>1854.61</text:p>
          </table:table-cell>
          <table:table-cell office:value-type="float" office:value="2091.789" calcext:value-type="float">
            <text:p>2091.789</text:p>
          </table:table-cell>
          <table:table-cell office:value-type="float" office:value="1672.374" calcext:value-type="float">
            <text:p>1672.374</text:p>
          </table:table-cell>
          <table:table-cell office:value-type="float" office:value="585.7406" calcext:value-type="float">
            <text:p>585.7406</text:p>
          </table:table-cell>
          <table:table-cell office:value-type="float" office:value="576.91" calcext:value-type="float">
            <text:p>576.91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8" calcext:value-type="float">
            <text:p>35.70148</text:p>
          </table:table-cell>
          <table:table-cell office:value-type="float" office:value="0" calcext:value-type="float">
            <text:p>0</text:p>
          </table:table-cell>
          <table:table-cell office:value-type="float" office:value="-0.0000001628609" calcext:value-type="float">
            <text:p>-1.62860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87886" calcext:value-type="float">
            <text:p>-10.87886</text:p>
          </table:table-cell>
          <table:table-cell office:value-type="float" office:value="0" calcext:value-type="float">
            <text:p>0</text:p>
          </table:table-cell>
          <table:table-cell office:value-type="float" office:value="7.947694" calcext:value-type="float">
            <text:p>7.947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994.7325" calcext:value-type="float">
            <text:p>994.7325</text:p>
          </table:table-cell>
          <table:table-cell office:value-type="float" office:value="13181.05" calcext:value-type="float">
            <text:p>1318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9409" calcext:value-type="float">
            <text:p>-14.19409</text:p>
          </table:table-cell>
          <table:table-cell office:value-type="float" office:value="27.50107" calcext:value-type="float">
            <text:p>27.50107</text:p>
          </table:table-cell>
          <table:table-cell office:value-type="float" office:value="0" calcext:value-type="float">
            <text:p>0</text:p>
          </table:table-cell>
          <table:table-cell office:value-type="float" office:value="92.51782" calcext:value-type="float">
            <text:p>92.51782</text:p>
          </table:table-cell>
          <table:table-cell office:value-type="float" office:value="677.0335" calcext:value-type="float">
            <text:p>677.0335</text:p>
          </table:table-cell>
          <table:table-cell office:value-type="float" office:value="0.02541801" calcext:value-type="float">
            <text:p>0.02541801</text:p>
          </table:table-cell>
          <table:table-cell office:value-type="float" office:value="0" calcext:value-type="float">
            <text:p>0</text:p>
          </table:table-cell>
          <table:table-cell office:value-type="float" office:value="0.0000282118" calcext:value-type="float">
            <text:p>2.8211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1687" calcext:value-type="float">
            <text:p>-14.1687</text:p>
          </table:table-cell>
          <table:table-cell office:value-type="float" office:value="0" calcext:value-type="float">
            <text:p>0</text:p>
          </table:table-cell>
          <table:table-cell office:value-type="float" office:value="339.5332" calcext:value-type="float">
            <text:p>339.5332</text:p>
          </table:table-cell>
          <table:table-cell office:value-type="float" office:value="1166.803" calcext:value-type="float">
            <text:p>1166.803</text:p>
          </table:table-cell>
          <table:table-cell office:value-type="float" office:value="1415.076" calcext:value-type="float">
            <text:p>1415.076</text:p>
          </table:table-cell>
          <table:table-cell office:value-type="float" office:value="1301.943" calcext:value-type="float">
            <text:p>1301.943</text:p>
          </table:table-cell>
          <table:table-cell office:value-type="float" office:value="784.7195" calcext:value-type="float">
            <text:p>784.7195</text:p>
          </table:table-cell>
          <table:table-cell office:value-type="float" office:value="1115.392" calcext:value-type="float">
            <text:p>1115.392</text:p>
          </table:table-cell>
          <table:table-cell office:value-type="float" office:value="415.3419" calcext:value-type="float">
            <text:p>415.3419</text:p>
          </table:table-cell>
          <table:table-cell office:value-type="float" office:value="1854.608" calcext:value-type="float">
            <text:p>1854.608</text:p>
          </table:table-cell>
          <table:table-cell office:value-type="float" office:value="2091.786" calcext:value-type="float">
            <text:p>2091.786</text:p>
          </table:table-cell>
          <table:table-cell office:value-type="float" office:value="1672.372" calcext:value-type="float">
            <text:p>1672.372</text:p>
          </table:table-cell>
          <table:table-cell office:value-type="float" office:value="585.7397" calcext:value-type="float">
            <text:p>585.7397</text:p>
          </table:table-cell>
          <table:table-cell office:value-type="float" office:value="576.9068" calcext:value-type="float">
            <text:p>576.9068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8" calcext:value-type="float">
            <text:p>35.70148</text:p>
          </table:table-cell>
          <table:table-cell office:value-type="float" office:value="0" calcext:value-type="float">
            <text:p>0</text:p>
          </table:table-cell>
          <table:table-cell office:value-type="float" office:value="-0.000000164312" calcext:value-type="float">
            <text:p>-1.643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08409" calcext:value-type="float">
            <text:p>-11.08409</text:p>
          </table:table-cell>
          <table:table-cell office:value-type="float" office:value="0" calcext:value-type="float">
            <text:p>0</text:p>
          </table:table-cell>
          <table:table-cell office:value-type="float" office:value="7.904715" calcext:value-type="float">
            <text:p>7.904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994.4418" calcext:value-type="float">
            <text:p>994.4418</text:p>
          </table:table-cell>
          <table:table-cell office:value-type="float" office:value="13181.06" calcext:value-type="float">
            <text:p>1318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2058" calcext:value-type="float">
            <text:p>-14.52058</text:p>
          </table:table-cell>
          <table:table-cell office:value-type="float" office:value="25.76667" calcext:value-type="float">
            <text:p>25.76667</text:p>
          </table:table-cell>
          <table:table-cell office:value-type="float" office:value="0" calcext:value-type="float">
            <text:p>0</text:p>
          </table:table-cell>
          <table:table-cell office:value-type="float" office:value="92.60417" calcext:value-type="float">
            <text:p>92.60417</text:p>
          </table:table-cell>
          <table:table-cell office:value-type="float" office:value="676.8784" calcext:value-type="float">
            <text:p>676.8784</text:p>
          </table:table-cell>
          <table:table-cell office:value-type="float" office:value="0.02563282" calcext:value-type="float">
            <text:p>0.02563282</text:p>
          </table:table-cell>
          <table:table-cell office:value-type="float" office:value="0" calcext:value-type="float">
            <text:p>0</text:p>
          </table:table-cell>
          <table:table-cell office:value-type="float" office:value="0.00005729398" calcext:value-type="float">
            <text:p>5.72939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49501" calcext:value-type="float">
            <text:p>-14.49501</text:p>
          </table:table-cell>
          <table:table-cell office:value-type="float" office:value="0" calcext:value-type="float">
            <text:p>0</text:p>
          </table:table-cell>
          <table:table-cell office:value-type="float" office:value="339.5445" calcext:value-type="float">
            <text:p>339.5445</text:p>
          </table:table-cell>
          <table:table-cell office:value-type="float" office:value="1166.768" calcext:value-type="float">
            <text:p>1166.768</text:p>
          </table:table-cell>
          <table:table-cell office:value-type="float" office:value="1415.038" calcext:value-type="float">
            <text:p>1415.038</text:p>
          </table:table-cell>
          <table:table-cell office:value-type="float" office:value="1301.919" calcext:value-type="float">
            <text:p>1301.919</text:p>
          </table:table-cell>
          <table:table-cell office:value-type="float" office:value="784.7025" calcext:value-type="float">
            <text:p>784.7025</text:p>
          </table:table-cell>
          <table:table-cell office:value-type="float" office:value="1115.384" calcext:value-type="float">
            <text:p>1115.384</text:p>
          </table:table-cell>
          <table:table-cell office:value-type="float" office:value="415.3383" calcext:value-type="float">
            <text:p>415.3383</text:p>
          </table:table-cell>
          <table:table-cell office:value-type="float" office:value="1854.606" calcext:value-type="float">
            <text:p>1854.606</text:p>
          </table:table-cell>
          <table:table-cell office:value-type="float" office:value="2091.784" calcext:value-type="float">
            <text:p>2091.784</text:p>
          </table:table-cell>
          <table:table-cell office:value-type="float" office:value="1672.369" calcext:value-type="float">
            <text:p>1672.369</text:p>
          </table:table-cell>
          <table:table-cell office:value-type="float" office:value="585.739" calcext:value-type="float">
            <text:p>585.739</text:p>
          </table:table-cell>
          <table:table-cell office:value-type="float" office:value="576.9036" calcext:value-type="float">
            <text:p>576.9036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7" calcext:value-type="float">
            <text:p>35.70147</text:p>
          </table:table-cell>
          <table:table-cell office:value-type="float" office:value="0" calcext:value-type="float">
            <text:p>0</text:p>
          </table:table-cell>
          <table:table-cell office:value-type="float" office:value="-0.0000002625368" calcext:value-type="float">
            <text:p>-2.62536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4876" calcext:value-type="float">
            <text:p>-11.34876</text:p>
          </table:table-cell>
          <table:table-cell office:value-type="float" office:value="0" calcext:value-type="float">
            <text:p>0</text:p>
          </table:table-cell>
          <table:table-cell office:value-type="float" office:value="7.843023" calcext:value-type="float">
            <text:p>7.84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992.9877" calcext:value-type="float">
            <text:p>992.9877</text:p>
          </table:table-cell>
          <table:table-cell office:value-type="float" office:value="13181.17" calcext:value-type="float">
            <text:p>131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4326" calcext:value-type="float">
            <text:p>-15.84326</text:p>
          </table:table-cell>
          <table:table-cell office:value-type="float" office:value="29.65276" calcext:value-type="float">
            <text:p>29.65276</text:p>
          </table:table-cell>
          <table:table-cell office:value-type="float" office:value="0" calcext:value-type="float">
            <text:p>0</text:p>
          </table:table-cell>
          <table:table-cell office:value-type="float" office:value="93.73843" calcext:value-type="float">
            <text:p>93.73843</text:p>
          </table:table-cell>
          <table:table-cell office:value-type="float" office:value="675.5747" calcext:value-type="float">
            <text:p>675.5747</text:p>
          </table:table-cell>
          <table:table-cell office:value-type="float" office:value="0.02585995" calcext:value-type="float">
            <text:p>0.02585995</text:p>
          </table:table-cell>
          <table:table-cell office:value-type="float" office:value="0" calcext:value-type="float">
            <text:p>0</text:p>
          </table:table-cell>
          <table:table-cell office:value-type="float" office:value="0.00005808116" calcext:value-type="float">
            <text:p>5.80811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.81746" calcext:value-type="float">
            <text:p>-15.81746</text:p>
          </table:table-cell>
          <table:table-cell office:value-type="float" office:value="0" calcext:value-type="float">
            <text:p>0</text:p>
          </table:table-cell>
          <table:table-cell office:value-type="float" office:value="339.6498" calcext:value-type="float">
            <text:p>339.6498</text:p>
          </table:table-cell>
          <table:table-cell office:value-type="float" office:value="1166.722" calcext:value-type="float">
            <text:p>1166.722</text:p>
          </table:table-cell>
          <table:table-cell office:value-type="float" office:value="1414.998" calcext:value-type="float">
            <text:p>1414.998</text:p>
          </table:table-cell>
          <table:table-cell office:value-type="float" office:value="1301.895" calcext:value-type="float">
            <text:p>1301.895</text:p>
          </table:table-cell>
          <table:table-cell office:value-type="float" office:value="784.6849" calcext:value-type="float">
            <text:p>784.6849</text:p>
          </table:table-cell>
          <table:table-cell office:value-type="float" office:value="1115.375" calcext:value-type="float">
            <text:p>1115.375</text:p>
          </table:table-cell>
          <table:table-cell office:value-type="float" office:value="415.3358" calcext:value-type="float">
            <text:p>415.3358</text:p>
          </table:table-cell>
          <table:table-cell office:value-type="float" office:value="1854.603" calcext:value-type="float">
            <text:p>1854.603</text:p>
          </table:table-cell>
          <table:table-cell office:value-type="float" office:value="2091.782" calcext:value-type="float">
            <text:p>2091.782</text:p>
          </table:table-cell>
          <table:table-cell office:value-type="float" office:value="1672.367" calcext:value-type="float">
            <text:p>1672.367</text:p>
          </table:table-cell>
          <table:table-cell office:value-type="float" office:value="585.7381" calcext:value-type="float">
            <text:p>585.7381</text:p>
          </table:table-cell>
          <table:table-cell office:value-type="float" office:value="576.9005" calcext:value-type="float">
            <text:p>576.9005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7" calcext:value-type="float">
            <text:p>35.70147</text:p>
          </table:table-cell>
          <table:table-cell office:value-type="float" office:value="0" calcext:value-type="float">
            <text:p>0</text:p>
          </table:table-cell>
          <table:table-cell office:value-type="float" office:value="-0.0000002657796" calcext:value-type="float">
            <text:p>-2.65779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67987" calcext:value-type="float">
            <text:p>-12.67987</text:p>
          </table:table-cell>
          <table:table-cell office:value-type="float" office:value="0" calcext:value-type="float">
            <text:p>0</text:p>
          </table:table-cell>
          <table:table-cell office:value-type="float" office:value="7.851639" calcext:value-type="float">
            <text:p>7.85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990.8015" calcext:value-type="float">
            <text:p>990.8015</text:p>
          </table:table-cell>
          <table:table-cell office:value-type="float" office:value="13181.34" calcext:value-type="float">
            <text:p>1318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2482" calcext:value-type="float">
            <text:p>-17.82482</text:p>
          </table:table-cell>
          <table:table-cell office:value-type="float" office:value="36.10836" calcext:value-type="float">
            <text:p>36.10836</text:p>
          </table:table-cell>
          <table:table-cell office:value-type="float" office:value="0" calcext:value-type="float">
            <text:p>0</text:p>
          </table:table-cell>
          <table:table-cell office:value-type="float" office:value="95.44371" calcext:value-type="float">
            <text:p>95.44371</text:p>
          </table:table-cell>
          <table:table-cell office:value-type="float" office:value="673.5934" calcext:value-type="float">
            <text:p>673.5934</text:p>
          </table:table-cell>
          <table:table-cell office:value-type="float" office:value="0.02609073" calcext:value-type="float">
            <text:p>0.02609073</text:p>
          </table:table-cell>
          <table:table-cell office:value-type="float" office:value="0" calcext:value-type="float">
            <text:p>0</text:p>
          </table:table-cell>
          <table:table-cell office:value-type="float" office:value="0.00005808305" calcext:value-type="float">
            <text:p>5.80830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.79878" calcext:value-type="float">
            <text:p>-17.79878</text:p>
          </table:table-cell>
          <table:table-cell office:value-type="float" office:value="0" calcext:value-type="float">
            <text:p>0</text:p>
          </table:table-cell>
          <table:table-cell office:value-type="float" office:value="339.8064" calcext:value-type="float">
            <text:p>339.8064</text:p>
          </table:table-cell>
          <table:table-cell office:value-type="float" office:value="1166.656" calcext:value-type="float">
            <text:p>1166.656</text:p>
          </table:table-cell>
          <table:table-cell office:value-type="float" office:value="1414.944" calcext:value-type="float">
            <text:p>1414.944</text:p>
          </table:table-cell>
          <table:table-cell office:value-type="float" office:value="1301.869" calcext:value-type="float">
            <text:p>1301.869</text:p>
          </table:table-cell>
          <table:table-cell office:value-type="float" office:value="784.6671" calcext:value-type="float">
            <text:p>784.6671</text:p>
          </table:table-cell>
          <table:table-cell office:value-type="float" office:value="1115.366" calcext:value-type="float">
            <text:p>1115.366</text:p>
          </table:table-cell>
          <table:table-cell office:value-type="float" office:value="415.3336" calcext:value-type="float">
            <text:p>415.3336</text:p>
          </table:table-cell>
          <table:table-cell office:value-type="float" office:value="1854.6" calcext:value-type="float">
            <text:p>1854.6</text:p>
          </table:table-cell>
          <table:table-cell office:value-type="float" office:value="2091.78" calcext:value-type="float">
            <text:p>2091.78</text:p>
          </table:table-cell>
          <table:table-cell office:value-type="float" office:value="1672.364" calcext:value-type="float">
            <text:p>1672.364</text:p>
          </table:table-cell>
          <table:table-cell office:value-type="float" office:value="585.7374" calcext:value-type="float">
            <text:p>585.7374</text:p>
          </table:table-cell>
          <table:table-cell office:value-type="float" office:value="576.8975" calcext:value-type="float">
            <text:p>576.8975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7" calcext:value-type="float">
            <text:p>35.70147</text:p>
          </table:table-cell>
          <table:table-cell office:value-type="float" office:value="0" calcext:value-type="float">
            <text:p>0</text:p>
          </table:table-cell>
          <table:table-cell office:value-type="float" office:value="-0.0000002786412" calcext:value-type="float">
            <text:p>-2.7864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67141" calcext:value-type="float">
            <text:p>-14.67141</text:p>
          </table:table-cell>
          <table:table-cell office:value-type="float" office:value="0" calcext:value-type="float">
            <text:p>0</text:p>
          </table:table-cell>
          <table:table-cell office:value-type="float" office:value="7.861811" calcext:value-type="float">
            <text:p>7.86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988.6651" calcext:value-type="float">
            <text:p>988.6651</text:p>
          </table:table-cell>
          <table:table-cell office:value-type="float" office:value="13181.54" calcext:value-type="float">
            <text:p>1318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4171" calcext:value-type="float">
            <text:p>-19.74171</text:p>
          </table:table-cell>
          <table:table-cell office:value-type="float" office:value="41.51521" calcext:value-type="float">
            <text:p>41.51521</text:p>
          </table:table-cell>
          <table:table-cell office:value-type="float" office:value="0" calcext:value-type="float">
            <text:p>0</text:p>
          </table:table-cell>
          <table:table-cell office:value-type="float" office:value="96.97797" calcext:value-type="float">
            <text:p>96.97797</text:p>
          </table:table-cell>
          <table:table-cell office:value-type="float" office:value="671.6492" calcext:value-type="float">
            <text:p>671.6492</text:p>
          </table:table-cell>
          <table:table-cell office:value-type="float" office:value="0.02633361" calcext:value-type="float">
            <text:p>0.02633361</text:p>
          </table:table-cell>
          <table:table-cell office:value-type="float" office:value="0" calcext:value-type="float">
            <text:p>0</text:p>
          </table:table-cell>
          <table:table-cell office:value-type="float" office:value="0.00005808402" calcext:value-type="float">
            <text:p>5.8084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.71544" calcext:value-type="float">
            <text:p>-19.71544</text:p>
          </table:table-cell>
          <table:table-cell office:value-type="float" office:value="0" calcext:value-type="float">
            <text:p>0</text:p>
          </table:table-cell>
          <table:table-cell office:value-type="float" office:value="339.9958" calcext:value-type="float">
            <text:p>339.9958</text:p>
          </table:table-cell>
          <table:table-cell office:value-type="float" office:value="1166.596" calcext:value-type="float">
            <text:p>1166.596</text:p>
          </table:table-cell>
          <table:table-cell office:value-type="float" office:value="1414.891" calcext:value-type="float">
            <text:p>1414.891</text:p>
          </table:table-cell>
          <table:table-cell office:value-type="float" office:value="1301.844" calcext:value-type="float">
            <text:p>1301.844</text:p>
          </table:table-cell>
          <table:table-cell office:value-type="float" office:value="784.6492" calcext:value-type="float">
            <text:p>784.6492</text:p>
          </table:table-cell>
          <table:table-cell office:value-type="float" office:value="1115.357" calcext:value-type="float">
            <text:p>1115.357</text:p>
          </table:table-cell>
          <table:table-cell office:value-type="float" office:value="415.3315" calcext:value-type="float">
            <text:p>415.3315</text:p>
          </table:table-cell>
          <table:table-cell office:value-type="float" office:value="1854.597" calcext:value-type="float">
            <text:p>1854.597</text:p>
          </table:table-cell>
          <table:table-cell office:value-type="float" office:value="2091.777" calcext:value-type="float">
            <text:p>2091.777</text:p>
          </table:table-cell>
          <table:table-cell office:value-type="float" office:value="1672.362" calcext:value-type="float">
            <text:p>1672.362</text:p>
          </table:table-cell>
          <table:table-cell office:value-type="float" office:value="585.7366" calcext:value-type="float">
            <text:p>585.7366</text:p>
          </table:table-cell>
          <table:table-cell office:value-type="float" office:value="576.8944" calcext:value-type="float">
            <text:p>576.8944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6" calcext:value-type="float">
            <text:p>35.70146</text:p>
          </table:table-cell>
          <table:table-cell office:value-type="float" office:value="0" calcext:value-type="float">
            <text:p>0</text:p>
          </table:table-cell>
          <table:table-cell office:value-type="float" office:value="-0.0000002912034" calcext:value-type="float">
            <text:p>-2.9120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58695" calcext:value-type="float">
            <text:p>-16.58695</text:p>
          </table:table-cell>
          <table:table-cell office:value-type="float" office:value="0" calcext:value-type="float">
            <text:p>0</text:p>
          </table:table-cell>
          <table:table-cell office:value-type="float" office:value="7.860578" calcext:value-type="float">
            <text:p>7.86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986.6147" calcext:value-type="float">
            <text:p>986.6147</text:p>
          </table:table-cell>
          <table:table-cell office:value-type="float" office:value="13181.76" calcext:value-type="float">
            <text:p>1318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6112" calcext:value-type="float">
            <text:p>-21.56112</text:p>
          </table:table-cell>
          <table:table-cell office:value-type="float" office:value="47.32636" calcext:value-type="float">
            <text:p>47.32636</text:p>
          </table:table-cell>
          <table:table-cell office:value-type="float" office:value="0" calcext:value-type="float">
            <text:p>0</text:p>
          </table:table-cell>
          <table:table-cell office:value-type="float" office:value="98.30551" calcext:value-type="float">
            <text:p>98.30551</text:p>
          </table:table-cell>
          <table:table-cell office:value-type="float" office:value="669.8012" calcext:value-type="float">
            <text:p>669.8012</text:p>
          </table:table-cell>
          <table:table-cell office:value-type="float" office:value="0.02658667" calcext:value-type="float">
            <text:p>0.02658667</text:p>
          </table:table-cell>
          <table:table-cell office:value-type="float" office:value="0" calcext:value-type="float">
            <text:p>0</text:p>
          </table:table-cell>
          <table:table-cell office:value-type="float" office:value="0.00005808446" calcext:value-type="float">
            <text:p>5.80844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53459" calcext:value-type="float">
            <text:p>-21.53459</text:p>
          </table:table-cell>
          <table:table-cell office:value-type="float" office:value="0" calcext:value-type="float">
            <text:p>0</text:p>
          </table:table-cell>
          <table:table-cell office:value-type="float" office:value="340.2013" calcext:value-type="float">
            <text:p>340.2013</text:p>
          </table:table-cell>
          <table:table-cell office:value-type="float" office:value="1166.529" calcext:value-type="float">
            <text:p>1166.529</text:p>
          </table:table-cell>
          <table:table-cell office:value-type="float" office:value="1414.835" calcext:value-type="float">
            <text:p>1414.835</text:p>
          </table:table-cell>
          <table:table-cell office:value-type="float" office:value="1301.818" calcext:value-type="float">
            <text:p>1301.818</text:p>
          </table:table-cell>
          <table:table-cell office:value-type="float" office:value="784.6313" calcext:value-type="float">
            <text:p>784.6313</text:p>
          </table:table-cell>
          <table:table-cell office:value-type="float" office:value="1115.348" calcext:value-type="float">
            <text:p>1115.348</text:p>
          </table:table-cell>
          <table:table-cell office:value-type="float" office:value="415.3293" calcext:value-type="float">
            <text:p>415.3293</text:p>
          </table:table-cell>
          <table:table-cell office:value-type="float" office:value="1854.594" calcext:value-type="float">
            <text:p>1854.594</text:p>
          </table:table-cell>
          <table:table-cell office:value-type="float" office:value="2091.775" calcext:value-type="float">
            <text:p>2091.775</text:p>
          </table:table-cell>
          <table:table-cell office:value-type="float" office:value="1672.359" calcext:value-type="float">
            <text:p>1672.359</text:p>
          </table:table-cell>
          <table:table-cell office:value-type="float" office:value="585.736" calcext:value-type="float">
            <text:p>585.736</text:p>
          </table:table-cell>
          <table:table-cell office:value-type="float" office:value="576.8914" calcext:value-type="float">
            <text:p>576.8914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6" calcext:value-type="float">
            <text:p>35.70146</text:p>
          </table:table-cell>
          <table:table-cell office:value-type="float" office:value="0" calcext:value-type="float">
            <text:p>0</text:p>
          </table:table-cell>
          <table:table-cell office:value-type="float" office:value="-0.0000003044796" calcext:value-type="float">
            <text:p>-3.04479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39798" calcext:value-type="float">
            <text:p>-18.39798</text:p>
          </table:table-cell>
          <table:table-cell office:value-type="float" office:value="0" calcext:value-type="float">
            <text:p>0</text:p>
          </table:table-cell>
          <table:table-cell office:value-type="float" office:value="7.852108" calcext:value-type="float">
            <text:p>7.85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985.3414" calcext:value-type="float">
            <text:p>985.3414</text:p>
          </table:table-cell>
          <table:table-cell office:value-type="float" office:value="13181.91" calcext:value-type="float">
            <text:p>1318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8545" calcext:value-type="float">
            <text:p>-22.68545</text:p>
          </table:table-cell>
          <table:table-cell office:value-type="float" office:value="50.67221" calcext:value-type="float">
            <text:p>50.67221</text:p>
          </table:table-cell>
          <table:table-cell office:value-type="float" office:value="0" calcext:value-type="float">
            <text:p>0</text:p>
          </table:table-cell>
          <table:table-cell office:value-type="float" office:value="99.00024" calcext:value-type="float">
            <text:p>99.00024</text:p>
          </table:table-cell>
          <table:table-cell office:value-type="float" office:value="668.6938" calcext:value-type="float">
            <text:p>668.6938</text:p>
          </table:table-cell>
          <table:table-cell office:value-type="float" office:value="0.02684484" calcext:value-type="float">
            <text:p>0.02684484</text:p>
          </table:table-cell>
          <table:table-cell office:value-type="float" office:value="0" calcext:value-type="float">
            <text:p>0</text:p>
          </table:table-cell>
          <table:table-cell office:value-type="float" office:value="0.00005808461" calcext:value-type="float">
            <text:p>5.8084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65867" calcext:value-type="float">
            <text:p>-22.65867</text:p>
          </table:table-cell>
          <table:table-cell office:value-type="float" office:value="0" calcext:value-type="float">
            <text:p>0</text:p>
          </table:table-cell>
          <table:table-cell office:value-type="float" office:value="340.3443" calcext:value-type="float">
            <text:p>340.3443</text:p>
          </table:table-cell>
          <table:table-cell office:value-type="float" office:value="1166.479" calcext:value-type="float">
            <text:p>1166.479</text:p>
          </table:table-cell>
          <table:table-cell office:value-type="float" office:value="1414.786" calcext:value-type="float">
            <text:p>1414.786</text:p>
          </table:table-cell>
          <table:table-cell office:value-type="float" office:value="1301.793" calcext:value-type="float">
            <text:p>1301.793</text:p>
          </table:table-cell>
          <table:table-cell office:value-type="float" office:value="784.6135" calcext:value-type="float">
            <text:p>784.6135</text:p>
          </table:table-cell>
          <table:table-cell office:value-type="float" office:value="1115.339" calcext:value-type="float">
            <text:p>1115.339</text:p>
          </table:table-cell>
          <table:table-cell office:value-type="float" office:value="415.3272" calcext:value-type="float">
            <text:p>415.3272</text:p>
          </table:table-cell>
          <table:table-cell office:value-type="float" office:value="1854.591" calcext:value-type="float">
            <text:p>1854.591</text:p>
          </table:table-cell>
          <table:table-cell office:value-type="float" office:value="2091.772" calcext:value-type="float">
            <text:p>2091.772</text:p>
          </table:table-cell>
          <table:table-cell office:value-type="float" office:value="1672.357" calcext:value-type="float">
            <text:p>1672.357</text:p>
          </table:table-cell>
          <table:table-cell office:value-type="float" office:value="585.7352" calcext:value-type="float">
            <text:p>585.7352</text:p>
          </table:table-cell>
          <table:table-cell office:value-type="float" office:value="576.8884" calcext:value-type="float">
            <text:p>576.8884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5" calcext:value-type="float">
            <text:p>35.70145</text:p>
          </table:table-cell>
          <table:table-cell office:value-type="float" office:value="0" calcext:value-type="float">
            <text:p>0</text:p>
          </table:table-cell>
          <table:table-cell office:value-type="float" office:value="-0.0000003070798" calcext:value-type="float">
            <text:p>-3.07079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50703" calcext:value-type="float">
            <text:p>-19.50703</text:p>
          </table:table-cell>
          <table:table-cell office:value-type="float" office:value="0" calcext:value-type="float">
            <text:p>0</text:p>
          </table:table-cell>
          <table:table-cell office:value-type="float" office:value="7.836751" calcext:value-type="float">
            <text:p>7.836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983.2949" calcext:value-type="float">
            <text:p>983.2949</text:p>
          </table:table-cell>
          <table:table-cell office:value-type="float" office:value="13182.14" calcext:value-type="float">
            <text:p>1318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9025" calcext:value-type="float">
            <text:p>-24.49025</text:p>
          </table:table-cell>
          <table:table-cell office:value-type="float" office:value="56.51786" calcext:value-type="float">
            <text:p>56.51786</text:p>
          </table:table-cell>
          <table:table-cell office:value-type="float" office:value="0" calcext:value-type="float">
            <text:p>0</text:p>
          </table:table-cell>
          <table:table-cell office:value-type="float" office:value="100.303" calcext:value-type="float">
            <text:p>100.303</text:p>
          </table:table-cell>
          <table:table-cell office:value-type="float" office:value="666.8447" calcext:value-type="float">
            <text:p>666.8447</text:p>
          </table:table-cell>
          <table:table-cell office:value-type="float" office:value="0.02711781" calcext:value-type="float">
            <text:p>0.02711781</text:p>
          </table:table-cell>
          <table:table-cell office:value-type="float" office:value="0" calcext:value-type="float">
            <text:p>0</text:p>
          </table:table-cell>
          <table:table-cell office:value-type="float" office:value="0.00005808461" calcext:value-type="float">
            <text:p>5.8084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.46319" calcext:value-type="float">
            <text:p>-24.46319</text:p>
          </table:table-cell>
          <table:table-cell office:value-type="float" office:value="0" calcext:value-type="float">
            <text:p>0</text:p>
          </table:table-cell>
          <table:table-cell office:value-type="float" office:value="340.5694" calcext:value-type="float">
            <text:p>340.5694</text:p>
          </table:table-cell>
          <table:table-cell office:value-type="float" office:value="1166.418" calcext:value-type="float">
            <text:p>1166.418</text:p>
          </table:table-cell>
          <table:table-cell office:value-type="float" office:value="1414.728" calcext:value-type="float">
            <text:p>1414.728</text:p>
          </table:table-cell>
          <table:table-cell office:value-type="float" office:value="1301.764" calcext:value-type="float">
            <text:p>1301.764</text:p>
          </table:table-cell>
          <table:table-cell office:value-type="float" office:value="784.5955" calcext:value-type="float">
            <text:p>784.5955</text:p>
          </table:table-cell>
          <table:table-cell office:value-type="float" office:value="1115.329" calcext:value-type="float">
            <text:p>1115.329</text:p>
          </table:table-cell>
          <table:table-cell office:value-type="float" office:value="415.325" calcext:value-type="float">
            <text:p>415.325</text:p>
          </table:table-cell>
          <table:table-cell office:value-type="float" office:value="1854.589" calcext:value-type="float">
            <text:p>1854.589</text:p>
          </table:table-cell>
          <table:table-cell office:value-type="float" office:value="2091.77" calcext:value-type="float">
            <text:p>2091.77</text:p>
          </table:table-cell>
          <table:table-cell office:value-type="float" office:value="1672.354" calcext:value-type="float">
            <text:p>1672.354</text:p>
          </table:table-cell>
          <table:table-cell office:value-type="float" office:value="585.7346" calcext:value-type="float">
            <text:p>585.7346</text:p>
          </table:table-cell>
          <table:table-cell office:value-type="float" office:value="576.8855" calcext:value-type="float">
            <text:p>576.8855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45" calcext:value-type="float">
            <text:p>35.70145</text:p>
          </table:table-cell>
          <table:table-cell office:value-type="float" office:value="0" calcext:value-type="float">
            <text:p>0</text:p>
          </table:table-cell>
          <table:table-cell office:value-type="float" office:value="-0.0000003143231" calcext:value-type="float">
            <text:p>-3.14323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2984" calcext:value-type="float">
            <text:p>-21.2984</text:p>
          </table:table-cell>
          <table:table-cell office:value-type="float" office:value="0" calcext:value-type="float">
            <text:p>0</text:p>
          </table:table-cell>
          <table:table-cell office:value-type="float" office:value="7.823396" calcext:value-type="float">
            <text:p>7.823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981.1811" calcext:value-type="float">
            <text:p>981.1811</text:p>
          </table:table-cell>
          <table:table-cell office:value-type="float" office:value="13182.4" calcext:value-type="float">
            <text:p>131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4102" calcext:value-type="float">
            <text:p>-26.34102</text:p>
          </table:table-cell>
          <table:table-cell office:value-type="float" office:value="61.0472" calcext:value-type="float">
            <text:p>61.0472</text:p>
          </table:table-cell>
          <table:table-cell office:value-type="float" office:value="0" calcext:value-type="float">
            <text:p>0</text:p>
          </table:table-cell>
          <table:table-cell office:value-type="float" office:value="101.5545" calcext:value-type="float">
            <text:p>101.5545</text:p>
          </table:table-cell>
          <table:table-cell office:value-type="float" office:value="664.9199" calcext:value-type="float">
            <text:p>664.9199</text:p>
          </table:table-cell>
          <table:table-cell office:value-type="float" office:value="0.02740529" calcext:value-type="float">
            <text:p>0.02740529</text:p>
          </table:table-cell>
          <table:table-cell office:value-type="float" office:value="0" calcext:value-type="float">
            <text:p>0</text:p>
          </table:table-cell>
          <table:table-cell office:value-type="float" office:value="0.00005808461" calcext:value-type="float">
            <text:p>5.8084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.31367" calcext:value-type="float">
            <text:p>-26.31367</text:p>
          </table:table-cell>
          <table:table-cell office:value-type="float" office:value="0" calcext:value-type="float">
            <text:p>0</text:p>
          </table:table-cell>
          <table:table-cell office:value-type="float" office:value="340.8273" calcext:value-type="float">
            <text:p>340.8273</text:p>
          </table:table-cell>
          <table:table-cell office:value-type="float" office:value="1166.359" calcext:value-type="float">
            <text:p>1166.359</text:p>
          </table:table-cell>
          <table:table-cell office:value-type="float" office:value="1414.67" calcext:value-type="float">
            <text:p>1414.67</text:p>
          </table:table-cell>
          <table:table-cell office:value-type="float" office:value="1301.736" calcext:value-type="float">
            <text:p>1301.736</text:p>
          </table:table-cell>
          <table:table-cell office:value-type="float" office:value="784.5774" calcext:value-type="float">
            <text:p>784.5774</text:p>
          </table:table-cell>
          <table:table-cell office:value-type="float" office:value="1115.32" calcext:value-type="float">
            <text:p>1115.32</text:p>
          </table:table-cell>
          <table:table-cell office:value-type="float" office:value="415.3229" calcext:value-type="float">
            <text:p>415.3229</text:p>
          </table:table-cell>
          <table:table-cell office:value-type="float" office:value="1854.586" calcext:value-type="float">
            <text:p>1854.586</text:p>
          </table:table-cell>
          <table:table-cell office:value-type="float" office:value="2091.767" calcext:value-type="float">
            <text:p>2091.767</text:p>
          </table:table-cell>
          <table:table-cell office:value-type="float" office:value="1672.352" calcext:value-type="float">
            <text:p>1672.352</text:p>
          </table:table-cell>
          <table:table-cell office:value-type="float" office:value="585.7338" calcext:value-type="float">
            <text:p>585.7338</text:p>
          </table:table-cell>
          <table:table-cell office:value-type="float" office:value="576.8826" calcext:value-type="float">
            <text:p>576.8826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5" calcext:value-type="float">
            <text:p>35.70145</text:p>
          </table:table-cell>
          <table:table-cell office:value-type="float" office:value="0" calcext:value-type="float">
            <text:p>0</text:p>
          </table:table-cell>
          <table:table-cell office:value-type="float" office:value="-0.0000003242557" calcext:value-type="float">
            <text:p>-3.24255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13118" calcext:value-type="float">
            <text:p>-23.13118</text:p>
          </table:table-cell>
          <table:table-cell office:value-type="float" office:value="0" calcext:value-type="float">
            <text:p>0</text:p>
          </table:table-cell>
          <table:table-cell office:value-type="float" office:value="7.805393" calcext:value-type="float">
            <text:p>7.80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978.9382" calcext:value-type="float">
            <text:p>978.9382</text:p>
          </table:table-cell>
          <table:table-cell office:value-type="float" office:value="13182.7" calcext:value-type="float">
            <text:p>131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8275" calcext:value-type="float">
            <text:p>-28.28275</text:p>
          </table:table-cell>
          <table:table-cell office:value-type="float" office:value="66.69771" calcext:value-type="float">
            <text:p>66.69771</text:p>
          </table:table-cell>
          <table:table-cell office:value-type="float" office:value="0" calcext:value-type="float">
            <text:p>0</text:p>
          </table:table-cell>
          <table:table-cell office:value-type="float" office:value="102.788" calcext:value-type="float">
            <text:p>102.788</text:p>
          </table:table-cell>
          <table:table-cell office:value-type="float" office:value="662.9093" calcext:value-type="float">
            <text:p>662.9093</text:p>
          </table:table-cell>
          <table:table-cell office:value-type="float" office:value="0.02769947" calcext:value-type="float">
            <text:p>0.02769947</text:p>
          </table:table-cell>
          <table:table-cell office:value-type="float" office:value="0" calcext:value-type="float">
            <text:p>0</text:p>
          </table:table-cell>
          <table:table-cell office:value-type="float" office:value="0.00005808461" calcext:value-type="float">
            <text:p>5.8084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.25511" calcext:value-type="float">
            <text:p>-28.25511</text:p>
          </table:table-cell>
          <table:table-cell office:value-type="float" office:value="0" calcext:value-type="float">
            <text:p>0</text:p>
          </table:table-cell>
          <table:table-cell office:value-type="float" office:value="341.1065" calcext:value-type="float">
            <text:p>341.1065</text:p>
          </table:table-cell>
          <table:table-cell office:value-type="float" office:value="1166.287" calcext:value-type="float">
            <text:p>1166.287</text:p>
          </table:table-cell>
          <table:table-cell office:value-type="float" office:value="1414.6" calcext:value-type="float">
            <text:p>1414.6</text:p>
          </table:table-cell>
          <table:table-cell office:value-type="float" office:value="1301.702" calcext:value-type="float">
            <text:p>1301.702</text:p>
          </table:table-cell>
          <table:table-cell office:value-type="float" office:value="784.5575" calcext:value-type="float">
            <text:p>784.5575</text:p>
          </table:table-cell>
          <table:table-cell office:value-type="float" office:value="1115.311" calcext:value-type="float">
            <text:p>1115.311</text:p>
          </table:table-cell>
          <table:table-cell office:value-type="float" office:value="415.3209" calcext:value-type="float">
            <text:p>415.3209</text:p>
          </table:table-cell>
          <table:table-cell office:value-type="float" office:value="1854.583" calcext:value-type="float">
            <text:p>1854.583</text:p>
          </table:table-cell>
          <table:table-cell office:value-type="float" office:value="2091.765" calcext:value-type="float">
            <text:p>2091.765</text:p>
          </table:table-cell>
          <table:table-cell office:value-type="float" office:value="1672.349" calcext:value-type="float">
            <text:p>1672.349</text:p>
          </table:table-cell>
          <table:table-cell office:value-type="float" office:value="585.7332" calcext:value-type="float">
            <text:p>585.7332</text:p>
          </table:table-cell>
          <table:table-cell office:value-type="float" office:value="576.8797" calcext:value-type="float">
            <text:p>576.879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5" calcext:value-type="float">
            <text:p>35.70145</text:p>
          </table:table-cell>
          <table:table-cell office:value-type="float" office:value="0" calcext:value-type="float">
            <text:p>0</text:p>
          </table:table-cell>
          <table:table-cell office:value-type="float" office:value="-0.0000003341189" calcext:value-type="float">
            <text:p>-3.34118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5692" calcext:value-type="float">
            <text:p>-25.05692</text:p>
          </table:table-cell>
          <table:table-cell office:value-type="float" office:value="0" calcext:value-type="float">
            <text:p>0</text:p>
          </table:table-cell>
          <table:table-cell office:value-type="float" office:value="7.789387" calcext:value-type="float">
            <text:p>7.789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976.137" calcext:value-type="float">
            <text:p>976.137</text:p>
          </table:table-cell>
          <table:table-cell office:value-type="float" office:value="13183.06" calcext:value-type="float">
            <text:p>1318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1057" calcext:value-type="float">
            <text:p>-30.71057</text:p>
          </table:table-cell>
          <table:table-cell office:value-type="float" office:value="73.86486" calcext:value-type="float">
            <text:p>73.86486</text:p>
          </table:table-cell>
          <table:table-cell office:value-type="float" office:value="0" calcext:value-type="float">
            <text:p>0</text:p>
          </table:table-cell>
          <table:table-cell office:value-type="float" office:value="104.4041" calcext:value-type="float">
            <text:p>104.4041</text:p>
          </table:table-cell>
          <table:table-cell office:value-type="float" office:value="660.3699" calcext:value-type="float">
            <text:p>660.3699</text:p>
          </table:table-cell>
          <table:table-cell office:value-type="float" office:value="0.02801152" calcext:value-type="float">
            <text:p>0.02801152</text:p>
          </table:table-cell>
          <table:table-cell office:value-type="float" office:value="0" calcext:value-type="float">
            <text:p>0</text:p>
          </table:table-cell>
          <table:table-cell office:value-type="float" office:value="0.00005808461" calcext:value-type="float">
            <text:p>5.80846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0.68262" calcext:value-type="float">
            <text:p>-30.68262</text:p>
          </table:table-cell>
          <table:table-cell office:value-type="float" office:value="0" calcext:value-type="float">
            <text:p>0</text:p>
          </table:table-cell>
          <table:table-cell office:value-type="float" office:value="341.4561" calcext:value-type="float">
            <text:p>341.4561</text:p>
          </table:table-cell>
          <table:table-cell office:value-type="float" office:value="1166.205" calcext:value-type="float">
            <text:p>1166.205</text:p>
          </table:table-cell>
          <table:table-cell office:value-type="float" office:value="1414.522" calcext:value-type="float">
            <text:p>1414.522</text:p>
          </table:table-cell>
          <table:table-cell office:value-type="float" office:value="1301.664" calcext:value-type="float">
            <text:p>1301.664</text:p>
          </table:table-cell>
          <table:table-cell office:value-type="float" office:value="784.5355" calcext:value-type="float">
            <text:p>784.5355</text:p>
          </table:table-cell>
          <table:table-cell office:value-type="float" office:value="1115.301" calcext:value-type="float">
            <text:p>1115.301</text:p>
          </table:table-cell>
          <table:table-cell office:value-type="float" office:value="415.3188" calcext:value-type="float">
            <text:p>415.3188</text:p>
          </table:table-cell>
          <table:table-cell office:value-type="float" office:value="1854.58" calcext:value-type="float">
            <text:p>1854.58</text:p>
          </table:table-cell>
          <table:table-cell office:value-type="float" office:value="2091.763" calcext:value-type="float">
            <text:p>2091.763</text:p>
          </table:table-cell>
          <table:table-cell office:value-type="float" office:value="1672.347" calcext:value-type="float">
            <text:p>1672.347</text:p>
          </table:table-cell>
          <table:table-cell office:value-type="float" office:value="585.7324" calcext:value-type="float">
            <text:p>585.7324</text:p>
          </table:table-cell>
          <table:table-cell office:value-type="float" office:value="576.8768" calcext:value-type="float">
            <text:p>576.8768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4" calcext:value-type="float">
            <text:p>35.70144</text:p>
          </table:table-cell>
          <table:table-cell office:value-type="float" office:value="0" calcext:value-type="float">
            <text:p>0</text:p>
          </table:table-cell>
          <table:table-cell office:value-type="float" office:value="-0.0000003551123" calcext:value-type="float">
            <text:p>-3.5511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46668" calcext:value-type="float">
            <text:p>-27.46668</text:p>
          </table:table-cell>
          <table:table-cell office:value-type="float" office:value="0" calcext:value-type="float">
            <text:p>0</text:p>
          </table:table-cell>
          <table:table-cell office:value-type="float" office:value="7.771267" calcext:value-type="float">
            <text:p>7.77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975.4991" calcext:value-type="float">
            <text:p>975.4991</text:p>
          </table:table-cell>
          <table:table-cell office:value-type="float" office:value="13183.15" calcext:value-type="float">
            <text:p>1318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24227" calcext:value-type="float">
            <text:p>-31.24227</text:p>
          </table:table-cell>
          <table:table-cell office:value-type="float" office:value="72.98585" calcext:value-type="float">
            <text:p>72.98585</text:p>
          </table:table-cell>
          <table:table-cell office:value-type="float" office:value="0" calcext:value-type="float">
            <text:p>0</text:p>
          </table:table-cell>
          <table:table-cell office:value-type="float" office:value="104.5209" calcext:value-type="float">
            <text:p>104.5209</text:p>
          </table:table-cell>
          <table:table-cell office:value-type="float" office:value="659.8738" calcext:value-type="float">
            <text:p>659.8738</text:p>
          </table:table-cell>
          <table:table-cell office:value-type="float" office:value="0.02824052" calcext:value-type="float">
            <text:p>0.02824052</text:p>
          </table:table-cell>
          <table:table-cell office:value-type="float" office:value="0" calcext:value-type="float">
            <text:p>0</text:p>
          </table:table-cell>
          <table:table-cell office:value-type="float" office:value="0.00005929953" calcext:value-type="float">
            <text:p>5.92995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1.21409" calcext:value-type="float">
            <text:p>-31.21409</text:p>
          </table:table-cell>
          <table:table-cell office:value-type="float" office:value="0" calcext:value-type="float">
            <text:p>0</text:p>
          </table:table-cell>
          <table:table-cell office:value-type="float" office:value="341.5705" calcext:value-type="float">
            <text:p>341.5705</text:p>
          </table:table-cell>
          <table:table-cell office:value-type="float" office:value="1166.167" calcext:value-type="float">
            <text:p>1166.167</text:p>
          </table:table-cell>
          <table:table-cell office:value-type="float" office:value="1414.467" calcext:value-type="float">
            <text:p>1414.467</text:p>
          </table:table-cell>
          <table:table-cell office:value-type="float" office:value="1301.633" calcext:value-type="float">
            <text:p>1301.633</text:p>
          </table:table-cell>
          <table:table-cell office:value-type="float" office:value="784.5149" calcext:value-type="float">
            <text:p>784.5149</text:p>
          </table:table-cell>
          <table:table-cell office:value-type="float" office:value="1115.292" calcext:value-type="float">
            <text:p>1115.292</text:p>
          </table:table-cell>
          <table:table-cell office:value-type="float" office:value="415.3163" calcext:value-type="float">
            <text:p>415.3163</text:p>
          </table:table-cell>
          <table:table-cell office:value-type="float" office:value="1854.578" calcext:value-type="float">
            <text:p>1854.578</text:p>
          </table:table-cell>
          <table:table-cell office:value-type="float" office:value="2091.76" calcext:value-type="float">
            <text:p>2091.76</text:p>
          </table:table-cell>
          <table:table-cell office:value-type="float" office:value="1672.344" calcext:value-type="float">
            <text:p>1672.344</text:p>
          </table:table-cell>
          <table:table-cell office:value-type="float" office:value="585.7318" calcext:value-type="float">
            <text:p>585.7318</text:p>
          </table:table-cell>
          <table:table-cell office:value-type="float" office:value="576.874" calcext:value-type="float">
            <text:p>576.874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4" calcext:value-type="float">
            <text:p>35.70144</text:p>
          </table:table-cell>
          <table:table-cell office:value-type="float" office:value="0" calcext:value-type="float">
            <text:p>0</text:p>
          </table:table-cell>
          <table:table-cell office:value-type="float" office:value="-0.0000003688053" calcext:value-type="float">
            <text:p>-3.68805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99786" calcext:value-type="float">
            <text:p>-27.99786</text:p>
          </table:table-cell>
          <table:table-cell office:value-type="float" office:value="0" calcext:value-type="float">
            <text:p>0</text:p>
          </table:table-cell>
          <table:table-cell office:value-type="float" office:value="7.770661" calcext:value-type="float">
            <text:p>7.77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974.8942" calcext:value-type="float">
            <text:p>974.8942</text:p>
          </table:table-cell>
          <table:table-cell office:value-type="float" office:value="13183.23" calcext:value-type="float">
            <text:p>1318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7889" calcext:value-type="float">
            <text:p>-31.7889</text:p>
          </table:table-cell>
          <table:table-cell office:value-type="float" office:value="74.05775" calcext:value-type="float">
            <text:p>74.05775</text:p>
          </table:table-cell>
          <table:table-cell office:value-type="float" office:value="0" calcext:value-type="float">
            <text:p>0</text:p>
          </table:table-cell>
          <table:table-cell office:value-type="float" office:value="104.6393" calcext:value-type="float">
            <text:p>104.6393</text:p>
          </table:table-cell>
          <table:table-cell office:value-type="float" office:value="659.421" calcext:value-type="float">
            <text:p>659.421</text:p>
          </table:table-cell>
          <table:table-cell office:value-type="float" office:value="0.02846667" calcext:value-type="float">
            <text:p>0.02846667</text:p>
          </table:table-cell>
          <table:table-cell office:value-type="float" office:value="0" calcext:value-type="float">
            <text:p>0</text:p>
          </table:table-cell>
          <table:table-cell office:value-type="float" office:value="0.00006156247" calcext:value-type="float">
            <text:p>6.15624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1.76049" calcext:value-type="float">
            <text:p>-31.76049</text:p>
          </table:table-cell>
          <table:table-cell office:value-type="float" office:value="0" calcext:value-type="float">
            <text:p>0</text:p>
          </table:table-cell>
          <table:table-cell office:value-type="float" office:value="341.6584" calcext:value-type="float">
            <text:p>341.6584</text:p>
          </table:table-cell>
          <table:table-cell office:value-type="float" office:value="1166.126" calcext:value-type="float">
            <text:p>1166.126</text:p>
          </table:table-cell>
          <table:table-cell office:value-type="float" office:value="1414.42" calcext:value-type="float">
            <text:p>1414.42</text:p>
          </table:table-cell>
          <table:table-cell office:value-type="float" office:value="1301.604" calcext:value-type="float">
            <text:p>1301.604</text:p>
          </table:table-cell>
          <table:table-cell office:value-type="float" office:value="784.4944" calcext:value-type="float">
            <text:p>784.4944</text:p>
          </table:table-cell>
          <table:table-cell office:value-type="float" office:value="1115.281" calcext:value-type="float">
            <text:p>1115.281</text:p>
          </table:table-cell>
          <table:table-cell office:value-type="float" office:value="415.3132" calcext:value-type="float">
            <text:p>415.3132</text:p>
          </table:table-cell>
          <table:table-cell office:value-type="float" office:value="1854.575" calcext:value-type="float">
            <text:p>1854.575</text:p>
          </table:table-cell>
          <table:table-cell office:value-type="float" office:value="2091.758" calcext:value-type="float">
            <text:p>2091.758</text:p>
          </table:table-cell>
          <table:table-cell office:value-type="float" office:value="1672.342" calcext:value-type="float">
            <text:p>1672.342</text:p>
          </table:table-cell>
          <table:table-cell office:value-type="float" office:value="585.7311" calcext:value-type="float">
            <text:p>585.7311</text:p>
          </table:table-cell>
          <table:table-cell office:value-type="float" office:value="576.8712" calcext:value-type="float">
            <text:p>576.871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4" calcext:value-type="float">
            <text:p>35.70144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2007" calcext:value-type="float">
            <text:p>-3.69200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50538" calcext:value-type="float">
            <text:p>-28.50538</text:p>
          </table:table-cell>
          <table:table-cell office:value-type="float" office:value="0" calcext:value-type="float">
            <text:p>0</text:p>
          </table:table-cell>
          <table:table-cell office:value-type="float" office:value="7.731468" calcext:value-type="float">
            <text:p>7.73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972.5759" calcext:value-type="float">
            <text:p>972.5759</text:p>
          </table:table-cell>
          <table:table-cell office:value-type="float" office:value="13183.51" calcext:value-type="float">
            <text:p>1318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80504" calcext:value-type="float">
            <text:p>-33.80504</text:p>
          </table:table-cell>
          <table:table-cell office:value-type="float" office:value="78.79096" calcext:value-type="float">
            <text:p>78.79096</text:p>
          </table:table-cell>
          <table:table-cell office:value-type="float" office:value="0" calcext:value-type="float">
            <text:p>0</text:p>
          </table:table-cell>
          <table:table-cell office:value-type="float" office:value="106.0434" calcext:value-type="float">
            <text:p>106.0434</text:p>
          </table:table-cell>
          <table:table-cell office:value-type="float" office:value="657.2931" calcext:value-type="float">
            <text:p>657.2931</text:p>
          </table:table-cell>
          <table:table-cell office:value-type="float" office:value="0.02869552" calcext:value-type="float">
            <text:p>0.02869552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3.77641" calcext:value-type="float">
            <text:p>-33.77641</text:p>
          </table:table-cell>
          <table:table-cell office:value-type="float" office:value="0" calcext:value-type="float">
            <text:p>0</text:p>
          </table:table-cell>
          <table:table-cell office:value-type="float" office:value="341.9557" calcext:value-type="float">
            <text:p>341.9557</text:p>
          </table:table-cell>
          <table:table-cell office:value-type="float" office:value="1166.067" calcext:value-type="float">
            <text:p>1166.067</text:p>
          </table:table-cell>
          <table:table-cell office:value-type="float" office:value="1414.358" calcext:value-type="float">
            <text:p>1414.358</text:p>
          </table:table-cell>
          <table:table-cell office:value-type="float" office:value="1301.569" calcext:value-type="float">
            <text:p>1301.569</text:p>
          </table:table-cell>
          <table:table-cell office:value-type="float" office:value="784.4717" calcext:value-type="float">
            <text:p>784.4717</text:p>
          </table:table-cell>
          <table:table-cell office:value-type="float" office:value="1115.271" calcext:value-type="float">
            <text:p>1115.271</text:p>
          </table:table-cell>
          <table:table-cell office:value-type="float" office:value="415.3101" calcext:value-type="float">
            <text:p>415.3101</text:p>
          </table:table-cell>
          <table:table-cell office:value-type="float" office:value="1854.573" calcext:value-type="float">
            <text:p>1854.573</text:p>
          </table:table-cell>
          <table:table-cell office:value-type="float" office:value="2091.755" calcext:value-type="float">
            <text:p>2091.755</text:p>
          </table:table-cell>
          <table:table-cell office:value-type="float" office:value="1672.34" calcext:value-type="float">
            <text:p>1672.34</text:p>
          </table:table-cell>
          <table:table-cell office:value-type="float" office:value="585.7304" calcext:value-type="float">
            <text:p>585.7304</text:p>
          </table:table-cell>
          <table:table-cell office:value-type="float" office:value="576.8684" calcext:value-type="float">
            <text:p>576.8684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3" calcext:value-type="float">
            <text:p>35.70143</text:p>
          </table:table-cell>
          <table:table-cell office:value-type="float" office:value="0" calcext:value-type="float">
            <text:p>0</text:p>
          </table:table-cell>
          <table:table-cell office:value-type="float" office:value="-0.0000003859465" calcext:value-type="float">
            <text:p>-3.85946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51941" calcext:value-type="float">
            <text:p>-30.51941</text:p>
          </table:table-cell>
          <table:table-cell office:value-type="float" office:value="0" calcext:value-type="float">
            <text:p>0</text:p>
          </table:table-cell>
          <table:table-cell office:value-type="float" office:value="7.729297" calcext:value-type="float">
            <text:p>7.729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967.9946" calcext:value-type="float">
            <text:p>967.9946</text:p>
          </table:table-cell>
          <table:table-cell office:value-type="float" office:value="13184.09" calcext:value-type="float">
            <text:p>131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7784" calcext:value-type="float">
            <text:p>-37.7784</text:p>
          </table:table-cell>
          <table:table-cell office:value-type="float" office:value="90.14689" calcext:value-type="float">
            <text:p>90.14689</text:p>
          </table:table-cell>
          <table:table-cell office:value-type="float" office:value="0" calcext:value-type="float">
            <text:p>0</text:p>
          </table:table-cell>
          <table:table-cell office:value-type="float" office:value="109.0418" calcext:value-type="float">
            <text:p>109.0418</text:p>
          </table:table-cell>
          <table:table-cell office:value-type="float" office:value="653.0706" calcext:value-type="float">
            <text:p>653.0706</text:p>
          </table:table-cell>
          <table:table-cell office:value-type="float" office:value="0.028931" calcext:value-type="float">
            <text:p>0.028931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74953" calcext:value-type="float">
            <text:p>-37.74953</text:p>
          </table:table-cell>
          <table:table-cell office:value-type="float" office:value="0" calcext:value-type="float">
            <text:p>0</text:p>
          </table:table-cell>
          <table:table-cell office:value-type="float" office:value="342.4961" calcext:value-type="float">
            <text:p>342.4961</text:p>
          </table:table-cell>
          <table:table-cell office:value-type="float" office:value="1165.96" calcext:value-type="float">
            <text:p>1165.96</text:p>
          </table:table-cell>
          <table:table-cell office:value-type="float" office:value="1414.26" calcext:value-type="float">
            <text:p>1414.26</text:p>
          </table:table-cell>
          <table:table-cell office:value-type="float" office:value="1301.509" calcext:value-type="float">
            <text:p>1301.509</text:p>
          </table:table-cell>
          <table:table-cell office:value-type="float" office:value="784.4379" calcext:value-type="float">
            <text:p>784.4379</text:p>
          </table:table-cell>
          <table:table-cell office:value-type="float" office:value="1115.257" calcext:value-type="float">
            <text:p>1115.257</text:p>
          </table:table-cell>
          <table:table-cell office:value-type="float" office:value="415.3067" calcext:value-type="float">
            <text:p>415.3067</text:p>
          </table:table-cell>
          <table:table-cell office:value-type="float" office:value="1854.569" calcext:value-type="float">
            <text:p>1854.569</text:p>
          </table:table-cell>
          <table:table-cell office:value-type="float" office:value="2091.752" calcext:value-type="float">
            <text:p>2091.752</text:p>
          </table:table-cell>
          <table:table-cell office:value-type="float" office:value="1672.337" calcext:value-type="float">
            <text:p>1672.337</text:p>
          </table:table-cell>
          <table:table-cell office:value-type="float" office:value="585.7298" calcext:value-type="float">
            <text:p>585.7298</text:p>
          </table:table-cell>
          <table:table-cell office:value-type="float" office:value="576.8656" calcext:value-type="float">
            <text:p>576.8656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3" calcext:value-type="float">
            <text:p>35.70143</text:p>
          </table:table-cell>
          <table:table-cell office:value-type="float" office:value="0" calcext:value-type="float">
            <text:p>0</text:p>
          </table:table-cell>
          <table:table-cell office:value-type="float" office:value="-0.0000004361539" calcext:value-type="float">
            <text:p>-4.3615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50369" calcext:value-type="float">
            <text:p>-34.50369</text:p>
          </table:table-cell>
          <table:table-cell office:value-type="float" office:value="0" calcext:value-type="float">
            <text:p>0</text:p>
          </table:table-cell>
          <table:table-cell office:value-type="float" office:value="7.740279" calcext:value-type="float">
            <text:p>7.74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961.9689" calcext:value-type="float">
            <text:p>961.9689</text:p>
          </table:table-cell>
          <table:table-cell office:value-type="float" office:value="13184.95" calcext:value-type="float">
            <text:p>1318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87983" calcext:value-type="float">
            <text:p>-42.87983</text:p>
          </table:table-cell>
          <table:table-cell office:value-type="float" office:value="103.0754" calcext:value-type="float">
            <text:p>103.0754</text:p>
          </table:table-cell>
          <table:table-cell office:value-type="float" office:value="0" calcext:value-type="float">
            <text:p>0</text:p>
          </table:table-cell>
          <table:table-cell office:value-type="float" office:value="112.6261" calcext:value-type="float">
            <text:p>112.6261</text:p>
          </table:table-cell>
          <table:table-cell office:value-type="float" office:value="647.5019" calcext:value-type="float">
            <text:p>647.5019</text:p>
          </table:table-cell>
          <table:table-cell office:value-type="float" office:value="0.02919259" calcext:value-type="float">
            <text:p>0.02919259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2.8507" calcext:value-type="float">
            <text:p>-42.8507</text:p>
          </table:table-cell>
          <table:table-cell office:value-type="float" office:value="0" calcext:value-type="float">
            <text:p>0</text:p>
          </table:table-cell>
          <table:table-cell office:value-type="float" office:value="343.3163" calcext:value-type="float">
            <text:p>343.3163</text:p>
          </table:table-cell>
          <table:table-cell office:value-type="float" office:value="1165.827" calcext:value-type="float">
            <text:p>1165.827</text:p>
          </table:table-cell>
          <table:table-cell office:value-type="float" office:value="1414.138" calcext:value-type="float">
            <text:p>1414.138</text:p>
          </table:table-cell>
          <table:table-cell office:value-type="float" office:value="1301.429" calcext:value-type="float">
            <text:p>1301.429</text:p>
          </table:table-cell>
          <table:table-cell office:value-type="float" office:value="784.394" calcext:value-type="float">
            <text:p>784.394</text:p>
          </table:table-cell>
          <table:table-cell office:value-type="float" office:value="1115.239" calcext:value-type="float">
            <text:p>1115.239</text:p>
          </table:table-cell>
          <table:table-cell office:value-type="float" office:value="415.3025" calcext:value-type="float">
            <text:p>415.3025</text:p>
          </table:table-cell>
          <table:table-cell office:value-type="float" office:value="1854.565" calcext:value-type="float">
            <text:p>1854.565</text:p>
          </table:table-cell>
          <table:table-cell office:value-type="float" office:value="2091.749" calcext:value-type="float">
            <text:p>2091.749</text:p>
          </table:table-cell>
          <table:table-cell office:value-type="float" office:value="1672.335" calcext:value-type="float">
            <text:p>1672.335</text:p>
          </table:table-cell>
          <table:table-cell office:value-type="float" office:value="585.7291" calcext:value-type="float">
            <text:p>585.7291</text:p>
          </table:table-cell>
          <table:table-cell office:value-type="float" office:value="576.8629" calcext:value-type="float">
            <text:p>576.8629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3" calcext:value-type="float">
            <text:p>35.70143</text:p>
          </table:table-cell>
          <table:table-cell office:value-type="float" office:value="0" calcext:value-type="float">
            <text:p>0</text:p>
          </table:table-cell>
          <table:table-cell office:value-type="float" office:value="-0.0000005696551" calcext:value-type="float">
            <text:p>-5.69655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63893" calcext:value-type="float">
            <text:p>-39.63893</text:p>
          </table:table-cell>
          <table:table-cell office:value-type="float" office:value="0" calcext:value-type="float">
            <text:p>0</text:p>
          </table:table-cell>
          <table:table-cell office:value-type="float" office:value="7.774181" calcext:value-type="float">
            <text:p>7.77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956.5191" calcext:value-type="float">
            <text:p>956.5191</text:p>
          </table:table-cell>
          <table:table-cell office:value-type="float" office:value="13185.77" calcext:value-type="float">
            <text:p>1318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49461" calcext:value-type="float">
            <text:p>-47.49461</text:p>
          </table:table-cell>
          <table:table-cell office:value-type="float" office:value="117.5161" calcext:value-type="float">
            <text:p>117.5161</text:p>
          </table:table-cell>
          <table:table-cell office:value-type="float" office:value="0" calcext:value-type="float">
            <text:p>0</text:p>
          </table:table-cell>
          <table:table-cell office:value-type="float" office:value="115.3348" calcext:value-type="float">
            <text:p>115.3348</text:p>
          </table:table-cell>
          <table:table-cell office:value-type="float" office:value="642.6945" calcext:value-type="float">
            <text:p>642.6945</text:p>
          </table:table-cell>
          <table:table-cell office:value-type="float" office:value="0.0294946" calcext:value-type="float">
            <text:p>0.0294946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7.46518" calcext:value-type="float">
            <text:p>-47.46518</text:p>
          </table:table-cell>
          <table:table-cell office:value-type="float" office:value="0" calcext:value-type="float">
            <text:p>0</text:p>
          </table:table-cell>
          <table:table-cell office:value-type="float" office:value="344.0902" calcext:value-type="float">
            <text:p>344.0902</text:p>
          </table:table-cell>
          <table:table-cell office:value-type="float" office:value="1165.64" calcext:value-type="float">
            <text:p>1165.64</text:p>
          </table:table-cell>
          <table:table-cell office:value-type="float" office:value="1413.958" calcext:value-type="float">
            <text:p>1413.958</text:p>
          </table:table-cell>
          <table:table-cell office:value-type="float" office:value="1301.319" calcext:value-type="float">
            <text:p>1301.319</text:p>
          </table:table-cell>
          <table:table-cell office:value-type="float" office:value="784.3239" calcext:value-type="float">
            <text:p>784.3239</text:p>
          </table:table-cell>
          <table:table-cell office:value-type="float" office:value="1115.212" calcext:value-type="float">
            <text:p>1115.212</text:p>
          </table:table-cell>
          <table:table-cell office:value-type="float" office:value="415.2971" calcext:value-type="float">
            <text:p>415.2971</text:p>
          </table:table-cell>
          <table:table-cell office:value-type="float" office:value="1854.56" calcext:value-type="float">
            <text:p>1854.56</text:p>
          </table:table-cell>
          <table:table-cell office:value-type="float" office:value="2091.746" calcext:value-type="float">
            <text:p>2091.746</text:p>
          </table:table-cell>
          <table:table-cell office:value-type="float" office:value="1672.332" calcext:value-type="float">
            <text:p>1672.332</text:p>
          </table:table-cell>
          <table:table-cell office:value-type="float" office:value="585.7285" calcext:value-type="float">
            <text:p>585.7285</text:p>
          </table:table-cell>
          <table:table-cell office:value-type="float" office:value="576.8602" calcext:value-type="float">
            <text:p>576.860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2" calcext:value-type="float">
            <text:p>35.70142</text:p>
          </table:table-cell>
          <table:table-cell office:value-type="float" office:value="0" calcext:value-type="float">
            <text:p>0</text:p>
          </table:table-cell>
          <table:table-cell office:value-type="float" office:value="-0.000000798906" calcext:value-type="float">
            <text:p>-7.9890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23199" calcext:value-type="float">
            <text:p>-44.23199</text:p>
          </table:table-cell>
          <table:table-cell office:value-type="float" office:value="0" calcext:value-type="float">
            <text:p>0</text:p>
          </table:table-cell>
          <table:table-cell office:value-type="float" office:value="7.752632" calcext:value-type="float">
            <text:p>7.75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953.7444" calcext:value-type="float">
            <text:p>953.7444</text:p>
          </table:table-cell>
          <table:table-cell office:value-type="float" office:value="13186.19" calcext:value-type="float">
            <text:p>1318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85183" calcext:value-type="float">
            <text:p>-49.85183</text:p>
          </table:table-cell>
          <table:table-cell office:value-type="float" office:value="124.3278" calcext:value-type="float">
            <text:p>124.3278</text:p>
          </table:table-cell>
          <table:table-cell office:value-type="float" office:value="0" calcext:value-type="float">
            <text:p>0</text:p>
          </table:table-cell>
          <table:table-cell office:value-type="float" office:value="116.3822" calcext:value-type="float">
            <text:p>116.3822</text:p>
          </table:table-cell>
          <table:table-cell office:value-type="float" office:value="640.397" calcext:value-type="float">
            <text:p>640.397</text:p>
          </table:table-cell>
          <table:table-cell office:value-type="float" office:value="0.02984955" calcext:value-type="float">
            <text:p>0.02984955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9.82204" calcext:value-type="float">
            <text:p>-49.82204</text:p>
          </table:table-cell>
          <table:table-cell office:value-type="float" office:value="0" calcext:value-type="float">
            <text:p>0</text:p>
          </table:table-cell>
          <table:table-cell office:value-type="float" office:value="344.5096" calcext:value-type="float">
            <text:p>344.5096</text:p>
          </table:table-cell>
          <table:table-cell office:value-type="float" office:value="1165.514" calcext:value-type="float">
            <text:p>1165.514</text:p>
          </table:table-cell>
          <table:table-cell office:value-type="float" office:value="1413.82" calcext:value-type="float">
            <text:p>1413.82</text:p>
          </table:table-cell>
          <table:table-cell office:value-type="float" office:value="1301.224" calcext:value-type="float">
            <text:p>1301.224</text:p>
          </table:table-cell>
          <table:table-cell office:value-type="float" office:value="784.2579" calcext:value-type="float">
            <text:p>784.2579</text:p>
          </table:table-cell>
          <table:table-cell office:value-type="float" office:value="1115.184" calcext:value-type="float">
            <text:p>1115.184</text:p>
          </table:table-cell>
          <table:table-cell office:value-type="float" office:value="415.2912" calcext:value-type="float">
            <text:p>415.2912</text:p>
          </table:table-cell>
          <table:table-cell office:value-type="float" office:value="1854.553" calcext:value-type="float">
            <text:p>1854.553</text:p>
          </table:table-cell>
          <table:table-cell office:value-type="float" office:value="2091.742" calcext:value-type="float">
            <text:p>2091.742</text:p>
          </table:table-cell>
          <table:table-cell office:value-type="float" office:value="1672.33" calcext:value-type="float">
            <text:p>1672.33</text:p>
          </table:table-cell>
          <table:table-cell office:value-type="float" office:value="585.7278" calcext:value-type="float">
            <text:p>585.7278</text:p>
          </table:table-cell>
          <table:table-cell office:value-type="float" office:value="576.8575" calcext:value-type="float">
            <text:p>576.8575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2" calcext:value-type="float">
            <text:p>35.70142</text:p>
          </table:table-cell>
          <table:table-cell office:value-type="float" office:value="0" calcext:value-type="float">
            <text:p>0</text:p>
          </table:table-cell>
          <table:table-cell office:value-type="float" office:value="-0.0000008587383" calcext:value-type="float">
            <text:p>-8.58738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55339" calcext:value-type="float">
            <text:p>-46.55339</text:p>
          </table:table-cell>
          <table:table-cell office:value-type="float" office:value="0" calcext:value-type="float">
            <text:p>0</text:p>
          </table:table-cell>
          <table:table-cell office:value-type="float" office:value="7.716672" calcext:value-type="float">
            <text:p>7.716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949.9208" calcext:value-type="float">
            <text:p>949.9208</text:p>
          </table:table-cell>
          <table:table-cell office:value-type="float" office:value="13186.79" calcext:value-type="float">
            <text:p>13186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06981" calcext:value-type="float">
            <text:p>-53.06981</text:p>
          </table:table-cell>
          <table:table-cell office:value-type="float" office:value="133.2723" calcext:value-type="float">
            <text:p>133.2723</text:p>
          </table:table-cell>
          <table:table-cell office:value-type="float" office:value="0" calcext:value-type="float">
            <text:p>0</text:p>
          </table:table-cell>
          <table:table-cell office:value-type="float" office:value="117.9282" calcext:value-type="float">
            <text:p>117.9282</text:p>
          </table:table-cell>
          <table:table-cell office:value-type="float" office:value="637.047" calcext:value-type="float">
            <text:p>637.047</text:p>
          </table:table-cell>
          <table:table-cell office:value-type="float" office:value="0.03024138" calcext:value-type="float">
            <text:p>0.03024138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3.03963" calcext:value-type="float">
            <text:p>-53.03963</text:p>
          </table:table-cell>
          <table:table-cell office:value-type="float" office:value="0" calcext:value-type="float">
            <text:p>0</text:p>
          </table:table-cell>
          <table:table-cell office:value-type="float" office:value="345.0949" calcext:value-type="float">
            <text:p>345.0949</text:p>
          </table:table-cell>
          <table:table-cell office:value-type="float" office:value="1165.383" calcext:value-type="float">
            <text:p>1165.383</text:p>
          </table:table-cell>
          <table:table-cell office:value-type="float" office:value="1413.685" calcext:value-type="float">
            <text:p>1413.685</text:p>
          </table:table-cell>
          <table:table-cell office:value-type="float" office:value="1301.133" calcext:value-type="float">
            <text:p>1301.133</text:p>
          </table:table-cell>
          <table:table-cell office:value-type="float" office:value="784.1981" calcext:value-type="float">
            <text:p>784.1981</text:p>
          </table:table-cell>
          <table:table-cell office:value-type="float" office:value="1115.157" calcext:value-type="float">
            <text:p>1115.157</text:p>
          </table:table-cell>
          <table:table-cell office:value-type="float" office:value="415.2854" calcext:value-type="float">
            <text:p>415.2854</text:p>
          </table:table-cell>
          <table:table-cell office:value-type="float" office:value="1854.547" calcext:value-type="float">
            <text:p>1854.547</text:p>
          </table:table-cell>
          <table:table-cell office:value-type="float" office:value="2091.738" calcext:value-type="float">
            <text:p>2091.738</text:p>
          </table:table-cell>
          <table:table-cell office:value-type="float" office:value="1672.327" calcext:value-type="float">
            <text:p>1672.327</text:p>
          </table:table-cell>
          <table:table-cell office:value-type="float" office:value="585.7271" calcext:value-type="float">
            <text:p>585.7271</text:p>
          </table:table-cell>
          <table:table-cell office:value-type="float" office:value="576.8548" calcext:value-type="float">
            <text:p>576.8548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2" calcext:value-type="float">
            <text:p>35.70142</text:p>
          </table:table-cell>
          <table:table-cell office:value-type="float" office:value="0" calcext:value-type="float">
            <text:p>0</text:p>
          </table:table-cell>
          <table:table-cell office:value-type="float" office:value="-0.0000009508669" calcext:value-type="float">
            <text:p>-9.50866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75351" calcext:value-type="float">
            <text:p>-49.75351</text:p>
          </table:table-cell>
          <table:table-cell office:value-type="float" office:value="0" calcext:value-type="float">
            <text:p>0</text:p>
          </table:table-cell>
          <table:table-cell office:value-type="float" office:value="7.698924" calcext:value-type="float">
            <text:p>7.698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946.5263" calcext:value-type="float">
            <text:p>946.5263</text:p>
          </table:table-cell>
          <table:table-cell office:value-type="float" office:value="13187.35" calcext:value-type="float">
            <text:p>1318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87675" calcext:value-type="float">
            <text:p>-55.87675</text:p>
          </table:table-cell>
          <table:table-cell office:value-type="float" office:value="140.2145" calcext:value-type="float">
            <text:p>140.2145</text:p>
          </table:table-cell>
          <table:table-cell office:value-type="float" office:value="0" calcext:value-type="float">
            <text:p>0</text:p>
          </table:table-cell>
          <table:table-cell office:value-type="float" office:value="118.8382" calcext:value-type="float">
            <text:p>118.8382</text:p>
          </table:table-cell>
          <table:table-cell office:value-type="float" office:value="634.1679" calcext:value-type="float">
            <text:p>634.1679</text:p>
          </table:table-cell>
          <table:table-cell office:value-type="float" office:value="0.03065716" calcext:value-type="float">
            <text:p>0.03065716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5.84615" calcext:value-type="float">
            <text:p>-55.84615</text:p>
          </table:table-cell>
          <table:table-cell office:value-type="float" office:value="0" calcext:value-type="float">
            <text:p>0</text:p>
          </table:table-cell>
          <table:table-cell office:value-type="float" office:value="345.6533" calcext:value-type="float">
            <text:p>345.6533</text:p>
          </table:table-cell>
          <table:table-cell office:value-type="float" office:value="1165.241" calcext:value-type="float">
            <text:p>1165.241</text:p>
          </table:table-cell>
          <table:table-cell office:value-type="float" office:value="1413.536" calcext:value-type="float">
            <text:p>1413.536</text:p>
          </table:table-cell>
          <table:table-cell office:value-type="float" office:value="1301.036" calcext:value-type="float">
            <text:p>1301.036</text:p>
          </table:table-cell>
          <table:table-cell office:value-type="float" office:value="784.129" calcext:value-type="float">
            <text:p>784.129</text:p>
          </table:table-cell>
          <table:table-cell office:value-type="float" office:value="1115.128" calcext:value-type="float">
            <text:p>1115.128</text:p>
          </table:table-cell>
          <table:table-cell office:value-type="float" office:value="415.2793" calcext:value-type="float">
            <text:p>415.2793</text:p>
          </table:table-cell>
          <table:table-cell office:value-type="float" office:value="1854.54" calcext:value-type="float">
            <text:p>1854.54</text:p>
          </table:table-cell>
          <table:table-cell office:value-type="float" office:value="2091.733" calcext:value-type="float">
            <text:p>2091.733</text:p>
          </table:table-cell>
          <table:table-cell office:value-type="float" office:value="1672.324" calcext:value-type="float">
            <text:p>1672.324</text:p>
          </table:table-cell>
          <table:table-cell office:value-type="float" office:value="585.7264" calcext:value-type="float">
            <text:p>585.7264</text:p>
          </table:table-cell>
          <table:table-cell office:value-type="float" office:value="576.8521" calcext:value-type="float">
            <text:p>576.8521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2" calcext:value-type="float">
            <text:p>35.70142</text:p>
          </table:table-cell>
          <table:table-cell office:value-type="float" office:value="0" calcext:value-type="float">
            <text:p>0</text:p>
          </table:table-cell>
          <table:table-cell office:value-type="float" office:value="-0.000001056895" calcext:value-type="float">
            <text:p>-1.05689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55097" calcext:value-type="float">
            <text:p>-52.55097</text:p>
          </table:table-cell>
          <table:table-cell office:value-type="float" office:value="0" calcext:value-type="float">
            <text:p>0</text:p>
          </table:table-cell>
          <table:table-cell office:value-type="float" office:value="7.689603" calcext:value-type="float">
            <text:p>7.68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942.7372" calcext:value-type="float">
            <text:p>942.7372</text:p>
          </table:table-cell>
          <table:table-cell office:value-type="float" office:value="13188.18" calcext:value-type="float">
            <text:p>1318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78298" calcext:value-type="float">
            <text:p>-58.78298</text:p>
          </table:table-cell>
          <table:table-cell office:value-type="float" office:value="146.9371" calcext:value-type="float">
            <text:p>146.9371</text:p>
          </table:table-cell>
          <table:table-cell office:value-type="float" office:value="0" calcext:value-type="float">
            <text:p>0</text:p>
          </table:table-cell>
          <table:table-cell office:value-type="float" office:value="117.3061" calcext:value-type="float">
            <text:p>117.3061</text:p>
          </table:table-cell>
          <table:table-cell office:value-type="float" office:value="631.1144" calcext:value-type="float">
            <text:p>631.1144</text:p>
          </table:table-cell>
          <table:table-cell office:value-type="float" office:value="0.03109128" calcext:value-type="float">
            <text:p>0.03109128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8.75195" calcext:value-type="float">
            <text:p>-58.75195</text:p>
          </table:table-cell>
          <table:table-cell office:value-type="float" office:value="0" calcext:value-type="float">
            <text:p>0</text:p>
          </table:table-cell>
          <table:table-cell office:value-type="float" office:value="346.4633" calcext:value-type="float">
            <text:p>346.4633</text:p>
          </table:table-cell>
          <table:table-cell office:value-type="float" office:value="1165.022" calcext:value-type="float">
            <text:p>1165.022</text:p>
          </table:table-cell>
          <table:table-cell office:value-type="float" office:value="1413.324" calcext:value-type="float">
            <text:p>1413.324</text:p>
          </table:table-cell>
          <table:table-cell office:value-type="float" office:value="1300.91" calcext:value-type="float">
            <text:p>1300.91</text:p>
          </table:table-cell>
          <table:table-cell office:value-type="float" office:value="784.0363" calcext:value-type="float">
            <text:p>784.0363</text:p>
          </table:table-cell>
          <table:table-cell office:value-type="float" office:value="1115.091" calcext:value-type="float">
            <text:p>1115.091</text:p>
          </table:table-cell>
          <table:table-cell office:value-type="float" office:value="415.2725" calcext:value-type="float">
            <text:p>415.2725</text:p>
          </table:table-cell>
          <table:table-cell office:value-type="float" office:value="1854.533" calcext:value-type="float">
            <text:p>1854.533</text:p>
          </table:table-cell>
          <table:table-cell office:value-type="float" office:value="2091.729" calcext:value-type="float">
            <text:p>2091.729</text:p>
          </table:table-cell>
          <table:table-cell office:value-type="float" office:value="1672.322" calcext:value-type="float">
            <text:p>1672.322</text:p>
          </table:table-cell>
          <table:table-cell office:value-type="float" office:value="585.7257" calcext:value-type="float">
            <text:p>585.7257</text:p>
          </table:table-cell>
          <table:table-cell office:value-type="float" office:value="576.8494" calcext:value-type="float">
            <text:p>576.8494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2" calcext:value-type="float">
            <text:p>35.70142</text:p>
          </table:table-cell>
          <table:table-cell office:value-type="float" office:value="0" calcext:value-type="float">
            <text:p>0</text:p>
          </table:table-cell>
          <table:table-cell office:value-type="float" office:value="-0.000001585331" calcext:value-type="float">
            <text:p>-1.5853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46798" calcext:value-type="float">
            <text:p>-55.46798</text:p>
          </table:table-cell>
          <table:table-cell office:value-type="float" office:value="0" calcext:value-type="float">
            <text:p>0</text:p>
          </table:table-cell>
          <table:table-cell office:value-type="float" office:value="7.700543" calcext:value-type="float">
            <text:p>7.7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940.014" calcext:value-type="float">
            <text:p>940.014</text:p>
          </table:table-cell>
          <table:table-cell office:value-type="float" office:value="13188.59" calcext:value-type="float">
            <text:p>1318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06382" calcext:value-type="float">
            <text:p>-61.06382</text:p>
          </table:table-cell>
          <table:table-cell office:value-type="float" office:value="153.1302" calcext:value-type="float">
            <text:p>153.1302</text:p>
          </table:table-cell>
          <table:table-cell office:value-type="float" office:value="0" calcext:value-type="float">
            <text:p>0</text:p>
          </table:table-cell>
          <table:table-cell office:value-type="float" office:value="117.4109" calcext:value-type="float">
            <text:p>117.4109</text:p>
          </table:table-cell>
          <table:table-cell office:value-type="float" office:value="629.1932" calcext:value-type="float">
            <text:p>629.1932</text:p>
          </table:table-cell>
          <table:table-cell office:value-type="float" office:value="0.03157279" calcext:value-type="float">
            <text:p>0.03157279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1.03231" calcext:value-type="float">
            <text:p>-61.03231</text:p>
          </table:table-cell>
          <table:table-cell office:value-type="float" office:value="0" calcext:value-type="float">
            <text:p>0</text:p>
          </table:table-cell>
          <table:table-cell office:value-type="float" office:value="346.8773" calcext:value-type="float">
            <text:p>346.8773</text:p>
          </table:table-cell>
          <table:table-cell office:value-type="float" office:value="1164.785" calcext:value-type="float">
            <text:p>1164.785</text:p>
          </table:table-cell>
          <table:table-cell office:value-type="float" office:value="1413.083" calcext:value-type="float">
            <text:p>1413.083</text:p>
          </table:table-cell>
          <table:table-cell office:value-type="float" office:value="1300.759" calcext:value-type="float">
            <text:p>1300.759</text:p>
          </table:table-cell>
          <table:table-cell office:value-type="float" office:value="783.9245" calcext:value-type="float">
            <text:p>783.9245</text:p>
          </table:table-cell>
          <table:table-cell office:value-type="float" office:value="1115.046" calcext:value-type="float">
            <text:p>1115.046</text:p>
          </table:table-cell>
          <table:table-cell office:value-type="float" office:value="415.2621" calcext:value-type="float">
            <text:p>415.2621</text:p>
          </table:table-cell>
          <table:table-cell office:value-type="float" office:value="1854.525" calcext:value-type="float">
            <text:p>1854.525</text:p>
          </table:table-cell>
          <table:table-cell office:value-type="float" office:value="2091.724" calcext:value-type="float">
            <text:p>2091.724</text:p>
          </table:table-cell>
          <table:table-cell office:value-type="float" office:value="1672.319" calcext:value-type="float">
            <text:p>1672.319</text:p>
          </table:table-cell>
          <table:table-cell office:value-type="float" office:value="585.7249" calcext:value-type="float">
            <text:p>585.7249</text:p>
          </table:table-cell>
          <table:table-cell office:value-type="float" office:value="576.8467" calcext:value-type="float">
            <text:p>576.846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1" calcext:value-type="float">
            <text:p>35.70141</text:p>
          </table:table-cell>
          <table:table-cell office:value-type="float" office:value="0" calcext:value-type="float">
            <text:p>0</text:p>
          </table:table-cell>
          <table:table-cell office:value-type="float" office:value="-0.000002040705" calcext:value-type="float">
            <text:p>-2.0407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74616" calcext:value-type="float">
            <text:p>-57.74616</text:p>
          </table:table-cell>
          <table:table-cell office:value-type="float" office:value="0" calcext:value-type="float">
            <text:p>0</text:p>
          </table:table-cell>
          <table:table-cell office:value-type="float" office:value="7.698111" calcext:value-type="float">
            <text:p>7.69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937.2737" calcext:value-type="float">
            <text:p>937.2737</text:p>
          </table:table-cell>
          <table:table-cell office:value-type="float" office:value="13189.12" calcext:value-type="float">
            <text:p>13189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21535" calcext:value-type="float">
            <text:p>-63.21535</text:p>
          </table:table-cell>
          <table:table-cell office:value-type="float" office:value="157.9638" calcext:value-type="float">
            <text:p>157.9638</text:p>
          </table:table-cell>
          <table:table-cell office:value-type="float" office:value="0" calcext:value-type="float">
            <text:p>0</text:p>
          </table:table-cell>
          <table:table-cell office:value-type="float" office:value="116.083" calcext:value-type="float">
            <text:p>116.083</text:p>
          </table:table-cell>
          <table:table-cell office:value-type="float" office:value="627.3297" calcext:value-type="float">
            <text:p>627.3297</text:p>
          </table:table-cell>
          <table:table-cell office:value-type="float" office:value="0.03205867" calcext:value-type="float">
            <text:p>0.03205867</text:p>
          </table:table-cell>
          <table:table-cell office:value-type="float" office:value="0" calcext:value-type="float">
            <text:p>0</text:p>
          </table:table-cell>
          <table:table-cell office:value-type="float" office:value="0.00006332049" calcext:value-type="float">
            <text:p>6.3320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3.18336" calcext:value-type="float">
            <text:p>-63.18336</text:p>
          </table:table-cell>
          <table:table-cell office:value-type="float" office:value="0" calcext:value-type="float">
            <text:p>0</text:p>
          </table:table-cell>
          <table:table-cell office:value-type="float" office:value="347.4293" calcext:value-type="float">
            <text:p>347.4293</text:p>
          </table:table-cell>
          <table:table-cell office:value-type="float" office:value="1164.52" calcext:value-type="float">
            <text:p>1164.52</text:p>
          </table:table-cell>
          <table:table-cell office:value-type="float" office:value="1412.824" calcext:value-type="float">
            <text:p>1412.824</text:p>
          </table:table-cell>
          <table:table-cell office:value-type="float" office:value="1300.596" calcext:value-type="float">
            <text:p>1300.596</text:p>
          </table:table-cell>
          <table:table-cell office:value-type="float" office:value="783.8046" calcext:value-type="float">
            <text:p>783.8046</text:p>
          </table:table-cell>
          <table:table-cell office:value-type="float" office:value="1114.997" calcext:value-type="float">
            <text:p>1114.997</text:p>
          </table:table-cell>
          <table:table-cell office:value-type="float" office:value="415.2499" calcext:value-type="float">
            <text:p>415.2499</text:p>
          </table:table-cell>
          <table:table-cell office:value-type="float" office:value="1854.508" calcext:value-type="float">
            <text:p>1854.508</text:p>
          </table:table-cell>
          <table:table-cell office:value-type="float" office:value="2091.719" calcext:value-type="float">
            <text:p>2091.719</text:p>
          </table:table-cell>
          <table:table-cell office:value-type="float" office:value="1672.316" calcext:value-type="float">
            <text:p>1672.316</text:p>
          </table:table-cell>
          <table:table-cell office:value-type="float" office:value="585.7241" calcext:value-type="float">
            <text:p>585.7241</text:p>
          </table:table-cell>
          <table:table-cell office:value-type="float" office:value="576.8439" calcext:value-type="float">
            <text:p>576.8439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1" calcext:value-type="float">
            <text:p>35.70141</text:p>
          </table:table-cell>
          <table:table-cell office:value-type="float" office:value="0" calcext:value-type="float">
            <text:p>0</text:p>
          </table:table-cell>
          <table:table-cell office:value-type="float" office:value="-0.000002766116" calcext:value-type="float">
            <text:p>-2.76611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90192" calcext:value-type="float">
            <text:p>-59.90192</text:p>
          </table:table-cell>
          <table:table-cell office:value-type="float" office:value="0" calcext:value-type="float">
            <text:p>0</text:p>
          </table:table-cell>
          <table:table-cell office:value-type="float" office:value="7.702488" calcext:value-type="float">
            <text:p>7.70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931.3096" calcext:value-type="float">
            <text:p>931.3096</text:p>
          </table:table-cell>
          <table:table-cell office:value-type="float" office:value="13190.02" calcext:value-type="float">
            <text:p>1319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56264" calcext:value-type="float">
            <text:p>-67.56264</text:p>
          </table:table-cell>
          <table:table-cell office:value-type="float" office:value="162.8504" calcext:value-type="float">
            <text:p>162.8504</text:p>
          </table:table-cell>
          <table:table-cell office:value-type="float" office:value="0" calcext:value-type="float">
            <text:p>0</text:p>
          </table:table-cell>
          <table:table-cell office:value-type="float" office:value="119.0936" calcext:value-type="float">
            <text:p>119.0936</text:p>
          </table:table-cell>
          <table:table-cell office:value-type="float" office:value="621.6185" calcext:value-type="float">
            <text:p>621.6185</text:p>
          </table:table-cell>
          <table:table-cell office:value-type="float" office:value="0.03197319" calcext:value-type="float">
            <text:p>0.03197319</text:p>
          </table:table-cell>
          <table:table-cell office:value-type="float" office:value="0" calcext:value-type="float">
            <text:p>0</text:p>
          </table:table-cell>
          <table:table-cell office:value-type="float" office:value="0.001011047" calcext:value-type="float">
            <text:p>0.00101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7.53168" calcext:value-type="float">
            <text:p>-67.53168</text:p>
          </table:table-cell>
          <table:table-cell office:value-type="float" office:value="0" calcext:value-type="float">
            <text:p>0</text:p>
          </table:table-cell>
          <table:table-cell office:value-type="float" office:value="348.5468" calcext:value-type="float">
            <text:p>348.5468</text:p>
          </table:table-cell>
          <table:table-cell office:value-type="float" office:value="1164.665" calcext:value-type="float">
            <text:p>1164.665</text:p>
          </table:table-cell>
          <table:table-cell office:value-type="float" office:value="1412.622" calcext:value-type="float">
            <text:p>1412.622</text:p>
          </table:table-cell>
          <table:table-cell office:value-type="float" office:value="1300.411" calcext:value-type="float">
            <text:p>1300.411</text:p>
          </table:table-cell>
          <table:table-cell office:value-type="float" office:value="783.6759" calcext:value-type="float">
            <text:p>783.6759</text:p>
          </table:table-cell>
          <table:table-cell office:value-type="float" office:value="1114.944" calcext:value-type="float">
            <text:p>1114.944</text:p>
          </table:table-cell>
          <table:table-cell office:value-type="float" office:value="415.2373" calcext:value-type="float">
            <text:p>415.2373</text:p>
          </table:table-cell>
          <table:table-cell office:value-type="float" office:value="1854.488" calcext:value-type="float">
            <text:p>1854.488</text:p>
          </table:table-cell>
          <table:table-cell office:value-type="float" office:value="2091.714" calcext:value-type="float">
            <text:p>2091.714</text:p>
          </table:table-cell>
          <table:table-cell office:value-type="float" office:value="1672.313" calcext:value-type="float">
            <text:p>1672.313</text:p>
          </table:table-cell>
          <table:table-cell office:value-type="float" office:value="585.7232" calcext:value-type="float">
            <text:p>585.7232</text:p>
          </table:table-cell>
          <table:table-cell office:value-type="float" office:value="576.8412" calcext:value-type="float">
            <text:p>576.841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1" calcext:value-type="float">
            <text:p>35.70141</text:p>
          </table:table-cell>
          <table:table-cell office:value-type="float" office:value="0" calcext:value-type="float">
            <text:p>0</text:p>
          </table:table-cell>
          <table:table-cell office:value-type="float" office:value="-0.0003576871" calcext:value-type="float">
            <text:p>-0.00035768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90564" calcext:value-type="float">
            <text:p>-64.90564</text:p>
          </table:table-cell>
          <table:table-cell office:value-type="float" office:value="0" calcext:value-type="float">
            <text:p>0</text:p>
          </table:table-cell>
          <table:table-cell office:value-type="float" office:value="8.358666" calcext:value-type="float">
            <text:p>8.35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924.1678" calcext:value-type="float">
            <text:p>924.1678</text:p>
          </table:table-cell>
          <table:table-cell office:value-type="float" office:value="13191" calcext:value-type="float">
            <text:p>13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6944" calcext:value-type="float">
            <text:p>-73.86944</text:p>
          </table:table-cell>
          <table:table-cell office:value-type="float" office:value="179.6602" calcext:value-type="float">
            <text:p>179.6602</text:p>
          </table:table-cell>
          <table:table-cell office:value-type="float" office:value="0" calcext:value-type="float">
            <text:p>0</text:p>
          </table:table-cell>
          <table:table-cell office:value-type="float" office:value="123.2473" calcext:value-type="float">
            <text:p>123.2473</text:p>
          </table:table-cell>
          <table:table-cell office:value-type="float" office:value="615.2669" calcext:value-type="float">
            <text:p>615.2669</text:p>
          </table:table-cell>
          <table:table-cell office:value-type="float" office:value="0.03204732" calcext:value-type="float">
            <text:p>0.03204732</text:p>
          </table:table-cell>
          <table:table-cell office:value-type="float" office:value="0" calcext:value-type="float">
            <text:p>0</text:p>
          </table:table-cell>
          <table:table-cell office:value-type="float" office:value="0.001011048" calcext:value-type="float">
            <text:p>0.00101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3.8384" calcext:value-type="float">
            <text:p>-73.8384</text:p>
          </table:table-cell>
          <table:table-cell office:value-type="float" office:value="0" calcext:value-type="float">
            <text:p>0</text:p>
          </table:table-cell>
          <table:table-cell office:value-type="float" office:value="349.6206" calcext:value-type="float">
            <text:p>349.6206</text:p>
          </table:table-cell>
          <table:table-cell office:value-type="float" office:value="1164.443" calcext:value-type="float">
            <text:p>1164.443</text:p>
          </table:table-cell>
          <table:table-cell office:value-type="float" office:value="1412.37" calcext:value-type="float">
            <text:p>1412.37</text:p>
          </table:table-cell>
          <table:table-cell office:value-type="float" office:value="1300.236" calcext:value-type="float">
            <text:p>1300.236</text:p>
          </table:table-cell>
          <table:table-cell office:value-type="float" office:value="783.5458" calcext:value-type="float">
            <text:p>783.5458</text:p>
          </table:table-cell>
          <table:table-cell office:value-type="float" office:value="1114.891" calcext:value-type="float">
            <text:p>1114.891</text:p>
          </table:table-cell>
          <table:table-cell office:value-type="float" office:value="415.2239" calcext:value-type="float">
            <text:p>415.2239</text:p>
          </table:table-cell>
          <table:table-cell office:value-type="float" office:value="1854.466" calcext:value-type="float">
            <text:p>1854.466</text:p>
          </table:table-cell>
          <table:table-cell office:value-type="float" office:value="2091.708" calcext:value-type="float">
            <text:p>2091.708</text:p>
          </table:table-cell>
          <table:table-cell office:value-type="float" office:value="1672.309" calcext:value-type="float">
            <text:p>1672.309</text:p>
          </table:table-cell>
          <table:table-cell office:value-type="float" office:value="585.7224" calcext:value-type="float">
            <text:p>585.7224</text:p>
          </table:table-cell>
          <table:table-cell office:value-type="float" office:value="576.8384" calcext:value-type="float">
            <text:p>576.8384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" calcext:value-type="float">
            <text:p>35.7014</text:p>
          </table:table-cell>
          <table:table-cell office:value-type="float" office:value="0" calcext:value-type="float">
            <text:p>0</text:p>
          </table:table-cell>
          <table:table-cell office:value-type="float" office:value="-0.0005082022" calcext:value-type="float">
            <text:p>-0.000508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00948" calcext:value-type="float">
            <text:p>-71.00948</text:p>
          </table:table-cell>
          <table:table-cell office:value-type="float" office:value="0" calcext:value-type="float">
            <text:p>0</text:p>
          </table:table-cell>
          <table:table-cell office:value-type="float" office:value="8.155107" calcext:value-type="float">
            <text:p>8.155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917.7197" calcext:value-type="float">
            <text:p>917.7197</text:p>
          </table:table-cell>
          <table:table-cell office:value-type="float" office:value="13191.97" calcext:value-type="float">
            <text:p>1319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4482" calcext:value-type="float">
            <text:p>-79.4482</text:p>
          </table:table-cell>
          <table:table-cell office:value-type="float" office:value="194.9568" calcext:value-type="float">
            <text:p>194.9568</text:p>
          </table:table-cell>
          <table:table-cell office:value-type="float" office:value="0" calcext:value-type="float">
            <text:p>0</text:p>
          </table:table-cell>
          <table:table-cell office:value-type="float" office:value="126.6983" calcext:value-type="float">
            <text:p>126.6983</text:p>
          </table:table-cell>
          <table:table-cell office:value-type="float" office:value="609.6684" calcext:value-type="float">
            <text:p>609.6684</text:p>
          </table:table-cell>
          <table:table-cell office:value-type="float" office:value="0.03218922" calcext:value-type="float">
            <text:p>0.03218922</text:p>
          </table:table-cell>
          <table:table-cell office:value-type="float" office:value="0" calcext:value-type="float">
            <text:p>0</text:p>
          </table:table-cell>
          <table:table-cell office:value-type="float" office:value="0.001011048" calcext:value-type="float">
            <text:p>0.00101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9.41703" calcext:value-type="float">
            <text:p>-79.41703</text:p>
          </table:table-cell>
          <table:table-cell office:value-type="float" office:value="0" calcext:value-type="float">
            <text:p>0</text:p>
          </table:table-cell>
          <table:table-cell office:value-type="float" office:value="350.5562" calcext:value-type="float">
            <text:p>350.5562</text:p>
          </table:table-cell>
          <table:table-cell office:value-type="float" office:value="1164.223" calcext:value-type="float">
            <text:p>1164.223</text:p>
          </table:table-cell>
          <table:table-cell office:value-type="float" office:value="1412.147" calcext:value-type="float">
            <text:p>1412.147</text:p>
          </table:table-cell>
          <table:table-cell office:value-type="float" office:value="1300.079" calcext:value-type="float">
            <text:p>1300.079</text:p>
          </table:table-cell>
          <table:table-cell office:value-type="float" office:value="783.424" calcext:value-type="float">
            <text:p>783.424</text:p>
          </table:table-cell>
          <table:table-cell office:value-type="float" office:value="1114.838" calcext:value-type="float">
            <text:p>1114.838</text:p>
          </table:table-cell>
          <table:table-cell office:value-type="float" office:value="415.2104" calcext:value-type="float">
            <text:p>415.2104</text:p>
          </table:table-cell>
          <table:table-cell office:value-type="float" office:value="1854.444" calcext:value-type="float">
            <text:p>1854.444</text:p>
          </table:table-cell>
          <table:table-cell office:value-type="float" office:value="2091.702" calcext:value-type="float">
            <text:p>2091.702</text:p>
          </table:table-cell>
          <table:table-cell office:value-type="float" office:value="1672.306" calcext:value-type="float">
            <text:p>1672.306</text:p>
          </table:table-cell>
          <table:table-cell office:value-type="float" office:value="585.7214" calcext:value-type="float">
            <text:p>585.7214</text:p>
          </table:table-cell>
          <table:table-cell office:value-type="float" office:value="576.8356" calcext:value-type="float">
            <text:p>576.8356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" calcext:value-type="float">
            <text:p>35.7014</text:p>
          </table:table-cell>
          <table:table-cell office:value-type="float" office:value="0" calcext:value-type="float">
            <text:p>0</text:p>
          </table:table-cell>
          <table:table-cell office:value-type="float" office:value="-0.0005108166" calcext:value-type="float">
            <text:p>-0.0005108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44277" calcext:value-type="float">
            <text:p>-76.44277</text:p>
          </table:table-cell>
          <table:table-cell office:value-type="float" office:value="0" calcext:value-type="float">
            <text:p>0</text:p>
          </table:table-cell>
          <table:table-cell office:value-type="float" office:value="8.00945" calcext:value-type="float">
            <text:p>8.0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912.8131" calcext:value-type="float">
            <text:p>912.8131</text:p>
          </table:table-cell>
          <table:table-cell office:value-type="float" office:value="13192.71" calcext:value-type="float">
            <text:p>1319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64739" calcext:value-type="float">
            <text:p>-83.64739</text:p>
          </table:table-cell>
          <table:table-cell office:value-type="float" office:value="206.6626" calcext:value-type="float">
            <text:p>206.6626</text:p>
          </table:table-cell>
          <table:table-cell office:value-type="float" office:value="0" calcext:value-type="float">
            <text:p>0</text:p>
          </table:table-cell>
          <table:table-cell office:value-type="float" office:value="129.0537" calcext:value-type="float">
            <text:p>129.0537</text:p>
          </table:table-cell>
          <table:table-cell office:value-type="float" office:value="605.4844" calcext:value-type="float">
            <text:p>605.4844</text:p>
          </table:table-cell>
          <table:table-cell office:value-type="float" office:value="0.03235559" calcext:value-type="float">
            <text:p>0.03235559</text:p>
          </table:table-cell>
          <table:table-cell office:value-type="float" office:value="0" calcext:value-type="float">
            <text:p>0</text:p>
          </table:table-cell>
          <table:table-cell office:value-type="float" office:value="0.001011826" calcext:value-type="float">
            <text:p>0.001011826</text:p>
          </table:table-cell>
          <table:table-cell office:value-type="float" office:value="0" calcext:value-type="float">
            <text:p>0</text:p>
          </table:table-cell>
          <table:table-cell office:value-type="float" office:value="-0.0006398702" calcext:value-type="float">
            <text:p>-0.0006398702</text:p>
          </table:table-cell>
          <table:table-cell office:value-type="float" office:value="370" calcext:value-type="float">
            <text:p>370</text:p>
          </table:table-cell>
          <table:table-cell office:value-type="float" office:value="-83.61541" calcext:value-type="float">
            <text:p>-83.61541</text:p>
          </table:table-cell>
          <table:table-cell office:value-type="float" office:value="0" calcext:value-type="float">
            <text:p>0</text:p>
          </table:table-cell>
          <table:table-cell office:value-type="float" office:value="351.3052" calcext:value-type="float">
            <text:p>351.3052</text:p>
          </table:table-cell>
          <table:table-cell office:value-type="float" office:value="1164.042" calcext:value-type="float">
            <text:p>1164.042</text:p>
          </table:table-cell>
          <table:table-cell office:value-type="float" office:value="1411.955" calcext:value-type="float">
            <text:p>1411.955</text:p>
          </table:table-cell>
          <table:table-cell office:value-type="float" office:value="1299.946" calcext:value-type="float">
            <text:p>1299.946</text:p>
          </table:table-cell>
          <table:table-cell office:value-type="float" office:value="783.3133" calcext:value-type="float">
            <text:p>783.3133</text:p>
          </table:table-cell>
          <table:table-cell office:value-type="float" office:value="1114.789" calcext:value-type="float">
            <text:p>1114.789</text:p>
          </table:table-cell>
          <table:table-cell office:value-type="float" office:value="415.1971" calcext:value-type="float">
            <text:p>415.1971</text:p>
          </table:table-cell>
          <table:table-cell office:value-type="float" office:value="1854.423" calcext:value-type="float">
            <text:p>1854.423</text:p>
          </table:table-cell>
          <table:table-cell office:value-type="float" office:value="2091.685" calcext:value-type="float">
            <text:p>2091.685</text:p>
          </table:table-cell>
          <table:table-cell office:value-type="float" office:value="1672.303" calcext:value-type="float">
            <text:p>1672.303</text:p>
          </table:table-cell>
          <table:table-cell office:value-type="float" office:value="585.7205" calcext:value-type="float">
            <text:p>585.7205</text:p>
          </table:table-cell>
          <table:table-cell office:value-type="float" office:value="576.8327" calcext:value-type="float">
            <text:p>576.832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" calcext:value-type="float">
            <text:p>35.7014</text:p>
          </table:table-cell>
          <table:table-cell office:value-type="float" office:value="0" calcext:value-type="float">
            <text:p>0</text:p>
          </table:table-cell>
          <table:table-cell office:value-type="float" office:value="-0.0005114044" calcext:value-type="float">
            <text:p>-0.0005114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.54649" calcext:value-type="float">
            <text:p>-80.54649</text:p>
          </table:table-cell>
          <table:table-cell office:value-type="float" office:value="0" calcext:value-type="float">
            <text:p>0</text:p>
          </table:table-cell>
          <table:table-cell office:value-type="float" office:value="7.914321" calcext:value-type="float">
            <text:p>7.914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906.3489" calcext:value-type="float">
            <text:p>906.3489</text:p>
          </table:table-cell>
          <table:table-cell office:value-type="float" office:value="13193.75" calcext:value-type="float">
            <text:p>1319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07688" calcext:value-type="float">
            <text:p>-89.07688</text:p>
          </table:table-cell>
          <table:table-cell office:value-type="float" office:value="221.6303" calcext:value-type="float">
            <text:p>221.6303</text:p>
          </table:table-cell>
          <table:table-cell office:value-type="float" office:value="0" calcext:value-type="float">
            <text:p>0</text:p>
          </table:table-cell>
          <table:table-cell office:value-type="float" office:value="132.3437" calcext:value-type="float">
            <text:p>132.3437</text:p>
          </table:table-cell>
          <table:table-cell office:value-type="float" office:value="599.7177" calcext:value-type="float">
            <text:p>599.7177</text:p>
          </table:table-cell>
          <table:table-cell office:value-type="float" office:value="0.03256238" calcext:value-type="float">
            <text:p>0.03256238</text:p>
          </table:table-cell>
          <table:table-cell office:value-type="float" office:value="0" calcext:value-type="float">
            <text:p>0</text:p>
          </table:table-cell>
          <table:table-cell office:value-type="float" office:value="0.001012976" calcext:value-type="float">
            <text:p>0.001012976</text:p>
          </table:table-cell>
          <table:table-cell office:value-type="float" office:value="0" calcext:value-type="float">
            <text:p>0</text:p>
          </table:table-cell>
          <table:table-cell office:value-type="float" office:value="-0.001526738" calcext:value-type="float">
            <text:p>-0.001526738</text:p>
          </table:table-cell>
          <table:table-cell office:value-type="float" office:value="370" calcext:value-type="float">
            <text:p>370</text:p>
          </table:table-cell>
          <table:table-cell office:value-type="float" office:value="-89.04381" calcext:value-type="float">
            <text:p>-89.04381</text:p>
          </table:table-cell>
          <table:table-cell office:value-type="float" office:value="0" calcext:value-type="float">
            <text:p>0</text:p>
          </table:table-cell>
          <table:table-cell office:value-type="float" office:value="352.3412" calcext:value-type="float">
            <text:p>352.3412</text:p>
          </table:table-cell>
          <table:table-cell office:value-type="float" office:value="1163.861" calcext:value-type="float">
            <text:p>1163.861</text:p>
          </table:table-cell>
          <table:table-cell office:value-type="float" office:value="1411.772" calcext:value-type="float">
            <text:p>1411.772</text:p>
          </table:table-cell>
          <table:table-cell office:value-type="float" office:value="1299.817" calcext:value-type="float">
            <text:p>1299.817</text:p>
          </table:table-cell>
          <table:table-cell office:value-type="float" office:value="783.2131" calcext:value-type="float">
            <text:p>783.2131</text:p>
          </table:table-cell>
          <table:table-cell office:value-type="float" office:value="1114.743" calcext:value-type="float">
            <text:p>1114.743</text:p>
          </table:table-cell>
          <table:table-cell office:value-type="float" office:value="415.1843" calcext:value-type="float">
            <text:p>415.1843</text:p>
          </table:table-cell>
          <table:table-cell office:value-type="float" office:value="1854.401" calcext:value-type="float">
            <text:p>1854.401</text:p>
          </table:table-cell>
          <table:table-cell office:value-type="float" office:value="2091.667" calcext:value-type="float">
            <text:p>2091.667</text:p>
          </table:table-cell>
          <table:table-cell office:value-type="float" office:value="1672.299" calcext:value-type="float">
            <text:p>1672.299</text:p>
          </table:table-cell>
          <table:table-cell office:value-type="float" office:value="585.7195" calcext:value-type="float">
            <text:p>585.7195</text:p>
          </table:table-cell>
          <table:table-cell office:value-type="float" office:value="576.8298" calcext:value-type="float">
            <text:p>576.8298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4" calcext:value-type="float">
            <text:p>35.7014</text:p>
          </table:table-cell>
          <table:table-cell office:value-type="float" office:value="0" calcext:value-type="float">
            <text:p>0</text:p>
          </table:table-cell>
          <table:table-cell office:value-type="float" office:value="-0.0005118522" calcext:value-type="float">
            <text:p>-0.0005118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91674" calcext:value-type="float">
            <text:p>-85.91674</text:p>
          </table:table-cell>
          <table:table-cell office:value-type="float" office:value="0" calcext:value-type="float">
            <text:p>0</text:p>
          </table:table-cell>
          <table:table-cell office:value-type="float" office:value="7.855562" calcext:value-type="float">
            <text:p>7.855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898.2666" calcext:value-type="float">
            <text:p>898.2666</text:p>
          </table:table-cell>
          <table:table-cell office:value-type="float" office:value="13195.13" calcext:value-type="float">
            <text:p>1319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72314" calcext:value-type="float">
            <text:p>-95.72314</text:p>
          </table:table-cell>
          <table:table-cell office:value-type="float" office:value="239.9413" calcext:value-type="float">
            <text:p>239.9413</text:p>
          </table:table-cell>
          <table:table-cell office:value-type="float" office:value="0" calcext:value-type="float">
            <text:p>0</text:p>
          </table:table-cell>
          <table:table-cell office:value-type="float" office:value="136.2834" calcext:value-type="float">
            <text:p>136.2834</text:p>
          </table:table-cell>
          <table:table-cell office:value-type="float" office:value="592.4125" calcext:value-type="float">
            <text:p>592.4125</text:p>
          </table:table-cell>
          <table:table-cell office:value-type="float" office:value="0.03280149" calcext:value-type="float">
            <text:p>0.03280149</text:p>
          </table:table-cell>
          <table:table-cell office:value-type="float" office:value="0" calcext:value-type="float">
            <text:p>0</text:p>
          </table:table-cell>
          <table:table-cell office:value-type="float" office:value="0.001012976" calcext:value-type="float">
            <text:p>0.001012976</text:p>
          </table:table-cell>
          <table:table-cell office:value-type="float" office:value="0" calcext:value-type="float">
            <text:p>0</text:p>
          </table:table-cell>
          <table:table-cell office:value-type="float" office:value="-0.002266563" calcext:value-type="float">
            <text:p>-0.002266563</text:p>
          </table:table-cell>
          <table:table-cell office:value-type="float" office:value="370" calcext:value-type="float">
            <text:p>370</text:p>
          </table:table-cell>
          <table:table-cell office:value-type="float" office:value="-95.68909" calcext:value-type="float">
            <text:p>-95.68909</text:p>
          </table:table-cell>
          <table:table-cell office:value-type="float" office:value="0" calcext:value-type="float">
            <text:p>0</text:p>
          </table:table-cell>
          <table:table-cell office:value-type="float" office:value="353.7113" calcext:value-type="float">
            <text:p>353.7113</text:p>
          </table:table-cell>
          <table:table-cell office:value-type="float" office:value="1163.654" calcext:value-type="float">
            <text:p>1163.654</text:p>
          </table:table-cell>
          <table:table-cell office:value-type="float" office:value="1411.567" calcext:value-type="float">
            <text:p>1411.567</text:p>
          </table:table-cell>
          <table:table-cell office:value-type="float" office:value="1299.683" calcext:value-type="float">
            <text:p>1299.683</text:p>
          </table:table-cell>
          <table:table-cell office:value-type="float" office:value="783.106" calcext:value-type="float">
            <text:p>783.106</text:p>
          </table:table-cell>
          <table:table-cell office:value-type="float" office:value="1114.696" calcext:value-type="float">
            <text:p>1114.696</text:p>
          </table:table-cell>
          <table:table-cell office:value-type="float" office:value="415.1717" calcext:value-type="float">
            <text:p>415.1717</text:p>
          </table:table-cell>
          <table:table-cell office:value-type="float" office:value="1854.38" calcext:value-type="float">
            <text:p>1854.38</text:p>
          </table:table-cell>
          <table:table-cell office:value-type="float" office:value="2091.649" calcext:value-type="float">
            <text:p>2091.649</text:p>
          </table:table-cell>
          <table:table-cell office:value-type="float" office:value="1672.295" calcext:value-type="float">
            <text:p>1672.295</text:p>
          </table:table-cell>
          <table:table-cell office:value-type="float" office:value="585.7185" calcext:value-type="float">
            <text:p>585.7185</text:p>
          </table:table-cell>
          <table:table-cell office:value-type="float" office:value="576.8267" calcext:value-type="float">
            <text:p>576.826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9" calcext:value-type="float">
            <text:p>35.70139</text:p>
          </table:table-cell>
          <table:table-cell office:value-type="float" office:value="0" calcext:value-type="float">
            <text:p>0</text:p>
          </table:table-cell>
          <table:table-cell office:value-type="float" office:value="-0.0005124233" calcext:value-type="float">
            <text:p>-0.0005124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2.54926" calcext:value-type="float">
            <text:p>-92.54926</text:p>
          </table:table-cell>
          <table:table-cell office:value-type="float" office:value="0" calcext:value-type="float">
            <text:p>0</text:p>
          </table:table-cell>
          <table:table-cell office:value-type="float" office:value="7.843" calcext:value-type="float">
            <text:p>7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890.4764" calcext:value-type="float">
            <text:p>890.4764</text:p>
          </table:table-cell>
          <table:table-cell office:value-type="float" office:value="13196.54" calcext:value-type="float">
            <text:p>1319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056" calcext:value-type="float">
            <text:p>-102.056</text:p>
          </table:table-cell>
          <table:table-cell office:value-type="float" office:value="257.7951" calcext:value-type="float">
            <text:p>257.7951</text:p>
          </table:table-cell>
          <table:table-cell office:value-type="float" office:value="0" calcext:value-type="float">
            <text:p>0</text:p>
          </table:table-cell>
          <table:table-cell office:value-type="float" office:value="139.4535" calcext:value-type="float">
            <text:p>139.4535</text:p>
          </table:table-cell>
          <table:table-cell office:value-type="float" office:value="585.4671" calcext:value-type="float">
            <text:p>585.4671</text:p>
          </table:table-cell>
          <table:table-cell office:value-type="float" office:value="0.033083" calcext:value-type="float">
            <text:p>0.033083</text:p>
          </table:table-cell>
          <table:table-cell office:value-type="float" office:value="0" calcext:value-type="float">
            <text:p>0</text:p>
          </table:table-cell>
          <table:table-cell office:value-type="float" office:value="0.001012976" calcext:value-type="float">
            <text:p>0.001012976</text:p>
          </table:table-cell>
          <table:table-cell office:value-type="float" office:value="0" calcext:value-type="float">
            <text:p>0</text:p>
          </table:table-cell>
          <table:table-cell office:value-type="float" office:value="-0.002872162" calcext:value-type="float">
            <text:p>-0.002872162</text:p>
          </table:table-cell>
          <table:table-cell office:value-type="float" office:value="370" calcext:value-type="float">
            <text:p>370</text:p>
          </table:table-cell>
          <table:table-cell office:value-type="float" office:value="-102.0211" calcext:value-type="float">
            <text:p>-102.0211</text:p>
          </table:table-cell>
          <table:table-cell office:value-type="float" office:value="0" calcext:value-type="float">
            <text:p>0</text:p>
          </table:table-cell>
          <table:table-cell office:value-type="float" office:value="355.1041" calcext:value-type="float">
            <text:p>355.1041</text:p>
          </table:table-cell>
          <table:table-cell office:value-type="float" office:value="1163.423" calcext:value-type="float">
            <text:p>1163.423</text:p>
          </table:table-cell>
          <table:table-cell office:value-type="float" office:value="1411.342" calcext:value-type="float">
            <text:p>1411.342</text:p>
          </table:table-cell>
          <table:table-cell office:value-type="float" office:value="1299.535" calcext:value-type="float">
            <text:p>1299.535</text:p>
          </table:table-cell>
          <table:table-cell office:value-type="float" office:value="782.9917" calcext:value-type="float">
            <text:p>782.9917</text:p>
          </table:table-cell>
          <table:table-cell office:value-type="float" office:value="1114.646" calcext:value-type="float">
            <text:p>1114.646</text:p>
          </table:table-cell>
          <table:table-cell office:value-type="float" office:value="415.1587" calcext:value-type="float">
            <text:p>415.1587</text:p>
          </table:table-cell>
          <table:table-cell office:value-type="float" office:value="1854.358" calcext:value-type="float">
            <text:p>1854.358</text:p>
          </table:table-cell>
          <table:table-cell office:value-type="float" office:value="2091.631" calcext:value-type="float">
            <text:p>2091.631</text:p>
          </table:table-cell>
          <table:table-cell office:value-type="float" office:value="1672.291" calcext:value-type="float">
            <text:p>1672.291</text:p>
          </table:table-cell>
          <table:table-cell office:value-type="float" office:value="585.7175" calcext:value-type="float">
            <text:p>585.7175</text:p>
          </table:table-cell>
          <table:table-cell office:value-type="float" office:value="576.8237" calcext:value-type="float">
            <text:p>576.823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9" calcext:value-type="float">
            <text:p>35.70139</text:p>
          </table:table-cell>
          <table:table-cell office:value-type="float" office:value="0" calcext:value-type="float">
            <text:p>0</text:p>
          </table:table-cell>
          <table:table-cell office:value-type="float" office:value="-0.0005131206" calcext:value-type="float">
            <text:p>-0.00051312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86591" calcext:value-type="float">
            <text:p>-98.86591</text:p>
          </table:table-cell>
          <table:table-cell office:value-type="float" office:value="0" calcext:value-type="float">
            <text:p>0</text:p>
          </table:table-cell>
          <table:table-cell office:value-type="float" office:value="7.827825" calcext:value-type="float">
            <text:p>7.82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883.9866" calcext:value-type="float">
            <text:p>883.9866</text:p>
          </table:table-cell>
          <table:table-cell office:value-type="float" office:value="13197.74" calcext:value-type="float">
            <text:p>1319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2975" calcext:value-type="float">
            <text:p>-107.2975</text:p>
          </table:table-cell>
          <table:table-cell office:value-type="float" office:value="272.8354" calcext:value-type="float">
            <text:p>272.8354</text:p>
          </table:table-cell>
          <table:table-cell office:value-type="float" office:value="0" calcext:value-type="float">
            <text:p>0</text:p>
          </table:table-cell>
          <table:table-cell office:value-type="float" office:value="141.3528" calcext:value-type="float">
            <text:p>141.3528</text:p>
          </table:table-cell>
          <table:table-cell office:value-type="float" office:value="579.8496" calcext:value-type="float">
            <text:p>579.8496</text:p>
          </table:table-cell>
          <table:table-cell office:value-type="float" office:value="0.03342261" calcext:value-type="float">
            <text:p>0.03342261</text:p>
          </table:table-cell>
          <table:table-cell office:value-type="float" office:value="0" calcext:value-type="float">
            <text:p>0</text:p>
          </table:table-cell>
          <table:table-cell office:value-type="float" office:value="0.001012976" calcext:value-type="float">
            <text:p>0.001012976</text:p>
          </table:table-cell>
          <table:table-cell office:value-type="float" office:value="0" calcext:value-type="float">
            <text:p>0</text:p>
          </table:table-cell>
          <table:table-cell office:value-type="float" office:value="-0.003353481" calcext:value-type="float">
            <text:p>-0.003353481</text:p>
          </table:table-cell>
          <table:table-cell office:value-type="float" office:value="370" calcext:value-type="float">
            <text:p>370</text:p>
          </table:table-cell>
          <table:table-cell office:value-type="float" office:value="-107.2617" calcext:value-type="float">
            <text:p>-107.2617</text:p>
          </table:table-cell>
          <table:table-cell office:value-type="float" office:value="0" calcext:value-type="float">
            <text:p>0</text:p>
          </table:table-cell>
          <table:table-cell office:value-type="float" office:value="356.3037" calcext:value-type="float">
            <text:p>356.3037</text:p>
          </table:table-cell>
          <table:table-cell office:value-type="float" office:value="1163.183" calcext:value-type="float">
            <text:p>1163.183</text:p>
          </table:table-cell>
          <table:table-cell office:value-type="float" office:value="1411.104" calcext:value-type="float">
            <text:p>1411.104</text:p>
          </table:table-cell>
          <table:table-cell office:value-type="float" office:value="1299.375" calcext:value-type="float">
            <text:p>1299.375</text:p>
          </table:table-cell>
          <table:table-cell office:value-type="float" office:value="782.8725" calcext:value-type="float">
            <text:p>782.8725</text:p>
          </table:table-cell>
          <table:table-cell office:value-type="float" office:value="1114.594" calcext:value-type="float">
            <text:p>1114.594</text:p>
          </table:table-cell>
          <table:table-cell office:value-type="float" office:value="415.1452" calcext:value-type="float">
            <text:p>415.1452</text:p>
          </table:table-cell>
          <table:table-cell office:value-type="float" office:value="1854.336" calcext:value-type="float">
            <text:p>1854.336</text:p>
          </table:table-cell>
          <table:table-cell office:value-type="float" office:value="2091.612" calcext:value-type="float">
            <text:p>2091.612</text:p>
          </table:table-cell>
          <table:table-cell office:value-type="float" office:value="1672.288" calcext:value-type="float">
            <text:p>1672.288</text:p>
          </table:table-cell>
          <table:table-cell office:value-type="float" office:value="585.7166" calcext:value-type="float">
            <text:p>585.7166</text:p>
          </table:table-cell>
          <table:table-cell office:value-type="float" office:value="576.8206" calcext:value-type="float">
            <text:p>576.8206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9" calcext:value-type="float">
            <text:p>35.70139</text:p>
          </table:table-cell>
          <table:table-cell office:value-type="float" office:value="0" calcext:value-type="float">
            <text:p>0</text:p>
          </table:table-cell>
          <table:table-cell office:value-type="float" office:value="-0.0005138071" calcext:value-type="float">
            <text:p>-0.00051380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0912" calcext:value-type="float">
            <text:p>-104.0912</text:p>
          </table:table-cell>
          <table:table-cell office:value-type="float" office:value="0" calcext:value-type="float">
            <text:p>0</text:p>
          </table:table-cell>
          <table:table-cell office:value-type="float" office:value="7.81198" calcext:value-type="float">
            <text:p>7.8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880.85" calcext:value-type="float">
            <text:p>880.85</text:p>
          </table:table-cell>
          <table:table-cell office:value-type="float" office:value="13198.66" calcext:value-type="float">
            <text:p>1319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4625" calcext:value-type="float">
            <text:p>-109.4625</text:p>
          </table:table-cell>
          <table:table-cell office:value-type="float" office:value="276.8946" calcext:value-type="float">
            <text:p>276.8946</text:p>
          </table:table-cell>
          <table:table-cell office:value-type="float" office:value="0" calcext:value-type="float">
            <text:p>0</text:p>
          </table:table-cell>
          <table:table-cell office:value-type="float" office:value="137.614" calcext:value-type="float">
            <text:p>137.614</text:p>
          </table:table-cell>
          <table:table-cell office:value-type="float" office:value="577.5503" calcext:value-type="float">
            <text:p>577.5503</text:p>
          </table:table-cell>
          <table:table-cell office:value-type="float" office:value="0.03379473" calcext:value-type="float">
            <text:p>0.03379473</text:p>
          </table:table-cell>
          <table:table-cell office:value-type="float" office:value="0" calcext:value-type="float">
            <text:p>0</text:p>
          </table:table-cell>
          <table:table-cell office:value-type="float" office:value="0.001012976" calcext:value-type="float">
            <text:p>0.001012976</text:p>
          </table:table-cell>
          <table:table-cell office:value-type="float" office:value="0" calcext:value-type="float">
            <text:p>0</text:p>
          </table:table-cell>
          <table:table-cell office:value-type="float" office:value="-0.003716545" calcext:value-type="float">
            <text:p>-0.003716545</text:p>
          </table:table-cell>
          <table:table-cell office:value-type="float" office:value="370" calcext:value-type="float">
            <text:p>370</text:p>
          </table:table-cell>
          <table:table-cell office:value-type="float" office:value="-109.426" calcext:value-type="float">
            <text:p>-109.426</text:p>
          </table:table-cell>
          <table:table-cell office:value-type="float" office:value="0" calcext:value-type="float">
            <text:p>0</text:p>
          </table:table-cell>
          <table:table-cell office:value-type="float" office:value="357.2411" calcext:value-type="float">
            <text:p>357.2411</text:p>
          </table:table-cell>
          <table:table-cell office:value-type="float" office:value="1162.948" calcext:value-type="float">
            <text:p>1162.948</text:p>
          </table:table-cell>
          <table:table-cell office:value-type="float" office:value="1410.871" calcext:value-type="float">
            <text:p>1410.871</text:p>
          </table:table-cell>
          <table:table-cell office:value-type="float" office:value="1299.219" calcext:value-type="float">
            <text:p>1299.219</text:p>
          </table:table-cell>
          <table:table-cell office:value-type="float" office:value="782.7517" calcext:value-type="float">
            <text:p>782.7517</text:p>
          </table:table-cell>
          <table:table-cell office:value-type="float" office:value="1114.54" calcext:value-type="float">
            <text:p>1114.54</text:p>
          </table:table-cell>
          <table:table-cell office:value-type="float" office:value="415.1316" calcext:value-type="float">
            <text:p>415.1316</text:p>
          </table:table-cell>
          <table:table-cell office:value-type="float" office:value="1854.313" calcext:value-type="float">
            <text:p>1854.313</text:p>
          </table:table-cell>
          <table:table-cell office:value-type="float" office:value="2091.594" calcext:value-type="float">
            <text:p>2091.594</text:p>
          </table:table-cell>
          <table:table-cell office:value-type="float" office:value="1672.284" calcext:value-type="float">
            <text:p>1672.284</text:p>
          </table:table-cell>
          <table:table-cell office:value-type="float" office:value="585.7155" calcext:value-type="float">
            <text:p>585.7155</text:p>
          </table:table-cell>
          <table:table-cell office:value-type="float" office:value="576.8175" calcext:value-type="float">
            <text:p>576.8175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9" calcext:value-type="float">
            <text:p>35.70139</text:p>
          </table:table-cell>
          <table:table-cell office:value-type="float" office:value="0" calcext:value-type="float">
            <text:p>0</text:p>
          </table:table-cell>
          <table:table-cell office:value-type="float" office:value="-0.0005145154" calcext:value-type="float">
            <text:p>-0.0005145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249" calcext:value-type="float">
            <text:p>-106.249</text:p>
          </table:table-cell>
          <table:table-cell office:value-type="float" office:value="0" calcext:value-type="float">
            <text:p>0</text:p>
          </table:table-cell>
          <table:table-cell office:value-type="float" office:value="7.804884" calcext:value-type="float">
            <text:p>7.804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877.5043" calcext:value-type="float">
            <text:p>877.5043</text:p>
          </table:table-cell>
          <table:table-cell office:value-type="float" office:value="13199.74" calcext:value-type="float">
            <text:p>1319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6546" calcext:value-type="float">
            <text:p>-111.6546</text:p>
          </table:table-cell>
          <table:table-cell office:value-type="float" office:value="279.9385" calcext:value-type="float">
            <text:p>279.9385</text:p>
          </table:table-cell>
          <table:table-cell office:value-type="float" office:value="0" calcext:value-type="float">
            <text:p>0</text:p>
          </table:table-cell>
          <table:table-cell office:value-type="float" office:value="132.4503" calcext:value-type="float">
            <text:p>132.4503</text:p>
          </table:table-cell>
          <table:table-cell office:value-type="float" office:value="575.1152" calcext:value-type="float">
            <text:p>575.1152</text:p>
          </table:table-cell>
          <table:table-cell office:value-type="float" office:value="0.03418923" calcext:value-type="float">
            <text:p>0.03418923</text:p>
          </table:table-cell>
          <table:table-cell office:value-type="float" office:value="0" calcext:value-type="float">
            <text:p>0</text:p>
          </table:table-cell>
          <table:table-cell office:value-type="float" office:value="0.001013032" calcext:value-type="float">
            <text:p>0.001013032</text:p>
          </table:table-cell>
          <table:table-cell office:value-type="float" office:value="0" calcext:value-type="float">
            <text:p>0</text:p>
          </table:table-cell>
          <table:table-cell office:value-type="float" office:value="-0.003968211" calcext:value-type="float">
            <text:p>-0.003968211</text:p>
          </table:table-cell>
          <table:table-cell office:value-type="float" office:value="370" calcext:value-type="float">
            <text:p>370</text:p>
          </table:table-cell>
          <table:table-cell office:value-type="float" office:value="-111.6175" calcext:value-type="float">
            <text:p>-111.6175</text:p>
          </table:table-cell>
          <table:table-cell office:value-type="float" office:value="0" calcext:value-type="float">
            <text:p>0</text:p>
          </table:table-cell>
          <table:table-cell office:value-type="float" office:value="358.3515" calcext:value-type="float">
            <text:p>358.3515</text:p>
          </table:table-cell>
          <table:table-cell office:value-type="float" office:value="1162.687" calcext:value-type="float">
            <text:p>1162.687</text:p>
          </table:table-cell>
          <table:table-cell office:value-type="float" office:value="1410.612" calcext:value-type="float">
            <text:p>1410.612</text:p>
          </table:table-cell>
          <table:table-cell office:value-type="float" office:value="1299.048" calcext:value-type="float">
            <text:p>1299.048</text:p>
          </table:table-cell>
          <table:table-cell office:value-type="float" office:value="782.6258" calcext:value-type="float">
            <text:p>782.6258</text:p>
          </table:table-cell>
          <table:table-cell office:value-type="float" office:value="1114.485" calcext:value-type="float">
            <text:p>1114.485</text:p>
          </table:table-cell>
          <table:table-cell office:value-type="float" office:value="415.1175" calcext:value-type="float">
            <text:p>415.1175</text:p>
          </table:table-cell>
          <table:table-cell office:value-type="float" office:value="1854.29" calcext:value-type="float">
            <text:p>1854.29</text:p>
          </table:table-cell>
          <table:table-cell office:value-type="float" office:value="2091.574" calcext:value-type="float">
            <text:p>2091.574</text:p>
          </table:table-cell>
          <table:table-cell office:value-type="float" office:value="1672.28" calcext:value-type="float">
            <text:p>1672.28</text:p>
          </table:table-cell>
          <table:table-cell office:value-type="float" office:value="585.7144" calcext:value-type="float">
            <text:p>585.7144</text:p>
          </table:table-cell>
          <table:table-cell office:value-type="float" office:value="576.8143" calcext:value-type="float">
            <text:p>576.8143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8" calcext:value-type="float">
            <text:p>35.70138</text:p>
          </table:table-cell>
          <table:table-cell office:value-type="float" office:value="0" calcext:value-type="float">
            <text:p>0</text:p>
          </table:table-cell>
          <table:table-cell office:value-type="float" office:value="-0.0005155285" calcext:value-type="float">
            <text:p>-0.0005155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446" calcext:value-type="float">
            <text:p>-108.446</text:p>
          </table:table-cell>
          <table:table-cell office:value-type="float" office:value="0" calcext:value-type="float">
            <text:p>0</text:p>
          </table:table-cell>
          <table:table-cell office:value-type="float" office:value="7.810574" calcext:value-type="float">
            <text:p>7.81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874.0764" calcext:value-type="float">
            <text:p>874.0764</text:p>
          </table:table-cell>
          <table:table-cell office:value-type="float" office:value="13200.78" calcext:value-type="float">
            <text:p>1320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9588" calcext:value-type="float">
            <text:p>-113.9588</text:p>
          </table:table-cell>
          <table:table-cell office:value-type="float" office:value="283.5872" calcext:value-type="float">
            <text:p>283.5872</text:p>
          </table:table-cell>
          <table:table-cell office:value-type="float" office:value="0" calcext:value-type="float">
            <text:p>0</text:p>
          </table:table-cell>
          <table:table-cell office:value-type="float" office:value="127.5562" calcext:value-type="float">
            <text:p>127.5562</text:p>
          </table:table-cell>
          <table:table-cell office:value-type="float" office:value="572.7157" calcext:value-type="float">
            <text:p>572.7157</text:p>
          </table:table-cell>
          <table:table-cell office:value-type="float" office:value="0.03459131" calcext:value-type="float">
            <text:p>0.03459131</text:p>
          </table:table-cell>
          <table:table-cell office:value-type="float" office:value="0" calcext:value-type="float">
            <text:p>0</text:p>
          </table:table-cell>
          <table:table-cell office:value-type="float" office:value="0.001013263" calcext:value-type="float">
            <text:p>0.001013263</text:p>
          </table:table-cell>
          <table:table-cell office:value-type="float" office:value="0" calcext:value-type="float">
            <text:p>0</text:p>
          </table:table-cell>
          <table:table-cell office:value-type="float" office:value="-0.004114766" calcext:value-type="float">
            <text:p>-0.004114766</text:p>
          </table:table-cell>
          <table:table-cell office:value-type="float" office:value="370" calcext:value-type="float">
            <text:p>370</text:p>
          </table:table-cell>
          <table:table-cell office:value-type="float" office:value="-113.9211" calcext:value-type="float">
            <text:p>-113.9211</text:p>
          </table:table-cell>
          <table:table-cell office:value-type="float" office:value="0" calcext:value-type="float">
            <text:p>0</text:p>
          </table:table-cell>
          <table:table-cell office:value-type="float" office:value="359.4203" calcext:value-type="float">
            <text:p>359.4203</text:p>
          </table:table-cell>
          <table:table-cell office:value-type="float" office:value="1162.383" calcext:value-type="float">
            <text:p>1162.383</text:p>
          </table:table-cell>
          <table:table-cell office:value-type="float" office:value="1410.315" calcext:value-type="float">
            <text:p>1410.315</text:p>
          </table:table-cell>
          <table:table-cell office:value-type="float" office:value="1298.857" calcext:value-type="float">
            <text:p>1298.857</text:p>
          </table:table-cell>
          <table:table-cell office:value-type="float" office:value="782.4888" calcext:value-type="float">
            <text:p>782.4888</text:p>
          </table:table-cell>
          <table:table-cell office:value-type="float" office:value="1114.425" calcext:value-type="float">
            <text:p>1114.425</text:p>
          </table:table-cell>
          <table:table-cell office:value-type="float" office:value="415.1028" calcext:value-type="float">
            <text:p>415.1028</text:p>
          </table:table-cell>
          <table:table-cell office:value-type="float" office:value="1854.266" calcext:value-type="float">
            <text:p>1854.266</text:p>
          </table:table-cell>
          <table:table-cell office:value-type="float" office:value="2091.555" calcext:value-type="float">
            <text:p>2091.555</text:p>
          </table:table-cell>
          <table:table-cell office:value-type="float" office:value="1672.275" calcext:value-type="float">
            <text:p>1672.275</text:p>
          </table:table-cell>
          <table:table-cell office:value-type="float" office:value="585.7133" calcext:value-type="float">
            <text:p>585.7133</text:p>
          </table:table-cell>
          <table:table-cell office:value-type="float" office:value="576.8111" calcext:value-type="float">
            <text:p>576.8111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8" calcext:value-type="float">
            <text:p>35.70138</text:p>
          </table:table-cell>
          <table:table-cell office:value-type="float" office:value="0" calcext:value-type="float">
            <text:p>0</text:p>
          </table:table-cell>
          <table:table-cell office:value-type="float" office:value="-0.000517272" calcext:value-type="float">
            <text:p>-0.000517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7629" calcext:value-type="float">
            <text:p>-110.7629</text:p>
          </table:table-cell>
          <table:table-cell office:value-type="float" office:value="0" calcext:value-type="float">
            <text:p>0</text:p>
          </table:table-cell>
          <table:table-cell office:value-type="float" office:value="7.824298" calcext:value-type="float">
            <text:p>7.82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871.0244" calcext:value-type="float">
            <text:p>871.0244</text:p>
          </table:table-cell>
          <table:table-cell office:value-type="float" office:value="13201.64" calcext:value-type="float">
            <text:p>1320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0693" calcext:value-type="float">
            <text:p>-116.0693</text:p>
          </table:table-cell>
          <table:table-cell office:value-type="float" office:value="287.4786" calcext:value-type="float">
            <text:p>287.4786</text:p>
          </table:table-cell>
          <table:table-cell office:value-type="float" office:value="0" calcext:value-type="float">
            <text:p>0</text:p>
          </table:table-cell>
          <table:table-cell office:value-type="float" office:value="123.3065" calcext:value-type="float">
            <text:p>123.3065</text:p>
          </table:table-cell>
          <table:table-cell office:value-type="float" office:value="570.7752" calcext:value-type="float">
            <text:p>570.7752</text:p>
          </table:table-cell>
          <table:table-cell office:value-type="float" office:value="0.03500046" calcext:value-type="float">
            <text:p>0.03500046</text:p>
          </table:table-cell>
          <table:table-cell office:value-type="float" office:value="0" calcext:value-type="float">
            <text:p>0</text:p>
          </table:table-cell>
          <table:table-cell office:value-type="float" office:value="0.001013666" calcext:value-type="float">
            <text:p>0.001013666</text:p>
          </table:table-cell>
          <table:table-cell office:value-type="float" office:value="0" calcext:value-type="float">
            <text:p>0</text:p>
          </table:table-cell>
          <table:table-cell office:value-type="float" office:value="-0.004161607" calcext:value-type="float">
            <text:p>-0.004161607</text:p>
          </table:table-cell>
          <table:table-cell office:value-type="float" office:value="370" calcext:value-type="float">
            <text:p>370</text:p>
          </table:table-cell>
          <table:table-cell office:value-type="float" office:value="-116.0312" calcext:value-type="float">
            <text:p>-116.0312</text:p>
          </table:table-cell>
          <table:table-cell office:value-type="float" office:value="0" calcext:value-type="float">
            <text:p>0</text:p>
          </table:table-cell>
          <table:table-cell office:value-type="float" office:value="360.3151" calcext:value-type="float">
            <text:p>360.3151</text:p>
          </table:table-cell>
          <table:table-cell office:value-type="float" office:value="1162.053" calcext:value-type="float">
            <text:p>1162.053</text:p>
          </table:table-cell>
          <table:table-cell office:value-type="float" office:value="1409.993" calcext:value-type="float">
            <text:p>1409.993</text:p>
          </table:table-cell>
          <table:table-cell office:value-type="float" office:value="1298.643" calcext:value-type="float">
            <text:p>1298.643</text:p>
          </table:table-cell>
          <table:table-cell office:value-type="float" office:value="782.3453" calcext:value-type="float">
            <text:p>782.3453</text:p>
          </table:table-cell>
          <table:table-cell office:value-type="float" office:value="1114.36" calcext:value-type="float">
            <text:p>1114.36</text:p>
          </table:table-cell>
          <table:table-cell office:value-type="float" office:value="415.0871" calcext:value-type="float">
            <text:p>415.0871</text:p>
          </table:table-cell>
          <table:table-cell office:value-type="float" office:value="1854.241" calcext:value-type="float">
            <text:p>1854.241</text:p>
          </table:table-cell>
          <table:table-cell office:value-type="float" office:value="2091.535" calcext:value-type="float">
            <text:p>2091.535</text:p>
          </table:table-cell>
          <table:table-cell office:value-type="float" office:value="1672.271" calcext:value-type="float">
            <text:p>1672.271</text:p>
          </table:table-cell>
          <table:table-cell office:value-type="float" office:value="585.7122" calcext:value-type="float">
            <text:p>585.7122</text:p>
          </table:table-cell>
          <table:table-cell office:value-type="float" office:value="576.8078" calcext:value-type="float">
            <text:p>576.8078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8" calcext:value-type="float">
            <text:p>35.70138</text:p>
          </table:table-cell>
          <table:table-cell office:value-type="float" office:value="0" calcext:value-type="float">
            <text:p>0</text:p>
          </table:table-cell>
          <table:table-cell office:value-type="float" office:value="-0.0005196908" calcext:value-type="float">
            <text:p>-0.00051969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8839" calcext:value-type="float">
            <text:p>-112.8839</text:p>
          </table:table-cell>
          <table:table-cell office:value-type="float" office:value="0" calcext:value-type="float">
            <text:p>0</text:p>
          </table:table-cell>
          <table:table-cell office:value-type="float" office:value="7.834575" calcext:value-type="float">
            <text:p>7.834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868.9684" calcext:value-type="float">
            <text:p>868.9684</text:p>
          </table:table-cell>
          <table:table-cell office:value-type="float" office:value="13202.05" calcext:value-type="float">
            <text:p>1320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667" calcext:value-type="float">
            <text:p>-117.667</text:p>
          </table:table-cell>
          <table:table-cell office:value-type="float" office:value="290.7337" calcext:value-type="float">
            <text:p>290.7337</text:p>
          </table:table-cell>
          <table:table-cell office:value-type="float" office:value="0" calcext:value-type="float">
            <text:p>0</text:p>
          </table:table-cell>
          <table:table-cell office:value-type="float" office:value="121.329" calcext:value-type="float">
            <text:p>121.329</text:p>
          </table:table-cell>
          <table:table-cell office:value-type="float" office:value="569.7869" calcext:value-type="float">
            <text:p>569.7869</text:p>
          </table:table-cell>
          <table:table-cell office:value-type="float" office:value="0.03541435" calcext:value-type="float">
            <text:p>0.03541435</text:p>
          </table:table-cell>
          <table:table-cell office:value-type="float" office:value="0" calcext:value-type="float">
            <text:p>0</text:p>
          </table:table-cell>
          <table:table-cell office:value-type="float" office:value="0.001014233" calcext:value-type="float">
            <text:p>0.001014233</text:p>
          </table:table-cell>
          <table:table-cell office:value-type="float" office:value="0" calcext:value-type="float">
            <text:p>0</text:p>
          </table:table-cell>
          <table:table-cell office:value-type="float" office:value="-0.004113202" calcext:value-type="float">
            <text:p>-0.004113202</text:p>
          </table:table-cell>
          <table:table-cell office:value-type="float" office:value="370" calcext:value-type="float">
            <text:p>370</text:p>
          </table:table-cell>
          <table:table-cell office:value-type="float" office:value="-117.6285" calcext:value-type="float">
            <text:p>-117.6285</text:p>
          </table:table-cell>
          <table:table-cell office:value-type="float" office:value="0" calcext:value-type="float">
            <text:p>0</text:p>
          </table:table-cell>
          <table:table-cell office:value-type="float" office:value="360.7575" calcext:value-type="float">
            <text:p>360.7575</text:p>
          </table:table-cell>
          <table:table-cell office:value-type="float" office:value="1161.748" calcext:value-type="float">
            <text:p>1161.748</text:p>
          </table:table-cell>
          <table:table-cell office:value-type="float" office:value="1409.683" calcext:value-type="float">
            <text:p>1409.683</text:p>
          </table:table-cell>
          <table:table-cell office:value-type="float" office:value="1298.434" calcext:value-type="float">
            <text:p>1298.434</text:p>
          </table:table-cell>
          <table:table-cell office:value-type="float" office:value="782.199" calcext:value-type="float">
            <text:p>782.199</text:p>
          </table:table-cell>
          <table:table-cell office:value-type="float" office:value="1114.293" calcext:value-type="float">
            <text:p>1114.293</text:p>
          </table:table-cell>
          <table:table-cell office:value-type="float" office:value="415.0707" calcext:value-type="float">
            <text:p>415.0707</text:p>
          </table:table-cell>
          <table:table-cell office:value-type="float" office:value="1854.215" calcext:value-type="float">
            <text:p>1854.215</text:p>
          </table:table-cell>
          <table:table-cell office:value-type="float" office:value="2091.515" calcext:value-type="float">
            <text:p>2091.515</text:p>
          </table:table-cell>
          <table:table-cell office:value-type="float" office:value="1672.267" calcext:value-type="float">
            <text:p>1672.267</text:p>
          </table:table-cell>
          <table:table-cell office:value-type="float" office:value="585.7111" calcext:value-type="float">
            <text:p>585.7111</text:p>
          </table:table-cell>
          <table:table-cell office:value-type="float" office:value="576.8045" calcext:value-type="float">
            <text:p>576.8045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7" calcext:value-type="float">
            <text:p>35.70137</text:p>
          </table:table-cell>
          <table:table-cell office:value-type="float" office:value="0" calcext:value-type="float">
            <text:p>0</text:p>
          </table:table-cell>
          <table:table-cell office:value-type="float" office:value="-0.0005212551" calcext:value-type="float">
            <text:p>-0.0005212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475" calcext:value-type="float">
            <text:p>-114.475</text:p>
          </table:table-cell>
          <table:table-cell office:value-type="float" office:value="0" calcext:value-type="float">
            <text:p>0</text:p>
          </table:table-cell>
          <table:table-cell office:value-type="float" office:value="7.828056" calcext:value-type="float">
            <text:p>7.82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866.6335" calcext:value-type="float">
            <text:p>866.6335</text:p>
          </table:table-cell>
          <table:table-cell office:value-type="float" office:value="13202.27" calcext:value-type="float">
            <text:p>1320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7489" calcext:value-type="float">
            <text:p>-119.7489</text:p>
          </table:table-cell>
          <table:table-cell office:value-type="float" office:value="296.5867" calcext:value-type="float">
            <text:p>296.5867</text:p>
          </table:table-cell>
          <table:table-cell office:value-type="float" office:value="0" calcext:value-type="float">
            <text:p>0</text:p>
          </table:table-cell>
          <table:table-cell office:value-type="float" office:value="122.0193" calcext:value-type="float">
            <text:p>122.0193</text:p>
          </table:table-cell>
          <table:table-cell office:value-type="float" office:value="568.3389" calcext:value-type="float">
            <text:p>568.3389</text:p>
          </table:table-cell>
          <table:table-cell office:value-type="float" office:value="0.0358325" calcext:value-type="float">
            <text:p>0.0358325</text:p>
          </table:table-cell>
          <table:table-cell office:value-type="float" office:value="0" calcext:value-type="float">
            <text:p>0</text:p>
          </table:table-cell>
          <table:table-cell office:value-type="float" office:value="0.00101496" calcext:value-type="float">
            <text:p>0.00101496</text:p>
          </table:table-cell>
          <table:table-cell office:value-type="float" office:value="0" calcext:value-type="float">
            <text:p>0</text:p>
          </table:table-cell>
          <table:table-cell office:value-type="float" office:value="-0.003972877" calcext:value-type="float">
            <text:p>-0.003972877</text:p>
          </table:table-cell>
          <table:table-cell office:value-type="float" office:value="370" calcext:value-type="float">
            <text:p>370</text:p>
          </table:table-cell>
          <table:table-cell office:value-type="float" office:value="-119.7101" calcext:value-type="float">
            <text:p>-119.7101</text:p>
          </table:table-cell>
          <table:table-cell office:value-type="float" office:value="0" calcext:value-type="float">
            <text:p>0</text:p>
          </table:table-cell>
          <table:table-cell office:value-type="float" office:value="361.037" calcext:value-type="float">
            <text:p>361.037</text:p>
          </table:table-cell>
          <table:table-cell office:value-type="float" office:value="1161.514" calcext:value-type="float">
            <text:p>1161.514</text:p>
          </table:table-cell>
          <table:table-cell office:value-type="float" office:value="1409.429" calcext:value-type="float">
            <text:p>1409.429</text:p>
          </table:table-cell>
          <table:table-cell office:value-type="float" office:value="1298.25" calcext:value-type="float">
            <text:p>1298.25</text:p>
          </table:table-cell>
          <table:table-cell office:value-type="float" office:value="782.0628" calcext:value-type="float">
            <text:p>782.0628</text:p>
          </table:table-cell>
          <table:table-cell office:value-type="float" office:value="1114.228" calcext:value-type="float">
            <text:p>1114.228</text:p>
          </table:table-cell>
          <table:table-cell office:value-type="float" office:value="415.0544" calcext:value-type="float">
            <text:p>415.0544</text:p>
          </table:table-cell>
          <table:table-cell office:value-type="float" office:value="1854.189" calcext:value-type="float">
            <text:p>1854.189</text:p>
          </table:table-cell>
          <table:table-cell office:value-type="float" office:value="2091.495" calcext:value-type="float">
            <text:p>2091.495</text:p>
          </table:table-cell>
          <table:table-cell office:value-type="float" office:value="1672.263" calcext:value-type="float">
            <text:p>1672.263</text:p>
          </table:table-cell>
          <table:table-cell office:value-type="float" office:value="585.7098" calcext:value-type="float">
            <text:p>585.7098</text:p>
          </table:table-cell>
          <table:table-cell office:value-type="float" office:value="576.8011" calcext:value-type="float">
            <text:p>576.8011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7" calcext:value-type="float">
            <text:p>35.70137</text:p>
          </table:table-cell>
          <table:table-cell office:value-type="float" office:value="0" calcext:value-type="float">
            <text:p>0</text:p>
          </table:table-cell>
          <table:table-cell office:value-type="float" office:value="-0.0005217996" calcext:value-type="float">
            <text:p>-0.00052179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5267" calcext:value-type="float">
            <text:p>-116.5267</text:p>
          </table:table-cell>
          <table:table-cell office:value-type="float" office:value="0" calcext:value-type="float">
            <text:p>0</text:p>
          </table:table-cell>
          <table:table-cell office:value-type="float" office:value="7.798035" calcext:value-type="float">
            <text:p>7.79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864.7552" calcext:value-type="float">
            <text:p>864.7552</text:p>
          </table:table-cell>
          <table:table-cell office:value-type="float" office:value="13202.53" calcext:value-type="float">
            <text:p>1320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3186" calcext:value-type="float">
            <text:p>-121.3186</text:p>
          </table:table-cell>
          <table:table-cell office:value-type="float" office:value="301.5805" calcext:value-type="float">
            <text:p>301.5805</text:p>
          </table:table-cell>
          <table:table-cell office:value-type="float" office:value="0" calcext:value-type="float">
            <text:p>0</text:p>
          </table:table-cell>
          <table:table-cell office:value-type="float" office:value="121.3835" calcext:value-type="float">
            <text:p>121.3835</text:p>
          </table:table-cell>
          <table:table-cell office:value-type="float" office:value="567.3257" calcext:value-type="float">
            <text:p>567.3257</text:p>
          </table:table-cell>
          <table:table-cell office:value-type="float" office:value="0.03625164" calcext:value-type="float">
            <text:p>0.03625164</text:p>
          </table:table-cell>
          <table:table-cell office:value-type="float" office:value="0" calcext:value-type="float">
            <text:p>0</text:p>
          </table:table-cell>
          <table:table-cell office:value-type="float" office:value="0.001015844" calcext:value-type="float">
            <text:p>0.001015844</text:p>
          </table:table-cell>
          <table:table-cell office:value-type="float" office:value="0" calcext:value-type="float">
            <text:p>0</text:p>
          </table:table-cell>
          <table:table-cell office:value-type="float" office:value="-0.003743542" calcext:value-type="float">
            <text:p>-0.003743542</text:p>
          </table:table-cell>
          <table:table-cell office:value-type="float" office:value="370" calcext:value-type="float">
            <text:p>370</text:p>
          </table:table-cell>
          <table:table-cell office:value-type="float" office:value="-121.2796" calcext:value-type="float">
            <text:p>-121.2796</text:p>
          </table:table-cell>
          <table:table-cell office:value-type="float" office:value="0" calcext:value-type="float">
            <text:p>0</text:p>
          </table:table-cell>
          <table:table-cell office:value-type="float" office:value="361.3298" calcext:value-type="float">
            <text:p>361.3298</text:p>
          </table:table-cell>
          <table:table-cell office:value-type="float" office:value="1161.28" calcext:value-type="float">
            <text:p>1161.28</text:p>
          </table:table-cell>
          <table:table-cell office:value-type="float" office:value="1409.188" calcext:value-type="float">
            <text:p>1409.188</text:p>
          </table:table-cell>
          <table:table-cell office:value-type="float" office:value="1298.079" calcext:value-type="float">
            <text:p>1298.079</text:p>
          </table:table-cell>
          <table:table-cell office:value-type="float" office:value="781.9385" calcext:value-type="float">
            <text:p>781.9385</text:p>
          </table:table-cell>
          <table:table-cell office:value-type="float" office:value="1114.169" calcext:value-type="float">
            <text:p>1114.169</text:p>
          </table:table-cell>
          <table:table-cell office:value-type="float" office:value="415.0391" calcext:value-type="float">
            <text:p>415.0391</text:p>
          </table:table-cell>
          <table:table-cell office:value-type="float" office:value="1854.164" calcext:value-type="float">
            <text:p>1854.164</text:p>
          </table:table-cell>
          <table:table-cell office:value-type="float" office:value="2091.475" calcext:value-type="float">
            <text:p>2091.475</text:p>
          </table:table-cell>
          <table:table-cell office:value-type="float" office:value="1672.258" calcext:value-type="float">
            <text:p>1672.258</text:p>
          </table:table-cell>
          <table:table-cell office:value-type="float" office:value="585.7087" calcext:value-type="float">
            <text:p>585.7087</text:p>
          </table:table-cell>
          <table:table-cell office:value-type="float" office:value="576.7976" calcext:value-type="float">
            <text:p>576.7976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7" calcext:value-type="float">
            <text:p>35.70137</text:p>
          </table:table-cell>
          <table:table-cell office:value-type="float" office:value="0" calcext:value-type="float">
            <text:p>0</text:p>
          </table:table-cell>
          <table:table-cell office:value-type="float" office:value="-0.0005223898" calcext:value-type="float">
            <text:p>-0.00052238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8.0853" calcext:value-type="float">
            <text:p>-118.0853</text:p>
          </table:table-cell>
          <table:table-cell office:value-type="float" office:value="0" calcext:value-type="float">
            <text:p>0</text:p>
          </table:table-cell>
          <table:table-cell office:value-type="float" office:value="7.78607" calcext:value-type="float">
            <text:p>7.78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863.6295" calcext:value-type="float">
            <text:p>863.6295</text:p>
          </table:table-cell>
          <table:table-cell office:value-type="float" office:value="13202.6" calcext:value-type="float">
            <text:p>132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3434" calcext:value-type="float">
            <text:p>-122.3434</text:p>
          </table:table-cell>
          <table:table-cell office:value-type="float" office:value="303.9124" calcext:value-type="float">
            <text:p>303.9124</text:p>
          </table:table-cell>
          <table:table-cell office:value-type="float" office:value="0" calcext:value-type="float">
            <text:p>0</text:p>
          </table:table-cell>
          <table:table-cell office:value-type="float" office:value="121.1127" calcext:value-type="float">
            <text:p>121.1127</text:p>
          </table:table-cell>
          <table:table-cell office:value-type="float" office:value="566.9081" calcext:value-type="float">
            <text:p>566.9081</text:p>
          </table:table-cell>
          <table:table-cell office:value-type="float" office:value="0.03668607" calcext:value-type="float">
            <text:p>0.03668607</text:p>
          </table:table-cell>
          <table:table-cell office:value-type="float" office:value="0" calcext:value-type="float">
            <text:p>0</text:p>
          </table:table-cell>
          <table:table-cell office:value-type="float" office:value="0.001017074" calcext:value-type="float">
            <text:p>0.001017074</text:p>
          </table:table-cell>
          <table:table-cell office:value-type="float" office:value="0" calcext:value-type="float">
            <text:p>0</text:p>
          </table:table-cell>
          <table:table-cell office:value-type="float" office:value="-0.003391223" calcext:value-type="float">
            <text:p>-0.003391223</text:p>
          </table:table-cell>
          <table:table-cell office:value-type="float" office:value="370" calcext:value-type="float">
            <text:p>370</text:p>
          </table:table-cell>
          <table:table-cell office:value-type="float" office:value="-122.3043" calcext:value-type="float">
            <text:p>-122.3043</text:p>
          </table:table-cell>
          <table:table-cell office:value-type="float" office:value="0" calcext:value-type="float">
            <text:p>0</text:p>
          </table:table-cell>
          <table:table-cell office:value-type="float" office:value="361.4619" calcext:value-type="float">
            <text:p>361.4619</text:p>
          </table:table-cell>
          <table:table-cell office:value-type="float" office:value="1161.1" calcext:value-type="float">
            <text:p>1161.1</text:p>
          </table:table-cell>
          <table:table-cell office:value-type="float" office:value="1408.992" calcext:value-type="float">
            <text:p>1408.992</text:p>
          </table:table-cell>
          <table:table-cell office:value-type="float" office:value="1297.929" calcext:value-type="float">
            <text:p>1297.929</text:p>
          </table:table-cell>
          <table:table-cell office:value-type="float" office:value="781.8261" calcext:value-type="float">
            <text:p>781.8261</text:p>
          </table:table-cell>
          <table:table-cell office:value-type="float" office:value="1114.112" calcext:value-type="float">
            <text:p>1114.112</text:p>
          </table:table-cell>
          <table:table-cell office:value-type="float" office:value="415.0243" calcext:value-type="float">
            <text:p>415.0243</text:p>
          </table:table-cell>
          <table:table-cell office:value-type="float" office:value="1854.138" calcext:value-type="float">
            <text:p>1854.138</text:p>
          </table:table-cell>
          <table:table-cell office:value-type="float" office:value="2091.454" calcext:value-type="float">
            <text:p>2091.454</text:p>
          </table:table-cell>
          <table:table-cell office:value-type="float" office:value="1672.254" calcext:value-type="float">
            <text:p>1672.254</text:p>
          </table:table-cell>
          <table:table-cell office:value-type="float" office:value="585.7075" calcext:value-type="float">
            <text:p>585.7075</text:p>
          </table:table-cell>
          <table:table-cell office:value-type="float" office:value="576.7939" calcext:value-type="float">
            <text:p>576.7939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7" calcext:value-type="float">
            <text:p>35.70137</text:p>
          </table:table-cell>
          <table:table-cell office:value-type="float" office:value="0" calcext:value-type="float">
            <text:p>0</text:p>
          </table:table-cell>
          <table:table-cell office:value-type="float" office:value="-0.0005226451" calcext:value-type="float">
            <text:p>-0.0005226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0789" calcext:value-type="float">
            <text:p>-119.0789</text:p>
          </table:table-cell>
          <table:table-cell office:value-type="float" office:value="0" calcext:value-type="float">
            <text:p>0</text:p>
          </table:table-cell>
          <table:table-cell office:value-type="float" office:value="7.754179" calcext:value-type="float">
            <text:p>7.754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862.5905" calcext:value-type="float">
            <text:p>862.5905</text:p>
          </table:table-cell>
          <table:table-cell office:value-type="float" office:value="13202.66" calcext:value-type="float">
            <text:p>1320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2842" calcext:value-type="float">
            <text:p>-123.2842</text:p>
          </table:table-cell>
          <table:table-cell office:value-type="float" office:value="306.5713" calcext:value-type="float">
            <text:p>306.5713</text:p>
          </table:table-cell>
          <table:table-cell office:value-type="float" office:value="0" calcext:value-type="float">
            <text:p>0</text:p>
          </table:table-cell>
          <table:table-cell office:value-type="float" office:value="120.8531" calcext:value-type="float">
            <text:p>120.8531</text:p>
          </table:table-cell>
          <table:table-cell office:value-type="float" office:value="566.5429" calcext:value-type="float">
            <text:p>566.5429</text:p>
          </table:table-cell>
          <table:table-cell office:value-type="float" office:value="0.03711458" calcext:value-type="float">
            <text:p>0.03711458</text:p>
          </table:table-cell>
          <table:table-cell office:value-type="float" office:value="0" calcext:value-type="float">
            <text:p>0</text:p>
          </table:table-cell>
          <table:table-cell office:value-type="float" office:value="0.001018916" calcext:value-type="float">
            <text:p>0.001018916</text:p>
          </table:table-cell>
          <table:table-cell office:value-type="float" office:value="0" calcext:value-type="float">
            <text:p>0</text:p>
          </table:table-cell>
          <table:table-cell office:value-type="float" office:value="-0.002865326" calcext:value-type="float">
            <text:p>-0.002865326</text:p>
          </table:table-cell>
          <table:table-cell office:value-type="float" office:value="370" calcext:value-type="float">
            <text:p>370</text:p>
          </table:table-cell>
          <table:table-cell office:value-type="float" office:value="-123.2452" calcext:value-type="float">
            <text:p>-123.2452</text:p>
          </table:table-cell>
          <table:table-cell office:value-type="float" office:value="0" calcext:value-type="float">
            <text:p>0</text:p>
          </table:table-cell>
          <table:table-cell office:value-type="float" office:value="361.579" calcext:value-type="float">
            <text:p>361.579</text:p>
          </table:table-cell>
          <table:table-cell office:value-type="float" office:value="1160.924" calcext:value-type="float">
            <text:p>1160.924</text:p>
          </table:table-cell>
          <table:table-cell office:value-type="float" office:value="1408.802" calcext:value-type="float">
            <text:p>1408.802</text:p>
          </table:table-cell>
          <table:table-cell office:value-type="float" office:value="1297.792" calcext:value-type="float">
            <text:p>1297.792</text:p>
          </table:table-cell>
          <table:table-cell office:value-type="float" office:value="781.7178" calcext:value-type="float">
            <text:p>781.7178</text:p>
          </table:table-cell>
          <table:table-cell office:value-type="float" office:value="1114.059" calcext:value-type="float">
            <text:p>1114.059</text:p>
          </table:table-cell>
          <table:table-cell office:value-type="float" office:value="415.0102" calcext:value-type="float">
            <text:p>415.0102</text:p>
          </table:table-cell>
          <table:table-cell office:value-type="float" office:value="1854.114" calcext:value-type="float">
            <text:p>1854.114</text:p>
          </table:table-cell>
          <table:table-cell office:value-type="float" office:value="2091.434" calcext:value-type="float">
            <text:p>2091.434</text:p>
          </table:table-cell>
          <table:table-cell office:value-type="float" office:value="1672.249" calcext:value-type="float">
            <text:p>1672.249</text:p>
          </table:table-cell>
          <table:table-cell office:value-type="float" office:value="585.7062" calcext:value-type="float">
            <text:p>585.7062</text:p>
          </table:table-cell>
          <table:table-cell office:value-type="float" office:value="576.7903" calcext:value-type="float">
            <text:p>576.7903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6" calcext:value-type="float">
            <text:p>35.70136</text:p>
          </table:table-cell>
          <table:table-cell office:value-type="float" office:value="0" calcext:value-type="float">
            <text:p>0</text:p>
          </table:table-cell>
          <table:table-cell office:value-type="float" office:value="-0.000522856" calcext:value-type="float">
            <text:p>-0.0005228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002" calcext:value-type="float">
            <text:p>-120.002</text:p>
          </table:table-cell>
          <table:table-cell office:value-type="float" office:value="0" calcext:value-type="float">
            <text:p>0</text:p>
          </table:table-cell>
          <table:table-cell office:value-type="float" office:value="7.736017" calcext:value-type="float">
            <text:p>7.73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861.1253" calcext:value-type="float">
            <text:p>861.1253</text:p>
          </table:table-cell>
          <table:table-cell office:value-type="float" office:value="13202.94" calcext:value-type="float">
            <text:p>1320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4052" calcext:value-type="float">
            <text:p>-124.4052</text:p>
          </table:table-cell>
          <table:table-cell office:value-type="float" office:value="308.6251" calcext:value-type="float">
            <text:p>308.6251</text:p>
          </table:table-cell>
          <table:table-cell office:value-type="float" office:value="0" calcext:value-type="float">
            <text:p>0</text:p>
          </table:table-cell>
          <table:table-cell office:value-type="float" office:value="119.2604" calcext:value-type="float">
            <text:p>119.2604</text:p>
          </table:table-cell>
          <table:table-cell office:value-type="float" office:value="565.8338" calcext:value-type="float">
            <text:p>565.8338</text:p>
          </table:table-cell>
          <table:table-cell office:value-type="float" office:value="0.03754393" calcext:value-type="float">
            <text:p>0.03754393</text:p>
          </table:table-cell>
          <table:table-cell office:value-type="float" office:value="0" calcext:value-type="float">
            <text:p>0</text:p>
          </table:table-cell>
          <table:table-cell office:value-type="float" office:value="0.001021309" calcext:value-type="float">
            <text:p>0.001021309</text:p>
          </table:table-cell>
          <table:table-cell office:value-type="float" office:value="0" calcext:value-type="float">
            <text:p>0</text:p>
          </table:table-cell>
          <table:table-cell office:value-type="float" office:value="-0.002183752" calcext:value-type="float">
            <text:p>-0.002183752</text:p>
          </table:table-cell>
          <table:table-cell office:value-type="float" office:value="370" calcext:value-type="float">
            <text:p>370</text:p>
          </table:table-cell>
          <table:table-cell office:value-type="float" office:value="-124.3665" calcext:value-type="float">
            <text:p>-124.3665</text:p>
          </table:table-cell>
          <table:table-cell office:value-type="float" office:value="0" calcext:value-type="float">
            <text:p>0</text:p>
          </table:table-cell>
          <table:table-cell office:value-type="float" office:value="361.9072" calcext:value-type="float">
            <text:p>361.9072</text:p>
          </table:table-cell>
          <table:table-cell office:value-type="float" office:value="1160.708" calcext:value-type="float">
            <text:p>1160.708</text:p>
          </table:table-cell>
          <table:table-cell office:value-type="float" office:value="1408.591" calcext:value-type="float">
            <text:p>1408.591</text:p>
          </table:table-cell>
          <table:table-cell office:value-type="float" office:value="1297.648" calcext:value-type="float">
            <text:p>1297.648</text:p>
          </table:table-cell>
          <table:table-cell office:value-type="float" office:value="781.6077" calcext:value-type="float">
            <text:p>781.6077</text:p>
          </table:table-cell>
          <table:table-cell office:value-type="float" office:value="1114.007" calcext:value-type="float">
            <text:p>1114.007</text:p>
          </table:table-cell>
          <table:table-cell office:value-type="float" office:value="414.9964" calcext:value-type="float">
            <text:p>414.9964</text:p>
          </table:table-cell>
          <table:table-cell office:value-type="float" office:value="1854.089" calcext:value-type="float">
            <text:p>1854.089</text:p>
          </table:table-cell>
          <table:table-cell office:value-type="float" office:value="2091.413" calcext:value-type="float">
            <text:p>2091.413</text:p>
          </table:table-cell>
          <table:table-cell office:value-type="float" office:value="1672.244" calcext:value-type="float">
            <text:p>1672.244</text:p>
          </table:table-cell>
          <table:table-cell office:value-type="float" office:value="585.7049" calcext:value-type="float">
            <text:p>585.7049</text:p>
          </table:table-cell>
          <table:table-cell office:value-type="float" office:value="576.7866" calcext:value-type="float">
            <text:p>576.7866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6" calcext:value-type="float">
            <text:p>35.70136</text:p>
          </table:table-cell>
          <table:table-cell office:value-type="float" office:value="0" calcext:value-type="float">
            <text:p>0</text:p>
          </table:table-cell>
          <table:table-cell office:value-type="float" office:value="-0.0005234319" calcext:value-type="float">
            <text:p>-0.0005234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1.1254" calcext:value-type="float">
            <text:p>-121.1254</text:p>
          </table:table-cell>
          <table:table-cell office:value-type="float" office:value="0" calcext:value-type="float">
            <text:p>0</text:p>
          </table:table-cell>
          <table:table-cell office:value-type="float" office:value="7.737803" calcext:value-type="float">
            <text:p>7.737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859.0448" calcext:value-type="float">
            <text:p>859.0448</text:p>
          </table:table-cell>
          <table:table-cell office:value-type="float" office:value="13203.43" calcext:value-type="float">
            <text:p>1320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9215" calcext:value-type="float">
            <text:p>-125.9215</text:p>
          </table:table-cell>
          <table:table-cell office:value-type="float" office:value="310.5609" calcext:value-type="float">
            <text:p>310.5609</text:p>
          </table:table-cell>
          <table:table-cell office:value-type="float" office:value="0" calcext:value-type="float">
            <text:p>0</text:p>
          </table:table-cell>
          <table:table-cell office:value-type="float" office:value="116.7254" calcext:value-type="float">
            <text:p>116.7254</text:p>
          </table:table-cell>
          <table:table-cell office:value-type="float" office:value="564.7025" calcext:value-type="float">
            <text:p>564.7025</text:p>
          </table:table-cell>
          <table:table-cell office:value-type="float" office:value="0.03797573" calcext:value-type="float">
            <text:p>0.03797573</text:p>
          </table:table-cell>
          <table:table-cell office:value-type="float" office:value="0" calcext:value-type="float">
            <text:p>0</text:p>
          </table:table-cell>
          <table:table-cell office:value-type="float" office:value="0.001024195" calcext:value-type="float">
            <text:p>0.001024195</text:p>
          </table:table-cell>
          <table:table-cell office:value-type="float" office:value="0" calcext:value-type="float">
            <text:p>0</text:p>
          </table:table-cell>
          <table:table-cell office:value-type="float" office:value="-0.001363848" calcext:value-type="float">
            <text:p>-0.001363848</text:p>
          </table:table-cell>
          <table:table-cell office:value-type="float" office:value="370" calcext:value-type="float">
            <text:p>370</text:p>
          </table:table-cell>
          <table:table-cell office:value-type="float" office:value="-125.8832" calcext:value-type="float">
            <text:p>-125.8832</text:p>
          </table:table-cell>
          <table:table-cell office:value-type="float" office:value="0" calcext:value-type="float">
            <text:p>0</text:p>
          </table:table-cell>
          <table:table-cell office:value-type="float" office:value="362.4237" calcext:value-type="float">
            <text:p>362.4237</text:p>
          </table:table-cell>
          <table:table-cell office:value-type="float" office:value="1160.428" calcext:value-type="float">
            <text:p>1160.428</text:p>
          </table:table-cell>
          <table:table-cell office:value-type="float" office:value="1408.32" calcext:value-type="float">
            <text:p>1408.32</text:p>
          </table:table-cell>
          <table:table-cell office:value-type="float" office:value="1297.469" calcext:value-type="float">
            <text:p>1297.469</text:p>
          </table:table-cell>
          <table:table-cell office:value-type="float" office:value="781.4836" calcext:value-type="float">
            <text:p>781.4836</text:p>
          </table:table-cell>
          <table:table-cell office:value-type="float" office:value="1113.95" calcext:value-type="float">
            <text:p>1113.95</text:p>
          </table:table-cell>
          <table:table-cell office:value-type="float" office:value="414.9819" calcext:value-type="float">
            <text:p>414.9819</text:p>
          </table:table-cell>
          <table:table-cell office:value-type="float" office:value="1854.064" calcext:value-type="float">
            <text:p>1854.064</text:p>
          </table:table-cell>
          <table:table-cell office:value-type="float" office:value="2091.393" calcext:value-type="float">
            <text:p>2091.393</text:p>
          </table:table-cell>
          <table:table-cell office:value-type="float" office:value="1672.24" calcext:value-type="float">
            <text:p>1672.24</text:p>
          </table:table-cell>
          <table:table-cell office:value-type="float" office:value="585.7037" calcext:value-type="float">
            <text:p>585.7037</text:p>
          </table:table-cell>
          <table:table-cell office:value-type="float" office:value="576.7828" calcext:value-type="float">
            <text:p>576.7828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5" calcext:value-type="float">
            <text:p>35.70135</text:p>
          </table:table-cell>
          <table:table-cell office:value-type="float" office:value="0" calcext:value-type="float">
            <text:p>0</text:p>
          </table:table-cell>
          <table:table-cell office:value-type="float" office:value="-0.0005251882" calcext:value-type="float">
            <text:p>-0.00052518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6587" calcext:value-type="float">
            <text:p>-122.6587</text:p>
          </table:table-cell>
          <table:table-cell office:value-type="float" office:value="0" calcext:value-type="float">
            <text:p>0</text:p>
          </table:table-cell>
          <table:table-cell office:value-type="float" office:value="7.753881" calcext:value-type="float">
            <text:p>7.753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857.1678" calcext:value-type="float">
            <text:p>857.1678</text:p>
          </table:table-cell>
          <table:table-cell office:value-type="float" office:value="13203.68" calcext:value-type="float">
            <text:p>1320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459" calcext:value-type="float">
            <text:p>-127.459</text:p>
          </table:table-cell>
          <table:table-cell office:value-type="float" office:value="314.3292" calcext:value-type="float">
            <text:p>314.3292</text:p>
          </table:table-cell>
          <table:table-cell office:value-type="float" office:value="0" calcext:value-type="float">
            <text:p>0</text:p>
          </table:table-cell>
          <table:table-cell office:value-type="float" office:value="115.4996" calcext:value-type="float">
            <text:p>115.4996</text:p>
          </table:table-cell>
          <table:table-cell office:value-type="float" office:value="563.9636" calcext:value-type="float">
            <text:p>563.9636</text:p>
          </table:table-cell>
          <table:table-cell office:value-type="float" office:value="0.03842911" calcext:value-type="float">
            <text:p>0.03842911</text:p>
          </table:table-cell>
          <table:table-cell office:value-type="float" office:value="0" calcext:value-type="float">
            <text:p>0</text:p>
          </table:table-cell>
          <table:table-cell office:value-type="float" office:value="0.001027521" calcext:value-type="float">
            <text:p>0.001027521</text:p>
          </table:table-cell>
          <table:table-cell office:value-type="float" office:value="0" calcext:value-type="float">
            <text:p>0</text:p>
          </table:table-cell>
          <table:table-cell office:value-type="float" office:value="-0.0004210199" calcext:value-type="float">
            <text:p>-0.0004210199</text:p>
          </table:table-cell>
          <table:table-cell office:value-type="float" office:value="370" calcext:value-type="float">
            <text:p>370</text:p>
          </table:table-cell>
          <table:table-cell office:value-type="float" office:value="-127.4212" calcext:value-type="float">
            <text:p>-127.4212</text:p>
          </table:table-cell>
          <table:table-cell office:value-type="float" office:value="0" calcext:value-type="float">
            <text:p>0</text:p>
          </table:table-cell>
          <table:table-cell office:value-type="float" office:value="362.7143" calcext:value-type="float">
            <text:p>362.7143</text:p>
          </table:table-cell>
          <table:table-cell office:value-type="float" office:value="1160.085" calcext:value-type="float">
            <text:p>1160.085</text:p>
          </table:table-cell>
          <table:table-cell office:value-type="float" office:value="1407.988" calcext:value-type="float">
            <text:p>1407.988</text:p>
          </table:table-cell>
          <table:table-cell office:value-type="float" office:value="1297.257" calcext:value-type="float">
            <text:p>1297.257</text:p>
          </table:table-cell>
          <table:table-cell office:value-type="float" office:value="781.3349" calcext:value-type="float">
            <text:p>781.3349</text:p>
          </table:table-cell>
          <table:table-cell office:value-type="float" office:value="1113.883" calcext:value-type="float">
            <text:p>1113.883</text:p>
          </table:table-cell>
          <table:table-cell office:value-type="float" office:value="414.9658" calcext:value-type="float">
            <text:p>414.9658</text:p>
          </table:table-cell>
          <table:table-cell office:value-type="float" office:value="1854.039" calcext:value-type="float">
            <text:p>1854.039</text:p>
          </table:table-cell>
          <table:table-cell office:value-type="float" office:value="2091.373" calcext:value-type="float">
            <text:p>2091.373</text:p>
          </table:table-cell>
          <table:table-cell office:value-type="float" office:value="1672.235" calcext:value-type="float">
            <text:p>1672.235</text:p>
          </table:table-cell>
          <table:table-cell office:value-type="float" office:value="585.7023" calcext:value-type="float">
            <text:p>585.7023</text:p>
          </table:table-cell>
          <table:table-cell office:value-type="float" office:value="576.779" calcext:value-type="float">
            <text:p>576.779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5" calcext:value-type="float">
            <text:p>35.70135</text:p>
          </table:table-cell>
          <table:table-cell office:value-type="float" office:value="0" calcext:value-type="float">
            <text:p>0</text:p>
          </table:table-cell>
          <table:table-cell office:value-type="float" office:value="-0.0005281584" calcext:value-type="float">
            <text:p>-0.0005281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4.2155" calcext:value-type="float">
            <text:p>-124.2155</text:p>
          </table:table-cell>
          <table:table-cell office:value-type="float" office:value="0" calcext:value-type="float">
            <text:p>0</text:p>
          </table:table-cell>
          <table:table-cell office:value-type="float" office:value="7.772403" calcext:value-type="float">
            <text:p>7.77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855.0361" calcext:value-type="float">
            <text:p>855.0361</text:p>
          </table:table-cell>
          <table:table-cell office:value-type="float" office:value="13204" calcext:value-type="float">
            <text:p>1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1769" calcext:value-type="float">
            <text:p>-129.1769</text:p>
          </table:table-cell>
          <table:table-cell office:value-type="float" office:value="318.002" calcext:value-type="float">
            <text:p>318.002</text:p>
          </table:table-cell>
          <table:table-cell office:value-type="float" office:value="0" calcext:value-type="float">
            <text:p>0</text:p>
          </table:table-cell>
          <table:table-cell office:value-type="float" office:value="113.8544" calcext:value-type="float">
            <text:p>113.8544</text:p>
          </table:table-cell>
          <table:table-cell office:value-type="float" office:value="563.1427" calcext:value-type="float">
            <text:p>563.1427</text:p>
          </table:table-cell>
          <table:table-cell office:value-type="float" office:value="0.03886357" calcext:value-type="float">
            <text:p>0.03886357</text:p>
          </table:table-cell>
          <table:table-cell office:value-type="float" office:value="0" calcext:value-type="float">
            <text:p>0</text:p>
          </table:table-cell>
          <table:table-cell office:value-type="float" office:value="0.001031241" calcext:value-type="float">
            <text:p>0.001031241</text:p>
          </table:table-cell>
          <table:table-cell office:value-type="float" office:value="0" calcext:value-type="float">
            <text:p>0</text:p>
          </table:table-cell>
          <table:table-cell office:value-type="float" office:value="0.0006310572" calcext:value-type="float">
            <text:p>0.0006310572</text:p>
          </table:table-cell>
          <table:table-cell office:value-type="float" office:value="370" calcext:value-type="float">
            <text:p>370</text:p>
          </table:table-cell>
          <table:table-cell office:value-type="float" office:value="-129.1397" calcext:value-type="float">
            <text:p>-129.1397</text:p>
          </table:table-cell>
          <table:table-cell office:value-type="float" office:value="0" calcext:value-type="float">
            <text:p>0</text:p>
          </table:table-cell>
          <table:table-cell office:value-type="float" office:value="363.0615" calcext:value-type="float">
            <text:p>363.0615</text:p>
          </table:table-cell>
          <table:table-cell office:value-type="float" office:value="1159.687" calcext:value-type="float">
            <text:p>1159.687</text:p>
          </table:table-cell>
          <table:table-cell office:value-type="float" office:value="1407.611" calcext:value-type="float">
            <text:p>1407.611</text:p>
          </table:table-cell>
          <table:table-cell office:value-type="float" office:value="1297.017" calcext:value-type="float">
            <text:p>1297.017</text:p>
          </table:table-cell>
          <table:table-cell office:value-type="float" office:value="781.1647" calcext:value-type="float">
            <text:p>781.1647</text:p>
          </table:table-cell>
          <table:table-cell office:value-type="float" office:value="1113.806" calcext:value-type="float">
            <text:p>1113.806</text:p>
          </table:table-cell>
          <table:table-cell office:value-type="float" office:value="414.9482" calcext:value-type="float">
            <text:p>414.9482</text:p>
          </table:table-cell>
          <table:table-cell office:value-type="float" office:value="1854.013" calcext:value-type="float">
            <text:p>1854.013</text:p>
          </table:table-cell>
          <table:table-cell office:value-type="float" office:value="2091.352" calcext:value-type="float">
            <text:p>2091.352</text:p>
          </table:table-cell>
          <table:table-cell office:value-type="float" office:value="1672.23" calcext:value-type="float">
            <text:p>1672.23</text:p>
          </table:table-cell>
          <table:table-cell office:value-type="float" office:value="585.701" calcext:value-type="float">
            <text:p>585.701</text:p>
          </table:table-cell>
          <table:table-cell office:value-type="float" office:value="576.7751" calcext:value-type="float">
            <text:p>576.775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5" calcext:value-type="float">
            <text:p>35.70135</text:p>
          </table:table-cell>
          <table:table-cell office:value-type="float" office:value="0" calcext:value-type="float">
            <text:p>0</text:p>
          </table:table-cell>
          <table:table-cell office:value-type="float" office:value="-0.0005353087" calcext:value-type="float">
            <text:p>-0.0005353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9592" calcext:value-type="float">
            <text:p>-125.9592</text:p>
          </table:table-cell>
          <table:table-cell office:value-type="float" office:value="0" calcext:value-type="float">
            <text:p>0</text:p>
          </table:table-cell>
          <table:table-cell office:value-type="float" office:value="7.797021" calcext:value-type="float">
            <text:p>7.79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853.2007" calcext:value-type="float">
            <text:p>853.2007</text:p>
          </table:table-cell>
          <table:table-cell office:value-type="float" office:value="13204.12" calcext:value-type="float">
            <text:p>1320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8069" calcext:value-type="float">
            <text:p>-130.8069</text:p>
          </table:table-cell>
          <table:table-cell office:value-type="float" office:value="321.3921" calcext:value-type="float">
            <text:p>321.3921</text:p>
          </table:table-cell>
          <table:table-cell office:value-type="float" office:value="0" calcext:value-type="float">
            <text:p>0</text:p>
          </table:table-cell>
          <table:table-cell office:value-type="float" office:value="113.1767" calcext:value-type="float">
            <text:p>113.1767</text:p>
          </table:table-cell>
          <table:table-cell office:value-type="float" office:value="562.7577" calcext:value-type="float">
            <text:p>562.7577</text:p>
          </table:table-cell>
          <table:table-cell office:value-type="float" office:value="0.03930556" calcext:value-type="float">
            <text:p>0.03930556</text:p>
          </table:table-cell>
          <table:table-cell office:value-type="float" office:value="0" calcext:value-type="float">
            <text:p>0</text:p>
          </table:table-cell>
          <table:table-cell office:value-type="float" office:value="0.001035325" calcext:value-type="float">
            <text:p>0.001035325</text:p>
          </table:table-cell>
          <table:table-cell office:value-type="float" office:value="0" calcext:value-type="float">
            <text:p>0</text:p>
          </table:table-cell>
          <table:table-cell office:value-type="float" office:value="0.001783202" calcext:value-type="float">
            <text:p>0.001783202</text:p>
          </table:table-cell>
          <table:table-cell office:value-type="float" office:value="370" calcext:value-type="float">
            <text:p>370</text:p>
          </table:table-cell>
          <table:table-cell office:value-type="float" office:value="-130.7704" calcext:value-type="float">
            <text:p>-130.7704</text:p>
          </table:table-cell>
          <table:table-cell office:value-type="float" office:value="0" calcext:value-type="float">
            <text:p>0</text:p>
          </table:table-cell>
          <table:table-cell office:value-type="float" office:value="363.2084" calcext:value-type="float">
            <text:p>363.2084</text:p>
          </table:table-cell>
          <table:table-cell office:value-type="float" office:value="1159.248" calcext:value-type="float">
            <text:p>1159.248</text:p>
          </table:table-cell>
          <table:table-cell office:value-type="float" office:value="1407.193" calcext:value-type="float">
            <text:p>1407.193</text:p>
          </table:table-cell>
          <table:table-cell office:value-type="float" office:value="1296.746" calcext:value-type="float">
            <text:p>1296.746</text:p>
          </table:table-cell>
          <table:table-cell office:value-type="float" office:value="780.9772" calcext:value-type="float">
            <text:p>780.9772</text:p>
          </table:table-cell>
          <table:table-cell office:value-type="float" office:value="1113.718" calcext:value-type="float">
            <text:p>1113.718</text:p>
          </table:table-cell>
          <table:table-cell office:value-type="float" office:value="414.929" calcext:value-type="float">
            <text:p>414.929</text:p>
          </table:table-cell>
          <table:table-cell office:value-type="float" office:value="1853.986" calcext:value-type="float">
            <text:p>1853.986</text:p>
          </table:table-cell>
          <table:table-cell office:value-type="float" office:value="2091.331" calcext:value-type="float">
            <text:p>2091.331</text:p>
          </table:table-cell>
          <table:table-cell office:value-type="float" office:value="1672.225" calcext:value-type="float">
            <text:p>1672.225</text:p>
          </table:table-cell>
          <table:table-cell office:value-type="float" office:value="585.6996" calcext:value-type="float">
            <text:p>585.6996</text:p>
          </table:table-cell>
          <table:table-cell office:value-type="float" office:value="576.7711" calcext:value-type="float">
            <text:p>576.771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5" calcext:value-type="float">
            <text:p>35.70135</text:p>
          </table:table-cell>
          <table:table-cell office:value-type="float" office:value="0" calcext:value-type="float">
            <text:p>0</text:p>
          </table:table-cell>
          <table:table-cell office:value-type="float" office:value="-0.0005449418" calcext:value-type="float">
            <text:p>-0.00054494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6096" calcext:value-type="float">
            <text:p>-127.6096</text:p>
          </table:table-cell>
          <table:table-cell office:value-type="float" office:value="0" calcext:value-type="float">
            <text:p>0</text:p>
          </table:table-cell>
          <table:table-cell office:value-type="float" office:value="7.816514" calcext:value-type="float">
            <text:p>7.816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851.1608" calcext:value-type="float">
            <text:p>851.1608</text:p>
          </table:table-cell>
          <table:table-cell office:value-type="float" office:value="13204.19" calcext:value-type="float">
            <text:p>1320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6902" calcext:value-type="float">
            <text:p>-132.6902</text:p>
          </table:table-cell>
          <table:table-cell office:value-type="float" office:value="326.0296" calcext:value-type="float">
            <text:p>326.0296</text:p>
          </table:table-cell>
          <table:table-cell office:value-type="float" office:value="0" calcext:value-type="float">
            <text:p>0</text:p>
          </table:table-cell>
          <table:table-cell office:value-type="float" office:value="113.2144" calcext:value-type="float">
            <text:p>113.2144</text:p>
          </table:table-cell>
          <table:table-cell office:value-type="float" office:value="562.2631" calcext:value-type="float">
            <text:p>562.2631</text:p>
          </table:table-cell>
          <table:table-cell office:value-type="float" office:value="0.03973587" calcext:value-type="float">
            <text:p>0.03973587</text:p>
          </table:table-cell>
          <table:table-cell office:value-type="float" office:value="0" calcext:value-type="float">
            <text:p>0</text:p>
          </table:table-cell>
          <table:table-cell office:value-type="float" office:value="0.001039732" calcext:value-type="float">
            <text:p>0.001039732</text:p>
          </table:table-cell>
          <table:table-cell office:value-type="float" office:value="0" calcext:value-type="float">
            <text:p>0</text:p>
          </table:table-cell>
          <table:table-cell office:value-type="float" office:value="0.003022941" calcext:value-type="float">
            <text:p>0.003022941</text:p>
          </table:table-cell>
          <table:table-cell office:value-type="float" office:value="370" calcext:value-type="float">
            <text:p>370</text:p>
          </table:table-cell>
          <table:table-cell office:value-type="float" office:value="-132.6545" calcext:value-type="float">
            <text:p>-132.6545</text:p>
          </table:table-cell>
          <table:table-cell office:value-type="float" office:value="0" calcext:value-type="float">
            <text:p>0</text:p>
          </table:table-cell>
          <table:table-cell office:value-type="float" office:value="363.3278" calcext:value-type="float">
            <text:p>363.3278</text:p>
          </table:table-cell>
          <table:table-cell office:value-type="float" office:value="1158.784" calcext:value-type="float">
            <text:p>1158.784</text:p>
          </table:table-cell>
          <table:table-cell office:value-type="float" office:value="1406.741" calcext:value-type="float">
            <text:p>1406.741</text:p>
          </table:table-cell>
          <table:table-cell office:value-type="float" office:value="1296.449" calcext:value-type="float">
            <text:p>1296.449</text:p>
          </table:table-cell>
          <table:table-cell office:value-type="float" office:value="780.7697" calcext:value-type="float">
            <text:p>780.7697</text:p>
          </table:table-cell>
          <table:table-cell office:value-type="float" office:value="1113.624" calcext:value-type="float">
            <text:p>1113.624</text:p>
          </table:table-cell>
          <table:table-cell office:value-type="float" office:value="414.9082" calcext:value-type="float">
            <text:p>414.9082</text:p>
          </table:table-cell>
          <table:table-cell office:value-type="float" office:value="1853.958" calcext:value-type="float">
            <text:p>1853.958</text:p>
          </table:table-cell>
          <table:table-cell office:value-type="float" office:value="2091.31" calcext:value-type="float">
            <text:p>2091.31</text:p>
          </table:table-cell>
          <table:table-cell office:value-type="float" office:value="1672.22" calcext:value-type="float">
            <text:p>1672.22</text:p>
          </table:table-cell>
          <table:table-cell office:value-type="float" office:value="585.6982" calcext:value-type="float">
            <text:p>585.6982</text:p>
          </table:table-cell>
          <table:table-cell office:value-type="float" office:value="576.7672" calcext:value-type="float">
            <text:p>576.7672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4" calcext:value-type="float">
            <text:p>35.70134</text:p>
          </table:table-cell>
          <table:table-cell office:value-type="float" office:value="0" calcext:value-type="float">
            <text:p>0</text:p>
          </table:table-cell>
          <table:table-cell office:value-type="float" office:value="-0.0005540036" calcext:value-type="float">
            <text:p>-0.0005540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5163" calcext:value-type="float">
            <text:p>-129.5163</text:p>
          </table:table-cell>
          <table:table-cell office:value-type="float" office:value="0" calcext:value-type="float">
            <text:p>0</text:p>
          </table:table-cell>
          <table:table-cell office:value-type="float" office:value="7.839433" calcext:value-type="float">
            <text:p>7.839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847.3539" calcext:value-type="float">
            <text:p>847.3539</text:p>
          </table:table-cell>
          <table:table-cell office:value-type="float" office:value="13204.46" calcext:value-type="float">
            <text:p>1320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.1744" calcext:value-type="float">
            <text:p>-136.1744</text:p>
          </table:table-cell>
          <table:table-cell office:value-type="float" office:value="337.2528" calcext:value-type="float">
            <text:p>337.2528</text:p>
          </table:table-cell>
          <table:table-cell office:value-type="float" office:value="0" calcext:value-type="float">
            <text:p>0</text:p>
          </table:table-cell>
          <table:table-cell office:value-type="float" office:value="115.2466" calcext:value-type="float">
            <text:p>115.2466</text:p>
          </table:table-cell>
          <table:table-cell office:value-type="float" office:value="559.7825" calcext:value-type="float">
            <text:p>559.7825</text:p>
          </table:table-cell>
          <table:table-cell office:value-type="float" office:value="0.04011549" calcext:value-type="float">
            <text:p>0.04011549</text:p>
          </table:table-cell>
          <table:table-cell office:value-type="float" office:value="0" calcext:value-type="float">
            <text:p>0</text:p>
          </table:table-cell>
          <table:table-cell office:value-type="float" office:value="0.001569763" calcext:value-type="float">
            <text:p>0.001569763</text:p>
          </table:table-cell>
          <table:table-cell office:value-type="float" office:value="0" calcext:value-type="float">
            <text:p>0</text:p>
          </table:table-cell>
          <table:table-cell office:value-type="float" office:value="0.01942056" calcext:value-type="float">
            <text:p>0.01942056</text:p>
          </table:table-cell>
          <table:table-cell office:value-type="float" office:value="370" calcext:value-type="float">
            <text:p>370</text:p>
          </table:table-cell>
          <table:table-cell office:value-type="float" office:value="-136.1552" calcext:value-type="float">
            <text:p>-136.1552</text:p>
          </table:table-cell>
          <table:table-cell office:value-type="float" office:value="0" calcext:value-type="float">
            <text:p>0</text:p>
          </table:table-cell>
          <table:table-cell office:value-type="float" office:value="363.5939" calcext:value-type="float">
            <text:p>363.5939</text:p>
          </table:table-cell>
          <table:table-cell office:value-type="float" office:value="1158.447" calcext:value-type="float">
            <text:p>1158.447</text:p>
          </table:table-cell>
          <table:table-cell office:value-type="float" office:value="1406.377" calcext:value-type="float">
            <text:p>1406.377</text:p>
          </table:table-cell>
          <table:table-cell office:value-type="float" office:value="1296.194" calcext:value-type="float">
            <text:p>1296.194</text:p>
          </table:table-cell>
          <table:table-cell office:value-type="float" office:value="780.5833" calcext:value-type="float">
            <text:p>780.5833</text:p>
          </table:table-cell>
          <table:table-cell office:value-type="float" office:value="1113.532" calcext:value-type="float">
            <text:p>1113.532</text:p>
          </table:table-cell>
          <table:table-cell office:value-type="float" office:value="414.887" calcext:value-type="float">
            <text:p>414.887</text:p>
          </table:table-cell>
          <table:table-cell office:value-type="float" office:value="1853.927" calcext:value-type="float">
            <text:p>1853.927</text:p>
          </table:table-cell>
          <table:table-cell office:value-type="float" office:value="2091.288" calcext:value-type="float">
            <text:p>2091.288</text:p>
          </table:table-cell>
          <table:table-cell office:value-type="float" office:value="1672.214" calcext:value-type="float">
            <text:p>1672.214</text:p>
          </table:table-cell>
          <table:table-cell office:value-type="float" office:value="585.6968" calcext:value-type="float">
            <text:p>585.6968</text:p>
          </table:table-cell>
          <table:table-cell office:value-type="float" office:value="576.7631" calcext:value-type="float">
            <text:p>576.763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4" calcext:value-type="float">
            <text:p>35.70134</text:p>
          </table:table-cell>
          <table:table-cell office:value-type="float" office:value="0" calcext:value-type="float">
            <text:p>0</text:p>
          </table:table-cell>
          <table:table-cell office:value-type="float" office:value="-0.0005570225" calcext:value-type="float">
            <text:p>-0.0005570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2.9855" calcext:value-type="float">
            <text:p>-132.9855</text:p>
          </table:table-cell>
          <table:table-cell office:value-type="float" office:value="0" calcext:value-type="float">
            <text:p>0</text:p>
          </table:table-cell>
          <table:table-cell office:value-type="float" office:value="7.807528" calcext:value-type="float">
            <text:p>7.80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840.7598" calcext:value-type="float">
            <text:p>840.7598</text:p>
          </table:table-cell>
          <table:table-cell office:value-type="float" office:value="13205.14" calcext:value-type="float">
            <text:p>1320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0207" calcext:value-type="float">
            <text:p>-142.0207</text:p>
          </table:table-cell>
          <table:table-cell office:value-type="float" office:value="354.1541" calcext:value-type="float">
            <text:p>354.1541</text:p>
          </table:table-cell>
          <table:table-cell office:value-type="float" office:value="0" calcext:value-type="float">
            <text:p>0</text:p>
          </table:table-cell>
          <table:table-cell office:value-type="float" office:value="119.3831" calcext:value-type="float">
            <text:p>119.3831</text:p>
          </table:table-cell>
          <table:table-cell office:value-type="float" office:value="554.4709" calcext:value-type="float">
            <text:p>554.4709</text:p>
          </table:table-cell>
          <table:table-cell office:value-type="float" office:value="0.04052163" calcext:value-type="float">
            <text:p>0.04052163</text:p>
          </table:table-cell>
          <table:table-cell office:value-type="float" office:value="0" calcext:value-type="float">
            <text:p>0</text:p>
          </table:table-cell>
          <table:table-cell office:value-type="float" office:value="0.001996274" calcext:value-type="float">
            <text:p>0.001996274</text:p>
          </table:table-cell>
          <table:table-cell office:value-type="float" office:value="0" calcext:value-type="float">
            <text:p>0</text:p>
          </table:table-cell>
          <table:table-cell office:value-type="float" office:value="0.03575379" calcext:value-type="float">
            <text:p>0.03575379</text:p>
          </table:table-cell>
          <table:table-cell office:value-type="float" office:value="370" calcext:value-type="float">
            <text:p>370</text:p>
          </table:table-cell>
          <table:table-cell office:value-type="float" office:value="-142.018" calcext:value-type="float">
            <text:p>-142.018</text:p>
          </table:table-cell>
          <table:table-cell office:value-type="float" office:value="0" calcext:value-type="float">
            <text:p>0</text:p>
          </table:table-cell>
          <table:table-cell office:value-type="float" office:value="364.2497" calcext:value-type="float">
            <text:p>364.2497</text:p>
          </table:table-cell>
          <table:table-cell office:value-type="float" office:value="1158.116" calcext:value-type="float">
            <text:p>1158.116</text:p>
          </table:table-cell>
          <table:table-cell office:value-type="float" office:value="1406.031" calcext:value-type="float">
            <text:p>1406.031</text:p>
          </table:table-cell>
          <table:table-cell office:value-type="float" office:value="1295.959" calcext:value-type="float">
            <text:p>1295.959</text:p>
          </table:table-cell>
          <table:table-cell office:value-type="float" office:value="780.4073" calcext:value-type="float">
            <text:p>780.4073</text:p>
          </table:table-cell>
          <table:table-cell office:value-type="float" office:value="1113.444" calcext:value-type="float">
            <text:p>1113.444</text:p>
          </table:table-cell>
          <table:table-cell office:value-type="float" office:value="414.8669" calcext:value-type="float">
            <text:p>414.8669</text:p>
          </table:table-cell>
          <table:table-cell office:value-type="float" office:value="1853.896" calcext:value-type="float">
            <text:p>1853.896</text:p>
          </table:table-cell>
          <table:table-cell office:value-type="float" office:value="2091.265" calcext:value-type="float">
            <text:p>2091.265</text:p>
          </table:table-cell>
          <table:table-cell office:value-type="float" office:value="1672.209" calcext:value-type="float">
            <text:p>1672.209</text:p>
          </table:table-cell>
          <table:table-cell office:value-type="float" office:value="585.6953" calcext:value-type="float">
            <text:p>585.6953</text:p>
          </table:table-cell>
          <table:table-cell office:value-type="float" office:value="576.7589" calcext:value-type="float">
            <text:p>576.7589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34" calcext:value-type="float">
            <text:p>35.70134</text:p>
          </table:table-cell>
          <table:table-cell office:value-type="float" office:value="0" calcext:value-type="float">
            <text:p>0</text:p>
          </table:table-cell>
          <table:table-cell office:value-type="float" office:value="-0.0005606061" calcext:value-type="float">
            <text:p>-0.0005606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8.8361" calcext:value-type="float">
            <text:p>-138.8361</text:p>
          </table:table-cell>
          <table:table-cell office:value-type="float" office:value="0" calcext:value-type="float">
            <text:p>0</text:p>
          </table:table-cell>
          <table:table-cell office:value-type="float" office:value="7.79437" calcext:value-type="float">
            <text:p>7.79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836.953" calcext:value-type="float">
            <text:p>836.953</text:p>
          </table:table-cell>
          <table:table-cell office:value-type="float" office:value="13205.52" calcext:value-type="float">
            <text:p>1320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4096" calcext:value-type="float">
            <text:p>-145.4096</text:p>
          </table:table-cell>
          <table:table-cell office:value-type="float" office:value="364.2733" calcext:value-type="float">
            <text:p>364.2733</text:p>
          </table:table-cell>
          <table:table-cell office:value-type="float" office:value="0" calcext:value-type="float">
            <text:p>0</text:p>
          </table:table-cell>
          <table:table-cell office:value-type="float" office:value="120.6886" calcext:value-type="float">
            <text:p>120.6886</text:p>
          </table:table-cell>
          <table:table-cell office:value-type="float" office:value="551.8624" calcext:value-type="float">
            <text:p>551.8624</text:p>
          </table:table-cell>
          <table:table-cell office:value-type="float" office:value="0.04099185" calcext:value-type="float">
            <text:p>0.04099185</text:p>
          </table:table-cell>
          <table:table-cell office:value-type="float" office:value="0" calcext:value-type="float">
            <text:p>0</text:p>
          </table:table-cell>
          <table:table-cell office:value-type="float" office:value="0.002170145" calcext:value-type="float">
            <text:p>0.002170145</text:p>
          </table:table-cell>
          <table:table-cell office:value-type="float" office:value="0" calcext:value-type="float">
            <text:p>0</text:p>
          </table:table-cell>
          <table:table-cell office:value-type="float" office:value="0.04386241" calcext:value-type="float">
            <text:p>0.04386241</text:p>
          </table:table-cell>
          <table:table-cell office:value-type="float" office:value="370" calcext:value-type="float">
            <text:p>370</text:p>
          </table:table-cell>
          <table:table-cell office:value-type="float" office:value="-145.4146" calcext:value-type="float">
            <text:p>-145.4146</text:p>
          </table:table-cell>
          <table:table-cell office:value-type="float" office:value="0" calcext:value-type="float">
            <text:p>0</text:p>
          </table:table-cell>
          <table:table-cell office:value-type="float" office:value="364.6545" calcext:value-type="float">
            <text:p>364.6545</text:p>
          </table:table-cell>
          <table:table-cell office:value-type="float" office:value="1157.806" calcext:value-type="float">
            <text:p>1157.806</text:p>
          </table:table-cell>
          <table:table-cell office:value-type="float" office:value="1405.692" calcext:value-type="float">
            <text:p>1405.692</text:p>
          </table:table-cell>
          <table:table-cell office:value-type="float" office:value="1295.725" calcext:value-type="float">
            <text:p>1295.725</text:p>
          </table:table-cell>
          <table:table-cell office:value-type="float" office:value="780.2378" calcext:value-type="float">
            <text:p>780.2378</text:p>
          </table:table-cell>
          <table:table-cell office:value-type="float" office:value="1113.358" calcext:value-type="float">
            <text:p>1113.358</text:p>
          </table:table-cell>
          <table:table-cell office:value-type="float" office:value="414.8469" calcext:value-type="float">
            <text:p>414.8469</text:p>
          </table:table-cell>
          <table:table-cell office:value-type="float" office:value="1853.866" calcext:value-type="float">
            <text:p>1853.866</text:p>
          </table:table-cell>
          <table:table-cell office:value-type="float" office:value="2091.242" calcext:value-type="float">
            <text:p>2091.242</text:p>
          </table:table-cell>
          <table:table-cell office:value-type="float" office:value="1672.203" calcext:value-type="float">
            <text:p>1672.203</text:p>
          </table:table-cell>
          <table:table-cell office:value-type="float" office:value="585.6938" calcext:value-type="float">
            <text:p>585.6938</text:p>
          </table:table-cell>
          <table:table-cell office:value-type="float" office:value="576.7548" calcext:value-type="float">
            <text:p>576.7548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3" calcext:value-type="float">
            <text:p>35.70133</text:p>
          </table:table-cell>
          <table:table-cell office:value-type="float" office:value="0" calcext:value-type="float">
            <text:p>0</text:p>
          </table:table-cell>
          <table:table-cell office:value-type="float" office:value="-0.0005631938" calcext:value-type="float">
            <text:p>-0.0005631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2.1955" calcext:value-type="float">
            <text:p>-142.1955</text:p>
          </table:table-cell>
          <table:table-cell office:value-type="float" office:value="0" calcext:value-type="float">
            <text:p>0</text:p>
          </table:table-cell>
          <table:table-cell office:value-type="float" office:value="7.755395" calcext:value-type="float">
            <text:p>7.755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835.1386" calcext:value-type="float">
            <text:p>835.1386</text:p>
          </table:table-cell>
          <table:table-cell office:value-type="float" office:value="13205.64" calcext:value-type="float">
            <text:p>1320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0477" calcext:value-type="float">
            <text:p>-147.0477</text:p>
          </table:table-cell>
          <table:table-cell office:value-type="float" office:value="368.9576" calcext:value-type="float">
            <text:p>368.9576</text:p>
          </table:table-cell>
          <table:table-cell office:value-type="float" office:value="0" calcext:value-type="float">
            <text:p>0</text:p>
          </table:table-cell>
          <table:table-cell office:value-type="float" office:value="120.3065" calcext:value-type="float">
            <text:p>120.3065</text:p>
          </table:table-cell>
          <table:table-cell office:value-type="float" office:value="551.1273" calcext:value-type="float">
            <text:p>551.1273</text:p>
          </table:table-cell>
          <table:table-cell office:value-type="float" office:value="0.04153408" calcext:value-type="float">
            <text:p>0.04153408</text:p>
          </table:table-cell>
          <table:table-cell office:value-type="float" office:value="0" calcext:value-type="float">
            <text:p>0</text:p>
          </table:table-cell>
          <table:table-cell office:value-type="float" office:value="0.002174637" calcext:value-type="float">
            <text:p>0.002174637</text:p>
          </table:table-cell>
          <table:table-cell office:value-type="float" office:value="0" calcext:value-type="float">
            <text:p>0</text:p>
          </table:table-cell>
          <table:table-cell office:value-type="float" office:value="0.04511687" calcext:value-type="float">
            <text:p>0.04511687</text:p>
          </table:table-cell>
          <table:table-cell office:value-type="float" office:value="370" calcext:value-type="float">
            <text:p>370</text:p>
          </table:table-cell>
          <table:table-cell office:value-type="float" office:value="-147.0534" calcext:value-type="float">
            <text:p>-147.0534</text:p>
          </table:table-cell>
          <table:table-cell office:value-type="float" office:value="0" calcext:value-type="float">
            <text:p>0</text:p>
          </table:table-cell>
          <table:table-cell office:value-type="float" office:value="364.8626" calcext:value-type="float">
            <text:p>364.8626</text:p>
          </table:table-cell>
          <table:table-cell office:value-type="float" office:value="1157.526" calcext:value-type="float">
            <text:p>1157.526</text:p>
          </table:table-cell>
          <table:table-cell office:value-type="float" office:value="1405.373" calcext:value-type="float">
            <text:p>1405.373</text:p>
          </table:table-cell>
          <table:table-cell office:value-type="float" office:value="1295.502" calcext:value-type="float">
            <text:p>1295.502</text:p>
          </table:table-cell>
          <table:table-cell office:value-type="float" office:value="780.0747" calcext:value-type="float">
            <text:p>780.0747</text:p>
          </table:table-cell>
          <table:table-cell office:value-type="float" office:value="1113.271" calcext:value-type="float">
            <text:p>1113.271</text:p>
          </table:table-cell>
          <table:table-cell office:value-type="float" office:value="414.8271" calcext:value-type="float">
            <text:p>414.8271</text:p>
          </table:table-cell>
          <table:table-cell office:value-type="float" office:value="1853.836" calcext:value-type="float">
            <text:p>1853.836</text:p>
          </table:table-cell>
          <table:table-cell office:value-type="float" office:value="2091.219" calcext:value-type="float">
            <text:p>2091.219</text:p>
          </table:table-cell>
          <table:table-cell office:value-type="float" office:value="1672.189" calcext:value-type="float">
            <text:p>1672.189</text:p>
          </table:table-cell>
          <table:table-cell office:value-type="float" office:value="585.6923" calcext:value-type="float">
            <text:p>585.6923</text:p>
          </table:table-cell>
          <table:table-cell office:value-type="float" office:value="576.7505" calcext:value-type="float">
            <text:p>576.7505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3" calcext:value-type="float">
            <text:p>35.70133</text:p>
          </table:table-cell>
          <table:table-cell office:value-type="float" office:value="0" calcext:value-type="float">
            <text:p>0</text:p>
          </table:table-cell>
          <table:table-cell office:value-type="float" office:value="-0.000564797" calcext:value-type="float">
            <text:p>-0.000564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8156" calcext:value-type="float">
            <text:p>-143.8156</text:p>
          </table:table-cell>
          <table:table-cell office:value-type="float" office:value="0" calcext:value-type="float">
            <text:p>0</text:p>
          </table:table-cell>
          <table:table-cell office:value-type="float" office:value="7.734654" calcext:value-type="float">
            <text:p>7.73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833.0698" calcext:value-type="float">
            <text:p>833.0698</text:p>
          </table:table-cell>
          <table:table-cell office:value-type="float" office:value="13205.96" calcext:value-type="float">
            <text:p>1320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7247" calcext:value-type="float">
            <text:p>-148.7247</text:p>
          </table:table-cell>
          <table:table-cell office:value-type="float" office:value="372.9882" calcext:value-type="float">
            <text:p>372.9882</text:p>
          </table:table-cell>
          <table:table-cell office:value-type="float" office:value="0" calcext:value-type="float">
            <text:p>0</text:p>
          </table:table-cell>
          <table:table-cell office:value-type="float" office:value="118.5517" calcext:value-type="float">
            <text:p>118.5517</text:p>
          </table:table-cell>
          <table:table-cell office:value-type="float" office:value="550.1849" calcext:value-type="float">
            <text:p>550.1849</text:p>
          </table:table-cell>
          <table:table-cell office:value-type="float" office:value="0.04206978" calcext:value-type="float">
            <text:p>0.04206978</text:p>
          </table:table-cell>
          <table:table-cell office:value-type="float" office:value="0" calcext:value-type="float">
            <text:p>0</text:p>
          </table:table-cell>
          <table:table-cell office:value-type="float" office:value="0.002178958" calcext:value-type="float">
            <text:p>0.002178958</text:p>
          </table:table-cell>
          <table:table-cell office:value-type="float" office:value="0" calcext:value-type="float">
            <text:p>0</text:p>
          </table:table-cell>
          <table:table-cell office:value-type="float" office:value="0.04632091" calcext:value-type="float">
            <text:p>0.04632091</text:p>
          </table:table-cell>
          <table:table-cell office:value-type="float" office:value="370" calcext:value-type="float">
            <text:p>370</text:p>
          </table:table-cell>
          <table:table-cell office:value-type="float" office:value="-148.7311" calcext:value-type="float">
            <text:p>-148.7311</text:p>
          </table:table-cell>
          <table:table-cell office:value-type="float" office:value="0" calcext:value-type="float">
            <text:p>0</text:p>
          </table:table-cell>
          <table:table-cell office:value-type="float" office:value="365.2542" calcext:value-type="float">
            <text:p>365.2542</text:p>
          </table:table-cell>
          <table:table-cell office:value-type="float" office:value="1157.215" calcext:value-type="float">
            <text:p>1157.215</text:p>
          </table:table-cell>
          <table:table-cell office:value-type="float" office:value="1405.043" calcext:value-type="float">
            <text:p>1405.043</text:p>
          </table:table-cell>
          <table:table-cell office:value-type="float" office:value="1295.282" calcext:value-type="float">
            <text:p>1295.282</text:p>
          </table:table-cell>
          <table:table-cell office:value-type="float" office:value="779.9123" calcext:value-type="float">
            <text:p>779.9123</text:p>
          </table:table-cell>
          <table:table-cell office:value-type="float" office:value="1113.188" calcext:value-type="float">
            <text:p>1113.188</text:p>
          </table:table-cell>
          <table:table-cell office:value-type="float" office:value="414.8076" calcext:value-type="float">
            <text:p>414.8076</text:p>
          </table:table-cell>
          <table:table-cell office:value-type="float" office:value="1853.805" calcext:value-type="float">
            <text:p>1853.805</text:p>
          </table:table-cell>
          <table:table-cell office:value-type="float" office:value="2091.196" calcext:value-type="float">
            <text:p>2091.196</text:p>
          </table:table-cell>
          <table:table-cell office:value-type="float" office:value="1672.171" calcext:value-type="float">
            <text:p>1672.171</text:p>
          </table:table-cell>
          <table:table-cell office:value-type="float" office:value="585.6907" calcext:value-type="float">
            <text:p>585.6907</text:p>
          </table:table-cell>
          <table:table-cell office:value-type="float" office:value="576.7461" calcext:value-type="float">
            <text:p>576.746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32" calcext:value-type="float">
            <text:p>35.70132</text:p>
          </table:table-cell>
          <table:table-cell office:value-type="float" office:value="0" calcext:value-type="float">
            <text:p>0</text:p>
          </table:table-cell>
          <table:table-cell office:value-type="float" office:value="-0.000567519" calcext:value-type="float">
            <text:p>-0.0005675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5.4932" calcext:value-type="float">
            <text:p>-145.4932</text:p>
          </table:table-cell>
          <table:table-cell office:value-type="float" office:value="0" calcext:value-type="float">
            <text:p>0</text:p>
          </table:table-cell>
          <table:table-cell office:value-type="float" office:value="7.734349" calcext:value-type="float">
            <text:p>7.734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829.7739" calcext:value-type="float">
            <text:p>829.7739</text:p>
          </table:table-cell>
          <table:table-cell office:value-type="float" office:value="13206.28" calcext:value-type="float">
            <text:p>1320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2356" calcext:value-type="float">
            <text:p>-151.2356</text:p>
          </table:table-cell>
          <table:table-cell office:value-type="float" office:value="373.5926" calcext:value-type="float">
            <text:p>373.5926</text:p>
          </table:table-cell>
          <table:table-cell office:value-type="float" office:value="0" calcext:value-type="float">
            <text:p>0</text:p>
          </table:table-cell>
          <table:table-cell office:value-type="float" office:value="120.0908" calcext:value-type="float">
            <text:p>120.0908</text:p>
          </table:table-cell>
          <table:table-cell office:value-type="float" office:value="547.5842" calcext:value-type="float">
            <text:p>547.5842</text:p>
          </table:table-cell>
          <table:table-cell office:value-type="float" office:value="0.04232642" calcext:value-type="float">
            <text:p>0.04232642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674926" calcext:value-type="float">
            <text:p>0.002674926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542536" calcext:value-type="float">
            <text:p>0.05542536</text:p>
          </table:table-cell>
          <table:table-cell office:value-type="float" office:value="370" calcext:value-type="float">
            <text:p>370</text:p>
          </table:table-cell>
          <table:table-cell office:value-type="float" office:value="-151.257" calcext:value-type="float">
            <text:p>-151.257</text:p>
          </table:table-cell>
          <table:table-cell office:value-type="float" office:value="0" calcext:value-type="float">
            <text:p>0</text:p>
          </table:table-cell>
          <table:table-cell office:value-type="float" office:value="365.7647" calcext:value-type="float">
            <text:p>365.7647</text:p>
          </table:table-cell>
          <table:table-cell office:value-type="float" office:value="1157.108" calcext:value-type="float">
            <text:p>1157.108</text:p>
          </table:table-cell>
          <table:table-cell office:value-type="float" office:value="1404.785" calcext:value-type="float">
            <text:p>1404.785</text:p>
          </table:table-cell>
          <table:table-cell office:value-type="float" office:value="1295.087" calcext:value-type="float">
            <text:p>1295.087</text:p>
          </table:table-cell>
          <table:table-cell office:value-type="float" office:value="779.765" calcext:value-type="float">
            <text:p>779.765</text:p>
          </table:table-cell>
          <table:table-cell office:value-type="float" office:value="1113.106" calcext:value-type="float">
            <text:p>1113.106</text:p>
          </table:table-cell>
          <table:table-cell office:value-type="float" office:value="414.7883" calcext:value-type="float">
            <text:p>414.7883</text:p>
          </table:table-cell>
          <table:table-cell office:value-type="float" office:value="1853.775" calcext:value-type="float">
            <text:p>1853.775</text:p>
          </table:table-cell>
          <table:table-cell office:value-type="float" office:value="2091.173" calcext:value-type="float">
            <text:p>2091.173</text:p>
          </table:table-cell>
          <table:table-cell office:value-type="float" office:value="1672.153" calcext:value-type="float">
            <text:p>1672.153</text:p>
          </table:table-cell>
          <table:table-cell office:value-type="float" office:value="585.6891" calcext:value-type="float">
            <text:p>585.6891</text:p>
          </table:table-cell>
          <table:table-cell office:value-type="float" office:value="576.7417" calcext:value-type="float">
            <text:p>576.7417</text:p>
          </table:table-cell>
          <table:table-cell office:value-type="float" office:value="142.828" calcext:value-type="float">
            <text:p>142.828</text:p>
          </table:table-cell>
          <table:table-cell office:value-type="float" office:value="35.70132" calcext:value-type="float">
            <text:p>35.70132</text:p>
          </table:table-cell>
          <table:table-cell office:value-type="float" office:value="0" calcext:value-type="float">
            <text:p>0</text:p>
          </table:table-cell>
          <table:table-cell office:value-type="float" office:value="-0.0006542232" calcext:value-type="float">
            <text:p>-0.0006542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8.3896" calcext:value-type="float">
            <text:p>-148.3896</text:p>
          </table:table-cell>
          <table:table-cell office:value-type="float" office:value="0" calcext:value-type="float">
            <text:p>0</text:p>
          </table:table-cell>
          <table:table-cell office:value-type="float" office:value="8.10976" calcext:value-type="float">
            <text:p>8.1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820.74" calcext:value-type="float">
            <text:p>820.74</text:p>
          </table:table-cell>
          <table:table-cell office:value-type="float" office:value="13207.46" calcext:value-type="float">
            <text:p>1320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1579" calcext:value-type="float">
            <text:p>-159.1579</text:p>
          </table:table-cell>
          <table:table-cell office:value-type="float" office:value="395.7305" calcext:value-type="float">
            <text:p>395.7305</text:p>
          </table:table-cell>
          <table:table-cell office:value-type="float" office:value="0" calcext:value-type="float">
            <text:p>0</text:p>
          </table:table-cell>
          <table:table-cell office:value-type="float" office:value="125.9222" calcext:value-type="float">
            <text:p>125.9222</text:p>
          </table:table-cell>
          <table:table-cell office:value-type="float" office:value="539.6558" calcext:value-type="float">
            <text:p>539.6558</text:p>
          </table:table-cell>
          <table:table-cell office:value-type="float" office:value="0.04253008" calcext:value-type="float">
            <text:p>0.04253008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1808" calcext:value-type="float">
            <text:p>0.002791808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567538" calcext:value-type="float">
            <text:p>0.05567538</text:p>
          </table:table-cell>
          <table:table-cell office:value-type="float" office:value="370" calcext:value-type="float">
            <text:p>370</text:p>
          </table:table-cell>
          <table:table-cell office:value-type="float" office:value="-159.1795" calcext:value-type="float">
            <text:p>-159.1795</text:p>
          </table:table-cell>
          <table:table-cell office:value-type="float" office:value="0" calcext:value-type="float">
            <text:p>0</text:p>
          </table:table-cell>
          <table:table-cell office:value-type="float" office:value="366.9138" calcext:value-type="float">
            <text:p>366.9138</text:p>
          </table:table-cell>
          <table:table-cell office:value-type="float" office:value="1156.823" calcext:value-type="float">
            <text:p>1156.823</text:p>
          </table:table-cell>
          <table:table-cell office:value-type="float" office:value="1404.498" calcext:value-type="float">
            <text:p>1404.498</text:p>
          </table:table-cell>
          <table:table-cell office:value-type="float" office:value="1294.894" calcext:value-type="float">
            <text:p>1294.894</text:p>
          </table:table-cell>
          <table:table-cell office:value-type="float" office:value="779.6231" calcext:value-type="float">
            <text:p>779.6231</text:p>
          </table:table-cell>
          <table:table-cell office:value-type="float" office:value="1113.035" calcext:value-type="float">
            <text:p>1113.035</text:p>
          </table:table-cell>
          <table:table-cell office:value-type="float" office:value="414.77" calcext:value-type="float">
            <text:p>414.77</text:p>
          </table:table-cell>
          <table:table-cell office:value-type="float" office:value="1853.746" calcext:value-type="float">
            <text:p>1853.746</text:p>
          </table:table-cell>
          <table:table-cell office:value-type="float" office:value="2091.149" calcext:value-type="float">
            <text:p>2091.149</text:p>
          </table:table-cell>
          <table:table-cell office:value-type="float" office:value="1672.135" calcext:value-type="float">
            <text:p>1672.135</text:p>
          </table:table-cell>
          <table:table-cell office:value-type="float" office:value="585.6874" calcext:value-type="float">
            <text:p>585.6874</text:p>
          </table:table-cell>
          <table:table-cell office:value-type="float" office:value="576.7371" calcext:value-type="float">
            <text:p>576.7371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2" calcext:value-type="float">
            <text:p>35.70132</text:p>
          </table:table-cell>
          <table:table-cell office:value-type="float" office:value="0" calcext:value-type="float">
            <text:p>0</text:p>
          </table:table-cell>
          <table:table-cell office:value-type="float" office:value="-0.0006706732" calcext:value-type="float">
            <text:p>-0.00067067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1681" calcext:value-type="float">
            <text:p>-156.1681</text:p>
          </table:table-cell>
          <table:table-cell office:value-type="float" office:value="0" calcext:value-type="float">
            <text:p>0</text:p>
          </table:table-cell>
          <table:table-cell office:value-type="float" office:value="7.965288" calcext:value-type="float">
            <text:p>7.96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810.9144" calcext:value-type="float">
            <text:p>810.9144</text:p>
          </table:table-cell>
          <table:table-cell office:value-type="float" office:value="13208.96" calcext:value-type="float">
            <text:p>1320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.4721" calcext:value-type="float">
            <text:p>-167.4721</text:p>
          </table:table-cell>
          <table:table-cell office:value-type="float" office:value="419.4799" calcext:value-type="float">
            <text:p>419.4799</text:p>
          </table:table-cell>
          <table:table-cell office:value-type="float" office:value="0" calcext:value-type="float">
            <text:p>0</text:p>
          </table:table-cell>
          <table:table-cell office:value-type="float" office:value="131.4974" calcext:value-type="float">
            <text:p>131.4974</text:p>
          </table:table-cell>
          <table:table-cell office:value-type="float" office:value="531.0385" calcext:value-type="float">
            <text:p>531.0385</text:p>
          </table:table-cell>
          <table:table-cell office:value-type="float" office:value="0.04277985" calcext:value-type="float">
            <text:p>0.04277985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2947" calcext:value-type="float">
            <text:p>0.002792947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599117" calcext:value-type="float">
            <text:p>0.05599117</text:p>
          </table:table-cell>
          <table:table-cell office:value-type="float" office:value="370" calcext:value-type="float">
            <text:p>370</text:p>
          </table:table-cell>
          <table:table-cell office:value-type="float" office:value="-167.4938" calcext:value-type="float">
            <text:p>-167.4938</text:p>
          </table:table-cell>
          <table:table-cell office:value-type="float" office:value="0" calcext:value-type="float">
            <text:p>0</text:p>
          </table:table-cell>
          <table:table-cell office:value-type="float" office:value="368.384" calcext:value-type="float">
            <text:p>368.384</text:p>
          </table:table-cell>
          <table:table-cell office:value-type="float" office:value="1156.509" calcext:value-type="float">
            <text:p>1156.509</text:p>
          </table:table-cell>
          <table:table-cell office:value-type="float" office:value="1404.18" calcext:value-type="float">
            <text:p>1404.18</text:p>
          </table:table-cell>
          <table:table-cell office:value-type="float" office:value="1294.684" calcext:value-type="float">
            <text:p>1294.684</text:p>
          </table:table-cell>
          <table:table-cell office:value-type="float" office:value="779.4661" calcext:value-type="float">
            <text:p>779.4661</text:p>
          </table:table-cell>
          <table:table-cell office:value-type="float" office:value="1112.955" calcext:value-type="float">
            <text:p>1112.955</text:p>
          </table:table-cell>
          <table:table-cell office:value-type="float" office:value="414.7513" calcext:value-type="float">
            <text:p>414.7513</text:p>
          </table:table-cell>
          <table:table-cell office:value-type="float" office:value="1853.718" calcext:value-type="float">
            <text:p>1853.718</text:p>
          </table:table-cell>
          <table:table-cell office:value-type="float" office:value="2091.126" calcext:value-type="float">
            <text:p>2091.126</text:p>
          </table:table-cell>
          <table:table-cell office:value-type="float" office:value="1672.117" calcext:value-type="float">
            <text:p>1672.117</text:p>
          </table:table-cell>
          <table:table-cell office:value-type="float" office:value="585.6859" calcext:value-type="float">
            <text:p>585.6859</text:p>
          </table:table-cell>
          <table:table-cell office:value-type="float" office:value="576.7325" calcext:value-type="float">
            <text:p>576.7325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1" calcext:value-type="float">
            <text:p>35.70131</text:p>
          </table:table-cell>
          <table:table-cell office:value-type="float" office:value="0" calcext:value-type="float">
            <text:p>0</text:p>
          </table:table-cell>
          <table:table-cell office:value-type="float" office:value="-0.0006750578" calcext:value-type="float">
            <text:p>-0.0006750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4.4153" calcext:value-type="float">
            <text:p>-164.4153</text:p>
          </table:table-cell>
          <table:table-cell office:value-type="float" office:value="0" calcext:value-type="float">
            <text:p>0</text:p>
          </table:table-cell>
          <table:table-cell office:value-type="float" office:value="7.897287" calcext:value-type="float">
            <text:p>7.89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803.1384" calcext:value-type="float">
            <text:p>803.1384</text:p>
          </table:table-cell>
          <table:table-cell office:value-type="float" office:value="13210.27" calcext:value-type="float">
            <text:p>1321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8866" calcext:value-type="float">
            <text:p>-173.8866</text:p>
          </table:table-cell>
          <table:table-cell office:value-type="float" office:value="437.1531" calcext:value-type="float">
            <text:p>437.1531</text:p>
          </table:table-cell>
          <table:table-cell office:value-type="float" office:value="0" calcext:value-type="float">
            <text:p>0</text:p>
          </table:table-cell>
          <table:table-cell office:value-type="float" office:value="134.4986" calcext:value-type="float">
            <text:p>134.4986</text:p>
          </table:table-cell>
          <table:table-cell office:value-type="float" office:value="524.4619" calcext:value-type="float">
            <text:p>524.4619</text:p>
          </table:table-cell>
          <table:table-cell office:value-type="float" office:value="0.04310021" calcext:value-type="float">
            <text:p>0.0431002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4329" calcext:value-type="float">
            <text:p>0.00279432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637341" calcext:value-type="float">
            <text:p>0.05637341</text:p>
          </table:table-cell>
          <table:table-cell office:value-type="float" office:value="370" calcext:value-type="float">
            <text:p>370</text:p>
          </table:table-cell>
          <table:table-cell office:value-type="float" office:value="-173.9083" calcext:value-type="float">
            <text:p>-173.9083</text:p>
          </table:table-cell>
          <table:table-cell office:value-type="float" office:value="0" calcext:value-type="float">
            <text:p>0</text:p>
          </table:table-cell>
          <table:table-cell office:value-type="float" office:value="369.6993" calcext:value-type="float">
            <text:p>369.6993</text:p>
          </table:table-cell>
          <table:table-cell office:value-type="float" office:value="1156.187" calcext:value-type="float">
            <text:p>1156.187</text:p>
          </table:table-cell>
          <table:table-cell office:value-type="float" office:value="1403.854" calcext:value-type="float">
            <text:p>1403.854</text:p>
          </table:table-cell>
          <table:table-cell office:value-type="float" office:value="1294.468" calcext:value-type="float">
            <text:p>1294.468</text:p>
          </table:table-cell>
          <table:table-cell office:value-type="float" office:value="779.3073" calcext:value-type="float">
            <text:p>779.3073</text:p>
          </table:table-cell>
          <table:table-cell office:value-type="float" office:value="1112.871" calcext:value-type="float">
            <text:p>1112.871</text:p>
          </table:table-cell>
          <table:table-cell office:value-type="float" office:value="414.732" calcext:value-type="float">
            <text:p>414.732</text:p>
          </table:table-cell>
          <table:table-cell office:value-type="float" office:value="1853.688" calcext:value-type="float">
            <text:p>1853.688</text:p>
          </table:table-cell>
          <table:table-cell office:value-type="float" office:value="2091.103" calcext:value-type="float">
            <text:p>2091.103</text:p>
          </table:table-cell>
          <table:table-cell office:value-type="float" office:value="1672.099" calcext:value-type="float">
            <text:p>1672.099</text:p>
          </table:table-cell>
          <table:table-cell office:value-type="float" office:value="585.6841" calcext:value-type="float">
            <text:p>585.6841</text:p>
          </table:table-cell>
          <table:table-cell office:value-type="float" office:value="576.7278" calcext:value-type="float">
            <text:p>576.7278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1" calcext:value-type="float">
            <text:p>35.70131</text:p>
          </table:table-cell>
          <table:table-cell office:value-type="float" office:value="0" calcext:value-type="float">
            <text:p>0</text:p>
          </table:table-cell>
          <table:table-cell office:value-type="float" office:value="-0.000679371" calcext:value-type="float">
            <text:p>-0.0006793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0.8003" calcext:value-type="float">
            <text:p>-170.8003</text:p>
          </table:table-cell>
          <table:table-cell office:value-type="float" office:value="0" calcext:value-type="float">
            <text:p>0</text:p>
          </table:table-cell>
          <table:table-cell office:value-type="float" office:value="7.867466" calcext:value-type="float">
            <text:p>7.86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796.9357" calcext:value-type="float">
            <text:p>796.9357</text:p>
          </table:table-cell>
          <table:table-cell office:value-type="float" office:value="13212.44" calcext:value-type="float">
            <text:p>13212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8168" calcext:value-type="float">
            <text:p>-177.8168</text:p>
          </table:table-cell>
          <table:table-cell office:value-type="float" office:value="442.2755" calcext:value-type="float">
            <text:p>442.2755</text:p>
          </table:table-cell>
          <table:table-cell office:value-type="float" office:value="0" calcext:value-type="float">
            <text:p>0</text:p>
          </table:table-cell>
          <table:table-cell office:value-type="float" office:value="123.8264" calcext:value-type="float">
            <text:p>123.8264</text:p>
          </table:table-cell>
          <table:table-cell office:value-type="float" office:value="519.7029" calcext:value-type="float">
            <text:p>519.7029</text:p>
          </table:table-cell>
          <table:table-cell office:value-type="float" office:value="0.04343648" calcext:value-type="float">
            <text:p>0.04343648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5873" calcext:value-type="float">
            <text:p>0.002795873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679918" calcext:value-type="float">
            <text:p>0.05679918</text:p>
          </table:table-cell>
          <table:table-cell office:value-type="float" office:value="370" calcext:value-type="float">
            <text:p>370</text:p>
          </table:table-cell>
          <table:table-cell office:value-type="float" office:value="-177.8385" calcext:value-type="float">
            <text:p>-177.8385</text:p>
          </table:table-cell>
          <table:table-cell office:value-type="float" office:value="0" calcext:value-type="float">
            <text:p>0</text:p>
          </table:table-cell>
          <table:table-cell office:value-type="float" office:value="371.8825" calcext:value-type="float">
            <text:p>371.8825</text:p>
          </table:table-cell>
          <table:table-cell office:value-type="float" office:value="1155.759" calcext:value-type="float">
            <text:p>1155.759</text:p>
          </table:table-cell>
          <table:table-cell office:value-type="float" office:value="1403.447" calcext:value-type="float">
            <text:p>1403.447</text:p>
          </table:table-cell>
          <table:table-cell office:value-type="float" office:value="1294.208" calcext:value-type="float">
            <text:p>1294.208</text:p>
          </table:table-cell>
          <table:table-cell office:value-type="float" office:value="779.1252" calcext:value-type="float">
            <text:p>779.1252</text:p>
          </table:table-cell>
          <table:table-cell office:value-type="float" office:value="1112.782" calcext:value-type="float">
            <text:p>1112.782</text:p>
          </table:table-cell>
          <table:table-cell office:value-type="float" office:value="414.7115" calcext:value-type="float">
            <text:p>414.7115</text:p>
          </table:table-cell>
          <table:table-cell office:value-type="float" office:value="1853.658" calcext:value-type="float">
            <text:p>1853.658</text:p>
          </table:table-cell>
          <table:table-cell office:value-type="float" office:value="2091.08" calcext:value-type="float">
            <text:p>2091.08</text:p>
          </table:table-cell>
          <table:table-cell office:value-type="float" office:value="1672.081" calcext:value-type="float">
            <text:p>1672.081</text:p>
          </table:table-cell>
          <table:table-cell office:value-type="float" office:value="585.6825" calcext:value-type="float">
            <text:p>585.6825</text:p>
          </table:table-cell>
          <table:table-cell office:value-type="float" office:value="576.7231" calcext:value-type="float">
            <text:p>576.7231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1" calcext:value-type="float">
            <text:p>35.70131</text:p>
          </table:table-cell>
          <table:table-cell office:value-type="float" office:value="0" calcext:value-type="float">
            <text:p>0</text:p>
          </table:table-cell>
          <table:table-cell office:value-type="float" office:value="-0.00069492" calcext:value-type="float">
            <text:p>-0.00069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4.7645" calcext:value-type="float">
            <text:p>-174.7645</text:p>
          </table:table-cell>
          <table:table-cell office:value-type="float" office:value="0" calcext:value-type="float">
            <text:p>0</text:p>
          </table:table-cell>
          <table:table-cell office:value-type="float" office:value="7.901707" calcext:value-type="float">
            <text:p>7.90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795.1495" calcext:value-type="float">
            <text:p>795.1495</text:p>
          </table:table-cell>
          <table:table-cell office:value-type="float" office:value="13212.46" calcext:value-type="float">
            <text:p>13212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529" calcext:value-type="float">
            <text:p>-179.529</text:p>
          </table:table-cell>
          <table:table-cell office:value-type="float" office:value="448.2202" calcext:value-type="float">
            <text:p>448.2202</text:p>
          </table:table-cell>
          <table:table-cell office:value-type="float" office:value="0" calcext:value-type="float">
            <text:p>0</text:p>
          </table:table-cell>
          <table:table-cell office:value-type="float" office:value="123.8231" calcext:value-type="float">
            <text:p>123.8231</text:p>
          </table:table-cell>
          <table:table-cell office:value-type="float" office:value="519.1372" calcext:value-type="float">
            <text:p>519.1372</text:p>
          </table:table-cell>
          <table:table-cell office:value-type="float" office:value="0.04381711" calcext:value-type="float">
            <text:p>0.0438171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7524" calcext:value-type="float">
            <text:p>0.002797524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725367" calcext:value-type="float">
            <text:p>0.05725367</text:p>
          </table:table-cell>
          <table:table-cell office:value-type="float" office:value="370" calcext:value-type="float">
            <text:p>370</text:p>
          </table:table-cell>
          <table:table-cell office:value-type="float" office:value="-179.5508" calcext:value-type="float">
            <text:p>-179.5508</text:p>
          </table:table-cell>
          <table:table-cell office:value-type="float" office:value="0" calcext:value-type="float">
            <text:p>0</text:p>
          </table:table-cell>
          <table:table-cell office:value-type="float" office:value="372.0205" calcext:value-type="float">
            <text:p>372.0205</text:p>
          </table:table-cell>
          <table:table-cell office:value-type="float" office:value="1155.429" calcext:value-type="float">
            <text:p>1155.429</text:p>
          </table:table-cell>
          <table:table-cell office:value-type="float" office:value="1403.086" calcext:value-type="float">
            <text:p>1403.086</text:p>
          </table:table-cell>
          <table:table-cell office:value-type="float" office:value="1293.953" calcext:value-type="float">
            <text:p>1293.953</text:p>
          </table:table-cell>
          <table:table-cell office:value-type="float" office:value="778.9395" calcext:value-type="float">
            <text:p>778.9395</text:p>
          </table:table-cell>
          <table:table-cell office:value-type="float" office:value="1112.686" calcext:value-type="float">
            <text:p>1112.686</text:p>
          </table:table-cell>
          <table:table-cell office:value-type="float" office:value="414.6894" calcext:value-type="float">
            <text:p>414.6894</text:p>
          </table:table-cell>
          <table:table-cell office:value-type="float" office:value="1853.627" calcext:value-type="float">
            <text:p>1853.627</text:p>
          </table:table-cell>
          <table:table-cell office:value-type="float" office:value="2091.056" calcext:value-type="float">
            <text:p>2091.056</text:p>
          </table:table-cell>
          <table:table-cell office:value-type="float" office:value="1672.062" calcext:value-type="float">
            <text:p>1672.062</text:p>
          </table:table-cell>
          <table:table-cell office:value-type="float" office:value="585.6807" calcext:value-type="float">
            <text:p>585.6807</text:p>
          </table:table-cell>
          <table:table-cell office:value-type="float" office:value="576.7182" calcext:value-type="float">
            <text:p>576.718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" calcext:value-type="float">
            <text:p>35.7013</text:p>
          </table:table-cell>
          <table:table-cell office:value-type="float" office:value="0" calcext:value-type="float">
            <text:p>0</text:p>
          </table:table-cell>
          <table:table-cell office:value-type="float" office:value="-0.0006984364" calcext:value-type="float">
            <text:p>-0.0006984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6.4476" calcext:value-type="float">
            <text:p>-176.4476</text:p>
          </table:table-cell>
          <table:table-cell office:value-type="float" office:value="0" calcext:value-type="float">
            <text:p>0</text:p>
          </table:table-cell>
          <table:table-cell office:value-type="float" office:value="7.871984" calcext:value-type="float">
            <text:p>7.87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793.5637" calcext:value-type="float">
            <text:p>793.5637</text:p>
          </table:table-cell>
          <table:table-cell office:value-type="float" office:value="13212.53" calcext:value-type="float">
            <text:p>1321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0086" calcext:value-type="float">
            <text:p>-181.0086</text:p>
          </table:table-cell>
          <table:table-cell office:value-type="float" office:value="452.5408" calcext:value-type="float">
            <text:p>452.5408</text:p>
          </table:table-cell>
          <table:table-cell office:value-type="float" office:value="0" calcext:value-type="float">
            <text:p>0</text:p>
          </table:table-cell>
          <table:table-cell office:value-type="float" office:value="123.8607" calcext:value-type="float">
            <text:p>123.8607</text:p>
          </table:table-cell>
          <table:table-cell office:value-type="float" office:value="518.4622" calcext:value-type="float">
            <text:p>518.4622</text:p>
          </table:table-cell>
          <table:table-cell office:value-type="float" office:value="0.04423347" calcext:value-type="float">
            <text:p>0.04423347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799245" calcext:value-type="float">
            <text:p>0.002799245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772668" calcext:value-type="float">
            <text:p>0.05772668</text:p>
          </table:table-cell>
          <table:table-cell office:value-type="float" office:value="370" calcext:value-type="float">
            <text:p>370</text:p>
          </table:table-cell>
          <table:table-cell office:value-type="float" office:value="-181.0305" calcext:value-type="float">
            <text:p>-181.0305</text:p>
          </table:table-cell>
          <table:table-cell office:value-type="float" office:value="0" calcext:value-type="float">
            <text:p>0</text:p>
          </table:table-cell>
          <table:table-cell office:value-type="float" office:value="372.1951" calcext:value-type="float">
            <text:p>372.1951</text:p>
          </table:table-cell>
          <table:table-cell office:value-type="float" office:value="1155.2" calcext:value-type="float">
            <text:p>1155.2</text:p>
          </table:table-cell>
          <table:table-cell office:value-type="float" office:value="1402.822" calcext:value-type="float">
            <text:p>1402.822</text:p>
          </table:table-cell>
          <table:table-cell office:value-type="float" office:value="1293.759" calcext:value-type="float">
            <text:p>1293.759</text:p>
          </table:table-cell>
          <table:table-cell office:value-type="float" office:value="778.7891" calcext:value-type="float">
            <text:p>778.7891</text:p>
          </table:table-cell>
          <table:table-cell office:value-type="float" office:value="1112.602" calcext:value-type="float">
            <text:p>1112.602</text:p>
          </table:table-cell>
          <table:table-cell office:value-type="float" office:value="414.6691" calcext:value-type="float">
            <text:p>414.6691</text:p>
          </table:table-cell>
          <table:table-cell office:value-type="float" office:value="1853.595" calcext:value-type="float">
            <text:p>1853.595</text:p>
          </table:table-cell>
          <table:table-cell office:value-type="float" office:value="2091.032" calcext:value-type="float">
            <text:p>2091.032</text:p>
          </table:table-cell>
          <table:table-cell office:value-type="float" office:value="1672.044" calcext:value-type="float">
            <text:p>1672.044</text:p>
          </table:table-cell>
          <table:table-cell office:value-type="float" office:value="585.679" calcext:value-type="float">
            <text:p>585.679</text:p>
          </table:table-cell>
          <table:table-cell office:value-type="float" office:value="576.7133" calcext:value-type="float">
            <text:p>576.7133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3" calcext:value-type="float">
            <text:p>35.7013</text:p>
          </table:table-cell>
          <table:table-cell office:value-type="float" office:value="0" calcext:value-type="float">
            <text:p>0</text:p>
          </table:table-cell>
          <table:table-cell office:value-type="float" office:value="-0.0006993255" calcext:value-type="float">
            <text:p>-0.0006993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7.8966" calcext:value-type="float">
            <text:p>-177.8966</text:p>
          </table:table-cell>
          <table:table-cell office:value-type="float" office:value="0" calcext:value-type="float">
            <text:p>0</text:p>
          </table:table-cell>
          <table:table-cell office:value-type="float" office:value="7.841856" calcext:value-type="float">
            <text:p>7.84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791.7876" calcext:value-type="float">
            <text:p>791.7876</text:p>
          </table:table-cell>
          <table:table-cell office:value-type="float" office:value="13212.79" calcext:value-type="float">
            <text:p>1321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4441" calcext:value-type="float">
            <text:p>-182.4441</text:p>
          </table:table-cell>
          <table:table-cell office:value-type="float" office:value="456.0777" calcext:value-type="float">
            <text:p>456.0777</text:p>
          </table:table-cell>
          <table:table-cell office:value-type="float" office:value="0" calcext:value-type="float">
            <text:p>0</text:p>
          </table:table-cell>
          <table:table-cell office:value-type="float" office:value="122.2557" calcext:value-type="float">
            <text:p>122.2557</text:p>
          </table:table-cell>
          <table:table-cell office:value-type="float" office:value="517.6559" calcext:value-type="float">
            <text:p>517.6559</text:p>
          </table:table-cell>
          <table:table-cell office:value-type="float" office:value="0.04464806" calcext:value-type="float">
            <text:p>0.04464806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0101" calcext:value-type="float">
            <text:p>0.00280101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821064" calcext:value-type="float">
            <text:p>0.05821064</text:p>
          </table:table-cell>
          <table:table-cell office:value-type="float" office:value="370" calcext:value-type="float">
            <text:p>370</text:p>
          </table:table-cell>
          <table:table-cell office:value-type="float" office:value="-182.4661" calcext:value-type="float">
            <text:p>-182.4661</text:p>
          </table:table-cell>
          <table:table-cell office:value-type="float" office:value="0" calcext:value-type="float">
            <text:p>0</text:p>
          </table:table-cell>
          <table:table-cell office:value-type="float" office:value="372.5382" calcext:value-type="float">
            <text:p>372.5382</text:p>
          </table:table-cell>
          <table:table-cell office:value-type="float" office:value="1154.931" calcext:value-type="float">
            <text:p>1154.931</text:p>
          </table:table-cell>
          <table:table-cell office:value-type="float" office:value="1402.543" calcext:value-type="float">
            <text:p>1402.543</text:p>
          </table:table-cell>
          <table:table-cell office:value-type="float" office:value="1293.571" calcext:value-type="float">
            <text:p>1293.571</text:p>
          </table:table-cell>
          <table:table-cell office:value-type="float" office:value="778.6497" calcext:value-type="float">
            <text:p>778.6497</text:p>
          </table:table-cell>
          <table:table-cell office:value-type="float" office:value="1112.524" calcext:value-type="float">
            <text:p>1112.524</text:p>
          </table:table-cell>
          <table:table-cell office:value-type="float" office:value="414.6502" calcext:value-type="float">
            <text:p>414.6502</text:p>
          </table:table-cell>
          <table:table-cell office:value-type="float" office:value="1853.565" calcext:value-type="float">
            <text:p>1853.565</text:p>
          </table:table-cell>
          <table:table-cell office:value-type="float" office:value="2091.008" calcext:value-type="float">
            <text:p>2091.008</text:p>
          </table:table-cell>
          <table:table-cell office:value-type="float" office:value="1672.026" calcext:value-type="float">
            <text:p>1672.026</text:p>
          </table:table-cell>
          <table:table-cell office:value-type="float" office:value="585.6772" calcext:value-type="float">
            <text:p>585.6772</text:p>
          </table:table-cell>
          <table:table-cell office:value-type="float" office:value="576.7084" calcext:value-type="float">
            <text:p>576.7084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9" calcext:value-type="float">
            <text:p>35.70129</text:p>
          </table:table-cell>
          <table:table-cell office:value-type="float" office:value="0" calcext:value-type="float">
            <text:p>0</text:p>
          </table:table-cell>
          <table:table-cell office:value-type="float" office:value="-0.0007009851" calcext:value-type="float">
            <text:p>-0.00070098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9.3382" calcext:value-type="float">
            <text:p>-179.3382</text:p>
          </table:table-cell>
          <table:table-cell office:value-type="float" office:value="0" calcext:value-type="float">
            <text:p>0</text:p>
          </table:table-cell>
          <table:table-cell office:value-type="float" office:value="7.847814" calcext:value-type="float">
            <text:p>7.847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789.7967" calcext:value-type="float">
            <text:p>789.7967</text:p>
          </table:table-cell>
          <table:table-cell office:value-type="float" office:value="13212.92" calcext:value-type="float">
            <text:p>13212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.2421" calcext:value-type="float">
            <text:p>-184.2421</text:p>
          </table:table-cell>
          <table:table-cell office:value-type="float" office:value="461.6161" calcext:value-type="float">
            <text:p>461.6161</text:p>
          </table:table-cell>
          <table:table-cell office:value-type="float" office:value="0" calcext:value-type="float">
            <text:p>0</text:p>
          </table:table-cell>
          <table:table-cell office:value-type="float" office:value="122.4462" calcext:value-type="float">
            <text:p>122.4462</text:p>
          </table:table-cell>
          <table:table-cell office:value-type="float" office:value="516.6126" calcext:value-type="float">
            <text:p>516.6126</text:p>
          </table:table-cell>
          <table:table-cell office:value-type="float" office:value="0.04507303" calcext:value-type="float">
            <text:p>0.04507303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02806" calcext:value-type="float">
            <text:p>0.002802806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870087" calcext:value-type="float">
            <text:p>0.05870087</text:p>
          </table:table-cell>
          <table:table-cell office:value-type="float" office:value="370" calcext:value-type="float">
            <text:p>370</text:p>
          </table:table-cell>
          <table:table-cell office:value-type="float" office:value="-184.2642" calcext:value-type="float">
            <text:p>-184.2642</text:p>
          </table:table-cell>
          <table:table-cell office:value-type="float" office:value="0" calcext:value-type="float">
            <text:p>0</text:p>
          </table:table-cell>
          <table:table-cell office:value-type="float" office:value="372.7625" calcext:value-type="float">
            <text:p>372.7625</text:p>
          </table:table-cell>
          <table:table-cell office:value-type="float" office:value="1154.679" calcext:value-type="float">
            <text:p>1154.679</text:p>
          </table:table-cell>
          <table:table-cell office:value-type="float" office:value="1402.264" calcext:value-type="float">
            <text:p>1402.264</text:p>
          </table:table-cell>
          <table:table-cell office:value-type="float" office:value="1293.38" calcext:value-type="float">
            <text:p>1293.38</text:p>
          </table:table-cell>
          <table:table-cell office:value-type="float" office:value="778.507" calcext:value-type="float">
            <text:p>778.507</text:p>
          </table:table-cell>
          <table:table-cell office:value-type="float" office:value="1112.443" calcext:value-type="float">
            <text:p>1112.443</text:p>
          </table:table-cell>
          <table:table-cell office:value-type="float" office:value="414.6311" calcext:value-type="float">
            <text:p>414.6311</text:p>
          </table:table-cell>
          <table:table-cell office:value-type="float" office:value="1853.534" calcext:value-type="float">
            <text:p>1853.534</text:p>
          </table:table-cell>
          <table:table-cell office:value-type="float" office:value="2090.984" calcext:value-type="float">
            <text:p>2090.984</text:p>
          </table:table-cell>
          <table:table-cell office:value-type="float" office:value="1672.007" calcext:value-type="float">
            <text:p>1672.007</text:p>
          </table:table-cell>
          <table:table-cell office:value-type="float" office:value="585.6755" calcext:value-type="float">
            <text:p>585.6755</text:p>
          </table:table-cell>
          <table:table-cell office:value-type="float" office:value="576.7033" calcext:value-type="float">
            <text:p>576.7033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9" calcext:value-type="float">
            <text:p>35.70129</text:p>
          </table:table-cell>
          <table:table-cell office:value-type="float" office:value="0" calcext:value-type="float">
            <text:p>0</text:p>
          </table:table-cell>
          <table:table-cell office:value-type="float" office:value="-0.0007021129" calcext:value-type="float">
            <text:p>-0.00070211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1.1245" calcext:value-type="float">
            <text:p>-181.1245</text:p>
          </table:table-cell>
          <table:table-cell office:value-type="float" office:value="0" calcext:value-type="float">
            <text:p>0</text:p>
          </table:table-cell>
          <table:table-cell office:value-type="float" office:value="7.835498" calcext:value-type="float">
            <text:p>7.835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787.8311" calcext:value-type="float">
            <text:p>787.8311</text:p>
          </table:table-cell>
          <table:table-cell office:value-type="float" office:value="13213.28" calcext:value-type="float">
            <text:p>13213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763" calcext:value-type="float">
            <text:p>-185.763</text:p>
          </table:table-cell>
          <table:table-cell office:value-type="float" office:value="463.7872" calcext:value-type="float">
            <text:p>463.7872</text:p>
          </table:table-cell>
          <table:table-cell office:value-type="float" office:value="0" calcext:value-type="float">
            <text:p>0</text:p>
          </table:table-cell>
          <table:table-cell office:value-type="float" office:value="120.1975" calcext:value-type="float">
            <text:p>120.1975</text:p>
          </table:table-cell>
          <table:table-cell office:value-type="float" office:value="515.6357" calcext:value-type="float">
            <text:p>515.6357</text:p>
          </table:table-cell>
          <table:table-cell office:value-type="float" office:value="0.0454864" calcext:value-type="float">
            <text:p>0.0454864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04616" calcext:value-type="float">
            <text:p>0.002804616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919435" calcext:value-type="float">
            <text:p>0.05919435</text:p>
          </table:table-cell>
          <table:table-cell office:value-type="float" office:value="370" calcext:value-type="float">
            <text:p>370</text:p>
          </table:table-cell>
          <table:table-cell office:value-type="float" office:value="-185.7852" calcext:value-type="float">
            <text:p>-185.7852</text:p>
          </table:table-cell>
          <table:table-cell office:value-type="float" office:value="0" calcext:value-type="float">
            <text:p>0</text:p>
          </table:table-cell>
          <table:table-cell office:value-type="float" office:value="373.2046" calcext:value-type="float">
            <text:p>373.2046</text:p>
          </table:table-cell>
          <table:table-cell office:value-type="float" office:value="1154.399" calcext:value-type="float">
            <text:p>1154.399</text:p>
          </table:table-cell>
          <table:table-cell office:value-type="float" office:value="1401.98" calcext:value-type="float">
            <text:p>1401.98</text:p>
          </table:table-cell>
          <table:table-cell office:value-type="float" office:value="1293.194" calcext:value-type="float">
            <text:p>1293.194</text:p>
          </table:table-cell>
          <table:table-cell office:value-type="float" office:value="778.3657" calcext:value-type="float">
            <text:p>778.3657</text:p>
          </table:table-cell>
          <table:table-cell office:value-type="float" office:value="1112.366" calcext:value-type="float">
            <text:p>1112.366</text:p>
          </table:table-cell>
          <table:table-cell office:value-type="float" office:value="414.6125" calcext:value-type="float">
            <text:p>414.6125</text:p>
          </table:table-cell>
          <table:table-cell office:value-type="float" office:value="1853.504" calcext:value-type="float">
            <text:p>1853.504</text:p>
          </table:table-cell>
          <table:table-cell office:value-type="float" office:value="2090.96" calcext:value-type="float">
            <text:p>2090.96</text:p>
          </table:table-cell>
          <table:table-cell office:value-type="float" office:value="1671.989" calcext:value-type="float">
            <text:p>1671.989</text:p>
          </table:table-cell>
          <table:table-cell office:value-type="float" office:value="585.6737" calcext:value-type="float">
            <text:p>585.6737</text:p>
          </table:table-cell>
          <table:table-cell office:value-type="float" office:value="576.6982" calcext:value-type="float">
            <text:p>576.698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9" calcext:value-type="float">
            <text:p>35.70129</text:p>
          </table:table-cell>
          <table:table-cell office:value-type="float" office:value="0" calcext:value-type="float">
            <text:p>0</text:p>
          </table:table-cell>
          <table:table-cell office:value-type="float" office:value="-0.0007045927" calcext:value-type="float">
            <text:p>-0.0007045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2.6537" calcext:value-type="float">
            <text:p>-182.6537</text:p>
          </table:table-cell>
          <table:table-cell office:value-type="float" office:value="0" calcext:value-type="float">
            <text:p>0</text:p>
          </table:table-cell>
          <table:table-cell office:value-type="float" office:value="7.842442" calcext:value-type="float">
            <text:p>7.8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785.3993" calcext:value-type="float">
            <text:p>785.3993</text:p>
          </table:table-cell>
          <table:table-cell office:value-type="float" office:value="13213.67" calcext:value-type="float">
            <text:p>1321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7065" calcext:value-type="float">
            <text:p>-187.7065</text:p>
          </table:table-cell>
          <table:table-cell office:value-type="float" office:value="468.2379" calcext:value-type="float">
            <text:p>468.2379</text:p>
          </table:table-cell>
          <table:table-cell office:value-type="float" office:value="0" calcext:value-type="float">
            <text:p>0</text:p>
          </table:table-cell>
          <table:table-cell office:value-type="float" office:value="118.3192" calcext:value-type="float">
            <text:p>118.3192</text:p>
          </table:table-cell>
          <table:table-cell office:value-type="float" office:value="514.4249" calcext:value-type="float">
            <text:p>514.4249</text:p>
          </table:table-cell>
          <table:table-cell office:value-type="float" office:value="0.04589945" calcext:value-type="float">
            <text:p>0.04589945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06427" calcext:value-type="float">
            <text:p>0.002806427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596894" calcext:value-type="float">
            <text:p>0.0596894</text:p>
          </table:table-cell>
          <table:table-cell office:value-type="float" office:value="370" calcext:value-type="float">
            <text:p>370</text:p>
          </table:table-cell>
          <table:table-cell office:value-type="float" office:value="-187.7288" calcext:value-type="float">
            <text:p>-187.7288</text:p>
          </table:table-cell>
          <table:table-cell office:value-type="float" office:value="0" calcext:value-type="float">
            <text:p>0</text:p>
          </table:table-cell>
          <table:table-cell office:value-type="float" office:value="373.6573" calcext:value-type="float">
            <text:p>373.6573</text:p>
          </table:table-cell>
          <table:table-cell office:value-type="float" office:value="1154.04" calcext:value-type="float">
            <text:p>1154.04</text:p>
          </table:table-cell>
          <table:table-cell office:value-type="float" office:value="1401.625" calcext:value-type="float">
            <text:p>1401.625</text:p>
          </table:table-cell>
          <table:table-cell office:value-type="float" office:value="1292.967" calcext:value-type="float">
            <text:p>1292.967</text:p>
          </table:table-cell>
          <table:table-cell office:value-type="float" office:value="778.2023" calcext:value-type="float">
            <text:p>778.2023</text:p>
          </table:table-cell>
          <table:table-cell office:value-type="float" office:value="1112.28" calcext:value-type="float">
            <text:p>1112.28</text:p>
          </table:table-cell>
          <table:table-cell office:value-type="float" office:value="414.5928" calcext:value-type="float">
            <text:p>414.5928</text:p>
          </table:table-cell>
          <table:table-cell office:value-type="float" office:value="1853.474" calcext:value-type="float">
            <text:p>1853.474</text:p>
          </table:table-cell>
          <table:table-cell office:value-type="float" office:value="2090.936" calcext:value-type="float">
            <text:p>2090.936</text:p>
          </table:table-cell>
          <table:table-cell office:value-type="float" office:value="1671.97" calcext:value-type="float">
            <text:p>1671.97</text:p>
          </table:table-cell>
          <table:table-cell office:value-type="float" office:value="585.6718" calcext:value-type="float">
            <text:p>585.6718</text:p>
          </table:table-cell>
          <table:table-cell office:value-type="float" office:value="576.6931" calcext:value-type="float">
            <text:p>576.6931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8" calcext:value-type="float">
            <text:p>35.70128</text:p>
          </table:table-cell>
          <table:table-cell office:value-type="float" office:value="0" calcext:value-type="float">
            <text:p>0</text:p>
          </table:table-cell>
          <table:table-cell office:value-type="float" office:value="-0.0007115154" calcext:value-type="float">
            <text:p>-0.00071151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4.6261" calcext:value-type="float">
            <text:p>-184.6261</text:p>
          </table:table-cell>
          <table:table-cell office:value-type="float" office:value="0" calcext:value-type="float">
            <text:p>0</text:p>
          </table:table-cell>
          <table:table-cell office:value-type="float" office:value="7.869671" calcext:value-type="float">
            <text:p>7.869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783.0184" calcext:value-type="float">
            <text:p>783.0184</text:p>
          </table:table-cell>
          <table:table-cell office:value-type="float" office:value="13213.99" calcext:value-type="float">
            <text:p>1321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6582" calcext:value-type="float">
            <text:p>-189.6582</text:p>
          </table:table-cell>
          <table:table-cell office:value-type="float" office:value="471.5494" calcext:value-type="float">
            <text:p>471.5494</text:p>
          </table:table-cell>
          <table:table-cell office:value-type="float" office:value="0" calcext:value-type="float">
            <text:p>0</text:p>
          </table:table-cell>
          <table:table-cell office:value-type="float" office:value="116.3357" calcext:value-type="float">
            <text:p>116.3357</text:p>
          </table:table-cell>
          <table:table-cell office:value-type="float" office:value="513.4766" calcext:value-type="float">
            <text:p>513.4766</text:p>
          </table:table-cell>
          <table:table-cell office:value-type="float" office:value="0.04629685" calcext:value-type="float">
            <text:p>0.04629685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08239" calcext:value-type="float">
            <text:p>0.00280823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018582" calcext:value-type="float">
            <text:p>0.06018582</text:p>
          </table:table-cell>
          <table:table-cell office:value-type="float" office:value="370" calcext:value-type="float">
            <text:p>370</text:p>
          </table:table-cell>
          <table:table-cell office:value-type="float" office:value="-189.6805" calcext:value-type="float">
            <text:p>-189.6805</text:p>
          </table:table-cell>
          <table:table-cell office:value-type="float" office:value="0" calcext:value-type="float">
            <text:p>0</text:p>
          </table:table-cell>
          <table:table-cell office:value-type="float" office:value="374.0382" calcext:value-type="float">
            <text:p>374.0382</text:p>
          </table:table-cell>
          <table:table-cell office:value-type="float" office:value="1153.609" calcext:value-type="float">
            <text:p>1153.609</text:p>
          </table:table-cell>
          <table:table-cell office:value-type="float" office:value="1401.212" calcext:value-type="float">
            <text:p>1401.212</text:p>
          </table:table-cell>
          <table:table-cell office:value-type="float" office:value="1292.706" calcext:value-type="float">
            <text:p>1292.706</text:p>
          </table:table-cell>
          <table:table-cell office:value-type="float" office:value="778.0157" calcext:value-type="float">
            <text:p>778.0157</text:p>
          </table:table-cell>
          <table:table-cell office:value-type="float" office:value="1112.187" calcext:value-type="float">
            <text:p>1112.187</text:p>
          </table:table-cell>
          <table:table-cell office:value-type="float" office:value="414.5713" calcext:value-type="float">
            <text:p>414.5713</text:p>
          </table:table-cell>
          <table:table-cell office:value-type="float" office:value="1853.443" calcext:value-type="float">
            <text:p>1853.443</text:p>
          </table:table-cell>
          <table:table-cell office:value-type="float" office:value="2090.912" calcext:value-type="float">
            <text:p>2090.912</text:p>
          </table:table-cell>
          <table:table-cell office:value-type="float" office:value="1671.951" calcext:value-type="float">
            <text:p>1671.951</text:p>
          </table:table-cell>
          <table:table-cell office:value-type="float" office:value="585.67" calcext:value-type="float">
            <text:p>585.67</text:p>
          </table:table-cell>
          <table:table-cell office:value-type="float" office:value="576.6878" calcext:value-type="float">
            <text:p>576.6878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7" calcext:value-type="float">
            <text:p>35.70127</text:p>
          </table:table-cell>
          <table:table-cell office:value-type="float" office:value="0" calcext:value-type="float">
            <text:p>0</text:p>
          </table:table-cell>
          <table:table-cell office:value-type="float" office:value="-0.0007290948" calcext:value-type="float">
            <text:p>-0.0007290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6.6106" calcext:value-type="float">
            <text:p>-186.6106</text:p>
          </table:table-cell>
          <table:table-cell office:value-type="float" office:value="0" calcext:value-type="float">
            <text:p>0</text:p>
          </table:table-cell>
          <table:table-cell office:value-type="float" office:value="7.901348" calcext:value-type="float">
            <text:p>7.90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781.0884" calcext:value-type="float">
            <text:p>781.0884</text:p>
          </table:table-cell>
          <table:table-cell office:value-type="float" office:value="13214.01" calcext:value-type="float">
            <text:p>1321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4649" calcext:value-type="float">
            <text:p>-191.4649</text:p>
          </table:table-cell>
          <table:table-cell office:value-type="float" office:value="477.0492" calcext:value-type="float">
            <text:p>477.0492</text:p>
          </table:table-cell>
          <table:table-cell office:value-type="float" office:value="0" calcext:value-type="float">
            <text:p>0</text:p>
          </table:table-cell>
          <table:table-cell office:value-type="float" office:value="115.6094" calcext:value-type="float">
            <text:p>115.6094</text:p>
          </table:table-cell>
          <table:table-cell office:value-type="float" office:value="513.201" calcext:value-type="float">
            <text:p>513.201</text:p>
          </table:table-cell>
          <table:table-cell office:value-type="float" office:value="0.04670428" calcext:value-type="float">
            <text:p>0.04670428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10072" calcext:value-type="float">
            <text:p>0.002810072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068324" calcext:value-type="float">
            <text:p>0.06068324</text:p>
          </table:table-cell>
          <table:table-cell office:value-type="float" office:value="370" calcext:value-type="float">
            <text:p>370</text:p>
          </table:table-cell>
          <table:table-cell office:value-type="float" office:value="-191.4873" calcext:value-type="float">
            <text:p>-191.4873</text:p>
          </table:table-cell>
          <table:table-cell office:value-type="float" office:value="0" calcext:value-type="float">
            <text:p>0</text:p>
          </table:table-cell>
          <table:table-cell office:value-type="float" office:value="374.1389" calcext:value-type="float">
            <text:p>374.1389</text:p>
          </table:table-cell>
          <table:table-cell office:value-type="float" office:value="1153.104" calcext:value-type="float">
            <text:p>1153.104</text:p>
          </table:table-cell>
          <table:table-cell office:value-type="float" office:value="1400.726" calcext:value-type="float">
            <text:p>1400.726</text:p>
          </table:table-cell>
          <table:table-cell office:value-type="float" office:value="1292.396" calcext:value-type="float">
            <text:p>1292.396</text:p>
          </table:table-cell>
          <table:table-cell office:value-type="float" office:value="777.7976" calcext:value-type="float">
            <text:p>777.7976</text:p>
          </table:table-cell>
          <table:table-cell office:value-type="float" office:value="1112.079" calcext:value-type="float">
            <text:p>1112.079</text:p>
          </table:table-cell>
          <table:table-cell office:value-type="float" office:value="414.5462" calcext:value-type="float">
            <text:p>414.5462</text:p>
          </table:table-cell>
          <table:table-cell office:value-type="float" office:value="1853.41" calcext:value-type="float">
            <text:p>1853.41</text:p>
          </table:table-cell>
          <table:table-cell office:value-type="float" office:value="2090.888" calcext:value-type="float">
            <text:p>2090.888</text:p>
          </table:table-cell>
          <table:table-cell office:value-type="float" office:value="1671.933" calcext:value-type="float">
            <text:p>1671.933</text:p>
          </table:table-cell>
          <table:table-cell office:value-type="float" office:value="585.6682" calcext:value-type="float">
            <text:p>585.6682</text:p>
          </table:table-cell>
          <table:table-cell office:value-type="float" office:value="576.6825" calcext:value-type="float">
            <text:p>576.6825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7" calcext:value-type="float">
            <text:p>35.70127</text:p>
          </table:table-cell>
          <table:table-cell office:value-type="float" office:value="0" calcext:value-type="float">
            <text:p>0</text:p>
          </table:table-cell>
          <table:table-cell office:value-type="float" office:value="-0.000755148" calcext:value-type="float">
            <text:p>-0.0007551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8.4521" calcext:value-type="float">
            <text:p>-188.4521</text:p>
          </table:table-cell>
          <table:table-cell office:value-type="float" office:value="0" calcext:value-type="float">
            <text:p>0</text:p>
          </table:table-cell>
          <table:table-cell office:value-type="float" office:value="7.93458" calcext:value-type="float">
            <text:p>7.9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779.4611" calcext:value-type="float">
            <text:p>779.4611</text:p>
          </table:table-cell>
          <table:table-cell office:value-type="float" office:value="13213.92" calcext:value-type="float">
            <text:p>1321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.0956" calcext:value-type="float">
            <text:p>-193.0956</text:p>
          </table:table-cell>
          <table:table-cell office:value-type="float" office:value="481.3688" calcext:value-type="float">
            <text:p>481.3688</text:p>
          </table:table-cell>
          <table:table-cell office:value-type="float" office:value="0" calcext:value-type="float">
            <text:p>0</text:p>
          </table:table-cell>
          <table:table-cell office:value-type="float" office:value="115.2995" calcext:value-type="float">
            <text:p>115.2995</text:p>
          </table:table-cell>
          <table:table-cell office:value-type="float" office:value="513.1056" calcext:value-type="float">
            <text:p>513.1056</text:p>
          </table:table-cell>
          <table:table-cell office:value-type="float" office:value="0.04706807" calcext:value-type="float">
            <text:p>0.04706807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11921" calcext:value-type="float">
            <text:p>0.002811921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118252" calcext:value-type="float">
            <text:p>0.06118252</text:p>
          </table:table-cell>
          <table:table-cell office:value-type="float" office:value="370" calcext:value-type="float">
            <text:p>370</text:p>
          </table:table-cell>
          <table:table-cell office:value-type="float" office:value="-193.1182" calcext:value-type="float">
            <text:p>-193.1182</text:p>
          </table:table-cell>
          <table:table-cell office:value-type="float" office:value="0" calcext:value-type="float">
            <text:p>0</text:p>
          </table:table-cell>
          <table:table-cell office:value-type="float" office:value="374.1808" calcext:value-type="float">
            <text:p>374.1808</text:p>
          </table:table-cell>
          <table:table-cell office:value-type="float" office:value="1152.649" calcext:value-type="float">
            <text:p>1152.649</text:p>
          </table:table-cell>
          <table:table-cell office:value-type="float" office:value="1400.27" calcext:value-type="float">
            <text:p>1400.27</text:p>
          </table:table-cell>
          <table:table-cell office:value-type="float" office:value="1292.094" calcext:value-type="float">
            <text:p>1292.094</text:p>
          </table:table-cell>
          <table:table-cell office:value-type="float" office:value="777.5793" calcext:value-type="float">
            <text:p>777.5793</text:p>
          </table:table-cell>
          <table:table-cell office:value-type="float" office:value="1111.965" calcext:value-type="float">
            <text:p>1111.965</text:p>
          </table:table-cell>
          <table:table-cell office:value-type="float" office:value="414.5179" calcext:value-type="float">
            <text:p>414.5179</text:p>
          </table:table-cell>
          <table:table-cell office:value-type="float" office:value="1853.365" calcext:value-type="float">
            <text:p>1853.365</text:p>
          </table:table-cell>
          <table:table-cell office:value-type="float" office:value="2090.864" calcext:value-type="float">
            <text:p>2090.864</text:p>
          </table:table-cell>
          <table:table-cell office:value-type="float" office:value="1671.914" calcext:value-type="float">
            <text:p>1671.914</text:p>
          </table:table-cell>
          <table:table-cell office:value-type="float" office:value="585.6663" calcext:value-type="float">
            <text:p>585.6663</text:p>
          </table:table-cell>
          <table:table-cell office:value-type="float" office:value="576.6771" calcext:value-type="float">
            <text:p>576.6771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7" calcext:value-type="float">
            <text:p>35.70127</text:p>
          </table:table-cell>
          <table:table-cell office:value-type="float" office:value="0" calcext:value-type="float">
            <text:p>0</text:p>
          </table:table-cell>
          <table:table-cell office:value-type="float" office:value="-0.0007697798" calcext:value-type="float">
            <text:p>-0.00076977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0.0878" calcext:value-type="float">
            <text:p>-190.0878</text:p>
          </table:table-cell>
          <table:table-cell office:value-type="float" office:value="0" calcext:value-type="float">
            <text:p>0</text:p>
          </table:table-cell>
          <table:table-cell office:value-type="float" office:value="7.939204" calcext:value-type="float">
            <text:p>7.93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777.5856" calcext:value-type="float">
            <text:p>777.5856</text:p>
          </table:table-cell>
          <table:table-cell office:value-type="float" office:value="13213.84" calcext:value-type="float">
            <text:p>13213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9195" calcext:value-type="float">
            <text:p>-194.9195</text:p>
          </table:table-cell>
          <table:table-cell office:value-type="float" office:value="486.2906" calcext:value-type="float">
            <text:p>486.2906</text:p>
          </table:table-cell>
          <table:table-cell office:value-type="float" office:value="0" calcext:value-type="float">
            <text:p>0</text:p>
          </table:table-cell>
          <table:table-cell office:value-type="float" office:value="114.8827" calcext:value-type="float">
            <text:p>114.8827</text:p>
          </table:table-cell>
          <table:table-cell office:value-type="float" office:value="512.95" calcext:value-type="float">
            <text:p>512.95</text:p>
          </table:table-cell>
          <table:table-cell office:value-type="float" office:value="0.04742533" calcext:value-type="float">
            <text:p>0.04742533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13776" calcext:value-type="float">
            <text:p>0.002813776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168415" calcext:value-type="float">
            <text:p>0.06168415</text:p>
          </table:table-cell>
          <table:table-cell office:value-type="float" office:value="370" calcext:value-type="float">
            <text:p>370</text:p>
          </table:table-cell>
          <table:table-cell office:value-type="float" office:value="-194.9422" calcext:value-type="float">
            <text:p>-194.9422</text:p>
          </table:table-cell>
          <table:table-cell office:value-type="float" office:value="0" calcext:value-type="float">
            <text:p>0</text:p>
          </table:table-cell>
          <table:table-cell office:value-type="float" office:value="374.2353" calcext:value-type="float">
            <text:p>374.2353</text:p>
          </table:table-cell>
          <table:table-cell office:value-type="float" office:value="1152.116" calcext:value-type="float">
            <text:p>1152.116</text:p>
          </table:table-cell>
          <table:table-cell office:value-type="float" office:value="1399.76" calcext:value-type="float">
            <text:p>1399.76</text:p>
          </table:table-cell>
          <table:table-cell office:value-type="float" office:value="1291.768" calcext:value-type="float">
            <text:p>1291.768</text:p>
          </table:table-cell>
          <table:table-cell office:value-type="float" office:value="777.3499" calcext:value-type="float">
            <text:p>777.3499</text:p>
          </table:table-cell>
          <table:table-cell office:value-type="float" office:value="1111.845" calcext:value-type="float">
            <text:p>1111.845</text:p>
          </table:table-cell>
          <table:table-cell office:value-type="float" office:value="414.4889" calcext:value-type="float">
            <text:p>414.4889</text:p>
          </table:table-cell>
          <table:table-cell office:value-type="float" office:value="1853.318" calcext:value-type="float">
            <text:p>1853.318</text:p>
          </table:table-cell>
          <table:table-cell office:value-type="float" office:value="2090.838" calcext:value-type="float">
            <text:p>2090.838</text:p>
          </table:table-cell>
          <table:table-cell office:value-type="float" office:value="1671.895" calcext:value-type="float">
            <text:p>1671.895</text:p>
          </table:table-cell>
          <table:table-cell office:value-type="float" office:value="585.6644" calcext:value-type="float">
            <text:p>585.6644</text:p>
          </table:table-cell>
          <table:table-cell office:value-type="float" office:value="576.6717" calcext:value-type="float">
            <text:p>576.6717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6" calcext:value-type="float">
            <text:p>35.70126</text:p>
          </table:table-cell>
          <table:table-cell office:value-type="float" office:value="0" calcext:value-type="float">
            <text:p>0</text:p>
          </table:table-cell>
          <table:table-cell office:value-type="float" office:value="-0.0008075578" calcext:value-type="float">
            <text:p>-0.0008075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1.9514" calcext:value-type="float">
            <text:p>-191.9514</text:p>
          </table:table-cell>
          <table:table-cell office:value-type="float" office:value="0" calcext:value-type="float">
            <text:p>0</text:p>
          </table:table-cell>
          <table:table-cell office:value-type="float" office:value="7.978879" calcext:value-type="float">
            <text:p>7.9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775.4066" calcext:value-type="float">
            <text:p>775.4066</text:p>
          </table:table-cell>
          <table:table-cell office:value-type="float" office:value="13213.82" calcext:value-type="float">
            <text:p>13213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.0192" calcext:value-type="float">
            <text:p>-197.0192</text:p>
          </table:table-cell>
          <table:table-cell office:value-type="float" office:value="491.7411" calcext:value-type="float">
            <text:p>491.7411</text:p>
          </table:table-cell>
          <table:table-cell office:value-type="float" office:value="0" calcext:value-type="float">
            <text:p>0</text:p>
          </table:table-cell>
          <table:table-cell office:value-type="float" office:value="114.5671" calcext:value-type="float">
            <text:p>114.5671</text:p>
          </table:table-cell>
          <table:table-cell office:value-type="float" office:value="512.5737" calcext:value-type="float">
            <text:p>512.5737</text:p>
          </table:table-cell>
          <table:table-cell office:value-type="float" office:value="0.04782103" calcext:value-type="float">
            <text:p>0.04782103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815633" calcext:value-type="float">
            <text:p>0.002815633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218817" calcext:value-type="float">
            <text:p>0.06218817</text:p>
          </table:table-cell>
          <table:table-cell office:value-type="float" office:value="370" calcext:value-type="float">
            <text:p>370</text:p>
          </table:table-cell>
          <table:table-cell office:value-type="float" office:value="-197.042" calcext:value-type="float">
            <text:p>-197.042</text:p>
          </table:table-cell>
          <table:table-cell office:value-type="float" office:value="0" calcext:value-type="float">
            <text:p>0</text:p>
          </table:table-cell>
          <table:table-cell office:value-type="float" office:value="374.3293" calcext:value-type="float">
            <text:p>374.3293</text:p>
          </table:table-cell>
          <table:table-cell office:value-type="float" office:value="1151.576" calcext:value-type="float">
            <text:p>1151.576</text:p>
          </table:table-cell>
          <table:table-cell office:value-type="float" office:value="1399.228" calcext:value-type="float">
            <text:p>1399.228</text:p>
          </table:table-cell>
          <table:table-cell office:value-type="float" office:value="1291.418" calcext:value-type="float">
            <text:p>1291.418</text:p>
          </table:table-cell>
          <table:table-cell office:value-type="float" office:value="777.1089" calcext:value-type="float">
            <text:p>777.1089</text:p>
          </table:table-cell>
          <table:table-cell office:value-type="float" office:value="1111.716" calcext:value-type="float">
            <text:p>1111.716</text:p>
          </table:table-cell>
          <table:table-cell office:value-type="float" office:value="414.4583" calcext:value-type="float">
            <text:p>414.4583</text:p>
          </table:table-cell>
          <table:table-cell office:value-type="float" office:value="1853.27" calcext:value-type="float">
            <text:p>1853.27</text:p>
          </table:table-cell>
          <table:table-cell office:value-type="float" office:value="2090.812" calcext:value-type="float">
            <text:p>2090.812</text:p>
          </table:table-cell>
          <table:table-cell office:value-type="float" office:value="1671.876" calcext:value-type="float">
            <text:p>1671.876</text:p>
          </table:table-cell>
          <table:table-cell office:value-type="float" office:value="585.6624" calcext:value-type="float">
            <text:p>585.6624</text:p>
          </table:table-cell>
          <table:table-cell office:value-type="float" office:value="576.6662" calcext:value-type="float">
            <text:p>576.6662</text:p>
          </table:table-cell>
          <table:table-cell office:value-type="float" office:value="142.8279" calcext:value-type="float">
            <text:p>142.8279</text:p>
          </table:table-cell>
          <table:table-cell office:value-type="float" office:value="35.70126" calcext:value-type="float">
            <text:p>35.70126</text:p>
          </table:table-cell>
          <table:table-cell office:value-type="float" office:value="0" calcext:value-type="float">
            <text:p>0</text:p>
          </table:table-cell>
          <table:table-cell office:value-type="float" office:value="-0.000849233" calcext:value-type="float">
            <text:p>-0.000849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4.0781" calcext:value-type="float">
            <text:p>-194.0781</text:p>
          </table:table-cell>
          <table:table-cell office:value-type="float" office:value="0" calcext:value-type="float">
            <text:p>0</text:p>
          </table:table-cell>
          <table:table-cell office:value-type="float" office:value="8.005771" calcext:value-type="float">
            <text:p>8.005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770.8702" calcext:value-type="float">
            <text:p>770.8702</text:p>
          </table:table-cell>
          <table:table-cell office:value-type="float" office:value="13214.16" calcext:value-type="float">
            <text:p>1321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.972" calcext:value-type="float">
            <text:p>-200.972</text:p>
          </table:table-cell>
          <table:table-cell office:value-type="float" office:value="501.0097" calcext:value-type="float">
            <text:p>501.0097</text:p>
          </table:table-cell>
          <table:table-cell office:value-type="float" office:value="0" calcext:value-type="float">
            <text:p>0</text:p>
          </table:table-cell>
          <table:table-cell office:value-type="float" office:value="116.5317" calcext:value-type="float">
            <text:p>116.5317</text:p>
          </table:table-cell>
          <table:table-cell office:value-type="float" office:value="509.8113" calcext:value-type="float">
            <text:p>509.8113</text:p>
          </table:table-cell>
          <table:table-cell office:value-type="float" office:value="0.0480241" calcext:value-type="float">
            <text:p>0.048024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2947787" calcext:value-type="float">
            <text:p>0.002947787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542523" calcext:value-type="float">
            <text:p>0.06542523</text:p>
          </table:table-cell>
          <table:table-cell office:value-type="float" office:value="370" calcext:value-type="float">
            <text:p>370</text:p>
          </table:table-cell>
          <table:table-cell office:value-type="float" office:value="-200.9979" calcext:value-type="float">
            <text:p>-200.9979</text:p>
          </table:table-cell>
          <table:table-cell office:value-type="float" office:value="0" calcext:value-type="float">
            <text:p>0</text:p>
          </table:table-cell>
          <table:table-cell office:value-type="float" office:value="374.6588" calcext:value-type="float">
            <text:p>374.6588</text:p>
          </table:table-cell>
          <table:table-cell office:value-type="float" office:value="1151.125" calcext:value-type="float">
            <text:p>1151.125</text:p>
          </table:table-cell>
          <table:table-cell office:value-type="float" office:value="1398.744" calcext:value-type="float">
            <text:p>1398.744</text:p>
          </table:table-cell>
          <table:table-cell office:value-type="float" office:value="1291.082" calcext:value-type="float">
            <text:p>1291.082</text:p>
          </table:table-cell>
          <table:table-cell office:value-type="float" office:value="776.8781" calcext:value-type="float">
            <text:p>776.8781</text:p>
          </table:table-cell>
          <table:table-cell office:value-type="float" office:value="1111.586" calcext:value-type="float">
            <text:p>1111.586</text:p>
          </table:table-cell>
          <table:table-cell office:value-type="float" office:value="414.4269" calcext:value-type="float">
            <text:p>414.4269</text:p>
          </table:table-cell>
          <table:table-cell office:value-type="float" office:value="1853.221" calcext:value-type="float">
            <text:p>1853.221</text:p>
          </table:table-cell>
          <table:table-cell office:value-type="float" office:value="2090.786" calcext:value-type="float">
            <text:p>2090.786</text:p>
          </table:table-cell>
          <table:table-cell office:value-type="float" office:value="1671.857" calcext:value-type="float">
            <text:p>1671.857</text:p>
          </table:table-cell>
          <table:table-cell office:value-type="float" office:value="585.6604" calcext:value-type="float">
            <text:p>585.6604</text:p>
          </table:table-cell>
          <table:table-cell office:value-type="float" office:value="576.6606" calcext:value-type="float">
            <text:p>576.6606</text:p>
          </table:table-cell>
          <table:table-cell office:value-type="float" office:value="142.8278" calcext:value-type="float">
            <text:p>142.8278</text:p>
          </table:table-cell>
          <table:table-cell office:value-type="float" office:value="35.70126" calcext:value-type="float">
            <text:p>35.70126</text:p>
          </table:table-cell>
          <table:table-cell office:value-type="float" office:value="0" calcext:value-type="float">
            <text:p>0</text:p>
          </table:table-cell>
          <table:table-cell office:value-type="float" office:value="-0.0009596493" calcext:value-type="float">
            <text:p>-0.0009596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8.1988" calcext:value-type="float">
            <text:p>-198.1988</text:p>
          </table:table-cell>
          <table:table-cell office:value-type="float" office:value="0" calcext:value-type="float">
            <text:p>0</text:p>
          </table:table-cell>
          <table:table-cell office:value-type="float" office:value="8.170843" calcext:value-type="float">
            <text:p>8.17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763.202" calcext:value-type="float">
            <text:p>763.202</text:p>
          </table:table-cell>
          <table:table-cell office:value-type="float" office:value="13215.05" calcext:value-type="float">
            <text:p>1321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6999" calcext:value-type="float">
            <text:p>-207.6999</text:p>
          </table:table-cell>
          <table:table-cell office:value-type="float" office:value="520.3201" calcext:value-type="float">
            <text:p>520.3201</text:p>
          </table:table-cell>
          <table:table-cell office:value-type="float" office:value="0" calcext:value-type="float">
            <text:p>0</text:p>
          </table:table-cell>
          <table:table-cell office:value-type="float" office:value="120.6412" calcext:value-type="float">
            <text:p>120.6412</text:p>
          </table:table-cell>
          <table:table-cell office:value-type="float" office:value="503.9396" calcext:value-type="float">
            <text:p>503.9396</text:p>
          </table:table-cell>
          <table:table-cell office:value-type="float" office:value="0.04833784" calcext:value-type="float">
            <text:p>0.04833784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082057" calcext:value-type="float">
            <text:p>0.003082057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566431" calcext:value-type="float">
            <text:p>0.06566431</text:p>
          </table:table-cell>
          <table:table-cell office:value-type="float" office:value="370" calcext:value-type="float">
            <text:p>370</text:p>
          </table:table-cell>
          <table:table-cell office:value-type="float" office:value="-207.7259" calcext:value-type="float">
            <text:p>-207.7259</text:p>
          </table:table-cell>
          <table:table-cell office:value-type="float" office:value="0" calcext:value-type="float">
            <text:p>0</text:p>
          </table:table-cell>
          <table:table-cell office:value-type="float" office:value="375.5446" calcext:value-type="float">
            <text:p>375.5446</text:p>
          </table:table-cell>
          <table:table-cell office:value-type="float" office:value="1150.646" calcext:value-type="float">
            <text:p>1150.646</text:p>
          </table:table-cell>
          <table:table-cell office:value-type="float" office:value="1398.26" calcext:value-type="float">
            <text:p>1398.26</text:p>
          </table:table-cell>
          <table:table-cell office:value-type="float" office:value="1290.757" calcext:value-type="float">
            <text:p>1290.757</text:p>
          </table:table-cell>
          <table:table-cell office:value-type="float" office:value="776.6461" calcext:value-type="float">
            <text:p>776.6461</text:p>
          </table:table-cell>
          <table:table-cell office:value-type="float" office:value="1111.457" calcext:value-type="float">
            <text:p>1111.457</text:p>
          </table:table-cell>
          <table:table-cell office:value-type="float" office:value="414.3957" calcext:value-type="float">
            <text:p>414.3957</text:p>
          </table:table-cell>
          <table:table-cell office:value-type="float" office:value="1853.172" calcext:value-type="float">
            <text:p>1853.172</text:p>
          </table:table-cell>
          <table:table-cell office:value-type="float" office:value="2090.759" calcext:value-type="float">
            <text:p>2090.759</text:p>
          </table:table-cell>
          <table:table-cell office:value-type="float" office:value="1671.837" calcext:value-type="float">
            <text:p>1671.837</text:p>
          </table:table-cell>
          <table:table-cell office:value-type="float" office:value="585.6583" calcext:value-type="float">
            <text:p>585.6583</text:p>
          </table:table-cell>
          <table:table-cell office:value-type="float" office:value="576.6549" calcext:value-type="float">
            <text:p>576.6549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5" calcext:value-type="float">
            <text:p>35.70125</text:p>
          </table:table-cell>
          <table:table-cell office:value-type="float" office:value="0" calcext:value-type="float">
            <text:p>0</text:p>
          </table:table-cell>
          <table:table-cell office:value-type="float" office:value="-0.0009910098" calcext:value-type="float">
            <text:p>-0.00099100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4.8892" calcext:value-type="float">
            <text:p>-204.8892</text:p>
          </table:table-cell>
          <table:table-cell office:value-type="float" office:value="0" calcext:value-type="float">
            <text:p>0</text:p>
          </table:table-cell>
          <table:table-cell office:value-type="float" office:value="8.133669" calcext:value-type="float">
            <text:p>8.133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757.2727" calcext:value-type="float">
            <text:p>757.2727</text:p>
          </table:table-cell>
          <table:table-cell office:value-type="float" office:value="13215.75" calcext:value-type="float">
            <text:p>1321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9043" calcext:value-type="float">
            <text:p>-212.9043</text:p>
          </table:table-cell>
          <table:table-cell office:value-type="float" office:value="535.8712" calcext:value-type="float">
            <text:p>535.8712</text:p>
          </table:table-cell>
          <table:table-cell office:value-type="float" office:value="0" calcext:value-type="float">
            <text:p>0</text:p>
          </table:table-cell>
          <table:table-cell office:value-type="float" office:value="123.3584" calcext:value-type="float">
            <text:p>123.3584</text:p>
          </table:table-cell>
          <table:table-cell office:value-type="float" office:value="499.5215" calcext:value-type="float">
            <text:p>499.5215</text:p>
          </table:table-cell>
          <table:table-cell office:value-type="float" office:value="0.04869116" calcext:value-type="float">
            <text:p>0.04869116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46376" calcext:value-type="float">
            <text:p>0.003146376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592546" calcext:value-type="float">
            <text:p>0.06592546</text:p>
          </table:table-cell>
          <table:table-cell office:value-type="float" office:value="370" calcext:value-type="float">
            <text:p>370</text:p>
          </table:table-cell>
          <table:table-cell office:value-type="float" office:value="-212.9303" calcext:value-type="float">
            <text:p>-212.9303</text:p>
          </table:table-cell>
          <table:table-cell office:value-type="float" office:value="0" calcext:value-type="float">
            <text:p>0</text:p>
          </table:table-cell>
          <table:table-cell office:value-type="float" office:value="376.3259" calcext:value-type="float">
            <text:p>376.3259</text:p>
          </table:table-cell>
          <table:table-cell office:value-type="float" office:value="1150.259" calcext:value-type="float">
            <text:p>1150.259</text:p>
          </table:table-cell>
          <table:table-cell office:value-type="float" office:value="1397.835" calcext:value-type="float">
            <text:p>1397.835</text:p>
          </table:table-cell>
          <table:table-cell office:value-type="float" office:value="1290.457" calcext:value-type="float">
            <text:p>1290.457</text:p>
          </table:table-cell>
          <table:table-cell office:value-type="float" office:value="776.4259" calcext:value-type="float">
            <text:p>776.4259</text:p>
          </table:table-cell>
          <table:table-cell office:value-type="float" office:value="1111.331" calcext:value-type="float">
            <text:p>1111.331</text:p>
          </table:table-cell>
          <table:table-cell office:value-type="float" office:value="414.3644" calcext:value-type="float">
            <text:p>414.3644</text:p>
          </table:table-cell>
          <table:table-cell office:value-type="float" office:value="1853.122" calcext:value-type="float">
            <text:p>1853.122</text:p>
          </table:table-cell>
          <table:table-cell office:value-type="float" office:value="2090.728" calcext:value-type="float">
            <text:p>2090.728</text:p>
          </table:table-cell>
          <table:table-cell office:value-type="float" office:value="1671.817" calcext:value-type="float">
            <text:p>1671.817</text:p>
          </table:table-cell>
          <table:table-cell office:value-type="float" office:value="585.6562" calcext:value-type="float">
            <text:p>585.6562</text:p>
          </table:table-cell>
          <table:table-cell office:value-type="float" office:value="576.6491" calcext:value-type="float">
            <text:p>576.6491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5" calcext:value-type="float">
            <text:p>35.70125</text:p>
          </table:table-cell>
          <table:table-cell office:value-type="float" office:value="0" calcext:value-type="float">
            <text:p>0</text:p>
          </table:table-cell>
          <table:table-cell office:value-type="float" office:value="-0.001001249" calcext:value-type="float">
            <text:p>-0.001001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0.035" calcext:value-type="float">
            <text:p>-210.035</text:p>
          </table:table-cell>
          <table:table-cell office:value-type="float" office:value="0" calcext:value-type="float">
            <text:p>0</text:p>
          </table:table-cell>
          <table:table-cell office:value-type="float" office:value="8.075625" calcext:value-type="float">
            <text:p>8.07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754.26" calcext:value-type="float">
            <text:p>754.26</text:p>
          </table:table-cell>
          <table:table-cell office:value-type="float" office:value="13215.99" calcext:value-type="float">
            <text:p>13215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.6347" calcext:value-type="float">
            <text:p>-215.6347</text:p>
          </table:table-cell>
          <table:table-cell office:value-type="float" office:value="543.564" calcext:value-type="float">
            <text:p>543.564</text:p>
          </table:table-cell>
          <table:table-cell office:value-type="float" office:value="0" calcext:value-type="float">
            <text:p>0</text:p>
          </table:table-cell>
          <table:table-cell office:value-type="float" office:value="124.3705" calcext:value-type="float">
            <text:p>124.3705</text:p>
          </table:table-cell>
          <table:table-cell office:value-type="float" office:value="497.5353" calcext:value-type="float">
            <text:p>497.5353</text:p>
          </table:table-cell>
          <table:table-cell office:value-type="float" office:value="0.04904608" calcext:value-type="float">
            <text:p>0.04904608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47474" calcext:value-type="float">
            <text:p>0.003147474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62206" calcext:value-type="float">
            <text:p>0.0662206</text:p>
          </table:table-cell>
          <table:table-cell office:value-type="float" office:value="370" calcext:value-type="float">
            <text:p>370</text:p>
          </table:table-cell>
          <table:table-cell office:value-type="float" office:value="-215.6606" calcext:value-type="float">
            <text:p>-215.6606</text:p>
          </table:table-cell>
          <table:table-cell office:value-type="float" office:value="0" calcext:value-type="float">
            <text:p>0</text:p>
          </table:table-cell>
          <table:table-cell office:value-type="float" office:value="376.7053" calcext:value-type="float">
            <text:p>376.7053</text:p>
          </table:table-cell>
          <table:table-cell office:value-type="float" office:value="1150.023" calcext:value-type="float">
            <text:p>1150.023</text:p>
          </table:table-cell>
          <table:table-cell office:value-type="float" office:value="1397.546" calcext:value-type="float">
            <text:p>1397.546</text:p>
          </table:table-cell>
          <table:table-cell office:value-type="float" office:value="1290.239" calcext:value-type="float">
            <text:p>1290.239</text:p>
          </table:table-cell>
          <table:table-cell office:value-type="float" office:value="776.253" calcext:value-type="float">
            <text:p>776.253</text:p>
          </table:table-cell>
          <table:table-cell office:value-type="float" office:value="1111.227" calcext:value-type="float">
            <text:p>1111.227</text:p>
          </table:table-cell>
          <table:table-cell office:value-type="float" office:value="414.3358" calcext:value-type="float">
            <text:p>414.3358</text:p>
          </table:table-cell>
          <table:table-cell office:value-type="float" office:value="1853.073" calcext:value-type="float">
            <text:p>1853.073</text:p>
          </table:table-cell>
          <table:table-cell office:value-type="float" office:value="2090.688" calcext:value-type="float">
            <text:p>2090.688</text:p>
          </table:table-cell>
          <table:table-cell office:value-type="float" office:value="1671.797" calcext:value-type="float">
            <text:p>1671.797</text:p>
          </table:table-cell>
          <table:table-cell office:value-type="float" office:value="585.654" calcext:value-type="float">
            <text:p>585.654</text:p>
          </table:table-cell>
          <table:table-cell office:value-type="float" office:value="576.6432" calcext:value-type="float">
            <text:p>576.6432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4" calcext:value-type="float">
            <text:p>35.70124</text:p>
          </table:table-cell>
          <table:table-cell office:value-type="float" office:value="0" calcext:value-type="float">
            <text:p>0</text:p>
          </table:table-cell>
          <table:table-cell office:value-type="float" office:value="-0.001003208" calcext:value-type="float">
            <text:p>-0.001003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2.7169" calcext:value-type="float">
            <text:p>-212.7169</text:p>
          </table:table-cell>
          <table:table-cell office:value-type="float" office:value="0" calcext:value-type="float">
            <text:p>0</text:p>
          </table:table-cell>
          <table:table-cell office:value-type="float" office:value="8.027858" calcext:value-type="float">
            <text:p>8.02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747.9114" calcext:value-type="float">
            <text:p>747.9114</text:p>
          </table:table-cell>
          <table:table-cell office:value-type="float" office:value="13216.93" calcext:value-type="float">
            <text:p>1321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9626" calcext:value-type="float">
            <text:p>-220.9626</text:p>
          </table:table-cell>
          <table:table-cell office:value-type="float" office:value="559.2974" calcext:value-type="float">
            <text:p>559.2974</text:p>
          </table:table-cell>
          <table:table-cell office:value-type="float" office:value="0" calcext:value-type="float">
            <text:p>0</text:p>
          </table:table-cell>
          <table:table-cell office:value-type="float" office:value="127.328" calcext:value-type="float">
            <text:p>127.328</text:p>
          </table:table-cell>
          <table:table-cell office:value-type="float" office:value="492.2488" calcext:value-type="float">
            <text:p>492.2488</text:p>
          </table:table-cell>
          <table:table-cell office:value-type="float" office:value="0.04944081" calcext:value-type="float">
            <text:p>0.0494408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48705" calcext:value-type="float">
            <text:p>0.003148705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655055" calcext:value-type="float">
            <text:p>0.06655055</text:p>
          </table:table-cell>
          <table:table-cell office:value-type="float" office:value="370" calcext:value-type="float">
            <text:p>370</text:p>
          </table:table-cell>
          <table:table-cell office:value-type="float" office:value="-220.9884" calcext:value-type="float">
            <text:p>-220.9884</text:p>
          </table:table-cell>
          <table:table-cell office:value-type="float" office:value="0" calcext:value-type="float">
            <text:p>0</text:p>
          </table:table-cell>
          <table:table-cell office:value-type="float" office:value="377.7237" calcext:value-type="float">
            <text:p>377.7237</text:p>
          </table:table-cell>
          <table:table-cell office:value-type="float" office:value="1149.746" calcext:value-type="float">
            <text:p>1149.746</text:p>
          </table:table-cell>
          <table:table-cell office:value-type="float" office:value="1397.26" calcext:value-type="float">
            <text:p>1397.26</text:p>
          </table:table-cell>
          <table:table-cell office:value-type="float" office:value="1290.041" calcext:value-type="float">
            <text:p>1290.041</text:p>
          </table:table-cell>
          <table:table-cell office:value-type="float" office:value="776.102" calcext:value-type="float">
            <text:p>776.102</text:p>
          </table:table-cell>
          <table:table-cell office:value-type="float" office:value="1111.138" calcext:value-type="float">
            <text:p>1111.138</text:p>
          </table:table-cell>
          <table:table-cell office:value-type="float" office:value="414.3123" calcext:value-type="float">
            <text:p>414.3123</text:p>
          </table:table-cell>
          <table:table-cell office:value-type="float" office:value="1853.025" calcext:value-type="float">
            <text:p>1853.025</text:p>
          </table:table-cell>
          <table:table-cell office:value-type="float" office:value="2090.654" calcext:value-type="float">
            <text:p>2090.654</text:p>
          </table:table-cell>
          <table:table-cell office:value-type="float" office:value="1671.777" calcext:value-type="float">
            <text:p>1671.777</text:p>
          </table:table-cell>
          <table:table-cell office:value-type="float" office:value="585.6517" calcext:value-type="float">
            <text:p>585.6517</text:p>
          </table:table-cell>
          <table:table-cell office:value-type="float" office:value="576.6372" calcext:value-type="float">
            <text:p>576.6372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4" calcext:value-type="float">
            <text:p>35.70124</text:p>
          </table:table-cell>
          <table:table-cell office:value-type="float" office:value="0" calcext:value-type="float">
            <text:p>0</text:p>
          </table:table-cell>
          <table:table-cell office:value-type="float" office:value="-0.001006687" calcext:value-type="float">
            <text:p>-0.0010066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8.0375" calcext:value-type="float">
            <text:p>-218.0375</text:p>
          </table:table-cell>
          <table:table-cell office:value-type="float" office:value="0" calcext:value-type="float">
            <text:p>0</text:p>
          </table:table-cell>
          <table:table-cell office:value-type="float" office:value="8.020033" calcext:value-type="float">
            <text:p>8.02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744.181" calcext:value-type="float">
            <text:p>744.181</text:p>
          </table:table-cell>
          <table:table-cell office:value-type="float" office:value="13217.43" calcext:value-type="float">
            <text:p>1321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1283" calcext:value-type="float">
            <text:p>-224.1283</text:p>
          </table:table-cell>
          <table:table-cell office:value-type="float" office:value="567.9095" calcext:value-type="float">
            <text:p>567.9095</text:p>
          </table:table-cell>
          <table:table-cell office:value-type="float" office:value="0" calcext:value-type="float">
            <text:p>0</text:p>
          </table:table-cell>
          <table:table-cell office:value-type="float" office:value="128.1185" calcext:value-type="float">
            <text:p>128.1185</text:p>
          </table:table-cell>
          <table:table-cell office:value-type="float" office:value="489.5242" calcext:value-type="float">
            <text:p>489.5242</text:p>
          </table:table-cell>
          <table:table-cell office:value-type="float" office:value="0.04987671" calcext:value-type="float">
            <text:p>0.0498767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0049" calcext:value-type="float">
            <text:p>0.00315004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691027" calcext:value-type="float">
            <text:p>0.06691027</text:p>
          </table:table-cell>
          <table:table-cell office:value-type="float" office:value="370" calcext:value-type="float">
            <text:p>370</text:p>
          </table:table-cell>
          <table:table-cell office:value-type="float" office:value="-224.1541" calcext:value-type="float">
            <text:p>-224.1541</text:p>
          </table:table-cell>
          <table:table-cell office:value-type="float" office:value="0" calcext:value-type="float">
            <text:p>0</text:p>
          </table:table-cell>
          <table:table-cell office:value-type="float" office:value="378.3456" calcext:value-type="float">
            <text:p>378.3456</text:p>
          </table:table-cell>
          <table:table-cell office:value-type="float" office:value="1149.482" calcext:value-type="float">
            <text:p>1149.482</text:p>
          </table:table-cell>
          <table:table-cell office:value-type="float" office:value="1396.966" calcext:value-type="float">
            <text:p>1396.966</text:p>
          </table:table-cell>
          <table:table-cell office:value-type="float" office:value="1289.837" calcext:value-type="float">
            <text:p>1289.837</text:p>
          </table:table-cell>
          <table:table-cell office:value-type="float" office:value="775.9501" calcext:value-type="float">
            <text:p>775.9501</text:p>
          </table:table-cell>
          <table:table-cell office:value-type="float" office:value="1111.049" calcext:value-type="float">
            <text:p>1111.049</text:p>
          </table:table-cell>
          <table:table-cell office:value-type="float" office:value="414.2891" calcext:value-type="float">
            <text:p>414.2891</text:p>
          </table:table-cell>
          <table:table-cell office:value-type="float" office:value="1852.979" calcext:value-type="float">
            <text:p>1852.979</text:p>
          </table:table-cell>
          <table:table-cell office:value-type="float" office:value="2090.626" calcext:value-type="float">
            <text:p>2090.626</text:p>
          </table:table-cell>
          <table:table-cell office:value-type="float" office:value="1671.756" calcext:value-type="float">
            <text:p>1671.756</text:p>
          </table:table-cell>
          <table:table-cell office:value-type="float" office:value="585.6495" calcext:value-type="float">
            <text:p>585.6495</text:p>
          </table:table-cell>
          <table:table-cell office:value-type="float" office:value="576.6312" calcext:value-type="float">
            <text:p>576.6312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3" calcext:value-type="float">
            <text:p>35.70123</text:p>
          </table:table-cell>
          <table:table-cell office:value-type="float" office:value="0" calcext:value-type="float">
            <text:p>0</text:p>
          </table:table-cell>
          <table:table-cell office:value-type="float" office:value="-0.001008967" calcext:value-type="float">
            <text:p>-0.0010089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1.1895" calcext:value-type="float">
            <text:p>-221.1895</text:p>
          </table:table-cell>
          <table:table-cell office:value-type="float" office:value="0" calcext:value-type="float">
            <text:p>0</text:p>
          </table:table-cell>
          <table:table-cell office:value-type="float" office:value="8.00581" calcext:value-type="float">
            <text:p>8.0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740.3029" calcext:value-type="float">
            <text:p>740.3029</text:p>
          </table:table-cell>
          <table:table-cell office:value-type="float" office:value="13218.35" calcext:value-type="float">
            <text:p>1321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6.9619" calcext:value-type="float">
            <text:p>-226.9619</text:p>
          </table:table-cell>
          <table:table-cell office:value-type="float" office:value="572.9226" calcext:value-type="float">
            <text:p>572.9226</text:p>
          </table:table-cell>
          <table:table-cell office:value-type="float" office:value="0" calcext:value-type="float">
            <text:p>0</text:p>
          </table:table-cell>
          <table:table-cell office:value-type="float" office:value="124.3658" calcext:value-type="float">
            <text:p>124.3658</text:p>
          </table:table-cell>
          <table:table-cell office:value-type="float" office:value="486.8063" calcext:value-type="float">
            <text:p>486.8063</text:p>
          </table:table-cell>
          <table:table-cell office:value-type="float" office:value="0.05030248" calcext:value-type="float">
            <text:p>0.05030248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1491" calcext:value-type="float">
            <text:p>0.003151491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729566" calcext:value-type="float">
            <text:p>0.06729566</text:p>
          </table:table-cell>
          <table:table-cell office:value-type="float" office:value="370" calcext:value-type="float">
            <text:p>370</text:p>
          </table:table-cell>
          <table:table-cell office:value-type="float" office:value="-226.9876" calcext:value-type="float">
            <text:p>-226.9876</text:p>
          </table:table-cell>
          <table:table-cell office:value-type="float" office:value="0" calcext:value-type="float">
            <text:p>0</text:p>
          </table:table-cell>
          <table:table-cell office:value-type="float" office:value="379.3817" calcext:value-type="float">
            <text:p>379.3817</text:p>
          </table:table-cell>
          <table:table-cell office:value-type="float" office:value="1149.146" calcext:value-type="float">
            <text:p>1149.146</text:p>
          </table:table-cell>
          <table:table-cell office:value-type="float" office:value="1396.624" calcext:value-type="float">
            <text:p>1396.624</text:p>
          </table:table-cell>
          <table:table-cell office:value-type="float" office:value="1289.613" calcext:value-type="float">
            <text:p>1289.613</text:p>
          </table:table-cell>
          <table:table-cell office:value-type="float" office:value="775.7893" calcext:value-type="float">
            <text:p>775.7893</text:p>
          </table:table-cell>
          <table:table-cell office:value-type="float" office:value="1110.957" calcext:value-type="float">
            <text:p>1110.957</text:p>
          </table:table-cell>
          <table:table-cell office:value-type="float" office:value="414.2661" calcext:value-type="float">
            <text:p>414.2661</text:p>
          </table:table-cell>
          <table:table-cell office:value-type="float" office:value="1852.934" calcext:value-type="float">
            <text:p>1852.934</text:p>
          </table:table-cell>
          <table:table-cell office:value-type="float" office:value="2090.599" calcext:value-type="float">
            <text:p>2090.599</text:p>
          </table:table-cell>
          <table:table-cell office:value-type="float" office:value="1671.736" calcext:value-type="float">
            <text:p>1671.736</text:p>
          </table:table-cell>
          <table:table-cell office:value-type="float" office:value="585.6472" calcext:value-type="float">
            <text:p>585.6472</text:p>
          </table:table-cell>
          <table:table-cell office:value-type="float" office:value="576.6251" calcext:value-type="float">
            <text:p>576.6251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3" calcext:value-type="float">
            <text:p>35.70123</text:p>
          </table:table-cell>
          <table:table-cell office:value-type="float" office:value="0" calcext:value-type="float">
            <text:p>0</text:p>
          </table:table-cell>
          <table:table-cell office:value-type="float" office:value="-0.001015939" calcext:value-type="float">
            <text:p>-0.001015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4.0683" calcext:value-type="float">
            <text:p>-224.0683</text:p>
          </table:table-cell>
          <table:table-cell office:value-type="float" office:value="0" calcext:value-type="float">
            <text:p>0</text:p>
          </table:table-cell>
          <table:table-cell office:value-type="float" office:value="8.050596" calcext:value-type="float">
            <text:p>8.05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733.4244" calcext:value-type="float">
            <text:p>733.4244</text:p>
          </table:table-cell>
          <table:table-cell office:value-type="float" office:value="13219.36" calcext:value-type="float">
            <text:p>1321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.7365" calcext:value-type="float">
            <text:p>-232.7365</text:p>
          </table:table-cell>
          <table:table-cell office:value-type="float" office:value="589.0975" calcext:value-type="float">
            <text:p>589.0975</text:p>
          </table:table-cell>
          <table:table-cell office:value-type="float" office:value="0" calcext:value-type="float">
            <text:p>0</text:p>
          </table:table-cell>
          <table:table-cell office:value-type="float" office:value="127.4554" calcext:value-type="float">
            <text:p>127.4554</text:p>
          </table:table-cell>
          <table:table-cell office:value-type="float" office:value="481.1524" calcext:value-type="float">
            <text:p>481.1524</text:p>
          </table:table-cell>
          <table:table-cell office:value-type="float" office:value="0.05074202" calcext:value-type="float">
            <text:p>0.05074202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3017" calcext:value-type="float">
            <text:p>0.003153017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770308" calcext:value-type="float">
            <text:p>0.06770308</text:p>
          </table:table-cell>
          <table:table-cell office:value-type="float" office:value="370" calcext:value-type="float">
            <text:p>370</text:p>
          </table:table-cell>
          <table:table-cell office:value-type="float" office:value="-232.7623" calcext:value-type="float">
            <text:p>-232.7623</text:p>
          </table:table-cell>
          <table:table-cell office:value-type="float" office:value="0" calcext:value-type="float">
            <text:p>0</text:p>
          </table:table-cell>
          <table:table-cell office:value-type="float" office:value="380.5102" calcext:value-type="float">
            <text:p>380.5102</text:p>
          </table:table-cell>
          <table:table-cell office:value-type="float" office:value="1148.814" calcext:value-type="float">
            <text:p>1148.814</text:p>
          </table:table-cell>
          <table:table-cell office:value-type="float" office:value="1396.264" calcext:value-type="float">
            <text:p>1396.264</text:p>
          </table:table-cell>
          <table:table-cell office:value-type="float" office:value="1289.369" calcext:value-type="float">
            <text:p>1289.369</text:p>
          </table:table-cell>
          <table:table-cell office:value-type="float" office:value="775.6103" calcext:value-type="float">
            <text:p>775.6103</text:p>
          </table:table-cell>
          <table:table-cell office:value-type="float" office:value="1110.858" calcext:value-type="float">
            <text:p>1110.858</text:p>
          </table:table-cell>
          <table:table-cell office:value-type="float" office:value="414.2393" calcext:value-type="float">
            <text:p>414.2393</text:p>
          </table:table-cell>
          <table:table-cell office:value-type="float" office:value="1852.888" calcext:value-type="float">
            <text:p>1852.888</text:p>
          </table:table-cell>
          <table:table-cell office:value-type="float" office:value="2090.572" calcext:value-type="float">
            <text:p>2090.572</text:p>
          </table:table-cell>
          <table:table-cell office:value-type="float" office:value="1671.715" calcext:value-type="float">
            <text:p>1671.715</text:p>
          </table:table-cell>
          <table:table-cell office:value-type="float" office:value="585.6448" calcext:value-type="float">
            <text:p>585.6448</text:p>
          </table:table-cell>
          <table:table-cell office:value-type="float" office:value="576.6188" calcext:value-type="float">
            <text:p>576.6188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3" calcext:value-type="float">
            <text:p>35.70123</text:p>
          </table:table-cell>
          <table:table-cell office:value-type="float" office:value="0" calcext:value-type="float">
            <text:p>0</text:p>
          </table:table-cell>
          <table:table-cell office:value-type="float" office:value="-0.001021794" calcext:value-type="float">
            <text:p>-0.001021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9.8519" calcext:value-type="float">
            <text:p>-229.8519</text:p>
          </table:table-cell>
          <table:table-cell office:value-type="float" office:value="0" calcext:value-type="float">
            <text:p>0</text:p>
          </table:table-cell>
          <table:table-cell office:value-type="float" office:value="8.057784" calcext:value-type="float">
            <text:p>8.057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723.8113" calcext:value-type="float">
            <text:p>723.8113</text:p>
          </table:table-cell>
          <table:table-cell office:value-type="float" office:value="13221.02" calcext:value-type="float">
            <text:p>1322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5852" calcext:value-type="float">
            <text:p>-240.5852</text:p>
          </table:table-cell>
          <table:table-cell office:value-type="float" office:value="610.72" calcext:value-type="float">
            <text:p>610.72</text:p>
          </table:table-cell>
          <table:table-cell office:value-type="float" office:value="0" calcext:value-type="float">
            <text:p>0</text:p>
          </table:table-cell>
          <table:table-cell office:value-type="float" office:value="131.9156" calcext:value-type="float">
            <text:p>131.9156</text:p>
          </table:table-cell>
          <table:table-cell office:value-type="float" office:value="472.8127" calcext:value-type="float">
            <text:p>472.8127</text:p>
          </table:table-cell>
          <table:table-cell office:value-type="float" office:value="0.05117546" calcext:value-type="float">
            <text:p>0.05117546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4619" calcext:value-type="float">
            <text:p>0.00315461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812938" calcext:value-type="float">
            <text:p>0.06812938</text:p>
          </table:table-cell>
          <table:table-cell office:value-type="float" office:value="370" calcext:value-type="float">
            <text:p>370</text:p>
          </table:table-cell>
          <table:table-cell office:value-type="float" office:value="-240.6109" calcext:value-type="float">
            <text:p>-240.6109</text:p>
          </table:table-cell>
          <table:table-cell office:value-type="float" office:value="0" calcext:value-type="float">
            <text:p>0</text:p>
          </table:table-cell>
          <table:table-cell office:value-type="float" office:value="382.2638" calcext:value-type="float">
            <text:p>382.2638</text:p>
          </table:table-cell>
          <table:table-cell office:value-type="float" office:value="1148.46" calcext:value-type="float">
            <text:p>1148.46</text:p>
          </table:table-cell>
          <table:table-cell office:value-type="float" office:value="1395.9" calcext:value-type="float">
            <text:p>1395.9</text:p>
          </table:table-cell>
          <table:table-cell office:value-type="float" office:value="1289.125" calcext:value-type="float">
            <text:p>1289.125</text:p>
          </table:table-cell>
          <table:table-cell office:value-type="float" office:value="775.4365" calcext:value-type="float">
            <text:p>775.4365</text:p>
          </table:table-cell>
          <table:table-cell office:value-type="float" office:value="1110.759" calcext:value-type="float">
            <text:p>1110.759</text:p>
          </table:table-cell>
          <table:table-cell office:value-type="float" office:value="414.2126" calcext:value-type="float">
            <text:p>414.2126</text:p>
          </table:table-cell>
          <table:table-cell office:value-type="float" office:value="1852.841" calcext:value-type="float">
            <text:p>1852.841</text:p>
          </table:table-cell>
          <table:table-cell office:value-type="float" office:value="2090.545" calcext:value-type="float">
            <text:p>2090.545</text:p>
          </table:table-cell>
          <table:table-cell office:value-type="float" office:value="1671.695" calcext:value-type="float">
            <text:p>1671.695</text:p>
          </table:table-cell>
          <table:table-cell office:value-type="float" office:value="585.6424" calcext:value-type="float">
            <text:p>585.6424</text:p>
          </table:table-cell>
          <table:table-cell office:value-type="float" office:value="576.6125" calcext:value-type="float">
            <text:p>576.6125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2" calcext:value-type="float">
            <text:p>35.70122</text:p>
          </table:table-cell>
          <table:table-cell office:value-type="float" office:value="0" calcext:value-type="float">
            <text:p>0</text:p>
          </table:table-cell>
          <table:table-cell office:value-type="float" office:value="-0.001048466" calcext:value-type="float">
            <text:p>-0.0010484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7.718" calcext:value-type="float">
            <text:p>-237.718</text:p>
          </table:table-cell>
          <table:table-cell office:value-type="float" office:value="0" calcext:value-type="float">
            <text:p>0</text:p>
          </table:table-cell>
          <table:table-cell office:value-type="float" office:value="8.074377" calcext:value-type="float">
            <text:p>8.074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716.2472" calcext:value-type="float">
            <text:p>716.2472</text:p>
          </table:table-cell>
          <table:table-cell office:value-type="float" office:value="13222.39" calcext:value-type="float">
            <text:p>13222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.7008" calcext:value-type="float">
            <text:p>-246.7008</text:p>
          </table:table-cell>
          <table:table-cell office:value-type="float" office:value="627.7553" calcext:value-type="float">
            <text:p>627.7553</text:p>
          </table:table-cell>
          <table:table-cell office:value-type="float" office:value="0" calcext:value-type="float">
            <text:p>0</text:p>
          </table:table-cell>
          <table:table-cell office:value-type="float" office:value="134.2266" calcext:value-type="float">
            <text:p>134.2266</text:p>
          </table:table-cell>
          <table:table-cell office:value-type="float" office:value="466.5299" calcext:value-type="float">
            <text:p>466.5299</text:p>
          </table:table-cell>
          <table:table-cell office:value-type="float" office:value="0.05166663" calcext:value-type="float">
            <text:p>0.05166663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6278" calcext:value-type="float">
            <text:p>0.003156278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857173" calcext:value-type="float">
            <text:p>0.06857173</text:p>
          </table:table-cell>
          <table:table-cell office:value-type="float" office:value="370" calcext:value-type="float">
            <text:p>370</text:p>
          </table:table-cell>
          <table:table-cell office:value-type="float" office:value="-246.7265" calcext:value-type="float">
            <text:p>-246.7265</text:p>
          </table:table-cell>
          <table:table-cell office:value-type="float" office:value="0" calcext:value-type="float">
            <text:p>0</text:p>
          </table:table-cell>
          <table:table-cell office:value-type="float" office:value="383.7386" calcext:value-type="float">
            <text:p>383.7386</text:p>
          </table:table-cell>
          <table:table-cell office:value-type="float" office:value="1148.115" calcext:value-type="float">
            <text:p>1148.115</text:p>
          </table:table-cell>
          <table:table-cell office:value-type="float" office:value="1395.525" calcext:value-type="float">
            <text:p>1395.525</text:p>
          </table:table-cell>
          <table:table-cell office:value-type="float" office:value="1288.875" calcext:value-type="float">
            <text:p>1288.875</text:p>
          </table:table-cell>
          <table:table-cell office:value-type="float" office:value="775.2499" calcext:value-type="float">
            <text:p>775.2499</text:p>
          </table:table-cell>
          <table:table-cell office:value-type="float" office:value="1110.654" calcext:value-type="float">
            <text:p>1110.654</text:p>
          </table:table-cell>
          <table:table-cell office:value-type="float" office:value="414.185" calcext:value-type="float">
            <text:p>414.185</text:p>
          </table:table-cell>
          <table:table-cell office:value-type="float" office:value="1852.793" calcext:value-type="float">
            <text:p>1852.793</text:p>
          </table:table-cell>
          <table:table-cell office:value-type="float" office:value="2090.518" calcext:value-type="float">
            <text:p>2090.518</text:p>
          </table:table-cell>
          <table:table-cell office:value-type="float" office:value="1671.675" calcext:value-type="float">
            <text:p>1671.675</text:p>
          </table:table-cell>
          <table:table-cell office:value-type="float" office:value="585.64" calcext:value-type="float">
            <text:p>585.64</text:p>
          </table:table-cell>
          <table:table-cell office:value-type="float" office:value="576.6061" calcext:value-type="float">
            <text:p>576.6061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1" calcext:value-type="float">
            <text:p>35.70121</text:p>
          </table:table-cell>
          <table:table-cell office:value-type="float" office:value="0" calcext:value-type="float">
            <text:p>0</text:p>
          </table:table-cell>
          <table:table-cell office:value-type="float" office:value="-0.001056024" calcext:value-type="float">
            <text:p>-0.001056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3.8294" calcext:value-type="float">
            <text:p>-243.8294</text:p>
          </table:table-cell>
          <table:table-cell office:value-type="float" office:value="0" calcext:value-type="float">
            <text:p>0</text:p>
          </table:table-cell>
          <table:table-cell office:value-type="float" office:value="8.069096" calcext:value-type="float">
            <text:p>8.069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709.7594" calcext:value-type="float">
            <text:p>709.7594</text:p>
          </table:table-cell>
          <table:table-cell office:value-type="float" office:value="13223.5" calcext:value-type="float">
            <text:p>132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.0064" calcext:value-type="float">
            <text:p>-252.0064</text:p>
          </table:table-cell>
          <table:table-cell office:value-type="float" office:value="642.9963" calcext:value-type="float">
            <text:p>642.9963</text:p>
          </table:table-cell>
          <table:table-cell office:value-type="float" office:value="0" calcext:value-type="float">
            <text:p>0</text:p>
          </table:table-cell>
          <table:table-cell office:value-type="float" office:value="135.5076" calcext:value-type="float">
            <text:p>135.5076</text:p>
          </table:table-cell>
          <table:table-cell office:value-type="float" office:value="461.3549" calcext:value-type="float">
            <text:p>461.3549</text:p>
          </table:table-cell>
          <table:table-cell office:value-type="float" office:value="0.05218362" calcext:value-type="float">
            <text:p>0.05218362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799" calcext:value-type="float">
            <text:p>0.0031579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90276" calcext:value-type="float">
            <text:p>0.0690276</text:p>
          </table:table-cell>
          <table:table-cell office:value-type="float" office:value="370" calcext:value-type="float">
            <text:p>370</text:p>
          </table:table-cell>
          <table:table-cell office:value-type="float" office:value="-252.032" calcext:value-type="float">
            <text:p>-252.032</text:p>
          </table:table-cell>
          <table:table-cell office:value-type="float" office:value="0" calcext:value-type="float">
            <text:p>0</text:p>
          </table:table-cell>
          <table:table-cell office:value-type="float" office:value="384.9823" calcext:value-type="float">
            <text:p>384.9823</text:p>
          </table:table-cell>
          <table:table-cell office:value-type="float" office:value="1147.754" calcext:value-type="float">
            <text:p>1147.754</text:p>
          </table:table-cell>
          <table:table-cell office:value-type="float" office:value="1395.132" calcext:value-type="float">
            <text:p>1395.132</text:p>
          </table:table-cell>
          <table:table-cell office:value-type="float" office:value="1288.615" calcext:value-type="float">
            <text:p>1288.615</text:p>
          </table:table-cell>
          <table:table-cell office:value-type="float" office:value="775.0602" calcext:value-type="float">
            <text:p>775.0602</text:p>
          </table:table-cell>
          <table:table-cell office:value-type="float" office:value="1110.544" calcext:value-type="float">
            <text:p>1110.544</text:p>
          </table:table-cell>
          <table:table-cell office:value-type="float" office:value="414.1569" calcext:value-type="float">
            <text:p>414.1569</text:p>
          </table:table-cell>
          <table:table-cell office:value-type="float" office:value="1852.746" calcext:value-type="float">
            <text:p>1852.746</text:p>
          </table:table-cell>
          <table:table-cell office:value-type="float" office:value="2090.491" calcext:value-type="float">
            <text:p>2090.491</text:p>
          </table:table-cell>
          <table:table-cell office:value-type="float" office:value="1671.654" calcext:value-type="float">
            <text:p>1671.654</text:p>
          </table:table-cell>
          <table:table-cell office:value-type="float" office:value="585.6377" calcext:value-type="float">
            <text:p>585.6377</text:p>
          </table:table-cell>
          <table:table-cell office:value-type="float" office:value="576.5997" calcext:value-type="float">
            <text:p>576.5997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1" calcext:value-type="float">
            <text:p>35.70121</text:p>
          </table:table-cell>
          <table:table-cell office:value-type="float" office:value="0" calcext:value-type="float">
            <text:p>0</text:p>
          </table:table-cell>
          <table:table-cell office:value-type="float" office:value="-0.001065603" calcext:value-type="float">
            <text:p>-0.0010656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9.1154" calcext:value-type="float">
            <text:p>-249.1154</text:p>
          </table:table-cell>
          <table:table-cell office:value-type="float" office:value="0" calcext:value-type="float">
            <text:p>0</text:p>
          </table:table-cell>
          <table:table-cell office:value-type="float" office:value="8.04894" calcext:value-type="float">
            <text:p>8.0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703.8791" calcext:value-type="float">
            <text:p>703.8791</text:p>
          </table:table-cell>
          <table:table-cell office:value-type="float" office:value="13225.27" calcext:value-type="float">
            <text:p>1322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.9937" calcext:value-type="float">
            <text:p>-255.9937</text:p>
          </table:table-cell>
          <table:table-cell office:value-type="float" office:value="649.262" calcext:value-type="float">
            <text:p>649.262</text:p>
          </table:table-cell>
          <table:table-cell office:value-type="float" office:value="0" calcext:value-type="float">
            <text:p>0</text:p>
          </table:table-cell>
          <table:table-cell office:value-type="float" office:value="126.3796" calcext:value-type="float">
            <text:p>126.3796</text:p>
          </table:table-cell>
          <table:table-cell office:value-type="float" office:value="456.9654" calcext:value-type="float">
            <text:p>456.9654</text:p>
          </table:table-cell>
          <table:table-cell office:value-type="float" office:value="0.05265291" calcext:value-type="float">
            <text:p>0.05265291</text:p>
          </table:table-cell>
          <table:table-cell office:value-type="float" office:value="0.00513588" calcext:value-type="float">
            <text:p>0.00513588</text:p>
          </table:table-cell>
          <table:table-cell office:value-type="float" office:value="0.003159749" calcext:value-type="float">
            <text:p>0.003159749</text:p>
          </table:table-cell>
          <table:table-cell office:value-type="float" office:value="0.000491489" calcext:value-type="float">
            <text:p>0.000491489</text:p>
          </table:table-cell>
          <table:table-cell office:value-type="float" office:value="0.06949438" calcext:value-type="float">
            <text:p>0.06949438</text:p>
          </table:table-cell>
          <table:table-cell office:value-type="float" office:value="370" calcext:value-type="float">
            <text:p>370</text:p>
          </table:table-cell>
          <table:table-cell office:value-type="float" office:value="-256.0193" calcext:value-type="float">
            <text:p>-256.0193</text:p>
          </table:table-cell>
          <table:table-cell office:value-type="float" office:value="0" calcext:value-type="float">
            <text:p>0</text:p>
          </table:table-cell>
          <table:table-cell office:value-type="float" office:value="386.9134" calcext:value-type="float">
            <text:p>386.9134</text:p>
          </table:table-cell>
          <table:table-cell office:value-type="float" office:value="1147.313" calcext:value-type="float">
            <text:p>1147.313</text:p>
          </table:table-cell>
          <table:table-cell office:value-type="float" office:value="1394.682" calcext:value-type="float">
            <text:p>1394.682</text:p>
          </table:table-cell>
          <table:table-cell office:value-type="float" office:value="1288.324" calcext:value-type="float">
            <text:p>1288.324</text:p>
          </table:table-cell>
          <table:table-cell office:value-type="float" office:value="774.8553" calcext:value-type="float">
            <text:p>774.8553</text:p>
          </table:table-cell>
          <table:table-cell office:value-type="float" office:value="1110.428" calcext:value-type="float">
            <text:p>1110.428</text:p>
          </table:table-cell>
          <table:table-cell office:value-type="float" office:value="414.128" calcext:value-type="float">
            <text:p>414.128</text:p>
          </table:table-cell>
          <table:table-cell office:value-type="float" office:value="1852.697" calcext:value-type="float">
            <text:p>1852.697</text:p>
          </table:table-cell>
          <table:table-cell office:value-type="float" office:value="2090.453" calcext:value-type="float">
            <text:p>2090.453</text:p>
          </table:table-cell>
          <table:table-cell office:value-type="float" office:value="1671.633" calcext:value-type="float">
            <text:p>1671.633</text:p>
          </table:table-cell>
          <table:table-cell office:value-type="float" office:value="585.6353" calcext:value-type="float">
            <text:p>585.6353</text:p>
          </table:table-cell>
          <table:table-cell office:value-type="float" office:value="576.5932" calcext:value-type="float">
            <text:p>576.5932</text:p>
          </table:table-cell>
          <table:table-cell office:value-type="float" office:value="142.8276" calcext:value-type="float">
            <text:p>142.8276</text:p>
          </table:table-cell>
          <table:table-cell office:value-type="float" office:value="35.70121" calcext:value-type="float">
            <text:p>35.70121</text:p>
          </table:table-cell>
          <table:table-cell office:value-type="float" office:value="0" calcext:value-type="float">
            <text:p>0</text:p>
          </table:table-cell>
          <table:table-cell office:value-type="float" office:value="-0.001092694" calcext:value-type="float">
            <text:p>-0.001092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3.1257" calcext:value-type="float">
            <text:p>-253.1257</text:p>
          </table:table-cell>
          <table:table-cell office:value-type="float" office:value="0" calcext:value-type="float">
            <text:p>0</text:p>
          </table:table-cell>
          <table:table-cell office:value-type="float" office:value="8.070935" calcext:value-type="float">
            <text:p>8.07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694.8619" calcext:value-type="float">
            <text:p>694.8619</text:p>
          </table:table-cell>
          <table:table-cell office:value-type="float" office:value="13224.29" calcext:value-type="float">
            <text:p>1322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.5685" calcext:value-type="float">
            <text:p>-262.5685</text:p>
          </table:table-cell>
          <table:table-cell office:value-type="float" office:value="664.6947" calcext:value-type="float">
            <text:p>664.6947</text:p>
          </table:table-cell>
          <table:table-cell office:value-type="float" office:value="0" calcext:value-type="float">
            <text:p>0</text:p>
          </table:table-cell>
          <table:table-cell office:value-type="float" office:value="129.7923" calcext:value-type="float">
            <text:p>129.7923</text:p>
          </table:table-cell>
          <table:table-cell office:value-type="float" office:value="449.4754" calcext:value-type="float">
            <text:p>449.4754</text:p>
          </table:table-cell>
          <table:table-cell office:value-type="float" office:value="0.05303148" calcext:value-type="float">
            <text:p>0.05303148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052165" calcext:value-type="float">
            <text:p>0.004052165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725597" calcext:value-type="float">
            <text:p>0.07725597</text:p>
          </table:table-cell>
          <table:table-cell office:value-type="float" office:value="370" calcext:value-type="float">
            <text:p>370</text:p>
          </table:table-cell>
          <table:table-cell office:value-type="float" office:value="-265.5063" calcext:value-type="float">
            <text:p>-265.5063</text:p>
          </table:table-cell>
          <table:table-cell office:value-type="float" office:value="0" calcext:value-type="float">
            <text:p>0</text:p>
          </table:table-cell>
          <table:table-cell office:value-type="float" office:value="388.8988" calcext:value-type="float">
            <text:p>388.8988</text:p>
          </table:table-cell>
          <table:table-cell office:value-type="float" office:value="1146.926" calcext:value-type="float">
            <text:p>1146.926</text:p>
          </table:table-cell>
          <table:table-cell office:value-type="float" office:value="1393.987" calcext:value-type="float">
            <text:p>1393.987</text:p>
          </table:table-cell>
          <table:table-cell office:value-type="float" office:value="1288.006" calcext:value-type="float">
            <text:p>1288.006</text:p>
          </table:table-cell>
          <table:table-cell office:value-type="float" office:value="773.1554" calcext:value-type="float">
            <text:p>773.1554</text:p>
          </table:table-cell>
          <table:table-cell office:value-type="float" office:value="1109.779" calcext:value-type="float">
            <text:p>1109.779</text:p>
          </table:table-cell>
          <table:table-cell office:value-type="float" office:value="414.2786" calcext:value-type="float">
            <text:p>414.2786</text:p>
          </table:table-cell>
          <table:table-cell office:value-type="float" office:value="1852.51" calcext:value-type="float">
            <text:p>1852.51</text:p>
          </table:table-cell>
          <table:table-cell office:value-type="float" office:value="2090.195" calcext:value-type="float">
            <text:p>2090.195</text:p>
          </table:table-cell>
          <table:table-cell office:value-type="float" office:value="1671.403" calcext:value-type="float">
            <text:p>1671.403</text:p>
          </table:table-cell>
          <table:table-cell office:value-type="float" office:value="585.567" calcext:value-type="float">
            <text:p>585.567</text:p>
          </table:table-cell>
          <table:table-cell office:value-type="float" office:value="576.4774" calcext:value-type="float">
            <text:p>576.4774</text:p>
          </table:table-cell>
          <table:table-cell office:value-type="float" office:value="142.8006" calcext:value-type="float">
            <text:p>142.8006</text:p>
          </table:table-cell>
          <table:table-cell office:value-type="float" office:value="35.69221" calcext:value-type="float">
            <text:p>35.69221</text:p>
          </table:table-cell>
          <table:table-cell office:value-type="float" office:value="0" calcext:value-type="float">
            <text:p>0</text:p>
          </table:table-cell>
          <table:table-cell office:value-type="float" office:value="-0.001162865" calcext:value-type="float">
            <text:p>-0.0011628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0.1829" calcext:value-type="float">
            <text:p>-260.1829</text:p>
          </table:table-cell>
          <table:table-cell office:value-type="float" office:value="0" calcext:value-type="float">
            <text:p>0</text:p>
          </table:table-cell>
          <table:table-cell office:value-type="float" office:value="8.487796" calcext:value-type="float">
            <text:p>8.487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683.2898" calcext:value-type="float">
            <text:p>683.2898</text:p>
          </table:table-cell>
          <table:table-cell office:value-type="float" office:value="13226.39" calcext:value-type="float">
            <text:p>1322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2.1047" calcext:value-type="float">
            <text:p>-272.1047</text:p>
          </table:table-cell>
          <table:table-cell office:value-type="float" office:value="691.6927" calcext:value-type="float">
            <text:p>691.6927</text:p>
          </table:table-cell>
          <table:table-cell office:value-type="float" office:value="0" calcext:value-type="float">
            <text:p>0</text:p>
          </table:table-cell>
          <table:table-cell office:value-type="float" office:value="135.4572" calcext:value-type="float">
            <text:p>135.4572</text:p>
          </table:table-cell>
          <table:table-cell office:value-type="float" office:value="439.479" calcext:value-type="float">
            <text:p>439.479</text:p>
          </table:table-cell>
          <table:table-cell office:value-type="float" office:value="0.05317878" calcext:value-type="float">
            <text:p>0.05317878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185219" calcext:value-type="float">
            <text:p>0.004185219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71751" calcext:value-type="float">
            <text:p>0.0771751</text:p>
          </table:table-cell>
          <table:table-cell office:value-type="float" office:value="370" calcext:value-type="float">
            <text:p>370</text:p>
          </table:table-cell>
          <table:table-cell office:value-type="float" office:value="-275.0424" calcext:value-type="float">
            <text:p>-275.0424</text:p>
          </table:table-cell>
          <table:table-cell office:value-type="float" office:value="0" calcext:value-type="float">
            <text:p>0</text:p>
          </table:table-cell>
          <table:table-cell office:value-type="float" office:value="391.0347" calcext:value-type="float">
            <text:p>391.0347</text:p>
          </table:table-cell>
          <table:table-cell office:value-type="float" office:value="1146.489" calcext:value-type="float">
            <text:p>1146.489</text:p>
          </table:table-cell>
          <table:table-cell office:value-type="float" office:value="1393.572" calcext:value-type="float">
            <text:p>1393.572</text:p>
          </table:table-cell>
          <table:table-cell office:value-type="float" office:value="1287.725" calcext:value-type="float">
            <text:p>1287.725</text:p>
          </table:table-cell>
          <table:table-cell office:value-type="float" office:value="772.9493" calcext:value-type="float">
            <text:p>772.9493</text:p>
          </table:table-cell>
          <table:table-cell office:value-type="float" office:value="1109.656" calcext:value-type="float">
            <text:p>1109.656</text:p>
          </table:table-cell>
          <table:table-cell office:value-type="float" office:value="414.2472" calcext:value-type="float">
            <text:p>414.2472</text:p>
          </table:table-cell>
          <table:table-cell office:value-type="float" office:value="1852.46" calcext:value-type="float">
            <text:p>1852.46</text:p>
          </table:table-cell>
          <table:table-cell office:value-type="float" office:value="2090.156" calcext:value-type="float">
            <text:p>2090.156</text:p>
          </table:table-cell>
          <table:table-cell office:value-type="float" office:value="1671.382" calcext:value-type="float">
            <text:p>1671.382</text:p>
          </table:table-cell>
          <table:table-cell office:value-type="float" office:value="585.5645" calcext:value-type="float">
            <text:p>585.5645</text:p>
          </table:table-cell>
          <table:table-cell office:value-type="float" office:value="576.4707" calcext:value-type="float">
            <text:p>576.4707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2" calcext:value-type="float">
            <text:p>35.6922</text:p>
          </table:table-cell>
          <table:table-cell office:value-type="float" office:value="0" calcext:value-type="float">
            <text:p>0</text:p>
          </table:table-cell>
          <table:table-cell office:value-type="float" office:value="-0.001350907" calcext:value-type="float">
            <text:p>-0.0013509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9.5605" calcext:value-type="float">
            <text:p>-269.5605</text:p>
          </table:table-cell>
          <table:table-cell office:value-type="float" office:value="0" calcext:value-type="float">
            <text:p>0</text:p>
          </table:table-cell>
          <table:table-cell office:value-type="float" office:value="8.330098" calcext:value-type="float">
            <text:p>8.33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674.2125" calcext:value-type="float">
            <text:p>674.2125</text:p>
          </table:table-cell>
          <table:table-cell office:value-type="float" office:value="13228.19" calcext:value-type="float">
            <text:p>13228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1801" calcext:value-type="float">
            <text:p>-279.1801</text:p>
          </table:table-cell>
          <table:table-cell office:value-type="float" office:value="710.4882" calcext:value-type="float">
            <text:p>710.4882</text:p>
          </table:table-cell>
          <table:table-cell office:value-type="float" office:value="0" calcext:value-type="float">
            <text:p>0</text:p>
          </table:table-cell>
          <table:table-cell office:value-type="float" office:value="139.0092" calcext:value-type="float">
            <text:p>139.0092</text:p>
          </table:table-cell>
          <table:table-cell office:value-type="float" office:value="431.4025" calcext:value-type="float">
            <text:p>431.4025</text:p>
          </table:table-cell>
          <table:table-cell office:value-type="float" office:value="0.05332166" calcext:value-type="float">
            <text:p>0.05332166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32096" calcext:value-type="float">
            <text:p>0.00432096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859487" calcext:value-type="float">
            <text:p>0.07859487</text:p>
          </table:table-cell>
          <table:table-cell office:value-type="float" office:value="370" calcext:value-type="float">
            <text:p>370</text:p>
          </table:table-cell>
          <table:table-cell office:value-type="float" office:value="-282.1192" calcext:value-type="float">
            <text:p>-282.1192</text:p>
          </table:table-cell>
          <table:table-cell office:value-type="float" office:value="0" calcext:value-type="float">
            <text:p>0</text:p>
          </table:table-cell>
          <table:table-cell office:value-type="float" office:value="393.1191" calcext:value-type="float">
            <text:p>393.1191</text:p>
          </table:table-cell>
          <table:table-cell office:value-type="float" office:value="1146.309" calcext:value-type="float">
            <text:p>1146.309</text:p>
          </table:table-cell>
          <table:table-cell office:value-type="float" office:value="1393.195" calcext:value-type="float">
            <text:p>1393.195</text:p>
          </table:table-cell>
          <table:table-cell office:value-type="float" office:value="1287.466" calcext:value-type="float">
            <text:p>1287.466</text:p>
          </table:table-cell>
          <table:table-cell office:value-type="float" office:value="772.7531" calcext:value-type="float">
            <text:p>772.7531</text:p>
          </table:table-cell>
          <table:table-cell office:value-type="float" office:value="1109.538" calcext:value-type="float">
            <text:p>1109.538</text:p>
          </table:table-cell>
          <table:table-cell office:value-type="float" office:value="414.2167" calcext:value-type="float">
            <text:p>414.2167</text:p>
          </table:table-cell>
          <table:table-cell office:value-type="float" office:value="1852.41" calcext:value-type="float">
            <text:p>1852.41</text:p>
          </table:table-cell>
          <table:table-cell office:value-type="float" office:value="2090.115" calcext:value-type="float">
            <text:p>2090.115</text:p>
          </table:table-cell>
          <table:table-cell office:value-type="float" office:value="1671.361" calcext:value-type="float">
            <text:p>1671.361</text:p>
          </table:table-cell>
          <table:table-cell office:value-type="float" office:value="585.562" calcext:value-type="float">
            <text:p>585.562</text:p>
          </table:table-cell>
          <table:table-cell office:value-type="float" office:value="576.4641" calcext:value-type="float">
            <text:p>576.4641</text:p>
          </table:table-cell>
          <table:table-cell office:value-type="float" office:value="142.8003" calcext:value-type="float">
            <text:p>142.8003</text:p>
          </table:table-cell>
          <table:table-cell office:value-type="float" office:value="35.6922" calcext:value-type="float">
            <text:p>35.6922</text:p>
          </table:table-cell>
          <table:table-cell office:value-type="float" office:value="0" calcext:value-type="float">
            <text:p>0</text:p>
          </table:table-cell>
          <table:table-cell office:value-type="float" office:value="-0.001559439" calcext:value-type="float">
            <text:p>-0.0015594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6.7333" calcext:value-type="float">
            <text:p>-276.7333</text:p>
          </table:table-cell>
          <table:table-cell office:value-type="float" office:value="0" calcext:value-type="float">
            <text:p>0</text:p>
          </table:table-cell>
          <table:table-cell office:value-type="float" office:value="8.429282" calcext:value-type="float">
            <text:p>8.42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663.8486" calcext:value-type="float">
            <text:p>663.8486</text:p>
          </table:table-cell>
          <table:table-cell office:value-type="float" office:value="13230.33" calcext:value-type="float">
            <text:p>1323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4099" calcext:value-type="float">
            <text:p>-287.4099</text:p>
          </table:table-cell>
          <table:table-cell office:value-type="float" office:value="734.0612" calcext:value-type="float">
            <text:p>734.0612</text:p>
          </table:table-cell>
          <table:table-cell office:value-type="float" office:value="0" calcext:value-type="float">
            <text:p>0</text:p>
          </table:table-cell>
          <table:table-cell office:value-type="float" office:value="142.9063" calcext:value-type="float">
            <text:p>142.9063</text:p>
          </table:table-cell>
          <table:table-cell office:value-type="float" office:value="422.3667" calcext:value-type="float">
            <text:p>422.3667</text:p>
          </table:table-cell>
          <table:table-cell office:value-type="float" office:value="0.0536669" calcext:value-type="float">
            <text:p>0.0536669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452942" calcext:value-type="float">
            <text:p>0.004452942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854041" calcext:value-type="float">
            <text:p>0.07854041</text:p>
          </table:table-cell>
          <table:table-cell office:value-type="float" office:value="370" calcext:value-type="float">
            <text:p>370</text:p>
          </table:table-cell>
          <table:table-cell office:value-type="float" office:value="-290.3488" calcext:value-type="float">
            <text:p>-290.3488</text:p>
          </table:table-cell>
          <table:table-cell office:value-type="float" office:value="0" calcext:value-type="float">
            <text:p>0</text:p>
          </table:table-cell>
          <table:table-cell office:value-type="float" office:value="395.3545" calcext:value-type="float">
            <text:p>395.3545</text:p>
          </table:table-cell>
          <table:table-cell office:value-type="float" office:value="1145.95" calcext:value-type="float">
            <text:p>1145.95</text:p>
          </table:table-cell>
          <table:table-cell office:value-type="float" office:value="1392.824" calcext:value-type="float">
            <text:p>1392.824</text:p>
          </table:table-cell>
          <table:table-cell office:value-type="float" office:value="1287.219" calcext:value-type="float">
            <text:p>1287.219</text:p>
          </table:table-cell>
          <table:table-cell office:value-type="float" office:value="772.5684" calcext:value-type="float">
            <text:p>772.5684</text:p>
          </table:table-cell>
          <table:table-cell office:value-type="float" office:value="1109.427" calcext:value-type="float">
            <text:p>1109.427</text:p>
          </table:table-cell>
          <table:table-cell office:value-type="float" office:value="414.1877" calcext:value-type="float">
            <text:p>414.1877</text:p>
          </table:table-cell>
          <table:table-cell office:value-type="float" office:value="1852.36" calcext:value-type="float">
            <text:p>1852.36</text:p>
          </table:table-cell>
          <table:table-cell office:value-type="float" office:value="2090.075" calcext:value-type="float">
            <text:p>2090.075</text:p>
          </table:table-cell>
          <table:table-cell office:value-type="float" office:value="1671.34" calcext:value-type="float">
            <text:p>1671.34</text:p>
          </table:table-cell>
          <table:table-cell office:value-type="float" office:value="585.5594" calcext:value-type="float">
            <text:p>585.5594</text:p>
          </table:table-cell>
          <table:table-cell office:value-type="float" office:value="576.4573" calcext:value-type="float">
            <text:p>576.4573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2" calcext:value-type="float">
            <text:p>35.6922</text:p>
          </table:table-cell>
          <table:table-cell office:value-type="float" office:value="0" calcext:value-type="float">
            <text:p>0</text:p>
          </table:table-cell>
          <table:table-cell office:value-type="float" office:value="-0.001581435" calcext:value-type="float">
            <text:p>-0.001581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4.8553" calcext:value-type="float">
            <text:p>-284.8553</text:p>
          </table:table-cell>
          <table:table-cell office:value-type="float" office:value="0" calcext:value-type="float">
            <text:p>0</text:p>
          </table:table-cell>
          <table:table-cell office:value-type="float" office:value="8.325215" calcext:value-type="float">
            <text:p>8.32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652.9457" calcext:value-type="float">
            <text:p>652.9457</text:p>
          </table:table-cell>
          <table:table-cell office:value-type="float" office:value="13232.68" calcext:value-type="float">
            <text:p>1323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8631" calcext:value-type="float">
            <text:p>-295.8631</text:p>
          </table:table-cell>
          <table:table-cell office:value-type="float" office:value="757.5911" calcext:value-type="float">
            <text:p>757.5911</text:p>
          </table:table-cell>
          <table:table-cell office:value-type="float" office:value="0" calcext:value-type="float">
            <text:p>0</text:p>
          </table:table-cell>
          <table:table-cell office:value-type="float" office:value="146.0088" calcext:value-type="float">
            <text:p>146.0088</text:p>
          </table:table-cell>
          <table:table-cell office:value-type="float" office:value="412.8429" calcext:value-type="float">
            <text:p>412.8429</text:p>
          </table:table-cell>
          <table:table-cell office:value-type="float" office:value="0.0540267" calcext:value-type="float">
            <text:p>0.0540267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585244" calcext:value-type="float">
            <text:p>0.004585244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853344" calcext:value-type="float">
            <text:p>0.07853344</text:p>
          </table:table-cell>
          <table:table-cell office:value-type="float" office:value="370" calcext:value-type="float">
            <text:p>370</text:p>
          </table:table-cell>
          <table:table-cell office:value-type="float" office:value="-298.8017" calcext:value-type="float">
            <text:p>-298.8017</text:p>
          </table:table-cell>
          <table:table-cell office:value-type="float" office:value="0" calcext:value-type="float">
            <text:p>0</text:p>
          </table:table-cell>
          <table:table-cell office:value-type="float" office:value="397.8423" calcext:value-type="float">
            <text:p>397.8423</text:p>
          </table:table-cell>
          <table:table-cell office:value-type="float" office:value="1145.556" calcext:value-type="float">
            <text:p>1145.556</text:p>
          </table:table-cell>
          <table:table-cell office:value-type="float" office:value="1392.415" calcext:value-type="float">
            <text:p>1392.415</text:p>
          </table:table-cell>
          <table:table-cell office:value-type="float" office:value="1286.954" calcext:value-type="float">
            <text:p>1286.954</text:p>
          </table:table-cell>
          <table:table-cell office:value-type="float" office:value="772.3786" calcext:value-type="float">
            <text:p>772.3786</text:p>
          </table:table-cell>
          <table:table-cell office:value-type="float" office:value="1109.313" calcext:value-type="float">
            <text:p>1109.313</text:p>
          </table:table-cell>
          <table:table-cell office:value-type="float" office:value="414.1584" calcext:value-type="float">
            <text:p>414.1584</text:p>
          </table:table-cell>
          <table:table-cell office:value-type="float" office:value="1852.311" calcext:value-type="float">
            <text:p>1852.311</text:p>
          </table:table-cell>
          <table:table-cell office:value-type="float" office:value="2090.035" calcext:value-type="float">
            <text:p>2090.035</text:p>
          </table:table-cell>
          <table:table-cell office:value-type="float" office:value="1671.319" calcext:value-type="float">
            <text:p>1671.319</text:p>
          </table:table-cell>
          <table:table-cell office:value-type="float" office:value="585.5569" calcext:value-type="float">
            <text:p>585.5569</text:p>
          </table:table-cell>
          <table:table-cell office:value-type="float" office:value="576.4504" calcext:value-type="float">
            <text:p>576.4504</text:p>
          </table:table-cell>
          <table:table-cell office:value-type="float" office:value="142.8001" calcext:value-type="float">
            <text:p>142.8001</text:p>
          </table:table-cell>
          <table:table-cell office:value-type="float" office:value="35.69219" calcext:value-type="float">
            <text:p>35.69219</text:p>
          </table:table-cell>
          <table:table-cell office:value-type="float" office:value="0" calcext:value-type="float">
            <text:p>0</text:p>
          </table:table-cell>
          <table:table-cell office:value-type="float" office:value="-0.001638146" calcext:value-type="float">
            <text:p>-0.001638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3.3174" calcext:value-type="float">
            <text:p>-293.3174</text:p>
          </table:table-cell>
          <table:table-cell office:value-type="float" office:value="0" calcext:value-type="float">
            <text:p>0</text:p>
          </table:table-cell>
          <table:table-cell office:value-type="float" office:value="8.337652" calcext:value-type="float">
            <text:p>8.33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645.302" calcext:value-type="float">
            <text:p>645.302</text:p>
          </table:table-cell>
          <table:table-cell office:value-type="float" office:value="13234.94" calcext:value-type="float">
            <text:p>1323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1607" calcext:value-type="float">
            <text:p>-301.1607</text:p>
          </table:table-cell>
          <table:table-cell office:value-type="float" office:value="768.2894" calcext:value-type="float">
            <text:p>768.2894</text:p>
          </table:table-cell>
          <table:table-cell office:value-type="float" office:value="0" calcext:value-type="float">
            <text:p>0</text:p>
          </table:table-cell>
          <table:table-cell office:value-type="float" office:value="137.1957" calcext:value-type="float">
            <text:p>137.1957</text:p>
          </table:table-cell>
          <table:table-cell office:value-type="float" office:value="406.7384" calcext:value-type="float">
            <text:p>406.7384</text:p>
          </table:table-cell>
          <table:table-cell office:value-type="float" office:value="0.05436361" calcext:value-type="float">
            <text:p>0.05436361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717391" calcext:value-type="float">
            <text:p>0.004717391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856565" calcext:value-type="float">
            <text:p>0.07856565</text:p>
          </table:table-cell>
          <table:table-cell office:value-type="float" office:value="370" calcext:value-type="float">
            <text:p>370</text:p>
          </table:table-cell>
          <table:table-cell office:value-type="float" office:value="-304.0991" calcext:value-type="float">
            <text:p>-304.0991</text:p>
          </table:table-cell>
          <table:table-cell office:value-type="float" office:value="0" calcext:value-type="float">
            <text:p>0</text:p>
          </table:table-cell>
          <table:table-cell office:value-type="float" office:value="400.2471" calcext:value-type="float">
            <text:p>400.2471</text:p>
          </table:table-cell>
          <table:table-cell office:value-type="float" office:value="1145.099" calcext:value-type="float">
            <text:p>1145.099</text:p>
          </table:table-cell>
          <table:table-cell office:value-type="float" office:value="1391.961" calcext:value-type="float">
            <text:p>1391.961</text:p>
          </table:table-cell>
          <table:table-cell office:value-type="float" office:value="1286.655" calcext:value-type="float">
            <text:p>1286.655</text:p>
          </table:table-cell>
          <table:table-cell office:value-type="float" office:value="772.1758" calcext:value-type="float">
            <text:p>772.1758</text:p>
          </table:table-cell>
          <table:table-cell office:value-type="float" office:value="1109.191" calcext:value-type="float">
            <text:p>1109.191</text:p>
          </table:table-cell>
          <table:table-cell office:value-type="float" office:value="414.1278" calcext:value-type="float">
            <text:p>414.1278</text:p>
          </table:table-cell>
          <table:table-cell office:value-type="float" office:value="1852.261" calcext:value-type="float">
            <text:p>1852.261</text:p>
          </table:table-cell>
          <table:table-cell office:value-type="float" office:value="2089.995" calcext:value-type="float">
            <text:p>2089.995</text:p>
          </table:table-cell>
          <table:table-cell office:value-type="float" office:value="1671.298" calcext:value-type="float">
            <text:p>1671.298</text:p>
          </table:table-cell>
          <table:table-cell office:value-type="float" office:value="585.5543" calcext:value-type="float">
            <text:p>585.5543</text:p>
          </table:table-cell>
          <table:table-cell office:value-type="float" office:value="576.4435" calcext:value-type="float">
            <text:p>576.4435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19" calcext:value-type="float">
            <text:p>35.69219</text:p>
          </table:table-cell>
          <table:table-cell office:value-type="float" office:value="0" calcext:value-type="float">
            <text:p>0</text:p>
          </table:table-cell>
          <table:table-cell office:value-type="float" office:value="-0.001680391" calcext:value-type="float">
            <text:p>-0.001680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8.615" calcext:value-type="float">
            <text:p>-298.615</text:p>
          </table:table-cell>
          <table:table-cell office:value-type="float" office:value="0" calcext:value-type="float">
            <text:p>0</text:p>
          </table:table-cell>
          <table:table-cell office:value-type="float" office:value="8.334967" calcext:value-type="float">
            <text:p>8.33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640.3239" calcext:value-type="float">
            <text:p>640.3239</text:p>
          </table:table-cell>
          <table:table-cell office:value-type="float" office:value="13236.27" calcext:value-type="float">
            <text:p>1323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6906" calcext:value-type="float">
            <text:p>-304.6906</text:p>
          </table:table-cell>
          <table:table-cell office:value-type="float" office:value="774.1718" calcext:value-type="float">
            <text:p>774.1718</text:p>
          </table:table-cell>
          <table:table-cell office:value-type="float" office:value="0" calcext:value-type="float">
            <text:p>0</text:p>
          </table:table-cell>
          <table:table-cell office:value-type="float" office:value="129.4446" calcext:value-type="float">
            <text:p>129.4446</text:p>
          </table:table-cell>
          <table:table-cell office:value-type="float" office:value="403.3633" calcext:value-type="float">
            <text:p>403.3633</text:p>
          </table:table-cell>
          <table:table-cell office:value-type="float" office:value="0.05469565" calcext:value-type="float">
            <text:p>0.05469565</text:p>
          </table:table-cell>
          <table:table-cell office:value-type="float" office:value="2.851022" calcext:value-type="float">
            <text:p>2.851022</text:p>
          </table:table-cell>
          <table:table-cell office:value-type="float" office:value="0.0048496" calcext:value-type="float">
            <text:p>0.0048496</text:p>
          </table:table-cell>
          <table:table-cell office:value-type="float" office:value="0.05849002" calcext:value-type="float">
            <text:p>0.05849002</text:p>
          </table:table-cell>
          <table:table-cell office:value-type="float" office:value="0.07863116" calcext:value-type="float">
            <text:p>0.07863116</text:p>
          </table:table-cell>
          <table:table-cell office:value-type="float" office:value="370" calcext:value-type="float">
            <text:p>370</text:p>
          </table:table-cell>
          <table:table-cell office:value-type="float" office:value="-307.6289" calcext:value-type="float">
            <text:p>-307.6289</text:p>
          </table:table-cell>
          <table:table-cell office:value-type="float" office:value="0" calcext:value-type="float">
            <text:p>0</text:p>
          </table:table-cell>
          <table:table-cell office:value-type="float" office:value="401.7862" calcext:value-type="float">
            <text:p>401.7862</text:p>
          </table:table-cell>
          <table:table-cell office:value-type="float" office:value="1144.606" calcext:value-type="float">
            <text:p>1144.606</text:p>
          </table:table-cell>
          <table:table-cell office:value-type="float" office:value="1391.469" calcext:value-type="float">
            <text:p>1391.469</text:p>
          </table:table-cell>
          <table:table-cell office:value-type="float" office:value="1286.336" calcext:value-type="float">
            <text:p>1286.336</text:p>
          </table:table-cell>
          <table:table-cell office:value-type="float" office:value="771.9576" calcext:value-type="float">
            <text:p>771.9576</text:p>
          </table:table-cell>
          <table:table-cell office:value-type="float" office:value="1109.061" calcext:value-type="float">
            <text:p>1109.061</text:p>
          </table:table-cell>
          <table:table-cell office:value-type="float" office:value="414.0958" calcext:value-type="float">
            <text:p>414.0958</text:p>
          </table:table-cell>
          <table:table-cell office:value-type="float" office:value="1852.21" calcext:value-type="float">
            <text:p>1852.21</text:p>
          </table:table-cell>
          <table:table-cell office:value-type="float" office:value="2089.953" calcext:value-type="float">
            <text:p>2089.953</text:p>
          </table:table-cell>
          <table:table-cell office:value-type="float" office:value="1671.276" calcext:value-type="float">
            <text:p>1671.276</text:p>
          </table:table-cell>
          <table:table-cell office:value-type="float" office:value="585.5516" calcext:value-type="float">
            <text:p>585.5516</text:p>
          </table:table-cell>
          <table:table-cell office:value-type="float" office:value="576.4365" calcext:value-type="float">
            <text:p>576.4365</text:p>
          </table:table-cell>
          <table:table-cell office:value-type="float" office:value="142.7998" calcext:value-type="float">
            <text:p>142.7998</text:p>
          </table:table-cell>
          <table:table-cell office:value-type="float" office:value="35.69219" calcext:value-type="float">
            <text:p>35.69219</text:p>
          </table:table-cell>
          <table:table-cell office:value-type="float" office:value="0" calcext:value-type="float">
            <text:p>0</text:p>
          </table:table-cell>
          <table:table-cell office:value-type="float" office:value="-0.001735279" calcext:value-type="float">
            <text:p>-0.001735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2.1705" calcext:value-type="float">
            <text:p>-302.1705</text:p>
          </table:table-cell>
          <table:table-cell office:value-type="float" office:value="0" calcext:value-type="float">
            <text:p>0</text:p>
          </table:table-cell>
          <table:table-cell office:value-type="float" office:value="8.358864" calcext:value-type="float">
            <text:p>8.358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636.1002" calcext:value-type="float">
            <text:p>636.1002</text:p>
          </table:table-cell>
          <table:table-cell office:value-type="float" office:value="13235.57" calcext:value-type="float">
            <text:p>1323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7.582" calcext:value-type="float">
            <text:p>-307.582</text:p>
          </table:table-cell>
          <table:table-cell office:value-type="float" office:value="778.6947" calcext:value-type="float">
            <text:p>778.6947</text:p>
          </table:table-cell>
          <table:table-cell office:value-type="float" office:value="0" calcext:value-type="float">
            <text:p>0</text:p>
          </table:table-cell>
          <table:table-cell office:value-type="float" office:value="125.9905" calcext:value-type="float">
            <text:p>125.9905</text:p>
          </table:table-cell>
          <table:table-cell office:value-type="float" office:value="400.7074" calcext:value-type="float">
            <text:p>400.7074</text:p>
          </table:table-cell>
          <table:table-cell office:value-type="float" office:value="0.05501292" calcext:value-type="float">
            <text:p>0.05501292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5331032" calcext:value-type="float">
            <text:p>0.005331032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531345" calcext:value-type="float">
            <text:p>0.08531345</text:p>
          </table:table-cell>
          <table:table-cell office:value-type="float" office:value="370" calcext:value-type="float">
            <text:p>370</text:p>
          </table:table-cell>
          <table:table-cell office:value-type="float" office:value="-312.1583" calcext:value-type="float">
            <text:p>-312.1583</text:p>
          </table:table-cell>
          <table:table-cell office:value-type="float" office:value="0" calcext:value-type="float">
            <text:p>0</text:p>
          </table:table-cell>
          <table:table-cell office:value-type="float" office:value="402.9227" calcext:value-type="float">
            <text:p>402.9227</text:p>
          </table:table-cell>
          <table:table-cell office:value-type="float" office:value="1144.146" calcext:value-type="float">
            <text:p>1144.146</text:p>
          </table:table-cell>
          <table:table-cell office:value-type="float" office:value="1390.832" calcext:value-type="float">
            <text:p>1390.832</text:p>
          </table:table-cell>
          <table:table-cell office:value-type="float" office:value="1285.992" calcext:value-type="float">
            <text:p>1285.992</text:p>
          </table:table-cell>
          <table:table-cell office:value-type="float" office:value="770.9097" calcext:value-type="float">
            <text:p>770.9097</text:p>
          </table:table-cell>
          <table:table-cell office:value-type="float" office:value="1108.632" calcext:value-type="float">
            <text:p>1108.632</text:p>
          </table:table-cell>
          <table:table-cell office:value-type="float" office:value="414.1617" calcext:value-type="float">
            <text:p>414.1617</text:p>
          </table:table-cell>
          <table:table-cell office:value-type="float" office:value="1852.08" calcext:value-type="float">
            <text:p>1852.08</text:p>
          </table:table-cell>
          <table:table-cell office:value-type="float" office:value="2089.793" calcext:value-type="float">
            <text:p>2089.793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585.5125" calcext:value-type="float">
            <text:p>585.5125</text:p>
          </table:table-cell>
          <table:table-cell office:value-type="float" office:value="576.3693" calcext:value-type="float">
            <text:p>576.3693</text:p>
          </table:table-cell>
          <table:table-cell office:value-type="float" office:value="142.785" calcext:value-type="float">
            <text:p>142.785</text:p>
          </table:table-cell>
          <table:table-cell office:value-type="float" office:value="35.68721" calcext:value-type="float">
            <text:p>35.68721</text:p>
          </table:table-cell>
          <table:table-cell office:value-type="float" office:value="0" calcext:value-type="float">
            <text:p>0</text:p>
          </table:table-cell>
          <table:table-cell office:value-type="float" office:value="-0.001798656" calcext:value-type="float">
            <text:p>-0.0017986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5.4055" calcext:value-type="float">
            <text:p>-305.4055</text:p>
          </table:table-cell>
          <table:table-cell office:value-type="float" office:value="0" calcext:value-type="float">
            <text:p>0</text:p>
          </table:table-cell>
          <table:table-cell office:value-type="float" office:value="8.663554" calcext:value-type="float">
            <text:p>8.66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628.2448" calcext:value-type="float">
            <text:p>628.2448</text:p>
          </table:table-cell>
          <table:table-cell office:value-type="float" office:value="13236.65" calcext:value-type="float">
            <text:p>1323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2156" calcext:value-type="float">
            <text:p>-314.2156</text:p>
          </table:table-cell>
          <table:table-cell office:value-type="float" office:value="796.1446" calcext:value-type="float">
            <text:p>796.1446</text:p>
          </table:table-cell>
          <table:table-cell office:value-type="float" office:value="0" calcext:value-type="float">
            <text:p>0</text:p>
          </table:table-cell>
          <table:table-cell office:value-type="float" office:value="129.8698" calcext:value-type="float">
            <text:p>129.8698</text:p>
          </table:table-cell>
          <table:table-cell office:value-type="float" office:value="394.4238" calcext:value-type="float">
            <text:p>394.4238</text:p>
          </table:table-cell>
          <table:table-cell office:value-type="float" office:value="0.05520182" calcext:value-type="float">
            <text:p>0.05520182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5520488" calcext:value-type="float">
            <text:p>0.005520488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50289" calcext:value-type="float">
            <text:p>0.0850289</text:p>
          </table:table-cell>
          <table:table-cell office:value-type="float" office:value="370" calcext:value-type="float">
            <text:p>370</text:p>
          </table:table-cell>
          <table:table-cell office:value-type="float" office:value="-318.7916" calcext:value-type="float">
            <text:p>-318.7916</text:p>
          </table:table-cell>
          <table:table-cell office:value-type="float" office:value="0" calcext:value-type="float">
            <text:p>0</text:p>
          </table:table-cell>
          <table:table-cell office:value-type="float" office:value="404.1075" calcext:value-type="float">
            <text:p>404.1075</text:p>
          </table:table-cell>
          <table:table-cell office:value-type="float" office:value="1143.709" calcext:value-type="float">
            <text:p>1143.709</text:p>
          </table:table-cell>
          <table:table-cell office:value-type="float" office:value="1390.406" calcext:value-type="float">
            <text:p>1390.406</text:p>
          </table:table-cell>
          <table:table-cell office:value-type="float" office:value="1285.691" calcext:value-type="float">
            <text:p>1285.691</text:p>
          </table:table-cell>
          <table:table-cell office:value-type="float" office:value="770.6948" calcext:value-type="float">
            <text:p>770.6948</text:p>
          </table:table-cell>
          <table:table-cell office:value-type="float" office:value="1108.498" calcext:value-type="float">
            <text:p>1108.498</text:p>
          </table:table-cell>
          <table:table-cell office:value-type="float" office:value="414.1276" calcext:value-type="float">
            <text:p>414.1276</text:p>
          </table:table-cell>
          <table:table-cell office:value-type="float" office:value="1852.026" calcext:value-type="float">
            <text:p>1852.026</text:p>
          </table:table-cell>
          <table:table-cell office:value-type="float" office:value="2089.751" calcext:value-type="float">
            <text:p>2089.751</text:p>
          </table:table-cell>
          <table:table-cell office:value-type="float" office:value="1671.118" calcext:value-type="float">
            <text:p>1671.118</text:p>
          </table:table-cell>
          <table:table-cell office:value-type="float" office:value="585.5098" calcext:value-type="float">
            <text:p>585.5098</text:p>
          </table:table-cell>
          <table:table-cell office:value-type="float" office:value="576.3622" calcext:value-type="float">
            <text:p>576.3622</text:p>
          </table:table-cell>
          <table:table-cell office:value-type="float" office:value="142.7849" calcext:value-type="float">
            <text:p>142.7849</text:p>
          </table:table-cell>
          <table:table-cell office:value-type="float" office:value="35.68721" calcext:value-type="float">
            <text:p>35.68721</text:p>
          </table:table-cell>
          <table:table-cell office:value-type="float" office:value="0" calcext:value-type="float">
            <text:p>0</text:p>
          </table:table-cell>
          <table:table-cell office:value-type="float" office:value="-0.00199339" calcext:value-type="float">
            <text:p>-0.001993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2.0857" calcext:value-type="float">
            <text:p>-312.0857</text:p>
          </table:table-cell>
          <table:table-cell office:value-type="float" office:value="0" calcext:value-type="float">
            <text:p>0</text:p>
          </table:table-cell>
          <table:table-cell office:value-type="float" office:value="8.707373" calcext:value-type="float">
            <text:p>8.70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618.6343" calcext:value-type="float">
            <text:p>618.6343</text:p>
          </table:table-cell>
          <table:table-cell office:value-type="float" office:value="13238.28" calcext:value-type="float">
            <text:p>1323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2.1989" calcext:value-type="float">
            <text:p>-322.1989</text:p>
          </table:table-cell>
          <table:table-cell office:value-type="float" office:value="819.5121" calcext:value-type="float">
            <text:p>819.5121</text:p>
          </table:table-cell>
          <table:table-cell office:value-type="float" office:value="0" calcext:value-type="float">
            <text:p>0</text:p>
          </table:table-cell>
          <table:table-cell office:value-type="float" office:value="134.3298" calcext:value-type="float">
            <text:p>134.3298</text:p>
          </table:table-cell>
          <table:table-cell office:value-type="float" office:value="386.3546" calcext:value-type="float">
            <text:p>386.3546</text:p>
          </table:table-cell>
          <table:table-cell office:value-type="float" office:value="0.05549961" calcext:value-type="float">
            <text:p>0.05549961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5651774" calcext:value-type="float">
            <text:p>0.005651774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81607" calcext:value-type="float">
            <text:p>0.08481607</text:p>
          </table:table-cell>
          <table:table-cell office:value-type="float" office:value="370" calcext:value-type="float">
            <text:p>370</text:p>
          </table:table-cell>
          <table:table-cell office:value-type="float" office:value="-326.7745" calcext:value-type="float">
            <text:p>-326.7745</text:p>
          </table:table-cell>
          <table:table-cell office:value-type="float" office:value="0" calcext:value-type="float">
            <text:p>0</text:p>
          </table:table-cell>
          <table:table-cell office:value-type="float" office:value="405.84" calcext:value-type="float">
            <text:p>405.84</text:p>
          </table:table-cell>
          <table:table-cell office:value-type="float" office:value="1143.285" calcext:value-type="float">
            <text:p>1143.285</text:p>
          </table:table-cell>
          <table:table-cell office:value-type="float" office:value="1389.968" calcext:value-type="float">
            <text:p>1389.968</text:p>
          </table:table-cell>
          <table:table-cell office:value-type="float" office:value="1285.401" calcext:value-type="float">
            <text:p>1285.401</text:p>
          </table:table-cell>
          <table:table-cell office:value-type="float" office:value="770.4885" calcext:value-type="float">
            <text:p>770.4885</text:p>
          </table:table-cell>
          <table:table-cell office:value-type="float" office:value="1108.37" calcext:value-type="float">
            <text:p>1108.37</text:p>
          </table:table-cell>
          <table:table-cell office:value-type="float" office:value="414.0951" calcext:value-type="float">
            <text:p>414.0951</text:p>
          </table:table-cell>
          <table:table-cell office:value-type="float" office:value="1851.973" calcext:value-type="float">
            <text:p>1851.973</text:p>
          </table:table-cell>
          <table:table-cell office:value-type="float" office:value="2089.709" calcext:value-type="float">
            <text:p>2089.709</text:p>
          </table:table-cell>
          <table:table-cell office:value-type="float" office:value="1671.097" calcext:value-type="float">
            <text:p>1671.097</text:p>
          </table:table-cell>
          <table:table-cell office:value-type="float" office:value="585.5071" calcext:value-type="float">
            <text:p>585.5071</text:p>
          </table:table-cell>
          <table:table-cell office:value-type="float" office:value="576.355" calcext:value-type="float">
            <text:p>576.355</text:p>
          </table:table-cell>
          <table:table-cell office:value-type="float" office:value="142.7848" calcext:value-type="float">
            <text:p>142.7848</text:p>
          </table:table-cell>
          <table:table-cell office:value-type="float" office:value="35.68721" calcext:value-type="float">
            <text:p>35.68721</text:p>
          </table:table-cell>
          <table:table-cell office:value-type="float" office:value="0" calcext:value-type="float">
            <text:p>0</text:p>
          </table:table-cell>
          <table:table-cell office:value-type="float" office:value="-0.00206589" calcext:value-type="float">
            <text:p>-0.00206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9.9861" calcext:value-type="float">
            <text:p>-319.9861</text:p>
          </table:table-cell>
          <table:table-cell office:value-type="float" office:value="0" calcext:value-type="float">
            <text:p>0</text:p>
          </table:table-cell>
          <table:table-cell office:value-type="float" office:value="8.621036" calcext:value-type="float">
            <text:p>8.62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610.839" calcext:value-type="float">
            <text:p>610.839</text:p>
          </table:table-cell>
          <table:table-cell office:value-type="float" office:value="13239.63" calcext:value-type="float">
            <text:p>1323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8.6068" calcext:value-type="float">
            <text:p>-328.6068</text:p>
          </table:table-cell>
          <table:table-cell office:value-type="float" office:value="838.7513" calcext:value-type="float">
            <text:p>838.7513</text:p>
          </table:table-cell>
          <table:table-cell office:value-type="float" office:value="0" calcext:value-type="float">
            <text:p>0</text:p>
          </table:table-cell>
          <table:table-cell office:value-type="float" office:value="136.7963" calcext:value-type="float">
            <text:p>136.7963</text:p>
          </table:table-cell>
          <table:table-cell office:value-type="float" office:value="380.0514" calcext:value-type="float">
            <text:p>380.0514</text:p>
          </table:table-cell>
          <table:table-cell office:value-type="float" office:value="0.05582944" calcext:value-type="float">
            <text:p>0.05582944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5783166" calcext:value-type="float">
            <text:p>0.005783166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66144" calcext:value-type="float">
            <text:p>0.08466144</text:p>
          </table:table-cell>
          <table:table-cell office:value-type="float" office:value="370" calcext:value-type="float">
            <text:p>370</text:p>
          </table:table-cell>
          <table:table-cell office:value-type="float" office:value="-333.182" calcext:value-type="float">
            <text:p>-333.182</text:p>
          </table:table-cell>
          <table:table-cell office:value-type="float" office:value="0" calcext:value-type="float">
            <text:p>0</text:p>
          </table:table-cell>
          <table:table-cell office:value-type="float" office:value="407.3528" calcext:value-type="float">
            <text:p>407.3528</text:p>
          </table:table-cell>
          <table:table-cell office:value-type="float" office:value="1142.858" calcext:value-type="float">
            <text:p>1142.858</text:p>
          </table:table-cell>
          <table:table-cell office:value-type="float" office:value="1389.528" calcext:value-type="float">
            <text:p>1389.528</text:p>
          </table:table-cell>
          <table:table-cell office:value-type="float" office:value="1285.109" calcext:value-type="float">
            <text:p>1285.109</text:p>
          </table:table-cell>
          <table:table-cell office:value-type="float" office:value="770.2823" calcext:value-type="float">
            <text:p>770.2823</text:p>
          </table:table-cell>
          <table:table-cell office:value-type="float" office:value="1108.241" calcext:value-type="float">
            <text:p>1108.241</text:p>
          </table:table-cell>
          <table:table-cell office:value-type="float" office:value="414.0624" calcext:value-type="float">
            <text:p>414.0624</text:p>
          </table:table-cell>
          <table:table-cell office:value-type="float" office:value="1851.919" calcext:value-type="float">
            <text:p>1851.919</text:p>
          </table:table-cell>
          <table:table-cell office:value-type="float" office:value="2089.667" calcext:value-type="float">
            <text:p>2089.667</text:p>
          </table:table-cell>
          <table:table-cell office:value-type="float" office:value="1671.075" calcext:value-type="float">
            <text:p>1671.075</text:p>
          </table:table-cell>
          <table:table-cell office:value-type="float" office:value="585.5043" calcext:value-type="float">
            <text:p>585.5043</text:p>
          </table:table-cell>
          <table:table-cell office:value-type="float" office:value="576.3478" calcext:value-type="float">
            <text:p>576.3478</text:p>
          </table:table-cell>
          <table:table-cell office:value-type="float" office:value="142.7846" calcext:value-type="float">
            <text:p>142.7846</text:p>
          </table:table-cell>
          <table:table-cell office:value-type="float" office:value="35.68721" calcext:value-type="float">
            <text:p>35.68721</text:p>
          </table:table-cell>
          <table:table-cell office:value-type="float" office:value="0" calcext:value-type="float">
            <text:p>0</text:p>
          </table:table-cell>
          <table:table-cell office:value-type="float" office:value="-0.002104927" calcext:value-type="float">
            <text:p>-0.002104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6.3455" calcext:value-type="float">
            <text:p>-326.3455</text:p>
          </table:table-cell>
          <table:table-cell office:value-type="float" office:value="0" calcext:value-type="float">
            <text:p>0</text:p>
          </table:table-cell>
          <table:table-cell office:value-type="float" office:value="8.570181" calcext:value-type="float">
            <text:p>8.57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607.548" calcext:value-type="float">
            <text:p>607.548</text:p>
          </table:table-cell>
          <table:table-cell office:value-type="float" office:value="13240.23" calcext:value-type="float">
            <text:p>13240.23</text:p>
          </table:table-cell>
          <table:table-cell office:value-type="float" office:value="0" calcext:value-type="float">
            <text:p>0</text:p>
          </table:table-cell>
          <table:table-cell office:value-type="float" office:value="0.0008160769" calcext:value-type="float">
            <text:p>0.0008160769</text:p>
          </table:table-cell>
          <table:table-cell office:value-type="float" office:value="-331.2024" calcext:value-type="float">
            <text:p>-331.2024</text:p>
          </table:table-cell>
          <table:table-cell office:value-type="float" office:value="844.4066" calcext:value-type="float">
            <text:p>844.4066</text:p>
          </table:table-cell>
          <table:table-cell office:value-type="float" office:value="-0.008617465" calcext:value-type="float">
            <text:p>-0.008617465</text:p>
          </table:table-cell>
          <table:table-cell office:value-type="float" office:value="132.6748" calcext:value-type="float">
            <text:p>132.6748</text:p>
          </table:table-cell>
          <table:table-cell office:value-type="float" office:value="378.1316" calcext:value-type="float">
            <text:p>378.1316</text:p>
          </table:table-cell>
          <table:table-cell office:value-type="float" office:value="0.05616198" calcext:value-type="float">
            <text:p>0.05616198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5914652" calcext:value-type="float">
            <text:p>0.005914652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55587" calcext:value-type="float">
            <text:p>0.08455587</text:p>
          </table:table-cell>
          <table:table-cell office:value-type="float" office:value="370" calcext:value-type="float">
            <text:p>370</text:p>
          </table:table-cell>
          <table:table-cell office:value-type="float" office:value="-335.7923" calcext:value-type="float">
            <text:p>-335.7923</text:p>
          </table:table-cell>
          <table:table-cell office:value-type="float" office:value="0" calcext:value-type="float">
            <text:p>0</text:p>
          </table:table-cell>
          <table:table-cell office:value-type="float" office:value="408.214" calcext:value-type="float">
            <text:p>408.214</text:p>
          </table:table-cell>
          <table:table-cell office:value-type="float" office:value="1142.445" calcext:value-type="float">
            <text:p>1142.445</text:p>
          </table:table-cell>
          <table:table-cell office:value-type="float" office:value="1389.096" calcext:value-type="float">
            <text:p>1389.096</text:p>
          </table:table-cell>
          <table:table-cell office:value-type="float" office:value="1284.822" calcext:value-type="float">
            <text:p>1284.822</text:p>
          </table:table-cell>
          <table:table-cell office:value-type="float" office:value="770.0744" calcext:value-type="float">
            <text:p>770.0744</text:p>
          </table:table-cell>
          <table:table-cell office:value-type="float" office:value="1108.111" calcext:value-type="float">
            <text:p>1108.111</text:p>
          </table:table-cell>
          <table:table-cell office:value-type="float" office:value="414.0296" calcext:value-type="float">
            <text:p>414.0296</text:p>
          </table:table-cell>
          <table:table-cell office:value-type="float" office:value="1851.866" calcext:value-type="float">
            <text:p>1851.866</text:p>
          </table:table-cell>
          <table:table-cell office:value-type="float" office:value="2089.624" calcext:value-type="float">
            <text:p>2089.624</text:p>
          </table:table-cell>
          <table:table-cell office:value-type="float" office:value="1671.053" calcext:value-type="float">
            <text:p>1671.053</text:p>
          </table:table-cell>
          <table:table-cell office:value-type="float" office:value="585.5014" calcext:value-type="float">
            <text:p>585.5014</text:p>
          </table:table-cell>
          <table:table-cell office:value-type="float" office:value="576.3403" calcext:value-type="float">
            <text:p>576.3403</text:p>
          </table:table-cell>
          <table:table-cell office:value-type="float" office:value="142.7845" calcext:value-type="float">
            <text:p>142.7845</text:p>
          </table:table-cell>
          <table:table-cell office:value-type="float" office:value="35.6872" calcext:value-type="float">
            <text:p>35.6872</text:p>
          </table:table-cell>
          <table:table-cell office:value-type="float" office:value="0" calcext:value-type="float">
            <text:p>0</text:p>
          </table:table-cell>
          <table:table-cell office:value-type="float" office:value="-0.002132522" calcext:value-type="float">
            <text:p>-0.002132522</text:p>
          </table:table-cell>
          <table:table-cell office:value-type="float" office:value="0" calcext:value-type="float">
            <text:p>0</text:p>
          </table:table-cell>
          <table:table-cell office:value-type="float" office:value="0.009119838" calcext:value-type="float">
            <text:p>0.009119838</text:p>
          </table:table-cell>
          <table:table-cell office:value-type="float" office:value="0.006839676" calcext:value-type="float">
            <text:p>0.006839676</text:p>
          </table:table-cell>
          <table:table-cell office:value-type="float" office:value="-0.03057623" calcext:value-type="float">
            <text:p>-0.03057623</text:p>
          </table:table-cell>
          <table:table-cell office:value-type="float" office:value="-0.02373655" calcext:value-type="float">
            <text:p>-0.02373655</text:p>
          </table:table-cell>
          <table:table-cell office:value-type="float" office:value="-328.9505" calcext:value-type="float">
            <text:p>-328.9505</text:p>
          </table:table-cell>
          <table:table-cell office:value-type="float" office:value="0" calcext:value-type="float">
            <text:p>0</text:p>
          </table:table-cell>
          <table:table-cell office:value-type="float" office:value="8.586053" calcext:value-type="float">
            <text:p>8.586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604.6066" calcext:value-type="float">
            <text:p>604.6066</text:p>
          </table:table-cell>
          <table:table-cell office:value-type="float" office:value="13240.68" calcext:value-type="float">
            <text:p>13240.68</text:p>
          </table:table-cell>
          <table:table-cell office:value-type="float" office:value="0" calcext:value-type="float">
            <text:p>0</text:p>
          </table:table-cell>
          <table:table-cell office:value-type="float" office:value="0.001649274" calcext:value-type="float">
            <text:p>0.001649274</text:p>
          </table:table-cell>
          <table:table-cell office:value-type="float" office:value="-333.582" calcext:value-type="float">
            <text:p>-333.582</text:p>
          </table:table-cell>
          <table:table-cell office:value-type="float" office:value="849.2202" calcext:value-type="float">
            <text:p>849.2202</text:p>
          </table:table-cell>
          <table:table-cell office:value-type="float" office:value="-0.02359726" calcext:value-type="float">
            <text:p>-0.02359726</text:p>
          </table:table-cell>
          <table:table-cell office:value-type="float" office:value="128.6988" calcext:value-type="float">
            <text:p>128.6988</text:p>
          </table:table-cell>
          <table:table-cell office:value-type="float" office:value="376.5824" calcext:value-type="float">
            <text:p>376.5824</text:p>
          </table:table-cell>
          <table:table-cell office:value-type="float" office:value="0.05642382" calcext:value-type="float">
            <text:p>0.05642382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046217" calcext:value-type="float">
            <text:p>0.006046217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49274" calcext:value-type="float">
            <text:p>0.08449274</text:p>
          </table:table-cell>
          <table:table-cell office:value-type="float" office:value="370" calcext:value-type="float">
            <text:p>370</text:p>
          </table:table-cell>
          <table:table-cell office:value-type="float" office:value="-338.1813" calcext:value-type="float">
            <text:p>-338.1813</text:p>
          </table:table-cell>
          <table:table-cell office:value-type="float" office:value="0" calcext:value-type="float">
            <text:p>0</text:p>
          </table:table-cell>
          <table:table-cell office:value-type="float" office:value="408.9522" calcext:value-type="float">
            <text:p>408.9522</text:p>
          </table:table-cell>
          <table:table-cell office:value-type="float" office:value="1142.002" calcext:value-type="float">
            <text:p>1142.002</text:p>
          </table:table-cell>
          <table:table-cell office:value-type="float" office:value="1388.65" calcext:value-type="float">
            <text:p>1388.65</text:p>
          </table:table-cell>
          <table:table-cell office:value-type="float" office:value="1284.522" calcext:value-type="float">
            <text:p>1284.522</text:p>
          </table:table-cell>
          <table:table-cell office:value-type="float" office:value="769.8727" calcext:value-type="float">
            <text:p>769.8727</text:p>
          </table:table-cell>
          <table:table-cell office:value-type="float" office:value="1107.981" calcext:value-type="float">
            <text:p>1107.981</text:p>
          </table:table-cell>
          <table:table-cell office:value-type="float" office:value="413.9967" calcext:value-type="float">
            <text:p>413.9967</text:p>
          </table:table-cell>
          <table:table-cell office:value-type="float" office:value="1851.812" calcext:value-type="float">
            <text:p>1851.812</text:p>
          </table:table-cell>
          <table:table-cell office:value-type="float" office:value="2089.582" calcext:value-type="float">
            <text:p>2089.582</text:p>
          </table:table-cell>
          <table:table-cell office:value-type="float" office:value="1671.031" calcext:value-type="float">
            <text:p>1671.031</text:p>
          </table:table-cell>
          <table:table-cell office:value-type="float" office:value="585.4985" calcext:value-type="float">
            <text:p>585.4985</text:p>
          </table:table-cell>
          <table:table-cell office:value-type="float" office:value="576.3329" calcext:value-type="float">
            <text:p>576.3329</text:p>
          </table:table-cell>
          <table:table-cell office:value-type="float" office:value="142.7844" calcext:value-type="float">
            <text:p>142.7844</text:p>
          </table:table-cell>
          <table:table-cell office:value-type="float" office:value="35.6872" calcext:value-type="float">
            <text:p>35.6872</text:p>
          </table:table-cell>
          <table:table-cell office:value-type="float" office:value="0" calcext:value-type="float">
            <text:p>0</text:p>
          </table:table-cell>
          <table:table-cell office:value-type="float" office:value="-0.002172415" calcext:value-type="float">
            <text:p>-0.002172415</text:p>
          </table:table-cell>
          <table:table-cell office:value-type="float" office:value="0" calcext:value-type="float">
            <text:p>0</text:p>
          </table:table-cell>
          <table:table-cell office:value-type="float" office:value="0.02543956" calcext:value-type="float">
            <text:p>0.02543956</text:p>
          </table:table-cell>
          <table:table-cell office:value-type="float" office:value="0.08071694" calcext:value-type="float">
            <text:p>0.08071694</text:p>
          </table:table-cell>
          <table:table-cell office:value-type="float" office:value="-0.1291431" calcext:value-type="float">
            <text:p>-0.1291431</text:p>
          </table:table-cell>
          <table:table-cell office:value-type="float" office:value="-0.04842612" calcext:value-type="float">
            <text:p>-0.04842612</text:p>
          </table:table-cell>
          <table:table-cell office:value-type="float" office:value="-331.3542" calcext:value-type="float">
            <text:p>-331.3542</text:p>
          </table:table-cell>
          <table:table-cell office:value-type="float" office:value="0" calcext:value-type="float">
            <text:p>0</text:p>
          </table:table-cell>
          <table:table-cell office:value-type="float" office:value="8.624231" calcext:value-type="float">
            <text:p>8.624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601.5189" calcext:value-type="float">
            <text:p>601.5189</text:p>
          </table:table-cell>
          <table:table-cell office:value-type="float" office:value="13241.11" calcext:value-type="float">
            <text:p>13241.11</text:p>
          </table:table-cell>
          <table:table-cell office:value-type="float" office:value="0" calcext:value-type="float">
            <text:p>0</text:p>
          </table:table-cell>
          <table:table-cell office:value-type="float" office:value="0.002567778" calcext:value-type="float">
            <text:p>0.002567778</text:p>
          </table:table-cell>
          <table:table-cell office:value-type="float" office:value="-336.1137" calcext:value-type="float">
            <text:p>-336.1137</text:p>
          </table:table-cell>
          <table:table-cell office:value-type="float" office:value="854.0119" calcext:value-type="float">
            <text:p>854.0119</text:p>
          </table:table-cell>
          <table:table-cell office:value-type="float" office:value="-0.05100987" calcext:value-type="float">
            <text:p>-0.05100987</text:p>
          </table:table-cell>
          <table:table-cell office:value-type="float" office:value="124.2935" calcext:value-type="float">
            <text:p>124.2935</text:p>
          </table:table-cell>
          <table:table-cell office:value-type="float" office:value="375.0828" calcext:value-type="float">
            <text:p>375.0828</text:p>
          </table:table-cell>
          <table:table-cell office:value-type="float" office:value="0.05658264" calcext:value-type="float">
            <text:p>0.05658264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177851" calcext:value-type="float">
            <text:p>0.006177851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46721" calcext:value-type="float">
            <text:p>0.08446721</text:p>
          </table:table-cell>
          <table:table-cell office:value-type="float" office:value="370" calcext:value-type="float">
            <text:p>370</text:p>
          </table:table-cell>
          <table:table-cell office:value-type="float" office:value="-340.6274" calcext:value-type="float">
            <text:p>-340.6274</text:p>
          </table:table-cell>
          <table:table-cell office:value-type="float" office:value="0" calcext:value-type="float">
            <text:p>0</text:p>
          </table:table-cell>
          <table:table-cell office:value-type="float" office:value="409.682" calcext:value-type="float">
            <text:p>409.682</text:p>
          </table:table-cell>
          <table:table-cell office:value-type="float" office:value="1141.475" calcext:value-type="float">
            <text:p>1141.475</text:p>
          </table:table-cell>
          <table:table-cell office:value-type="float" office:value="1388.14" calcext:value-type="float">
            <text:p>1388.14</text:p>
          </table:table-cell>
          <table:table-cell office:value-type="float" office:value="1284.194" calcext:value-type="float">
            <text:p>1284.194</text:p>
          </table:table-cell>
          <table:table-cell office:value-type="float" office:value="769.6503" calcext:value-type="float">
            <text:p>769.6503</text:p>
          </table:table-cell>
          <table:table-cell office:value-type="float" office:value="1107.842" calcext:value-type="float">
            <text:p>1107.842</text:p>
          </table:table-cell>
          <table:table-cell office:value-type="float" office:value="413.9622" calcext:value-type="float">
            <text:p>413.9622</text:p>
          </table:table-cell>
          <table:table-cell office:value-type="float" office:value="1851.758" calcext:value-type="float">
            <text:p>1851.758</text:p>
          </table:table-cell>
          <table:table-cell office:value-type="float" office:value="2089.539" calcext:value-type="float">
            <text:p>2089.539</text:p>
          </table:table-cell>
          <table:table-cell office:value-type="float" office:value="1671.008" calcext:value-type="float">
            <text:p>1671.008</text:p>
          </table:table-cell>
          <table:table-cell office:value-type="float" office:value="585.4957" calcext:value-type="float">
            <text:p>585.4957</text:p>
          </table:table-cell>
          <table:table-cell office:value-type="float" office:value="576.3254" calcext:value-type="float">
            <text:p>576.3254</text:p>
          </table:table-cell>
          <table:table-cell office:value-type="float" office:value="142.7842" calcext:value-type="float">
            <text:p>142.7842</text:p>
          </table:table-cell>
          <table:table-cell office:value-type="float" office:value="35.68719" calcext:value-type="float">
            <text:p>35.68719</text:p>
          </table:table-cell>
          <table:table-cell office:value-type="float" office:value="0" calcext:value-type="float">
            <text:p>0</text:p>
          </table:table-cell>
          <table:table-cell office:value-type="float" office:value="-0.002257347" calcext:value-type="float">
            <text:p>-0.002257347</text:p>
          </table:table-cell>
          <table:table-cell office:value-type="float" office:value="0" calcext:value-type="float">
            <text:p>0</text:p>
          </table:table-cell>
          <table:table-cell office:value-type="float" office:value="0.04614754" calcext:value-type="float">
            <text:p>0.04614754</text:p>
          </table:table-cell>
          <table:table-cell office:value-type="float" office:value="0.3257035" calcext:value-type="float">
            <text:p>0.3257035</text:p>
          </table:table-cell>
          <table:table-cell office:value-type="float" office:value="-0.3161274" calcext:value-type="float">
            <text:p>-0.3161274</text:p>
          </table:table-cell>
          <table:table-cell office:value-type="float" office:value="0.009576172" calcext:value-type="float">
            <text:p>0.009576172</text:p>
          </table:table-cell>
          <table:table-cell office:value-type="float" office:value="-333.9236" calcext:value-type="float">
            <text:p>-333.9236</text:p>
          </table:table-cell>
          <table:table-cell office:value-type="float" office:value="0" calcext:value-type="float">
            <text:p>0</text:p>
          </table:table-cell>
          <table:table-cell office:value-type="float" office:value="8.688264" calcext:value-type="float">
            <text:p>8.688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595.8764" calcext:value-type="float">
            <text:p>595.8764</text:p>
          </table:table-cell>
          <table:table-cell office:value-type="float" office:value="13241.73" calcext:value-type="float">
            <text:p>13241.73</text:p>
          </table:table-cell>
          <table:table-cell office:value-type="float" office:value="0" calcext:value-type="float">
            <text:p>0</text:p>
          </table:table-cell>
          <table:table-cell office:value-type="float" office:value="0.003639547" calcext:value-type="float">
            <text:p>0.003639547</text:p>
          </table:table-cell>
          <table:table-cell office:value-type="float" office:value="-341.0098" calcext:value-type="float">
            <text:p>-341.0098</text:p>
          </table:table-cell>
          <table:table-cell office:value-type="float" office:value="867.2708" calcext:value-type="float">
            <text:p>867.2708</text:p>
          </table:table-cell>
          <table:table-cell office:value-type="float" office:value="-0.1027813" calcext:value-type="float">
            <text:p>-0.1027813</text:p>
          </table:table-cell>
          <table:table-cell office:value-type="float" office:value="126.5273" calcext:value-type="float">
            <text:p>126.5273</text:p>
          </table:table-cell>
          <table:table-cell office:value-type="float" office:value="370.9453" calcext:value-type="float">
            <text:p>370.9453</text:p>
          </table:table-cell>
          <table:table-cell office:value-type="float" office:value="0.05693029" calcext:value-type="float">
            <text:p>0.05693029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309555" calcext:value-type="float">
            <text:p>0.006309555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47583" calcext:value-type="float">
            <text:p>0.08447583</text:p>
          </table:table-cell>
          <table:table-cell office:value-type="float" office:value="370" calcext:value-type="float">
            <text:p>370</text:p>
          </table:table-cell>
          <table:table-cell office:value-type="float" office:value="-345.3564" calcext:value-type="float">
            <text:p>-345.3564</text:p>
          </table:table-cell>
          <table:table-cell office:value-type="float" office:value="0" calcext:value-type="float">
            <text:p>0</text:p>
          </table:table-cell>
          <table:table-cell office:value-type="float" office:value="410.5959" calcext:value-type="float">
            <text:p>410.5959</text:p>
          </table:table-cell>
          <table:table-cell office:value-type="float" office:value="1141.033" calcext:value-type="float">
            <text:p>1141.033</text:p>
          </table:table-cell>
          <table:table-cell office:value-type="float" office:value="1387.665" calcext:value-type="float">
            <text:p>1387.665</text:p>
          </table:table-cell>
          <table:table-cell office:value-type="float" office:value="1283.865" calcext:value-type="float">
            <text:p>1283.865</text:p>
          </table:table-cell>
          <table:table-cell office:value-type="float" office:value="769.4255" calcext:value-type="float">
            <text:p>769.4255</text:p>
          </table:table-cell>
          <table:table-cell office:value-type="float" office:value="1107.696" calcext:value-type="float">
            <text:p>1107.696</text:p>
          </table:table-cell>
          <table:table-cell office:value-type="float" office:value="413.924" calcext:value-type="float">
            <text:p>413.924</text:p>
          </table:table-cell>
          <table:table-cell office:value-type="float" office:value="1851.693" calcext:value-type="float">
            <text:p>1851.693</text:p>
          </table:table-cell>
          <table:table-cell office:value-type="float" office:value="2089.496" calcext:value-type="float">
            <text:p>2089.496</text:p>
          </table:table-cell>
          <table:table-cell office:value-type="float" office:value="1670.986" calcext:value-type="float">
            <text:p>1670.986</text:p>
          </table:table-cell>
          <table:table-cell office:value-type="float" office:value="585.4927" calcext:value-type="float">
            <text:p>585.4927</text:p>
          </table:table-cell>
          <table:table-cell office:value-type="float" office:value="576.3177" calcext:value-type="float">
            <text:p>576.3177</text:p>
          </table:table-cell>
          <table:table-cell office:value-type="float" office:value="142.7841" calcext:value-type="float">
            <text:p>142.7841</text:p>
          </table:table-cell>
          <table:table-cell office:value-type="float" office:value="35.68719" calcext:value-type="float">
            <text:p>35.68719</text:p>
          </table:table-cell>
          <table:table-cell office:value-type="float" office:value="0" calcext:value-type="float">
            <text:p>0</text:p>
          </table:table-cell>
          <table:table-cell office:value-type="float" office:value="-0.002331542" calcext:value-type="float">
            <text:p>-0.002331542</text:p>
          </table:table-cell>
          <table:table-cell office:value-type="float" office:value="0" calcext:value-type="float">
            <text:p>0</text:p>
          </table:table-cell>
          <table:table-cell office:value-type="float" office:value="0.06172003" calcext:value-type="float">
            <text:p>0.06172003</text:p>
          </table:table-cell>
          <table:table-cell office:value-type="float" office:value="0.6435281" calcext:value-type="float">
            <text:p>0.6435281</text:p>
          </table:table-cell>
          <table:table-cell office:value-type="float" office:value="-0.5191534" calcext:value-type="float">
            <text:p>-0.5191534</text:p>
          </table:table-cell>
          <table:table-cell office:value-type="float" office:value="0.1243747" calcext:value-type="float">
            <text:p>0.1243747</text:p>
          </table:table-cell>
          <table:table-cell office:value-type="float" office:value="-338.8419" calcext:value-type="float">
            <text:p>-338.8419</text:p>
          </table:table-cell>
          <table:table-cell office:value-type="float" office:value="0" calcext:value-type="float">
            <text:p>0</text:p>
          </table:table-cell>
          <table:table-cell office:value-type="float" office:value="8.759418" calcext:value-type="float">
            <text:p>8.759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587.6313" calcext:value-type="float">
            <text:p>587.6313</text:p>
          </table:table-cell>
          <table:table-cell office:value-type="float" office:value="13243.07" calcext:value-type="float">
            <text:p>13243.07</text:p>
          </table:table-cell>
          <table:table-cell office:value-type="float" office:value="0" calcext:value-type="float">
            <text:p>0</text:p>
          </table:table-cell>
          <table:table-cell office:value-type="float" office:value="0.004945876" calcext:value-type="float">
            <text:p>0.004945876</text:p>
          </table:table-cell>
          <table:table-cell office:value-type="float" office:value="-347.8813" calcext:value-type="float">
            <text:p>-347.8813</text:p>
          </table:table-cell>
          <table:table-cell office:value-type="float" office:value="886.9988" calcext:value-type="float">
            <text:p>886.9988</text:p>
          </table:table-cell>
          <table:table-cell office:value-type="float" office:value="-0.1825171" calcext:value-type="float">
            <text:p>-0.1825171</text:p>
          </table:table-cell>
          <table:table-cell office:value-type="float" office:value="130.1754" calcext:value-type="float">
            <text:p>130.1754</text:p>
          </table:table-cell>
          <table:table-cell office:value-type="float" office:value="364.1702" calcext:value-type="float">
            <text:p>364.1702</text:p>
          </table:table-cell>
          <table:table-cell office:value-type="float" office:value="0.05734604" calcext:value-type="float">
            <text:p>0.05734604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441315" calcext:value-type="float">
            <text:p>0.006441315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51626" calcext:value-type="float">
            <text:p>0.08451626</text:p>
          </table:table-cell>
          <table:table-cell office:value-type="float" office:value="370" calcext:value-type="float">
            <text:p>370</text:p>
          </table:table-cell>
          <table:table-cell office:value-type="float" office:value="-351.8904" calcext:value-type="float">
            <text:p>-351.8904</text:p>
          </table:table-cell>
          <table:table-cell office:value-type="float" office:value="0" calcext:value-type="float">
            <text:p>0</text:p>
          </table:table-cell>
          <table:table-cell office:value-type="float" office:value="412.1384" calcext:value-type="float">
            <text:p>412.1384</text:p>
          </table:table-cell>
          <table:table-cell office:value-type="float" office:value="1140.617" calcext:value-type="float">
            <text:p>1140.617</text:p>
          </table:table-cell>
          <table:table-cell office:value-type="float" office:value="1387.229" calcext:value-type="float">
            <text:p>1387.229</text:p>
          </table:table-cell>
          <table:table-cell office:value-type="float" office:value="1283.571" calcext:value-type="float">
            <text:p>1283.571</text:p>
          </table:table-cell>
          <table:table-cell office:value-type="float" office:value="769.215" calcext:value-type="float">
            <text:p>769.215</text:p>
          </table:table-cell>
          <table:table-cell office:value-type="float" office:value="1107.559" calcext:value-type="float">
            <text:p>1107.559</text:p>
          </table:table-cell>
          <table:table-cell office:value-type="float" office:value="413.8884" calcext:value-type="float">
            <text:p>413.8884</text:p>
          </table:table-cell>
          <table:table-cell office:value-type="float" office:value="1851.626" calcext:value-type="float">
            <text:p>1851.626</text:p>
          </table:table-cell>
          <table:table-cell office:value-type="float" office:value="2089.453" calcext:value-type="float">
            <text:p>2089.453</text:p>
          </table:table-cell>
          <table:table-cell office:value-type="float" office:value="1670.963" calcext:value-type="float">
            <text:p>1670.963</text:p>
          </table:table-cell>
          <table:table-cell office:value-type="float" office:value="585.4897" calcext:value-type="float">
            <text:p>585.4897</text:p>
          </table:table-cell>
          <table:table-cell office:value-type="float" office:value="576.31" calcext:value-type="float">
            <text:p>576.31</text:p>
          </table:table-cell>
          <table:table-cell office:value-type="float" office:value="142.784" calcext:value-type="float">
            <text:p>142.784</text:p>
          </table:table-cell>
          <table:table-cell office:value-type="float" office:value="35.68719" calcext:value-type="float">
            <text:p>35.68719</text:p>
          </table:table-cell>
          <table:table-cell office:value-type="float" office:value="0" calcext:value-type="float">
            <text:p>0</text:p>
          </table:table-cell>
          <table:table-cell office:value-type="float" office:value="-0.002368325" calcext:value-type="float">
            <text:p>-0.002368325</text:p>
          </table:table-cell>
          <table:table-cell office:value-type="float" office:value="0" calcext:value-type="float">
            <text:p>0</text:p>
          </table:table-cell>
          <table:table-cell office:value-type="float" office:value="0.08010068" calcext:value-type="float">
            <text:p>0.08010068</text:p>
          </table:table-cell>
          <table:table-cell office:value-type="float" office:value="1.187365" calcext:value-type="float">
            <text:p>1.187365</text:p>
          </table:table-cell>
          <table:table-cell office:value-type="float" office:value="-0.8058609" calcext:value-type="float">
            <text:p>-0.8058609</text:p>
          </table:table-cell>
          <table:table-cell office:value-type="float" office:value="0.381504" calcext:value-type="float">
            <text:p>0.381504</text:p>
          </table:table-cell>
          <table:table-cell office:value-type="float" office:value="-345.6465" calcext:value-type="float">
            <text:p>-345.6465</text:p>
          </table:table-cell>
          <table:table-cell office:value-type="float" office:value="0" calcext:value-type="float">
            <text:p>0</text:p>
          </table:table-cell>
          <table:table-cell office:value-type="float" office:value="8.77068" calcext:value-type="float">
            <text:p>8.7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580.2205" calcext:value-type="float">
            <text:p>580.2205</text:p>
          </table:table-cell>
          <table:table-cell office:value-type="float" office:value="13244.57" calcext:value-type="float">
            <text:p>13244.57</text:p>
          </table:table-cell>
          <table:table-cell office:value-type="float" office:value="0" calcext:value-type="float">
            <text:p>0</text:p>
          </table:table-cell>
          <table:table-cell office:value-type="float" office:value="0.006559452" calcext:value-type="float">
            <text:p>0.006559452</text:p>
          </table:table-cell>
          <table:table-cell office:value-type="float" office:value="-353.8244" calcext:value-type="float">
            <text:p>-353.8244</text:p>
          </table:table-cell>
          <table:table-cell office:value-type="float" office:value="902.5159" calcext:value-type="float">
            <text:p>902.5159</text:p>
          </table:table-cell>
          <table:table-cell office:value-type="float" office:value="-0.3196124" calcext:value-type="float">
            <text:p>-0.3196124</text:p>
          </table:table-cell>
          <table:table-cell office:value-type="float" office:value="127.7137" calcext:value-type="float">
            <text:p>127.7137</text:p>
          </table:table-cell>
          <table:table-cell office:value-type="float" office:value="358.4892" calcext:value-type="float">
            <text:p>358.4892</text:p>
          </table:table-cell>
          <table:table-cell office:value-type="float" office:value="0.05769269" calcext:value-type="float">
            <text:p>0.05769269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57313" calcext:value-type="float">
            <text:p>0.00657313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58838" calcext:value-type="float">
            <text:p>0.08458838</text:p>
          </table:table-cell>
          <table:table-cell office:value-type="float" office:value="370" calcext:value-type="float">
            <text:p>370</text:p>
          </table:table-cell>
          <table:table-cell office:value-type="float" office:value="-357.196" calcext:value-type="float">
            <text:p>-357.196</text:p>
          </table:table-cell>
          <table:table-cell office:value-type="float" office:value="0" calcext:value-type="float">
            <text:p>0</text:p>
          </table:table-cell>
          <table:table-cell office:value-type="float" office:value="413.8766" calcext:value-type="float">
            <text:p>413.8766</text:p>
          </table:table-cell>
          <table:table-cell office:value-type="float" office:value="1140.076" calcext:value-type="float">
            <text:p>1140.076</text:p>
          </table:table-cell>
          <table:table-cell office:value-type="float" office:value="1386.695" calcext:value-type="float">
            <text:p>1386.695</text:p>
          </table:table-cell>
          <table:table-cell office:value-type="float" office:value="1283.233" calcext:value-type="float">
            <text:p>1283.233</text:p>
          </table:table-cell>
          <table:table-cell office:value-type="float" office:value="768.9882" calcext:value-type="float">
            <text:p>768.9882</text:p>
          </table:table-cell>
          <table:table-cell office:value-type="float" office:value="1107.416" calcext:value-type="float">
            <text:p>1107.416</text:p>
          </table:table-cell>
          <table:table-cell office:value-type="float" office:value="413.8508" calcext:value-type="float">
            <text:p>413.8508</text:p>
          </table:table-cell>
          <table:table-cell office:value-type="float" office:value="1851.559" calcext:value-type="float">
            <text:p>1851.559</text:p>
          </table:table-cell>
          <table:table-cell office:value-type="float" office:value="2089.409" calcext:value-type="float">
            <text:p>2089.409</text:p>
          </table:table-cell>
          <table:table-cell office:value-type="float" office:value="1670.94" calcext:value-type="float">
            <text:p>1670.94</text:p>
          </table:table-cell>
          <table:table-cell office:value-type="float" office:value="585.4867" calcext:value-type="float">
            <text:p>585.4867</text:p>
          </table:table-cell>
          <table:table-cell office:value-type="float" office:value="576.3022" calcext:value-type="float">
            <text:p>576.3022</text:p>
          </table:table-cell>
          <table:table-cell office:value-type="float" office:value="142.7839" calcext:value-type="float">
            <text:p>142.7839</text:p>
          </table:table-cell>
          <table:table-cell office:value-type="float" office:value="35.68719" calcext:value-type="float">
            <text:p>35.68719</text:p>
          </table:table-cell>
          <table:table-cell office:value-type="float" office:value="0" calcext:value-type="float">
            <text:p>0</text:p>
          </table:table-cell>
          <table:table-cell office:value-type="float" office:value="-0.002474575" calcext:value-type="float">
            <text:p>-0.002474575</text:p>
          </table:table-cell>
          <table:table-cell office:value-type="float" office:value="0" calcext:value-type="float">
            <text:p>0</text:p>
          </table:table-cell>
          <table:table-cell office:value-type="float" office:value="0.114397" calcext:value-type="float">
            <text:p>0.114397</text:p>
          </table:table-cell>
          <table:table-cell office:value-type="float" office:value="2.146752" calcext:value-type="float">
            <text:p>2.146752</text:p>
          </table:table-cell>
          <table:table-cell office:value-type="float" office:value="-1.265408" calcext:value-type="float">
            <text:p>-1.265408</text:p>
          </table:table-cell>
          <table:table-cell office:value-type="float" office:value="0.8813438" calcext:value-type="float">
            <text:p>0.8813438</text:p>
          </table:table-cell>
          <table:table-cell office:value-type="float" office:value="-351.463" calcext:value-type="float">
            <text:p>-351.463</text:p>
          </table:table-cell>
          <table:table-cell office:value-type="float" office:value="0" calcext:value-type="float">
            <text:p>0</text:p>
          </table:table-cell>
          <table:table-cell office:value-type="float" office:value="8.778542" calcext:value-type="float">
            <text:p>8.778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577.0233" calcext:value-type="float">
            <text:p>577.0233</text:p>
          </table:table-cell>
          <table:table-cell office:value-type="float" office:value="13244.85" calcext:value-type="float">
            <text:p>13244.85</text:p>
          </table:table-cell>
          <table:table-cell office:value-type="float" office:value="0" calcext:value-type="float">
            <text:p>0</text:p>
          </table:table-cell>
          <table:table-cell office:value-type="float" office:value="0.008574015" calcext:value-type="float">
            <text:p>0.008574015</text:p>
          </table:table-cell>
          <table:table-cell office:value-type="float" office:value="-356.7818" calcext:value-type="float">
            <text:p>-356.7818</text:p>
          </table:table-cell>
          <table:table-cell office:value-type="float" office:value="909.6729" calcext:value-type="float">
            <text:p>909.6729</text:p>
          </table:table-cell>
          <table:table-cell office:value-type="float" office:value="-0.4852621" calcext:value-type="float">
            <text:p>-0.4852621</text:p>
          </table:table-cell>
          <table:table-cell office:value-type="float" office:value="124.6762" calcext:value-type="float">
            <text:p>124.6762</text:p>
          </table:table-cell>
          <table:table-cell office:value-type="float" office:value="356.9539" calcext:value-type="float">
            <text:p>356.9539</text:p>
          </table:table-cell>
          <table:table-cell office:value-type="float" office:value="0.05801668" calcext:value-type="float">
            <text:p>0.05801668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705009" calcext:value-type="float">
            <text:p>0.006705009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69248" calcext:value-type="float">
            <text:p>0.08469248</text:p>
          </table:table-cell>
          <table:table-cell office:value-type="float" office:value="370" calcext:value-type="float">
            <text:p>370</text:p>
          </table:table-cell>
          <table:table-cell office:value-type="float" office:value="-359.4398" calcext:value-type="float">
            <text:p>-359.4398</text:p>
          </table:table-cell>
          <table:table-cell office:value-type="float" office:value="0" calcext:value-type="float">
            <text:p>0</text:p>
          </table:table-cell>
          <table:table-cell office:value-type="float" office:value="414.5311" calcext:value-type="float">
            <text:p>414.5311</text:p>
          </table:table-cell>
          <table:table-cell office:value-type="float" office:value="1139.539" calcext:value-type="float">
            <text:p>1139.539</text:p>
          </table:table-cell>
          <table:table-cell office:value-type="float" office:value="1386.148" calcext:value-type="float">
            <text:p>1386.148</text:p>
          </table:table-cell>
          <table:table-cell office:value-type="float" office:value="1282.87" calcext:value-type="float">
            <text:p>1282.87</text:p>
          </table:table-cell>
          <table:table-cell office:value-type="float" office:value="768.7451" calcext:value-type="float">
            <text:p>768.7451</text:p>
          </table:table-cell>
          <table:table-cell office:value-type="float" office:value="1107.259" calcext:value-type="float">
            <text:p>1107.259</text:p>
          </table:table-cell>
          <table:table-cell office:value-type="float" office:value="413.8107" calcext:value-type="float">
            <text:p>413.8107</text:p>
          </table:table-cell>
          <table:table-cell office:value-type="float" office:value="1851.49" calcext:value-type="float">
            <text:p>1851.49</text:p>
          </table:table-cell>
          <table:table-cell office:value-type="float" office:value="2089.365" calcext:value-type="float">
            <text:p>2089.365</text:p>
          </table:table-cell>
          <table:table-cell office:value-type="float" office:value="1670.917" calcext:value-type="float">
            <text:p>1670.917</text:p>
          </table:table-cell>
          <table:table-cell office:value-type="float" office:value="585.4836" calcext:value-type="float">
            <text:p>585.4836</text:p>
          </table:table-cell>
          <table:table-cell office:value-type="float" office:value="576.2944" calcext:value-type="float">
            <text:p>576.2944</text:p>
          </table:table-cell>
          <table:table-cell office:value-type="float" office:value="142.7837" calcext:value-type="float">
            <text:p>142.7837</text:p>
          </table:table-cell>
          <table:table-cell office:value-type="float" office:value="35.68719" calcext:value-type="float">
            <text:p>35.68719</text:p>
          </table:table-cell>
          <table:table-cell office:value-type="float" office:value="0" calcext:value-type="float">
            <text:p>0</text:p>
          </table:table-cell>
          <table:table-cell office:value-type="float" office:value="-0.002560658" calcext:value-type="float">
            <text:p>-0.002560658</text:p>
          </table:table-cell>
          <table:table-cell office:value-type="float" office:value="0" calcext:value-type="float">
            <text:p>0</text:p>
          </table:table-cell>
          <table:table-cell office:value-type="float" office:value="0.1396412" calcext:value-type="float">
            <text:p>0.1396412</text:p>
          </table:table-cell>
          <table:table-cell office:value-type="float" office:value="3.205" calcext:value-type="float">
            <text:p>3.205</text:p>
          </table:table-cell>
          <table:table-cell office:value-type="float" office:value="-1.776053" calcext:value-type="float">
            <text:p>-1.776053</text:p>
          </table:table-cell>
          <table:table-cell office:value-type="float" office:value="1.428946" calcext:value-type="float">
            <text:p>1.428946</text:p>
          </table:table-cell>
          <table:table-cell office:value-type="float" office:value="-354.2909" calcext:value-type="float">
            <text:p>-354.2909</text:p>
          </table:table-cell>
          <table:table-cell office:value-type="float" office:value="0" calcext:value-type="float">
            <text:p>0</text:p>
          </table:table-cell>
          <table:table-cell office:value-type="float" office:value="8.809952" calcext:value-type="float">
            <text:p>8.8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574.6953" calcext:value-type="float">
            <text:p>574.6953</text:p>
          </table:table-cell>
          <table:table-cell office:value-type="float" office:value="13244.77" calcext:value-type="float">
            <text:p>13244.77</text:p>
          </table:table-cell>
          <table:table-cell office:value-type="float" office:value="0" calcext:value-type="float">
            <text:p>0</text:p>
          </table:table-cell>
          <table:table-cell office:value-type="float" office:value="0.01102419" calcext:value-type="float">
            <text:p>0.01102419</text:p>
          </table:table-cell>
          <table:table-cell office:value-type="float" office:value="-359.2273" calcext:value-type="float">
            <text:p>-359.2273</text:p>
          </table:table-cell>
          <table:table-cell office:value-type="float" office:value="916.0461" calcext:value-type="float">
            <text:p>916.0461</text:p>
          </table:table-cell>
          <table:table-cell office:value-type="float" office:value="-0.6551903" calcext:value-type="float">
            <text:p>-0.6551903</text:p>
          </table:table-cell>
          <table:table-cell office:value-type="float" office:value="122.6054" calcext:value-type="float">
            <text:p>122.6054</text:p>
          </table:table-cell>
          <table:table-cell office:value-type="float" office:value="356.2841" calcext:value-type="float">
            <text:p>356.2841</text:p>
          </table:table-cell>
          <table:table-cell office:value-type="float" office:value="0.05822579" calcext:value-type="float">
            <text:p>0.05822579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836948" calcext:value-type="float">
            <text:p>0.006836948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82867" calcext:value-type="float">
            <text:p>0.08482867</text:p>
          </table:table-cell>
          <table:table-cell office:value-type="float" office:value="370" calcext:value-type="float">
            <text:p>370</text:p>
          </table:table-cell>
          <table:table-cell office:value-type="float" office:value="-360.9403" calcext:value-type="float">
            <text:p>-360.9403</text:p>
          </table:table-cell>
          <table:table-cell office:value-type="float" office:value="0" calcext:value-type="float">
            <text:p>0</text:p>
          </table:table-cell>
          <table:table-cell office:value-type="float" office:value="414.8568" calcext:value-type="float">
            <text:p>414.8568</text:p>
          </table:table-cell>
          <table:table-cell office:value-type="float" office:value="1138.987" calcext:value-type="float">
            <text:p>1138.987</text:p>
          </table:table-cell>
          <table:table-cell office:value-type="float" office:value="1385.592" calcext:value-type="float">
            <text:p>1385.592</text:p>
          </table:table-cell>
          <table:table-cell office:value-type="float" office:value="1282.5" calcext:value-type="float">
            <text:p>1282.5</text:p>
          </table:table-cell>
          <table:table-cell office:value-type="float" office:value="768.5021" calcext:value-type="float">
            <text:p>768.5021</text:p>
          </table:table-cell>
          <table:table-cell office:value-type="float" office:value="1107.098" calcext:value-type="float">
            <text:p>1107.098</text:p>
          </table:table-cell>
          <table:table-cell office:value-type="float" office:value="413.7699" calcext:value-type="float">
            <text:p>413.7699</text:p>
          </table:table-cell>
          <table:table-cell office:value-type="float" office:value="1851.42" calcext:value-type="float">
            <text:p>1851.42</text:p>
          </table:table-cell>
          <table:table-cell office:value-type="float" office:value="2089.32" calcext:value-type="float">
            <text:p>2089.32</text:p>
          </table:table-cell>
          <table:table-cell office:value-type="float" office:value="1670.894" calcext:value-type="float">
            <text:p>1670.894</text:p>
          </table:table-cell>
          <table:table-cell office:value-type="float" office:value="585.4805" calcext:value-type="float">
            <text:p>585.4805</text:p>
          </table:table-cell>
          <table:table-cell office:value-type="float" office:value="576.2864" calcext:value-type="float">
            <text:p>576.2864</text:p>
          </table:table-cell>
          <table:table-cell office:value-type="float" office:value="142.7836" calcext:value-type="float">
            <text:p>142.7836</text:p>
          </table:table-cell>
          <table:table-cell office:value-type="float" office:value="35.68718" calcext:value-type="float">
            <text:p>35.68718</text:p>
          </table:table-cell>
          <table:table-cell office:value-type="float" office:value="0" calcext:value-type="float">
            <text:p>0</text:p>
          </table:table-cell>
          <table:table-cell office:value-type="float" office:value="-0.002652032" calcext:value-type="float">
            <text:p>-0.002652032</text:p>
          </table:table-cell>
          <table:table-cell office:value-type="float" office:value="0" calcext:value-type="float">
            <text:p>0</text:p>
          </table:table-cell>
          <table:table-cell office:value-type="float" office:value="0.1622583" calcext:value-type="float">
            <text:p>0.1622583</text:p>
          </table:table-cell>
          <table:table-cell office:value-type="float" office:value="4.48396" calcext:value-type="float">
            <text:p>4.48396</text:p>
          </table:table-cell>
          <table:table-cell office:value-type="float" office:value="-2.279811" calcext:value-type="float">
            <text:p>-2.279811</text:p>
          </table:table-cell>
          <table:table-cell office:value-type="float" office:value="2.204149" calcext:value-type="float">
            <text:p>2.204149</text:p>
          </table:table-cell>
          <table:table-cell office:value-type="float" office:value="-356.6148" calcext:value-type="float">
            <text:p>-356.6148</text:p>
          </table:table-cell>
          <table:table-cell office:value-type="float" office:value="0" calcext:value-type="float">
            <text:p>0</text:p>
          </table:table-cell>
          <table:table-cell office:value-type="float" office:value="8.853355" calcext:value-type="float">
            <text:p>8.85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572.5507" calcext:value-type="float">
            <text:p>572.5507</text:p>
          </table:table-cell>
          <table:table-cell office:value-type="float" office:value="13244.56" calcext:value-type="float">
            <text:p>13244.56</text:p>
          </table:table-cell>
          <table:table-cell office:value-type="float" office:value="0" calcext:value-type="float">
            <text:p>0</text:p>
          </table:table-cell>
          <table:table-cell office:value-type="float" office:value="0.01388352" calcext:value-type="float">
            <text:p>0.01388352</text:p>
          </table:table-cell>
          <table:table-cell office:value-type="float" office:value="-361.6042" calcext:value-type="float">
            <text:p>-361.6042</text:p>
          </table:table-cell>
          <table:table-cell office:value-type="float" office:value="922.1708" calcext:value-type="float">
            <text:p>922.1708</text:p>
          </table:table-cell>
          <table:table-cell office:value-type="float" office:value="-0.8275678" calcext:value-type="float">
            <text:p>-0.8275678</text:p>
          </table:table-cell>
          <table:table-cell office:value-type="float" office:value="121.1007" calcext:value-type="float">
            <text:p>121.1007</text:p>
          </table:table-cell>
          <table:table-cell office:value-type="float" office:value="355.8136" calcext:value-type="float">
            <text:p>355.8136</text:p>
          </table:table-cell>
          <table:table-cell office:value-type="float" office:value="0.05842674" calcext:value-type="float">
            <text:p>0.05842674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6968942" calcext:value-type="float">
            <text:p>0.006968942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499632" calcext:value-type="float">
            <text:p>0.08499632</text:p>
          </table:table-cell>
          <table:table-cell office:value-type="float" office:value="370" calcext:value-type="float">
            <text:p>370</text:p>
          </table:table-cell>
          <table:table-cell office:value-type="float" office:value="-362.1254" calcext:value-type="float">
            <text:p>-362.1254</text:p>
          </table:table-cell>
          <table:table-cell office:value-type="float" office:value="0" calcext:value-type="float">
            <text:p>0</text:p>
          </table:table-cell>
          <table:table-cell office:value-type="float" office:value="415.0993" calcext:value-type="float">
            <text:p>415.0993</text:p>
          </table:table-cell>
          <table:table-cell office:value-type="float" office:value="1138.421" calcext:value-type="float">
            <text:p>1138.421</text:p>
          </table:table-cell>
          <table:table-cell office:value-type="float" office:value="1385.024" calcext:value-type="float">
            <text:p>1385.024</text:p>
          </table:table-cell>
          <table:table-cell office:value-type="float" office:value="1282.13" calcext:value-type="float">
            <text:p>1282.13</text:p>
          </table:table-cell>
          <table:table-cell office:value-type="float" office:value="768.2465" calcext:value-type="float">
            <text:p>768.2465</text:p>
          </table:table-cell>
          <table:table-cell office:value-type="float" office:value="1106.931" calcext:value-type="float">
            <text:p>1106.931</text:p>
          </table:table-cell>
          <table:table-cell office:value-type="float" office:value="413.728" calcext:value-type="float">
            <text:p>413.728</text:p>
          </table:table-cell>
          <table:table-cell office:value-type="float" office:value="1851.349" calcext:value-type="float">
            <text:p>1851.349</text:p>
          </table:table-cell>
          <table:table-cell office:value-type="float" office:value="2089.275" calcext:value-type="float">
            <text:p>2089.275</text:p>
          </table:table-cell>
          <table:table-cell office:value-type="float" office:value="1670.871" calcext:value-type="float">
            <text:p>1670.871</text:p>
          </table:table-cell>
          <table:table-cell office:value-type="float" office:value="585.4774" calcext:value-type="float">
            <text:p>585.4774</text:p>
          </table:table-cell>
          <table:table-cell office:value-type="float" office:value="576.2784" calcext:value-type="float">
            <text:p>576.2784</text:p>
          </table:table-cell>
          <table:table-cell office:value-type="float" office:value="142.7835" calcext:value-type="float">
            <text:p>142.7835</text:p>
          </table:table-cell>
          <table:table-cell office:value-type="float" office:value="35.68718" calcext:value-type="float">
            <text:p>35.68718</text:p>
          </table:table-cell>
          <table:table-cell office:value-type="float" office:value="0" calcext:value-type="float">
            <text:p>0</text:p>
          </table:table-cell>
          <table:table-cell office:value-type="float" office:value="-0.002756005" calcext:value-type="float">
            <text:p>-0.002756005</text:p>
          </table:table-cell>
          <table:table-cell office:value-type="float" office:value="0" calcext:value-type="float">
            <text:p>0</text:p>
          </table:table-cell>
          <table:table-cell office:value-type="float" office:value="0.1955313" calcext:value-type="float">
            <text:p>0.1955313</text:p>
          </table:table-cell>
          <table:table-cell office:value-type="float" office:value="6.097429" calcext:value-type="float">
            <text:p>6.097429</text:p>
          </table:table-cell>
          <table:table-cell office:value-type="float" office:value="-2.873867" calcext:value-type="float">
            <text:p>-2.873867</text:p>
          </table:table-cell>
          <table:table-cell office:value-type="float" office:value="3.223562" calcext:value-type="float">
            <text:p>3.223562</text:p>
          </table:table-cell>
          <table:table-cell office:value-type="float" office:value="-358.8687" calcext:value-type="float">
            <text:p>-358.8687</text:p>
          </table:table-cell>
          <table:table-cell office:value-type="float" office:value="0" calcext:value-type="float">
            <text:p>0</text:p>
          </table:table-cell>
          <table:table-cell office:value-type="float" office:value="8.900463" calcext:value-type="float">
            <text:p>8.90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570.3914" calcext:value-type="float">
            <text:p>570.3914</text:p>
          </table:table-cell>
          <table:table-cell office:value-type="float" office:value="13244.27" calcext:value-type="float">
            <text:p>13244.27</text:p>
          </table:table-cell>
          <table:table-cell office:value-type="float" office:value="0" calcext:value-type="float">
            <text:p>0</text:p>
          </table:table-cell>
          <table:table-cell office:value-type="float" office:value="0.01715002" calcext:value-type="float">
            <text:p>0.01715002</text:p>
          </table:table-cell>
          <table:table-cell office:value-type="float" office:value="-364.0907" calcext:value-type="float">
            <text:p>-364.0907</text:p>
          </table:table-cell>
          <table:table-cell office:value-type="float" office:value="929.437" calcext:value-type="float">
            <text:p>929.437</text:p>
          </table:table-cell>
          <table:table-cell office:value-type="float" office:value="-1.011605" calcext:value-type="float">
            <text:p>-1.011605</text:p>
          </table:table-cell>
          <table:table-cell office:value-type="float" office:value="119.7567" calcext:value-type="float">
            <text:p>119.7567</text:p>
          </table:table-cell>
          <table:table-cell office:value-type="float" office:value="355.4666" calcext:value-type="float">
            <text:p>355.4666</text:p>
          </table:table-cell>
          <table:table-cell office:value-type="float" office:value="0.05860054" calcext:value-type="float">
            <text:p>0.05860054</text:p>
          </table:table-cell>
          <table:table-cell office:value-type="float" office:value="4.451329" calcext:value-type="float">
            <text:p>4.451329</text:p>
          </table:table-cell>
          <table:table-cell office:value-type="float" office:value="0.007100995" calcext:value-type="float">
            <text:p>0.007100995</text:p>
          </table:table-cell>
          <table:table-cell office:value-type="float" office:value="0.08930328" calcext:value-type="float">
            <text:p>0.08930328</text:p>
          </table:table-cell>
          <table:table-cell office:value-type="float" office:value="0.08519511" calcext:value-type="float">
            <text:p>0.08519511</text:p>
          </table:table-cell>
          <table:table-cell office:value-type="float" office:value="370" calcext:value-type="float">
            <text:p>370</text:p>
          </table:table-cell>
          <table:table-cell office:value-type="float" office:value="-363.235" calcext:value-type="float">
            <text:p>-363.235</text:p>
          </table:table-cell>
          <table:table-cell office:value-type="float" office:value="0" calcext:value-type="float">
            <text:p>0</text:p>
          </table:table-cell>
          <table:table-cell office:value-type="float" office:value="415.3044" calcext:value-type="float">
            <text:p>415.3044</text:p>
          </table:table-cell>
          <table:table-cell office:value-type="float" office:value="1137.788" calcext:value-type="float">
            <text:p>1137.788</text:p>
          </table:table-cell>
          <table:table-cell office:value-type="float" office:value="1384.392" calcext:value-type="float">
            <text:p>1384.392</text:p>
          </table:table-cell>
          <table:table-cell office:value-type="float" office:value="1281.72" calcext:value-type="float">
            <text:p>1281.72</text:p>
          </table:table-cell>
          <table:table-cell office:value-type="float" office:value="767.9791" calcext:value-type="float">
            <text:p>767.9791</text:p>
          </table:table-cell>
          <table:table-cell office:value-type="float" office:value="1106.755" calcext:value-type="float">
            <text:p>1106.755</text:p>
          </table:table-cell>
          <table:table-cell office:value-type="float" office:value="413.6848" calcext:value-type="float">
            <text:p>413.6848</text:p>
          </table:table-cell>
          <table:table-cell office:value-type="float" office:value="1851.276" calcext:value-type="float">
            <text:p>1851.276</text:p>
          </table:table-cell>
          <table:table-cell office:value-type="float" office:value="2089.23" calcext:value-type="float">
            <text:p>2089.23</text:p>
          </table:table-cell>
          <table:table-cell office:value-type="float" office:value="1670.847" calcext:value-type="float">
            <text:p>1670.847</text:p>
          </table:table-cell>
          <table:table-cell office:value-type="float" office:value="585.4741" calcext:value-type="float">
            <text:p>585.4741</text:p>
          </table:table-cell>
          <table:table-cell office:value-type="float" office:value="576.2703" calcext:value-type="float">
            <text:p>576.2703</text:p>
          </table:table-cell>
          <table:table-cell office:value-type="float" office:value="142.7834" calcext:value-type="float">
            <text:p>142.7834</text:p>
          </table:table-cell>
          <table:table-cell office:value-type="float" office:value="35.68718" calcext:value-type="float">
            <text:p>35.68718</text:p>
          </table:table-cell>
          <table:table-cell office:value-type="float" office:value="0" calcext:value-type="float">
            <text:p>0</text:p>
          </table:table-cell>
          <table:table-cell office:value-type="float" office:value="-0.002913026" calcext:value-type="float">
            <text:p>-0.002913026</text:p>
          </table:table-cell>
          <table:table-cell office:value-type="float" office:value="0" calcext:value-type="float">
            <text:p>0</text:p>
          </table:table-cell>
          <table:table-cell office:value-type="float" office:value="0.2252141" calcext:value-type="float">
            <text:p>0.2252141</text:p>
          </table:table-cell>
          <table:table-cell office:value-type="float" office:value="7.969835" calcext:value-type="float">
            <text:p>7.969835</text:p>
          </table:table-cell>
          <table:table-cell office:value-type="float" office:value="-3.553356" calcext:value-type="float">
            <text:p>-3.553356</text:p>
          </table:table-cell>
          <table:table-cell office:value-type="float" office:value="4.416479" calcext:value-type="float">
            <text:p>4.416479</text:p>
          </table:table-cell>
          <table:table-cell office:value-type="float" office:value="-361.2356" calcext:value-type="float">
            <text:p>-361.2356</text:p>
          </table:table-cell>
          <table:table-cell office:value-type="float" office:value="0" calcext:value-type="float">
            <text:p>0</text:p>
          </table:table-cell>
          <table:table-cell office:value-type="float" office:value="8.961622" calcext:value-type="float">
            <text:p>8.96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568.1217" calcext:value-type="float">
            <text:p>568.1217</text:p>
          </table:table-cell>
          <table:table-cell office:value-type="float" office:value="13243.74" calcext:value-type="float">
            <text:p>13243.74</text:p>
          </table:table-cell>
          <table:table-cell office:value-type="float" office:value="0" calcext:value-type="float">
            <text:p>0</text:p>
          </table:table-cell>
          <table:table-cell office:value-type="float" office:value="0.02097095" calcext:value-type="float">
            <text:p>0.02097095</text:p>
          </table:table-cell>
          <table:table-cell office:value-type="float" office:value="-366.0228" calcext:value-type="float">
            <text:p>-366.0228</text:p>
          </table:table-cell>
          <table:table-cell office:value-type="float" office:value="922.9205" calcext:value-type="float">
            <text:p>922.9205</text:p>
          </table:table-cell>
          <table:table-cell office:value-type="float" office:value="-1.178167" calcext:value-type="float">
            <text:p>-1.178167</text:p>
          </table:table-cell>
          <table:table-cell office:value-type="float" office:value="119.6102" calcext:value-type="float">
            <text:p>119.6102</text:p>
          </table:table-cell>
          <table:table-cell office:value-type="float" office:value="354.496" calcext:value-type="float">
            <text:p>354.496</text:p>
          </table:table-cell>
          <table:table-cell office:value-type="float" office:value="0.0586309" calcext:value-type="float">
            <text:p>0.058630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7525598" calcext:value-type="float">
            <text:p>0.007525598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99441" calcext:value-type="float">
            <text:p>0.09399441</text:p>
          </table:table-cell>
          <table:table-cell office:value-type="float" office:value="370" calcext:value-type="float">
            <text:p>370</text:p>
          </table:table-cell>
          <table:table-cell office:value-type="float" office:value="-364.9553" calcext:value-type="float">
            <text:p>-364.9553</text:p>
          </table:table-cell>
          <table:table-cell office:value-type="float" office:value="0" calcext:value-type="float">
            <text:p>0</text:p>
          </table:table-cell>
          <table:table-cell office:value-type="float" office:value="415.588" calcext:value-type="float">
            <text:p>415.588</text:p>
          </table:table-cell>
          <table:table-cell office:value-type="float" office:value="1137.417" calcext:value-type="float">
            <text:p>1137.417</text:p>
          </table:table-cell>
          <table:table-cell office:value-type="float" office:value="1383.92" calcext:value-type="float">
            <text:p>1383.92</text:p>
          </table:table-cell>
          <table:table-cell office:value-type="float" office:value="1281.403" calcext:value-type="float">
            <text:p>1281.403</text:p>
          </table:table-cell>
          <table:table-cell office:value-type="float" office:value="767.5364" calcext:value-type="float">
            <text:p>767.5364</text:p>
          </table:table-cell>
          <table:table-cell office:value-type="float" office:value="1106.526" calcext:value-type="float">
            <text:p>1106.526</text:p>
          </table:table-cell>
          <table:table-cell office:value-type="float" office:value="413.6673" calcext:value-type="float">
            <text:p>413.6673</text:p>
          </table:table-cell>
          <table:table-cell office:value-type="float" office:value="1851.184" calcext:value-type="float">
            <text:p>1851.184</text:p>
          </table:table-cell>
          <table:table-cell office:value-type="float" office:value="2089.155" calcext:value-type="float">
            <text:p>2089.155</text:p>
          </table:table-cell>
          <table:table-cell office:value-type="float" office:value="1670.795" calcext:value-type="float">
            <text:p>1670.795</text:p>
          </table:table-cell>
          <table:table-cell office:value-type="float" office:value="585.4618" calcext:value-type="float">
            <text:p>585.4618</text:p>
          </table:table-cell>
          <table:table-cell office:value-type="float" office:value="576.2473" calcext:value-type="float">
            <text:p>576.2473</text:p>
          </table:table-cell>
          <table:table-cell office:value-type="float" office:value="142.7795" calcext:value-type="float">
            <text:p>142.7795</text:p>
          </table:table-cell>
          <table:table-cell office:value-type="float" office:value="35.68594" calcext:value-type="float">
            <text:p>35.68594</text:p>
          </table:table-cell>
          <table:table-cell office:value-type="float" office:value="0" calcext:value-type="float">
            <text:p>0</text:p>
          </table:table-cell>
          <table:table-cell office:value-type="float" office:value="-0.003059068" calcext:value-type="float">
            <text:p>-0.003059068</text:p>
          </table:table-cell>
          <table:table-cell office:value-type="float" office:value="0" calcext:value-type="float">
            <text:p>0</text:p>
          </table:table-cell>
          <table:table-cell office:value-type="float" office:value="0.2454347" calcext:value-type="float">
            <text:p>0.2454347</text:p>
          </table:table-cell>
          <table:table-cell office:value-type="float" office:value="8.91807" calcext:value-type="float">
            <text:p>8.91807</text:p>
          </table:table-cell>
          <table:table-cell office:value-type="float" office:value="-4.019006" calcext:value-type="float">
            <text:p>-4.019006</text:p>
          </table:table-cell>
          <table:table-cell office:value-type="float" office:value="4.899064" calcext:value-type="float">
            <text:p>4.899064</text:p>
          </table:table-cell>
          <table:table-cell office:value-type="float" office:value="-363.5187" calcext:value-type="float">
            <text:p>-363.5187</text:p>
          </table:table-cell>
          <table:table-cell office:value-type="float" office:value="0" calcext:value-type="float">
            <text:p>0</text:p>
          </table:table-cell>
          <table:table-cell office:value-type="float" office:value="9.465215" calcext:value-type="float">
            <text:p>9.46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563.3334" calcext:value-type="float">
            <text:p>563.3334</text:p>
          </table:table-cell>
          <table:table-cell office:value-type="float" office:value="13244.21" calcext:value-type="float">
            <text:p>13244.21</text:p>
          </table:table-cell>
          <table:table-cell office:value-type="float" office:value="0" calcext:value-type="float">
            <text:p>0</text:p>
          </table:table-cell>
          <table:table-cell office:value-type="float" office:value="0.02497887" calcext:value-type="float">
            <text:p>0.02497887</text:p>
          </table:table-cell>
          <table:table-cell office:value-type="float" office:value="-370.147" calcext:value-type="float">
            <text:p>-370.147</text:p>
          </table:table-cell>
          <table:table-cell office:value-type="float" office:value="936.2855" calcext:value-type="float">
            <text:p>936.2855</text:p>
          </table:table-cell>
          <table:table-cell office:value-type="float" office:value="-1.353632" calcext:value-type="float">
            <text:p>-1.353632</text:p>
          </table:table-cell>
          <table:table-cell office:value-type="float" office:value="121.4387" calcext:value-type="float">
            <text:p>121.4387</text:p>
          </table:table-cell>
          <table:table-cell office:value-type="float" office:value="351.1371" calcext:value-type="float">
            <text:p>351.1371</text:p>
          </table:table-cell>
          <table:table-cell office:value-type="float" office:value="0.0585696" calcext:value-type="float">
            <text:p>0.058569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7656695" calcext:value-type="float">
            <text:p>0.00765669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7763" calcext:value-type="float">
            <text:p>0.0937763</text:p>
          </table:table-cell>
          <table:table-cell office:value-type="float" office:value="370" calcext:value-type="float">
            <text:p>370</text:p>
          </table:table-cell>
          <table:table-cell office:value-type="float" office:value="-366.8849" calcext:value-type="float">
            <text:p>-366.8849</text:p>
          </table:table-cell>
          <table:table-cell office:value-type="float" office:value="0" calcext:value-type="float">
            <text:p>0</text:p>
          </table:table-cell>
          <table:table-cell office:value-type="float" office:value="416.307" calcext:value-type="float">
            <text:p>416.307</text:p>
          </table:table-cell>
          <table:table-cell office:value-type="float" office:value="1137.013" calcext:value-type="float">
            <text:p>1137.013</text:p>
          </table:table-cell>
          <table:table-cell office:value-type="float" office:value="1383.485" calcext:value-type="float">
            <text:p>1383.485</text:p>
          </table:table-cell>
          <table:table-cell office:value-type="float" office:value="1281.11" calcext:value-type="float">
            <text:p>1281.11</text:p>
          </table:table-cell>
          <table:table-cell office:value-type="float" office:value="767.3262" calcext:value-type="float">
            <text:p>767.3262</text:p>
          </table:table-cell>
          <table:table-cell office:value-type="float" office:value="1106.385" calcext:value-type="float">
            <text:p>1106.385</text:p>
          </table:table-cell>
          <table:table-cell office:value-type="float" office:value="413.6281" calcext:value-type="float">
            <text:p>413.6281</text:p>
          </table:table-cell>
          <table:table-cell office:value-type="float" office:value="1851.113" calcext:value-type="float">
            <text:p>1851.113</text:p>
          </table:table-cell>
          <table:table-cell office:value-type="float" office:value="2089.108" calcext:value-type="float">
            <text:p>2089.108</text:p>
          </table:table-cell>
          <table:table-cell office:value-type="float" office:value="1670.771" calcext:value-type="float">
            <text:p>1670.771</text:p>
          </table:table-cell>
          <table:table-cell office:value-type="float" office:value="585.4584" calcext:value-type="float">
            <text:p>585.4584</text:p>
          </table:table-cell>
          <table:table-cell office:value-type="float" office:value="576.2388" calcext:value-type="float">
            <text:p>576.2388</text:p>
          </table:table-cell>
          <table:table-cell office:value-type="float" office:value="142.7794" calcext:value-type="float">
            <text:p>142.7794</text:p>
          </table:table-cell>
          <table:table-cell office:value-type="float" office:value="35.68594" calcext:value-type="float">
            <text:p>35.68594</text:p>
          </table:table-cell>
          <table:table-cell office:value-type="float" office:value="0" calcext:value-type="float">
            <text:p>0</text:p>
          </table:table-cell>
          <table:table-cell office:value-type="float" office:value="-0.003489228" calcext:value-type="float">
            <text:p>-0.003489228</text:p>
          </table:table-cell>
          <table:table-cell office:value-type="float" office:value="0" calcext:value-type="float">
            <text:p>0</text:p>
          </table:table-cell>
          <table:table-cell office:value-type="float" office:value="0.2775538" calcext:value-type="float">
            <text:p>0.2775538</text:p>
          </table:table-cell>
          <table:table-cell office:value-type="float" office:value="11.57252" calcext:value-type="float">
            <text:p>11.57252</text:p>
          </table:table-cell>
          <table:table-cell office:value-type="float" office:value="-4.655263" calcext:value-type="float">
            <text:p>-4.655263</text:p>
          </table:table-cell>
          <table:table-cell office:value-type="float" office:value="6.91726" calcext:value-type="float">
            <text:p>6.91726</text:p>
          </table:table-cell>
          <table:table-cell office:value-type="float" office:value="-367.749" calcext:value-type="float">
            <text:p>-367.749</text:p>
          </table:table-cell>
          <table:table-cell office:value-type="float" office:value="0" calcext:value-type="float">
            <text:p>0</text:p>
          </table:table-cell>
          <table:table-cell office:value-type="float" office:value="9.745474" calcext:value-type="float">
            <text:p>9.745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555.7306" calcext:value-type="float">
            <text:p>555.7306</text:p>
          </table:table-cell>
          <table:table-cell office:value-type="float" office:value="13245.35" calcext:value-type="float">
            <text:p>13245.35</text:p>
          </table:table-cell>
          <table:table-cell office:value-type="float" office:value="0" calcext:value-type="float">
            <text:p>0</text:p>
          </table:table-cell>
          <table:table-cell office:value-type="float" office:value="0.02942669" calcext:value-type="float">
            <text:p>0.02942669</text:p>
          </table:table-cell>
          <table:table-cell office:value-type="float" office:value="-376.9016" calcext:value-type="float">
            <text:p>-376.9016</text:p>
          </table:table-cell>
          <table:table-cell office:value-type="float" office:value="956.6155" calcext:value-type="float">
            <text:p>956.6155</text:p>
          </table:table-cell>
          <table:table-cell office:value-type="float" office:value="-1.609533" calcext:value-type="float">
            <text:p>-1.609533</text:p>
          </table:table-cell>
          <table:table-cell office:value-type="float" office:value="124.7116" calcext:value-type="float">
            <text:p>124.7116</text:p>
          </table:table-cell>
          <table:table-cell office:value-type="float" office:value="345.1313" calcext:value-type="float">
            <text:p>345.1313</text:p>
          </table:table-cell>
          <table:table-cell office:value-type="float" office:value="0.05873739" calcext:value-type="float">
            <text:p>0.0587373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7787948" calcext:value-type="float">
            <text:p>0.007787948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64222" calcext:value-type="float">
            <text:p>0.09364222</text:p>
          </table:table-cell>
          <table:table-cell office:value-type="float" office:value="370" calcext:value-type="float">
            <text:p>370</text:p>
          </table:table-cell>
          <table:table-cell office:value-type="float" office:value="-371.2755" calcext:value-type="float">
            <text:p>-371.2755</text:p>
          </table:table-cell>
          <table:table-cell office:value-type="float" office:value="0" calcext:value-type="float">
            <text:p>0</text:p>
          </table:table-cell>
          <table:table-cell office:value-type="float" office:value="417.7143" calcext:value-type="float">
            <text:p>417.7143</text:p>
          </table:table-cell>
          <table:table-cell office:value-type="float" office:value="1136.543" calcext:value-type="float">
            <text:p>1136.543</text:p>
          </table:table-cell>
          <table:table-cell office:value-type="float" office:value="1382.992" calcext:value-type="float">
            <text:p>1382.992</text:p>
          </table:table-cell>
          <table:table-cell office:value-type="float" office:value="1280.786" calcext:value-type="float">
            <text:p>1280.786</text:p>
          </table:table-cell>
          <table:table-cell office:value-type="float" office:value="767.0986" calcext:value-type="float">
            <text:p>767.0986</text:p>
          </table:table-cell>
          <table:table-cell office:value-type="float" office:value="1106.236" calcext:value-type="float">
            <text:p>1106.236</text:p>
          </table:table-cell>
          <table:table-cell office:value-type="float" office:value="413.5884" calcext:value-type="float">
            <text:p>413.5884</text:p>
          </table:table-cell>
          <table:table-cell office:value-type="float" office:value="1851.043" calcext:value-type="float">
            <text:p>1851.043</text:p>
          </table:table-cell>
          <table:table-cell office:value-type="float" office:value="2089.062" calcext:value-type="float">
            <text:p>2089.062</text:p>
          </table:table-cell>
          <table:table-cell office:value-type="float" office:value="1670.747" calcext:value-type="float">
            <text:p>1670.747</text:p>
          </table:table-cell>
          <table:table-cell office:value-type="float" office:value="585.4494" calcext:value-type="float">
            <text:p>585.4494</text:p>
          </table:table-cell>
          <table:table-cell office:value-type="float" office:value="576.2303" calcext:value-type="float">
            <text:p>576.2303</text:p>
          </table:table-cell>
          <table:table-cell office:value-type="float" office:value="142.7793" calcext:value-type="float">
            <text:p>142.7793</text:p>
          </table:table-cell>
          <table:table-cell office:value-type="float" office:value="35.68594" calcext:value-type="float">
            <text:p>35.68594</text:p>
          </table:table-cell>
          <table:table-cell office:value-type="float" office:value="0" calcext:value-type="float">
            <text:p>0</text:p>
          </table:table-cell>
          <table:table-cell office:value-type="float" office:value="-0.003750214" calcext:value-type="float">
            <text:p>-0.003750214</text:p>
          </table:table-cell>
          <table:table-cell office:value-type="float" office:value="0" calcext:value-type="float">
            <text:p>0</text:p>
          </table:table-cell>
          <table:table-cell office:value-type="float" office:value="0.3300706" calcext:value-type="float">
            <text:p>0.3300706</text:p>
          </table:table-cell>
          <table:table-cell office:value-type="float" office:value="14.65194" calcext:value-type="float">
            <text:p>14.65194</text:p>
          </table:table-cell>
          <table:table-cell office:value-type="float" office:value="-5.627458" calcext:value-type="float">
            <text:p>-5.627458</text:p>
          </table:table-cell>
          <table:table-cell office:value-type="float" office:value="9.02448" calcext:value-type="float">
            <text:p>9.02448</text:p>
          </table:table-cell>
          <table:table-cell office:value-type="float" office:value="-374.1228" calcext:value-type="float">
            <text:p>-374.1228</text:p>
          </table:table-cell>
          <table:table-cell office:value-type="float" office:value="0" calcext:value-type="float">
            <text:p>0</text:p>
          </table:table-cell>
          <table:table-cell office:value-type="float" office:value="9.617717" calcext:value-type="float">
            <text:p>9.61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546.4996" calcext:value-type="float">
            <text:p>546.4996</text:p>
          </table:table-cell>
          <table:table-cell office:value-type="float" office:value="13247.1" calcext:value-type="float">
            <text:p>13247.1</text:p>
          </table:table-cell>
          <table:table-cell office:value-type="float" office:value="0" calcext:value-type="float">
            <text:p>0</text:p>
          </table:table-cell>
          <table:table-cell office:value-type="float" office:value="0.03450634" calcext:value-type="float">
            <text:p>0.03450634</text:p>
          </table:table-cell>
          <table:table-cell office:value-type="float" office:value="-384.5666" calcext:value-type="float">
            <text:p>-384.5666</text:p>
          </table:table-cell>
          <table:table-cell office:value-type="float" office:value="978.9985" calcext:value-type="float">
            <text:p>978.9985</text:p>
          </table:table-cell>
          <table:table-cell office:value-type="float" office:value="-1.91546" calcext:value-type="float">
            <text:p>-1.91546</text:p>
          </table:table-cell>
          <table:table-cell office:value-type="float" office:value="128.4413" calcext:value-type="float">
            <text:p>128.4413</text:p>
          </table:table-cell>
          <table:table-cell office:value-type="float" office:value="337.4258" calcext:value-type="float">
            <text:p>337.4258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7919306" calcext:value-type="float">
            <text:p>0.00791930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58052" calcext:value-type="float">
            <text:p>0.09358052</text:p>
          </table:table-cell>
          <table:table-cell office:value-type="float" office:value="370" calcext:value-type="float">
            <text:p>370</text:p>
          </table:table-cell>
          <table:table-cell office:value-type="float" office:value="-376.3773" calcext:value-type="float">
            <text:p>-376.3773</text:p>
          </table:table-cell>
          <table:table-cell office:value-type="float" office:value="0" calcext:value-type="float">
            <text:p>0</text:p>
          </table:table-cell>
          <table:table-cell office:value-type="float" office:value="419.7788" calcext:value-type="float">
            <text:p>419.7788</text:p>
          </table:table-cell>
          <table:table-cell office:value-type="float" office:value="1136.092" calcext:value-type="float">
            <text:p>1136.092</text:p>
          </table:table-cell>
          <table:table-cell office:value-type="float" office:value="1382.502" calcext:value-type="float">
            <text:p>1382.502</text:p>
          </table:table-cell>
          <table:table-cell office:value-type="float" office:value="1280.462" calcext:value-type="float">
            <text:p>1280.462</text:p>
          </table:table-cell>
          <table:table-cell office:value-type="float" office:value="766.8698" calcext:value-type="float">
            <text:p>766.8698</text:p>
          </table:table-cell>
          <table:table-cell office:value-type="float" office:value="1106.083" calcext:value-type="float">
            <text:p>1106.083</text:p>
          </table:table-cell>
          <table:table-cell office:value-type="float" office:value="413.548" calcext:value-type="float">
            <text:p>413.548</text:p>
          </table:table-cell>
          <table:table-cell office:value-type="float" office:value="1850.971" calcext:value-type="float">
            <text:p>1850.971</text:p>
          </table:table-cell>
          <table:table-cell office:value-type="float" office:value="2089.014" calcext:value-type="float">
            <text:p>2089.014</text:p>
          </table:table-cell>
          <table:table-cell office:value-type="float" office:value="1670.723" calcext:value-type="float">
            <text:p>1670.723</text:p>
          </table:table-cell>
          <table:table-cell office:value-type="float" office:value="585.4401" calcext:value-type="float">
            <text:p>585.4401</text:p>
          </table:table-cell>
          <table:table-cell office:value-type="float" office:value="576.2217" calcext:value-type="float">
            <text:p>576.2217</text:p>
          </table:table-cell>
          <table:table-cell office:value-type="float" office:value="142.7792" calcext:value-type="float">
            <text:p>142.7792</text:p>
          </table:table-cell>
          <table:table-cell office:value-type="float" office:value="35.68593" calcext:value-type="float">
            <text:p>35.68593</text:p>
          </table:table-cell>
          <table:table-cell office:value-type="float" office:value="0" calcext:value-type="float">
            <text:p>0</text:p>
          </table:table-cell>
          <table:table-cell office:value-type="float" office:value="-0.004009461" calcext:value-type="float">
            <text:p>-0.004009461</text:p>
          </table:table-cell>
          <table:table-cell office:value-type="float" office:value="0" calcext:value-type="float">
            <text:p>0</text:p>
          </table:table-cell>
          <table:table-cell office:value-type="float" office:value="0.3742043" calcext:value-type="float">
            <text:p>0.3742043</text:p>
          </table:table-cell>
          <table:table-cell office:value-type="float" office:value="18.0411" calcext:value-type="float">
            <text:p>18.0411</text:p>
          </table:table-cell>
          <table:table-cell office:value-type="float" office:value="-6.760015" calcext:value-type="float">
            <text:p>-6.760015</text:p>
          </table:table-cell>
          <table:table-cell office:value-type="float" office:value="11.28108" calcext:value-type="float">
            <text:p>11.28108</text:p>
          </table:table-cell>
          <table:table-cell office:value-type="float" office:value="-381.5216" calcext:value-type="float">
            <text:p>-381.5216</text:p>
          </table:table-cell>
          <table:table-cell office:value-type="float" office:value="0" calcext:value-type="float">
            <text:p>0</text:p>
          </table:table-cell>
          <table:table-cell office:value-type="float" office:value="9.655357" calcext:value-type="float">
            <text:p>9.65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537.225" calcext:value-type="float">
            <text:p>537.225</text:p>
          </table:table-cell>
          <table:table-cell office:value-type="float" office:value="13248.95" calcext:value-type="float">
            <text:p>13248.95</text:p>
          </table:table-cell>
          <table:table-cell office:value-type="float" office:value="0" calcext:value-type="float">
            <text:p>0</text:p>
          </table:table-cell>
          <table:table-cell office:value-type="float" office:value="0.04041953" calcext:value-type="float">
            <text:p>0.04041953</text:p>
          </table:table-cell>
          <table:table-cell office:value-type="float" office:value="-392.2332" calcext:value-type="float">
            <text:p>-392.2332</text:p>
          </table:table-cell>
          <table:table-cell office:value-type="float" office:value="1002.23" calcext:value-type="float">
            <text:p>1002.23</text:p>
          </table:table-cell>
          <table:table-cell office:value-type="float" office:value="-2.278101" calcext:value-type="float">
            <text:p>-2.278101</text:p>
          </table:table-cell>
          <table:table-cell office:value-type="float" office:value="131.7083" calcext:value-type="float">
            <text:p>131.7083</text:p>
          </table:table-cell>
          <table:table-cell office:value-type="float" office:value="329.6937" calcext:value-type="float">
            <text:p>329.6937</text:p>
          </table:table-cell>
          <table:table-cell office:value-type="float" office:value="0.05919355" calcext:value-type="float">
            <text:p>0.0591935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050773" calcext:value-type="float">
            <text:p>0.008050773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58393" calcext:value-type="float">
            <text:p>0.09358393</text:p>
          </table:table-cell>
          <table:table-cell office:value-type="float" office:value="370" calcext:value-type="float">
            <text:p>370</text:p>
          </table:table-cell>
          <table:table-cell office:value-type="float" office:value="-380.8089" calcext:value-type="float">
            <text:p>-380.8089</text:p>
          </table:table-cell>
          <table:table-cell office:value-type="float" office:value="0" calcext:value-type="float">
            <text:p>0</text:p>
          </table:table-cell>
          <table:table-cell office:value-type="float" office:value="421.9608" calcext:value-type="float">
            <text:p>421.9608</text:p>
          </table:table-cell>
          <table:table-cell office:value-type="float" office:value="1135.642" calcext:value-type="float">
            <text:p>1135.642</text:p>
          </table:table-cell>
          <table:table-cell office:value-type="float" office:value="1382.012" calcext:value-type="float">
            <text:p>1382.012</text:p>
          </table:table-cell>
          <table:table-cell office:value-type="float" office:value="1280.131" calcext:value-type="float">
            <text:p>1280.131</text:p>
          </table:table-cell>
          <table:table-cell office:value-type="float" office:value="766.6425" calcext:value-type="float">
            <text:p>766.6425</text:p>
          </table:table-cell>
          <table:table-cell office:value-type="float" office:value="1105.927" calcext:value-type="float">
            <text:p>1105.927</text:p>
          </table:table-cell>
          <table:table-cell office:value-type="float" office:value="413.507" calcext:value-type="float">
            <text:p>413.507</text:p>
          </table:table-cell>
          <table:table-cell office:value-type="float" office:value="1850.898" calcext:value-type="float">
            <text:p>1850.898</text:p>
          </table:table-cell>
          <table:table-cell office:value-type="float" office:value="2088.956" calcext:value-type="float">
            <text:p>2088.956</text:p>
          </table:table-cell>
          <table:table-cell office:value-type="float" office:value="1670.699" calcext:value-type="float">
            <text:p>1670.699</text:p>
          </table:table-cell>
          <table:table-cell office:value-type="float" office:value="585.4307" calcext:value-type="float">
            <text:p>585.4307</text:p>
          </table:table-cell>
          <table:table-cell office:value-type="float" office:value="576.213" calcext:value-type="float">
            <text:p>576.213</text:p>
          </table:table-cell>
          <table:table-cell office:value-type="float" office:value="142.7791" calcext:value-type="float">
            <text:p>142.7791</text:p>
          </table:table-cell>
          <table:table-cell office:value-type="float" office:value="35.68593" calcext:value-type="float">
            <text:p>35.68593</text:p>
          </table:table-cell>
          <table:table-cell office:value-type="float" office:value="0" calcext:value-type="float">
            <text:p>0</text:p>
          </table:table-cell>
          <table:table-cell office:value-type="float" office:value="-0.004147197" calcext:value-type="float">
            <text:p>-0.004147197</text:p>
          </table:table-cell>
          <table:table-cell office:value-type="float" office:value="0" calcext:value-type="float">
            <text:p>0</text:p>
          </table:table-cell>
          <table:table-cell office:value-type="float" office:value="0.4213157" calcext:value-type="float">
            <text:p>0.4213157</text:p>
          </table:table-cell>
          <table:table-cell office:value-type="float" office:value="22.06898" calcext:value-type="float">
            <text:p>22.06898</text:p>
          </table:table-cell>
          <table:table-cell office:value-type="float" office:value="-7.916117" calcext:value-type="float">
            <text:p>-7.916117</text:p>
          </table:table-cell>
          <table:table-cell office:value-type="float" office:value="14.15286" calcext:value-type="float">
            <text:p>14.15286</text:p>
          </table:table-cell>
          <table:table-cell office:value-type="float" office:value="-388.8333" calcext:value-type="float">
            <text:p>-388.8333</text:p>
          </table:table-cell>
          <table:table-cell office:value-type="float" office:value="0" calcext:value-type="float">
            <text:p>0</text:p>
          </table:table-cell>
          <table:table-cell office:value-type="float" office:value="9.661509" calcext:value-type="float">
            <text:p>9.66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529.5354" calcext:value-type="float">
            <text:p>529.5354</text:p>
          </table:table-cell>
          <table:table-cell office:value-type="float" office:value="13250.48" calcext:value-type="float">
            <text:p>13250.48</text:p>
          </table:table-cell>
          <table:table-cell office:value-type="float" office:value="0" calcext:value-type="float">
            <text:p>0</text:p>
          </table:table-cell>
          <table:table-cell office:value-type="float" office:value="0.04752165" calcext:value-type="float">
            <text:p>0.04752165</text:p>
          </table:table-cell>
          <table:table-cell office:value-type="float" office:value="-398.6839" calcext:value-type="float">
            <text:p>-398.6839</text:p>
          </table:table-cell>
          <table:table-cell office:value-type="float" office:value="1021.903" calcext:value-type="float">
            <text:p>1021.903</text:p>
          </table:table-cell>
          <table:table-cell office:value-type="float" office:value="-2.698018" calcext:value-type="float">
            <text:p>-2.698018</text:p>
          </table:table-cell>
          <table:table-cell office:value-type="float" office:value="133.6379" calcext:value-type="float">
            <text:p>133.6379</text:p>
          </table:table-cell>
          <table:table-cell office:value-type="float" office:value="323.3839" calcext:value-type="float">
            <text:p>323.3839</text:p>
          </table:table-cell>
          <table:table-cell office:value-type="float" office:value="0.05948737" calcext:value-type="float">
            <text:p>0.05948737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18235" calcext:value-type="float">
            <text:p>0.0081823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64916" calcext:value-type="float">
            <text:p>0.09364916</text:p>
          </table:table-cell>
          <table:table-cell office:value-type="float" office:value="370" calcext:value-type="float">
            <text:p>370</text:p>
          </table:table-cell>
          <table:table-cell office:value-type="float" office:value="-384.0816" calcext:value-type="float">
            <text:p>-384.0816</text:p>
          </table:table-cell>
          <table:table-cell office:value-type="float" office:value="0" calcext:value-type="float">
            <text:p>0</text:p>
          </table:table-cell>
          <table:table-cell office:value-type="float" office:value="423.8257" calcext:value-type="float">
            <text:p>423.8257</text:p>
          </table:table-cell>
          <table:table-cell office:value-type="float" office:value="1135.237" calcext:value-type="float">
            <text:p>1135.237</text:p>
          </table:table-cell>
          <table:table-cell office:value-type="float" office:value="1381.574" calcext:value-type="float">
            <text:p>1381.574</text:p>
          </table:table-cell>
          <table:table-cell office:value-type="float" office:value="1279.831" calcext:value-type="float">
            <text:p>1279.831</text:p>
          </table:table-cell>
          <table:table-cell office:value-type="float" office:value="766.4294" calcext:value-type="float">
            <text:p>766.4294</text:p>
          </table:table-cell>
          <table:table-cell office:value-type="float" office:value="1105.78" calcext:value-type="float">
            <text:p>1105.78</text:p>
          </table:table-cell>
          <table:table-cell office:value-type="float" office:value="413.4672" calcext:value-type="float">
            <text:p>413.4672</text:p>
          </table:table-cell>
          <table:table-cell office:value-type="float" office:value="1850.825" calcext:value-type="float">
            <text:p>1850.825</text:p>
          </table:table-cell>
          <table:table-cell office:value-type="float" office:value="2088.898" calcext:value-type="float">
            <text:p>2088.898</text:p>
          </table:table-cell>
          <table:table-cell office:value-type="float" office:value="1670.674" calcext:value-type="float">
            <text:p>1670.674</text:p>
          </table:table-cell>
          <table:table-cell office:value-type="float" office:value="585.4213" calcext:value-type="float">
            <text:p>585.4213</text:p>
          </table:table-cell>
          <table:table-cell office:value-type="float" office:value="576.2042" calcext:value-type="float">
            <text:p>576.2042</text:p>
          </table:table-cell>
          <table:table-cell office:value-type="float" office:value="142.7789" calcext:value-type="float">
            <text:p>142.7789</text:p>
          </table:table-cell>
          <table:table-cell office:value-type="float" office:value="35.68593" calcext:value-type="float">
            <text:p>35.68593</text:p>
          </table:table-cell>
          <table:table-cell office:value-type="float" office:value="0" calcext:value-type="float">
            <text:p>0</text:p>
          </table:table-cell>
          <table:table-cell office:value-type="float" office:value="-0.00421697" calcext:value-type="float">
            <text:p>-0.00421697</text:p>
          </table:table-cell>
          <table:table-cell office:value-type="float" office:value="0" calcext:value-type="float">
            <text:p>0</text:p>
          </table:table-cell>
          <table:table-cell office:value-type="float" office:value="0.4648944" calcext:value-type="float">
            <text:p>0.4648944</text:p>
          </table:table-cell>
          <table:table-cell office:value-type="float" office:value="26.17444" calcext:value-type="float">
            <text:p>26.17444</text:p>
          </table:table-cell>
          <table:table-cell office:value-type="float" office:value="-9.264346" calcext:value-type="float">
            <text:p>-9.264346</text:p>
          </table:table-cell>
          <table:table-cell office:value-type="float" office:value="16.91009" calcext:value-type="float">
            <text:p>16.91009</text:p>
          </table:table-cell>
          <table:table-cell office:value-type="float" office:value="-394.8934" calcext:value-type="float">
            <text:p>-394.8934</text:p>
          </table:table-cell>
          <table:table-cell office:value-type="float" office:value="0" calcext:value-type="float">
            <text:p>0</text:p>
          </table:table-cell>
          <table:table-cell office:value-type="float" office:value="9.688519" calcext:value-type="float">
            <text:p>9.68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523.2068" calcext:value-type="float">
            <text:p>523.2068</text:p>
          </table:table-cell>
          <table:table-cell office:value-type="float" office:value="13251.67" calcext:value-type="float">
            <text:p>13251.67</text:p>
          </table:table-cell>
          <table:table-cell office:value-type="float" office:value="0" calcext:value-type="float">
            <text:p>0</text:p>
          </table:table-cell>
          <table:table-cell office:value-type="float" office:value="0.05637574" calcext:value-type="float">
            <text:p>0.05637574</text:p>
          </table:table-cell>
          <table:table-cell office:value-type="float" office:value="-404.0079" calcext:value-type="float">
            <text:p>-404.0079</text:p>
          </table:table-cell>
          <table:table-cell office:value-type="float" office:value="1037.156" calcext:value-type="float">
            <text:p>1037.156</text:p>
          </table:table-cell>
          <table:table-cell office:value-type="float" office:value="-3.134889" calcext:value-type="float">
            <text:p>-3.134889</text:p>
          </table:table-cell>
          <table:table-cell office:value-type="float" office:value="135.3129" calcext:value-type="float">
            <text:p>135.3129</text:p>
          </table:table-cell>
          <table:table-cell office:value-type="float" office:value="318.0747" calcext:value-type="float">
            <text:p>318.0747</text:p>
          </table:table-cell>
          <table:table-cell office:value-type="float" office:value="0.05979178" calcext:value-type="float">
            <text:p>0.05979178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314043" calcext:value-type="float">
            <text:p>0.008314043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77632" calcext:value-type="float">
            <text:p>0.09377632</text:p>
          </table:table-cell>
          <table:table-cell office:value-type="float" office:value="370" calcext:value-type="float">
            <text:p>370</text:p>
          </table:table-cell>
          <table:table-cell office:value-type="float" office:value="-386.9971" calcext:value-type="float">
            <text:p>-386.9971</text:p>
          </table:table-cell>
          <table:table-cell office:value-type="float" office:value="0" calcext:value-type="float">
            <text:p>0</text:p>
          </table:table-cell>
          <table:table-cell office:value-type="float" office:value="425.4623" calcext:value-type="float">
            <text:p>425.4623</text:p>
          </table:table-cell>
          <table:table-cell office:value-type="float" office:value="1134.947" calcext:value-type="float">
            <text:p>1134.947</text:p>
          </table:table-cell>
          <table:table-cell office:value-type="float" office:value="1381.202" calcext:value-type="float">
            <text:p>1381.202</text:p>
          </table:table-cell>
          <table:table-cell office:value-type="float" office:value="1279.574" calcext:value-type="float">
            <text:p>1279.574</text:p>
          </table:table-cell>
          <table:table-cell office:value-type="float" office:value="766.2313" calcext:value-type="float">
            <text:p>766.2313</text:p>
          </table:table-cell>
          <table:table-cell office:value-type="float" office:value="1105.643" calcext:value-type="float">
            <text:p>1105.643</text:p>
          </table:table-cell>
          <table:table-cell office:value-type="float" office:value="413.4286" calcext:value-type="float">
            <text:p>413.4286</text:p>
          </table:table-cell>
          <table:table-cell office:value-type="float" office:value="1850.754" calcext:value-type="float">
            <text:p>1850.754</text:p>
          </table:table-cell>
          <table:table-cell office:value-type="float" office:value="2088.84" calcext:value-type="float">
            <text:p>2088.84</text:p>
          </table:table-cell>
          <table:table-cell office:value-type="float" office:value="1670.65" calcext:value-type="float">
            <text:p>1670.65</text:p>
          </table:table-cell>
          <table:table-cell office:value-type="float" office:value="585.4118" calcext:value-type="float">
            <text:p>585.4118</text:p>
          </table:table-cell>
          <table:table-cell office:value-type="float" office:value="576.1954" calcext:value-type="float">
            <text:p>576.1954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92" calcext:value-type="float">
            <text:p>35.68592</text:p>
          </table:table-cell>
          <table:table-cell office:value-type="float" office:value="0" calcext:value-type="float">
            <text:p>0</text:p>
          </table:table-cell>
          <table:table-cell office:value-type="float" office:value="-0.004331842" calcext:value-type="float">
            <text:p>-0.004331842</text:p>
          </table:table-cell>
          <table:table-cell office:value-type="float" office:value="0" calcext:value-type="float">
            <text:p>0</text:p>
          </table:table-cell>
          <table:table-cell office:value-type="float" office:value="0.5073329" calcext:value-type="float">
            <text:p>0.5073329</text:p>
          </table:table-cell>
          <table:table-cell office:value-type="float" office:value="29.18045" calcext:value-type="float">
            <text:p>29.18045</text:p>
          </table:table-cell>
          <table:table-cell office:value-type="float" office:value="-10.29858" calcext:value-type="float">
            <text:p>-10.29858</text:p>
          </table:table-cell>
          <table:table-cell office:value-type="float" office:value="18.88186" calcext:value-type="float">
            <text:p>18.88186</text:p>
          </table:table-cell>
          <table:table-cell office:value-type="float" office:value="-399.9411" calcext:value-type="float">
            <text:p>-399.9411</text:p>
          </table:table-cell>
          <table:table-cell office:value-type="float" office:value="0" calcext:value-type="float">
            <text:p>0</text:p>
          </table:table-cell>
          <table:table-cell office:value-type="float" office:value="9.847045" calcext:value-type="float">
            <text:p>9.847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515.9394" calcext:value-type="float">
            <text:p>515.9394</text:p>
          </table:table-cell>
          <table:table-cell office:value-type="float" office:value="13253.12" calcext:value-type="float">
            <text:p>13253.12</text:p>
          </table:table-cell>
          <table:table-cell office:value-type="float" office:value="0" calcext:value-type="float">
            <text:p>0</text:p>
          </table:table-cell>
          <table:table-cell office:value-type="float" office:value="0.06766855" calcext:value-type="float">
            <text:p>0.06766855</text:p>
          </table:table-cell>
          <table:table-cell office:value-type="float" office:value="-410.1969" calcext:value-type="float">
            <text:p>-410.1969</text:p>
          </table:table-cell>
          <table:table-cell office:value-type="float" office:value="1056.118" calcext:value-type="float">
            <text:p>1056.118</text:p>
          </table:table-cell>
          <table:table-cell office:value-type="float" office:value="-3.630053" calcext:value-type="float">
            <text:p>-3.630053</text:p>
          </table:table-cell>
          <table:table-cell office:value-type="float" office:value="137.4157" calcext:value-type="float">
            <text:p>137.4157</text:p>
          </table:table-cell>
          <table:table-cell office:value-type="float" office:value="311.8974" calcext:value-type="float">
            <text:p>311.8974</text:p>
          </table:table-cell>
          <table:table-cell office:value-type="float" office:value="0.0601422" calcext:value-type="float">
            <text:p>0.0601422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445862" calcext:value-type="float">
            <text:p>0.008445862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396868" calcext:value-type="float">
            <text:p>0.09396868</text:p>
          </table:table-cell>
          <table:table-cell office:value-type="float" office:value="370" calcext:value-type="float">
            <text:p>370</text:p>
          </table:table-cell>
          <table:table-cell office:value-type="float" office:value="-389.4214" calcext:value-type="float">
            <text:p>-389.4214</text:p>
          </table:table-cell>
          <table:table-cell office:value-type="float" office:value="0" calcext:value-type="float">
            <text:p>0</text:p>
          </table:table-cell>
          <table:table-cell office:value-type="float" office:value="427.2128" calcext:value-type="float">
            <text:p>427.2128</text:p>
          </table:table-cell>
          <table:table-cell office:value-type="float" office:value="1134.636" calcext:value-type="float">
            <text:p>1134.636</text:p>
          </table:table-cell>
          <table:table-cell office:value-type="float" office:value="1380.862" calcext:value-type="float">
            <text:p>1380.862</text:p>
          </table:table-cell>
          <table:table-cell office:value-type="float" office:value="1279.339" calcext:value-type="float">
            <text:p>1279.339</text:p>
          </table:table-cell>
          <table:table-cell office:value-type="float" office:value="766.0567" calcext:value-type="float">
            <text:p>766.0567</text:p>
          </table:table-cell>
          <table:table-cell office:value-type="float" office:value="1105.52" calcext:value-type="float">
            <text:p>1105.52</text:p>
          </table:table-cell>
          <table:table-cell office:value-type="float" office:value="413.3929" calcext:value-type="float">
            <text:p>413.3929</text:p>
          </table:table-cell>
          <table:table-cell office:value-type="float" office:value="1850.685" calcext:value-type="float">
            <text:p>1850.685</text:p>
          </table:table-cell>
          <table:table-cell office:value-type="float" office:value="2088.783" calcext:value-type="float">
            <text:p>2088.783</text:p>
          </table:table-cell>
          <table:table-cell office:value-type="float" office:value="1670.625" calcext:value-type="float">
            <text:p>1670.625</text:p>
          </table:table-cell>
          <table:table-cell office:value-type="float" office:value="585.4023" calcext:value-type="float">
            <text:p>585.4023</text:p>
          </table:table-cell>
          <table:table-cell office:value-type="float" office:value="576.1863" calcext:value-type="float">
            <text:p>576.186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92" calcext:value-type="float">
            <text:p>35.68592</text:p>
          </table:table-cell>
          <table:table-cell office:value-type="float" office:value="0" calcext:value-type="float">
            <text:p>0</text:p>
          </table:table-cell>
          <table:table-cell office:value-type="float" office:value="-0.004357961" calcext:value-type="float">
            <text:p>-0.004357961</text:p>
          </table:table-cell>
          <table:table-cell office:value-type="float" office:value="0" calcext:value-type="float">
            <text:p>0</text:p>
          </table:table-cell>
          <table:table-cell office:value-type="float" office:value="0.5580924" calcext:value-type="float">
            <text:p>0.5580924</text:p>
          </table:table-cell>
          <table:table-cell office:value-type="float" office:value="33.76769" calcext:value-type="float">
            <text:p>33.76769</text:p>
          </table:table-cell>
          <table:table-cell office:value-type="float" office:value="-11.61747" calcext:value-type="float">
            <text:p>-11.61747</text:p>
          </table:table-cell>
          <table:table-cell office:value-type="float" office:value="22.15023" calcext:value-type="float">
            <text:p>22.15023</text:p>
          </table:table-cell>
          <table:table-cell office:value-type="float" office:value="-405.6655" calcext:value-type="float">
            <text:p>-405.6655</text:p>
          </table:table-cell>
          <table:table-cell office:value-type="float" office:value="0" calcext:value-type="float">
            <text:p>0</text:p>
          </table:table-cell>
          <table:table-cell office:value-type="float" office:value="9.876545" calcext:value-type="float">
            <text:p>9.87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508.3683" calcext:value-type="float">
            <text:p>508.3683</text:p>
          </table:table-cell>
          <table:table-cell office:value-type="float" office:value="13254.69" calcext:value-type="float">
            <text:p>13254.69</text:p>
          </table:table-cell>
          <table:table-cell office:value-type="float" office:value="0" calcext:value-type="float">
            <text:p>0</text:p>
          </table:table-cell>
          <table:table-cell office:value-type="float" office:value="0.08260194" calcext:value-type="float">
            <text:p>0.08260194</text:p>
          </table:table-cell>
          <table:table-cell office:value-type="float" office:value="-416.6215" calcext:value-type="float">
            <text:p>-416.6215</text:p>
          </table:table-cell>
          <table:table-cell office:value-type="float" office:value="1074.855" calcext:value-type="float">
            <text:p>1074.855</text:p>
          </table:table-cell>
          <table:table-cell office:value-type="float" office:value="-4.199584" calcext:value-type="float">
            <text:p>-4.199584</text:p>
          </table:table-cell>
          <table:table-cell office:value-type="float" office:value="139.5358" calcext:value-type="float">
            <text:p>139.5358</text:p>
          </table:table-cell>
          <table:table-cell office:value-type="float" office:value="305.3374" calcext:value-type="float">
            <text:p>305.3374</text:p>
          </table:table-cell>
          <table:table-cell office:value-type="float" office:value="0.06054499" calcext:value-type="float">
            <text:p>0.0605449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504828" calcext:value-type="float">
            <text:p>0.008504828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424245" calcext:value-type="float">
            <text:p>0.09424245</text:p>
          </table:table-cell>
          <table:table-cell office:value-type="float" office:value="370" calcext:value-type="float">
            <text:p>370</text:p>
          </table:table-cell>
          <table:table-cell office:value-type="float" office:value="-392.2902" calcext:value-type="float">
            <text:p>-392.2902</text:p>
          </table:table-cell>
          <table:table-cell office:value-type="float" office:value="0" calcext:value-type="float">
            <text:p>0</text:p>
          </table:table-cell>
          <table:table-cell office:value-type="float" office:value="429.0937" calcext:value-type="float">
            <text:p>429.0937</text:p>
          </table:table-cell>
          <table:table-cell office:value-type="float" office:value="1134.34" calcext:value-type="float">
            <text:p>1134.34</text:p>
          </table:table-cell>
          <table:table-cell office:value-type="float" office:value="1380.536" calcext:value-type="float">
            <text:p>1380.536</text:p>
          </table:table-cell>
          <table:table-cell office:value-type="float" office:value="1279.113" calcext:value-type="float">
            <text:p>1279.113</text:p>
          </table:table-cell>
          <table:table-cell office:value-type="float" office:value="765.8884" calcext:value-type="float">
            <text:p>765.8884</text:p>
          </table:table-cell>
          <table:table-cell office:value-type="float" office:value="1105.402" calcext:value-type="float">
            <text:p>1105.402</text:p>
          </table:table-cell>
          <table:table-cell office:value-type="float" office:value="413.3596" calcext:value-type="float">
            <text:p>413.3596</text:p>
          </table:table-cell>
          <table:table-cell office:value-type="float" office:value="1850.616" calcext:value-type="float">
            <text:p>1850.616</text:p>
          </table:table-cell>
          <table:table-cell office:value-type="float" office:value="2088.736" calcext:value-type="float">
            <text:p>2088.736</text:p>
          </table:table-cell>
          <table:table-cell office:value-type="float" office:value="1670.6" calcext:value-type="float">
            <text:p>1670.6</text:p>
          </table:table-cell>
          <table:table-cell office:value-type="float" office:value="585.3928" calcext:value-type="float">
            <text:p>585.3928</text:p>
          </table:table-cell>
          <table:table-cell office:value-type="float" office:value="576.1773" calcext:value-type="float">
            <text:p>576.1773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92" calcext:value-type="float">
            <text:p>35.68592</text:p>
          </table:table-cell>
          <table:table-cell office:value-type="float" office:value="0" calcext:value-type="float">
            <text:p>0</text:p>
          </table:table-cell>
          <table:table-cell office:value-type="float" office:value="-0.004372391" calcext:value-type="float">
            <text:p>-0.004372391</text:p>
          </table:table-cell>
          <table:table-cell office:value-type="float" office:value="0" calcext:value-type="float">
            <text:p>0</text:p>
          </table:table-cell>
          <table:table-cell office:value-type="float" office:value="0.6157246" calcext:value-type="float">
            <text:p>0.6157246</text:p>
          </table:table-cell>
          <table:table-cell office:value-type="float" office:value="38.42213" calcext:value-type="float">
            <text:p>38.42213</text:p>
          </table:table-cell>
          <table:table-cell office:value-type="float" office:value="-13.28641" calcext:value-type="float">
            <text:p>-13.28641</text:p>
          </table:table-cell>
          <table:table-cell office:value-type="float" office:value="25.13572" calcext:value-type="float">
            <text:p>25.13572</text:p>
          </table:table-cell>
          <table:table-cell office:value-type="float" office:value="-411.5923" calcext:value-type="float">
            <text:p>-411.5923</text:p>
          </table:table-cell>
          <table:table-cell office:value-type="float" office:value="0" calcext:value-type="float">
            <text:p>0</text:p>
          </table:table-cell>
          <table:table-cell office:value-type="float" office:value="9.946889" calcext:value-type="float">
            <text:p>9.94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498.0019" calcext:value-type="float">
            <text:p>498.0019</text:p>
          </table:table-cell>
          <table:table-cell office:value-type="float" office:value="13256.95" calcext:value-type="float">
            <text:p>13256.95</text:p>
          </table:table-cell>
          <table:table-cell office:value-type="float" office:value="0" calcext:value-type="float">
            <text:p>0</text:p>
          </table:table-cell>
          <table:table-cell office:value-type="float" office:value="0.103305" calcext:value-type="float">
            <text:p>0.103305</text:p>
          </table:table-cell>
          <table:table-cell office:value-type="float" office:value="-425.15" calcext:value-type="float">
            <text:p>-425.15</text:p>
          </table:table-cell>
          <table:table-cell office:value-type="float" office:value="1099.582" calcext:value-type="float">
            <text:p>1099.582</text:p>
          </table:table-cell>
          <table:table-cell office:value-type="float" office:value="-4.870863" calcext:value-type="float">
            <text:p>-4.870863</text:p>
          </table:table-cell>
          <table:table-cell office:value-type="float" office:value="142.7933" calcext:value-type="float">
            <text:p>142.7933</text:p>
          </table:table-cell>
          <table:table-cell office:value-type="float" office:value="295.9547" calcext:value-type="float">
            <text:p>295.9547</text:p>
          </table:table-cell>
          <table:table-cell office:value-type="float" office:value="0.06079949" calcext:value-type="float">
            <text:p>0.0607994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50673" calcext:value-type="float">
            <text:p>0.00850673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468057" calcext:value-type="float">
            <text:p>0.09468057</text:p>
          </table:table-cell>
          <table:table-cell office:value-type="float" office:value="370" calcext:value-type="float">
            <text:p>370</text:p>
          </table:table-cell>
          <table:table-cell office:value-type="float" office:value="-395.6541" calcext:value-type="float">
            <text:p>-395.6541</text:p>
          </table:table-cell>
          <table:table-cell office:value-type="float" office:value="0" calcext:value-type="float">
            <text:p>0</text:p>
          </table:table-cell>
          <table:table-cell office:value-type="float" office:value="431.71" calcext:value-type="float">
            <text:p>431.71</text:p>
          </table:table-cell>
          <table:table-cell office:value-type="float" office:value="1134.097" calcext:value-type="float">
            <text:p>1134.097</text:p>
          </table:table-cell>
          <table:table-cell office:value-type="float" office:value="1380.162" calcext:value-type="float">
            <text:p>1380.162</text:p>
          </table:table-cell>
          <table:table-cell office:value-type="float" office:value="1278.865" calcext:value-type="float">
            <text:p>1278.865</text:p>
          </table:table-cell>
          <table:table-cell office:value-type="float" office:value="765.7133" calcext:value-type="float">
            <text:p>765.7133</text:p>
          </table:table-cell>
          <table:table-cell office:value-type="float" office:value="1105.283" calcext:value-type="float">
            <text:p>1105.283</text:p>
          </table:table-cell>
          <table:table-cell office:value-type="float" office:value="413.3267" calcext:value-type="float">
            <text:p>413.3267</text:p>
          </table:table-cell>
          <table:table-cell office:value-type="float" office:value="1850.549" calcext:value-type="float">
            <text:p>1850.549</text:p>
          </table:table-cell>
          <table:table-cell office:value-type="float" office:value="2088.696" calcext:value-type="float">
            <text:p>2088.696</text:p>
          </table:table-cell>
          <table:table-cell office:value-type="float" office:value="1670.575" calcext:value-type="float">
            <text:p>1670.575</text:p>
          </table:table-cell>
          <table:table-cell office:value-type="float" office:value="585.3832" calcext:value-type="float">
            <text:p>585.3832</text:p>
          </table:table-cell>
          <table:table-cell office:value-type="float" office:value="576.1682" calcext:value-type="float">
            <text:p>576.1682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92" calcext:value-type="float">
            <text:p>35.68592</text:p>
          </table:table-cell>
          <table:table-cell office:value-type="float" office:value="0" calcext:value-type="float">
            <text:p>0</text:p>
          </table:table-cell>
          <table:table-cell office:value-type="float" office:value="-0.004586036" calcext:value-type="float">
            <text:p>-0.004586036</text:p>
          </table:table-cell>
          <table:table-cell office:value-type="float" office:value="0" calcext:value-type="float">
            <text:p>0</text:p>
          </table:table-cell>
          <table:table-cell office:value-type="float" office:value="0.6796777" calcext:value-type="float">
            <text:p>0.6796777</text:p>
          </table:table-cell>
          <table:table-cell office:value-type="float" office:value="44.97893" calcext:value-type="float">
            <text:p>44.97893</text:p>
          </table:table-cell>
          <table:table-cell office:value-type="float" office:value="-15.35029" calcext:value-type="float">
            <text:p>-15.35029</text:p>
          </table:table-cell>
          <table:table-cell office:value-type="float" office:value="29.62864" calcext:value-type="float">
            <text:p>29.62864</text:p>
          </table:table-cell>
          <table:table-cell office:value-type="float" office:value="-419.6272" calcext:value-type="float">
            <text:p>-419.6272</text:p>
          </table:table-cell>
          <table:table-cell office:value-type="float" office:value="0" calcext:value-type="float">
            <text:p>0</text:p>
          </table:table-cell>
          <table:table-cell office:value-type="float" office:value="10.12347" calcext:value-type="float">
            <text:p>10.1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491.5392" calcext:value-type="float">
            <text:p>491.5392</text:p>
          </table:table-cell>
          <table:table-cell office:value-type="float" office:value="13258.07" calcext:value-type="float">
            <text:p>13258.07</text:p>
          </table:table-cell>
          <table:table-cell office:value-type="float" office:value="0" calcext:value-type="float">
            <text:p>0</text:p>
          </table:table-cell>
          <table:table-cell office:value-type="float" office:value="0.1290522" calcext:value-type="float">
            <text:p>0.1290522</text:p>
          </table:table-cell>
          <table:table-cell office:value-type="float" office:value="-431.1864" calcext:value-type="float">
            <text:p>-431.1864</text:p>
          </table:table-cell>
          <table:table-cell office:value-type="float" office:value="1117.992" calcext:value-type="float">
            <text:p>1117.992</text:p>
          </table:table-cell>
          <table:table-cell office:value-type="float" office:value="-5.627462" calcext:value-type="float">
            <text:p>-5.627462</text:p>
          </table:table-cell>
          <table:table-cell office:value-type="float" office:value="143.5686" calcext:value-type="float">
            <text:p>143.5686</text:p>
          </table:table-cell>
          <table:table-cell office:value-type="float" office:value="290.6246" calcext:value-type="float">
            <text:p>290.6246</text:p>
          </table:table-cell>
          <table:table-cell office:value-type="float" office:value="0.06115119" calcext:value-type="float">
            <text:p>0.0611511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509096" calcext:value-type="float">
            <text:p>0.00850909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531576" calcext:value-type="float">
            <text:p>0.09531576</text:p>
          </table:table-cell>
          <table:table-cell office:value-type="float" office:value="370" calcext:value-type="float">
            <text:p>370</text:p>
          </table:table-cell>
          <table:table-cell office:value-type="float" office:value="-396.4322" calcext:value-type="float">
            <text:p>-396.4322</text:p>
          </table:table-cell>
          <table:table-cell office:value-type="float" office:value="0" calcext:value-type="float">
            <text:p>0</text:p>
          </table:table-cell>
          <table:table-cell office:value-type="float" office:value="433.156" calcext:value-type="float">
            <text:p>433.156</text:p>
          </table:table-cell>
          <table:table-cell office:value-type="float" office:value="1133.742" calcext:value-type="float">
            <text:p>1133.742</text:p>
          </table:table-cell>
          <table:table-cell office:value-type="float" office:value="1379.791" calcext:value-type="float">
            <text:p>1379.791</text:p>
          </table:table-cell>
          <table:table-cell office:value-type="float" office:value="1278.621" calcext:value-type="float">
            <text:p>1278.621</text:p>
          </table:table-cell>
          <table:table-cell office:value-type="float" office:value="765.5363" calcext:value-type="float">
            <text:p>765.5363</text:p>
          </table:table-cell>
          <table:table-cell office:value-type="float" office:value="1105.164" calcext:value-type="float">
            <text:p>1105.164</text:p>
          </table:table-cell>
          <table:table-cell office:value-type="float" office:value="413.293" calcext:value-type="float">
            <text:p>413.293</text:p>
          </table:table-cell>
          <table:table-cell office:value-type="float" office:value="1850.481" calcext:value-type="float">
            <text:p>1850.481</text:p>
          </table:table-cell>
          <table:table-cell office:value-type="float" office:value="2088.655" calcext:value-type="float">
            <text:p>2088.655</text:p>
          </table:table-cell>
          <table:table-cell office:value-type="float" office:value="1670.551" calcext:value-type="float">
            <text:p>1670.551</text:p>
          </table:table-cell>
          <table:table-cell office:value-type="float" office:value="585.3737" calcext:value-type="float">
            <text:p>585.3737</text:p>
          </table:table-cell>
          <table:table-cell office:value-type="float" office:value="576.1589" calcext:value-type="float">
            <text:p>576.1589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91" calcext:value-type="float">
            <text:p>35.68591</text:p>
          </table:table-cell>
          <table:table-cell office:value-type="float" office:value="0" calcext:value-type="float">
            <text:p>0</text:p>
          </table:table-cell>
          <table:table-cell office:value-type="float" office:value="-0.004622406" calcext:value-type="float">
            <text:p>-0.004622406</text:p>
          </table:table-cell>
          <table:table-cell office:value-type="float" office:value="0" calcext:value-type="float">
            <text:p>0</text:p>
          </table:table-cell>
          <table:table-cell office:value-type="float" office:value="0.7455205" calcext:value-type="float">
            <text:p>0.7455205</text:p>
          </table:table-cell>
          <table:table-cell office:value-type="float" office:value="51.85067" calcext:value-type="float">
            <text:p>51.85067</text:p>
          </table:table-cell>
          <table:table-cell office:value-type="float" office:value="-17.72132" calcext:value-type="float">
            <text:p>-17.72132</text:p>
          </table:table-cell>
          <table:table-cell office:value-type="float" office:value="34.12935" calcext:value-type="float">
            <text:p>34.12935</text:p>
          </table:table-cell>
          <table:table-cell office:value-type="float" office:value="-424.8938" calcext:value-type="float">
            <text:p>-424.8938</text:p>
          </table:table-cell>
          <table:table-cell office:value-type="float" office:value="0" calcext:value-type="float">
            <text:p>0</text:p>
          </table:table-cell>
          <table:table-cell office:value-type="float" office:value="10.10697" calcext:value-type="float">
            <text:p>10.1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487.5039" calcext:value-type="float">
            <text:p>487.5039</text:p>
          </table:table-cell>
          <table:table-cell office:value-type="float" office:value="13259.08" calcext:value-type="float">
            <text:p>13259.08</text:p>
          </table:table-cell>
          <table:table-cell office:value-type="float" office:value="0" calcext:value-type="float">
            <text:p>0</text:p>
          </table:table-cell>
          <table:table-cell office:value-type="float" office:value="0.1606361" calcext:value-type="float">
            <text:p>0.1606361</text:p>
          </table:table-cell>
          <table:table-cell office:value-type="float" office:value="-434.9497" calcext:value-type="float">
            <text:p>-434.9497</text:p>
          </table:table-cell>
          <table:table-cell office:value-type="float" office:value="1125.604" calcext:value-type="float">
            <text:p>1125.604</text:p>
          </table:table-cell>
          <table:table-cell office:value-type="float" office:value="-6.496261" calcext:value-type="float">
            <text:p>-6.496261</text:p>
          </table:table-cell>
          <table:table-cell office:value-type="float" office:value="136.1184" calcext:value-type="float">
            <text:p>136.1184</text:p>
          </table:table-cell>
          <table:table-cell office:value-type="float" office:value="287.7463" calcext:value-type="float">
            <text:p>287.7463</text:p>
          </table:table-cell>
          <table:table-cell office:value-type="float" office:value="0.0614386" calcext:value-type="float">
            <text:p>0.061438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8512239" calcext:value-type="float">
            <text:p>0.00851223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09616252" calcext:value-type="float">
            <text:p>0.09616252</text:p>
          </table:table-cell>
          <table:table-cell office:value-type="float" office:value="370" calcext:value-type="float">
            <text:p>370</text:p>
          </table:table-cell>
          <table:table-cell office:value-type="float" office:value="-394.5975" calcext:value-type="float">
            <text:p>-394.5975</text:p>
          </table:table-cell>
          <table:table-cell office:value-type="float" office:value="0" calcext:value-type="float">
            <text:p>0</text:p>
          </table:table-cell>
          <table:table-cell office:value-type="float" office:value="434.5655" calcext:value-type="float">
            <text:p>434.5655</text:p>
          </table:table-cell>
          <table:table-cell office:value-type="float" office:value="1133.347" calcext:value-type="float">
            <text:p>1133.347</text:p>
          </table:table-cell>
          <table:table-cell office:value-type="float" office:value="1379.38" calcext:value-type="float">
            <text:p>1379.38</text:p>
          </table:table-cell>
          <table:table-cell office:value-type="float" office:value="1278.357" calcext:value-type="float">
            <text:p>1278.357</text:p>
          </table:table-cell>
          <table:table-cell office:value-type="float" office:value="765.3539" calcext:value-type="float">
            <text:p>765.3539</text:p>
          </table:table-cell>
          <table:table-cell office:value-type="float" office:value="1105.043" calcext:value-type="float">
            <text:p>1105.043</text:p>
          </table:table-cell>
          <table:table-cell office:value-type="float" office:value="413.2584" calcext:value-type="float">
            <text:p>413.2584</text:p>
          </table:table-cell>
          <table:table-cell office:value-type="float" office:value="1850.413" calcext:value-type="float">
            <text:p>1850.413</text:p>
          </table:table-cell>
          <table:table-cell office:value-type="float" office:value="2088.614" calcext:value-type="float">
            <text:p>2088.614</text:p>
          </table:table-cell>
          <table:table-cell office:value-type="float" office:value="1670.526" calcext:value-type="float">
            <text:p>1670.526</text:p>
          </table:table-cell>
          <table:table-cell office:value-type="float" office:value="585.364" calcext:value-type="float">
            <text:p>585.364</text:p>
          </table:table-cell>
          <table:table-cell office:value-type="float" office:value="576.1497" calcext:value-type="float">
            <text:p>576.1497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91" calcext:value-type="float">
            <text:p>35.68591</text:p>
          </table:table-cell>
          <table:table-cell office:value-type="float" office:value="0" calcext:value-type="float">
            <text:p>0</text:p>
          </table:table-cell>
          <table:table-cell office:value-type="float" office:value="-0.004667859" calcext:value-type="float">
            <text:p>-0.004667859</text:p>
          </table:table-cell>
          <table:table-cell office:value-type="float" office:value="0" calcext:value-type="float">
            <text:p>0</text:p>
          </table:table-cell>
          <table:table-cell office:value-type="float" office:value="0.8169497" calcext:value-type="float">
            <text:p>0.8169497</text:p>
          </table:table-cell>
          <table:table-cell office:value-type="float" office:value="59.36407" calcext:value-type="float">
            <text:p>59.36407</text:p>
          </table:table-cell>
          <table:table-cell office:value-type="float" office:value="-20.50633" calcext:value-type="float">
            <text:p>-20.50633</text:p>
          </table:table-cell>
          <table:table-cell office:value-type="float" office:value="38.85773" calcext:value-type="float">
            <text:p>38.85773</text:p>
          </table:table-cell>
          <table:table-cell office:value-type="float" office:value="-427.8571" calcext:value-type="float">
            <text:p>-427.8571</text:p>
          </table:table-cell>
          <table:table-cell office:value-type="float" office:value="0" calcext:value-type="float">
            <text:p>0</text:p>
          </table:table-cell>
          <table:table-cell office:value-type="float" office:value="10.17077" calcext:value-type="float">
            <text:p>10.1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485.1421" calcext:value-type="float">
            <text:p>485.1421</text:p>
          </table:table-cell>
          <table:table-cell office:value-type="float" office:value="13259.08" calcext:value-type="float">
            <text:p>13259.08</text:p>
          </table:table-cell>
          <table:table-cell office:value-type="float" office:value="0" calcext:value-type="float">
            <text:p>0</text:p>
          </table:table-cell>
          <table:table-cell office:value-type="float" office:value="0.1997275" calcext:value-type="float">
            <text:p>0.1997275</text:p>
          </table:table-cell>
          <table:table-cell office:value-type="float" office:value="-438.0734" calcext:value-type="float">
            <text:p>-438.0734</text:p>
          </table:table-cell>
          <table:table-cell office:value-type="float" office:value="1135.225" calcext:value-type="float">
            <text:p>1135.225</text:p>
          </table:table-cell>
          <table:table-cell office:value-type="float" office:value="-7.394458" calcext:value-type="float">
            <text:p>-7.394458</text:p>
          </table:table-cell>
          <table:table-cell office:value-type="float" office:value="135.3778" calcext:value-type="float">
            <text:p>135.3778</text:p>
          </table:table-cell>
          <table:table-cell office:value-type="float" office:value="286.4085" calcext:value-type="float">
            <text:p>286.4085</text:p>
          </table:table-cell>
          <table:table-cell office:value-type="float" office:value="0.06175696" calcext:value-type="float">
            <text:p>0.0617569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0901466" calcext:value-type="float">
            <text:p>0.0090146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1038185" calcext:value-type="float">
            <text:p>0.1038185</text:p>
          </table:table-cell>
          <table:table-cell office:value-type="float" office:value="370" calcext:value-type="float">
            <text:p>370</text:p>
          </table:table-cell>
          <table:table-cell office:value-type="float" office:value="-392.1905" calcext:value-type="float">
            <text:p>-392.1905</text:p>
          </table:table-cell>
          <table:table-cell office:value-type="float" office:value="0" calcext:value-type="float">
            <text:p>0</text:p>
          </table:table-cell>
          <table:table-cell office:value-type="float" office:value="435.0066" calcext:value-type="float">
            <text:p>435.0066</text:p>
          </table:table-cell>
          <table:table-cell office:value-type="float" office:value="1133.006" calcext:value-type="float">
            <text:p>1133.006</text:p>
          </table:table-cell>
          <table:table-cell office:value-type="float" office:value="1379.002" calcext:value-type="float">
            <text:p>1379.002</text:p>
          </table:table-cell>
          <table:table-cell office:value-type="float" office:value="1278.102" calcext:value-type="float">
            <text:p>1278.102</text:p>
          </table:table-cell>
          <table:table-cell office:value-type="float" office:value="765.1702" calcext:value-type="float">
            <text:p>765.1702</text:p>
          </table:table-cell>
          <table:table-cell office:value-type="float" office:value="1104.924" calcext:value-type="float">
            <text:p>1104.924</text:p>
          </table:table-cell>
          <table:table-cell office:value-type="float" office:value="413.223" calcext:value-type="float">
            <text:p>413.223</text:p>
          </table:table-cell>
          <table:table-cell office:value-type="float" office:value="1850.346" calcext:value-type="float">
            <text:p>1850.346</text:p>
          </table:table-cell>
          <table:table-cell office:value-type="float" office:value="2088.572" calcext:value-type="float">
            <text:p>2088.572</text:p>
          </table:table-cell>
          <table:table-cell office:value-type="float" office:value="1670.501" calcext:value-type="float">
            <text:p>1670.501</text:p>
          </table:table-cell>
          <table:table-cell office:value-type="float" office:value="585.3543" calcext:value-type="float">
            <text:p>585.3543</text:p>
          </table:table-cell>
          <table:table-cell office:value-type="float" office:value="576.1403" calcext:value-type="float">
            <text:p>576.140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91" calcext:value-type="float">
            <text:p>35.68591</text:p>
          </table:table-cell>
          <table:table-cell office:value-type="float" office:value="0" calcext:value-type="float">
            <text:p>0</text:p>
          </table:table-cell>
          <table:table-cell office:value-type="float" office:value="-0.004688625" calcext:value-type="float">
            <text:p>-0.004688625</text:p>
          </table:table-cell>
          <table:table-cell office:value-type="float" office:value="0" calcext:value-type="float">
            <text:p>0</text:p>
          </table:table-cell>
          <table:table-cell office:value-type="float" office:value="0.8623787" calcext:value-type="float">
            <text:p>0.8623787</text:p>
          </table:table-cell>
          <table:table-cell office:value-type="float" office:value="65.95516" calcext:value-type="float">
            <text:p>65.95516</text:p>
          </table:table-cell>
          <table:table-cell office:value-type="float" office:value="-22.45671" calcext:value-type="float">
            <text:p>-22.45671</text:p>
          </table:table-cell>
          <table:table-cell office:value-type="float" office:value="43.49845" calcext:value-type="float">
            <text:p>43.49845</text:p>
          </table:table-cell>
          <table:table-cell office:value-type="float" office:value="-430.1618" calcext:value-type="float">
            <text:p>-430.1618</text:p>
          </table:table-cell>
          <table:table-cell office:value-type="float" office:value="0" calcext:value-type="float">
            <text:p>0</text:p>
          </table:table-cell>
          <table:table-cell office:value-type="float" office:value="10.23866" calcext:value-type="float">
            <text:p>10.23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482.997" calcext:value-type="float">
            <text:p>482.997</text:p>
          </table:table-cell>
          <table:table-cell office:value-type="float" office:value="13259.28" calcext:value-type="float">
            <text:p>13259.28</text:p>
          </table:table-cell>
          <table:table-cell office:value-type="float" office:value="0" calcext:value-type="float">
            <text:p>0</text:p>
          </table:table-cell>
          <table:table-cell office:value-type="float" office:value="0.2497143" calcext:value-type="float">
            <text:p>0.2497143</text:p>
          </table:table-cell>
          <table:table-cell office:value-type="float" office:value="-440.8851" calcext:value-type="float">
            <text:p>-440.8851</text:p>
          </table:table-cell>
          <table:table-cell office:value-type="float" office:value="1144.625" calcext:value-type="float">
            <text:p>1144.625</text:p>
          </table:table-cell>
          <table:table-cell office:value-type="float" office:value="-8.412293" calcext:value-type="float">
            <text:p>-8.412293</text:p>
          </table:table-cell>
          <table:table-cell office:value-type="float" office:value="132.1762" calcext:value-type="float">
            <text:p>132.1762</text:p>
          </table:table-cell>
          <table:table-cell office:value-type="float" office:value="285.2134" calcext:value-type="float">
            <text:p>285.2134</text:p>
          </table:table-cell>
          <table:table-cell office:value-type="float" office:value="0.06205344" calcext:value-type="float">
            <text:p>0.0620534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172184" calcext:value-type="float">
            <text:p>0.0117218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1728224" calcext:value-type="float">
            <text:p>0.1728224</text:p>
          </table:table-cell>
          <table:table-cell office:value-type="float" office:value="370" calcext:value-type="float">
            <text:p>370</text:p>
          </table:table-cell>
          <table:table-cell office:value-type="float" office:value="-387.8037" calcext:value-type="float">
            <text:p>-387.8037</text:p>
          </table:table-cell>
          <table:table-cell office:value-type="float" office:value="0" calcext:value-type="float">
            <text:p>0</text:p>
          </table:table-cell>
          <table:table-cell office:value-type="float" office:value="435.6089" calcext:value-type="float">
            <text:p>435.6089</text:p>
          </table:table-cell>
          <table:table-cell office:value-type="float" office:value="1132.678" calcext:value-type="float">
            <text:p>1132.678</text:p>
          </table:table-cell>
          <table:table-cell office:value-type="float" office:value="1378.661" calcext:value-type="float">
            <text:p>1378.661</text:p>
          </table:table-cell>
          <table:table-cell office:value-type="float" office:value="1277.873" calcext:value-type="float">
            <text:p>1277.873</text:p>
          </table:table-cell>
          <table:table-cell office:value-type="float" office:value="765.0052" calcext:value-type="float">
            <text:p>765.0052</text:p>
          </table:table-cell>
          <table:table-cell office:value-type="float" office:value="1104.819" calcext:value-type="float">
            <text:p>1104.819</text:p>
          </table:table-cell>
          <table:table-cell office:value-type="float" office:value="413.1894" calcext:value-type="float">
            <text:p>413.1894</text:p>
          </table:table-cell>
          <table:table-cell office:value-type="float" office:value="1850.278" calcext:value-type="float">
            <text:p>1850.278</text:p>
          </table:table-cell>
          <table:table-cell office:value-type="float" office:value="2088.532" calcext:value-type="float">
            <text:p>2088.532</text:p>
          </table:table-cell>
          <table:table-cell office:value-type="float" office:value="1670.477" calcext:value-type="float">
            <text:p>1670.477</text:p>
          </table:table-cell>
          <table:table-cell office:value-type="float" office:value="585.3445" calcext:value-type="float">
            <text:p>585.3445</text:p>
          </table:table-cell>
          <table:table-cell office:value-type="float" office:value="576.1309" calcext:value-type="float">
            <text:p>576.1309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9" calcext:value-type="float">
            <text:p>35.6859</text:p>
          </table:table-cell>
          <table:table-cell office:value-type="float" office:value="0" calcext:value-type="float">
            <text:p>0</text:p>
          </table:table-cell>
          <table:table-cell office:value-type="float" office:value="-0.004708692" calcext:value-type="float">
            <text:p>-0.004708692</text:p>
          </table:table-cell>
          <table:table-cell office:value-type="float" office:value="0" calcext:value-type="float">
            <text:p>0</text:p>
          </table:table-cell>
          <table:table-cell office:value-type="float" office:value="0.9189781" calcext:value-type="float">
            <text:p>0.9189781</text:p>
          </table:table-cell>
          <table:table-cell office:value-type="float" office:value="74.70039" calcext:value-type="float">
            <text:p>74.70039</text:p>
          </table:table-cell>
          <table:table-cell office:value-type="float" office:value="-24.95221" calcext:value-type="float">
            <text:p>-24.95221</text:p>
          </table:table-cell>
          <table:table-cell office:value-type="float" office:value="49.74818" calcext:value-type="float">
            <text:p>49.74818</text:p>
          </table:table-cell>
          <table:table-cell office:value-type="float" office:value="-432.0623" calcext:value-type="float">
            <text:p>-432.0623</text:p>
          </table:table-cell>
          <table:table-cell office:value-type="float" office:value="0" calcext:value-type="float">
            <text:p>0</text:p>
          </table:table-cell>
          <table:table-cell office:value-type="float" office:value="10.27233" calcext:value-type="float">
            <text:p>10.27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481.6114" calcext:value-type="float">
            <text:p>481.6114</text:p>
          </table:table-cell>
          <table:table-cell office:value-type="float" office:value="13259.11" calcext:value-type="float">
            <text:p>13259.11</text:p>
          </table:table-cell>
          <table:table-cell office:value-type="float" office:value="0" calcext:value-type="float">
            <text:p>0</text:p>
          </table:table-cell>
          <table:table-cell office:value-type="float" office:value="0.3179072" calcext:value-type="float">
            <text:p>0.3179072</text:p>
          </table:table-cell>
          <table:table-cell office:value-type="float" office:value="-443.4113" calcext:value-type="float">
            <text:p>-443.4113</text:p>
          </table:table-cell>
          <table:table-cell office:value-type="float" office:value="1152.764" calcext:value-type="float">
            <text:p>1152.764</text:p>
          </table:table-cell>
          <table:table-cell office:value-type="float" office:value="-9.51633" calcext:value-type="float">
            <text:p>-9.51633</text:p>
          </table:table-cell>
          <table:table-cell office:value-type="float" office:value="130.8928" calcext:value-type="float">
            <text:p>130.8928</text:p>
          </table:table-cell>
          <table:table-cell office:value-type="float" office:value="284.7028" calcext:value-type="float">
            <text:p>284.7028</text:p>
          </table:table-cell>
          <table:table-cell office:value-type="float" office:value="0.06237525" calcext:value-type="float">
            <text:p>0.0623752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249374" calcext:value-type="float">
            <text:p>0.0124937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141288" calcext:value-type="float">
            <text:p>0.2141288</text:p>
          </table:table-cell>
          <table:table-cell office:value-type="float" office:value="370" calcext:value-type="float">
            <text:p>370</text:p>
          </table:table-cell>
          <table:table-cell office:value-type="float" office:value="-385.8982" calcext:value-type="float">
            <text:p>-385.8982</text:p>
          </table:table-cell>
          <table:table-cell office:value-type="float" office:value="0" calcext:value-type="float">
            <text:p>0</text:p>
          </table:table-cell>
          <table:table-cell office:value-type="float" office:value="435.8603" calcext:value-type="float">
            <text:p>435.8603</text:p>
          </table:table-cell>
          <table:table-cell office:value-type="float" office:value="1132.373" calcext:value-type="float">
            <text:p>1132.373</text:p>
          </table:table-cell>
          <table:table-cell office:value-type="float" office:value="1378.338" calcext:value-type="float">
            <text:p>1378.338</text:p>
          </table:table-cell>
          <table:table-cell office:value-type="float" office:value="1277.648" calcext:value-type="float">
            <text:p>1277.648</text:p>
          </table:table-cell>
          <table:table-cell office:value-type="float" office:value="764.8408" calcext:value-type="float">
            <text:p>764.8408</text:p>
          </table:table-cell>
          <table:table-cell office:value-type="float" office:value="1104.723" calcext:value-type="float">
            <text:p>1104.723</text:p>
          </table:table-cell>
          <table:table-cell office:value-type="float" office:value="413.1567" calcext:value-type="float">
            <text:p>413.1567</text:p>
          </table:table-cell>
          <table:table-cell office:value-type="float" office:value="1850.211" calcext:value-type="float">
            <text:p>1850.211</text:p>
          </table:table-cell>
          <table:table-cell office:value-type="float" office:value="2088.493" calcext:value-type="float">
            <text:p>2088.493</text:p>
          </table:table-cell>
          <table:table-cell office:value-type="float" office:value="1670.452" calcext:value-type="float">
            <text:p>1670.452</text:p>
          </table:table-cell>
          <table:table-cell office:value-type="float" office:value="585.3348" calcext:value-type="float">
            <text:p>585.3348</text:p>
          </table:table-cell>
          <table:table-cell office:value-type="float" office:value="576.1214" calcext:value-type="float">
            <text:p>576.1214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9" calcext:value-type="float">
            <text:p>35.6859</text:p>
          </table:table-cell>
          <table:table-cell office:value-type="float" office:value="0" calcext:value-type="float">
            <text:p>0</text:p>
          </table:table-cell>
          <table:table-cell office:value-type="float" office:value="-0.004721361" calcext:value-type="float">
            <text:p>-0.004721361</text:p>
          </table:table-cell>
          <table:table-cell office:value-type="float" office:value="0" calcext:value-type="float">
            <text:p>0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80.70956" calcext:value-type="float">
            <text:p>80.70956</text:p>
          </table:table-cell>
          <table:table-cell office:value-type="float" office:value="-27.59209" calcext:value-type="float">
            <text:p>-27.59209</text:p>
          </table:table-cell>
          <table:table-cell office:value-type="float" office:value="53.11747" calcext:value-type="float">
            <text:p>53.11747</text:p>
          </table:table-cell>
          <table:table-cell office:value-type="float" office:value="-433.583" calcext:value-type="float">
            <text:p>-433.583</text:p>
          </table:table-cell>
          <table:table-cell office:value-type="float" office:value="0" calcext:value-type="float">
            <text:p>0</text:p>
          </table:table-cell>
          <table:table-cell office:value-type="float" office:value="10.32647" calcext:value-type="float">
            <text:p>10.3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479.4706" calcext:value-type="float">
            <text:p>479.4706</text:p>
          </table:table-cell>
          <table:table-cell office:value-type="float" office:value="13259.2" calcext:value-type="float">
            <text:p>13259.2</text:p>
          </table:table-cell>
          <table:table-cell office:value-type="float" office:value="0" calcext:value-type="float">
            <text:p>0</text:p>
          </table:table-cell>
          <table:table-cell office:value-type="float" office:value="0.4102063" calcext:value-type="float">
            <text:p>0.4102063</text:p>
          </table:table-cell>
          <table:table-cell office:value-type="float" office:value="-446.5264" calcext:value-type="float">
            <text:p>-446.5264</text:p>
          </table:table-cell>
          <table:table-cell office:value-type="float" office:value="1161.784" calcext:value-type="float">
            <text:p>1161.784</text:p>
          </table:table-cell>
          <table:table-cell office:value-type="float" office:value="-10.68627" calcext:value-type="float">
            <text:p>-10.68627</text:p>
          </table:table-cell>
          <table:table-cell office:value-type="float" office:value="128.9148" calcext:value-type="float">
            <text:p>128.9148</text:p>
          </table:table-cell>
          <table:table-cell office:value-type="float" office:value="283.4685" calcext:value-type="float">
            <text:p>283.4685</text:p>
          </table:table-cell>
          <table:table-cell office:value-type="float" office:value="0.06273704" calcext:value-type="float">
            <text:p>0.0627370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288742" calcext:value-type="float">
            <text:p>0.01288742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396863" calcext:value-type="float">
            <text:p>0.2396863</text:p>
          </table:table-cell>
          <table:table-cell office:value-type="float" office:value="370" calcext:value-type="float">
            <text:p>370</text:p>
          </table:table-cell>
          <table:table-cell office:value-type="float" office:value="-381.6158" calcext:value-type="float">
            <text:p>-381.6158</text:p>
          </table:table-cell>
          <table:table-cell office:value-type="float" office:value="0" calcext:value-type="float">
            <text:p>0</text:p>
          </table:table-cell>
          <table:table-cell office:value-type="float" office:value="436.39" calcext:value-type="float">
            <text:p>436.39</text:p>
          </table:table-cell>
          <table:table-cell office:value-type="float" office:value="1132.035" calcext:value-type="float">
            <text:p>1132.035</text:p>
          </table:table-cell>
          <table:table-cell office:value-type="float" office:value="1377.986" calcext:value-type="float">
            <text:p>1377.986</text:p>
          </table:table-cell>
          <table:table-cell office:value-type="float" office:value="1277.417" calcext:value-type="float">
            <text:p>1277.417</text:p>
          </table:table-cell>
          <table:table-cell office:value-type="float" office:value="764.6789" calcext:value-type="float">
            <text:p>764.6789</text:p>
          </table:table-cell>
          <table:table-cell office:value-type="float" office:value="1104.639" calcext:value-type="float">
            <text:p>1104.639</text:p>
          </table:table-cell>
          <table:table-cell office:value-type="float" office:value="413.1262" calcext:value-type="float">
            <text:p>413.1262</text:p>
          </table:table-cell>
          <table:table-cell office:value-type="float" office:value="1850.145" calcext:value-type="float">
            <text:p>1850.145</text:p>
          </table:table-cell>
          <table:table-cell office:value-type="float" office:value="2088.457" calcext:value-type="float">
            <text:p>2088.457</text:p>
          </table:table-cell>
          <table:table-cell office:value-type="float" office:value="1670.428" calcext:value-type="float">
            <text:p>1670.428</text:p>
          </table:table-cell>
          <table:table-cell office:value-type="float" office:value="585.325" calcext:value-type="float">
            <text:p>585.325</text:p>
          </table:table-cell>
          <table:table-cell office:value-type="float" office:value="576.1118" calcext:value-type="float">
            <text:p>576.1118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9" calcext:value-type="float">
            <text:p>35.68589</text:p>
          </table:table-cell>
          <table:table-cell office:value-type="float" office:value="0" calcext:value-type="float">
            <text:p>0</text:p>
          </table:table-cell>
          <table:table-cell office:value-type="float" office:value="-0.004742487" calcext:value-type="float">
            <text:p>-0.004742487</text:p>
          </table:table-cell>
          <table:table-cell office:value-type="float" office:value="0" calcext:value-type="float">
            <text:p>0</text:p>
          </table:table-cell>
          <table:table-cell office:value-type="float" office:value="1.078738" calcext:value-type="float">
            <text:p>1.078738</text:p>
          </table:table-cell>
          <table:table-cell office:value-type="float" office:value="90.25538" calcext:value-type="float">
            <text:p>90.25538</text:p>
          </table:table-cell>
          <table:table-cell office:value-type="float" office:value="-30.88517" calcext:value-type="float">
            <text:p>-30.88517</text:p>
          </table:table-cell>
          <table:table-cell office:value-type="float" office:value="59.37021" calcext:value-type="float">
            <text:p>59.37021</text:p>
          </table:table-cell>
          <table:table-cell office:value-type="float" office:value="-435.6225" calcext:value-type="float">
            <text:p>-435.6225</text:p>
          </table:table-cell>
          <table:table-cell office:value-type="float" office:value="0" calcext:value-type="float">
            <text:p>0</text:p>
          </table:table-cell>
          <table:table-cell office:value-type="float" office:value="10.39397" calcext:value-type="float">
            <text:p>10.39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477.2168" calcext:value-type="float">
            <text:p>477.2168</text:p>
          </table:table-cell>
          <table:table-cell office:value-type="float" office:value="13259.28" calcext:value-type="float">
            <text:p>13259.28</text:p>
          </table:table-cell>
          <table:table-cell office:value-type="float" office:value="0" calcext:value-type="float">
            <text:p>0</text:p>
          </table:table-cell>
          <table:table-cell office:value-type="float" office:value="0.5265869" calcext:value-type="float">
            <text:p>0.5265869</text:p>
          </table:table-cell>
          <table:table-cell office:value-type="float" office:value="-449.8989" calcext:value-type="float">
            <text:p>-449.8989</text:p>
          </table:table-cell>
          <table:table-cell office:value-type="float" office:value="1170.936" calcext:value-type="float">
            <text:p>1170.936</text:p>
          </table:table-cell>
          <table:table-cell office:value-type="float" office:value="-11.91491" calcext:value-type="float">
            <text:p>-11.91491</text:p>
          </table:table-cell>
          <table:table-cell office:value-type="float" office:value="127.3829" calcext:value-type="float">
            <text:p>127.3829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0.06318951" calcext:value-type="float">
            <text:p>0.0631895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10295" calcext:value-type="float">
            <text:p>0.0131029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55427" calcext:value-type="float">
            <text:p>0.255427</text:p>
          </table:table-cell>
          <table:table-cell office:value-type="float" office:value="370" calcext:value-type="float">
            <text:p>370</text:p>
          </table:table-cell>
          <table:table-cell office:value-type="float" office:value="-375.9832" calcext:value-type="float">
            <text:p>-375.9832</text:p>
          </table:table-cell>
          <table:table-cell office:value-type="float" office:value="0" calcext:value-type="float">
            <text:p>0</text:p>
          </table:table-cell>
          <table:table-cell office:value-type="float" office:value="436.9208" calcext:value-type="float">
            <text:p>436.9208</text:p>
          </table:table-cell>
          <table:table-cell office:value-type="float" office:value="1131.717" calcext:value-type="float">
            <text:p>1131.717</text:p>
          </table:table-cell>
          <table:table-cell office:value-type="float" office:value="1377.639" calcext:value-type="float">
            <text:p>1377.639</text:p>
          </table:table-cell>
          <table:table-cell office:value-type="float" office:value="1277.183" calcext:value-type="float">
            <text:p>1277.183</text:p>
          </table:table-cell>
          <table:table-cell office:value-type="float" office:value="764.5122" calcext:value-type="float">
            <text:p>764.5122</text:p>
          </table:table-cell>
          <table:table-cell office:value-type="float" office:value="1104.566" calcext:value-type="float">
            <text:p>1104.566</text:p>
          </table:table-cell>
          <table:table-cell office:value-type="float" office:value="413.095" calcext:value-type="float">
            <text:p>413.095</text:p>
          </table:table-cell>
          <table:table-cell office:value-type="float" office:value="1850.078" calcext:value-type="float">
            <text:p>1850.078</text:p>
          </table:table-cell>
          <table:table-cell office:value-type="float" office:value="2088.421" calcext:value-type="float">
            <text:p>2088.421</text:p>
          </table:table-cell>
          <table:table-cell office:value-type="float" office:value="1670.404" calcext:value-type="float">
            <text:p>1670.404</text:p>
          </table:table-cell>
          <table:table-cell office:value-type="float" office:value="585.3154" calcext:value-type="float">
            <text:p>585.3154</text:p>
          </table:table-cell>
          <table:table-cell office:value-type="float" office:value="576.1022" calcext:value-type="float">
            <text:p>576.1022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9" calcext:value-type="float">
            <text:p>35.68589</text:p>
          </table:table-cell>
          <table:table-cell office:value-type="float" office:value="0" calcext:value-type="float">
            <text:p>0</text:p>
          </table:table-cell>
          <table:table-cell office:value-type="float" office:value="-0.004762495" calcext:value-type="float">
            <text:p>-0.004762495</text:p>
          </table:table-cell>
          <table:table-cell office:value-type="float" office:value="0" calcext:value-type="float">
            <text:p>0</text:p>
          </table:table-cell>
          <table:table-cell office:value-type="float" office:value="1.155118" calcext:value-type="float">
            <text:p>1.155118</text:p>
          </table:table-cell>
          <table:table-cell office:value-type="float" office:value="101.4197" calcext:value-type="float">
            <text:p>101.4197</text:p>
          </table:table-cell>
          <table:table-cell office:value-type="float" office:value="-34.25936" calcext:value-type="float">
            <text:p>-34.25936</text:p>
          </table:table-cell>
          <table:table-cell office:value-type="float" office:value="67.16036" calcext:value-type="float">
            <text:p>67.16036</text:p>
          </table:table-cell>
          <table:table-cell office:value-type="float" office:value="-437.8178" calcext:value-type="float">
            <text:p>-437.8178</text:p>
          </table:table-cell>
          <table:table-cell office:value-type="float" office:value="0" calcext:value-type="float">
            <text:p>0</text:p>
          </table:table-cell>
          <table:table-cell office:value-type="float" office:value="10.42769" calcext:value-type="float">
            <text:p>10.4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475.6958" calcext:value-type="float">
            <text:p>475.6958</text:p>
          </table:table-cell>
          <table:table-cell office:value-type="float" office:value="13259.17" calcext:value-type="float">
            <text:p>13259.17</text:p>
          </table:table-cell>
          <table:table-cell office:value-type="float" office:value="0" calcext:value-type="float">
            <text:p>0</text:p>
          </table:table-cell>
          <table:table-cell office:value-type="float" office:value="0.6727183" calcext:value-type="float">
            <text:p>0.6727183</text:p>
          </table:table-cell>
          <table:table-cell office:value-type="float" office:value="-452.8812" calcext:value-type="float">
            <text:p>-452.8812</text:p>
          </table:table-cell>
          <table:table-cell office:value-type="float" office:value="1180.677" calcext:value-type="float">
            <text:p>1180.677</text:p>
          </table:table-cell>
          <table:table-cell office:value-type="float" office:value="-13.31955" calcext:value-type="float">
            <text:p>-13.31955</text:p>
          </table:table-cell>
          <table:table-cell office:value-type="float" office:value="125.4626" calcext:value-type="float">
            <text:p>125.4626</text:p>
          </table:table-cell>
          <table:table-cell office:value-type="float" office:value="281.4047" calcext:value-type="float">
            <text:p>281.4047</text:p>
          </table:table-cell>
          <table:table-cell office:value-type="float" office:value="0.06362865" calcext:value-type="float">
            <text:p>0.0636286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22617" calcext:value-type="float">
            <text:p>0.01322617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652556" calcext:value-type="float">
            <text:p>0.2652556</text:p>
          </table:table-cell>
          <table:table-cell office:value-type="float" office:value="370" calcext:value-type="float">
            <text:p>370</text:p>
          </table:table-cell>
          <table:table-cell office:value-type="float" office:value="-370.3234" calcext:value-type="float">
            <text:p>-370.3234</text:p>
          </table:table-cell>
          <table:table-cell office:value-type="float" office:value="0" calcext:value-type="float">
            <text:p>0</text:p>
          </table:table-cell>
          <table:table-cell office:value-type="float" office:value="437.2875" calcext:value-type="float">
            <text:p>437.2875</text:p>
          </table:table-cell>
          <table:table-cell office:value-type="float" office:value="1131.395" calcext:value-type="float">
            <text:p>1131.395</text:p>
          </table:table-cell>
          <table:table-cell office:value-type="float" office:value="1377.284" calcext:value-type="float">
            <text:p>1377.284</text:p>
          </table:table-cell>
          <table:table-cell office:value-type="float" office:value="1276.949" calcext:value-type="float">
            <text:p>1276.949</text:p>
          </table:table-cell>
          <table:table-cell office:value-type="float" office:value="764.3434" calcext:value-type="float">
            <text:p>764.3434</text:p>
          </table:table-cell>
          <table:table-cell office:value-type="float" office:value="1104.503" calcext:value-type="float">
            <text:p>1104.503</text:p>
          </table:table-cell>
          <table:table-cell office:value-type="float" office:value="413.0634" calcext:value-type="float">
            <text:p>413.0634</text:p>
          </table:table-cell>
          <table:table-cell office:value-type="float" office:value="1850.013" calcext:value-type="float">
            <text:p>1850.013</text:p>
          </table:table-cell>
          <table:table-cell office:value-type="float" office:value="2088.385" calcext:value-type="float">
            <text:p>2088.385</text:p>
          </table:table-cell>
          <table:table-cell office:value-type="float" office:value="1670.38" calcext:value-type="float">
            <text:p>1670.38</text:p>
          </table:table-cell>
          <table:table-cell office:value-type="float" office:value="585.3057" calcext:value-type="float">
            <text:p>585.3057</text:p>
          </table:table-cell>
          <table:table-cell office:value-type="float" office:value="576.0927" calcext:value-type="float">
            <text:p>576.0927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9" calcext:value-type="float">
            <text:p>35.68589</text:p>
          </table:table-cell>
          <table:table-cell office:value-type="float" office:value="0" calcext:value-type="float">
            <text:p>0</text:p>
          </table:table-cell>
          <table:table-cell office:value-type="float" office:value="-0.004786734" calcext:value-type="float">
            <text:p>-0.004786734</text:p>
          </table:table-cell>
          <table:table-cell office:value-type="float" office:value="0" calcext:value-type="float">
            <text:p>0</text:p>
          </table:table-cell>
          <table:table-cell office:value-type="float" office:value="1.230338" calcext:value-type="float">
            <text:p>1.230338</text:p>
          </table:table-cell>
          <table:table-cell office:value-type="float" office:value="112.5876" calcext:value-type="float">
            <text:p>112.5876</text:p>
          </table:table-cell>
          <table:table-cell office:value-type="float" office:value="-38.18218" calcext:value-type="float">
            <text:p>-38.18218</text:p>
          </table:table-cell>
          <table:table-cell office:value-type="float" office:value="74.40538" calcext:value-type="float">
            <text:p>74.40538</text:p>
          </table:table-cell>
          <table:table-cell office:value-type="float" office:value="-439.494" calcext:value-type="float">
            <text:p>-439.494</text:p>
          </table:table-cell>
          <table:table-cell office:value-type="float" office:value="0" calcext:value-type="float">
            <text:p>0</text:p>
          </table:table-cell>
          <table:table-cell office:value-type="float" office:value="10.51274" calcext:value-type="float">
            <text:p>10.5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474.1682" calcext:value-type="float">
            <text:p>474.1682</text:p>
          </table:table-cell>
          <table:table-cell office:value-type="float" office:value="13259.04" calcext:value-type="float">
            <text:p>13259.04</text:p>
          </table:table-cell>
          <table:table-cell office:value-type="float" office:value="0" calcext:value-type="float">
            <text:p>0</text:p>
          </table:table-cell>
          <table:table-cell office:value-type="float" office:value="0.8547401" calcext:value-type="float">
            <text:p>0.8547401</text:p>
          </table:table-cell>
          <table:table-cell office:value-type="float" office:value="-456.051" calcext:value-type="float">
            <text:p>-456.051</text:p>
          </table:table-cell>
          <table:table-cell office:value-type="float" office:value="1190.506" calcext:value-type="float">
            <text:p>1190.506</text:p>
          </table:table-cell>
          <table:table-cell office:value-type="float" office:value="-14.86127" calcext:value-type="float">
            <text:p>-14.86127</text:p>
          </table:table-cell>
          <table:table-cell office:value-type="float" office:value="123.3632" calcext:value-type="float">
            <text:p>123.3632</text:p>
          </table:table-cell>
          <table:table-cell office:value-type="float" office:value="280.7414" calcext:value-type="float">
            <text:p>280.7414</text:p>
          </table:table-cell>
          <table:table-cell office:value-type="float" office:value="0.06415317" calcext:value-type="float">
            <text:p>0.06415317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29661" calcext:value-type="float">
            <text:p>0.01329661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15028" calcext:value-type="float">
            <text:p>0.2715028</text:p>
          </table:table-cell>
          <table:table-cell office:value-type="float" office:value="370" calcext:value-type="float">
            <text:p>370</text:p>
          </table:table-cell>
          <table:table-cell office:value-type="float" office:value="-365.1772" calcext:value-type="float">
            <text:p>-365.1772</text:p>
          </table:table-cell>
          <table:table-cell office:value-type="float" office:value="0" calcext:value-type="float">
            <text:p>0</text:p>
          </table:table-cell>
          <table:table-cell office:value-type="float" office:value="437.6721" calcext:value-type="float">
            <text:p>437.6721</text:p>
          </table:table-cell>
          <table:table-cell office:value-type="float" office:value="1131.05" calcext:value-type="float">
            <text:p>1131.05</text:p>
          </table:table-cell>
          <table:table-cell office:value-type="float" office:value="1376.904" calcext:value-type="float">
            <text:p>1376.904</text:p>
          </table:table-cell>
          <table:table-cell office:value-type="float" office:value="1276.698" calcext:value-type="float">
            <text:p>1276.698</text:p>
          </table:table-cell>
          <table:table-cell office:value-type="float" office:value="764.1719" calcext:value-type="float">
            <text:p>764.1719</text:p>
          </table:table-cell>
          <table:table-cell office:value-type="float" office:value="1104.448" calcext:value-type="float">
            <text:p>1104.448</text:p>
          </table:table-cell>
          <table:table-cell office:value-type="float" office:value="413.0323" calcext:value-type="float">
            <text:p>413.0323</text:p>
          </table:table-cell>
          <table:table-cell office:value-type="float" office:value="1849.947" calcext:value-type="float">
            <text:p>1849.947</text:p>
          </table:table-cell>
          <table:table-cell office:value-type="float" office:value="2088.35" calcext:value-type="float">
            <text:p>2088.35</text:p>
          </table:table-cell>
          <table:table-cell office:value-type="float" office:value="1670.356" calcext:value-type="float">
            <text:p>1670.356</text:p>
          </table:table-cell>
          <table:table-cell office:value-type="float" office:value="585.2961" calcext:value-type="float">
            <text:p>585.2961</text:p>
          </table:table-cell>
          <table:table-cell office:value-type="float" office:value="576.083" calcext:value-type="float">
            <text:p>576.083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8" calcext:value-type="float">
            <text:p>35.68588</text:p>
          </table:table-cell>
          <table:table-cell office:value-type="float" office:value="0" calcext:value-type="float">
            <text:p>0</text:p>
          </table:table-cell>
          <table:table-cell office:value-type="float" office:value="-0.004825001" calcext:value-type="float">
            <text:p>-0.004825001</text:p>
          </table:table-cell>
          <table:table-cell office:value-type="float" office:value="0" calcext:value-type="float">
            <text:p>0</text:p>
          </table:table-cell>
          <table:table-cell office:value-type="float" office:value="1.313486" calcext:value-type="float">
            <text:p>1.313486</text:p>
          </table:table-cell>
          <table:table-cell office:value-type="float" office:value="124.0055" calcext:value-type="float">
            <text:p>124.0055</text:p>
          </table:table-cell>
          <table:table-cell office:value-type="float" office:value="-42.82178" calcext:value-type="float">
            <text:p>-42.82178</text:p>
          </table:table-cell>
          <table:table-cell office:value-type="float" office:value="81.18371" calcext:value-type="float">
            <text:p>81.18371</text:p>
          </table:table-cell>
          <table:table-cell office:value-type="float" office:value="-441.2337" calcext:value-type="float">
            <text:p>-441.2337</text:p>
          </table:table-cell>
          <table:table-cell office:value-type="float" office:value="0" calcext:value-type="float">
            <text:p>0</text:p>
          </table:table-cell>
          <table:table-cell office:value-type="float" office:value="10.61669" calcext:value-type="float">
            <text:p>10.6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472.9141" calcext:value-type="float">
            <text:p>472.9141</text:p>
          </table:table-cell>
          <table:table-cell office:value-type="float" office:value="13258.75" calcext:value-type="float">
            <text:p>13258.75</text:p>
          </table:table-cell>
          <table:table-cell office:value-type="float" office:value="0" calcext:value-type="float">
            <text:p>0</text:p>
          </table:table-cell>
          <table:table-cell office:value-type="float" office:value="1.060277" calcext:value-type="float">
            <text:p>1.060277</text:p>
          </table:table-cell>
          <table:table-cell office:value-type="float" office:value="-459.1759" calcext:value-type="float">
            <text:p>-459.1759</text:p>
          </table:table-cell>
          <table:table-cell office:value-type="float" office:value="1199.294" calcext:value-type="float">
            <text:p>1199.294</text:p>
          </table:table-cell>
          <table:table-cell office:value-type="float" office:value="-16.44017" calcext:value-type="float">
            <text:p>-16.44017</text:p>
          </table:table-cell>
          <table:table-cell office:value-type="float" office:value="121.9558" calcext:value-type="float">
            <text:p>121.9558</text:p>
          </table:table-cell>
          <table:table-cell office:value-type="float" office:value="280.3282" calcext:value-type="float">
            <text:p>280.3282</text:p>
          </table:table-cell>
          <table:table-cell office:value-type="float" office:value="0.06478647" calcext:value-type="float">
            <text:p>0.06478647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30554" calcext:value-type="float">
            <text:p>0.0133055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30586" calcext:value-type="float">
            <text:p>0.2730586</text:p>
          </table:table-cell>
          <table:table-cell office:value-type="float" office:value="370" calcext:value-type="float">
            <text:p>370</text:p>
          </table:table-cell>
          <table:table-cell office:value-type="float" office:value="-359.5421" calcext:value-type="float">
            <text:p>-359.5421</text:p>
          </table:table-cell>
          <table:table-cell office:value-type="float" office:value="0" calcext:value-type="float">
            <text:p>0</text:p>
          </table:table-cell>
          <table:table-cell office:value-type="float" office:value="437.9332" calcext:value-type="float">
            <text:p>437.9332</text:p>
          </table:table-cell>
          <table:table-cell office:value-type="float" office:value="1130.723" calcext:value-type="float">
            <text:p>1130.723</text:p>
          </table:table-cell>
          <table:table-cell office:value-type="float" office:value="1376.515" calcext:value-type="float">
            <text:p>1376.515</text:p>
          </table:table-cell>
          <table:table-cell office:value-type="float" office:value="1276.437" calcext:value-type="float">
            <text:p>1276.437</text:p>
          </table:table-cell>
          <table:table-cell office:value-type="float" office:value="763.9933" calcext:value-type="float">
            <text:p>763.9933</text:p>
          </table:table-cell>
          <table:table-cell office:value-type="float" office:value="1104.389" calcext:value-type="float">
            <text:p>1104.389</text:p>
          </table:table-cell>
          <table:table-cell office:value-type="float" office:value="413.0003" calcext:value-type="float">
            <text:p>413.0003</text:p>
          </table:table-cell>
          <table:table-cell office:value-type="float" office:value="1849.88" calcext:value-type="float">
            <text:p>1849.88</text:p>
          </table:table-cell>
          <table:table-cell office:value-type="float" office:value="2088.313" calcext:value-type="float">
            <text:p>2088.313</text:p>
          </table:table-cell>
          <table:table-cell office:value-type="float" office:value="1670.331" calcext:value-type="float">
            <text:p>1670.331</text:p>
          </table:table-cell>
          <table:table-cell office:value-type="float" office:value="585.2866" calcext:value-type="float">
            <text:p>585.2866</text:p>
          </table:table-cell>
          <table:table-cell office:value-type="float" office:value="576.0734" calcext:value-type="float">
            <text:p>576.0734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8" calcext:value-type="float">
            <text:p>35.68588</text:p>
          </table:table-cell>
          <table:table-cell office:value-type="float" office:value="0" calcext:value-type="float">
            <text:p>0</text:p>
          </table:table-cell>
          <table:table-cell office:value-type="float" office:value="-0.004864479" calcext:value-type="float">
            <text:p>-0.004864479</text:p>
          </table:table-cell>
          <table:table-cell office:value-type="float" office:value="0" calcext:value-type="float">
            <text:p>0</text:p>
          </table:table-cell>
          <table:table-cell office:value-type="float" office:value="1.400003" calcext:value-type="float">
            <text:p>1.400003</text:p>
          </table:table-cell>
          <table:table-cell office:value-type="float" office:value="135.8544" calcext:value-type="float">
            <text:p>135.8544</text:p>
          </table:table-cell>
          <table:table-cell office:value-type="float" office:value="-47.48911" calcext:value-type="float">
            <text:p>-47.48911</text:p>
          </table:table-cell>
          <table:table-cell office:value-type="float" office:value="88.36533" calcext:value-type="float">
            <text:p>88.36533</text:p>
          </table:table-cell>
          <table:table-cell office:value-type="float" office:value="-442.8817" calcext:value-type="float">
            <text:p>-442.8817</text:p>
          </table:table-cell>
          <table:table-cell office:value-type="float" office:value="0" calcext:value-type="float">
            <text:p>0</text:p>
          </table:table-cell>
          <table:table-cell office:value-type="float" office:value="10.71595" calcext:value-type="float">
            <text:p>10.7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470.7888" calcext:value-type="float">
            <text:p>470.7888</text:p>
          </table:table-cell>
          <table:table-cell office:value-type="float" office:value="13258.63" calcext:value-type="float">
            <text:p>13258.63</text:p>
          </table:table-cell>
          <table:table-cell office:value-type="float" office:value="0" calcext:value-type="float">
            <text:p>0</text:p>
          </table:table-cell>
          <table:table-cell office:value-type="float" office:value="1.26931" calcext:value-type="float">
            <text:p>1.26931</text:p>
          </table:table-cell>
          <table:table-cell office:value-type="float" office:value="-462.5683" calcext:value-type="float">
            <text:p>-462.5683</text:p>
          </table:table-cell>
          <table:table-cell office:value-type="float" office:value="1206.577" calcext:value-type="float">
            <text:p>1206.577</text:p>
          </table:table-cell>
          <table:table-cell office:value-type="float" office:value="-17.99568" calcext:value-type="float">
            <text:p>-17.99568</text:p>
          </table:table-cell>
          <table:table-cell office:value-type="float" office:value="121.9894" calcext:value-type="float">
            <text:p>121.9894</text:p>
          </table:table-cell>
          <table:table-cell office:value-type="float" office:value="278.818" calcext:value-type="float">
            <text:p>278.818</text:p>
          </table:table-cell>
          <table:table-cell office:value-type="float" office:value="0.06542841" calcext:value-type="float">
            <text:p>0.0654284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30975" calcext:value-type="float">
            <text:p>0.0133097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41746" calcext:value-type="float">
            <text:p>0.2741746</text:p>
          </table:table-cell>
          <table:table-cell office:value-type="float" office:value="370" calcext:value-type="float">
            <text:p>370</text:p>
          </table:table-cell>
          <table:table-cell office:value-type="float" office:value="-355.3914" calcext:value-type="float">
            <text:p>-355.3914</text:p>
          </table:table-cell>
          <table:table-cell office:value-type="float" office:value="0" calcext:value-type="float">
            <text:p>0</text:p>
          </table:table-cell>
          <table:table-cell office:value-type="float" office:value="438.4673" calcext:value-type="float">
            <text:p>438.4673</text:p>
          </table:table-cell>
          <table:table-cell office:value-type="float" office:value="1130.481" calcext:value-type="float">
            <text:p>1130.481</text:p>
          </table:table-cell>
          <table:table-cell office:value-type="float" office:value="1376.161" calcext:value-type="float">
            <text:p>1376.161</text:p>
          </table:table-cell>
          <table:table-cell office:value-type="float" office:value="1276.19" calcext:value-type="float">
            <text:p>1276.19</text:p>
          </table:table-cell>
          <table:table-cell office:value-type="float" office:value="763.8201" calcext:value-type="float">
            <text:p>763.8201</text:p>
          </table:table-cell>
          <table:table-cell office:value-type="float" office:value="1104.322" calcext:value-type="float">
            <text:p>1104.322</text:p>
          </table:table-cell>
          <table:table-cell office:value-type="float" office:value="412.9684" calcext:value-type="float">
            <text:p>412.9684</text:p>
          </table:table-cell>
          <table:table-cell office:value-type="float" office:value="1849.812" calcext:value-type="float">
            <text:p>1849.812</text:p>
          </table:table-cell>
          <table:table-cell office:value-type="float" office:value="2088.268" calcext:value-type="float">
            <text:p>2088.268</text:p>
          </table:table-cell>
          <table:table-cell office:value-type="float" office:value="1670.307" calcext:value-type="float">
            <text:p>1670.307</text:p>
          </table:table-cell>
          <table:table-cell office:value-type="float" office:value="585.2772" calcext:value-type="float">
            <text:p>585.2772</text:p>
          </table:table-cell>
          <table:table-cell office:value-type="float" office:value="576.0637" calcext:value-type="float">
            <text:p>576.0637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7" calcext:value-type="float">
            <text:p>35.68587</text:p>
          </table:table-cell>
          <table:table-cell office:value-type="float" office:value="0" calcext:value-type="float">
            <text:p>0</text:p>
          </table:table-cell>
          <table:table-cell office:value-type="float" office:value="-0.004922161" calcext:value-type="float">
            <text:p>-0.004922161</text:p>
          </table:table-cell>
          <table:table-cell office:value-type="float" office:value="0" calcext:value-type="float">
            <text:p>0</text:p>
          </table:table-cell>
          <table:table-cell office:value-type="float" office:value="1.478372" calcext:value-type="float">
            <text:p>1.478372</text:p>
          </table:table-cell>
          <table:table-cell office:value-type="float" office:value="146.0537" calcext:value-type="float">
            <text:p>146.0537</text:p>
          </table:table-cell>
          <table:table-cell office:value-type="float" office:value="-51.70066" calcext:value-type="float">
            <text:p>-51.70066</text:p>
          </table:table-cell>
          <table:table-cell office:value-type="float" office:value="94.35309" calcext:value-type="float">
            <text:p>94.35309</text:p>
          </table:table-cell>
          <table:table-cell office:value-type="float" office:value="-445.2363" calcext:value-type="float">
            <text:p>-445.2363</text:p>
          </table:table-cell>
          <table:table-cell office:value-type="float" office:value="0" calcext:value-type="float">
            <text:p>0</text:p>
          </table:table-cell>
          <table:table-cell office:value-type="float" office:value="11.23136" calcext:value-type="float">
            <text:p>11.2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463.4387" calcext:value-type="float">
            <text:p>463.4387</text:p>
          </table:table-cell>
          <table:table-cell office:value-type="float" office:value="13259.5" calcext:value-type="float">
            <text:p>13259.5</text:p>
          </table:table-cell>
          <table:table-cell office:value-type="float" office:value="0" calcext:value-type="float">
            <text:p>0</text:p>
          </table:table-cell>
          <table:table-cell office:value-type="float" office:value="1.476968" calcext:value-type="float">
            <text:p>1.476968</text:p>
          </table:table-cell>
          <table:table-cell office:value-type="float" office:value="-470.664" calcext:value-type="float">
            <text:p>-470.664</text:p>
          </table:table-cell>
          <table:table-cell office:value-type="float" office:value="1229.284" calcext:value-type="float">
            <text:p>1229.284</text:p>
          </table:table-cell>
          <table:table-cell office:value-type="float" office:value="-19.65875" calcext:value-type="float">
            <text:p>-19.65875</text:p>
          </table:table-cell>
          <table:table-cell office:value-type="float" office:value="125.5844" calcext:value-type="float">
            <text:p>125.5844</text:p>
          </table:table-cell>
          <table:table-cell office:value-type="float" office:value="272.149" calcext:value-type="float">
            <text:p>272.149</text:p>
          </table:table-cell>
          <table:table-cell office:value-type="float" office:value="0.06552944" calcext:value-type="float">
            <text:p>0.0655294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53347" calcext:value-type="float">
            <text:p>0.01353347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82281" calcext:value-type="float">
            <text:p>0.2782281</text:p>
          </table:table-cell>
          <table:table-cell office:value-type="float" office:value="370" calcext:value-type="float">
            <text:p>370</text:p>
          </table:table-cell>
          <table:table-cell office:value-type="float" office:value="-352.0898" calcext:value-type="float">
            <text:p>-352.0898</text:p>
          </table:table-cell>
          <table:table-cell office:value-type="float" office:value="0" calcext:value-type="float">
            <text:p>0</text:p>
          </table:table-cell>
          <table:table-cell office:value-type="float" office:value="439.8654" calcext:value-type="float">
            <text:p>439.8654</text:p>
          </table:table-cell>
          <table:table-cell office:value-type="float" office:value="1130.271" calcext:value-type="float">
            <text:p>1130.271</text:p>
          </table:table-cell>
          <table:table-cell office:value-type="float" office:value="1375.822" calcext:value-type="float">
            <text:p>1375.822</text:p>
          </table:table-cell>
          <table:table-cell office:value-type="float" office:value="1275.958" calcext:value-type="float">
            <text:p>1275.958</text:p>
          </table:table-cell>
          <table:table-cell office:value-type="float" office:value="763.6523" calcext:value-type="float">
            <text:p>763.6523</text:p>
          </table:table-cell>
          <table:table-cell office:value-type="float" office:value="1104.247" calcext:value-type="float">
            <text:p>1104.247</text:p>
          </table:table-cell>
          <table:table-cell office:value-type="float" office:value="412.9396" calcext:value-type="float">
            <text:p>412.9396</text:p>
          </table:table-cell>
          <table:table-cell office:value-type="float" office:value="1849.745" calcext:value-type="float">
            <text:p>1849.745</text:p>
          </table:table-cell>
          <table:table-cell office:value-type="float" office:value="2088.223" calcext:value-type="float">
            <text:p>2088.223</text:p>
          </table:table-cell>
          <table:table-cell office:value-type="float" office:value="1670.284" calcext:value-type="float">
            <text:p>1670.284</text:p>
          </table:table-cell>
          <table:table-cell office:value-type="float" office:value="585.2676" calcext:value-type="float">
            <text:p>585.2676</text:p>
          </table:table-cell>
          <table:table-cell office:value-type="float" office:value="576.0541" calcext:value-type="float">
            <text:p>576.0541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7" calcext:value-type="float">
            <text:p>35.68587</text:p>
          </table:table-cell>
          <table:table-cell office:value-type="float" office:value="0" calcext:value-type="float">
            <text:p>0</text:p>
          </table:table-cell>
          <table:table-cell office:value-type="float" office:value="-0.005240371" calcext:value-type="float">
            <text:p>-0.005240371</text:p>
          </table:table-cell>
          <table:table-cell office:value-type="float" office:value="0" calcext:value-type="float">
            <text:p>0</text:p>
          </table:table-cell>
          <table:table-cell office:value-type="float" office:value="1.572049" calcext:value-type="float">
            <text:p>1.572049</text:p>
          </table:table-cell>
          <table:table-cell office:value-type="float" office:value="160.7607" calcext:value-type="float">
            <text:p>160.7607</text:p>
          </table:table-cell>
          <table:table-cell office:value-type="float" office:value="-56.67064" calcext:value-type="float">
            <text:p>-56.67064</text:p>
          </table:table-cell>
          <table:table-cell office:value-type="float" office:value="104.09" calcext:value-type="float">
            <text:p>104.09</text:p>
          </table:table-cell>
          <table:table-cell office:value-type="float" office:value="-451.8253" calcext:value-type="float">
            <text:p>-451.8253</text:p>
          </table:table-cell>
          <table:table-cell office:value-type="float" office:value="0" calcext:value-type="float">
            <text:p>0</text:p>
          </table:table-cell>
          <table:table-cell office:value-type="float" office:value="11.38251" calcext:value-type="float">
            <text:p>11.38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455.1189" calcext:value-type="float">
            <text:p>455.1189</text:p>
          </table:table-cell>
          <table:table-cell office:value-type="float" office:value="13260.8" calcext:value-type="float">
            <text:p>13260.8</text:p>
          </table:table-cell>
          <table:table-cell office:value-type="float" office:value="0" calcext:value-type="float">
            <text:p>0</text:p>
          </table:table-cell>
          <table:table-cell office:value-type="float" office:value="1.688045" calcext:value-type="float">
            <text:p>1.688045</text:p>
          </table:table-cell>
          <table:table-cell office:value-type="float" office:value="-479.6459" calcext:value-type="float">
            <text:p>-479.6459</text:p>
          </table:table-cell>
          <table:table-cell office:value-type="float" office:value="1255.48" calcext:value-type="float">
            <text:p>1255.48</text:p>
          </table:table-cell>
          <table:table-cell office:value-type="float" office:value="-21.49612" calcext:value-type="float">
            <text:p>-21.49612</text:p>
          </table:table-cell>
          <table:table-cell office:value-type="float" office:value="129.045" calcext:value-type="float">
            <text:p>129.045</text:p>
          </table:table-cell>
          <table:table-cell office:value-type="float" office:value="264.9054" calcext:value-type="float">
            <text:p>264.9054</text:p>
          </table:table-cell>
          <table:table-cell office:value-type="float" office:value="0.06605607" calcext:value-type="float">
            <text:p>0.06605607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53556" calcext:value-type="float">
            <text:p>0.0135355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88125" calcext:value-type="float">
            <text:p>0.2788125</text:p>
          </table:table-cell>
          <table:table-cell office:value-type="float" office:value="370" calcext:value-type="float">
            <text:p>370</text:p>
          </table:table-cell>
          <table:table-cell office:value-type="float" office:value="-348.9914" calcext:value-type="float">
            <text:p>-348.9914</text:p>
          </table:table-cell>
          <table:table-cell office:value-type="float" office:value="0" calcext:value-type="float">
            <text:p>0</text:p>
          </table:table-cell>
          <table:table-cell office:value-type="float" office:value="441.4761" calcext:value-type="float">
            <text:p>441.4761</text:p>
          </table:table-cell>
          <table:table-cell office:value-type="float" office:value="1129.902" calcext:value-type="float">
            <text:p>1129.902</text:p>
          </table:table-cell>
          <table:table-cell office:value-type="float" office:value="1375.476" calcext:value-type="float">
            <text:p>1375.476</text:p>
          </table:table-cell>
          <table:table-cell office:value-type="float" office:value="1275.723" calcext:value-type="float">
            <text:p>1275.723</text:p>
          </table:table-cell>
          <table:table-cell office:value-type="float" office:value="763.4842" calcext:value-type="float">
            <text:p>763.4842</text:p>
          </table:table-cell>
          <table:table-cell office:value-type="float" office:value="1104.153" calcext:value-type="float">
            <text:p>1104.153</text:p>
          </table:table-cell>
          <table:table-cell office:value-type="float" office:value="412.9125" calcext:value-type="float">
            <text:p>412.9125</text:p>
          </table:table-cell>
          <table:table-cell office:value-type="float" office:value="1849.677" calcext:value-type="float">
            <text:p>1849.677</text:p>
          </table:table-cell>
          <table:table-cell office:value-type="float" office:value="2088.178" calcext:value-type="float">
            <text:p>2088.178</text:p>
          </table:table-cell>
          <table:table-cell office:value-type="float" office:value="1670.261" calcext:value-type="float">
            <text:p>1670.261</text:p>
          </table:table-cell>
          <table:table-cell office:value-type="float" office:value="585.2581" calcext:value-type="float">
            <text:p>585.2581</text:p>
          </table:table-cell>
          <table:table-cell office:value-type="float" office:value="576.0447" calcext:value-type="float">
            <text:p>576.0447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6" calcext:value-type="float">
            <text:p>35.68586</text:p>
          </table:table-cell>
          <table:table-cell office:value-type="float" office:value="0" calcext:value-type="float">
            <text:p>0</text:p>
          </table:table-cell>
          <table:table-cell office:value-type="float" office:value="-0.005454564" calcext:value-type="float">
            <text:p>-0.005454564</text:p>
          </table:table-cell>
          <table:table-cell office:value-type="float" office:value="0" calcext:value-type="float">
            <text:p>0</text:p>
          </table:table-cell>
          <table:table-cell office:value-type="float" office:value="1.673768" calcext:value-type="float">
            <text:p>1.673768</text:p>
          </table:table-cell>
          <table:table-cell office:value-type="float" office:value="176.5802" calcext:value-type="float">
            <text:p>176.5802</text:p>
          </table:table-cell>
          <table:table-cell office:value-type="float" office:value="-62.24966" calcext:value-type="float">
            <text:p>-62.24966</text:p>
          </table:table-cell>
          <table:table-cell office:value-type="float" office:value="114.3306" calcext:value-type="float">
            <text:p>114.3306</text:p>
          </table:table-cell>
          <table:table-cell office:value-type="float" office:value="-458.966" calcext:value-type="float">
            <text:p>-458.966</text:p>
          </table:table-cell>
          <table:table-cell office:value-type="float" office:value="0" calcext:value-type="float">
            <text:p>0</text:p>
          </table:table-cell>
          <table:table-cell office:value-type="float" office:value="11.37607" calcext:value-type="float">
            <text:p>11.37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448.6461" calcext:value-type="float">
            <text:p>448.6461</text:p>
          </table:table-cell>
          <table:table-cell office:value-type="float" office:value="13261.86" calcext:value-type="float">
            <text:p>13261.86</text:p>
          </table:table-cell>
          <table:table-cell office:value-type="float" office:value="0" calcext:value-type="float">
            <text:p>0</text:p>
          </table:table-cell>
          <table:table-cell office:value-type="float" office:value="1.894921" calcext:value-type="float">
            <text:p>1.894921</text:p>
          </table:table-cell>
          <table:table-cell office:value-type="float" office:value="-486.8205" calcext:value-type="float">
            <text:p>-486.8205</text:p>
          </table:table-cell>
          <table:table-cell office:value-type="float" office:value="1276.025" calcext:value-type="float">
            <text:p>1276.025</text:p>
          </table:table-cell>
          <table:table-cell office:value-type="float" office:value="-23.33504" calcext:value-type="float">
            <text:p>-23.33504</text:p>
          </table:table-cell>
          <table:table-cell office:value-type="float" office:value="131.09" calcext:value-type="float">
            <text:p>131.09</text:p>
          </table:table-cell>
          <table:table-cell office:value-type="float" office:value="259.2185" calcext:value-type="float">
            <text:p>259.2185</text:p>
          </table:table-cell>
          <table:table-cell office:value-type="float" office:value="0.06676152" calcext:value-type="float">
            <text:p>0.06676152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5304" calcext:value-type="float">
            <text:p>0.0137530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93736" calcext:value-type="float">
            <text:p>0.2793736</text:p>
          </table:table-cell>
          <table:table-cell office:value-type="float" office:value="370" calcext:value-type="float">
            <text:p>370</text:p>
          </table:table-cell>
          <table:table-cell office:value-type="float" office:value="-347.0261" calcext:value-type="float">
            <text:p>-347.0261</text:p>
          </table:table-cell>
          <table:table-cell office:value-type="float" office:value="0" calcext:value-type="float">
            <text:p>0</text:p>
          </table:table-cell>
          <table:table-cell office:value-type="float" office:value="443.0076" calcext:value-type="float">
            <text:p>443.0076</text:p>
          </table:table-cell>
          <table:table-cell office:value-type="float" office:value="1129.604" calcext:value-type="float">
            <text:p>1129.604</text:p>
          </table:table-cell>
          <table:table-cell office:value-type="float" office:value="1375.17" calcext:value-type="float">
            <text:p>1375.17</text:p>
          </table:table-cell>
          <table:table-cell office:value-type="float" office:value="1275.505" calcext:value-type="float">
            <text:p>1275.505</text:p>
          </table:table-cell>
          <table:table-cell office:value-type="float" office:value="763.3267" calcext:value-type="float">
            <text:p>763.3267</text:p>
          </table:table-cell>
          <table:table-cell office:value-type="float" office:value="1104.05" calcext:value-type="float">
            <text:p>1104.05</text:p>
          </table:table-cell>
          <table:table-cell office:value-type="float" office:value="412.889" calcext:value-type="float">
            <text:p>412.889</text:p>
          </table:table-cell>
          <table:table-cell office:value-type="float" office:value="1849.611" calcext:value-type="float">
            <text:p>1849.611</text:p>
          </table:table-cell>
          <table:table-cell office:value-type="float" office:value="2088.134" calcext:value-type="float">
            <text:p>2088.134</text:p>
          </table:table-cell>
          <table:table-cell office:value-type="float" office:value="1670.238" calcext:value-type="float">
            <text:p>1670.238</text:p>
          </table:table-cell>
          <table:table-cell office:value-type="float" office:value="585.2485" calcext:value-type="float">
            <text:p>585.2485</text:p>
          </table:table-cell>
          <table:table-cell office:value-type="float" office:value="576.0354" calcext:value-type="float">
            <text:p>576.0354</text:p>
          </table:table-cell>
          <table:table-cell office:value-type="float" office:value="142.7788" calcext:value-type="float">
            <text:p>142.7788</text:p>
          </table:table-cell>
          <table:table-cell office:value-type="float" office:value="35.68586" calcext:value-type="float">
            <text:p>35.68586</text:p>
          </table:table-cell>
          <table:table-cell office:value-type="float" office:value="0" calcext:value-type="float">
            <text:p>0</text:p>
          </table:table-cell>
          <table:table-cell office:value-type="float" office:value="-0.005482962" calcext:value-type="float">
            <text:p>-0.005482962</text:p>
          </table:table-cell>
          <table:table-cell office:value-type="float" office:value="0" calcext:value-type="float">
            <text:p>0</text:p>
          </table:table-cell>
          <table:table-cell office:value-type="float" office:value="1.751935" calcext:value-type="float">
            <text:p>1.751935</text:p>
          </table:table-cell>
          <table:table-cell office:value-type="float" office:value="188.5028" calcext:value-type="float">
            <text:p>188.5028</text:p>
          </table:table-cell>
          <table:table-cell office:value-type="float" office:value="-66.87086" calcext:value-type="float">
            <text:p>-66.87086</text:p>
          </table:table-cell>
          <table:table-cell office:value-type="float" office:value="121.6319" calcext:value-type="float">
            <text:p>121.6319</text:p>
          </table:table-cell>
          <table:table-cell office:value-type="float" office:value="-464.4965" calcext:value-type="float">
            <text:p>-464.4965</text:p>
          </table:table-cell>
          <table:table-cell office:value-type="float" office:value="0" calcext:value-type="float">
            <text:p>0</text:p>
          </table:table-cell>
          <table:table-cell office:value-type="float" office:value="11.56782" calcext:value-type="float">
            <text:p>11.56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443.0449" calcext:value-type="float">
            <text:p>443.0449</text:p>
          </table:table-cell>
          <table:table-cell office:value-type="float" office:value="13262.75" calcext:value-type="float">
            <text:p>13262.75</text:p>
          </table:table-cell>
          <table:table-cell office:value-type="float" office:value="0" calcext:value-type="float">
            <text:p>0</text:p>
          </table:table-cell>
          <table:table-cell office:value-type="float" office:value="2.105743" calcext:value-type="float">
            <text:p>2.105743</text:p>
          </table:table-cell>
          <table:table-cell office:value-type="float" office:value="-493.3785" calcext:value-type="float">
            <text:p>-493.3785</text:p>
          </table:table-cell>
          <table:table-cell office:value-type="float" office:value="1296.137" calcext:value-type="float">
            <text:p>1296.137</text:p>
          </table:table-cell>
          <table:table-cell office:value-type="float" office:value="-25.26907" calcext:value-type="float">
            <text:p>-25.26907</text:p>
          </table:table-cell>
          <table:table-cell office:value-type="float" office:value="132.5621" calcext:value-type="float">
            <text:p>132.5621</text:p>
          </table:table-cell>
          <table:table-cell office:value-type="float" office:value="254.3275" calcext:value-type="float">
            <text:p>254.3275</text:p>
          </table:table-cell>
          <table:table-cell office:value-type="float" office:value="0.06749826" calcext:value-type="float">
            <text:p>0.0674982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5493" calcext:value-type="float">
            <text:p>0.01375493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799064" calcext:value-type="float">
            <text:p>0.2799064</text:p>
          </table:table-cell>
          <table:table-cell office:value-type="float" office:value="370" calcext:value-type="float">
            <text:p>370</text:p>
          </table:table-cell>
          <table:table-cell office:value-type="float" office:value="-341.0592" calcext:value-type="float">
            <text:p>-341.0592</text:p>
          </table:table-cell>
          <table:table-cell office:value-type="float" office:value="0" calcext:value-type="float">
            <text:p>0</text:p>
          </table:table-cell>
          <table:table-cell office:value-type="float" office:value="444.3155" calcext:value-type="float">
            <text:p>444.3155</text:p>
          </table:table-cell>
          <table:table-cell office:value-type="float" office:value="1129.353" calcext:value-type="float">
            <text:p>1129.353</text:p>
          </table:table-cell>
          <table:table-cell office:value-type="float" office:value="1374.896" calcext:value-type="float">
            <text:p>1374.896</text:p>
          </table:table-cell>
          <table:table-cell office:value-type="float" office:value="1275.317" calcext:value-type="float">
            <text:p>1275.317</text:p>
          </table:table-cell>
          <table:table-cell office:value-type="float" office:value="763.1797" calcext:value-type="float">
            <text:p>763.1797</text:p>
          </table:table-cell>
          <table:table-cell office:value-type="float" office:value="1103.948" calcext:value-type="float">
            <text:p>1103.948</text:p>
          </table:table-cell>
          <table:table-cell office:value-type="float" office:value="412.8675" calcext:value-type="float">
            <text:p>412.8675</text:p>
          </table:table-cell>
          <table:table-cell office:value-type="float" office:value="1849.547" calcext:value-type="float">
            <text:p>1849.547</text:p>
          </table:table-cell>
          <table:table-cell office:value-type="float" office:value="2088.091" calcext:value-type="float">
            <text:p>2088.091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585.239" calcext:value-type="float">
            <text:p>585.239</text:p>
          </table:table-cell>
          <table:table-cell office:value-type="float" office:value="576.03" calcext:value-type="float">
            <text:p>576.0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6" calcext:value-type="float">
            <text:p>35.68586</text:p>
          </table:table-cell>
          <table:table-cell office:value-type="float" office:value="0" calcext:value-type="float">
            <text:p>0</text:p>
          </table:table-cell>
          <table:table-cell office:value-type="float" office:value="-0.005502076" calcext:value-type="float">
            <text:p>-0.005502076</text:p>
          </table:table-cell>
          <table:table-cell office:value-type="float" office:value="0" calcext:value-type="float">
            <text:p>0</text:p>
          </table:table-cell>
          <table:table-cell office:value-type="float" office:value="1.818819" calcext:value-type="float">
            <text:p>1.818819</text:p>
          </table:table-cell>
          <table:table-cell office:value-type="float" office:value="203.4097" calcext:value-type="float">
            <text:p>203.4097</text:p>
          </table:table-cell>
          <table:table-cell office:value-type="float" office:value="-71.18861" calcext:value-type="float">
            <text:p>-71.18861</text:p>
          </table:table-cell>
          <table:table-cell office:value-type="float" office:value="132.221" calcext:value-type="float">
            <text:p>132.221</text:p>
          </table:table-cell>
          <table:table-cell office:value-type="float" office:value="-469.3268" calcext:value-type="float">
            <text:p>-469.3268</text:p>
          </table:table-cell>
          <table:table-cell office:value-type="float" office:value="0" calcext:value-type="float">
            <text:p>0</text:p>
          </table:table-cell>
          <table:table-cell office:value-type="float" office:value="11.76971" calcext:value-type="float">
            <text:p>11.76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438.3745" calcext:value-type="float">
            <text:p>438.3745</text:p>
          </table:table-cell>
          <table:table-cell office:value-type="float" office:value="13263.54" calcext:value-type="float">
            <text:p>13263.54</text:p>
          </table:table-cell>
          <table:table-cell office:value-type="float" office:value="0" calcext:value-type="float">
            <text:p>0</text:p>
          </table:table-cell>
          <table:table-cell office:value-type="float" office:value="2.319975" calcext:value-type="float">
            <text:p>2.319975</text:p>
          </table:table-cell>
          <table:table-cell office:value-type="float" office:value="-498.6572" calcext:value-type="float">
            <text:p>-498.6572</text:p>
          </table:table-cell>
          <table:table-cell office:value-type="float" office:value="1309.787" calcext:value-type="float">
            <text:p>1309.787</text:p>
          </table:table-cell>
          <table:table-cell office:value-type="float" office:value="-27.34577" calcext:value-type="float">
            <text:p>-27.34577</text:p>
          </table:table-cell>
          <table:table-cell office:value-type="float" office:value="133.5767" calcext:value-type="float">
            <text:p>133.5767</text:p>
          </table:table-cell>
          <table:table-cell office:value-type="float" office:value="249.8698" calcext:value-type="float">
            <text:p>249.8698</text:p>
          </table:table-cell>
          <table:table-cell office:value-type="float" office:value="0.06796145" calcext:value-type="float">
            <text:p>0.0679614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5679" calcext:value-type="float">
            <text:p>0.0137567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04077" calcext:value-type="float">
            <text:p>0.2804077</text:p>
          </table:table-cell>
          <table:table-cell office:value-type="float" office:value="370" calcext:value-type="float">
            <text:p>370</text:p>
          </table:table-cell>
          <table:table-cell office:value-type="float" office:value="-338.9387" calcext:value-type="float">
            <text:p>-338.9387</text:p>
          </table:table-cell>
          <table:table-cell office:value-type="float" office:value="0" calcext:value-type="float">
            <text:p>0</text:p>
          </table:table-cell>
          <table:table-cell office:value-type="float" office:value="445.6753" calcext:value-type="float">
            <text:p>445.6753</text:p>
          </table:table-cell>
          <table:table-cell office:value-type="float" office:value="1129.328" calcext:value-type="float">
            <text:p>1129.328</text:p>
          </table:table-cell>
          <table:table-cell office:value-type="float" office:value="1374.674" calcext:value-type="float">
            <text:p>1374.674</text:p>
          </table:table-cell>
          <table:table-cell office:value-type="float" office:value="1275.16" calcext:value-type="float">
            <text:p>1275.16</text:p>
          </table:table-cell>
          <table:table-cell office:value-type="float" office:value="763.0596" calcext:value-type="float">
            <text:p>763.0596</text:p>
          </table:table-cell>
          <table:table-cell office:value-type="float" office:value="1103.851" calcext:value-type="float">
            <text:p>1103.851</text:p>
          </table:table-cell>
          <table:table-cell office:value-type="float" office:value="412.8464" calcext:value-type="float">
            <text:p>412.8464</text:p>
          </table:table-cell>
          <table:table-cell office:value-type="float" office:value="1849.489" calcext:value-type="float">
            <text:p>1849.489</text:p>
          </table:table-cell>
          <table:table-cell office:value-type="float" office:value="2088.049" calcext:value-type="float">
            <text:p>2088.049</text:p>
          </table:table-cell>
          <table:table-cell office:value-type="float" office:value="1670.197" calcext:value-type="float">
            <text:p>1670.197</text:p>
          </table:table-cell>
          <table:table-cell office:value-type="float" office:value="585.2294" calcext:value-type="float">
            <text:p>585.2294</text:p>
          </table:table-cell>
          <table:table-cell office:value-type="float" office:value="576.0242" calcext:value-type="float">
            <text:p>576.0242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5" calcext:value-type="float">
            <text:p>35.68585</text:p>
          </table:table-cell>
          <table:table-cell office:value-type="float" office:value="0" calcext:value-type="float">
            <text:p>0</text:p>
          </table:table-cell>
          <table:table-cell office:value-type="float" office:value="-0.005712085" calcext:value-type="float">
            <text:p>-0.005712085</text:p>
          </table:table-cell>
          <table:table-cell office:value-type="float" office:value="0" calcext:value-type="float">
            <text:p>0</text:p>
          </table:table-cell>
          <table:table-cell office:value-type="float" office:value="1.8882" calcext:value-type="float">
            <text:p>1.8882</text:p>
          </table:table-cell>
          <table:table-cell office:value-type="float" office:value="212.9175" calcext:value-type="float">
            <text:p>212.9175</text:p>
          </table:table-cell>
          <table:table-cell office:value-type="float" office:value="-75.37567" calcext:value-type="float">
            <text:p>-75.37567</text:p>
          </table:table-cell>
          <table:table-cell office:value-type="float" office:value="137.5419" calcext:value-type="float">
            <text:p>137.5419</text:p>
          </table:table-cell>
          <table:table-cell office:value-type="float" office:value="-473.3359" calcext:value-type="float">
            <text:p>-473.3359</text:p>
          </table:table-cell>
          <table:table-cell office:value-type="float" office:value="0" calcext:value-type="float">
            <text:p>0</text:p>
          </table:table-cell>
          <table:table-cell office:value-type="float" office:value="12.57288" calcext:value-type="float">
            <text:p>12.5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431.0385" calcext:value-type="float">
            <text:p>431.0385</text:p>
          </table:table-cell>
          <table:table-cell office:value-type="float" office:value="13264.83" calcext:value-type="float">
            <text:p>13264.83</text:p>
          </table:table-cell>
          <table:table-cell office:value-type="float" office:value="0" calcext:value-type="float">
            <text:p>0</text:p>
          </table:table-cell>
          <table:table-cell office:value-type="float" office:value="2.569579" calcext:value-type="float">
            <text:p>2.569579</text:p>
          </table:table-cell>
          <table:table-cell office:value-type="float" office:value="-507.0622" calcext:value-type="float">
            <text:p>-507.0622</text:p>
          </table:table-cell>
          <table:table-cell office:value-type="float" office:value="1333.77" calcext:value-type="float">
            <text:p>1333.77</text:p>
          </table:table-cell>
          <table:table-cell office:value-type="float" office:value="-29.72261" calcext:value-type="float">
            <text:p>-29.72261</text:p>
          </table:table-cell>
          <table:table-cell office:value-type="float" office:value="136.2175" calcext:value-type="float">
            <text:p>136.2175</text:p>
          </table:table-cell>
          <table:table-cell office:value-type="float" office:value="243.1906" calcext:value-type="float">
            <text:p>243.1906</text:p>
          </table:table-cell>
          <table:table-cell office:value-type="float" office:value="0.06855759" calcext:value-type="float">
            <text:p>0.0685575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5846" calcext:value-type="float">
            <text:p>0.0137584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08762" calcext:value-type="float">
            <text:p>0.2808762</text:p>
          </table:table-cell>
          <table:table-cell office:value-type="float" office:value="370" calcext:value-type="float">
            <text:p>370</text:p>
          </table:table-cell>
          <table:table-cell office:value-type="float" office:value="-338.4993" calcext:value-type="float">
            <text:p>-338.4993</text:p>
          </table:table-cell>
          <table:table-cell office:value-type="float" office:value="0" calcext:value-type="float">
            <text:p>0</text:p>
          </table:table-cell>
          <table:table-cell office:value-type="float" office:value="447.2888" calcext:value-type="float">
            <text:p>447.2888</text:p>
          </table:table-cell>
          <table:table-cell office:value-type="float" office:value="1129.082" calcext:value-type="float">
            <text:p>1129.082</text:p>
          </table:table-cell>
          <table:table-cell office:value-type="float" office:value="1374.44" calcext:value-type="float">
            <text:p>1374.44</text:p>
          </table:table-cell>
          <table:table-cell office:value-type="float" office:value="1275.005" calcext:value-type="float">
            <text:p>1275.005</text:p>
          </table:table-cell>
          <table:table-cell office:value-type="float" office:value="762.9474" calcext:value-type="float">
            <text:p>762.9474</text:p>
          </table:table-cell>
          <table:table-cell office:value-type="float" office:value="1103.761" calcext:value-type="float">
            <text:p>1103.761</text:p>
          </table:table-cell>
          <table:table-cell office:value-type="float" office:value="412.8272" calcext:value-type="float">
            <text:p>412.8272</text:p>
          </table:table-cell>
          <table:table-cell office:value-type="float" office:value="1849.434" calcext:value-type="float">
            <text:p>1849.434</text:p>
          </table:table-cell>
          <table:table-cell office:value-type="float" office:value="2088.009" calcext:value-type="float">
            <text:p>2088.009</text:p>
          </table:table-cell>
          <table:table-cell office:value-type="float" office:value="1670.179" calcext:value-type="float">
            <text:p>1670.179</text:p>
          </table:table-cell>
          <table:table-cell office:value-type="float" office:value="585.2198" calcext:value-type="float">
            <text:p>585.2198</text:p>
          </table:table-cell>
          <table:table-cell office:value-type="float" office:value="576.0183" calcext:value-type="float">
            <text:p>576.018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5" calcext:value-type="float">
            <text:p>35.68585</text:p>
          </table:table-cell>
          <table:table-cell office:value-type="float" office:value="0" calcext:value-type="float">
            <text:p>0</text:p>
          </table:table-cell>
          <table:table-cell office:value-type="float" office:value="-0.005797502" calcext:value-type="float">
            <text:p>-0.005797502</text:p>
          </table:table-cell>
          <table:table-cell office:value-type="float" office:value="0" calcext:value-type="float">
            <text:p>0</text:p>
          </table:table-cell>
          <table:table-cell office:value-type="float" office:value="1.980882" calcext:value-type="float">
            <text:p>1.980882</text:p>
          </table:table-cell>
          <table:table-cell office:value-type="float" office:value="224.9578" calcext:value-type="float">
            <text:p>224.9578</text:p>
          </table:table-cell>
          <table:table-cell office:value-type="float" office:value="-80.95184" calcext:value-type="float">
            <text:p>-80.95184</text:p>
          </table:table-cell>
          <table:table-cell office:value-type="float" office:value="144.006" calcext:value-type="float">
            <text:p>144.006</text:p>
          </table:table-cell>
          <table:table-cell office:value-type="float" office:value="-479.5543" calcext:value-type="float">
            <text:p>-479.5543</text:p>
          </table:table-cell>
          <table:table-cell office:value-type="float" office:value="0" calcext:value-type="float">
            <text:p>0</text:p>
          </table:table-cell>
          <table:table-cell office:value-type="float" office:value="12.76015" calcext:value-type="float">
            <text:p>12.76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422.3294" calcext:value-type="float">
            <text:p>422.3294</text:p>
          </table:table-cell>
          <table:table-cell office:value-type="float" office:value="13266.4" calcext:value-type="float">
            <text:p>13266.4</text:p>
          </table:table-cell>
          <table:table-cell office:value-type="float" office:value="0" calcext:value-type="float">
            <text:p>0</text:p>
          </table:table-cell>
          <table:table-cell office:value-type="float" office:value="2.869759" calcext:value-type="float">
            <text:p>2.869759</text:p>
          </table:table-cell>
          <table:table-cell office:value-type="float" office:value="-516.7557" calcext:value-type="float">
            <text:p>-516.7557</text:p>
          </table:table-cell>
          <table:table-cell office:value-type="float" office:value="1362.206" calcext:value-type="float">
            <text:p>1362.206</text:p>
          </table:table-cell>
          <table:table-cell office:value-type="float" office:value="-32.28324" calcext:value-type="float">
            <text:p>-32.28324</text:p>
          </table:table-cell>
          <table:table-cell office:value-type="float" office:value="138.8826" calcext:value-type="float">
            <text:p>138.8826</text:p>
          </table:table-cell>
          <table:table-cell office:value-type="float" office:value="235.1951" calcext:value-type="float">
            <text:p>235.1951</text:p>
          </table:table-cell>
          <table:table-cell office:value-type="float" office:value="0.0691441" calcext:value-type="float">
            <text:p>0.069144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5999" calcext:value-type="float">
            <text:p>0.0137599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13113" calcext:value-type="float">
            <text:p>0.2813113</text:p>
          </table:table-cell>
          <table:table-cell office:value-type="float" office:value="370" calcext:value-type="float">
            <text:p>370</text:p>
          </table:table-cell>
          <table:table-cell office:value-type="float" office:value="-334.1104" calcext:value-type="float">
            <text:p>-334.1104</text:p>
          </table:table-cell>
          <table:table-cell office:value-type="float" office:value="0" calcext:value-type="float">
            <text:p>0</text:p>
          </table:table-cell>
          <table:table-cell office:value-type="float" office:value="449.2737" calcext:value-type="float">
            <text:p>449.2737</text:p>
          </table:table-cell>
          <table:table-cell office:value-type="float" office:value="1128.786" calcext:value-type="float">
            <text:p>1128.786</text:p>
          </table:table-cell>
          <table:table-cell office:value-type="float" office:value="1374.147" calcext:value-type="float">
            <text:p>1374.147</text:p>
          </table:table-cell>
          <table:table-cell office:value-type="float" office:value="1274.831" calcext:value-type="float">
            <text:p>1274.831</text:p>
          </table:table-cell>
          <table:table-cell office:value-type="float" office:value="762.8291" calcext:value-type="float">
            <text:p>762.8291</text:p>
          </table:table-cell>
          <table:table-cell office:value-type="float" office:value="1103.66" calcext:value-type="float">
            <text:p>1103.66</text:p>
          </table:table-cell>
          <table:table-cell office:value-type="float" office:value="412.8066" calcext:value-type="float">
            <text:p>412.8066</text:p>
          </table:table-cell>
          <table:table-cell office:value-type="float" office:value="1849.38" calcext:value-type="float">
            <text:p>1849.38</text:p>
          </table:table-cell>
          <table:table-cell office:value-type="float" office:value="2087.975" calcext:value-type="float">
            <text:p>2087.975</text:p>
          </table:table-cell>
          <table:table-cell office:value-type="float" office:value="1670.162" calcext:value-type="float">
            <text:p>1670.162</text:p>
          </table:table-cell>
          <table:table-cell office:value-type="float" office:value="585.2106" calcext:value-type="float">
            <text:p>585.2106</text:p>
          </table:table-cell>
          <table:table-cell office:value-type="float" office:value="576.0123" calcext:value-type="float">
            <text:p>576.012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4" calcext:value-type="float">
            <text:p>35.68584</text:p>
          </table:table-cell>
          <table:table-cell office:value-type="float" office:value="0" calcext:value-type="float">
            <text:p>0</text:p>
          </table:table-cell>
          <table:table-cell office:value-type="float" office:value="-0.005881966" calcext:value-type="float">
            <text:p>-0.005881966</text:p>
          </table:table-cell>
          <table:table-cell office:value-type="float" office:value="0" calcext:value-type="float">
            <text:p>0</text:p>
          </table:table-cell>
          <table:table-cell office:value-type="float" office:value="2.076125" calcext:value-type="float">
            <text:p>2.076125</text:p>
          </table:table-cell>
          <table:table-cell office:value-type="float" office:value="243.0238" calcext:value-type="float">
            <text:p>243.0238</text:p>
          </table:table-cell>
          <table:table-cell office:value-type="float" office:value="-87.49702" calcext:value-type="float">
            <text:p>-87.49702</text:p>
          </table:table-cell>
          <table:table-cell office:value-type="float" office:value="155.5267" calcext:value-type="float">
            <text:p>155.5267</text:p>
          </table:table-cell>
          <table:table-cell office:value-type="float" office:value="-486.8948" calcext:value-type="float">
            <text:p>-486.8948</text:p>
          </table:table-cell>
          <table:table-cell office:value-type="float" office:value="0" calcext:value-type="float">
            <text:p>0</text:p>
          </table:table-cell>
          <table:table-cell office:value-type="float" office:value="12.96387" calcext:value-type="float">
            <text:p>12.96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416.6378" calcext:value-type="float">
            <text:p>416.6378</text:p>
          </table:table-cell>
          <table:table-cell office:value-type="float" office:value="13267.32" calcext:value-type="float">
            <text:p>13267.32</text:p>
          </table:table-cell>
          <table:table-cell office:value-type="float" office:value="0" calcext:value-type="float">
            <text:p>0</text:p>
          </table:table-cell>
          <table:table-cell office:value-type="float" office:value="3.193022" calcext:value-type="float">
            <text:p>3.193022</text:p>
          </table:table-cell>
          <table:table-cell office:value-type="float" office:value="-524.0758" calcext:value-type="float">
            <text:p>-524.0758</text:p>
          </table:table-cell>
          <table:table-cell office:value-type="float" office:value="1383.755" calcext:value-type="float">
            <text:p>1383.755</text:p>
          </table:table-cell>
          <table:table-cell office:value-type="float" office:value="-34.89391" calcext:value-type="float">
            <text:p>-34.89391</text:p>
          </table:table-cell>
          <table:table-cell office:value-type="float" office:value="139.0853" calcext:value-type="float">
            <text:p>139.0853</text:p>
          </table:table-cell>
          <table:table-cell office:value-type="float" office:value="230.1797" calcext:value-type="float">
            <text:p>230.1797</text:p>
          </table:table-cell>
          <table:table-cell office:value-type="float" office:value="0.06980775" calcext:value-type="float">
            <text:p>0.0698077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137" calcext:value-type="float">
            <text:p>0.01376137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1712" calcext:value-type="float">
            <text:p>0.281712</text:p>
          </table:table-cell>
          <table:table-cell office:value-type="float" office:value="370" calcext:value-type="float">
            <text:p>370</text:p>
          </table:table-cell>
          <table:table-cell office:value-type="float" office:value="-330.7239" calcext:value-type="float">
            <text:p>-330.7239</text:p>
          </table:table-cell>
          <table:table-cell office:value-type="float" office:value="0" calcext:value-type="float">
            <text:p>0</text:p>
          </table:table-cell>
          <table:table-cell office:value-type="float" office:value="450.6147" calcext:value-type="float">
            <text:p>450.6147</text:p>
          </table:table-cell>
          <table:table-cell office:value-type="float" office:value="1128.521" calcext:value-type="float">
            <text:p>1128.521</text:p>
          </table:table-cell>
          <table:table-cell office:value-type="float" office:value="1373.853" calcext:value-type="float">
            <text:p>1373.853</text:p>
          </table:table-cell>
          <table:table-cell office:value-type="float" office:value="1274.653" calcext:value-type="float">
            <text:p>1274.653</text:p>
          </table:table-cell>
          <table:table-cell office:value-type="float" office:value="762.702" calcext:value-type="float">
            <text:p>762.702</text:p>
          </table:table-cell>
          <table:table-cell office:value-type="float" office:value="1103.554" calcext:value-type="float">
            <text:p>1103.554</text:p>
          </table:table-cell>
          <table:table-cell office:value-type="float" office:value="412.7852" calcext:value-type="float">
            <text:p>412.7852</text:p>
          </table:table-cell>
          <table:table-cell office:value-type="float" office:value="1849.326" calcext:value-type="float">
            <text:p>1849.326</text:p>
          </table:table-cell>
          <table:table-cell office:value-type="float" office:value="2087.948" calcext:value-type="float">
            <text:p>2087.948</text:p>
          </table:table-cell>
          <table:table-cell office:value-type="float" office:value="1670.147" calcext:value-type="float">
            <text:p>1670.147</text:p>
          </table:table-cell>
          <table:table-cell office:value-type="float" office:value="585.2019" calcext:value-type="float">
            <text:p>585.2019</text:p>
          </table:table-cell>
          <table:table-cell office:value-type="float" office:value="576.0062" calcext:value-type="float">
            <text:p>576.0062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4" calcext:value-type="float">
            <text:p>35.68584</text:p>
          </table:table-cell>
          <table:table-cell office:value-type="float" office:value="0" calcext:value-type="float">
            <text:p>0</text:p>
          </table:table-cell>
          <table:table-cell office:value-type="float" office:value="-0.005912401" calcext:value-type="float">
            <text:p>-0.005912401</text:p>
          </table:table-cell>
          <table:table-cell office:value-type="float" office:value="0" calcext:value-type="float">
            <text:p>0</text:p>
          </table:table-cell>
          <table:table-cell office:value-type="float" office:value="2.181158" calcext:value-type="float">
            <text:p>2.181158</text:p>
          </table:table-cell>
          <table:table-cell office:value-type="float" office:value="257.9236" calcext:value-type="float">
            <text:p>257.9236</text:p>
          </table:table-cell>
          <table:table-cell office:value-type="float" office:value="-94.30209" calcext:value-type="float">
            <text:p>-94.30209</text:p>
          </table:table-cell>
          <table:table-cell office:value-type="float" office:value="163.6215" calcext:value-type="float">
            <text:p>163.6215</text:p>
          </table:table-cell>
          <table:table-cell office:value-type="float" office:value="-491.901" calcext:value-type="float">
            <text:p>-491.901</text:p>
          </table:table-cell>
          <table:table-cell office:value-type="float" office:value="0" calcext:value-type="float">
            <text:p>0</text:p>
          </table:table-cell>
          <table:table-cell office:value-type="float" office:value="13.25706" calcext:value-type="float">
            <text:p>13.25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412.3201" calcext:value-type="float">
            <text:p>412.3201</text:p>
          </table:table-cell>
          <table:table-cell office:value-type="float" office:value="13267.85" calcext:value-type="float">
            <text:p>13267.85</text:p>
          </table:table-cell>
          <table:table-cell office:value-type="float" office:value="0" calcext:value-type="float">
            <text:p>0</text:p>
          </table:table-cell>
          <table:table-cell office:value-type="float" office:value="3.538908" calcext:value-type="float">
            <text:p>3.538908</text:p>
          </table:table-cell>
          <table:table-cell office:value-type="float" office:value="-530.4255" calcext:value-type="float">
            <text:p>-530.4255</text:p>
          </table:table-cell>
          <table:table-cell office:value-type="float" office:value="1402.941" calcext:value-type="float">
            <text:p>1402.941</text:p>
          </table:table-cell>
          <table:table-cell office:value-type="float" office:value="-37.54632" calcext:value-type="float">
            <text:p>-37.54632</text:p>
          </table:table-cell>
          <table:table-cell office:value-type="float" office:value="138.3244" calcext:value-type="float">
            <text:p>138.3244</text:p>
          </table:table-cell>
          <table:table-cell office:value-type="float" office:value="226.5147" calcext:value-type="float">
            <text:p>226.5147</text:p>
          </table:table-cell>
          <table:table-cell office:value-type="float" office:value="0.07056284" calcext:value-type="float">
            <text:p>0.0705628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264" calcext:value-type="float">
            <text:p>0.0137626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0773" calcext:value-type="float">
            <text:p>0.2820773</text:p>
          </table:table-cell>
          <table:table-cell office:value-type="float" office:value="370" calcext:value-type="float">
            <text:p>370</text:p>
          </table:table-cell>
          <table:table-cell office:value-type="float" office:value="-323.4929" calcext:value-type="float">
            <text:p>-323.4929</text:p>
          </table:table-cell>
          <table:table-cell office:value-type="float" office:value="0" calcext:value-type="float">
            <text:p>0</text:p>
          </table:table-cell>
          <table:table-cell office:value-type="float" office:value="451.6073" calcext:value-type="float">
            <text:p>451.6073</text:p>
          </table:table-cell>
          <table:table-cell office:value-type="float" office:value="1128.259" calcext:value-type="float">
            <text:p>1128.259</text:p>
          </table:table-cell>
          <table:table-cell office:value-type="float" office:value="1373.548" calcext:value-type="float">
            <text:p>1373.548</text:p>
          </table:table-cell>
          <table:table-cell office:value-type="float" office:value="1274.472" calcext:value-type="float">
            <text:p>1274.472</text:p>
          </table:table-cell>
          <table:table-cell office:value-type="float" office:value="762.5703" calcext:value-type="float">
            <text:p>762.5703</text:p>
          </table:table-cell>
          <table:table-cell office:value-type="float" office:value="1103.443" calcext:value-type="float">
            <text:p>1103.443</text:p>
          </table:table-cell>
          <table:table-cell office:value-type="float" office:value="412.7635" calcext:value-type="float">
            <text:p>412.7635</text:p>
          </table:table-cell>
          <table:table-cell office:value-type="float" office:value="1849.27" calcext:value-type="float">
            <text:p>1849.27</text:p>
          </table:table-cell>
          <table:table-cell office:value-type="float" office:value="2087.927" calcext:value-type="float">
            <text:p>2087.927</text:p>
          </table:table-cell>
          <table:table-cell office:value-type="float" office:value="1670.134" calcext:value-type="float">
            <text:p>1670.134</text:p>
          </table:table-cell>
          <table:table-cell office:value-type="float" office:value="585.194" calcext:value-type="float">
            <text:p>585.194</text:p>
          </table:table-cell>
          <table:table-cell office:value-type="float" office:value="576.0004" calcext:value-type="float">
            <text:p>576.0004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3" calcext:value-type="float">
            <text:p>35.68583</text:p>
          </table:table-cell>
          <table:table-cell office:value-type="float" office:value="0" calcext:value-type="float">
            <text:p>0</text:p>
          </table:table-cell>
          <table:table-cell office:value-type="float" office:value="-0.005950211" calcext:value-type="float">
            <text:p>-0.005950211</text:p>
          </table:table-cell>
          <table:table-cell office:value-type="float" office:value="0" calcext:value-type="float">
            <text:p>0</text:p>
          </table:table-cell>
          <table:table-cell office:value-type="float" office:value="2.279673" calcext:value-type="float">
            <text:p>2.279673</text:p>
          </table:table-cell>
          <table:table-cell office:value-type="float" office:value="276.0235" calcext:value-type="float">
            <text:p>276.0235</text:p>
          </table:table-cell>
          <table:table-cell office:value-type="float" office:value="-101.4742" calcext:value-type="float">
            <text:p>-101.4742</text:p>
          </table:table-cell>
          <table:table-cell office:value-type="float" office:value="174.5493" calcext:value-type="float">
            <text:p>174.5493</text:p>
          </table:table-cell>
          <table:table-cell office:value-type="float" office:value="-495.9398" calcext:value-type="float">
            <text:p>-495.9398</text:p>
          </table:table-cell>
          <table:table-cell office:value-type="float" office:value="0" calcext:value-type="float">
            <text:p>0</text:p>
          </table:table-cell>
          <table:table-cell office:value-type="float" office:value="13.59405" calcext:value-type="float">
            <text:p>13.59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409.196" calcext:value-type="float">
            <text:p>409.196</text:p>
          </table:table-cell>
          <table:table-cell office:value-type="float" office:value="13268.47" calcext:value-type="float">
            <text:p>13268.47</text:p>
          </table:table-cell>
          <table:table-cell office:value-type="float" office:value="0" calcext:value-type="float">
            <text:p>0</text:p>
          </table:table-cell>
          <table:table-cell office:value-type="float" office:value="3.895184" calcext:value-type="float">
            <text:p>3.895184</text:p>
          </table:table-cell>
          <table:table-cell office:value-type="float" office:value="-535.5613" calcext:value-type="float">
            <text:p>-535.5613</text:p>
          </table:table-cell>
          <table:table-cell office:value-type="float" office:value="1417.193" calcext:value-type="float">
            <text:p>1417.193</text:p>
          </table:table-cell>
          <table:table-cell office:value-type="float" office:value="-40.26213" calcext:value-type="float">
            <text:p>-40.26213</text:p>
          </table:table-cell>
          <table:table-cell office:value-type="float" office:value="133.0145" calcext:value-type="float">
            <text:p>133.0145</text:p>
          </table:table-cell>
          <table:table-cell office:value-type="float" office:value="224.0121" calcext:value-type="float">
            <text:p>224.0121</text:p>
          </table:table-cell>
          <table:table-cell office:value-type="float" office:value="0.07144839" calcext:value-type="float">
            <text:p>0.0714483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377" calcext:value-type="float">
            <text:p>0.01376377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4047" calcext:value-type="float">
            <text:p>0.2824047</text:p>
          </table:table-cell>
          <table:table-cell office:value-type="float" office:value="370" calcext:value-type="float">
            <text:p>370</text:p>
          </table:table-cell>
          <table:table-cell office:value-type="float" office:value="-317.25" calcext:value-type="float">
            <text:p>-317.25</text:p>
          </table:table-cell>
          <table:table-cell office:value-type="float" office:value="0" calcext:value-type="float">
            <text:p>0</text:p>
          </table:table-cell>
          <table:table-cell office:value-type="float" office:value="452.7226" calcext:value-type="float">
            <text:p>452.7226</text:p>
          </table:table-cell>
          <table:table-cell office:value-type="float" office:value="1128.006" calcext:value-type="float">
            <text:p>1128.006</text:p>
          </table:table-cell>
          <table:table-cell office:value-type="float" office:value="1373.245" calcext:value-type="float">
            <text:p>1373.245</text:p>
          </table:table-cell>
          <table:table-cell office:value-type="float" office:value="1274.286" calcext:value-type="float">
            <text:p>1274.286</text:p>
          </table:table-cell>
          <table:table-cell office:value-type="float" office:value="762.4368" calcext:value-type="float">
            <text:p>762.4368</text:p>
          </table:table-cell>
          <table:table-cell office:value-type="float" office:value="1103.327" calcext:value-type="float">
            <text:p>1103.327</text:p>
          </table:table-cell>
          <table:table-cell office:value-type="float" office:value="412.7413" calcext:value-type="float">
            <text:p>412.7413</text:p>
          </table:table-cell>
          <table:table-cell office:value-type="float" office:value="1849.213" calcext:value-type="float">
            <text:p>1849.213</text:p>
          </table:table-cell>
          <table:table-cell office:value-type="float" office:value="2087.911" calcext:value-type="float">
            <text:p>2087.911</text:p>
          </table:table-cell>
          <table:table-cell office:value-type="float" office:value="1670.123" calcext:value-type="float">
            <text:p>1670.123</text:p>
          </table:table-cell>
          <table:table-cell office:value-type="float" office:value="585.1863" calcext:value-type="float">
            <text:p>585.1863</text:p>
          </table:table-cell>
          <table:table-cell office:value-type="float" office:value="575.9954" calcext:value-type="float">
            <text:p>575.9954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3" calcext:value-type="float">
            <text:p>35.68583</text:p>
          </table:table-cell>
          <table:table-cell office:value-type="float" office:value="0" calcext:value-type="float">
            <text:p>0</text:p>
          </table:table-cell>
          <table:table-cell office:value-type="float" office:value="-0.005998664" calcext:value-type="float">
            <text:p>-0.005998664</text:p>
          </table:table-cell>
          <table:table-cell office:value-type="float" office:value="0" calcext:value-type="float">
            <text:p>0</text:p>
          </table:table-cell>
          <table:table-cell office:value-type="float" office:value="2.354812" calcext:value-type="float">
            <text:p>2.354812</text:p>
          </table:table-cell>
          <table:table-cell office:value-type="float" office:value="292.1794" calcext:value-type="float">
            <text:p>292.1794</text:p>
          </table:table-cell>
          <table:table-cell office:value-type="float" office:value="-108.9674" calcext:value-type="float">
            <text:p>-108.9674</text:p>
          </table:table-cell>
          <table:table-cell office:value-type="float" office:value="183.2119" calcext:value-type="float">
            <text:p>183.2119</text:p>
          </table:table-cell>
          <table:table-cell office:value-type="float" office:value="-498.7019" calcext:value-type="float">
            <text:p>-498.7019</text:p>
          </table:table-cell>
          <table:table-cell office:value-type="float" office:value="0" calcext:value-type="float">
            <text:p>0</text:p>
          </table:table-cell>
          <table:table-cell office:value-type="float" office:value="13.93067" calcext:value-type="float">
            <text:p>13.9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407.3325" calcext:value-type="float">
            <text:p>407.3325</text:p>
          </table:table-cell>
          <table:table-cell office:value-type="float" office:value="13268.53" calcext:value-type="float">
            <text:p>13268.53</text:p>
          </table:table-cell>
          <table:table-cell office:value-type="float" office:value="0" calcext:value-type="float">
            <text:p>0</text:p>
          </table:table-cell>
          <table:table-cell office:value-type="float" office:value="4.256912" calcext:value-type="float">
            <text:p>4.256912</text:p>
          </table:table-cell>
          <table:table-cell office:value-type="float" office:value="-540.0062" calcext:value-type="float">
            <text:p>-540.0062</text:p>
          </table:table-cell>
          <table:table-cell office:value-type="float" office:value="1429.383" calcext:value-type="float">
            <text:p>1429.383</text:p>
          </table:table-cell>
          <table:table-cell office:value-type="float" office:value="-42.98319" calcext:value-type="float">
            <text:p>-42.98319</text:p>
          </table:table-cell>
          <table:table-cell office:value-type="float" office:value="129.8209" calcext:value-type="float">
            <text:p>129.8209</text:p>
          </table:table-cell>
          <table:table-cell office:value-type="float" office:value="222.7234" calcext:value-type="float">
            <text:p>222.7234</text:p>
          </table:table-cell>
          <table:table-cell office:value-type="float" office:value="0.07244199" calcext:value-type="float">
            <text:p>0.0724419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475" calcext:value-type="float">
            <text:p>0.0137647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6926" calcext:value-type="float">
            <text:p>0.2826926</text:p>
          </table:table-cell>
          <table:table-cell office:value-type="float" office:value="370" calcext:value-type="float">
            <text:p>370</text:p>
          </table:table-cell>
          <table:table-cell office:value-type="float" office:value="-311.5244" calcext:value-type="float">
            <text:p>-311.5244</text:p>
          </table:table-cell>
          <table:table-cell office:value-type="float" office:value="0" calcext:value-type="float">
            <text:p>0</text:p>
          </table:table-cell>
          <table:table-cell office:value-type="float" office:value="453.3125" calcext:value-type="float">
            <text:p>453.3125</text:p>
          </table:table-cell>
          <table:table-cell office:value-type="float" office:value="1127.766" calcext:value-type="float">
            <text:p>1127.766</text:p>
          </table:table-cell>
          <table:table-cell office:value-type="float" office:value="1372.944" calcext:value-type="float">
            <text:p>1372.944</text:p>
          </table:table-cell>
          <table:table-cell office:value-type="float" office:value="1274.1" calcext:value-type="float">
            <text:p>1274.1</text:p>
          </table:table-cell>
          <table:table-cell office:value-type="float" office:value="762.2997" calcext:value-type="float">
            <text:p>762.2997</text:p>
          </table:table-cell>
          <table:table-cell office:value-type="float" office:value="1103.202" calcext:value-type="float">
            <text:p>1103.202</text:p>
          </table:table-cell>
          <table:table-cell office:value-type="float" office:value="412.718" calcext:value-type="float">
            <text:p>412.718</text:p>
          </table:table-cell>
          <table:table-cell office:value-type="float" office:value="1849.155" calcext:value-type="float">
            <text:p>1849.155</text:p>
          </table:table-cell>
          <table:table-cell office:value-type="float" office:value="2087.896" calcext:value-type="float">
            <text:p>2087.896</text:p>
          </table:table-cell>
          <table:table-cell office:value-type="float" office:value="1670.11" calcext:value-type="float">
            <text:p>1670.11</text:p>
          </table:table-cell>
          <table:table-cell office:value-type="float" office:value="585.1794" calcext:value-type="float">
            <text:p>585.1794</text:p>
          </table:table-cell>
          <table:table-cell office:value-type="float" office:value="575.9917" calcext:value-type="float">
            <text:p>575.9917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2" calcext:value-type="float">
            <text:p>35.68582</text:p>
          </table:table-cell>
          <table:table-cell office:value-type="float" office:value="0" calcext:value-type="float">
            <text:p>0</text:p>
          </table:table-cell>
          <table:table-cell office:value-type="float" office:value="-0.006038004" calcext:value-type="float">
            <text:p>-0.006038004</text:p>
          </table:table-cell>
          <table:table-cell office:value-type="float" office:value="0" calcext:value-type="float">
            <text:p>0</text:p>
          </table:table-cell>
          <table:table-cell office:value-type="float" office:value="2.42692" calcext:value-type="float">
            <text:p>2.42692</text:p>
          </table:table-cell>
          <table:table-cell office:value-type="float" office:value="306.4895" calcext:value-type="float">
            <text:p>306.4895</text:p>
          </table:table-cell>
          <table:table-cell office:value-type="float" office:value="-115.8277" calcext:value-type="float">
            <text:p>-115.8277</text:p>
          </table:table-cell>
          <table:table-cell office:value-type="float" office:value="190.6617" calcext:value-type="float">
            <text:p>190.6617</text:p>
          </table:table-cell>
          <table:table-cell office:value-type="float" office:value="-500.7703" calcext:value-type="float">
            <text:p>-500.7703</text:p>
          </table:table-cell>
          <table:table-cell office:value-type="float" office:value="0" calcext:value-type="float">
            <text:p>0</text:p>
          </table:table-cell>
          <table:table-cell office:value-type="float" office:value="14.26986" calcext:value-type="float">
            <text:p>14.2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400.4029" calcext:value-type="float">
            <text:p>400.4029</text:p>
          </table:table-cell>
          <table:table-cell office:value-type="float" office:value="13269.31" calcext:value-type="float">
            <text:p>13269.31</text:p>
          </table:table-cell>
          <table:table-cell office:value-type="float" office:value="0" calcext:value-type="float">
            <text:p>0</text:p>
          </table:table-cell>
          <table:table-cell office:value-type="float" office:value="4.605398" calcext:value-type="float">
            <text:p>4.605398</text:p>
          </table:table-cell>
          <table:table-cell office:value-type="float" office:value="-548.4681" calcext:value-type="float">
            <text:p>-548.4681</text:p>
          </table:table-cell>
          <table:table-cell office:value-type="float" office:value="1452.074" calcext:value-type="float">
            <text:p>1452.074</text:p>
          </table:table-cell>
          <table:table-cell office:value-type="float" office:value="-45.62608" calcext:value-type="float">
            <text:p>-45.62608</text:p>
          </table:table-cell>
          <table:table-cell office:value-type="float" office:value="132.6907" calcext:value-type="float">
            <text:p>132.6907</text:p>
          </table:table-cell>
          <table:table-cell office:value-type="float" office:value="216.2301" calcext:value-type="float">
            <text:p>216.2301</text:p>
          </table:table-cell>
          <table:table-cell office:value-type="float" office:value="0.0725169" calcext:value-type="float">
            <text:p>0.072516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57" calcext:value-type="float">
            <text:p>0.0137657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957" calcext:value-type="float">
            <text:p>0.282957</text:p>
          </table:table-cell>
          <table:table-cell office:value-type="float" office:value="370" calcext:value-type="float">
            <text:p>370</text:p>
          </table:table-cell>
          <table:table-cell office:value-type="float" office:value="-306.7191" calcext:value-type="float">
            <text:p>-306.7191</text:p>
          </table:table-cell>
          <table:table-cell office:value-type="float" office:value="0" calcext:value-type="float">
            <text:p>0</text:p>
          </table:table-cell>
          <table:table-cell office:value-type="float" office:value="454.6435" calcext:value-type="float">
            <text:p>454.6435</text:p>
          </table:table-cell>
          <table:table-cell office:value-type="float" office:value="1127.577" calcext:value-type="float">
            <text:p>1127.577</text:p>
          </table:table-cell>
          <table:table-cell office:value-type="float" office:value="1372.687" calcext:value-type="float">
            <text:p>1372.687</text:p>
          </table:table-cell>
          <table:table-cell office:value-type="float" office:value="1273.927" calcext:value-type="float">
            <text:p>1273.927</text:p>
          </table:table-cell>
          <table:table-cell office:value-type="float" office:value="762.1757" calcext:value-type="float">
            <text:p>762.1757</text:p>
          </table:table-cell>
          <table:table-cell office:value-type="float" office:value="1103.082" calcext:value-type="float">
            <text:p>1103.082</text:p>
          </table:table-cell>
          <table:table-cell office:value-type="float" office:value="412.6946" calcext:value-type="float">
            <text:p>412.6946</text:p>
          </table:table-cell>
          <table:table-cell office:value-type="float" office:value="1849.096" calcext:value-type="float">
            <text:p>1849.096</text:p>
          </table:table-cell>
          <table:table-cell office:value-type="float" office:value="2087.879" calcext:value-type="float">
            <text:p>2087.879</text:p>
          </table:table-cell>
          <table:table-cell office:value-type="float" office:value="1670.09" calcext:value-type="float">
            <text:p>1670.09</text:p>
          </table:table-cell>
          <table:table-cell office:value-type="float" office:value="585.1735" calcext:value-type="float">
            <text:p>585.1735</text:p>
          </table:table-cell>
          <table:table-cell office:value-type="float" office:value="575.9893" calcext:value-type="float">
            <text:p>575.989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2" calcext:value-type="float">
            <text:p>35.68582</text:p>
          </table:table-cell>
          <table:table-cell office:value-type="float" office:value="0" calcext:value-type="float">
            <text:p>0</text:p>
          </table:table-cell>
          <table:table-cell office:value-type="float" office:value="-0.006365066" calcext:value-type="float">
            <text:p>-0.006365066</text:p>
          </table:table-cell>
          <table:table-cell office:value-type="float" office:value="0" calcext:value-type="float">
            <text:p>0</text:p>
          </table:table-cell>
          <table:table-cell office:value-type="float" office:value="2.496415" calcext:value-type="float">
            <text:p>2.496415</text:p>
          </table:table-cell>
          <table:table-cell office:value-type="float" office:value="323.3226" calcext:value-type="float">
            <text:p>323.3226</text:p>
          </table:table-cell>
          <table:table-cell office:value-type="float" office:value="-122.0378" calcext:value-type="float">
            <text:p>-122.0378</text:p>
          </table:table-cell>
          <table:table-cell office:value-type="float" office:value="201.2847" calcext:value-type="float">
            <text:p>201.2847</text:p>
          </table:table-cell>
          <table:table-cell office:value-type="float" office:value="-507.1675" calcext:value-type="float">
            <text:p>-507.1675</text:p>
          </table:table-cell>
          <table:table-cell office:value-type="float" office:value="0" calcext:value-type="float">
            <text:p>0</text:p>
          </table:table-cell>
          <table:table-cell office:value-type="float" office:value="14.84359" calcext:value-type="float">
            <text:p>14.8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393.2373" calcext:value-type="float">
            <text:p>393.2373</text:p>
          </table:table-cell>
          <table:table-cell office:value-type="float" office:value="13270.25" calcext:value-type="float">
            <text:p>13270.25</text:p>
          </table:table-cell>
          <table:table-cell office:value-type="float" office:value="0" calcext:value-type="float">
            <text:p>0</text:p>
          </table:table-cell>
          <table:table-cell office:value-type="float" office:value="4.95436" calcext:value-type="float">
            <text:p>4.95436</text:p>
          </table:table-cell>
          <table:table-cell office:value-type="float" office:value="-557.4549" calcext:value-type="float">
            <text:p>-557.4549</text:p>
          </table:table-cell>
          <table:table-cell office:value-type="float" office:value="1478.122" calcext:value-type="float">
            <text:p>1478.122</text:p>
          </table:table-cell>
          <table:table-cell office:value-type="float" office:value="-48.40298" calcext:value-type="float">
            <text:p>-48.40298</text:p>
          </table:table-cell>
          <table:table-cell office:value-type="float" office:value="135.1859" calcext:value-type="float">
            <text:p>135.1859</text:p>
          </table:table-cell>
          <table:table-cell office:value-type="float" office:value="209.5886" calcext:value-type="float">
            <text:p>209.5886</text:p>
          </table:table-cell>
          <table:table-cell office:value-type="float" office:value="0.07372977" calcext:value-type="float">
            <text:p>0.07372977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66" calcext:value-type="float">
            <text:p>0.013766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1967" calcext:value-type="float">
            <text:p>0.2831967</text:p>
          </table:table-cell>
          <table:table-cell office:value-type="float" office:value="370" calcext:value-type="float">
            <text:p>370</text:p>
          </table:table-cell>
          <table:table-cell office:value-type="float" office:value="-303.7052" calcext:value-type="float">
            <text:p>-303.7052</text:p>
          </table:table-cell>
          <table:table-cell office:value-type="float" office:value="0" calcext:value-type="float">
            <text:p>0</text:p>
          </table:table-cell>
          <table:table-cell office:value-type="float" office:value="455.9611" calcext:value-type="float">
            <text:p>455.9611</text:p>
          </table:table-cell>
          <table:table-cell office:value-type="float" office:value="1127.403" calcext:value-type="float">
            <text:p>1127.403</text:p>
          </table:table-cell>
          <table:table-cell office:value-type="float" office:value="1372.464" calcext:value-type="float">
            <text:p>1372.464</text:p>
          </table:table-cell>
          <table:table-cell office:value-type="float" office:value="1273.775" calcext:value-type="float">
            <text:p>1273.775</text:p>
          </table:table-cell>
          <table:table-cell office:value-type="float" office:value="762.0598" calcext:value-type="float">
            <text:p>762.0598</text:p>
          </table:table-cell>
          <table:table-cell office:value-type="float" office:value="1102.971" calcext:value-type="float">
            <text:p>1102.971</text:p>
          </table:table-cell>
          <table:table-cell office:value-type="float" office:value="412.6722" calcext:value-type="float">
            <text:p>412.6722</text:p>
          </table:table-cell>
          <table:table-cell office:value-type="float" office:value="1849.036" calcext:value-type="float">
            <text:p>1849.036</text:p>
          </table:table-cell>
          <table:table-cell office:value-type="float" office:value="2087.855" calcext:value-type="float">
            <text:p>2087.855</text:p>
          </table:table-cell>
          <table:table-cell office:value-type="float" office:value="1670.078" calcext:value-type="float">
            <text:p>1670.078</text:p>
          </table:table-cell>
          <table:table-cell office:value-type="float" office:value="585.1682" calcext:value-type="float">
            <text:p>585.1682</text:p>
          </table:table-cell>
          <table:table-cell office:value-type="float" office:value="575.9886" calcext:value-type="float">
            <text:p>575.9886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1" calcext:value-type="float">
            <text:p>35.68581</text:p>
          </table:table-cell>
          <table:table-cell office:value-type="float" office:value="0" calcext:value-type="float">
            <text:p>0</text:p>
          </table:table-cell>
          <table:table-cell office:value-type="float" office:value="-0.006410946" calcext:value-type="float">
            <text:p>-0.006410946</text:p>
          </table:table-cell>
          <table:table-cell office:value-type="float" office:value="0" calcext:value-type="float">
            <text:p>0</text:p>
          </table:table-cell>
          <table:table-cell office:value-type="float" office:value="2.567798" calcext:value-type="float">
            <text:p>2.567798</text:p>
          </table:table-cell>
          <table:table-cell office:value-type="float" office:value="339.3672" calcext:value-type="float">
            <text:p>339.3672</text:p>
          </table:table-cell>
          <table:table-cell office:value-type="float" office:value="-128.8619" calcext:value-type="float">
            <text:p>-128.8619</text:p>
          </table:table-cell>
          <table:table-cell office:value-type="float" office:value="210.5053" calcext:value-type="float">
            <text:p>210.5053</text:p>
          </table:table-cell>
          <table:table-cell office:value-type="float" office:value="-513.6408" calcext:value-type="float">
            <text:p>-513.6408</text:p>
          </table:table-cell>
          <table:table-cell office:value-type="float" office:value="0" calcext:value-type="float">
            <text:p>0</text:p>
          </table:table-cell>
          <table:table-cell office:value-type="float" office:value="15.10484" calcext:value-type="float">
            <text:p>15.1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389.5407" calcext:value-type="float">
            <text:p>389.5407</text:p>
          </table:table-cell>
          <table:table-cell office:value-type="float" office:value="13270.67" calcext:value-type="float">
            <text:p>13270.67</text:p>
          </table:table-cell>
          <table:table-cell office:value-type="float" office:value="0" calcext:value-type="float">
            <text:p>0</text:p>
          </table:table-cell>
          <table:table-cell office:value-type="float" office:value="5.3166" calcext:value-type="float">
            <text:p>5.3166</text:p>
          </table:table-cell>
          <table:table-cell office:value-type="float" office:value="-563.5418" calcext:value-type="float">
            <text:p>-563.5418</text:p>
          </table:table-cell>
          <table:table-cell office:value-type="float" office:value="1497.144" calcext:value-type="float">
            <text:p>1497.144</text:p>
          </table:table-cell>
          <table:table-cell office:value-type="float" office:value="-51.28147" calcext:value-type="float">
            <text:p>-51.28147</text:p>
          </table:table-cell>
          <table:table-cell office:value-type="float" office:value="133.8564" calcext:value-type="float">
            <text:p>133.8564</text:p>
          </table:table-cell>
          <table:table-cell office:value-type="float" office:value="206.3713" calcext:value-type="float">
            <text:p>206.3713</text:p>
          </table:table-cell>
          <table:table-cell office:value-type="float" office:value="0.07502818" calcext:value-type="float">
            <text:p>0.07502818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742" calcext:value-type="float">
            <text:p>0.01376742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408" calcext:value-type="float">
            <text:p>0.283408</text:p>
          </table:table-cell>
          <table:table-cell office:value-type="float" office:value="370" calcext:value-type="float">
            <text:p>370</text:p>
          </table:table-cell>
          <table:table-cell office:value-type="float" office:value="-297.3574" calcext:value-type="float">
            <text:p>-297.3574</text:p>
          </table:table-cell>
          <table:table-cell office:value-type="float" office:value="0" calcext:value-type="float">
            <text:p>0</text:p>
          </table:table-cell>
          <table:table-cell office:value-type="float" office:value="456.8187" calcext:value-type="float">
            <text:p>456.8187</text:p>
          </table:table-cell>
          <table:table-cell office:value-type="float" office:value="1127.216" calcext:value-type="float">
            <text:p>1127.216</text:p>
          </table:table-cell>
          <table:table-cell office:value-type="float" office:value="1372.232" calcext:value-type="float">
            <text:p>1372.232</text:p>
          </table:table-cell>
          <table:table-cell office:value-type="float" office:value="1273.619" calcext:value-type="float">
            <text:p>1273.619</text:p>
          </table:table-cell>
          <table:table-cell office:value-type="float" office:value="761.9453" calcext:value-type="float">
            <text:p>761.9453</text:p>
          </table:table-cell>
          <table:table-cell office:value-type="float" office:value="1102.859" calcext:value-type="float">
            <text:p>1102.859</text:p>
          </table:table-cell>
          <table:table-cell office:value-type="float" office:value="412.6502" calcext:value-type="float">
            <text:p>412.6502</text:p>
          </table:table-cell>
          <table:table-cell office:value-type="float" office:value="1848.977" calcext:value-type="float">
            <text:p>1848.977</text:p>
          </table:table-cell>
          <table:table-cell office:value-type="float" office:value="2087.826" calcext:value-type="float">
            <text:p>2087.826</text:p>
          </table:table-cell>
          <table:table-cell office:value-type="float" office:value="1670.075" calcext:value-type="float">
            <text:p>1670.075</text:p>
          </table:table-cell>
          <table:table-cell office:value-type="float" office:value="585.1638" calcext:value-type="float">
            <text:p>585.1638</text:p>
          </table:table-cell>
          <table:table-cell office:value-type="float" office:value="575.9893" calcext:value-type="float">
            <text:p>575.9893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1" calcext:value-type="float">
            <text:p>35.68581</text:p>
          </table:table-cell>
          <table:table-cell office:value-type="float" office:value="0" calcext:value-type="float">
            <text:p>0</text:p>
          </table:table-cell>
          <table:table-cell office:value-type="float" office:value="-0.006448269" calcext:value-type="float">
            <text:p>-0.006448269</text:p>
          </table:table-cell>
          <table:table-cell office:value-type="float" office:value="0" calcext:value-type="float">
            <text:p>0</text:p>
          </table:table-cell>
          <table:table-cell office:value-type="float" office:value="2.636136" calcext:value-type="float">
            <text:p>2.636136</text:p>
          </table:table-cell>
          <table:table-cell office:value-type="float" office:value="356.173" calcext:value-type="float">
            <text:p>356.173</text:p>
          </table:table-cell>
          <table:table-cell office:value-type="float" office:value="-136.1122" calcext:value-type="float">
            <text:p>-136.1122</text:p>
          </table:table-cell>
          <table:table-cell office:value-type="float" office:value="220.0608" calcext:value-type="float">
            <text:p>220.0608</text:p>
          </table:table-cell>
          <table:table-cell office:value-type="float" office:value="-517.1705" calcext:value-type="float">
            <text:p>-517.1705</text:p>
          </table:table-cell>
          <table:table-cell office:value-type="float" office:value="0" calcext:value-type="float">
            <text:p>0</text:p>
          </table:table-cell>
          <table:table-cell office:value-type="float" office:value="15.42561" calcext:value-type="float">
            <text:p>15.4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387.9728" calcext:value-type="float">
            <text:p>387.9728</text:p>
          </table:table-cell>
          <table:table-cell office:value-type="float" office:value="13270.76" calcext:value-type="float">
            <text:p>13270.76</text:p>
          </table:table-cell>
          <table:table-cell office:value-type="float" office:value="0" calcext:value-type="float">
            <text:p>0</text:p>
          </table:table-cell>
          <table:table-cell office:value-type="float" office:value="5.677711" calcext:value-type="float">
            <text:p>5.677711</text:p>
          </table:table-cell>
          <table:table-cell office:value-type="float" office:value="-567.79" calcext:value-type="float">
            <text:p>-567.79</text:p>
          </table:table-cell>
          <table:table-cell office:value-type="float" office:value="1508.992" calcext:value-type="float">
            <text:p>1508.992</text:p>
          </table:table-cell>
          <table:table-cell office:value-type="float" office:value="-54.18992" calcext:value-type="float">
            <text:p>-54.18992</text:p>
          </table:table-cell>
          <table:table-cell office:value-type="float" office:value="130.8228" calcext:value-type="float">
            <text:p>130.8228</text:p>
          </table:table-cell>
          <table:table-cell office:value-type="float" office:value="205.1794" calcext:value-type="float">
            <text:p>205.1794</text:p>
          </table:table-cell>
          <table:table-cell office:value-type="float" office:value="0.07644905" calcext:value-type="float">
            <text:p>0.0764490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819" calcext:value-type="float">
            <text:p>0.0137681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5853" calcext:value-type="float">
            <text:p>0.2835853</text:p>
          </table:table-cell>
          <table:table-cell office:value-type="float" office:value="370" calcext:value-type="float">
            <text:p>370</text:p>
          </table:table-cell>
          <table:table-cell office:value-type="float" office:value="-289.4028" calcext:value-type="float">
            <text:p>-289.4028</text:p>
          </table:table-cell>
          <table:table-cell office:value-type="float" office:value="0" calcext:value-type="float">
            <text:p>0</text:p>
          </table:table-cell>
          <table:table-cell office:value-type="float" office:value="457.3755" calcext:value-type="float">
            <text:p>457.3755</text:p>
          </table:table-cell>
          <table:table-cell office:value-type="float" office:value="1127.056" calcext:value-type="float">
            <text:p>1127.056</text:p>
          </table:table-cell>
          <table:table-cell office:value-type="float" office:value="1372.021" calcext:value-type="float">
            <text:p>1372.021</text:p>
          </table:table-cell>
          <table:table-cell office:value-type="float" office:value="1273.478" calcext:value-type="float">
            <text:p>1273.478</text:p>
          </table:table-cell>
          <table:table-cell office:value-type="float" office:value="761.8387" calcext:value-type="float">
            <text:p>761.8387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412.6287" calcext:value-type="float">
            <text:p>412.6287</text:p>
          </table:table-cell>
          <table:table-cell office:value-type="float" office:value="1848.918" calcext:value-type="float">
            <text:p>1848.918</text:p>
          </table:table-cell>
          <table:table-cell office:value-type="float" office:value="2087.793" calcext:value-type="float">
            <text:p>2087.793</text:p>
          </table:table-cell>
          <table:table-cell office:value-type="float" office:value="1670.079" calcext:value-type="float">
            <text:p>1670.079</text:p>
          </table:table-cell>
          <table:table-cell office:value-type="float" office:value="585.1609" calcext:value-type="float">
            <text:p>585.1609</text:p>
          </table:table-cell>
          <table:table-cell office:value-type="float" office:value="575.9918" calcext:value-type="float">
            <text:p>575.9918</text:p>
          </table:table-cell>
          <table:table-cell office:value-type="float" office:value="142.7787" calcext:value-type="float">
            <text:p>142.7787</text:p>
          </table:table-cell>
          <table:table-cell office:value-type="float" office:value="35.6858" calcext:value-type="float">
            <text:p>35.6858</text:p>
          </table:table-cell>
          <table:table-cell office:value-type="float" office:value="0" calcext:value-type="float">
            <text:p>0</text:p>
          </table:table-cell>
          <table:table-cell office:value-type="float" office:value="-0.006472391" calcext:value-type="float">
            <text:p>-0.006472391</text:p>
          </table:table-cell>
          <table:table-cell office:value-type="float" office:value="0" calcext:value-type="float">
            <text:p>0</text:p>
          </table:table-cell>
          <table:table-cell office:value-type="float" office:value="2.688373" calcext:value-type="float">
            <text:p>2.688373</text:p>
          </table:table-cell>
          <table:table-cell office:value-type="float" office:value="372.1869" calcext:value-type="float">
            <text:p>372.1869</text:p>
          </table:table-cell>
          <table:table-cell office:value-type="float" office:value="-142.8346" calcext:value-type="float">
            <text:p>-142.8346</text:p>
          </table:table-cell>
          <table:table-cell office:value-type="float" office:value="229.3522" calcext:value-type="float">
            <text:p>229.3522</text:p>
          </table:table-cell>
          <table:table-cell office:value-type="float" office:value="-518.8992" calcext:value-type="float">
            <text:p>-518.8992</text:p>
          </table:table-cell>
          <table:table-cell office:value-type="float" office:value="0" calcext:value-type="float">
            <text:p>0</text:p>
          </table:table-cell>
          <table:table-cell office:value-type="float" office:value="15.81421" calcext:value-type="float">
            <text:p>15.8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386.4773" calcext:value-type="float">
            <text:p>386.4773</text:p>
          </table:table-cell>
          <table:table-cell office:value-type="float" office:value="13270.85" calcext:value-type="float">
            <text:p>13270.85</text:p>
          </table:table-cell>
          <table:table-cell office:value-type="float" office:value="0" calcext:value-type="float">
            <text:p>0</text:p>
          </table:table-cell>
          <table:table-cell office:value-type="float" office:value="6.060457" calcext:value-type="float">
            <text:p>6.060457</text:p>
          </table:table-cell>
          <table:table-cell office:value-type="float" office:value="-572.1106" calcext:value-type="float">
            <text:p>-572.1106</text:p>
          </table:table-cell>
          <table:table-cell office:value-type="float" office:value="1520.425" calcext:value-type="float">
            <text:p>1520.425</text:p>
          </table:table-cell>
          <table:table-cell office:value-type="float" office:value="-57.23164" calcext:value-type="float">
            <text:p>-57.23164</text:p>
          </table:table-cell>
          <table:table-cell office:value-type="float" office:value="127.6068" calcext:value-type="float">
            <text:p>127.6068</text:p>
          </table:table-cell>
          <table:table-cell office:value-type="float" office:value="204.0324" calcext:value-type="float">
            <text:p>204.0324</text:p>
          </table:table-cell>
          <table:table-cell office:value-type="float" office:value="0.07789986" calcext:value-type="float">
            <text:p>0.0778998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889" calcext:value-type="float">
            <text:p>0.0137688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7207" calcext:value-type="float">
            <text:p>0.2837207</text:p>
          </table:table-cell>
          <table:table-cell office:value-type="float" office:value="370" calcext:value-type="float">
            <text:p>370</text:p>
          </table:table-cell>
          <table:table-cell office:value-type="float" office:value="-283.0451" calcext:value-type="float">
            <text:p>-283.0451</text:p>
          </table:table-cell>
          <table:table-cell office:value-type="float" office:value="0" calcext:value-type="float">
            <text:p>0</text:p>
          </table:table-cell>
          <table:table-cell office:value-type="float" office:value="457.949" calcext:value-type="float">
            <text:p>457.949</text:p>
          </table:table-cell>
          <table:table-cell office:value-type="float" office:value="1126.89" calcext:value-type="float">
            <text:p>1126.89</text:p>
          </table:table-cell>
          <table:table-cell office:value-type="float" office:value="1371.808" calcext:value-type="float">
            <text:p>1371.808</text:p>
          </table:table-cell>
          <table:table-cell office:value-type="float" office:value="1273.343" calcext:value-type="float">
            <text:p>1273.343</text:p>
          </table:table-cell>
          <table:table-cell office:value-type="float" office:value="761.734" calcext:value-type="float">
            <text:p>761.734</text:p>
          </table:table-cell>
          <table:table-cell office:value-type="float" office:value="1102.641" calcext:value-type="float">
            <text:p>1102.641</text:p>
          </table:table-cell>
          <table:table-cell office:value-type="float" office:value="412.6077" calcext:value-type="float">
            <text:p>412.6077</text:p>
          </table:table-cell>
          <table:table-cell office:value-type="float" office:value="1848.859" calcext:value-type="float">
            <text:p>1848.859</text:p>
          </table:table-cell>
          <table:table-cell office:value-type="float" office:value="2087.756" calcext:value-type="float">
            <text:p>2087.756</text:p>
          </table:table-cell>
          <table:table-cell office:value-type="float" office:value="1670.088" calcext:value-type="float">
            <text:p>1670.088</text:p>
          </table:table-cell>
          <table:table-cell office:value-type="float" office:value="585.1595" calcext:value-type="float">
            <text:p>585.1595</text:p>
          </table:table-cell>
          <table:table-cell office:value-type="float" office:value="575.9996" calcext:value-type="float">
            <text:p>575.9996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8" calcext:value-type="float">
            <text:p>35.6858</text:p>
          </table:table-cell>
          <table:table-cell office:value-type="float" office:value="0" calcext:value-type="float">
            <text:p>0</text:p>
          </table:table-cell>
          <table:table-cell office:value-type="float" office:value="-0.006494957" calcext:value-type="float">
            <text:p>-0.006494957</text:p>
          </table:table-cell>
          <table:table-cell office:value-type="float" office:value="0" calcext:value-type="float">
            <text:p>0</text:p>
          </table:table-cell>
          <table:table-cell office:value-type="float" office:value="2.737618" calcext:value-type="float">
            <text:p>2.737618</text:p>
          </table:table-cell>
          <table:table-cell office:value-type="float" office:value="387.1906" calcext:value-type="float">
            <text:p>387.1906</text:p>
          </table:table-cell>
          <table:table-cell office:value-type="float" office:value="-150.2034" calcext:value-type="float">
            <text:p>-150.2034</text:p>
          </table:table-cell>
          <table:table-cell office:value-type="float" office:value="236.9872" calcext:value-type="float">
            <text:p>236.9872</text:p>
          </table:table-cell>
          <table:table-cell office:value-type="float" office:value="-520.5752" calcext:value-type="float">
            <text:p>-520.5752</text:p>
          </table:table-cell>
          <table:table-cell office:value-type="float" office:value="0" calcext:value-type="float">
            <text:p>0</text:p>
          </table:table-cell>
          <table:table-cell office:value-type="float" office:value="16.21091" calcext:value-type="float">
            <text:p>16.2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385.0265" calcext:value-type="float">
            <text:p>385.0265</text:p>
          </table:table-cell>
          <table:table-cell office:value-type="float" office:value="13270.88" calcext:value-type="float">
            <text:p>13270.88</text:p>
          </table:table-cell>
          <table:table-cell office:value-type="float" office:value="0" calcext:value-type="float">
            <text:p>0</text:p>
          </table:table-cell>
          <table:table-cell office:value-type="float" office:value="6.46907" calcext:value-type="float">
            <text:p>6.46907</text:p>
          </table:table-cell>
          <table:table-cell office:value-type="float" office:value="-576.567" calcext:value-type="float">
            <text:p>-576.567</text:p>
          </table:table-cell>
          <table:table-cell office:value-type="float" office:value="1532.389" calcext:value-type="float">
            <text:p>1532.389</text:p>
          </table:table-cell>
          <table:table-cell office:value-type="float" office:value="-60.32742" calcext:value-type="float">
            <text:p>-60.32742</text:p>
          </table:table-cell>
          <table:table-cell office:value-type="float" office:value="124.3392" calcext:value-type="float">
            <text:p>124.3392</text:p>
          </table:table-cell>
          <table:table-cell office:value-type="float" office:value="202.966" calcext:value-type="float">
            <text:p>202.966</text:p>
          </table:table-cell>
          <table:table-cell office:value-type="float" office:value="0.07933434" calcext:value-type="float">
            <text:p>0.0793343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6951" calcext:value-type="float">
            <text:p>0.01376951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8042" calcext:value-type="float">
            <text:p>0.2838042</text:p>
          </table:table-cell>
          <table:table-cell office:value-type="float" office:value="370" calcext:value-type="float">
            <text:p>370</text:p>
          </table:table-cell>
          <table:table-cell office:value-type="float" office:value="-279.4529" calcext:value-type="float">
            <text:p>-279.4529</text:p>
          </table:table-cell>
          <table:table-cell office:value-type="float" office:value="0" calcext:value-type="float">
            <text:p>0</text:p>
          </table:table-cell>
          <table:table-cell office:value-type="float" office:value="458.4989" calcext:value-type="float">
            <text:p>458.4989</text:p>
          </table:table-cell>
          <table:table-cell office:value-type="float" office:value="1126.694" calcext:value-type="float">
            <text:p>1126.694</text:p>
          </table:table-cell>
          <table:table-cell office:value-type="float" office:value="1371.567" calcext:value-type="float">
            <text:p>1371.567</text:p>
          </table:table-cell>
          <table:table-cell office:value-type="float" office:value="1273.192" calcext:value-type="float">
            <text:p>1273.192</text:p>
          </table:table-cell>
          <table:table-cell office:value-type="float" office:value="761.6245" calcext:value-type="float">
            <text:p>761.6245</text:p>
          </table:table-cell>
          <table:table-cell office:value-type="float" office:value="1102.527" calcext:value-type="float">
            <text:p>1102.527</text:p>
          </table:table-cell>
          <table:table-cell office:value-type="float" office:value="412.586" calcext:value-type="float">
            <text:p>412.586</text:p>
          </table:table-cell>
          <table:table-cell office:value-type="float" office:value="1848.799" calcext:value-type="float">
            <text:p>1848.799</text:p>
          </table:table-cell>
          <table:table-cell office:value-type="float" office:value="2087.717" calcext:value-type="float">
            <text:p>2087.717</text:p>
          </table:table-cell>
          <table:table-cell office:value-type="float" office:value="1670.099" calcext:value-type="float">
            <text:p>1670.099</text:p>
          </table:table-cell>
          <table:table-cell office:value-type="float" office:value="585.1583" calcext:value-type="float">
            <text:p>585.1583</text:p>
          </table:table-cell>
          <table:table-cell office:value-type="float" office:value="576.0096" calcext:value-type="float">
            <text:p>576.0096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9" calcext:value-type="float">
            <text:p>35.68579</text:p>
          </table:table-cell>
          <table:table-cell office:value-type="float" office:value="0" calcext:value-type="float">
            <text:p>0</text:p>
          </table:table-cell>
          <table:table-cell office:value-type="float" office:value="-0.006532756" calcext:value-type="float">
            <text:p>-0.006532756</text:p>
          </table:table-cell>
          <table:table-cell office:value-type="float" office:value="0" calcext:value-type="float">
            <text:p>0</text:p>
          </table:table-cell>
          <table:table-cell office:value-type="float" office:value="2.789522" calcext:value-type="float">
            <text:p>2.789522</text:p>
          </table:table-cell>
          <table:table-cell office:value-type="float" office:value="400.3168" calcext:value-type="float">
            <text:p>400.3168</text:p>
          </table:table-cell>
          <table:table-cell office:value-type="float" office:value="-158.3777" calcext:value-type="float">
            <text:p>-158.3777</text:p>
          </table:table-cell>
          <table:table-cell office:value-type="float" office:value="241.9391" calcext:value-type="float">
            <text:p>241.9391</text:p>
          </table:table-cell>
          <table:table-cell office:value-type="float" office:value="-522.2883" calcext:value-type="float">
            <text:p>-522.2883</text:p>
          </table:table-cell>
          <table:table-cell office:value-type="float" office:value="0" calcext:value-type="float">
            <text:p>0</text:p>
          </table:table-cell>
          <table:table-cell office:value-type="float" office:value="16.56702" calcext:value-type="float">
            <text:p>16.5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384.0146" calcext:value-type="float">
            <text:p>384.0146</text:p>
          </table:table-cell>
          <table:table-cell office:value-type="float" office:value="13270.77" calcext:value-type="float">
            <text:p>13270.77</text:p>
          </table:table-cell>
          <table:table-cell office:value-type="float" office:value="0" calcext:value-type="float">
            <text:p>0</text:p>
          </table:table-cell>
          <table:table-cell office:value-type="float" office:value="7.218468" calcext:value-type="float">
            <text:p>7.218468</text:p>
          </table:table-cell>
          <table:table-cell office:value-type="float" office:value="-580.9758" calcext:value-type="float">
            <text:p>-580.9758</text:p>
          </table:table-cell>
          <table:table-cell office:value-type="float" office:value="1544.338" calcext:value-type="float">
            <text:p>1544.338</text:p>
          </table:table-cell>
          <table:table-cell office:value-type="float" office:value="-63.25576" calcext:value-type="float">
            <text:p>-63.25576</text:p>
          </table:table-cell>
          <table:table-cell office:value-type="float" office:value="121.6017" calcext:value-type="float">
            <text:p>121.6017</text:p>
          </table:table-cell>
          <table:table-cell office:value-type="float" office:value="202.3819" calcext:value-type="float">
            <text:p>202.3819</text:p>
          </table:table-cell>
          <table:table-cell office:value-type="float" office:value="0.08077418" calcext:value-type="float">
            <text:p>0.08077418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003" calcext:value-type="float">
            <text:p>0.01377003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8272" calcext:value-type="float">
            <text:p>0.2838272</text:p>
          </table:table-cell>
          <table:table-cell office:value-type="float" office:value="370" calcext:value-type="float">
            <text:p>370</text:p>
          </table:table-cell>
          <table:table-cell office:value-type="float" office:value="-277.0958" calcext:value-type="float">
            <text:p>-277.0958</text:p>
          </table:table-cell>
          <table:table-cell office:value-type="float" office:value="0" calcext:value-type="float">
            <text:p>0</text:p>
          </table:table-cell>
          <table:table-cell office:value-type="float" office:value="458.9681" calcext:value-type="float">
            <text:p>458.9681</text:p>
          </table:table-cell>
          <table:table-cell office:value-type="float" office:value="1126.472" calcext:value-type="float">
            <text:p>1126.472</text:p>
          </table:table-cell>
          <table:table-cell office:value-type="float" office:value="1371.302" calcext:value-type="float">
            <text:p>1371.302</text:p>
          </table:table-cell>
          <table:table-cell office:value-type="float" office:value="1273.026" calcext:value-type="float">
            <text:p>1273.026</text:p>
          </table:table-cell>
          <table:table-cell office:value-type="float" office:value="761.5031" calcext:value-type="float">
            <text:p>761.5031</text:p>
          </table:table-cell>
          <table:table-cell office:value-type="float" office:value="1102.401" calcext:value-type="float">
            <text:p>1102.401</text:p>
          </table:table-cell>
          <table:table-cell office:value-type="float" office:value="412.5627" calcext:value-type="float">
            <text:p>412.5627</text:p>
          </table:table-cell>
          <table:table-cell office:value-type="float" office:value="1848.739" calcext:value-type="float">
            <text:p>1848.739</text:p>
          </table:table-cell>
          <table:table-cell office:value-type="float" office:value="2087.675" calcext:value-type="float">
            <text:p>2087.675</text:p>
          </table:table-cell>
          <table:table-cell office:value-type="float" office:value="1670.111" calcext:value-type="float">
            <text:p>1670.111</text:p>
          </table:table-cell>
          <table:table-cell office:value-type="float" office:value="585.1574" calcext:value-type="float">
            <text:p>585.1574</text:p>
          </table:table-cell>
          <table:table-cell office:value-type="float" office:value="576.0206" calcext:value-type="float">
            <text:p>576.0206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9" calcext:value-type="float">
            <text:p>35.68579</text:p>
          </table:table-cell>
          <table:table-cell office:value-type="float" office:value="0" calcext:value-type="float">
            <text:p>0</text:p>
          </table:table-cell>
          <table:table-cell office:value-type="float" office:value="-0.006584616" calcext:value-type="float">
            <text:p>-0.006584616</text:p>
          </table:table-cell>
          <table:table-cell office:value-type="float" office:value="0" calcext:value-type="float">
            <text:p>0</text:p>
          </table:table-cell>
          <table:table-cell office:value-type="float" office:value="2.821691" calcext:value-type="float">
            <text:p>2.821691</text:p>
          </table:table-cell>
          <table:table-cell office:value-type="float" office:value="412.3412" calcext:value-type="float">
            <text:p>412.3412</text:p>
          </table:table-cell>
          <table:table-cell office:value-type="float" office:value="-166.5637" calcext:value-type="float">
            <text:p>-166.5637</text:p>
          </table:table-cell>
          <table:table-cell office:value-type="float" office:value="245.7775" calcext:value-type="float">
            <text:p>245.7775</text:p>
          </table:table-cell>
          <table:table-cell office:value-type="float" office:value="-524.0289" calcext:value-type="float">
            <text:p>-524.0289</text:p>
          </table:table-cell>
          <table:table-cell office:value-type="float" office:value="0" calcext:value-type="float">
            <text:p>0</text:p>
          </table:table-cell>
          <table:table-cell office:value-type="float" office:value="16.82651" calcext:value-type="float">
            <text:p>16.8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383.1019" calcext:value-type="float">
            <text:p>383.1019</text:p>
          </table:table-cell>
          <table:table-cell office:value-type="float" office:value="13270.47" calcext:value-type="float">
            <text:p>13270.47</text:p>
          </table:table-cell>
          <table:table-cell office:value-type="float" office:value="0" calcext:value-type="float">
            <text:p>0</text:p>
          </table:table-cell>
          <table:table-cell office:value-type="float" office:value="7.617576" calcext:value-type="float">
            <text:p>7.617576</text:p>
          </table:table-cell>
          <table:table-cell office:value-type="float" office:value="-584.9309" calcext:value-type="float">
            <text:p>-584.9309</text:p>
          </table:table-cell>
          <table:table-cell office:value-type="float" office:value="1555.196" calcext:value-type="float">
            <text:p>1555.196</text:p>
          </table:table-cell>
          <table:table-cell office:value-type="float" office:value="-65.91342" calcext:value-type="float">
            <text:p>-65.91342</text:p>
          </table:table-cell>
          <table:table-cell office:value-type="float" office:value="119.6026" calcext:value-type="float">
            <text:p>119.6026</text:p>
          </table:table-cell>
          <table:table-cell office:value-type="float" office:value="201.9059" calcext:value-type="float">
            <text:p>201.9059</text:p>
          </table:table-cell>
          <table:table-cell office:value-type="float" office:value="0.0822375" calcext:value-type="float">
            <text:p>0.0822375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046" calcext:value-type="float">
            <text:p>0.01377046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370" calcext:value-type="float">
            <text:p>370</text:p>
          </table:table-cell>
          <table:table-cell office:value-type="float" office:value="-273.2633" calcext:value-type="float">
            <text:p>-273.2633</text:p>
          </table:table-cell>
          <table:table-cell office:value-type="float" office:value="0" calcext:value-type="float">
            <text:p>0</text:p>
          </table:table-cell>
          <table:table-cell office:value-type="float" office:value="459.272" calcext:value-type="float">
            <text:p>459.272</text:p>
          </table:table-cell>
          <table:table-cell office:value-type="float" office:value="1126.249" calcext:value-type="float">
            <text:p>1126.249</text:p>
          </table:table-cell>
          <table:table-cell office:value-type="float" office:value="1371.035" calcext:value-type="float">
            <text:p>1371.035</text:p>
          </table:table-cell>
          <table:table-cell office:value-type="float" office:value="1272.857" calcext:value-type="float">
            <text:p>1272.857</text:p>
          </table:table-cell>
          <table:table-cell office:value-type="float" office:value="761.3788" calcext:value-type="float">
            <text:p>761.3788</text:p>
          </table:table-cell>
          <table:table-cell office:value-type="float" office:value="1102.269" calcext:value-type="float">
            <text:p>1102.269</text:p>
          </table:table-cell>
          <table:table-cell office:value-type="float" office:value="412.5376" calcext:value-type="float">
            <text:p>412.5376</text:p>
          </table:table-cell>
          <table:table-cell office:value-type="float" office:value="1848.667" calcext:value-type="float">
            <text:p>1848.667</text:p>
          </table:table-cell>
          <table:table-cell office:value-type="float" office:value="2087.631" calcext:value-type="float">
            <text:p>2087.631</text:p>
          </table:table-cell>
          <table:table-cell office:value-type="float" office:value="1670.12" calcext:value-type="float">
            <text:p>1670.12</text:p>
          </table:table-cell>
          <table:table-cell office:value-type="float" office:value="585.1575" calcext:value-type="float">
            <text:p>585.1575</text:p>
          </table:table-cell>
          <table:table-cell office:value-type="float" office:value="576.0317" calcext:value-type="float">
            <text:p>576.0317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8" calcext:value-type="float">
            <text:p>35.68578</text:p>
          </table:table-cell>
          <table:table-cell office:value-type="float" office:value="0" calcext:value-type="float">
            <text:p>0</text:p>
          </table:table-cell>
          <table:table-cell office:value-type="float" office:value="-0.006637387" calcext:value-type="float">
            <text:p>-0.006637387</text:p>
          </table:table-cell>
          <table:table-cell office:value-type="float" office:value="0" calcext:value-type="float">
            <text:p>0</text:p>
          </table:table-cell>
          <table:table-cell office:value-type="float" office:value="2.86376" calcext:value-type="float">
            <text:p>2.86376</text:p>
          </table:table-cell>
          <table:table-cell office:value-type="float" office:value="425.095" calcext:value-type="float">
            <text:p>425.095</text:p>
          </table:table-cell>
          <table:table-cell office:value-type="float" office:value="-174.1877" calcext:value-type="float">
            <text:p>-174.1877</text:p>
          </table:table-cell>
          <table:table-cell office:value-type="float" office:value="250.9073" calcext:value-type="float">
            <text:p>250.9073</text:p>
          </table:table-cell>
          <table:table-cell office:value-type="float" office:value="-525.5029" calcext:value-type="float">
            <text:p>-525.5029</text:p>
          </table:table-cell>
          <table:table-cell office:value-type="float" office:value="0" calcext:value-type="float">
            <text:p>0</text:p>
          </table:table-cell>
          <table:table-cell office:value-type="float" office:value="17.00095" calcext:value-type="float">
            <text:p>17.0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378.6152" calcext:value-type="float">
            <text:p>378.6152</text:p>
          </table:table-cell>
          <table:table-cell office:value-type="float" office:value="13270.7" calcext:value-type="float">
            <text:p>13270.7</text:p>
          </table:table-cell>
          <table:table-cell office:value-type="float" office:value="0" calcext:value-type="float">
            <text:p>0</text:p>
          </table:table-cell>
          <table:table-cell office:value-type="float" office:value="7.9625" calcext:value-type="float">
            <text:p>7.9625</text:p>
          </table:table-cell>
          <table:table-cell office:value-type="float" office:value="-591.3051" calcext:value-type="float">
            <text:p>-591.3051</text:p>
          </table:table-cell>
          <table:table-cell office:value-type="float" office:value="1572.264" calcext:value-type="float">
            <text:p>1572.264</text:p>
          </table:table-cell>
          <table:table-cell office:value-type="float" office:value="-68.26163" calcext:value-type="float">
            <text:p>-68.26163</text:p>
          </table:table-cell>
          <table:table-cell office:value-type="float" office:value="121.401" calcext:value-type="float">
            <text:p>121.401</text:p>
          </table:table-cell>
          <table:table-cell office:value-type="float" office:value="197.7654" calcext:value-type="float">
            <text:p>197.7654</text:p>
          </table:table-cell>
          <table:table-cell office:value-type="float" office:value="0.08236702" calcext:value-type="float">
            <text:p>0.08236702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084" calcext:value-type="float">
            <text:p>0.01377084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704" calcext:value-type="float">
            <text:p>0.283704</text:p>
          </table:table-cell>
          <table:table-cell office:value-type="float" office:value="370" calcext:value-type="float">
            <text:p>370</text:p>
          </table:table-cell>
          <table:table-cell office:value-type="float" office:value="-269.0912" calcext:value-type="float">
            <text:p>-269.0912</text:p>
          </table:table-cell>
          <table:table-cell office:value-type="float" office:value="0" calcext:value-type="float">
            <text:p>0</text:p>
          </table:table-cell>
          <table:table-cell office:value-type="float" office:value="460.0783" calcext:value-type="float">
            <text:p>460.0783</text:p>
          </table:table-cell>
          <table:table-cell office:value-type="float" office:value="1126.074" calcext:value-type="float">
            <text:p>1126.074</text:p>
          </table:table-cell>
          <table:table-cell office:value-type="float" office:value="1370.807" calcext:value-type="float">
            <text:p>1370.807</text:p>
          </table:table-cell>
          <table:table-cell office:value-type="float" office:value="1272.705" calcext:value-type="float">
            <text:p>1272.705</text:p>
          </table:table-cell>
          <table:table-cell office:value-type="float" office:value="761.265" calcext:value-type="float">
            <text:p>761.265</text:p>
          </table:table-cell>
          <table:table-cell office:value-type="float" office:value="1102.143" calcext:value-type="float">
            <text:p>1102.143</text:p>
          </table:table-cell>
          <table:table-cell office:value-type="float" office:value="412.5117" calcext:value-type="float">
            <text:p>412.5117</text:p>
          </table:table-cell>
          <table:table-cell office:value-type="float" office:value="1848.591" calcext:value-type="float">
            <text:p>1848.591</text:p>
          </table:table-cell>
          <table:table-cell office:value-type="float" office:value="2087.584" calcext:value-type="float">
            <text:p>2087.584</text:p>
          </table:table-cell>
          <table:table-cell office:value-type="float" office:value="1670.125" calcext:value-type="float">
            <text:p>1670.125</text:p>
          </table:table-cell>
          <table:table-cell office:value-type="float" office:value="585.1586" calcext:value-type="float">
            <text:p>585.1586</text:p>
          </table:table-cell>
          <table:table-cell office:value-type="float" office:value="576.0424" calcext:value-type="float">
            <text:p>576.0424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8" calcext:value-type="float">
            <text:p>35.68578</text:p>
          </table:table-cell>
          <table:table-cell office:value-type="float" office:value="0" calcext:value-type="float">
            <text:p>0</text:p>
          </table:table-cell>
          <table:table-cell office:value-type="float" office:value="-0.00695971" calcext:value-type="float">
            <text:p>-0.00695971</text:p>
          </table:table-cell>
          <table:table-cell office:value-type="float" office:value="0" calcext:value-type="float">
            <text:p>0</text:p>
          </table:table-cell>
          <table:table-cell office:value-type="float" office:value="2.924667" calcext:value-type="float">
            <text:p>2.924667</text:p>
          </table:table-cell>
          <table:table-cell office:value-type="float" office:value="439.4759" calcext:value-type="float">
            <text:p>439.4759</text:p>
          </table:table-cell>
          <table:table-cell office:value-type="float" office:value="-180.3701" calcext:value-type="float">
            <text:p>-180.3701</text:p>
          </table:table-cell>
          <table:table-cell office:value-type="float" office:value="259.1057" calcext:value-type="float">
            <text:p>259.1057</text:p>
          </table:table-cell>
          <table:table-cell office:value-type="float" office:value="-529.9907" calcext:value-type="float">
            <text:p>-529.9907</text:p>
          </table:table-cell>
          <table:table-cell office:value-type="float" office:value="0" calcext:value-type="float">
            <text:p>0</text:p>
          </table:table-cell>
          <table:table-cell office:value-type="float" office:value="17.46292" calcext:value-type="float">
            <text:p>17.46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374.3575" calcext:value-type="float">
            <text:p>374.3575</text:p>
          </table:table-cell>
          <table:table-cell office:value-type="float" office:value="13270.97" calcext:value-type="float">
            <text:p>13270.97</text:p>
          </table:table-cell>
          <table:table-cell office:value-type="float" office:value="0" calcext:value-type="float">
            <text:p>0</text:p>
          </table:table-cell>
          <table:table-cell office:value-type="float" office:value="8.271567" calcext:value-type="float">
            <text:p>8.271567</text:p>
          </table:table-cell>
          <table:table-cell office:value-type="float" office:value="-597.8446" calcext:value-type="float">
            <text:p>-597.8446</text:p>
          </table:table-cell>
          <table:table-cell office:value-type="float" office:value="1591.827" calcext:value-type="float">
            <text:p>1591.827</text:p>
          </table:table-cell>
          <table:table-cell office:value-type="float" office:value="-70.51607" calcext:value-type="float">
            <text:p>-70.51607</text:p>
          </table:table-cell>
          <table:table-cell office:value-type="float" office:value="123.1239" calcext:value-type="float">
            <text:p>123.1239</text:p>
          </table:table-cell>
          <table:table-cell office:value-type="float" office:value="193.9106" calcext:value-type="float">
            <text:p>193.9106</text:p>
          </table:table-cell>
          <table:table-cell office:value-type="float" office:value="0.08389309" calcext:value-type="float">
            <text:p>0.08389309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09" calcext:value-type="float">
            <text:p>0.0137710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5449" calcext:value-type="float">
            <text:p>0.2835449</text:p>
          </table:table-cell>
          <table:table-cell office:value-type="float" office:value="370" calcext:value-type="float">
            <text:p>370</text:p>
          </table:table-cell>
          <table:table-cell office:value-type="float" office:value="-262.8442" calcext:value-type="float">
            <text:p>-262.8442</text:p>
          </table:table-cell>
          <table:table-cell office:value-type="float" office:value="0" calcext:value-type="float">
            <text:p>0</text:p>
          </table:table-cell>
          <table:table-cell office:value-type="float" office:value="460.7094" calcext:value-type="float">
            <text:p>460.7094</text:p>
          </table:table-cell>
          <table:table-cell office:value-type="float" office:value="1125.948" calcext:value-type="float">
            <text:p>1125.948</text:p>
          </table:table-cell>
          <table:table-cell office:value-type="float" office:value="1370.632" calcext:value-type="float">
            <text:p>1370.632</text:p>
          </table:table-cell>
          <table:table-cell office:value-type="float" office:value="1272.578" calcext:value-type="float">
            <text:p>1272.578</text:p>
          </table:table-cell>
          <table:table-cell office:value-type="float" office:value="761.1727" calcext:value-type="float">
            <text:p>761.1727</text:p>
          </table:table-cell>
          <table:table-cell office:value-type="float" office:value="1102.035" calcext:value-type="float">
            <text:p>1102.035</text:p>
          </table:table-cell>
          <table:table-cell office:value-type="float" office:value="412.4873" calcext:value-type="float">
            <text:p>412.4873</text:p>
          </table:table-cell>
          <table:table-cell office:value-type="float" office:value="1848.52" calcext:value-type="float">
            <text:p>1848.52</text:p>
          </table:table-cell>
          <table:table-cell office:value-type="float" office:value="2087.536" calcext:value-type="float">
            <text:p>2087.536</text:p>
          </table:table-cell>
          <table:table-cell office:value-type="float" office:value="1670.124" calcext:value-type="float">
            <text:p>1670.124</text:p>
          </table:table-cell>
          <table:table-cell office:value-type="float" office:value="585.1625" calcext:value-type="float">
            <text:p>585.1625</text:p>
          </table:table-cell>
          <table:table-cell office:value-type="float" office:value="576.0525" calcext:value-type="float">
            <text:p>576.0525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7" calcext:value-type="float">
            <text:p>35.68577</text:p>
          </table:table-cell>
          <table:table-cell office:value-type="float" office:value="0" calcext:value-type="float">
            <text:p>0</text:p>
          </table:table-cell>
          <table:table-cell office:value-type="float" office:value="-0.007046077" calcext:value-type="float">
            <text:p>-0.007046077</text:p>
          </table:table-cell>
          <table:table-cell office:value-type="float" office:value="0" calcext:value-type="float">
            <text:p>0</text:p>
          </table:table-cell>
          <table:table-cell office:value-type="float" office:value="2.966424" calcext:value-type="float">
            <text:p>2.966424</text:p>
          </table:table-cell>
          <table:table-cell office:value-type="float" office:value="455.3659" calcext:value-type="float">
            <text:p>455.3659</text:p>
          </table:table-cell>
          <table:table-cell office:value-type="float" office:value="-185.7321" calcext:value-type="float">
            <text:p>-185.7321</text:p>
          </table:table-cell>
          <table:table-cell office:value-type="float" office:value="269.6338" calcext:value-type="float">
            <text:p>269.6338</text:p>
          </table:table-cell>
          <table:table-cell office:value-type="float" office:value="-534.1875" calcext:value-type="float">
            <text:p>-534.1875</text:p>
          </table:table-cell>
          <table:table-cell office:value-type="float" office:value="0" calcext:value-type="float">
            <text:p>0</text:p>
          </table:table-cell>
          <table:table-cell office:value-type="float" office:value="17.37535" calcext:value-type="float">
            <text:p>17.3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370.6022" calcext:value-type="float">
            <text:p>370.6022</text:p>
          </table:table-cell>
          <table:table-cell office:value-type="float" office:value="13271.32" calcext:value-type="float">
            <text:p>13271.32</text:p>
          </table:table-cell>
          <table:table-cell office:value-type="float" office:value="0" calcext:value-type="float">
            <text:p>0</text:p>
          </table:table-cell>
          <table:table-cell office:value-type="float" office:value="8.567123" calcext:value-type="float">
            <text:p>8.567123</text:p>
          </table:table-cell>
          <table:table-cell office:value-type="float" office:value="-603.2662" calcext:value-type="float">
            <text:p>-603.2662</text:p>
          </table:table-cell>
          <table:table-cell office:value-type="float" office:value="1607.24" calcext:value-type="float">
            <text:p>1607.24</text:p>
          </table:table-cell>
          <table:table-cell office:value-type="float" office:value="-72.85844" calcext:value-type="float">
            <text:p>-72.85844</text:p>
          </table:table-cell>
          <table:table-cell office:value-type="float" office:value="124.4578" calcext:value-type="float">
            <text:p>124.4578</text:p>
          </table:table-cell>
          <table:table-cell office:value-type="float" office:value="190.3601" calcext:value-type="float">
            <text:p>190.3601</text:p>
          </table:table-cell>
          <table:table-cell office:value-type="float" office:value="0.08490748" calcext:value-type="float">
            <text:p>0.08490748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5" calcext:value-type="float">
            <text:p>0.01377125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33097" calcext:value-type="float">
            <text:p>0.2833097</text:p>
          </table:table-cell>
          <table:table-cell office:value-type="float" office:value="370" calcext:value-type="float">
            <text:p>370</text:p>
          </table:table-cell>
          <table:table-cell office:value-type="float" office:value="-258.8965" calcext:value-type="float">
            <text:p>-258.8965</text:p>
          </table:table-cell>
          <table:table-cell office:value-type="float" office:value="0" calcext:value-type="float">
            <text:p>0</text:p>
          </table:table-cell>
          <table:table-cell office:value-type="float" office:value="461.4675" calcext:value-type="float">
            <text:p>461.4675</text:p>
          </table:table-cell>
          <table:table-cell office:value-type="float" office:value="1125.845" calcext:value-type="float">
            <text:p>1125.845</text:p>
          </table:table-cell>
          <table:table-cell office:value-type="float" office:value="1370.495" calcext:value-type="float">
            <text:p>1370.495</text:p>
          </table:table-cell>
          <table:table-cell office:value-type="float" office:value="1272.483" calcext:value-type="float">
            <text:p>1272.483</text:p>
          </table:table-cell>
          <table:table-cell office:value-type="float" office:value="761.092" calcext:value-type="float">
            <text:p>761.092</text:p>
          </table:table-cell>
          <table:table-cell office:value-type="float" office:value="1101.946" calcext:value-type="float">
            <text:p>1101.946</text:p>
          </table:table-cell>
          <table:table-cell office:value-type="float" office:value="412.4653" calcext:value-type="float">
            <text:p>412.4653</text:p>
          </table:table-cell>
          <table:table-cell office:value-type="float" office:value="1848.458" calcext:value-type="float">
            <text:p>1848.458</text:p>
          </table:table-cell>
          <table:table-cell office:value-type="float" office:value="2087.488" calcext:value-type="float">
            <text:p>2087.488</text:p>
          </table:table-cell>
          <table:table-cell office:value-type="float" office:value="1670.117" calcext:value-type="float">
            <text:p>1670.117</text:p>
          </table:table-cell>
          <table:table-cell office:value-type="float" office:value="585.1723" calcext:value-type="float">
            <text:p>585.1723</text:p>
          </table:table-cell>
          <table:table-cell office:value-type="float" office:value="576.0639" calcext:value-type="float">
            <text:p>576.0639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7" calcext:value-type="float">
            <text:p>35.68577</text:p>
          </table:table-cell>
          <table:table-cell office:value-type="float" office:value="0" calcext:value-type="float">
            <text:p>0</text:p>
          </table:table-cell>
          <table:table-cell office:value-type="float" office:value="-0.007164429" calcext:value-type="float">
            <text:p>-0.007164429</text:p>
          </table:table-cell>
          <table:table-cell office:value-type="float" office:value="0" calcext:value-type="float">
            <text:p>0</text:p>
          </table:table-cell>
          <table:table-cell office:value-type="float" office:value="3.003188" calcext:value-type="float">
            <text:p>3.003188</text:p>
          </table:table-cell>
          <table:table-cell office:value-type="float" office:value="467.1862" calcext:value-type="float">
            <text:p>467.1862</text:p>
          </table:table-cell>
          <table:table-cell office:value-type="float" office:value="-190.5282" calcext:value-type="float">
            <text:p>-190.5282</text:p>
          </table:table-cell>
          <table:table-cell office:value-type="float" office:value="276.6581" calcext:value-type="float">
            <text:p>276.6581</text:p>
          </table:table-cell>
          <table:table-cell office:value-type="float" office:value="-537.8223" calcext:value-type="float">
            <text:p>-537.8223</text:p>
          </table:table-cell>
          <table:table-cell office:value-type="float" office:value="0" calcext:value-type="float">
            <text:p>0</text:p>
          </table:table-cell>
          <table:table-cell office:value-type="float" office:value="17.93224" calcext:value-type="float">
            <text:p>17.9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366.034" calcext:value-type="float">
            <text:p>366.034</text:p>
          </table:table-cell>
          <table:table-cell office:value-type="float" office:value="13271.8" calcext:value-type="float">
            <text:p>13271.8</text:p>
          </table:table-cell>
          <table:table-cell office:value-type="float" office:value="0" calcext:value-type="float">
            <text:p>0</text:p>
          </table:table-cell>
          <table:table-cell office:value-type="float" office:value="8.872182" calcext:value-type="float">
            <text:p>8.872182</text:p>
          </table:table-cell>
          <table:table-cell office:value-type="float" office:value="-610.1845" calcext:value-type="float">
            <text:p>-610.1845</text:p>
          </table:table-cell>
          <table:table-cell office:value-type="float" office:value="1628.043" calcext:value-type="float">
            <text:p>1628.043</text:p>
          </table:table-cell>
          <table:table-cell office:value-type="float" office:value="-75.42089" calcext:value-type="float">
            <text:p>-75.42089</text:p>
          </table:table-cell>
          <table:table-cell office:value-type="float" office:value="126.1908" calcext:value-type="float">
            <text:p>126.1908</text:p>
          </table:table-cell>
          <table:table-cell office:value-type="float" office:value="186.0963" calcext:value-type="float">
            <text:p>186.0963</text:p>
          </table:table-cell>
          <table:table-cell office:value-type="float" office:value="0.08633158" calcext:value-type="float">
            <text:p>0.08633158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9" calcext:value-type="float">
            <text:p>0.0137712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9919" calcext:value-type="float">
            <text:p>0.2829919</text:p>
          </table:table-cell>
          <table:table-cell office:value-type="float" office:value="370" calcext:value-type="float">
            <text:p>370</text:p>
          </table:table-cell>
          <table:table-cell office:value-type="float" office:value="-250.1322" calcext:value-type="float">
            <text:p>-250.1322</text:p>
          </table:table-cell>
          <table:table-cell office:value-type="float" office:value="0" calcext:value-type="float">
            <text:p>0</text:p>
          </table:table-cell>
          <table:table-cell office:value-type="float" office:value="462.2535" calcext:value-type="float">
            <text:p>462.2535</text:p>
          </table:table-cell>
          <table:table-cell office:value-type="float" office:value="1125.739" calcext:value-type="float">
            <text:p>1125.739</text:p>
          </table:table-cell>
          <table:table-cell office:value-type="float" office:value="1370.357" calcext:value-type="float">
            <text:p>1370.357</text:p>
          </table:table-cell>
          <table:table-cell office:value-type="float" office:value="1272.399" calcext:value-type="float">
            <text:p>1272.399</text:p>
          </table:table-cell>
          <table:table-cell office:value-type="float" office:value="761.011" calcext:value-type="float">
            <text:p>761.011</text:p>
          </table:table-cell>
          <table:table-cell office:value-type="float" office:value="1101.862" calcext:value-type="float">
            <text:p>1101.862</text:p>
          </table:table-cell>
          <table:table-cell office:value-type="float" office:value="412.4473" calcext:value-type="float">
            <text:p>412.4473</text:p>
          </table:table-cell>
          <table:table-cell office:value-type="float" office:value="1848.399" calcext:value-type="float">
            <text:p>1848.399</text:p>
          </table:table-cell>
          <table:table-cell office:value-type="float" office:value="2087.438" calcext:value-type="float">
            <text:p>2087.438</text:p>
          </table:table-cell>
          <table:table-cell office:value-type="float" office:value="1670.105" calcext:value-type="float">
            <text:p>1670.105</text:p>
          </table:table-cell>
          <table:table-cell office:value-type="float" office:value="585.1884" calcext:value-type="float">
            <text:p>585.1884</text:p>
          </table:table-cell>
          <table:table-cell office:value-type="float" office:value="576.0782" calcext:value-type="float">
            <text:p>576.0782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6" calcext:value-type="float">
            <text:p>35.68576</text:p>
          </table:table-cell>
          <table:table-cell office:value-type="float" office:value="0" calcext:value-type="float">
            <text:p>0</text:p>
          </table:table-cell>
          <table:table-cell office:value-type="float" office:value="-0.00724348" calcext:value-type="float">
            <text:p>-0.00724348</text:p>
          </table:table-cell>
          <table:table-cell office:value-type="float" office:value="0" calcext:value-type="float">
            <text:p>0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486.2014" calcext:value-type="float">
            <text:p>486.2014</text:p>
          </table:table-cell>
          <table:table-cell office:value-type="float" office:value="-196.4287" calcext:value-type="float">
            <text:p>-196.4287</text:p>
          </table:table-cell>
          <table:table-cell office:value-type="float" office:value="289.7727" calcext:value-type="float">
            <text:p>289.7727</text:p>
          </table:table-cell>
          <table:table-cell office:value-type="float" office:value="-542.1296" calcext:value-type="float">
            <text:p>-542.1296</text:p>
          </table:table-cell>
          <table:table-cell office:value-type="float" office:value="0" calcext:value-type="float">
            <text:p>0</text:p>
          </table:table-cell>
          <table:table-cell office:value-type="float" office:value="17.88421" calcext:value-type="float">
            <text:p>17.8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363.8279" calcext:value-type="float">
            <text:p>363.8279</text:p>
          </table:table-cell>
          <table:table-cell office:value-type="float" office:value="13271.92" calcext:value-type="float">
            <text:p>13271.92</text:p>
          </table:table-cell>
          <table:table-cell office:value-type="float" office:value="0" calcext:value-type="float">
            <text:p>0</text:p>
          </table:table-cell>
          <table:table-cell office:value-type="float" office:value="9.187176" calcext:value-type="float">
            <text:p>9.187176</text:p>
          </table:table-cell>
          <table:table-cell office:value-type="float" office:value="-615.0685" calcext:value-type="float">
            <text:p>-615.0685</text:p>
          </table:table-cell>
          <table:table-cell office:value-type="float" office:value="1642.094" calcext:value-type="float">
            <text:p>1642.094</text:p>
          </table:table-cell>
          <table:table-cell office:value-type="float" office:value="-78.20261" calcext:value-type="float">
            <text:p>-78.20261</text:p>
          </table:table-cell>
          <table:table-cell office:value-type="float" office:value="126.1417" calcext:value-type="float">
            <text:p>126.1417</text:p>
          </table:table-cell>
          <table:table-cell office:value-type="float" office:value="184.1261" calcext:value-type="float">
            <text:p>184.1261</text:p>
          </table:table-cell>
          <table:table-cell office:value-type="float" office:value="0.0880634" calcext:value-type="float">
            <text:p>0.0880634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9" calcext:value-type="float">
            <text:p>0.0137712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5801" calcext:value-type="float">
            <text:p>0.2825801</text:p>
          </table:table-cell>
          <table:table-cell office:value-type="float" office:value="370" calcext:value-type="float">
            <text:p>370</text:p>
          </table:table-cell>
          <table:table-cell office:value-type="float" office:value="-240.6405" calcext:value-type="float">
            <text:p>-240.6405</text:p>
          </table:table-cell>
          <table:table-cell office:value-type="float" office:value="0" calcext:value-type="float">
            <text:p>0</text:p>
          </table:table-cell>
          <table:table-cell office:value-type="float" office:value="462.7025" calcext:value-type="float">
            <text:p>462.7025</text:p>
          </table:table-cell>
          <table:table-cell office:value-type="float" office:value="1125.642" calcext:value-type="float">
            <text:p>1125.642</text:p>
          </table:table-cell>
          <table:table-cell office:value-type="float" office:value="1370.222" calcext:value-type="float">
            <text:p>1370.222</text:p>
          </table:table-cell>
          <table:table-cell office:value-type="float" office:value="1272.319" calcext:value-type="float">
            <text:p>1272.319</text:p>
          </table:table-cell>
          <table:table-cell office:value-type="float" office:value="760.9378" calcext:value-type="float">
            <text:p>760.9378</text:p>
          </table:table-cell>
          <table:table-cell office:value-type="float" office:value="1101.781" calcext:value-type="float">
            <text:p>1101.781</text:p>
          </table:table-cell>
          <table:table-cell office:value-type="float" office:value="412.4312" calcext:value-type="float">
            <text:p>412.4312</text:p>
          </table:table-cell>
          <table:table-cell office:value-type="float" office:value="1848.341" calcext:value-type="float">
            <text:p>1848.341</text:p>
          </table:table-cell>
          <table:table-cell office:value-type="float" office:value="2087.389" calcext:value-type="float">
            <text:p>2087.389</text:p>
          </table:table-cell>
          <table:table-cell office:value-type="float" office:value="1670.089" calcext:value-type="float">
            <text:p>1670.089</text:p>
          </table:table-cell>
          <table:table-cell office:value-type="float" office:value="585.2111" calcext:value-type="float">
            <text:p>585.2111</text:p>
          </table:table-cell>
          <table:table-cell office:value-type="float" office:value="576.0967" calcext:value-type="float">
            <text:p>576.0967</text:p>
          </table:table-cell>
          <table:table-cell office:value-type="float" office:value="142.7786" calcext:value-type="float">
            <text:p>142.7786</text:p>
          </table:table-cell>
          <table:table-cell office:value-type="float" office:value="35.68576" calcext:value-type="float">
            <text:p>35.68576</text:p>
          </table:table-cell>
          <table:table-cell office:value-type="float" office:value="0" calcext:value-type="float">
            <text:p>0</text:p>
          </table:table-cell>
          <table:table-cell office:value-type="float" office:value="-0.007255581" calcext:value-type="float">
            <text:p>-0.007255581</text:p>
          </table:table-cell>
          <table:table-cell office:value-type="float" office:value="0" calcext:value-type="float">
            <text:p>0</text:p>
          </table:table-cell>
          <table:table-cell office:value-type="float" office:value="3.089498" calcext:value-type="float">
            <text:p>3.089498</text:p>
          </table:table-cell>
          <table:table-cell office:value-type="float" office:value="504.2719" calcext:value-type="float">
            <text:p>504.2719</text:p>
          </table:table-cell>
          <table:table-cell office:value-type="float" office:value="-202.9114" calcext:value-type="float">
            <text:p>-202.9114</text:p>
          </table:table-cell>
          <table:table-cell office:value-type="float" office:value="301.3604" calcext:value-type="float">
            <text:p>301.3604</text:p>
          </table:table-cell>
          <table:table-cell office:value-type="float" office:value="-544.459" calcext:value-type="float">
            <text:p>-544.459</text:p>
          </table:table-cell>
          <table:table-cell office:value-type="float" office:value="0" calcext:value-type="float">
            <text:p>0</text:p>
          </table:table-cell>
          <table:table-cell office:value-type="float" office:value="18.1029" calcext:value-type="float">
            <text:p>18.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362.677" calcext:value-type="float">
            <text:p>362.677</text:p>
          </table:table-cell>
          <table:table-cell office:value-type="float" office:value="13272" calcext:value-type="float">
            <text:p>13272</text:p>
          </table:table-cell>
          <table:table-cell office:value-type="float" office:value="0" calcext:value-type="float">
            <text:p>0</text:p>
          </table:table-cell>
          <table:table-cell office:value-type="float" office:value="9.521704" calcext:value-type="float">
            <text:p>9.521704</text:p>
          </table:table-cell>
          <table:table-cell office:value-type="float" office:value="-619.147" calcext:value-type="float">
            <text:p>-619.147</text:p>
          </table:table-cell>
          <table:table-cell office:value-type="float" office:value="1653.296" calcext:value-type="float">
            <text:p>1653.296</text:p>
          </table:table-cell>
          <table:table-cell office:value-type="float" office:value="-81.24657" calcext:value-type="float">
            <text:p>-81.24657</text:p>
          </table:table-cell>
          <table:table-cell office:value-type="float" office:value="123.9508" calcext:value-type="float">
            <text:p>123.9508</text:p>
          </table:table-cell>
          <table:table-cell office:value-type="float" office:value="183.18" calcext:value-type="float">
            <text:p>183.18</text:p>
          </table:table-cell>
          <table:table-cell office:value-type="float" office:value="0.08983926" calcext:value-type="float">
            <text:p>0.08983926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9" calcext:value-type="float">
            <text:p>0.0137712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20581" calcext:value-type="float">
            <text:p>0.2820581</text:p>
          </table:table-cell>
          <table:table-cell office:value-type="float" office:value="370" calcext:value-type="float">
            <text:p>370</text:p>
          </table:table-cell>
          <table:table-cell office:value-type="float" office:value="-233.0772" calcext:value-type="float">
            <text:p>-233.0772</text:p>
          </table:table-cell>
          <table:table-cell office:value-type="float" office:value="0" calcext:value-type="float">
            <text:p>0</text:p>
          </table:table-cell>
          <table:table-cell office:value-type="float" office:value="463.1409" calcext:value-type="float">
            <text:p>463.1409</text:p>
          </table:table-cell>
          <table:table-cell office:value-type="float" office:value="1125.537" calcext:value-type="float">
            <text:p>1125.537</text:p>
          </table:table-cell>
          <table:table-cell office:value-type="float" office:value="1370.079" calcext:value-type="float">
            <text:p>1370.079</text:p>
          </table:table-cell>
          <table:table-cell office:value-type="float" office:value="1272.235" calcext:value-type="float">
            <text:p>1272.235</text:p>
          </table:table-cell>
          <table:table-cell office:value-type="float" office:value="760.8679" calcext:value-type="float">
            <text:p>760.8679</text:p>
          </table:table-cell>
          <table:table-cell office:value-type="float" office:value="1101.701" calcext:value-type="float">
            <text:p>1101.701</text:p>
          </table:table-cell>
          <table:table-cell office:value-type="float" office:value="412.4163" calcext:value-type="float">
            <text:p>412.4163</text:p>
          </table:table-cell>
          <table:table-cell office:value-type="float" office:value="1848.284" calcext:value-type="float">
            <text:p>1848.284</text:p>
          </table:table-cell>
          <table:table-cell office:value-type="float" office:value="2087.34" calcext:value-type="float">
            <text:p>2087.34</text:p>
          </table:table-cell>
          <table:table-cell office:value-type="float" office:value="1670.071" calcext:value-type="float">
            <text:p>1670.071</text:p>
          </table:table-cell>
          <table:table-cell office:value-type="float" office:value="585.241" calcext:value-type="float">
            <text:p>585.241</text:p>
          </table:table-cell>
          <table:table-cell office:value-type="float" office:value="576.116" calcext:value-type="float">
            <text:p>576.116</text:p>
          </table:table-cell>
          <table:table-cell office:value-type="float" office:value="142.7785" calcext:value-type="float">
            <text:p>142.7785</text:p>
          </table:table-cell>
          <table:table-cell office:value-type="float" office:value="35.68575" calcext:value-type="float">
            <text:p>35.68575</text:p>
          </table:table-cell>
          <table:table-cell office:value-type="float" office:value="0" calcext:value-type="float">
            <text:p>0</text:p>
          </table:table-cell>
          <table:table-cell office:value-type="float" office:value="-0.007269544" calcext:value-type="float">
            <text:p>-0.007269544</text:p>
          </table:table-cell>
          <table:table-cell office:value-type="float" office:value="0" calcext:value-type="float">
            <text:p>0</text:p>
          </table:table-cell>
          <table:table-cell office:value-type="float" office:value="3.128483" calcext:value-type="float">
            <text:p>3.128483</text:p>
          </table:table-cell>
          <table:table-cell office:value-type="float" office:value="520.4545" calcext:value-type="float">
            <text:p>520.4545</text:p>
          </table:table-cell>
          <table:table-cell office:value-type="float" office:value="-210.5032" calcext:value-type="float">
            <text:p>-210.5032</text:p>
          </table:table-cell>
          <table:table-cell office:value-type="float" office:value="309.9513" calcext:value-type="float">
            <text:p>309.9513</text:p>
          </table:table-cell>
          <table:table-cell office:value-type="float" office:value="-545.791" calcext:value-type="float">
            <text:p>-545.791</text:p>
          </table:table-cell>
          <table:table-cell office:value-type="float" office:value="0" calcext:value-type="float">
            <text:p>0</text:p>
          </table:table-cell>
          <table:table-cell office:value-type="float" office:value="18.39257" calcext:value-type="float">
            <text:p>18.39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361.6143" calcext:value-type="float">
            <text:p>361.6143</text:p>
          </table:table-cell>
          <table:table-cell office:value-type="float" office:value="13271.97" calcext:value-type="float">
            <text:p>13271.97</text:p>
          </table:table-cell>
          <table:table-cell office:value-type="float" office:value="0" calcext:value-type="float">
            <text:p>0</text:p>
          </table:table-cell>
          <table:table-cell office:value-type="float" office:value="9.881844" calcext:value-type="float">
            <text:p>9.881844</text:p>
          </table:table-cell>
          <table:table-cell office:value-type="float" office:value="-623.3271" calcext:value-type="float">
            <text:p>-623.3271</text:p>
          </table:table-cell>
          <table:table-cell office:value-type="float" office:value="1665.403" calcext:value-type="float">
            <text:p>1665.403</text:p>
          </table:table-cell>
          <table:table-cell office:value-type="float" office:value="-84.39615" calcext:value-type="float">
            <text:p>-84.39615</text:p>
          </table:table-cell>
          <table:table-cell office:value-type="float" office:value="122.4278" calcext:value-type="float">
            <text:p>122.4278</text:p>
          </table:table-cell>
          <table:table-cell office:value-type="float" office:value="182.2662" calcext:value-type="float">
            <text:p>182.2662</text:p>
          </table:table-cell>
          <table:table-cell office:value-type="float" office:value="0.09153371" calcext:value-type="float">
            <text:p>0.0915337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9" calcext:value-type="float">
            <text:p>0.0137712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1408" calcext:value-type="float">
            <text:p>0.281408</text:p>
          </table:table-cell>
          <table:table-cell office:value-type="float" office:value="370" calcext:value-type="float">
            <text:p>370</text:p>
          </table:table-cell>
          <table:table-cell office:value-type="float" office:value="-226.7586" calcext:value-type="float">
            <text:p>-226.7586</text:p>
          </table:table-cell>
          <table:table-cell office:value-type="float" office:value="0" calcext:value-type="float">
            <text:p>0</text:p>
          </table:table-cell>
          <table:table-cell office:value-type="float" office:value="463.5522" calcext:value-type="float">
            <text:p>463.5522</text:p>
          </table:table-cell>
          <table:table-cell office:value-type="float" office:value="1125.425" calcext:value-type="float">
            <text:p>1125.425</text:p>
          </table:table-cell>
          <table:table-cell office:value-type="float" office:value="1369.929" calcext:value-type="float">
            <text:p>1369.929</text:p>
          </table:table-cell>
          <table:table-cell office:value-type="float" office:value="1272.15" calcext:value-type="float">
            <text:p>1272.15</text:p>
          </table:table-cell>
          <table:table-cell office:value-type="float" office:value="760.7903" calcext:value-type="float">
            <text:p>760.7903</text:p>
          </table:table-cell>
          <table:table-cell office:value-type="float" office:value="1101.618" calcext:value-type="float">
            <text:p>1101.618</text:p>
          </table:table-cell>
          <table:table-cell office:value-type="float" office:value="412.4018" calcext:value-type="float">
            <text:p>412.4018</text:p>
          </table:table-cell>
          <table:table-cell office:value-type="float" office:value="1848.228" calcext:value-type="float">
            <text:p>1848.228</text:p>
          </table:table-cell>
          <table:table-cell office:value-type="float" office:value="2087.291" calcext:value-type="float">
            <text:p>2087.291</text:p>
          </table:table-cell>
          <table:table-cell office:value-type="float" office:value="1670.051" calcext:value-type="float">
            <text:p>1670.051</text:p>
          </table:table-cell>
          <table:table-cell office:value-type="float" office:value="585.2771" calcext:value-type="float">
            <text:p>585.2771</text:p>
          </table:table-cell>
          <table:table-cell office:value-type="float" office:value="576.136" calcext:value-type="float">
            <text:p>576.136</text:p>
          </table:table-cell>
          <table:table-cell office:value-type="float" office:value="142.7785" calcext:value-type="float">
            <text:p>142.7785</text:p>
          </table:table-cell>
          <table:table-cell office:value-type="float" office:value="35.68575" calcext:value-type="float">
            <text:p>35.68575</text:p>
          </table:table-cell>
          <table:table-cell office:value-type="float" office:value="0" calcext:value-type="float">
            <text:p>0</text:p>
          </table:table-cell>
          <table:table-cell office:value-type="float" office:value="-0.007280641" calcext:value-type="float">
            <text:p>-0.007280641</text:p>
          </table:table-cell>
          <table:table-cell office:value-type="float" office:value="0" calcext:value-type="float">
            <text:p>0</text:p>
          </table:table-cell>
          <table:table-cell office:value-type="float" office:value="3.166384" calcext:value-type="float">
            <text:p>3.166384</text:p>
          </table:table-cell>
          <table:table-cell office:value-type="float" office:value="535.2627" calcext:value-type="float">
            <text:p>535.2627</text:p>
          </table:table-cell>
          <table:table-cell office:value-type="float" office:value="-217.9656" calcext:value-type="float">
            <text:p>-217.9656</text:p>
          </table:table-cell>
          <table:table-cell office:value-type="float" office:value="317.2971" calcext:value-type="float">
            <text:p>317.2971</text:p>
          </table:table-cell>
          <table:table-cell office:value-type="float" office:value="-547.16" calcext:value-type="float">
            <text:p>-547.16</text:p>
          </table:table-cell>
          <table:table-cell office:value-type="float" office:value="0" calcext:value-type="float">
            <text:p>0</text:p>
          </table:table-cell>
          <table:table-cell office:value-type="float" office:value="18.72444" calcext:value-type="float">
            <text:p>18.7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356.7793" calcext:value-type="float">
            <text:p>356.7793</text:p>
          </table:table-cell>
          <table:table-cell office:value-type="float" office:value="13272.44" calcext:value-type="float">
            <text:p>13272.44</text:p>
          </table:table-cell>
          <table:table-cell office:value-type="float" office:value="0" calcext:value-type="float">
            <text:p>0</text:p>
          </table:table-cell>
          <table:table-cell office:value-type="float" office:value="10.26379" calcext:value-type="float">
            <text:p>10.26379</text:p>
          </table:table-cell>
          <table:table-cell office:value-type="float" office:value="-630.904" calcext:value-type="float">
            <text:p>-630.904</text:p>
          </table:table-cell>
          <table:table-cell office:value-type="float" office:value="1688.694" calcext:value-type="float">
            <text:p>1688.694</text:p>
          </table:table-cell>
          <table:table-cell office:value-type="float" office:value="-87.5472" calcext:value-type="float">
            <text:p>-87.5472</text:p>
          </table:table-cell>
          <table:table-cell office:value-type="float" office:value="124.048" calcext:value-type="float">
            <text:p>124.048</text:p>
          </table:table-cell>
          <table:table-cell office:value-type="float" office:value="177.7089" calcext:value-type="float">
            <text:p>177.7089</text:p>
          </table:table-cell>
          <table:table-cell office:value-type="float" office:value="0.09318681" calcext:value-type="float">
            <text:p>0.09318681</text:p>
          </table:table-cell>
          <table:table-cell office:value-type="float" office:value="4.873085" calcext:value-type="float">
            <text:p>4.873085</text:p>
          </table:table-cell>
          <table:table-cell office:value-type="float" office:value="0.01377129" calcext:value-type="float">
            <text:p>0.01377129</text:p>
          </table:table-cell>
          <table:table-cell office:value-type="float" office:value="0.09506714" calcext:value-type="float">
            <text:p>0.09506714</text:p>
          </table:table-cell>
          <table:table-cell office:value-type="float" office:value="0.2806151" calcext:value-type="float">
            <text:p>0.2806151</text:p>
          </table:table-cell>
          <table:table-cell office:value-type="float" office:value="370" calcext:value-type="float">
            <text:p>370</text:p>
          </table:table-cell>
          <table:table-cell office:value-type="float" office:value="-220.0764" calcext:value-type="float">
            <text:p>-220.0764</text:p>
          </table:table-cell>
          <table:table-cell office:value-type="float" office:value="0" calcext:value-type="float">
            <text:p>0</text:p>
          </table:table-cell>
          <table:table-cell office:value-type="float" office:value="464.3765" calcext:value-type="float">
            <text:p>464.3765</text:p>
          </table:table-cell>
          <table:table-cell office:value-type="float" office:value="1125.296" calcext:value-type="float">
            <text:p>1125.296</text:p>
          </table:table-cell>
          <table:table-cell office:value-type="float" office:value="1369.766" calcext:value-type="float">
            <text:p>1369.766</text:p>
          </table:table-cell>
          <table:table-cell office:value-type="float" office:value="1272.052" calcext:value-type="float">
            <text:p>1272.052</text:p>
          </table:table-cell>
          <table:table-cell office:value-type="float" office:value="760.718" calcext:value-type="float">
            <text:p>760.718</text:p>
          </table:table-cell>
          <table:table-cell office:value-type="float" office:value="1101.534" calcext:value-type="float">
            <text:p>1101.534</text:p>
          </table:table-cell>
          <table:table-cell office:value-type="float" office:value="412.3874" calcext:value-type="float">
            <text:p>412.3874</text:p>
          </table:table-cell>
          <table:table-cell office:value-type="float" office:value="1848.171" calcext:value-type="float">
            <text:p>1848.171</text:p>
          </table:table-cell>
          <table:table-cell office:value-type="float" office:value="2087.242" calcext:value-type="float">
            <text:p>2087.242</text:p>
          </table:table-cell>
          <table:table-cell office:value-type="float" office:value="1670.029" calcext:value-type="float">
            <text:p>1670.029</text:p>
          </table:table-cell>
          <table:table-cell office:value-type="float" office:value="585.315" calcext:value-type="float">
            <text:p>585.315</text:p>
          </table:table-cell>
          <table:table-cell office:value-type="float" office:value="576.1583" calcext:value-type="float">
            <text:p>576.1583</text:p>
          </table:table-cell>
          <table:table-cell office:value-type="float" office:value="142.7785" calcext:value-type="float">
            <text:p>142.7785</text:p>
          </table:table-cell>
          <table:table-cell office:value-type="float" office:value="35.68574" calcext:value-type="float">
            <text:p>35.68574</text:p>
          </table:table-cell>
          <table:table-cell office:value-type="float" office:value="0" calcext:value-type="float">
            <text:p>0</text:p>
          </table:table-cell>
          <table:table-cell office:value-type="float" office:value="-0.007306593" calcext:value-type="float">
            <text:p>-0.007306593</text:p>
          </table:table-cell>
          <table:table-cell office:value-type="float" office:value="0" calcext:value-type="float">
            <text:p>0</text:p>
          </table:table-cell>
          <table:table-cell office:value-type="float" office:value="3.209909" calcext:value-type="float">
            <text:p>3.209909</text:p>
          </table:table-cell>
          <table:table-cell office:value-type="float" office:value="554.4184" calcext:value-type="float">
            <text:p>554.4184</text:p>
          </table:table-cell>
          <table:table-cell office:value-type="float" office:value="-226.0141" calcext:value-type="float">
            <text:p>-226.0141</text:p>
          </table:table-cell>
          <table:table-cell office:value-type="float" office:value="328.4043" calcext:value-type="float">
            <text:p>328.4043</text:p>
          </table:table-cell>
          <table:table-cell office:value-type="float" office:value="-551.8206" calcext:value-type="float">
            <text:p>-551.8206</text:p>
          </table:table-cell>
          <table:table-cell office:value-type="float" office:value="0" calcext:value-type="float">
            <text:p>0</text:p>
          </table:table-cell>
          <table:table-cell office:value-type="float" office:value="18.95228" calcext:value-type="float">
            <text:p>18.95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350.7715" calcext:value-type="float">
            <text:p>350.7715</text:p>
          </table:table-cell>
          <table:table-cell office:value-type="float" office:value="13273.61" calcext:value-type="float">
            <text:p>13273.61</text:p>
          </table:table-cell>
          <table:table-cell office:value-type="float" office:value="0" calcext:value-type="float">
            <text:p>0</text:p>
          </table:table-cell>
          <table:table-cell office:value-type="float" office:value="10.74037" calcext:value-type="float">
            <text:p>10.74037</text:p>
          </table:table-cell>
          <table:table-cell office:value-type="float" office:value="-636.7842" calcext:value-type="float">
            <text:p>-636.7842</text:p>
          </table:table-cell>
          <table:table-cell office:value-type="float" office:value="1697.746" calcext:value-type="float">
            <text:p>1697.746</text:p>
          </table:table-cell>
          <table:table-cell office:value-type="float" office:value="-90.51032" calcext:value-type="float">
            <text:p>-90.51032</text:p>
          </table:table-cell>
          <table:table-cell office:value-type="float" office:value="125.3144" calcext:value-type="float">
            <text:p>125.3144</text:p>
          </table:table-cell>
          <table:table-cell office:value-type="float" office:value="170.8313" calcext:value-type="float">
            <text:p>170.8313</text:p>
          </table:table-cell>
          <table:table-cell office:value-type="float" office:value="0.08982079" calcext:value-type="float">
            <text:p>0.08982079</text:p>
          </table:table-cell>
          <table:table-cell office:value-type="float" office:value="5.39359" calcext:value-type="float">
            <text:p>5.39359</text:p>
          </table:table-cell>
          <table:table-cell office:value-type="float" office:value="0.0174973" calcext:value-type="float">
            <text:p>0.0174973</text:p>
          </table:table-cell>
          <table:table-cell office:value-type="float" office:value="0.1238083" calcext:value-type="float">
            <text:p>0.123808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211.8168" calcext:value-type="float">
            <text:p>-211.8168</text:p>
          </table:table-cell>
          <table:table-cell office:value-type="float" office:value="0" calcext:value-type="float">
            <text:p>0</text:p>
          </table:table-cell>
          <table:table-cell office:value-type="float" office:value="465.9607" calcext:value-type="float">
            <text:p>465.9607</text:p>
          </table:table-cell>
          <table:table-cell office:value-type="float" office:value="1126.094" calcext:value-type="float">
            <text:p>1126.094</text:p>
          </table:table-cell>
          <table:table-cell office:value-type="float" office:value="1369.773" calcext:value-type="float">
            <text:p>1369.773</text:p>
          </table:table-cell>
          <table:table-cell office:value-type="float" office:value="1271.955" calcext:value-type="float">
            <text:p>1271.955</text:p>
          </table:table-cell>
          <table:table-cell office:value-type="float" office:value="760.6377" calcext:value-type="float">
            <text:p>760.6377</text:p>
          </table:table-cell>
          <table:table-cell office:value-type="float" office:value="1101.449" calcext:value-type="float">
            <text:p>1101.449</text:p>
          </table:table-cell>
          <table:table-cell office:value-type="float" office:value="412.3746" calcext:value-type="float">
            <text:p>412.3746</text:p>
          </table:table-cell>
          <table:table-cell office:value-type="float" office:value="1848.115" calcext:value-type="float">
            <text:p>1848.115</text:p>
          </table:table-cell>
          <table:table-cell office:value-type="float" office:value="2087.192" calcext:value-type="float">
            <text:p>2087.192</text:p>
          </table:table-cell>
          <table:table-cell office:value-type="float" office:value="1670.006" calcext:value-type="float">
            <text:p>1670.006</text:p>
          </table:table-cell>
          <table:table-cell office:value-type="float" office:value="585.3524" calcext:value-type="float">
            <text:p>585.3524</text:p>
          </table:table-cell>
          <table:table-cell office:value-type="float" office:value="576.179" calcext:value-type="float">
            <text:p>576.179</text:p>
          </table:table-cell>
          <table:table-cell office:value-type="float" office:value="142.7785" calcext:value-type="float">
            <text:p>142.7785</text:p>
          </table:table-cell>
          <table:table-cell office:value-type="float" office:value="35.68573" calcext:value-type="float">
            <text:p>35.68573</text:p>
          </table:table-cell>
          <table:table-cell office:value-type="float" office:value="0" calcext:value-type="float">
            <text:p>0</text:p>
          </table:table-cell>
          <table:table-cell office:value-type="float" office:value="-0.008184295" calcext:value-type="float">
            <text:p>-0.008184295</text:p>
          </table:table-cell>
          <table:table-cell office:value-type="float" office:value="0" calcext:value-type="float">
            <text:p>0</text:p>
          </table:table-cell>
          <table:table-cell office:value-type="float" office:value="3.26122" calcext:value-type="float">
            <text:p>3.26122</text:p>
          </table:table-cell>
          <table:table-cell office:value-type="float" office:value="574.1744" calcext:value-type="float">
            <text:p>574.1744</text:p>
          </table:table-cell>
          <table:table-cell office:value-type="float" office:value="-234.0293" calcext:value-type="float">
            <text:p>-234.0293</text:p>
          </table:table-cell>
          <table:table-cell office:value-type="float" office:value="340.1451" calcext:value-type="float">
            <text:p>340.1451</text:p>
          </table:table-cell>
          <table:table-cell office:value-type="float" office:value="-556.518" calcext:value-type="float">
            <text:p>-556.518</text:p>
          </table:table-cell>
          <table:table-cell office:value-type="float" office:value="0" calcext:value-type="float">
            <text:p>0</text:p>
          </table:table-cell>
          <table:table-cell office:value-type="float" office:value="20.68795" calcext:value-type="float">
            <text:p>20.68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344.4096" calcext:value-type="float">
            <text:p>344.4096</text:p>
          </table:table-cell>
          <table:table-cell office:value-type="float" office:value="13274.28" calcext:value-type="float">
            <text:p>13274.28</text:p>
          </table:table-cell>
          <table:table-cell office:value-type="float" office:value="0" calcext:value-type="float">
            <text:p>0</text:p>
          </table:table-cell>
          <table:table-cell office:value-type="float" office:value="11.1623" calcext:value-type="float">
            <text:p>11.1623</text:p>
          </table:table-cell>
          <table:table-cell office:value-type="float" office:value="-646.1503" calcext:value-type="float">
            <text:p>-646.1503</text:p>
          </table:table-cell>
          <table:table-cell office:value-type="float" office:value="1725.297" calcext:value-type="float">
            <text:p>1725.297</text:p>
          </table:table-cell>
          <table:table-cell office:value-type="float" office:value="-93.7504" calcext:value-type="float">
            <text:p>-93.7504</text:p>
          </table:table-cell>
          <table:table-cell office:value-type="float" office:value="127.9225" calcext:value-type="float">
            <text:p>127.9225</text:p>
          </table:table-cell>
          <table:table-cell office:value-type="float" office:value="165.1019" calcext:value-type="float">
            <text:p>165.1019</text:p>
          </table:table-cell>
          <table:table-cell office:value-type="float" office:value="0.08957046" calcext:value-type="float">
            <text:p>0.08957046</text:p>
          </table:table-cell>
          <table:table-cell office:value-type="float" office:value="5.39359" calcext:value-type="float">
            <text:p>5.39359</text:p>
          </table:table-cell>
          <table:table-cell office:value-type="float" office:value="0.0174973" calcext:value-type="float">
            <text:p>0.0174973</text:p>
          </table:table-cell>
          <table:table-cell office:value-type="float" office:value="0.1238083" calcext:value-type="float">
            <text:p>0.123808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204.7914" calcext:value-type="float">
            <text:p>-204.7914</text:p>
          </table:table-cell>
          <table:table-cell office:value-type="float" office:value="0" calcext:value-type="float">
            <text:p>0</text:p>
          </table:table-cell>
          <table:table-cell office:value-type="float" office:value="466.9222" calcext:value-type="float">
            <text:p>466.9222</text:p>
          </table:table-cell>
          <table:table-cell office:value-type="float" office:value="1125.801" calcext:value-type="float">
            <text:p>1125.801</text:p>
          </table:table-cell>
          <table:table-cell office:value-type="float" office:value="1369.504" calcext:value-type="float">
            <text:p>1369.504</text:p>
          </table:table-cell>
          <table:table-cell office:value-type="float" office:value="1271.844" calcext:value-type="float">
            <text:p>1271.844</text:p>
          </table:table-cell>
          <table:table-cell office:value-type="float" office:value="760.5564" calcext:value-type="float">
            <text:p>760.5564</text:p>
          </table:table-cell>
          <table:table-cell office:value-type="float" office:value="1101.363" calcext:value-type="float">
            <text:p>1101.363</text:p>
          </table:table-cell>
          <table:table-cell office:value-type="float" office:value="412.355" calcext:value-type="float">
            <text:p>412.355</text:p>
          </table:table-cell>
          <table:table-cell office:value-type="float" office:value="1848.059" calcext:value-type="float">
            <text:p>1848.059</text:p>
          </table:table-cell>
          <table:table-cell office:value-type="float" office:value="2087.143" calcext:value-type="float">
            <text:p>2087.143</text:p>
          </table:table-cell>
          <table:table-cell office:value-type="float" office:value="1669.982" calcext:value-type="float">
            <text:p>1669.982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76.2059" calcext:value-type="float">
            <text:p>576.2059</text:p>
          </table:table-cell>
          <table:table-cell office:value-type="float" office:value="142.7785" calcext:value-type="float">
            <text:p>142.7785</text:p>
          </table:table-cell>
          <table:table-cell office:value-type="float" office:value="35.68573" calcext:value-type="float">
            <text:p>35.68573</text:p>
          </table:table-cell>
          <table:table-cell office:value-type="float" office:value="0" calcext:value-type="float">
            <text:p>0</text:p>
          </table:table-cell>
          <table:table-cell office:value-type="float" office:value="-0.008964461" calcext:value-type="float">
            <text:p>-0.008964461</text:p>
          </table:table-cell>
          <table:table-cell office:value-type="float" office:value="0" calcext:value-type="float">
            <text:p>0</text:p>
          </table:table-cell>
          <table:table-cell office:value-type="float" office:value="3.307651" calcext:value-type="float">
            <text:p>3.307651</text:p>
          </table:table-cell>
          <table:table-cell office:value-type="float" office:value="596.1273" calcext:value-type="float">
            <text:p>596.1273</text:p>
          </table:table-cell>
          <table:table-cell office:value-type="float" office:value="-242.8358" calcext:value-type="float">
            <text:p>-242.8358</text:p>
          </table:table-cell>
          <table:table-cell office:value-type="float" office:value="353.2916" calcext:value-type="float">
            <text:p>353.2916</text:p>
          </table:table-cell>
          <table:table-cell office:value-type="float" office:value="-562.5537" calcext:value-type="float">
            <text:p>-562.5537</text:p>
          </table:table-cell>
          <table:table-cell office:value-type="float" office:value="0" calcext:value-type="float">
            <text:p>0</text:p>
          </table:table-cell>
          <table:table-cell office:value-type="float" office:value="20.59103" calcext:value-type="float">
            <text:p>20.59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337.6536" calcext:value-type="float">
            <text:p>337.6536</text:p>
          </table:table-cell>
          <table:table-cell office:value-type="float" office:value="13275.11" calcext:value-type="float">
            <text:p>13275.11</text:p>
          </table:table-cell>
          <table:table-cell office:value-type="float" office:value="0" calcext:value-type="float">
            <text:p>0</text:p>
          </table:table-cell>
          <table:table-cell office:value-type="float" office:value="11.59115" calcext:value-type="float">
            <text:p>11.59115</text:p>
          </table:table-cell>
          <table:table-cell office:value-type="float" office:value="-655.731" calcext:value-type="float">
            <text:p>-655.731</text:p>
          </table:table-cell>
          <table:table-cell office:value-type="float" office:value="1753.217" calcext:value-type="float">
            <text:p>1753.217</text:p>
          </table:table-cell>
          <table:table-cell office:value-type="float" office:value="-97.01898" calcext:value-type="float">
            <text:p>-97.01898</text:p>
          </table:table-cell>
          <table:table-cell office:value-type="float" office:value="130.0882" calcext:value-type="float">
            <text:p>130.0882</text:p>
          </table:table-cell>
          <table:table-cell office:value-type="float" office:value="158.9407" calcext:value-type="float">
            <text:p>158.9407</text:p>
          </table:table-cell>
          <table:table-cell office:value-type="float" office:value="0.09030316" calcext:value-type="float">
            <text:p>0.09030316</text:p>
          </table:table-cell>
          <table:table-cell office:value-type="float" office:value="5.39359" calcext:value-type="float">
            <text:p>5.39359</text:p>
          </table:table-cell>
          <table:table-cell office:value-type="float" office:value="0.0174973" calcext:value-type="float">
            <text:p>0.0174973</text:p>
          </table:table-cell>
          <table:table-cell office:value-type="float" office:value="0.1238083" calcext:value-type="float">
            <text:p>0.123808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99.2668" calcext:value-type="float">
            <text:p>-199.2668</text:p>
          </table:table-cell>
          <table:table-cell office:value-type="float" office:value="0" calcext:value-type="float">
            <text:p>0</text:p>
          </table:table-cell>
          <table:table-cell office:value-type="float" office:value="468.0711" calcext:value-type="float">
            <text:p>468.0711</text:p>
          </table:table-cell>
          <table:table-cell office:value-type="float" office:value="1125.553" calcext:value-type="float">
            <text:p>1125.553</text:p>
          </table:table-cell>
          <table:table-cell office:value-type="float" office:value="1369.221" calcext:value-type="float">
            <text:p>1369.221</text:p>
          </table:table-cell>
          <table:table-cell office:value-type="float" office:value="1271.726" calcext:value-type="float">
            <text:p>1271.726</text:p>
          </table:table-cell>
          <table:table-cell office:value-type="float" office:value="760.4706" calcext:value-type="float">
            <text:p>760.4706</text:p>
          </table:table-cell>
          <table:table-cell office:value-type="float" office:value="1101.277" calcext:value-type="float">
            <text:p>1101.277</text:p>
          </table:table-cell>
          <table:table-cell office:value-type="float" office:value="412.3358" calcext:value-type="float">
            <text:p>412.3358</text:p>
          </table:table-cell>
          <table:table-cell office:value-type="float" office:value="1848.003" calcext:value-type="float">
            <text:p>1848.003</text:p>
          </table:table-cell>
          <table:table-cell office:value-type="float" office:value="2087.093" calcext:value-type="float">
            <text:p>2087.093</text:p>
          </table:table-cell>
          <table:table-cell office:value-type="float" office:value="1669.957" calcext:value-type="float">
            <text:p>1669.957</text:p>
          </table:table-cell>
          <table:table-cell office:value-type="float" office:value="585.4096" calcext:value-type="float">
            <text:p>585.4096</text:p>
          </table:table-cell>
          <table:table-cell office:value-type="float" office:value="576.2465" calcext:value-type="float">
            <text:p>576.2465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3" calcext:value-type="float">
            <text:p>35.68573</text:p>
          </table:table-cell>
          <table:table-cell office:value-type="float" office:value="0" calcext:value-type="float">
            <text:p>0</text:p>
          </table:table-cell>
          <table:table-cell office:value-type="float" office:value="-0.00907556" calcext:value-type="float">
            <text:p>-0.00907556</text:p>
          </table:table-cell>
          <table:table-cell office:value-type="float" office:value="0" calcext:value-type="float">
            <text:p>0</text:p>
          </table:table-cell>
          <table:table-cell office:value-type="float" office:value="3.359871" calcext:value-type="float">
            <text:p>3.359871</text:p>
          </table:table-cell>
          <table:table-cell office:value-type="float" office:value="617.7334" calcext:value-type="float">
            <text:p>617.7334</text:p>
          </table:table-cell>
          <table:table-cell office:value-type="float" office:value="-252.6032" calcext:value-type="float">
            <text:p>-252.6032</text:p>
          </table:table-cell>
          <table:table-cell office:value-type="float" office:value="365.1302" calcext:value-type="float">
            <text:p>365.1302</text:p>
          </table:table-cell>
          <table:table-cell office:value-type="float" office:value="-568.8103" calcext:value-type="float">
            <text:p>-568.8103</text:p>
          </table:table-cell>
          <table:table-cell office:value-type="float" office:value="0" calcext:value-type="float">
            <text:p>0</text:p>
          </table:table-cell>
          <table:table-cell office:value-type="float" office:value="20.53232" calcext:value-type="float">
            <text:p>20.5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332.3499" calcext:value-type="float">
            <text:p>332.3499</text:p>
          </table:table-cell>
          <table:table-cell office:value-type="float" office:value="13275.76" calcext:value-type="float">
            <text:p>13275.76</text:p>
          </table:table-cell>
          <table:table-cell office:value-type="float" office:value="0" calcext:value-type="float">
            <text:p>0</text:p>
          </table:table-cell>
          <table:table-cell office:value-type="float" office:value="12.02136" calcext:value-type="float">
            <text:p>12.02136</text:p>
          </table:table-cell>
          <table:table-cell office:value-type="float" office:value="-663.7942" calcext:value-type="float">
            <text:p>-663.7942</text:p>
          </table:table-cell>
          <table:table-cell office:value-type="float" office:value="1777.177" calcext:value-type="float">
            <text:p>1777.177</text:p>
          </table:table-cell>
          <table:table-cell office:value-type="float" office:value="-100.1049" calcext:value-type="float">
            <text:p>-100.1049</text:p>
          </table:table-cell>
          <table:table-cell office:value-type="float" office:value="130.7052" calcext:value-type="float">
            <text:p>130.7052</text:p>
          </table:table-cell>
          <table:table-cell office:value-type="float" office:value="154.2016" calcext:value-type="float">
            <text:p>154.2016</text:p>
          </table:table-cell>
          <table:table-cell office:value-type="float" office:value="0.09119137" calcext:value-type="float">
            <text:p>0.09119137</text:p>
          </table:table-cell>
          <table:table-cell office:value-type="float" office:value="5.39359" calcext:value-type="float">
            <text:p>5.39359</text:p>
          </table:table-cell>
          <table:table-cell office:value-type="float" office:value="0.0174973" calcext:value-type="float">
            <text:p>0.0174973</text:p>
          </table:table-cell>
          <table:table-cell office:value-type="float" office:value="0.1238083" calcext:value-type="float">
            <text:p>0.123808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94.3296" calcext:value-type="float">
            <text:p>-194.3296</text:p>
          </table:table-cell>
          <table:table-cell office:value-type="float" office:value="0" calcext:value-type="float">
            <text:p>0</text:p>
          </table:table-cell>
          <table:table-cell office:value-type="float" office:value="469.0645" calcext:value-type="float">
            <text:p>469.0645</text:p>
          </table:table-cell>
          <table:table-cell office:value-type="float" office:value="1125.313" calcext:value-type="float">
            <text:p>1125.313</text:p>
          </table:table-cell>
          <table:table-cell office:value-type="float" office:value="1368.935" calcext:value-type="float">
            <text:p>1368.935</text:p>
          </table:table-cell>
          <table:table-cell office:value-type="float" office:value="1271.594" calcext:value-type="float">
            <text:p>1271.594</text:p>
          </table:table-cell>
          <table:table-cell office:value-type="float" office:value="760.3847" calcext:value-type="float">
            <text:p>760.3847</text:p>
          </table:table-cell>
          <table:table-cell office:value-type="float" office:value="1101.19" calcext:value-type="float">
            <text:p>1101.19</text:p>
          </table:table-cell>
          <table:table-cell office:value-type="float" office:value="412.3164" calcext:value-type="float">
            <text:p>412.3164</text:p>
          </table:table-cell>
          <table:table-cell office:value-type="float" office:value="1847.945" calcext:value-type="float">
            <text:p>1847.945</text:p>
          </table:table-cell>
          <table:table-cell office:value-type="float" office:value="2087.043" calcext:value-type="float">
            <text:p>2087.043</text:p>
          </table:table-cell>
          <table:table-cell office:value-type="float" office:value="1669.931" calcext:value-type="float">
            <text:p>1669.931</text:p>
          </table:table-cell>
          <table:table-cell office:value-type="float" office:value="585.4281" calcext:value-type="float">
            <text:p>585.4281</text:p>
          </table:table-cell>
          <table:table-cell office:value-type="float" office:value="576.3002" calcext:value-type="float">
            <text:p>576.3002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2" calcext:value-type="float">
            <text:p>35.68572</text:p>
          </table:table-cell>
          <table:table-cell office:value-type="float" office:value="0" calcext:value-type="float">
            <text:p>0</text:p>
          </table:table-cell>
          <table:table-cell office:value-type="float" office:value="-0.009129466" calcext:value-type="float">
            <text:p>-0.009129466</text:p>
          </table:table-cell>
          <table:table-cell office:value-type="float" office:value="0" calcext:value-type="float">
            <text:p>0</text:p>
          </table:table-cell>
          <table:table-cell office:value-type="float" office:value="3.399829" calcext:value-type="float">
            <text:p>3.399829</text:p>
          </table:table-cell>
          <table:table-cell office:value-type="float" office:value="637.064" calcext:value-type="float">
            <text:p>637.064</text:p>
          </table:table-cell>
          <table:table-cell office:value-type="float" office:value="-262.0177" calcext:value-type="float">
            <text:p>-262.0177</text:p>
          </table:table-cell>
          <table:table-cell office:value-type="float" office:value="375.0463" calcext:value-type="float">
            <text:p>375.0463</text:p>
          </table:table-cell>
          <table:table-cell office:value-type="float" office:value="-573.816" calcext:value-type="float">
            <text:p>-573.816</text:p>
          </table:table-cell>
          <table:table-cell office:value-type="float" office:value="0" calcext:value-type="float">
            <text:p>0</text:p>
          </table:table-cell>
          <table:table-cell office:value-type="float" office:value="20.55265" calcext:value-type="float">
            <text:p>20.5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329.7888" calcext:value-type="float">
            <text:p>329.7888</text:p>
          </table:table-cell>
          <table:table-cell office:value-type="float" office:value="13275.88" calcext:value-type="float">
            <text:p>13275.88</text:p>
          </table:table-cell>
          <table:table-cell office:value-type="float" office:value="0" calcext:value-type="float">
            <text:p>0</text:p>
          </table:table-cell>
          <table:table-cell office:value-type="float" office:value="12.44034" calcext:value-type="float">
            <text:p>12.44034</text:p>
          </table:table-cell>
          <table:table-cell office:value-type="float" office:value="-669.4208" calcext:value-type="float">
            <text:p>-669.4208</text:p>
          </table:table-cell>
          <table:table-cell office:value-type="float" office:value="1795.72" calcext:value-type="float">
            <text:p>1795.72</text:p>
          </table:table-cell>
          <table:table-cell office:value-type="float" office:value="-102.9914" calcext:value-type="float">
            <text:p>-102.9914</text:p>
          </table:table-cell>
          <table:table-cell office:value-type="float" office:value="129.6584" calcext:value-type="float">
            <text:p>129.6584</text:p>
          </table:table-cell>
          <table:table-cell office:value-type="float" office:value="152.1086" calcext:value-type="float">
            <text:p>152.1086</text:p>
          </table:table-cell>
          <table:table-cell office:value-type="float" office:value="0.0922994" calcext:value-type="float">
            <text:p>0.0922994</text:p>
          </table:table-cell>
          <table:table-cell office:value-type="float" office:value="5.39359" calcext:value-type="float">
            <text:p>5.39359</text:p>
          </table:table-cell>
          <table:table-cell office:value-type="float" office:value="0.01802717" calcext:value-type="float">
            <text:p>0.01802717</text:p>
          </table:table-cell>
          <table:table-cell office:value-type="float" office:value="0.1238083" calcext:value-type="float">
            <text:p>0.123808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86.8677" calcext:value-type="float">
            <text:p>-186.8677</text:p>
          </table:table-cell>
          <table:table-cell office:value-type="float" office:value="0" calcext:value-type="float">
            <text:p>0</text:p>
          </table:table-cell>
          <table:table-cell office:value-type="float" office:value="469.5847" calcext:value-type="float">
            <text:p>469.5847</text:p>
          </table:table-cell>
          <table:table-cell office:value-type="float" office:value="1125.104" calcext:value-type="float">
            <text:p>1125.104</text:p>
          </table:table-cell>
          <table:table-cell office:value-type="float" office:value="1368.667" calcext:value-type="float">
            <text:p>1368.667</text:p>
          </table:table-cell>
          <table:table-cell office:value-type="float" office:value="1271.462" calcext:value-type="float">
            <text:p>1271.462</text:p>
          </table:table-cell>
          <table:table-cell office:value-type="float" office:value="760.293" calcext:value-type="float">
            <text:p>760.293</text:p>
          </table:table-cell>
          <table:table-cell office:value-type="float" office:value="1101.101" calcext:value-type="float">
            <text:p>1101.101</text:p>
          </table:table-cell>
          <table:table-cell office:value-type="float" office:value="412.296" calcext:value-type="float">
            <text:p>412.296</text:p>
          </table:table-cell>
          <table:table-cell office:value-type="float" office:value="1847.887" calcext:value-type="float">
            <text:p>1847.887</text:p>
          </table:table-cell>
          <table:table-cell office:value-type="float" office:value="2086.992" calcext:value-type="float">
            <text:p>2086.992</text:p>
          </table:table-cell>
          <table:table-cell office:value-type="float" office:value="1669.904" calcext:value-type="float">
            <text:p>1669.904</text:p>
          </table:table-cell>
          <table:table-cell office:value-type="float" office:value="585.4421" calcext:value-type="float">
            <text:p>585.4421</text:p>
          </table:table-cell>
          <table:table-cell office:value-type="float" office:value="576.3651" calcext:value-type="float">
            <text:p>576.3651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1" calcext:value-type="float">
            <text:p>35.68571</text:p>
          </table:table-cell>
          <table:table-cell office:value-type="float" office:value="0" calcext:value-type="float">
            <text:p>0</text:p>
          </table:table-cell>
          <table:table-cell office:value-type="float" office:value="-0.009178821" calcext:value-type="float">
            <text:p>-0.009178821</text:p>
          </table:table-cell>
          <table:table-cell office:value-type="float" office:value="0" calcext:value-type="float">
            <text:p>0</text:p>
          </table:table-cell>
          <table:table-cell office:value-type="float" office:value="3.426355" calcext:value-type="float">
            <text:p>3.426355</text:p>
          </table:table-cell>
          <table:table-cell office:value-type="float" office:value="655.9808" calcext:value-type="float">
            <text:p>655.9808</text:p>
          </table:table-cell>
          <table:table-cell office:value-type="float" office:value="-270.7328" calcext:value-type="float">
            <text:p>-270.7328</text:p>
          </table:table-cell>
          <table:table-cell office:value-type="float" office:value="385.248" calcext:value-type="float">
            <text:p>385.248</text:p>
          </table:table-cell>
          <table:table-cell office:value-type="float" office:value="-576.5909" calcext:value-type="float">
            <text:p>-576.5909</text:p>
          </table:table-cell>
          <table:table-cell office:value-type="float" office:value="0" calcext:value-type="float">
            <text:p>0</text:p>
          </table:table-cell>
          <table:table-cell office:value-type="float" office:value="20.57874" calcext:value-type="float">
            <text:p>20.57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325.8415" calcext:value-type="float">
            <text:p>325.8415</text:p>
          </table:table-cell>
          <table:table-cell office:value-type="float" office:value="13276.52" calcext:value-type="float">
            <text:p>13276.52</text:p>
          </table:table-cell>
          <table:table-cell office:value-type="float" office:value="0" calcext:value-type="float">
            <text:p>0</text:p>
          </table:table-cell>
          <table:table-cell office:value-type="float" office:value="12.90245" calcext:value-type="float">
            <text:p>12.90245</text:p>
          </table:table-cell>
          <table:table-cell office:value-type="float" office:value="-673.9392" calcext:value-type="float">
            <text:p>-673.9392</text:p>
          </table:table-cell>
          <table:table-cell office:value-type="float" office:value="1802.526" calcext:value-type="float">
            <text:p>1802.526</text:p>
          </table:table-cell>
          <table:table-cell office:value-type="float" office:value="-105.5938" calcext:value-type="float">
            <text:p>-105.5938</text:p>
          </table:table-cell>
          <table:table-cell office:value-type="float" office:value="129.6131" calcext:value-type="float">
            <text:p>129.6131</text:p>
          </table:table-cell>
          <table:table-cell office:value-type="float" office:value="147.7771" calcext:value-type="float">
            <text:p>147.7771</text:p>
          </table:table-cell>
          <table:table-cell office:value-type="float" office:value="0.0909903" calcext:value-type="float">
            <text:p>0.0909903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18139" calcext:value-type="float">
            <text:p>0.02018139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78.3234" calcext:value-type="float">
            <text:p>-178.3234</text:p>
          </table:table-cell>
          <table:table-cell office:value-type="float" office:value="0" calcext:value-type="float">
            <text:p>0</text:p>
          </table:table-cell>
          <table:table-cell office:value-type="float" office:value="470.701" calcext:value-type="float">
            <text:p>470.701</text:p>
          </table:table-cell>
          <table:table-cell office:value-type="float" office:value="1125.572" calcext:value-type="float">
            <text:p>1125.572</text:p>
          </table:table-cell>
          <table:table-cell office:value-type="float" office:value="1368.479" calcext:value-type="float">
            <text:p>1368.479</text:p>
          </table:table-cell>
          <table:table-cell office:value-type="float" office:value="1271.338" calcext:value-type="float">
            <text:p>1271.338</text:p>
          </table:table-cell>
          <table:table-cell office:value-type="float" office:value="760.2044" calcext:value-type="float">
            <text:p>760.2044</text:p>
          </table:table-cell>
          <table:table-cell office:value-type="float" office:value="1101.014" calcext:value-type="float">
            <text:p>1101.014</text:p>
          </table:table-cell>
          <table:table-cell office:value-type="float" office:value="412.2775" calcext:value-type="float">
            <text:p>412.2775</text:p>
          </table:table-cell>
          <table:table-cell office:value-type="float" office:value="1847.829" calcext:value-type="float">
            <text:p>1847.829</text:p>
          </table:table-cell>
          <table:table-cell office:value-type="float" office:value="2086.94" calcext:value-type="float">
            <text:p>2086.94</text:p>
          </table:table-cell>
          <table:table-cell office:value-type="float" office:value="1669.877" calcext:value-type="float">
            <text:p>1669.877</text:p>
          </table:table-cell>
          <table:table-cell office:value-type="float" office:value="585.4525" calcext:value-type="float">
            <text:p>585.4525</text:p>
          </table:table-cell>
          <table:table-cell office:value-type="float" office:value="576.4397" calcext:value-type="float">
            <text:p>576.4397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1" calcext:value-type="float">
            <text:p>35.68571</text:p>
          </table:table-cell>
          <table:table-cell office:value-type="float" office:value="0" calcext:value-type="float">
            <text:p>0</text:p>
          </table:table-cell>
          <table:table-cell office:value-type="float" office:value="-0.009484205" calcext:value-type="float">
            <text:p>-0.009484205</text:p>
          </table:table-cell>
          <table:table-cell office:value-type="float" office:value="0" calcext:value-type="float">
            <text:p>0</text:p>
          </table:table-cell>
          <table:table-cell office:value-type="float" office:value="3.450773" calcext:value-type="float">
            <text:p>3.450773</text:p>
          </table:table-cell>
          <table:table-cell office:value-type="float" office:value="673.771" calcext:value-type="float">
            <text:p>673.771</text:p>
          </table:table-cell>
          <table:table-cell office:value-type="float" office:value="-277.7184" calcext:value-type="float">
            <text:p>-277.7184</text:p>
          </table:table-cell>
          <table:table-cell office:value-type="float" office:value="396.0526" calcext:value-type="float">
            <text:p>396.0526</text:p>
          </table:table-cell>
          <table:table-cell office:value-type="float" office:value="-579.9582" calcext:value-type="float">
            <text:p>-579.9582</text:p>
          </table:table-cell>
          <table:table-cell office:value-type="float" office:value="0" calcext:value-type="float">
            <text:p>0</text:p>
          </table:table-cell>
          <table:table-cell office:value-type="float" office:value="21.99847" calcext:value-type="float">
            <text:p>21.99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320.3967" calcext:value-type="float">
            <text:p>320.3967</text:p>
          </table:table-cell>
          <table:table-cell office:value-type="float" office:value="13277.04" calcext:value-type="float">
            <text:p>13277.04</text:p>
          </table:table-cell>
          <table:table-cell office:value-type="float" office:value="0" calcext:value-type="float">
            <text:p>0</text:p>
          </table:table-cell>
          <table:table-cell office:value-type="float" office:value="13.33526" calcext:value-type="float">
            <text:p>13.33526</text:p>
          </table:table-cell>
          <table:table-cell office:value-type="float" office:value="-682.2053" calcext:value-type="float">
            <text:p>-682.2053</text:p>
          </table:table-cell>
          <table:table-cell office:value-type="float" office:value="1826.874" calcext:value-type="float">
            <text:p>1826.874</text:p>
          </table:table-cell>
          <table:table-cell office:value-type="float" office:value="-108.3002" calcext:value-type="float">
            <text:p>-108.3002</text:p>
          </table:table-cell>
          <table:table-cell office:value-type="float" office:value="131.3549" calcext:value-type="float">
            <text:p>131.3549</text:p>
          </table:table-cell>
          <table:table-cell office:value-type="float" office:value="142.9146" calcext:value-type="float">
            <text:p>142.9146</text:p>
          </table:table-cell>
          <table:table-cell office:value-type="float" office:value="0.08972304" calcext:value-type="float">
            <text:p>0.08972304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18139" calcext:value-type="float">
            <text:p>0.02018139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70.562" calcext:value-type="float">
            <text:p>-170.562</text:p>
          </table:table-cell>
          <table:table-cell office:value-type="float" office:value="0" calcext:value-type="float">
            <text:p>0</text:p>
          </table:table-cell>
          <table:table-cell office:value-type="float" office:value="471.4989" calcext:value-type="float">
            <text:p>471.4989</text:p>
          </table:table-cell>
          <table:table-cell office:value-type="float" office:value="1125.305" calcext:value-type="float">
            <text:p>1125.305</text:p>
          </table:table-cell>
          <table:table-cell office:value-type="float" office:value="1368.243" calcext:value-type="float">
            <text:p>1368.243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760.1197" calcext:value-type="float">
            <text:p>760.1197</text:p>
          </table:table-cell>
          <table:table-cell office:value-type="float" office:value="1100.932" calcext:value-type="float">
            <text:p>1100.932</text:p>
          </table:table-cell>
          <table:table-cell office:value-type="float" office:value="412.2566" calcext:value-type="float">
            <text:p>412.2566</text:p>
          </table:table-cell>
          <table:table-cell office:value-type="float" office:value="1847.771" calcext:value-type="float">
            <text:p>1847.771</text:p>
          </table:table-cell>
          <table:table-cell office:value-type="float" office:value="2086.888" calcext:value-type="float">
            <text:p>2086.888</text:p>
          </table:table-cell>
          <table:table-cell office:value-type="float" office:value="1669.849" calcext:value-type="float">
            <text:p>1669.849</text:p>
          </table:table-cell>
          <table:table-cell office:value-type="float" office:value="585.4601" calcext:value-type="float">
            <text:p>585.4601</text:p>
          </table:table-cell>
          <table:table-cell office:value-type="float" office:value="576.5226" calcext:value-type="float">
            <text:p>576.5226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" calcext:value-type="float">
            <text:p>35.6857</text:p>
          </table:table-cell>
          <table:table-cell office:value-type="float" office:value="0" calcext:value-type="float">
            <text:p>0</text:p>
          </table:table-cell>
          <table:table-cell office:value-type="float" office:value="-0.01003265" calcext:value-type="float">
            <text:p>-0.01003265</text:p>
          </table:table-cell>
          <table:table-cell office:value-type="float" office:value="0" calcext:value-type="float">
            <text:p>0</text:p>
          </table:table-cell>
          <table:table-cell office:value-type="float" office:value="3.46864" calcext:value-type="float">
            <text:p>3.46864</text:p>
          </table:table-cell>
          <table:table-cell office:value-type="float" office:value="694.3138" calcext:value-type="float">
            <text:p>694.3138</text:p>
          </table:table-cell>
          <table:table-cell office:value-type="float" office:value="-284.9439" calcext:value-type="float">
            <text:p>-284.9439</text:p>
          </table:table-cell>
          <table:table-cell office:value-type="float" office:value="409.3699" calcext:value-type="float">
            <text:p>409.3699</text:p>
          </table:table-cell>
          <table:table-cell office:value-type="float" office:value="-585.2369" calcext:value-type="float">
            <text:p>-585.2369</text:p>
          </table:table-cell>
          <table:table-cell office:value-type="float" office:value="0" calcext:value-type="float">
            <text:p>0</text:p>
          </table:table-cell>
          <table:table-cell office:value-type="float" office:value="21.70466" calcext:value-type="float">
            <text:p>21.7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315.8657" calcext:value-type="float">
            <text:p>315.8657</text:p>
          </table:table-cell>
          <table:table-cell office:value-type="float" office:value="13277.5" calcext:value-type="float">
            <text:p>13277.5</text:p>
          </table:table-cell>
          <table:table-cell office:value-type="float" office:value="0" calcext:value-type="float">
            <text:p>0</text:p>
          </table:table-cell>
          <table:table-cell office:value-type="float" office:value="13.74021" calcext:value-type="float">
            <text:p>13.74021</text:p>
          </table:table-cell>
          <table:table-cell office:value-type="float" office:value="-689.3293" calcext:value-type="float">
            <text:p>-689.3293</text:p>
          </table:table-cell>
          <table:table-cell office:value-type="float" office:value="1848.25" calcext:value-type="float">
            <text:p>1848.25</text:p>
          </table:table-cell>
          <table:table-cell office:value-type="float" office:value="-111.0071" calcext:value-type="float">
            <text:p>-111.0071</text:p>
          </table:table-cell>
          <table:table-cell office:value-type="float" office:value="132.358" calcext:value-type="float">
            <text:p>132.358</text:p>
          </table:table-cell>
          <table:table-cell office:value-type="float" office:value="138.8401" calcext:value-type="float">
            <text:p>138.8401</text:p>
          </table:table-cell>
          <table:table-cell office:value-type="float" office:value="0.09046716" calcext:value-type="float">
            <text:p>0.09046716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18139" calcext:value-type="float">
            <text:p>0.02018139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62.9953" calcext:value-type="float">
            <text:p>-162.9953</text:p>
          </table:table-cell>
          <table:table-cell office:value-type="float" office:value="0" calcext:value-type="float">
            <text:p>0</text:p>
          </table:table-cell>
          <table:table-cell office:value-type="float" office:value="472.2554" calcext:value-type="float">
            <text:p>472.2554</text:p>
          </table:table-cell>
          <table:table-cell office:value-type="float" office:value="1125.109" calcext:value-type="float">
            <text:p>1125.109</text:p>
          </table:table-cell>
          <table:table-cell office:value-type="float" office:value="1368.009" calcext:value-type="float">
            <text:p>1368.009</text:p>
          </table:table-cell>
          <table:table-cell office:value-type="float" office:value="1271.104" calcext:value-type="float">
            <text:p>1271.104</text:p>
          </table:table-cell>
          <table:table-cell office:value-type="float" office:value="760.0433" calcext:value-type="float">
            <text:p>760.0433</text:p>
          </table:table-cell>
          <table:table-cell office:value-type="float" office:value="1100.854" calcext:value-type="float">
            <text:p>1100.854</text:p>
          </table:table-cell>
          <table:table-cell office:value-type="float" office:value="412.2364" calcext:value-type="float">
            <text:p>412.2364</text:p>
          </table:table-cell>
          <table:table-cell office:value-type="float" office:value="1847.715" calcext:value-type="float">
            <text:p>1847.715</text:p>
          </table:table-cell>
          <table:table-cell office:value-type="float" office:value="2086.837" calcext:value-type="float">
            <text:p>2086.837</text:p>
          </table:table-cell>
          <table:table-cell office:value-type="float" office:value="1669.821" calcext:value-type="float">
            <text:p>1669.821</text:p>
          </table:table-cell>
          <table:table-cell office:value-type="float" office:value="585.4659" calcext:value-type="float">
            <text:p>585.4659</text:p>
          </table:table-cell>
          <table:table-cell office:value-type="float" office:value="576.6121" calcext:value-type="float">
            <text:p>576.6121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7" calcext:value-type="float">
            <text:p>35.6857</text:p>
          </table:table-cell>
          <table:table-cell office:value-type="float" office:value="0" calcext:value-type="float">
            <text:p>0</text:p>
          </table:table-cell>
          <table:table-cell office:value-type="float" office:value="-0.01006852" calcext:value-type="float">
            <text:p>-0.01006852</text:p>
          </table:table-cell>
          <table:table-cell office:value-type="float" office:value="0" calcext:value-type="float">
            <text:p>0</text:p>
          </table:table-cell>
          <table:table-cell office:value-type="float" office:value="3.485475" calcext:value-type="float">
            <text:p>3.485475</text:p>
          </table:table-cell>
          <table:table-cell office:value-type="float" office:value="713.2958" calcext:value-type="float">
            <text:p>713.2958</text:p>
          </table:table-cell>
          <table:table-cell office:value-type="float" office:value="-291.942" calcext:value-type="float">
            <text:p>-291.942</text:p>
          </table:table-cell>
          <table:table-cell office:value-type="float" office:value="421.3538" calcext:value-type="float">
            <text:p>421.3538</text:p>
          </table:table-cell>
          <table:table-cell office:value-type="float" office:value="-589.6414" calcext:value-type="float">
            <text:p>-589.6414</text:p>
          </table:table-cell>
          <table:table-cell office:value-type="float" office:value="0" calcext:value-type="float">
            <text:p>0</text:p>
          </table:table-cell>
          <table:table-cell office:value-type="float" office:value="21.67906" calcext:value-type="float">
            <text:p>21.6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312.582" calcext:value-type="float">
            <text:p>312.582</text:p>
          </table:table-cell>
          <table:table-cell office:value-type="float" office:value="13277.82" calcext:value-type="float">
            <text:p>13277.82</text:p>
          </table:table-cell>
          <table:table-cell office:value-type="float" office:value="0" calcext:value-type="float">
            <text:p>0</text:p>
          </table:table-cell>
          <table:table-cell office:value-type="float" office:value="14.14769" calcext:value-type="float">
            <text:p>14.14769</text:p>
          </table:table-cell>
          <table:table-cell office:value-type="float" office:value="-695.3604" calcext:value-type="float">
            <text:p>-695.3604</text:p>
          </table:table-cell>
          <table:table-cell office:value-type="float" office:value="1866.958" calcext:value-type="float">
            <text:p>1866.958</text:p>
          </table:table-cell>
          <table:table-cell office:value-type="float" office:value="-113.8034" calcext:value-type="float">
            <text:p>-113.8034</text:p>
          </table:table-cell>
          <table:table-cell office:value-type="float" office:value="132.2196" calcext:value-type="float">
            <text:p>132.2196</text:p>
          </table:table-cell>
          <table:table-cell office:value-type="float" office:value="135.9453" calcext:value-type="float">
            <text:p>135.9453</text:p>
          </table:table-cell>
          <table:table-cell office:value-type="float" office:value="0.09135826" calcext:value-type="float">
            <text:p>0.09135826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18139" calcext:value-type="float">
            <text:p>0.02018139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54.1452" calcext:value-type="float">
            <text:p>-154.1452</text:p>
          </table:table-cell>
          <table:table-cell office:value-type="float" office:value="0" calcext:value-type="float">
            <text:p>0</text:p>
          </table:table-cell>
          <table:table-cell office:value-type="float" office:value="472.893" calcext:value-type="float">
            <text:p>472.893</text:p>
          </table:table-cell>
          <table:table-cell office:value-type="float" office:value="1124.929" calcext:value-type="float">
            <text:p>1124.929</text:p>
          </table:table-cell>
          <table:table-cell office:value-type="float" office:value="1367.789" calcext:value-type="float">
            <text:p>1367.789</text:p>
          </table:table-cell>
          <table:table-cell office:value-type="float" office:value="1271.004" calcext:value-type="float">
            <text:p>1271.004</text:p>
          </table:table-cell>
          <table:table-cell office:value-type="float" office:value="759.9662" calcext:value-type="float">
            <text:p>759.9662</text:p>
          </table:table-cell>
          <table:table-cell office:value-type="float" office:value="1100.779" calcext:value-type="float">
            <text:p>1100.779</text:p>
          </table:table-cell>
          <table:table-cell office:value-type="float" office:value="412.2172" calcext:value-type="float">
            <text:p>412.2172</text:p>
          </table:table-cell>
          <table:table-cell office:value-type="float" office:value="1847.659" calcext:value-type="float">
            <text:p>1847.659</text:p>
          </table:table-cell>
          <table:table-cell office:value-type="float" office:value="2086.785" calcext:value-type="float">
            <text:p>2086.785</text:p>
          </table:table-cell>
          <table:table-cell office:value-type="float" office:value="1669.792" calcext:value-type="float">
            <text:p>1669.792</text:p>
          </table:table-cell>
          <table:table-cell office:value-type="float" office:value="585.47" calcext:value-type="float">
            <text:p>585.47</text:p>
          </table:table-cell>
          <table:table-cell office:value-type="float" office:value="576.7078" calcext:value-type="float">
            <text:p>576.7078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69" calcext:value-type="float">
            <text:p>35.68569</text:p>
          </table:table-cell>
          <table:table-cell office:value-type="float" office:value="0" calcext:value-type="float">
            <text:p>0</text:p>
          </table:table-cell>
          <table:table-cell office:value-type="float" office:value="-0.01008648" calcext:value-type="float">
            <text:p>-0.01008648</text:p>
          </table:table-cell>
          <table:table-cell office:value-type="float" office:value="0" calcext:value-type="float">
            <text:p>0</text:p>
          </table:table-cell>
          <table:table-cell office:value-type="float" office:value="3.507606" calcext:value-type="float">
            <text:p>3.507606</text:p>
          </table:table-cell>
          <table:table-cell office:value-type="float" office:value="733.0897" calcext:value-type="float">
            <text:p>733.0897</text:p>
          </table:table-cell>
          <table:table-cell office:value-type="float" office:value="-299.652" calcext:value-type="float">
            <text:p>-299.652</text:p>
          </table:table-cell>
          <table:table-cell office:value-type="float" office:value="433.4377" calcext:value-type="float">
            <text:p>433.4377</text:p>
          </table:table-cell>
          <table:table-cell office:value-type="float" office:value="-592.931" calcext:value-type="float">
            <text:p>-592.931</text:p>
          </table:table-cell>
          <table:table-cell office:value-type="float" office:value="0" calcext:value-type="float">
            <text:p>0</text:p>
          </table:table-cell>
          <table:table-cell office:value-type="float" office:value="21.72706" calcext:value-type="float">
            <text:p>21.7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309.1067" calcext:value-type="float">
            <text:p>309.1067</text:p>
          </table:table-cell>
          <table:table-cell office:value-type="float" office:value="13278.15" calcext:value-type="float">
            <text:p>13278.15</text:p>
          </table:table-cell>
          <table:table-cell office:value-type="float" office:value="0" calcext:value-type="float">
            <text:p>0</text:p>
          </table:table-cell>
          <table:table-cell office:value-type="float" office:value="14.56687" calcext:value-type="float">
            <text:p>14.56687</text:p>
          </table:table-cell>
          <table:table-cell office:value-type="float" office:value="-701.5836" calcext:value-type="float">
            <text:p>-701.5836</text:p>
          </table:table-cell>
          <table:table-cell office:value-type="float" office:value="1885.321" calcext:value-type="float">
            <text:p>1885.321</text:p>
          </table:table-cell>
          <table:table-cell office:value-type="float" office:value="-116.7298" calcext:value-type="float">
            <text:p>-116.7298</text:p>
          </table:table-cell>
          <table:table-cell office:value-type="float" office:value="132.0315" calcext:value-type="float">
            <text:p>132.0315</text:p>
          </table:table-cell>
          <table:table-cell office:value-type="float" office:value="132.8079" calcext:value-type="float">
            <text:p>132.8079</text:p>
          </table:table-cell>
          <table:table-cell office:value-type="float" office:value="0.09237909" calcext:value-type="float">
            <text:p>0.09237909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45868" calcext:value-type="float">
            <text:p>0.02045868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47.4597" calcext:value-type="float">
            <text:p>-147.4597</text:p>
          </table:table-cell>
          <table:table-cell office:value-type="float" office:value="0" calcext:value-type="float">
            <text:p>0</text:p>
          </table:table-cell>
          <table:table-cell office:value-type="float" office:value="473.5926" calcext:value-type="float">
            <text:p>473.5926</text:p>
          </table:table-cell>
          <table:table-cell office:value-type="float" office:value="1124.754" calcext:value-type="float">
            <text:p>1124.754</text:p>
          </table:table-cell>
          <table:table-cell office:value-type="float" office:value="1367.57" calcext:value-type="float">
            <text:p>1367.57</text:p>
          </table:table-cell>
          <table:table-cell office:value-type="float" office:value="1270.897" calcext:value-type="float">
            <text:p>1270.897</text:p>
          </table:table-cell>
          <table:table-cell office:value-type="float" office:value="759.8881" calcext:value-type="float">
            <text:p>759.8881</text:p>
          </table:table-cell>
          <table:table-cell office:value-type="float" office:value="1100.703" calcext:value-type="float">
            <text:p>1100.703</text:p>
          </table:table-cell>
          <table:table-cell office:value-type="float" office:value="412.1985" calcext:value-type="float">
            <text:p>412.1985</text:p>
          </table:table-cell>
          <table:table-cell office:value-type="float" office:value="1847.604" calcext:value-type="float">
            <text:p>1847.604</text:p>
          </table:table-cell>
          <table:table-cell office:value-type="float" office:value="2086.734" calcext:value-type="float">
            <text:p>2086.734</text:p>
          </table:table-cell>
          <table:table-cell office:value-type="float" office:value="1669.763" calcext:value-type="float">
            <text:p>1669.763</text:p>
          </table:table-cell>
          <table:table-cell office:value-type="float" office:value="585.4728" calcext:value-type="float">
            <text:p>585.4728</text:p>
          </table:table-cell>
          <table:table-cell office:value-type="float" office:value="576.811" calcext:value-type="float">
            <text:p>576.811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68" calcext:value-type="float">
            <text:p>35.68568</text:p>
          </table:table-cell>
          <table:table-cell office:value-type="float" office:value="0" calcext:value-type="float">
            <text:p>0</text:p>
          </table:table-cell>
          <table:table-cell office:value-type="float" office:value="-0.01010765" calcext:value-type="float">
            <text:p>-0.01010765</text:p>
          </table:table-cell>
          <table:table-cell office:value-type="float" office:value="0" calcext:value-type="float">
            <text:p>0</text:p>
          </table:table-cell>
          <table:table-cell office:value-type="float" office:value="3.531115" calcext:value-type="float">
            <text:p>3.531115</text:p>
          </table:table-cell>
          <table:table-cell office:value-type="float" office:value="751.4055" calcext:value-type="float">
            <text:p>751.4055</text:p>
          </table:table-cell>
          <table:table-cell office:value-type="float" office:value="-307.9838" calcext:value-type="float">
            <text:p>-307.9838</text:p>
          </table:table-cell>
          <table:table-cell office:value-type="float" office:value="443.4217" calcext:value-type="float">
            <text:p>443.4217</text:p>
          </table:table-cell>
          <table:table-cell office:value-type="float" office:value="-596.4065" calcext:value-type="float">
            <text:p>-596.4065</text:p>
          </table:table-cell>
          <table:table-cell office:value-type="float" office:value="0" calcext:value-type="float">
            <text:p>0</text:p>
          </table:table-cell>
          <table:table-cell office:value-type="float" office:value="21.89491" calcext:value-type="float">
            <text:p>21.89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307.4901" calcext:value-type="float">
            <text:p>307.4901</text:p>
          </table:table-cell>
          <table:table-cell office:value-type="float" office:value="13278.21" calcext:value-type="float">
            <text:p>13278.21</text:p>
          </table:table-cell>
          <table:table-cell office:value-type="float" office:value="0" calcext:value-type="float">
            <text:p>0</text:p>
          </table:table-cell>
          <table:table-cell office:value-type="float" office:value="14.9824" calcext:value-type="float">
            <text:p>14.9824</text:p>
          </table:table-cell>
          <table:table-cell office:value-type="float" office:value="-706.2124" calcext:value-type="float">
            <text:p>-706.2124</text:p>
          </table:table-cell>
          <table:table-cell office:value-type="float" office:value="1900.779" calcext:value-type="float">
            <text:p>1900.779</text:p>
          </table:table-cell>
          <table:table-cell office:value-type="float" office:value="-119.5908" calcext:value-type="float">
            <text:p>-119.5908</text:p>
          </table:table-cell>
          <table:table-cell office:value-type="float" office:value="130.5419" calcext:value-type="float">
            <text:p>130.5419</text:p>
          </table:table-cell>
          <table:table-cell office:value-type="float" office:value="131.4827" calcext:value-type="float">
            <text:p>131.4827</text:p>
          </table:table-cell>
          <table:table-cell office:value-type="float" office:value="0.09360315" calcext:value-type="float">
            <text:p>0.09360315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45868" calcext:value-type="float">
            <text:p>0.02045868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37.5454" calcext:value-type="float">
            <text:p>-137.5454</text:p>
          </table:table-cell>
          <table:table-cell office:value-type="float" office:value="0" calcext:value-type="float">
            <text:p>0</text:p>
          </table:table-cell>
          <table:table-cell office:value-type="float" office:value="474.0056" calcext:value-type="float">
            <text:p>474.0056</text:p>
          </table:table-cell>
          <table:table-cell office:value-type="float" office:value="1124.601" calcext:value-type="float">
            <text:p>1124.601</text:p>
          </table:table-cell>
          <table:table-cell office:value-type="float" office:value="1367.374" calcext:value-type="float">
            <text:p>1367.374</text:p>
          </table:table-cell>
          <table:table-cell office:value-type="float" office:value="1270.794" calcext:value-type="float">
            <text:p>1270.794</text:p>
          </table:table-cell>
          <table:table-cell office:value-type="float" office:value="759.8099" calcext:value-type="float">
            <text:p>759.8099</text:p>
          </table:table-cell>
          <table:table-cell office:value-type="float" office:value="1100.626" calcext:value-type="float">
            <text:p>1100.626</text:p>
          </table:table-cell>
          <table:table-cell office:value-type="float" office:value="412.1802" calcext:value-type="float">
            <text:p>412.1802</text:p>
          </table:table-cell>
          <table:table-cell office:value-type="float" office:value="1847.55" calcext:value-type="float">
            <text:p>1847.55</text:p>
          </table:table-cell>
          <table:table-cell office:value-type="float" office:value="2086.684" calcext:value-type="float">
            <text:p>2086.684</text:p>
          </table:table-cell>
          <table:table-cell office:value-type="float" office:value="1669.734" calcext:value-type="float">
            <text:p>1669.734</text:p>
          </table:table-cell>
          <table:table-cell office:value-type="float" office:value="585.4748" calcext:value-type="float">
            <text:p>585.4748</text:p>
          </table:table-cell>
          <table:table-cell office:value-type="float" office:value="576.9224" calcext:value-type="float">
            <text:p>576.9224</text:p>
          </table:table-cell>
          <table:table-cell office:value-type="float" office:value="142.7784" calcext:value-type="float">
            <text:p>142.7784</text:p>
          </table:table-cell>
          <table:table-cell office:value-type="float" office:value="35.68568" calcext:value-type="float">
            <text:p>35.68568</text:p>
          </table:table-cell>
          <table:table-cell office:value-type="float" office:value="0" calcext:value-type="float">
            <text:p>0</text:p>
          </table:table-cell>
          <table:table-cell office:value-type="float" office:value="-0.01013091" calcext:value-type="float">
            <text:p>-0.01013091</text:p>
          </table:table-cell>
          <table:table-cell office:value-type="float" office:value="0" calcext:value-type="float">
            <text:p>0</text:p>
          </table:table-cell>
          <table:table-cell office:value-type="float" office:value="3.549601" calcext:value-type="float">
            <text:p>3.549601</text:p>
          </table:table-cell>
          <table:table-cell office:value-type="float" office:value="770.6779" calcext:value-type="float">
            <text:p>770.6779</text:p>
          </table:table-cell>
          <table:table-cell office:value-type="float" office:value="-315.5724" calcext:value-type="float">
            <text:p>-315.5724</text:p>
          </table:table-cell>
          <table:table-cell office:value-type="float" office:value="455.1054" calcext:value-type="float">
            <text:p>455.1054</text:p>
          </table:table-cell>
          <table:table-cell office:value-type="float" office:value="-598.2946" calcext:value-type="float">
            <text:p>-598.2946</text:p>
          </table:table-cell>
          <table:table-cell office:value-type="float" office:value="0" calcext:value-type="float">
            <text:p>0</text:p>
          </table:table-cell>
          <table:table-cell office:value-type="float" office:value="22.00916" calcext:value-type="float">
            <text:p>22.0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305.8997" calcext:value-type="float">
            <text:p>305.8997</text:p>
          </table:table-cell>
          <table:table-cell office:value-type="float" office:value="13278.23" calcext:value-type="float">
            <text:p>13278.23</text:p>
          </table:table-cell>
          <table:table-cell office:value-type="float" office:value="0" calcext:value-type="float">
            <text:p>0</text:p>
          </table:table-cell>
          <table:table-cell office:value-type="float" office:value="15.37652" calcext:value-type="float">
            <text:p>15.37652</text:p>
          </table:table-cell>
          <table:table-cell office:value-type="float" office:value="-710.6627" calcext:value-type="float">
            <text:p>-710.6627</text:p>
          </table:table-cell>
          <table:table-cell office:value-type="float" office:value="1913.241" calcext:value-type="float">
            <text:p>1913.241</text:p>
          </table:table-cell>
          <table:table-cell office:value-type="float" office:value="-122.3441" calcext:value-type="float">
            <text:p>-122.3441</text:p>
          </table:table-cell>
          <table:table-cell office:value-type="float" office:value="129.8693" calcext:value-type="float">
            <text:p>129.8693</text:p>
          </table:table-cell>
          <table:table-cell office:value-type="float" office:value="130.0646" calcext:value-type="float">
            <text:p>130.0646</text:p>
          </table:table-cell>
          <table:table-cell office:value-type="float" office:value="0.09505202" calcext:value-type="float">
            <text:p>0.09505202</text:p>
          </table:table-cell>
          <table:table-cell office:value-type="float" office:value="5.706857" calcext:value-type="float">
            <text:p>5.706857</text:p>
          </table:table-cell>
          <table:table-cell office:value-type="float" office:value="0.02045868" calcext:value-type="float">
            <text:p>0.02045868</text:p>
          </table:table-cell>
          <table:table-cell office:value-type="float" office:value="0.1465893" calcext:value-type="float">
            <text:p>0.1465893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30.7068" calcext:value-type="float">
            <text:p>-130.7068</text:p>
          </table:table-cell>
          <table:table-cell office:value-type="float" office:value="0" calcext:value-type="float">
            <text:p>0</text:p>
          </table:table-cell>
          <table:table-cell office:value-type="float" office:value="474.3741" calcext:value-type="float">
            <text:p>474.3741</text:p>
          </table:table-cell>
          <table:table-cell office:value-type="float" office:value="1124.498" calcext:value-type="float">
            <text:p>1124.498</text:p>
          </table:table-cell>
          <table:table-cell office:value-type="float" office:value="1367.222" calcext:value-type="float">
            <text:p>1367.222</text:p>
          </table:table-cell>
          <table:table-cell office:value-type="float" office:value="1270.709" calcext:value-type="float">
            <text:p>1270.709</text:p>
          </table:table-cell>
          <table:table-cell office:value-type="float" office:value="759.7392" calcext:value-type="float">
            <text:p>759.7392</text:p>
          </table:table-cell>
          <table:table-cell office:value-type="float" office:value="1100.555" calcext:value-type="float">
            <text:p>1100.555</text:p>
          </table:table-cell>
          <table:table-cell office:value-type="float" office:value="412.1647" calcext:value-type="float">
            <text:p>412.1647</text:p>
          </table:table-cell>
          <table:table-cell office:value-type="float" office:value="1847.495" calcext:value-type="float">
            <text:p>1847.495</text:p>
          </table:table-cell>
          <table:table-cell office:value-type="float" office:value="2086.633" calcext:value-type="float">
            <text:p>2086.633</text:p>
          </table:table-cell>
          <table:table-cell office:value-type="float" office:value="1669.704" calcext:value-type="float">
            <text:p>1669.704</text:p>
          </table:table-cell>
          <table:table-cell office:value-type="float" office:value="585.4764" calcext:value-type="float">
            <text:p>585.4764</text:p>
          </table:table-cell>
          <table:table-cell office:value-type="float" office:value="577.0333" calcext:value-type="float">
            <text:p>577.0333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7" calcext:value-type="float">
            <text:p>35.68567</text:p>
          </table:table-cell>
          <table:table-cell office:value-type="float" office:value="0" calcext:value-type="float">
            <text:p>0</text:p>
          </table:table-cell>
          <table:table-cell office:value-type="float" office:value="-0.01014305" calcext:value-type="float">
            <text:p>-0.01014305</text:p>
          </table:table-cell>
          <table:table-cell office:value-type="float" office:value="0" calcext:value-type="float">
            <text:p>0</text:p>
          </table:table-cell>
          <table:table-cell office:value-type="float" office:value="3.561485" calcext:value-type="float">
            <text:p>3.561485</text:p>
          </table:table-cell>
          <table:table-cell office:value-type="float" office:value="784.8119" calcext:value-type="float">
            <text:p>784.8119</text:p>
          </table:table-cell>
          <table:table-cell office:value-type="float" office:value="-321.1677" calcext:value-type="float">
            <text:p>-321.1677</text:p>
          </table:table-cell>
          <table:table-cell office:value-type="float" office:value="463.6442" calcext:value-type="float">
            <text:p>463.6442</text:p>
          </table:table-cell>
          <table:table-cell office:value-type="float" office:value="-600.1794" calcext:value-type="float">
            <text:p>-600.1794</text:p>
          </table:table-cell>
          <table:table-cell office:value-type="float" office:value="0" calcext:value-type="float">
            <text:p>0</text:p>
          </table:table-cell>
          <table:table-cell office:value-type="float" office:value="22.18818" calcext:value-type="float">
            <text:p>22.18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302.6852" calcext:value-type="float">
            <text:p>302.6852</text:p>
          </table:table-cell>
          <table:table-cell office:value-type="float" office:value="13278.64" calcext:value-type="float">
            <text:p>13278.64</text:p>
          </table:table-cell>
          <table:table-cell office:value-type="float" office:value="0" calcext:value-type="float">
            <text:p>0</text:p>
          </table:table-cell>
          <table:table-cell office:value-type="float" office:value="15.80968" calcext:value-type="float">
            <text:p>15.80968</text:p>
          </table:table-cell>
          <table:table-cell office:value-type="float" office:value="-714.804" calcext:value-type="float">
            <text:p>-714.804</text:p>
          </table:table-cell>
          <table:table-cell office:value-type="float" office:value="1919.879" calcext:value-type="float">
            <text:p>1919.879</text:p>
          </table:table-cell>
          <table:table-cell office:value-type="float" office:value="-125.0573" calcext:value-type="float">
            <text:p>-125.0573</text:p>
          </table:table-cell>
          <table:table-cell office:value-type="float" office:value="130.2421" calcext:value-type="float">
            <text:p>130.2421</text:p>
          </table:table-cell>
          <table:table-cell office:value-type="float" office:value="126.4639" calcext:value-type="float">
            <text:p>126.4639</text:p>
          </table:table-cell>
          <table:table-cell office:value-type="float" office:value="0.09517059" calcext:value-type="float">
            <text:p>0.09517059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80237" calcext:value-type="float">
            <text:p>0.02180237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21.3606" calcext:value-type="float">
            <text:p>-121.3606</text:p>
          </table:table-cell>
          <table:table-cell office:value-type="float" office:value="0" calcext:value-type="float">
            <text:p>0</text:p>
          </table:table-cell>
          <table:table-cell office:value-type="float" office:value="475.2014" calcext:value-type="float">
            <text:p>475.2014</text:p>
          </table:table-cell>
          <table:table-cell office:value-type="float" office:value="1124.801" calcext:value-type="float">
            <text:p>1124.801</text:p>
          </table:table-cell>
          <table:table-cell office:value-type="float" office:value="1367.109" calcext:value-type="float">
            <text:p>1367.109</text:p>
          </table:table-cell>
          <table:table-cell office:value-type="float" office:value="1270.628" calcext:value-type="float">
            <text:p>1270.628</text:p>
          </table:table-cell>
          <table:table-cell office:value-type="float" office:value="759.6855" calcext:value-type="float">
            <text:p>759.6855</text:p>
          </table:table-cell>
          <table:table-cell office:value-type="float" office:value="1100.496" calcext:value-type="float">
            <text:p>1100.496</text:p>
          </table:table-cell>
          <table:table-cell office:value-type="float" office:value="412.1533" calcext:value-type="float">
            <text:p>412.1533</text:p>
          </table:table-cell>
          <table:table-cell office:value-type="float" office:value="1847.442" calcext:value-type="float">
            <text:p>1847.442</text:p>
          </table:table-cell>
          <table:table-cell office:value-type="float" office:value="2086.583" calcext:value-type="float">
            <text:p>2086.583</text:p>
          </table:table-cell>
          <table:table-cell office:value-type="float" office:value="1669.675" calcext:value-type="float">
            <text:p>1669.675</text:p>
          </table:table-cell>
          <table:table-cell office:value-type="float" office:value="585.4774" calcext:value-type="float">
            <text:p>585.4774</text:p>
          </table:table-cell>
          <table:table-cell office:value-type="float" office:value="577.1502" calcext:value-type="float">
            <text:p>577.1502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7" calcext:value-type="float">
            <text:p>35.68567</text:p>
          </table:table-cell>
          <table:table-cell office:value-type="float" office:value="0" calcext:value-type="float">
            <text:p>0</text:p>
          </table:table-cell>
          <table:table-cell office:value-type="float" office:value="-0.01029574" calcext:value-type="float">
            <text:p>-0.01029574</text:p>
          </table:table-cell>
          <table:table-cell office:value-type="float" office:value="0" calcext:value-type="float">
            <text:p>0</text:p>
          </table:table-cell>
          <table:table-cell office:value-type="float" office:value="3.577556" calcext:value-type="float">
            <text:p>3.577556</text:p>
          </table:table-cell>
          <table:table-cell office:value-type="float" office:value="801.4512" calcext:value-type="float">
            <text:p>801.4512</text:p>
          </table:table-cell>
          <table:table-cell office:value-type="float" office:value="-326.7603" calcext:value-type="float">
            <text:p>-326.7603</text:p>
          </table:table-cell>
          <table:table-cell office:value-type="float" office:value="474.6909" calcext:value-type="float">
            <text:p>474.6909</text:p>
          </table:table-cell>
          <table:table-cell office:value-type="float" office:value="-603.0957" calcext:value-type="float">
            <text:p>-603.0957</text:p>
          </table:table-cell>
          <table:table-cell office:value-type="float" office:value="0" calcext:value-type="float">
            <text:p>0</text:p>
          </table:table-cell>
          <table:table-cell office:value-type="float" office:value="23.64642" calcext:value-type="float">
            <text:p>23.6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298.994" calcext:value-type="float">
            <text:p>298.994</text:p>
          </table:table-cell>
          <table:table-cell office:value-type="float" office:value="13278.97" calcext:value-type="float">
            <text:p>13278.97</text:p>
          </table:table-cell>
          <table:table-cell office:value-type="float" office:value="0" calcext:value-type="float">
            <text:p>0</text:p>
          </table:table-cell>
          <table:table-cell office:value-type="float" office:value="16.27556" calcext:value-type="float">
            <text:p>16.27556</text:p>
          </table:table-cell>
          <table:table-cell office:value-type="float" office:value="-720.9562" calcext:value-type="float">
            <text:p>-720.9562</text:p>
          </table:table-cell>
          <table:table-cell office:value-type="float" office:value="1937.671" calcext:value-type="float">
            <text:p>1937.671</text:p>
          </table:table-cell>
          <table:table-cell office:value-type="float" office:value="-127.9311" calcext:value-type="float">
            <text:p>-127.9311</text:p>
          </table:table-cell>
          <table:table-cell office:value-type="float" office:value="131.3255" calcext:value-type="float">
            <text:p>131.3255</text:p>
          </table:table-cell>
          <table:table-cell office:value-type="float" office:value="122.9953" calcext:value-type="float">
            <text:p>122.9953</text:p>
          </table:table-cell>
          <table:table-cell office:value-type="float" office:value="0.09456412" calcext:value-type="float">
            <text:p>0.09456412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98223" calcext:value-type="float">
            <text:p>0.02198223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14.2109" calcext:value-type="float">
            <text:p>-114.2109</text:p>
          </table:table-cell>
          <table:table-cell office:value-type="float" office:value="0" calcext:value-type="float">
            <text:p>0</text:p>
          </table:table-cell>
          <table:table-cell office:value-type="float" office:value="475.7642" calcext:value-type="float">
            <text:p>475.7642</text:p>
          </table:table-cell>
          <table:table-cell office:value-type="float" office:value="1124.702" calcext:value-type="float">
            <text:p>1124.702</text:p>
          </table:table-cell>
          <table:table-cell office:value-type="float" office:value="1366.963" calcext:value-type="float">
            <text:p>1366.963</text:p>
          </table:table-cell>
          <table:table-cell office:value-type="float" office:value="1270.544" calcext:value-type="float">
            <text:p>1270.544</text:p>
          </table:table-cell>
          <table:table-cell office:value-type="float" office:value="759.6333" calcext:value-type="float">
            <text:p>759.6333</text:p>
          </table:table-cell>
          <table:table-cell office:value-type="float" office:value="1100.44" calcext:value-type="float">
            <text:p>1100.44</text:p>
          </table:table-cell>
          <table:table-cell office:value-type="float" office:value="412.1408" calcext:value-type="float">
            <text:p>412.1408</text:p>
          </table:table-cell>
          <table:table-cell office:value-type="float" office:value="1847.391" calcext:value-type="float">
            <text:p>1847.391</text:p>
          </table:table-cell>
          <table:table-cell office:value-type="float" office:value="2086.533" calcext:value-type="float">
            <text:p>2086.533</text:p>
          </table:table-cell>
          <table:table-cell office:value-type="float" office:value="1669.645" calcext:value-type="float">
            <text:p>1669.645</text:p>
          </table:table-cell>
          <table:table-cell office:value-type="float" office:value="585.4777" calcext:value-type="float">
            <text:p>585.4777</text:p>
          </table:table-cell>
          <table:table-cell office:value-type="float" office:value="577.2733" calcext:value-type="float">
            <text:p>577.2733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6" calcext:value-type="float">
            <text:p>35.68566</text:p>
          </table:table-cell>
          <table:table-cell office:value-type="float" office:value="0" calcext:value-type="float">
            <text:p>0</text:p>
          </table:table-cell>
          <table:table-cell office:value-type="float" office:value="-0.01067988" calcext:value-type="float">
            <text:p>-0.01067988</text:p>
          </table:table-cell>
          <table:table-cell office:value-type="float" office:value="0" calcext:value-type="float">
            <text:p>0</text:p>
          </table:table-cell>
          <table:table-cell office:value-type="float" office:value="3.597719" calcext:value-type="float">
            <text:p>3.597719</text:p>
          </table:table-cell>
          <table:table-cell office:value-type="float" office:value="818.6067" calcext:value-type="float">
            <text:p>818.6067</text:p>
          </table:table-cell>
          <table:table-cell office:value-type="float" office:value="-333.493" calcext:value-type="float">
            <text:p>-333.493</text:p>
          </table:table-cell>
          <table:table-cell office:value-type="float" office:value="485.1137" calcext:value-type="float">
            <text:p>485.1137</text:p>
          </table:table-cell>
          <table:table-cell office:value-type="float" office:value="-606.8508" calcext:value-type="float">
            <text:p>-606.8508</text:p>
          </table:table-cell>
          <table:table-cell office:value-type="float" office:value="0" calcext:value-type="float">
            <text:p>0</text:p>
          </table:table-cell>
          <table:table-cell office:value-type="float" office:value="24.10811" calcext:value-type="float">
            <text:p>24.10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95.6116" calcext:value-type="float">
            <text:p>295.6116</text:p>
          </table:table-cell>
          <table:table-cell office:value-type="float" office:value="13279.25" calcext:value-type="float">
            <text:p>13279.25</text:p>
          </table:table-cell>
          <table:table-cell office:value-type="float" office:value="0" calcext:value-type="float">
            <text:p>0</text:p>
          </table:table-cell>
          <table:table-cell office:value-type="float" office:value="16.72027" calcext:value-type="float">
            <text:p>16.72027</text:p>
          </table:table-cell>
          <table:table-cell office:value-type="float" office:value="-727.7747" calcext:value-type="float">
            <text:p>-727.7747</text:p>
          </table:table-cell>
          <table:table-cell office:value-type="float" office:value="1957.957" calcext:value-type="float">
            <text:p>1957.957</text:p>
          </table:table-cell>
          <table:table-cell office:value-type="float" office:value="-131.156" calcext:value-type="float">
            <text:p>-131.156</text:p>
          </table:table-cell>
          <table:table-cell office:value-type="float" office:value="132.1317" calcext:value-type="float">
            <text:p>132.1317</text:p>
          </table:table-cell>
          <table:table-cell office:value-type="float" office:value="119.8876" calcext:value-type="float">
            <text:p>119.8876</text:p>
          </table:table-cell>
          <table:table-cell office:value-type="float" office:value="0.09519448" calcext:value-type="float">
            <text:p>0.09519448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98223" calcext:value-type="float">
            <text:p>0.02198223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07.3268" calcext:value-type="float">
            <text:p>-107.3268</text:p>
          </table:table-cell>
          <table:table-cell office:value-type="float" office:value="0" calcext:value-type="float">
            <text:p>0</text:p>
          </table:table-cell>
          <table:table-cell office:value-type="float" office:value="476.2909" calcext:value-type="float">
            <text:p>476.2909</text:p>
          </table:table-cell>
          <table:table-cell office:value-type="float" office:value="1124.553" calcext:value-type="float">
            <text:p>1124.553</text:p>
          </table:table-cell>
          <table:table-cell office:value-type="float" office:value="1366.789" calcext:value-type="float">
            <text:p>1366.789</text:p>
          </table:table-cell>
          <table:table-cell office:value-type="float" office:value="1270.458" calcext:value-type="float">
            <text:p>1270.458</text:p>
          </table:table-cell>
          <table:table-cell office:value-type="float" office:value="759.5816" calcext:value-type="float">
            <text:p>759.5816</text:p>
          </table:table-cell>
          <table:table-cell office:value-type="float" office:value="1100.385" calcext:value-type="float">
            <text:p>1100.385</text:p>
          </table:table-cell>
          <table:table-cell office:value-type="float" office:value="412.1293" calcext:value-type="float">
            <text:p>412.1293</text:p>
          </table:table-cell>
          <table:table-cell office:value-type="float" office:value="1847.341" calcext:value-type="float">
            <text:p>1847.341</text:p>
          </table:table-cell>
          <table:table-cell office:value-type="float" office:value="2086.484" calcext:value-type="float">
            <text:p>2086.484</text:p>
          </table:table-cell>
          <table:table-cell office:value-type="float" office:value="1669.615" calcext:value-type="float">
            <text:p>1669.615</text:p>
          </table:table-cell>
          <table:table-cell office:value-type="float" office:value="585.4774" calcext:value-type="float">
            <text:p>585.4774</text:p>
          </table:table-cell>
          <table:table-cell office:value-type="float" office:value="577.4039" calcext:value-type="float">
            <text:p>577.4039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6" calcext:value-type="float">
            <text:p>35.68566</text:p>
          </table:table-cell>
          <table:table-cell office:value-type="float" office:value="0" calcext:value-type="float">
            <text:p>0</text:p>
          </table:table-cell>
          <table:table-cell office:value-type="float" office:value="-0.01072771" calcext:value-type="float">
            <text:p>-0.01072771</text:p>
          </table:table-cell>
          <table:table-cell office:value-type="float" office:value="0" calcext:value-type="float">
            <text:p>0</text:p>
          </table:table-cell>
          <table:table-cell office:value-type="float" office:value="3.614994" calcext:value-type="float">
            <text:p>3.614994</text:p>
          </table:table-cell>
          <table:table-cell office:value-type="float" office:value="835.9752" calcext:value-type="float">
            <text:p>835.9752</text:p>
          </table:table-cell>
          <table:table-cell office:value-type="float" office:value="-340.3848" calcext:value-type="float">
            <text:p>-340.3848</text:p>
          </table:table-cell>
          <table:table-cell office:value-type="float" office:value="495.5903" calcext:value-type="float">
            <text:p>495.5903</text:p>
          </table:table-cell>
          <table:table-cell office:value-type="float" office:value="-610.3354" calcext:value-type="float">
            <text:p>-610.3354</text:p>
          </table:table-cell>
          <table:table-cell office:value-type="float" office:value="0" calcext:value-type="float">
            <text:p>0</text:p>
          </table:table-cell>
          <table:table-cell office:value-type="float" office:value="23.98475" calcext:value-type="float">
            <text:p>23.9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92.4868" calcext:value-type="float">
            <text:p>292.4868</text:p>
          </table:table-cell>
          <table:table-cell office:value-type="float" office:value="13279.53" calcext:value-type="float">
            <text:p>13279.53</text:p>
          </table:table-cell>
          <table:table-cell office:value-type="float" office:value="0" calcext:value-type="float">
            <text:p>0</text:p>
          </table:table-cell>
          <table:table-cell office:value-type="float" office:value="17.1765" calcext:value-type="float">
            <text:p>17.1765</text:p>
          </table:table-cell>
          <table:table-cell office:value-type="float" office:value="-734.1552" calcext:value-type="float">
            <text:p>-734.1552</text:p>
          </table:table-cell>
          <table:table-cell office:value-type="float" office:value="1977.105" calcext:value-type="float">
            <text:p>1977.105</text:p>
          </table:table-cell>
          <table:table-cell office:value-type="float" office:value="-134.371" calcext:value-type="float">
            <text:p>-134.371</text:p>
          </table:table-cell>
          <table:table-cell office:value-type="float" office:value="132.6149" calcext:value-type="float">
            <text:p>132.6149</text:p>
          </table:table-cell>
          <table:table-cell office:value-type="float" office:value="117.0032" calcext:value-type="float">
            <text:p>117.0032</text:p>
          </table:table-cell>
          <table:table-cell office:value-type="float" office:value="0.09593738" calcext:value-type="float">
            <text:p>0.09593738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98223" calcext:value-type="float">
            <text:p>0.02198223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00.8172" calcext:value-type="float">
            <text:p>-100.8172</text:p>
          </table:table-cell>
          <table:table-cell office:value-type="float" office:value="0" calcext:value-type="float">
            <text:p>0</text:p>
          </table:table-cell>
          <table:table-cell office:value-type="float" office:value="476.8187" calcext:value-type="float">
            <text:p>476.8187</text:p>
          </table:table-cell>
          <table:table-cell office:value-type="float" office:value="1124.41" calcext:value-type="float">
            <text:p>1124.41</text:p>
          </table:table-cell>
          <table:table-cell office:value-type="float" office:value="1366.626" calcext:value-type="float">
            <text:p>1366.626</text:p>
          </table:table-cell>
          <table:table-cell office:value-type="float" office:value="1270.372" calcext:value-type="float">
            <text:p>1270.372</text:p>
          </table:table-cell>
          <table:table-cell office:value-type="float" office:value="759.5352" calcext:value-type="float">
            <text:p>759.5352</text:p>
          </table:table-cell>
          <table:table-cell office:value-type="float" office:value="1100.331" calcext:value-type="float">
            <text:p>1100.331</text:p>
          </table:table-cell>
          <table:table-cell office:value-type="float" office:value="412.1188" calcext:value-type="float">
            <text:p>412.1188</text:p>
          </table:table-cell>
          <table:table-cell office:value-type="float" office:value="1847.3" calcext:value-type="float">
            <text:p>1847.3</text:p>
          </table:table-cell>
          <table:table-cell office:value-type="float" office:value="2086.435" calcext:value-type="float">
            <text:p>2086.435</text:p>
          </table:table-cell>
          <table:table-cell office:value-type="float" office:value="1669.586" calcext:value-type="float">
            <text:p>1669.586</text:p>
          </table:table-cell>
          <table:table-cell office:value-type="float" office:value="585.4767" calcext:value-type="float">
            <text:p>585.4767</text:p>
          </table:table-cell>
          <table:table-cell office:value-type="float" office:value="577.5418" calcext:value-type="float">
            <text:p>577.5418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5" calcext:value-type="float">
            <text:p>35.68565</text:p>
          </table:table-cell>
          <table:table-cell office:value-type="float" office:value="0" calcext:value-type="float">
            <text:p>0</text:p>
          </table:table-cell>
          <table:table-cell office:value-type="float" office:value="-0.0107419" calcext:value-type="float">
            <text:p>-0.0107419</text:p>
          </table:table-cell>
          <table:table-cell office:value-type="float" office:value="0" calcext:value-type="float">
            <text:p>0</text:p>
          </table:table-cell>
          <table:table-cell office:value-type="float" office:value="3.633552" calcext:value-type="float">
            <text:p>3.633552</text:p>
          </table:table-cell>
          <table:table-cell office:value-type="float" office:value="852.8548" calcext:value-type="float">
            <text:p>852.8548</text:p>
          </table:table-cell>
          <table:table-cell office:value-type="float" office:value="-347.5942" calcext:value-type="float">
            <text:p>-347.5942</text:p>
          </table:table-cell>
          <table:table-cell office:value-type="float" office:value="505.2606" calcext:value-type="float">
            <text:p>505.2606</text:p>
          </table:table-cell>
          <table:table-cell office:value-type="float" office:value="-613.5645" calcext:value-type="float">
            <text:p>-613.5645</text:p>
          </table:table-cell>
          <table:table-cell office:value-type="float" office:value="0" calcext:value-type="float">
            <text:p>0</text:p>
          </table:table-cell>
          <table:table-cell office:value-type="float" office:value="24.0393" calcext:value-type="float">
            <text:p>24.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290.0364" calcext:value-type="float">
            <text:p>290.0364</text:p>
          </table:table-cell>
          <table:table-cell office:value-type="float" office:value="13279.77" calcext:value-type="float">
            <text:p>13279.77</text:p>
          </table:table-cell>
          <table:table-cell office:value-type="float" office:value="0" calcext:value-type="float">
            <text:p>0</text:p>
          </table:table-cell>
          <table:table-cell office:value-type="float" office:value="17.64918" calcext:value-type="float">
            <text:p>17.64918</text:p>
          </table:table-cell>
          <table:table-cell office:value-type="float" office:value="-739.8867" calcext:value-type="float">
            <text:p>-739.8867</text:p>
          </table:table-cell>
          <table:table-cell office:value-type="float" office:value="1994.21" calcext:value-type="float">
            <text:p>1994.21</text:p>
          </table:table-cell>
          <table:table-cell office:value-type="float" office:value="-137.6226" calcext:value-type="float">
            <text:p>-137.6226</text:p>
          </table:table-cell>
          <table:table-cell office:value-type="float" office:value="132.433" calcext:value-type="float">
            <text:p>132.433</text:p>
          </table:table-cell>
          <table:table-cell office:value-type="float" office:value="114.7556" calcext:value-type="float">
            <text:p>114.7556</text:p>
          </table:table-cell>
          <table:table-cell office:value-type="float" office:value="0.0967935" calcext:value-type="float">
            <text:p>0.0967935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98223" calcext:value-type="float">
            <text:p>0.02198223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94.47471" calcext:value-type="float">
            <text:p>-94.47471</text:p>
          </table:table-cell>
          <table:table-cell office:value-type="float" office:value="0" calcext:value-type="float">
            <text:p>0</text:p>
          </table:table-cell>
          <table:table-cell office:value-type="float" office:value="477.3132" calcext:value-type="float">
            <text:p>477.3132</text:p>
          </table:table-cell>
          <table:table-cell office:value-type="float" office:value="1124.273" calcext:value-type="float">
            <text:p>1124.273</text:p>
          </table:table-cell>
          <table:table-cell office:value-type="float" office:value="1366.468" calcext:value-type="float">
            <text:p>1366.468</text:p>
          </table:table-cell>
          <table:table-cell office:value-type="float" office:value="1270.283" calcext:value-type="float">
            <text:p>1270.283</text:p>
          </table:table-cell>
          <table:table-cell office:value-type="float" office:value="759.49" calcext:value-type="float">
            <text:p>759.49</text:p>
          </table:table-cell>
          <table:table-cell office:value-type="float" office:value="1100.278" calcext:value-type="float">
            <text:p>1100.278</text:p>
          </table:table-cell>
          <table:table-cell office:value-type="float" office:value="412.109" calcext:value-type="float">
            <text:p>412.109</text:p>
          </table:table-cell>
          <table:table-cell office:value-type="float" office:value="1847.264" calcext:value-type="float">
            <text:p>1847.264</text:p>
          </table:table-cell>
          <table:table-cell office:value-type="float" office:value="2086.392" calcext:value-type="float">
            <text:p>2086.392</text:p>
          </table:table-cell>
          <table:table-cell office:value-type="float" office:value="1669.556" calcext:value-type="float">
            <text:p>1669.556</text:p>
          </table:table-cell>
          <table:table-cell office:value-type="float" office:value="585.4756" calcext:value-type="float">
            <text:p>585.4756</text:p>
          </table:table-cell>
          <table:table-cell office:value-type="float" office:value="577.6884" calcext:value-type="float">
            <text:p>577.6884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5" calcext:value-type="float">
            <text:p>35.68565</text:p>
          </table:table-cell>
          <table:table-cell office:value-type="float" office:value="0" calcext:value-type="float">
            <text:p>0</text:p>
          </table:table-cell>
          <table:table-cell office:value-type="float" office:value="-0.01074968" calcext:value-type="float">
            <text:p>-0.01074968</text:p>
          </table:table-cell>
          <table:table-cell office:value-type="float" office:value="0" calcext:value-type="float">
            <text:p>0</text:p>
          </table:table-cell>
          <table:table-cell office:value-type="float" office:value="3.651652" calcext:value-type="float">
            <text:p>3.651652</text:p>
          </table:table-cell>
          <table:table-cell office:value-type="float" office:value="868.9446" calcext:value-type="float">
            <text:p>868.9446</text:p>
          </table:table-cell>
          <table:table-cell office:value-type="float" office:value="-354.8663" calcext:value-type="float">
            <text:p>-354.8663</text:p>
          </table:table-cell>
          <table:table-cell office:value-type="float" office:value="514.0784" calcext:value-type="float">
            <text:p>514.0784</text:p>
          </table:table-cell>
          <table:table-cell office:value-type="float" office:value="-616.1789" calcext:value-type="float">
            <text:p>-616.1789</text:p>
          </table:table-cell>
          <table:table-cell office:value-type="float" office:value="0" calcext:value-type="float">
            <text:p>0</text:p>
          </table:table-cell>
          <table:table-cell office:value-type="float" office:value="24.16855" calcext:value-type="float">
            <text:p>24.1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288.3833" calcext:value-type="float">
            <text:p>288.3833</text:p>
          </table:table-cell>
          <table:table-cell office:value-type="float" office:value="13279.92" calcext:value-type="float">
            <text:p>13279.92</text:p>
          </table:table-cell>
          <table:table-cell office:value-type="float" office:value="0" calcext:value-type="float">
            <text:p>0</text:p>
          </table:table-cell>
          <table:table-cell office:value-type="float" office:value="18.14568" calcext:value-type="float">
            <text:p>18.14568</text:p>
          </table:table-cell>
          <table:table-cell office:value-type="float" office:value="-745.0292" calcext:value-type="float">
            <text:p>-745.0292</text:p>
          </table:table-cell>
          <table:table-cell office:value-type="float" office:value="2009.803" calcext:value-type="float">
            <text:p>2009.803</text:p>
          </table:table-cell>
          <table:table-cell office:value-type="float" office:value="-140.9915" calcext:value-type="float">
            <text:p>-140.9915</text:p>
          </table:table-cell>
          <table:table-cell office:value-type="float" office:value="131.4073" calcext:value-type="float">
            <text:p>131.4073</text:p>
          </table:table-cell>
          <table:table-cell office:value-type="float" office:value="113.289" calcext:value-type="float">
            <text:p>113.289</text:p>
          </table:table-cell>
          <table:table-cell office:value-type="float" office:value="0.09779127" calcext:value-type="float">
            <text:p>0.09779127</text:p>
          </table:table-cell>
          <table:table-cell office:value-type="float" office:value="5.950142" calcext:value-type="float">
            <text:p>5.950142</text:p>
          </table:table-cell>
          <table:table-cell office:value-type="float" office:value="0.02198223" calcext:value-type="float">
            <text:p>0.02198223</text:p>
          </table:table-cell>
          <table:table-cell office:value-type="float" office:value="0.1685788" calcext:value-type="float">
            <text:p>0.168578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86.80367" calcext:value-type="float">
            <text:p>-86.80367</text:p>
          </table:table-cell>
          <table:table-cell office:value-type="float" office:value="0" calcext:value-type="float">
            <text:p>0</text:p>
          </table:table-cell>
          <table:table-cell office:value-type="float" office:value="477.739" calcext:value-type="float">
            <text:p>477.739</text:p>
          </table:table-cell>
          <table:table-cell office:value-type="float" office:value="1124.131" calcext:value-type="float">
            <text:p>1124.131</text:p>
          </table:table-cell>
          <table:table-cell office:value-type="float" office:value="1366.302" calcext:value-type="float">
            <text:p>1366.302</text:p>
          </table:table-cell>
          <table:table-cell office:value-type="float" office:value="1270.186" calcext:value-type="float">
            <text:p>1270.186</text:p>
          </table:table-cell>
          <table:table-cell office:value-type="float" office:value="759.4425" calcext:value-type="float">
            <text:p>759.4425</text:p>
          </table:table-cell>
          <table:table-cell office:value-type="float" office:value="1100.224" calcext:value-type="float">
            <text:p>1100.224</text:p>
          </table:table-cell>
          <table:table-cell office:value-type="float" office:value="412.0999" calcext:value-type="float">
            <text:p>412.0999</text:p>
          </table:table-cell>
          <table:table-cell office:value-type="float" office:value="1847.228" calcext:value-type="float">
            <text:p>1847.228</text:p>
          </table:table-cell>
          <table:table-cell office:value-type="float" office:value="2086.356" calcext:value-type="float">
            <text:p>2086.356</text:p>
          </table:table-cell>
          <table:table-cell office:value-type="float" office:value="1669.527" calcext:value-type="float">
            <text:p>1669.527</text:p>
          </table:table-cell>
          <table:table-cell office:value-type="float" office:value="585.4742" calcext:value-type="float">
            <text:p>585.4742</text:p>
          </table:table-cell>
          <table:table-cell office:value-type="float" office:value="577.8448" calcext:value-type="float">
            <text:p>577.8448</text:p>
          </table:table-cell>
          <table:table-cell office:value-type="float" office:value="142.7783" calcext:value-type="float">
            <text:p>142.7783</text:p>
          </table:table-cell>
          <table:table-cell office:value-type="float" office:value="35.68564" calcext:value-type="float">
            <text:p>35.68564</text:p>
          </table:table-cell>
          <table:table-cell office:value-type="float" office:value="0" calcext:value-type="float">
            <text:p>0</text:p>
          </table:table-cell>
          <table:table-cell office:value-type="float" office:value="-0.01076032" calcext:value-type="float">
            <text:p>-0.01076032</text:p>
          </table:table-cell>
          <table:table-cell office:value-type="float" office:value="0" calcext:value-type="float">
            <text:p>0</text:p>
          </table:table-cell>
          <table:table-cell office:value-type="float" office:value="3.680664" calcext:value-type="float">
            <text:p>3.680664</text:p>
          </table:table-cell>
          <table:table-cell office:value-type="float" office:value="887.2707" calcext:value-type="float">
            <text:p>887.2707</text:p>
          </table:table-cell>
          <table:table-cell office:value-type="float" office:value="-363.7527" calcext:value-type="float">
            <text:p>-363.7527</text:p>
          </table:table-cell>
          <table:table-cell office:value-type="float" office:value="523.5181" calcext:value-type="float">
            <text:p>523.5181</text:p>
          </table:table-cell>
          <table:table-cell office:value-type="float" office:value="-618.1169" calcext:value-type="float">
            <text:p>-618.1169</text:p>
          </table:table-cell>
          <table:table-cell office:value-type="float" office:value="0" calcext:value-type="float">
            <text:p>0</text:p>
          </table:table-cell>
          <table:table-cell office:value-type="float" office:value="24.32874" calcext:value-type="float">
            <text:p>24.3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285.3262" calcext:value-type="float">
            <text:p>285.3262</text:p>
          </table:table-cell>
          <table:table-cell office:value-type="float" office:value="13280.51" calcext:value-type="float">
            <text:p>13280.51</text:p>
          </table:table-cell>
          <table:table-cell office:value-type="float" office:value="0" calcext:value-type="float">
            <text:p>0</text:p>
          </table:table-cell>
          <table:table-cell office:value-type="float" office:value="18.72122" calcext:value-type="float">
            <text:p>18.72122</text:p>
          </table:table-cell>
          <table:table-cell office:value-type="float" office:value="-749.3964" calcext:value-type="float">
            <text:p>-749.3964</text:p>
          </table:table-cell>
          <table:table-cell office:value-type="float" office:value="2017.57" calcext:value-type="float">
            <text:p>2017.57</text:p>
          </table:table-cell>
          <table:table-cell office:value-type="float" office:value="-144.1829" calcext:value-type="float">
            <text:p>-144.1829</text:p>
          </table:table-cell>
          <table:table-cell office:value-type="float" office:value="130.7829" calcext:value-type="float">
            <text:p>130.7829</text:p>
          </table:table-cell>
          <table:table-cell office:value-type="float" office:value="109.7595" calcext:value-type="float">
            <text:p>109.7595</text:p>
          </table:table-cell>
          <table:table-cell office:value-type="float" office:value="0.09593843" calcext:value-type="float">
            <text:p>0.09593843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78.96524" calcext:value-type="float">
            <text:p>-78.96524</text:p>
          </table:table-cell>
          <table:table-cell office:value-type="float" office:value="0" calcext:value-type="float">
            <text:p>0</text:p>
          </table:table-cell>
          <table:table-cell office:value-type="float" office:value="478.6819" calcext:value-type="float">
            <text:p>478.6819</text:p>
          </table:table-cell>
          <table:table-cell office:value-type="float" office:value="1124.52" calcext:value-type="float">
            <text:p>1124.52</text:p>
          </table:table-cell>
          <table:table-cell office:value-type="float" office:value="1366.191" calcext:value-type="float">
            <text:p>1366.191</text:p>
          </table:table-cell>
          <table:table-cell office:value-type="float" office:value="1270.078" calcext:value-type="float">
            <text:p>1270.078</text:p>
          </table:table-cell>
          <table:table-cell office:value-type="float" office:value="759.389" calcext:value-type="float">
            <text:p>759.389</text:p>
          </table:table-cell>
          <table:table-cell office:value-type="float" office:value="1100.164" calcext:value-type="float">
            <text:p>1100.164</text:p>
          </table:table-cell>
          <table:table-cell office:value-type="float" office:value="412.0921" calcext:value-type="float">
            <text:p>412.0921</text:p>
          </table:table-cell>
          <table:table-cell office:value-type="float" office:value="1847.19" calcext:value-type="float">
            <text:p>1847.19</text:p>
          </table:table-cell>
          <table:table-cell office:value-type="float" office:value="2086.321" calcext:value-type="float">
            <text:p>2086.321</text:p>
          </table:table-cell>
          <table:table-cell office:value-type="float" office:value="1669.498" calcext:value-type="float">
            <text:p>1669.498</text:p>
          </table:table-cell>
          <table:table-cell office:value-type="float" office:value="585.4725" calcext:value-type="float">
            <text:p>585.4725</text:p>
          </table:table-cell>
          <table:table-cell office:value-type="float" office:value="578.0129" calcext:value-type="float">
            <text:p>578.0129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3" calcext:value-type="float">
            <text:p>35.68563</text:p>
          </table:table-cell>
          <table:table-cell office:value-type="float" office:value="0" calcext:value-type="float">
            <text:p>0</text:p>
          </table:table-cell>
          <table:table-cell office:value-type="float" office:value="-0.01111345" calcext:value-type="float">
            <text:p>-0.01111345</text:p>
          </table:table-cell>
          <table:table-cell office:value-type="float" office:value="0" calcext:value-type="float">
            <text:p>0</text:p>
          </table:table-cell>
          <table:table-cell office:value-type="float" office:value="3.702817" calcext:value-type="float">
            <text:p>3.702817</text:p>
          </table:table-cell>
          <table:table-cell office:value-type="float" office:value="904.8444" calcext:value-type="float">
            <text:p>904.8444</text:p>
          </table:table-cell>
          <table:table-cell office:value-type="float" office:value="-372.0143" calcext:value-type="float">
            <text:p>-372.0143</text:p>
          </table:table-cell>
          <table:table-cell office:value-type="float" office:value="532.8302" calcext:value-type="float">
            <text:p>532.8302</text:p>
          </table:table-cell>
          <table:table-cell office:value-type="float" office:value="-620.8232" calcext:value-type="float">
            <text:p>-620.8232</text:p>
          </table:table-cell>
          <table:table-cell office:value-type="float" office:value="0" calcext:value-type="float">
            <text:p>0</text:p>
          </table:table-cell>
          <table:table-cell office:value-type="float" office:value="25.83278" calcext:value-type="float">
            <text:p>25.8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281.7593" calcext:value-type="float">
            <text:p>281.7593</text:p>
          </table:table-cell>
          <table:table-cell office:value-type="float" office:value="13280.76" calcext:value-type="float">
            <text:p>13280.76</text:p>
          </table:table-cell>
          <table:table-cell office:value-type="float" office:value="0" calcext:value-type="float">
            <text:p>0</text:p>
          </table:table-cell>
          <table:table-cell office:value-type="float" office:value="19.26388" calcext:value-type="float">
            <text:p>19.26388</text:p>
          </table:table-cell>
          <table:table-cell office:value-type="float" office:value="-756.5659" calcext:value-type="float">
            <text:p>-756.5659</text:p>
          </table:table-cell>
          <table:table-cell office:value-type="float" office:value="2038.784" calcext:value-type="float">
            <text:p>2038.784</text:p>
          </table:table-cell>
          <table:table-cell office:value-type="float" office:value="-147.4483" calcext:value-type="float">
            <text:p>-147.4483</text:p>
          </table:table-cell>
          <table:table-cell office:value-type="float" office:value="131.3827" calcext:value-type="float">
            <text:p>131.3827</text:p>
          </table:table-cell>
          <table:table-cell office:value-type="float" office:value="106.6178" calcext:value-type="float">
            <text:p>106.6178</text:p>
          </table:table-cell>
          <table:table-cell office:value-type="float" office:value="0.09593008" calcext:value-type="float">
            <text:p>0.09593008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73.3709" calcext:value-type="float">
            <text:p>-73.3709</text:p>
          </table:table-cell>
          <table:table-cell office:value-type="float" office:value="0" calcext:value-type="float">
            <text:p>0</text:p>
          </table:table-cell>
          <table:table-cell office:value-type="float" office:value="479.1937" calcext:value-type="float">
            <text:p>479.1937</text:p>
          </table:table-cell>
          <table:table-cell office:value-type="float" office:value="1124.245" calcext:value-type="float">
            <text:p>1124.245</text:p>
          </table:table-cell>
          <table:table-cell office:value-type="float" office:value="1365.967" calcext:value-type="float">
            <text:p>1365.967</text:p>
          </table:table-cell>
          <table:table-cell office:value-type="float" office:value="1269.959" calcext:value-type="float">
            <text:p>1269.959</text:p>
          </table:table-cell>
          <table:table-cell office:value-type="float" office:value="759.3316" calcext:value-type="float">
            <text:p>759.3316</text:p>
          </table:table-cell>
          <table:table-cell office:value-type="float" office:value="1100.1" calcext:value-type="float">
            <text:p>1100.1</text:p>
          </table:table-cell>
          <table:table-cell office:value-type="float" office:value="412.081" calcext:value-type="float">
            <text:p>412.081</text:p>
          </table:table-cell>
          <table:table-cell office:value-type="float" office:value="1847.142" calcext:value-type="float">
            <text:p>1847.142</text:p>
          </table:table-cell>
          <table:table-cell office:value-type="float" office:value="2086.285" calcext:value-type="float">
            <text:p>2086.285</text:p>
          </table:table-cell>
          <table:table-cell office:value-type="float" office:value="1669.469" calcext:value-type="float">
            <text:p>1669.469</text:p>
          </table:table-cell>
          <table:table-cell office:value-type="float" office:value="585.4705" calcext:value-type="float">
            <text:p>585.4705</text:p>
          </table:table-cell>
          <table:table-cell office:value-type="float" office:value="578.1941" calcext:value-type="float">
            <text:p>578.1941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3" calcext:value-type="float">
            <text:p>35.68563</text:p>
          </table:table-cell>
          <table:table-cell office:value-type="float" office:value="0" calcext:value-type="float">
            <text:p>0</text:p>
          </table:table-cell>
          <table:table-cell office:value-type="float" office:value="-0.01153333" calcext:value-type="float">
            <text:p>-0.01153333</text:p>
          </table:table-cell>
          <table:table-cell office:value-type="float" office:value="0" calcext:value-type="float">
            <text:p>0</text:p>
          </table:table-cell>
          <table:table-cell office:value-type="float" office:value="3.723443" calcext:value-type="float">
            <text:p>3.723443</text:p>
          </table:table-cell>
          <table:table-cell office:value-type="float" office:value="922.6849" calcext:value-type="float">
            <text:p>922.6849</text:p>
          </table:table-cell>
          <table:table-cell office:value-type="float" office:value="-380.3577" calcext:value-type="float">
            <text:p>-380.3577</text:p>
          </table:table-cell>
          <table:table-cell office:value-type="float" office:value="542.3273" calcext:value-type="float">
            <text:p>542.3273</text:p>
          </table:table-cell>
          <table:table-cell office:value-type="float" office:value="-624.5998" calcext:value-type="float">
            <text:p>-624.5998</text:p>
          </table:table-cell>
          <table:table-cell office:value-type="float" office:value="0" calcext:value-type="float">
            <text:p>0</text:p>
          </table:table-cell>
          <table:table-cell office:value-type="float" office:value="25.69902" calcext:value-type="float">
            <text:p>25.69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279.584" calcext:value-type="float">
            <text:p>279.584</text:p>
          </table:table-cell>
          <table:table-cell office:value-type="float" office:value="13280.92" calcext:value-type="float">
            <text:p>13280.92</text:p>
          </table:table-cell>
          <table:table-cell office:value-type="float" office:value="0" calcext:value-type="float">
            <text:p>0</text:p>
          </table:table-cell>
          <table:table-cell office:value-type="float" office:value="19.78309" calcext:value-type="float">
            <text:p>19.78309</text:p>
          </table:table-cell>
          <table:table-cell office:value-type="float" office:value="-761.9843" calcext:value-type="float">
            <text:p>-761.9843</text:p>
          </table:table-cell>
          <table:table-cell office:value-type="float" office:value="2055.623" calcext:value-type="float">
            <text:p>2055.623</text:p>
          </table:table-cell>
          <table:table-cell office:value-type="float" office:value="-150.3607" calcext:value-type="float">
            <text:p>-150.3607</text:p>
          </table:table-cell>
          <table:table-cell office:value-type="float" office:value="131.3461" calcext:value-type="float">
            <text:p>131.3461</text:p>
          </table:table-cell>
          <table:table-cell office:value-type="float" office:value="104.6707" calcext:value-type="float">
            <text:p>104.6707</text:p>
          </table:table-cell>
          <table:table-cell office:value-type="float" office:value="0.09657844" calcext:value-type="float">
            <text:p>0.09657844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66.47504" calcext:value-type="float">
            <text:p>-66.47504</text:p>
          </table:table-cell>
          <table:table-cell office:value-type="float" office:value="0" calcext:value-type="float">
            <text:p>0</text:p>
          </table:table-cell>
          <table:table-cell office:value-type="float" office:value="479.604" calcext:value-type="float">
            <text:p>479.604</text:p>
          </table:table-cell>
          <table:table-cell office:value-type="float" office:value="1124.095" calcext:value-type="float">
            <text:p>1124.095</text:p>
          </table:table-cell>
          <table:table-cell office:value-type="float" office:value="1365.796" calcext:value-type="float">
            <text:p>1365.796</text:p>
          </table:table-cell>
          <table:table-cell office:value-type="float" office:value="1269.854" calcext:value-type="float">
            <text:p>1269.854</text:p>
          </table:table-cell>
          <table:table-cell office:value-type="float" office:value="759.2803" calcext:value-type="float">
            <text:p>759.2803</text:p>
          </table:table-cell>
          <table:table-cell office:value-type="float" office:value="1100.043" calcext:value-type="float">
            <text:p>1100.043</text:p>
          </table:table-cell>
          <table:table-cell office:value-type="float" office:value="412.0705" calcext:value-type="float">
            <text:p>412.0705</text:p>
          </table:table-cell>
          <table:table-cell office:value-type="float" office:value="1847.094" calcext:value-type="float">
            <text:p>1847.094</text:p>
          </table:table-cell>
          <table:table-cell office:value-type="float" office:value="2086.25" calcext:value-type="float">
            <text:p>2086.25</text:p>
          </table:table-cell>
          <table:table-cell office:value-type="float" office:value="1669.44" calcext:value-type="float">
            <text:p>1669.44</text:p>
          </table:table-cell>
          <table:table-cell office:value-type="float" office:value="585.4683" calcext:value-type="float">
            <text:p>585.4683</text:p>
          </table:table-cell>
          <table:table-cell office:value-type="float" office:value="578.3788" calcext:value-type="float">
            <text:p>578.3788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115531" calcext:value-type="float">
            <text:p>-0.0115531</text:p>
          </table:table-cell>
          <table:table-cell office:value-type="float" office:value="0" calcext:value-type="float">
            <text:p>0</text:p>
          </table:table-cell>
          <table:table-cell office:value-type="float" office:value="3.735591" calcext:value-type="float">
            <text:p>3.735591</text:p>
          </table:table-cell>
          <table:table-cell office:value-type="float" office:value="938.0457" calcext:value-type="float">
            <text:p>938.0457</text:p>
          </table:table-cell>
          <table:table-cell office:value-type="float" office:value="-386.3171" calcext:value-type="float">
            <text:p>-386.3171</text:p>
          </table:table-cell>
          <table:table-cell office:value-type="float" office:value="551.7286" calcext:value-type="float">
            <text:p>551.7286</text:p>
          </table:table-cell>
          <table:table-cell office:value-type="float" office:value="-627.0562" calcext:value-type="float">
            <text:p>-627.0562</text:p>
          </table:table-cell>
          <table:table-cell office:value-type="float" office:value="0" calcext:value-type="float">
            <text:p>0</text:p>
          </table:table-cell>
          <table:table-cell office:value-type="float" office:value="25.64958" calcext:value-type="float">
            <text:p>25.6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277.4737" calcext:value-type="float">
            <text:p>277.4737</text:p>
          </table:table-cell>
          <table:table-cell office:value-type="float" office:value="13281.13" calcext:value-type="float">
            <text:p>13281.13</text:p>
          </table:table-cell>
          <table:table-cell office:value-type="float" office:value="0" calcext:value-type="float">
            <text:p>0</text:p>
          </table:table-cell>
          <table:table-cell office:value-type="float" office:value="20.29621" calcext:value-type="float">
            <text:p>20.29621</text:p>
          </table:table-cell>
          <table:table-cell office:value-type="float" office:value="-767.283" calcext:value-type="float">
            <text:p>-767.283</text:p>
          </table:table-cell>
          <table:table-cell office:value-type="float" office:value="2071.729" calcext:value-type="float">
            <text:p>2071.729</text:p>
          </table:table-cell>
          <table:table-cell office:value-type="float" office:value="-153.4075" calcext:value-type="float">
            <text:p>-153.4075</text:p>
          </table:table-cell>
          <table:table-cell office:value-type="float" office:value="130.9838" calcext:value-type="float">
            <text:p>130.9838</text:p>
          </table:table-cell>
          <table:table-cell office:value-type="float" office:value="102.7737" calcext:value-type="float">
            <text:p>102.7737</text:p>
          </table:table-cell>
          <table:table-cell office:value-type="float" office:value="0.0973146" calcext:value-type="float">
            <text:p>0.0973146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59.39215" calcext:value-type="float">
            <text:p>-59.39215</text:p>
          </table:table-cell>
          <table:table-cell office:value-type="float" office:value="0" calcext:value-type="float">
            <text:p>0</text:p>
          </table:table-cell>
          <table:table-cell office:value-type="float" office:value="480.0458" calcext:value-type="float">
            <text:p>480.0458</text:p>
          </table:table-cell>
          <table:table-cell office:value-type="float" office:value="1123.947" calcext:value-type="float">
            <text:p>1123.947</text:p>
          </table:table-cell>
          <table:table-cell office:value-type="float" office:value="1365.637" calcext:value-type="float">
            <text:p>1365.637</text:p>
          </table:table-cell>
          <table:table-cell office:value-type="float" office:value="1269.756" calcext:value-type="float">
            <text:p>1269.756</text:p>
          </table:table-cell>
          <table:table-cell office:value-type="float" office:value="759.2315" calcext:value-type="float">
            <text:p>759.2315</text:p>
          </table:table-cell>
          <table:table-cell office:value-type="float" office:value="1099.991" calcext:value-type="float">
            <text:p>1099.991</text:p>
          </table:table-cell>
          <table:table-cell office:value-type="float" office:value="412.0613" calcext:value-type="float">
            <text:p>412.0613</text:p>
          </table:table-cell>
          <table:table-cell office:value-type="float" office:value="1847.053" calcext:value-type="float">
            <text:p>1847.053</text:p>
          </table:table-cell>
          <table:table-cell office:value-type="float" office:value="2086.214" calcext:value-type="float">
            <text:p>2086.214</text:p>
          </table:table-cell>
          <table:table-cell office:value-type="float" office:value="1669.411" calcext:value-type="float">
            <text:p>1669.411</text:p>
          </table:table-cell>
          <table:table-cell office:value-type="float" office:value="585.4661" calcext:value-type="float">
            <text:p>585.4661</text:p>
          </table:table-cell>
          <table:table-cell office:value-type="float" office:value="578.5571" calcext:value-type="float">
            <text:p>578.5571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1156533" calcext:value-type="float">
            <text:p>-0.01156533</text:p>
          </table:table-cell>
          <table:table-cell office:value-type="float" office:value="0" calcext:value-type="float">
            <text:p>0</text:p>
          </table:table-cell>
          <table:table-cell office:value-type="float" office:value="3.75197" calcext:value-type="float">
            <text:p>3.75197</text:p>
          </table:table-cell>
          <table:table-cell office:value-type="float" office:value="954.8329" calcext:value-type="float">
            <text:p>954.8329</text:p>
          </table:table-cell>
          <table:table-cell office:value-type="float" office:value="-393.7793" calcext:value-type="float">
            <text:p>-393.7793</text:p>
          </table:table-cell>
          <table:table-cell office:value-type="float" office:value="561.0536" calcext:value-type="float">
            <text:p>561.0536</text:p>
          </table:table-cell>
          <table:table-cell office:value-type="float" office:value="-629.4004" calcext:value-type="float">
            <text:p>-629.4004</text:p>
          </table:table-cell>
          <table:table-cell office:value-type="float" office:value="0" calcext:value-type="float">
            <text:p>0</text:p>
          </table:table-cell>
          <table:table-cell office:value-type="float" office:value="25.74153" calcext:value-type="float">
            <text:p>25.74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276.2357" calcext:value-type="float">
            <text:p>276.2357</text:p>
          </table:table-cell>
          <table:table-cell office:value-type="float" office:value="13281.21" calcext:value-type="float">
            <text:p>13281.21</text:p>
          </table:table-cell>
          <table:table-cell office:value-type="float" office:value="0" calcext:value-type="float">
            <text:p>0</text:p>
          </table:table-cell>
          <table:table-cell office:value-type="float" office:value="20.81531" calcext:value-type="float">
            <text:p>20.81531</text:p>
          </table:table-cell>
          <table:table-cell office:value-type="float" office:value="-771.9391" calcext:value-type="float">
            <text:p>-771.9391</text:p>
          </table:table-cell>
          <table:table-cell office:value-type="float" office:value="2086.26" calcext:value-type="float">
            <text:p>2086.26</text:p>
          </table:table-cell>
          <table:table-cell office:value-type="float" office:value="-156.5755" calcext:value-type="float">
            <text:p>-156.5755</text:p>
          </table:table-cell>
          <table:table-cell office:value-type="float" office:value="130.0744" calcext:value-type="float">
            <text:p>130.0744</text:p>
          </table:table-cell>
          <table:table-cell office:value-type="float" office:value="101.7016" calcext:value-type="float">
            <text:p>101.7016</text:p>
          </table:table-cell>
          <table:table-cell office:value-type="float" office:value="0.09821895" calcext:value-type="float">
            <text:p>0.09821895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51.5868" calcext:value-type="float">
            <text:p>-51.5868</text:p>
          </table:table-cell>
          <table:table-cell office:value-type="float" office:value="0" calcext:value-type="float">
            <text:p>0</text:p>
          </table:table-cell>
          <table:table-cell office:value-type="float" office:value="480.3791" calcext:value-type="float">
            <text:p>480.3791</text:p>
          </table:table-cell>
          <table:table-cell office:value-type="float" office:value="1123.809" calcext:value-type="float">
            <text:p>1123.809</text:p>
          </table:table-cell>
          <table:table-cell office:value-type="float" office:value="1365.48" calcext:value-type="float">
            <text:p>1365.48</text:p>
          </table:table-cell>
          <table:table-cell office:value-type="float" office:value="1269.657" calcext:value-type="float">
            <text:p>1269.657</text:p>
          </table:table-cell>
          <table:table-cell office:value-type="float" office:value="759.181" calcext:value-type="float">
            <text:p>759.181</text:p>
          </table:table-cell>
          <table:table-cell office:value-type="float" office:value="1099.938" calcext:value-type="float">
            <text:p>1099.938</text:p>
          </table:table-cell>
          <table:table-cell office:value-type="float" office:value="412.0526" calcext:value-type="float">
            <text:p>412.0526</text:p>
          </table:table-cell>
          <table:table-cell office:value-type="float" office:value="1847.019" calcext:value-type="float">
            <text:p>1847.019</text:p>
          </table:table-cell>
          <table:table-cell office:value-type="float" office:value="2086.179" calcext:value-type="float">
            <text:p>2086.179</text:p>
          </table:table-cell>
          <table:table-cell office:value-type="float" office:value="1669.382" calcext:value-type="float">
            <text:p>1669.382</text:p>
          </table:table-cell>
          <table:table-cell office:value-type="float" office:value="585.4638" calcext:value-type="float">
            <text:p>585.4638</text:p>
          </table:table-cell>
          <table:table-cell office:value-type="float" office:value="578.7388" calcext:value-type="float">
            <text:p>578.7388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1157403" calcext:value-type="float">
            <text:p>-0.01157403</text:p>
          </table:table-cell>
          <table:table-cell office:value-type="float" office:value="0" calcext:value-type="float">
            <text:p>0</text:p>
          </table:table-cell>
          <table:table-cell office:value-type="float" office:value="3.765986" calcext:value-type="float">
            <text:p>3.765986</text:p>
          </table:table-cell>
          <table:table-cell office:value-type="float" office:value="971.8563" calcext:value-type="float">
            <text:p>971.8563</text:p>
          </table:table-cell>
          <table:table-cell office:value-type="float" office:value="-401.5153" calcext:value-type="float">
            <text:p>-401.5153</text:p>
          </table:table-cell>
          <table:table-cell office:value-type="float" office:value="570.3409" calcext:value-type="float">
            <text:p>570.3409</text:p>
          </table:table-cell>
          <table:table-cell office:value-type="float" office:value="-631.019" calcext:value-type="float">
            <text:p>-631.019</text:p>
          </table:table-cell>
          <table:table-cell office:value-type="float" office:value="0" calcext:value-type="float">
            <text:p>0</text:p>
          </table:table-cell>
          <table:table-cell office:value-type="float" office:value="25.87259" calcext:value-type="float">
            <text:p>25.8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275.282" calcext:value-type="float">
            <text:p>275.282</text:p>
          </table:table-cell>
          <table:table-cell office:value-type="float" office:value="13281.22" calcext:value-type="float">
            <text:p>13281.22</text:p>
          </table:table-cell>
          <table:table-cell office:value-type="float" office:value="0" calcext:value-type="float">
            <text:p>0</text:p>
          </table:table-cell>
          <table:table-cell office:value-type="float" office:value="21.34492" calcext:value-type="float">
            <text:p>21.34492</text:p>
          </table:table-cell>
          <table:table-cell office:value-type="float" office:value="-776.546" calcext:value-type="float">
            <text:p>-776.546</text:p>
          </table:table-cell>
          <table:table-cell office:value-type="float" office:value="2100.769" calcext:value-type="float">
            <text:p>2100.769</text:p>
          </table:table-cell>
          <table:table-cell office:value-type="float" office:value="-159.9559" calcext:value-type="float">
            <text:p>-159.9559</text:p>
          </table:table-cell>
          <table:table-cell office:value-type="float" office:value="128.5131" calcext:value-type="float">
            <text:p>128.5131</text:p>
          </table:table-cell>
          <table:table-cell office:value-type="float" office:value="100.9179" calcext:value-type="float">
            <text:p>100.9179</text:p>
          </table:table-cell>
          <table:table-cell office:value-type="float" office:value="0.09925961" calcext:value-type="float">
            <text:p>0.09925961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45.15034" calcext:value-type="float">
            <text:p>-45.15034</text:p>
          </table:table-cell>
          <table:table-cell office:value-type="float" office:value="0" calcext:value-type="float">
            <text:p>0</text:p>
          </table:table-cell>
          <table:table-cell office:value-type="float" office:value="480.6701" calcext:value-type="float">
            <text:p>480.6701</text:p>
          </table:table-cell>
          <table:table-cell office:value-type="float" office:value="1123.663" calcext:value-type="float">
            <text:p>1123.663</text:p>
          </table:table-cell>
          <table:table-cell office:value-type="float" office:value="1365.314" calcext:value-type="float">
            <text:p>1365.314</text:p>
          </table:table-cell>
          <table:table-cell office:value-type="float" office:value="1269.55" calcext:value-type="float">
            <text:p>1269.55</text:p>
          </table:table-cell>
          <table:table-cell office:value-type="float" office:value="759.1285" calcext:value-type="float">
            <text:p>759.1285</text:p>
          </table:table-cell>
          <table:table-cell office:value-type="float" office:value="1099.882" calcext:value-type="float">
            <text:p>1099.882</text:p>
          </table:table-cell>
          <table:table-cell office:value-type="float" office:value="412.0442" calcext:value-type="float">
            <text:p>412.0442</text:p>
          </table:table-cell>
          <table:table-cell office:value-type="float" office:value="1846.985" calcext:value-type="float">
            <text:p>1846.985</text:p>
          </table:table-cell>
          <table:table-cell office:value-type="float" office:value="2086.145" calcext:value-type="float">
            <text:p>2086.145</text:p>
          </table:table-cell>
          <table:table-cell office:value-type="float" office:value="1669.353" calcext:value-type="float">
            <text:p>1669.353</text:p>
          </table:table-cell>
          <table:table-cell office:value-type="float" office:value="585.4612" calcext:value-type="float">
            <text:p>585.4612</text:p>
          </table:table-cell>
          <table:table-cell office:value-type="float" office:value="578.9249" calcext:value-type="float">
            <text:p>578.9249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1159845" calcext:value-type="float">
            <text:p>-0.01159845</text:p>
          </table:table-cell>
          <table:table-cell office:value-type="float" office:value="0" calcext:value-type="float">
            <text:p>0</text:p>
          </table:table-cell>
          <table:table-cell office:value-type="float" office:value="3.781395" calcext:value-type="float">
            <text:p>3.781395</text:p>
          </table:table-cell>
          <table:table-cell office:value-type="float" office:value="988.9393" calcext:value-type="float">
            <text:p>988.9393</text:p>
          </table:table-cell>
          <table:table-cell office:value-type="float" office:value="-410.9424" calcext:value-type="float">
            <text:p>-410.9424</text:p>
          </table:table-cell>
          <table:table-cell office:value-type="float" office:value="577.9969" calcext:value-type="float">
            <text:p>577.9969</text:p>
          </table:table-cell>
          <table:table-cell office:value-type="float" office:value="-632.4205" calcext:value-type="float">
            <text:p>-632.4205</text:p>
          </table:table-cell>
          <table:table-cell office:value-type="float" office:value="0" calcext:value-type="float">
            <text:p>0</text:p>
          </table:table-cell>
          <table:table-cell office:value-type="float" office:value="26.04986" calcext:value-type="float">
            <text:p>26.0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274.5002" calcext:value-type="float">
            <text:p>274.5002</text:p>
          </table:table-cell>
          <table:table-cell office:value-type="float" office:value="13281.1" calcext:value-type="float">
            <text:p>13281.1</text:p>
          </table:table-cell>
          <table:table-cell office:value-type="float" office:value="0" calcext:value-type="float">
            <text:p>0</text:p>
          </table:table-cell>
          <table:table-cell office:value-type="float" office:value="21.88328" calcext:value-type="float">
            <text:p>21.88328</text:p>
          </table:table-cell>
          <table:table-cell office:value-type="float" office:value="-781.1531" calcext:value-type="float">
            <text:p>-781.1531</text:p>
          </table:table-cell>
          <table:table-cell office:value-type="float" office:value="2114.353" calcext:value-type="float">
            <text:p>2114.353</text:p>
          </table:table-cell>
          <table:table-cell office:value-type="float" office:value="-163.3738" calcext:value-type="float">
            <text:p>-163.3738</text:p>
          </table:table-cell>
          <table:table-cell office:value-type="float" office:value="127.3542" calcext:value-type="float">
            <text:p>127.3542</text:p>
          </table:table-cell>
          <table:table-cell office:value-type="float" office:value="100.308" calcext:value-type="float">
            <text:p>100.308</text:p>
          </table:table-cell>
          <table:table-cell office:value-type="float" office:value="0.1004169" calcext:value-type="float">
            <text:p>0.1004169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376359" calcext:value-type="float">
            <text:p>0.02376359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40.18848" calcext:value-type="float">
            <text:p>-40.18848</text:p>
          </table:table-cell>
          <table:table-cell office:value-type="float" office:value="0" calcext:value-type="float">
            <text:p>0</text:p>
          </table:table-cell>
          <table:table-cell office:value-type="float" office:value="480.8596" calcext:value-type="float">
            <text:p>480.8596</text:p>
          </table:table-cell>
          <table:table-cell office:value-type="float" office:value="1123.516" calcext:value-type="float">
            <text:p>1123.516</text:p>
          </table:table-cell>
          <table:table-cell office:value-type="float" office:value="1365.138" calcext:value-type="float">
            <text:p>1365.138</text:p>
          </table:table-cell>
          <table:table-cell office:value-type="float" office:value="1269.439" calcext:value-type="float">
            <text:p>1269.439</text:p>
          </table:table-cell>
          <table:table-cell office:value-type="float" office:value="759.0704" calcext:value-type="float">
            <text:p>759.0704</text:p>
          </table:table-cell>
          <table:table-cell office:value-type="float" office:value="1099.817" calcext:value-type="float">
            <text:p>1099.817</text:p>
          </table:table-cell>
          <table:table-cell office:value-type="float" office:value="412.0353" calcext:value-type="float">
            <text:p>412.0353</text:p>
          </table:table-cell>
          <table:table-cell office:value-type="float" office:value="1846.939" calcext:value-type="float">
            <text:p>1846.939</text:p>
          </table:table-cell>
          <table:table-cell office:value-type="float" office:value="2086.111" calcext:value-type="float">
            <text:p>2086.111</text:p>
          </table:table-cell>
          <table:table-cell office:value-type="float" office:value="1669.324" calcext:value-type="float">
            <text:p>1669.324</text:p>
          </table:table-cell>
          <table:table-cell office:value-type="float" office:value="585.4586" calcext:value-type="float">
            <text:p>585.4586</text:p>
          </table:table-cell>
          <table:table-cell office:value-type="float" office:value="579.1169" calcext:value-type="float">
            <text:p>579.1169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1163154" calcext:value-type="float">
            <text:p>-0.01163154</text:p>
          </table:table-cell>
          <table:table-cell office:value-type="float" office:value="0" calcext:value-type="float">
            <text:p>0</text:p>
          </table:table-cell>
          <table:table-cell office:value-type="float" office:value="3.79663" calcext:value-type="float">
            <text:p>3.79663</text:p>
          </table:table-cell>
          <table:table-cell office:value-type="float" office:value="1004.282" calcext:value-type="float">
            <text:p>1004.282</text:p>
          </table:table-cell>
          <table:table-cell office:value-type="float" office:value="-420.1375" calcext:value-type="float">
            <text:p>-420.1375</text:p>
          </table:table-cell>
          <table:table-cell office:value-type="float" office:value="584.1444" calcext:value-type="float">
            <text:p>584.1444</text:p>
          </table:table-cell>
          <table:table-cell office:value-type="float" office:value="-633.783" calcext:value-type="float">
            <text:p>-633.783</text:p>
          </table:table-cell>
          <table:table-cell office:value-type="float" office:value="0" calcext:value-type="float">
            <text:p>0</text:p>
          </table:table-cell>
          <table:table-cell office:value-type="float" office:value="26.22246" calcext:value-type="float">
            <text:p>26.2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273.136" calcext:value-type="float">
            <text:p>273.136</text:p>
          </table:table-cell>
          <table:table-cell office:value-type="float" office:value="13281.08" calcext:value-type="float">
            <text:p>13281.08</text:p>
          </table:table-cell>
          <table:table-cell office:value-type="float" office:value="0" calcext:value-type="float">
            <text:p>0</text:p>
          </table:table-cell>
          <table:table-cell office:value-type="float" office:value="22.42963" calcext:value-type="float">
            <text:p>22.42963</text:p>
          </table:table-cell>
          <table:table-cell office:value-type="float" office:value="-786.2155" calcext:value-type="float">
            <text:p>-786.2155</text:p>
          </table:table-cell>
          <table:table-cell office:value-type="float" office:value="2129.296" calcext:value-type="float">
            <text:p>2129.296</text:p>
          </table:table-cell>
          <table:table-cell office:value-type="float" office:value="-166.7594" calcext:value-type="float">
            <text:p>-166.7594</text:p>
          </table:table-cell>
          <table:table-cell office:value-type="float" office:value="126.4818" calcext:value-type="float">
            <text:p>126.4818</text:p>
          </table:table-cell>
          <table:table-cell office:value-type="float" office:value="99.10606" calcext:value-type="float">
            <text:p>99.10606</text:p>
          </table:table-cell>
          <table:table-cell office:value-type="float" office:value="0.1016621" calcext:value-type="float">
            <text:p>0.1016621</text:p>
          </table:table-cell>
          <table:table-cell office:value-type="float" office:value="6.223904" calcext:value-type="float">
            <text:p>6.223904</text:p>
          </table:table-cell>
          <table:table-cell office:value-type="float" office:value="0.02414648" calcext:value-type="float">
            <text:p>0.02414648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34.57886" calcext:value-type="float">
            <text:p>-34.57886</text:p>
          </table:table-cell>
          <table:table-cell office:value-type="float" office:value="0" calcext:value-type="float">
            <text:p>0</text:p>
          </table:table-cell>
          <table:table-cell office:value-type="float" office:value="481.1698" calcext:value-type="float">
            <text:p>481.1698</text:p>
          </table:table-cell>
          <table:table-cell office:value-type="float" office:value="1123.367" calcext:value-type="float">
            <text:p>1123.367</text:p>
          </table:table-cell>
          <table:table-cell office:value-type="float" office:value="1364.964" calcext:value-type="float">
            <text:p>1364.964</text:p>
          </table:table-cell>
          <table:table-cell office:value-type="float" office:value="1269.328" calcext:value-type="float">
            <text:p>1269.328</text:p>
          </table:table-cell>
          <table:table-cell office:value-type="float" office:value="759.0113" calcext:value-type="float">
            <text:p>759.0113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412.0259" calcext:value-type="float">
            <text:p>412.0259</text:p>
          </table:table-cell>
          <table:table-cell office:value-type="float" office:value="1846.891" calcext:value-type="float">
            <text:p>1846.891</text:p>
          </table:table-cell>
          <table:table-cell office:value-type="float" office:value="2086.076" calcext:value-type="float">
            <text:p>2086.076</text:p>
          </table:table-cell>
          <table:table-cell office:value-type="float" office:value="1669.295" calcext:value-type="float">
            <text:p>1669.295</text:p>
          </table:table-cell>
          <table:table-cell office:value-type="float" office:value="585.4557" calcext:value-type="float">
            <text:p>585.4557</text:p>
          </table:table-cell>
          <table:table-cell office:value-type="float" office:value="579.3148" calcext:value-type="float">
            <text:p>579.3148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1165786" calcext:value-type="float">
            <text:p>-0.01165786</text:p>
          </table:table-cell>
          <table:table-cell office:value-type="float" office:value="0" calcext:value-type="float">
            <text:p>0</text:p>
          </table:table-cell>
          <table:table-cell office:value-type="float" office:value="3.808046" calcext:value-type="float">
            <text:p>3.808046</text:p>
          </table:table-cell>
          <table:table-cell office:value-type="float" office:value="1020.759" calcext:value-type="float">
            <text:p>1020.759</text:p>
          </table:table-cell>
          <table:table-cell office:value-type="float" office:value="-429.3304" calcext:value-type="float">
            <text:p>-429.3304</text:p>
          </table:table-cell>
          <table:table-cell office:value-type="float" office:value="591.4282" calcext:value-type="float">
            <text:p>591.4282</text:p>
          </table:table-cell>
          <table:table-cell office:value-type="float" office:value="-635.619" calcext:value-type="float">
            <text:p>-635.619</text:p>
          </table:table-cell>
          <table:table-cell office:value-type="float" office:value="0" calcext:value-type="float">
            <text:p>0</text:p>
          </table:table-cell>
          <table:table-cell office:value-type="float" office:value="26.38463" calcext:value-type="float">
            <text:p>26.38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270.3079" calcext:value-type="float">
            <text:p>270.3079</text:p>
          </table:table-cell>
          <table:table-cell office:value-type="float" office:value="13281.36" calcext:value-type="float">
            <text:p>13281.36</text:p>
          </table:table-cell>
          <table:table-cell office:value-type="float" office:value="0" calcext:value-type="float">
            <text:p>0</text:p>
          </table:table-cell>
          <table:table-cell office:value-type="float" office:value="23.06737" calcext:value-type="float">
            <text:p>23.06737</text:p>
          </table:table-cell>
          <table:table-cell office:value-type="float" office:value="-790.6852" calcext:value-type="float">
            <text:p>-790.6852</text:p>
          </table:table-cell>
          <table:table-cell office:value-type="float" office:value="2135.125" calcext:value-type="float">
            <text:p>2135.125</text:p>
          </table:table-cell>
          <table:table-cell office:value-type="float" office:value="-169.953" calcext:value-type="float">
            <text:p>-169.953</text:p>
          </table:table-cell>
          <table:table-cell office:value-type="float" office:value="126.6499" calcext:value-type="float">
            <text:p>126.6499</text:p>
          </table:table-cell>
          <table:table-cell office:value-type="float" office:value="96.12109" calcext:value-type="float">
            <text:p>96.12109</text:p>
          </table:table-cell>
          <table:table-cell office:value-type="float" office:value="0.1001602" calcext:value-type="float">
            <text:p>0.1001602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30.68365" calcext:value-type="float">
            <text:p>-30.68365</text:p>
          </table:table-cell>
          <table:table-cell office:value-type="float" office:value="0" calcext:value-type="float">
            <text:p>0</text:p>
          </table:table-cell>
          <table:table-cell office:value-type="float" office:value="481.7623" calcext:value-type="float">
            <text:p>481.7623</text:p>
          </table:table-cell>
          <table:table-cell office:value-type="float" office:value="1123.507" calcext:value-type="float">
            <text:p>1123.507</text:p>
          </table:table-cell>
          <table:table-cell office:value-type="float" office:value="1364.835" calcext:value-type="float">
            <text:p>1364.835</text:p>
          </table:table-cell>
          <table:table-cell office:value-type="float" office:value="1269.212" calcext:value-type="float">
            <text:p>1269.212</text:p>
          </table:table-cell>
          <table:table-cell office:value-type="float" office:value="758.9532" calcext:value-type="float">
            <text:p>758.9532</text:p>
          </table:table-cell>
          <table:table-cell office:value-type="float" office:value="1099.682" calcext:value-type="float">
            <text:p>1099.682</text:p>
          </table:table-cell>
          <table:table-cell office:value-type="float" office:value="412.0144" calcext:value-type="float">
            <text:p>412.0144</text:p>
          </table:table-cell>
          <table:table-cell office:value-type="float" office:value="1846.844" calcext:value-type="float">
            <text:p>1846.844</text:p>
          </table:table-cell>
          <table:table-cell office:value-type="float" office:value="2086.034" calcext:value-type="float">
            <text:p>2086.034</text:p>
          </table:table-cell>
          <table:table-cell office:value-type="float" office:value="1669.266" calcext:value-type="float">
            <text:p>1669.266</text:p>
          </table:table-cell>
          <table:table-cell office:value-type="float" office:value="585.4528" calcext:value-type="float">
            <text:p>585.4528</text:p>
          </table:table-cell>
          <table:table-cell office:value-type="float" office:value="579.5183" calcext:value-type="float">
            <text:p>579.5183</text:p>
          </table:table-cell>
          <table:table-cell office:value-type="float" office:value="142.7782" calcext:value-type="float">
            <text:p>142.7782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1218608" calcext:value-type="float">
            <text:p>-0.01218608</text:p>
          </table:table-cell>
          <table:table-cell office:value-type="float" office:value="0" calcext:value-type="float">
            <text:p>0</text:p>
          </table:table-cell>
          <table:table-cell office:value-type="float" office:value="3.817715" calcext:value-type="float">
            <text:p>3.817715</text:p>
          </table:table-cell>
          <table:table-cell office:value-type="float" office:value="1034.648" calcext:value-type="float">
            <text:p>1034.648</text:p>
          </table:table-cell>
          <table:table-cell office:value-type="float" office:value="-437.9864" calcext:value-type="float">
            <text:p>-437.9864</text:p>
          </table:table-cell>
          <table:table-cell office:value-type="float" office:value="596.6613" calcext:value-type="float">
            <text:p>596.6613</text:p>
          </table:table-cell>
          <table:table-cell office:value-type="float" office:value="-638.6572" calcext:value-type="float">
            <text:p>-638.6572</text:p>
          </table:table-cell>
          <table:table-cell office:value-type="float" office:value="0" calcext:value-type="float">
            <text:p>0</text:p>
          </table:table-cell>
          <table:table-cell office:value-type="float" office:value="28.14231" calcext:value-type="float">
            <text:p>28.14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269.9741" calcext:value-type="float">
            <text:p>269.9741</text:p>
          </table:table-cell>
          <table:table-cell office:value-type="float" office:value="13281.55" calcext:value-type="float">
            <text:p>13281.55</text:p>
          </table:table-cell>
          <table:table-cell office:value-type="float" office:value="0" calcext:value-type="float">
            <text:p>0</text:p>
          </table:table-cell>
          <table:table-cell office:value-type="float" office:value="26.43671" calcext:value-type="float">
            <text:p>26.43671</text:p>
          </table:table-cell>
          <table:table-cell office:value-type="float" office:value="-797.6718" calcext:value-type="float">
            <text:p>-797.6718</text:p>
          </table:table-cell>
          <table:table-cell office:value-type="float" office:value="2156.131" calcext:value-type="float">
            <text:p>2156.131</text:p>
          </table:table-cell>
          <table:table-cell office:value-type="float" office:value="-173.4796" calcext:value-type="float">
            <text:p>-173.4796</text:p>
          </table:table-cell>
          <table:table-cell office:value-type="float" office:value="127.0033" calcext:value-type="float">
            <text:p>127.0033</text:p>
          </table:table-cell>
          <table:table-cell office:value-type="float" office:value="96.20273" calcext:value-type="float">
            <text:p>96.20273</text:p>
          </table:table-cell>
          <table:table-cell office:value-type="float" office:value="0.1005337" calcext:value-type="float">
            <text:p>0.1005337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28.32244" calcext:value-type="float">
            <text:p>-28.32244</text:p>
          </table:table-cell>
          <table:table-cell office:value-type="float" office:value="0" calcext:value-type="float">
            <text:p>0</text:p>
          </table:table-cell>
          <table:table-cell office:value-type="float" office:value="482.2198" calcext:value-type="float">
            <text:p>482.2198</text:p>
          </table:table-cell>
          <table:table-cell office:value-type="float" office:value="1123.255" calcext:value-type="float">
            <text:p>1123.255</text:p>
          </table:table-cell>
          <table:table-cell office:value-type="float" office:value="1364.589" calcext:value-type="float">
            <text:p>1364.589</text:p>
          </table:table-cell>
          <table:table-cell office:value-type="float" office:value="1269.089" calcext:value-type="float">
            <text:p>1269.089</text:p>
          </table:table-cell>
          <table:table-cell office:value-type="float" office:value="758.8906" calcext:value-type="float">
            <text:p>758.8906</text:p>
          </table:table-cell>
          <table:table-cell office:value-type="float" office:value="1099.614" calcext:value-type="float">
            <text:p>1099.614</text:p>
          </table:table-cell>
          <table:table-cell office:value-type="float" office:value="412.0008" calcext:value-type="float">
            <text:p>412.0008</text:p>
          </table:table-cell>
          <table:table-cell office:value-type="float" office:value="1846.796" calcext:value-type="float">
            <text:p>1846.796</text:p>
          </table:table-cell>
          <table:table-cell office:value-type="float" office:value="2085.987" calcext:value-type="float">
            <text:p>2085.987</text:p>
          </table:table-cell>
          <table:table-cell office:value-type="float" office:value="1669.237" calcext:value-type="float">
            <text:p>1669.237</text:p>
          </table:table-cell>
          <table:table-cell office:value-type="float" office:value="585.4496" calcext:value-type="float">
            <text:p>585.4496</text:p>
          </table:table-cell>
          <table:table-cell office:value-type="float" office:value="579.7267" calcext:value-type="float">
            <text:p>579.7267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1247735" calcext:value-type="float">
            <text:p>-0.01247735</text:p>
          </table:table-cell>
          <table:table-cell office:value-type="float" office:value="0" calcext:value-type="float">
            <text:p>0</text:p>
          </table:table-cell>
          <table:table-cell office:value-type="float" office:value="3.681014" calcext:value-type="float">
            <text:p>3.681014</text:p>
          </table:table-cell>
          <table:table-cell office:value-type="float" office:value="1051.056" calcext:value-type="float">
            <text:p>1051.056</text:p>
          </table:table-cell>
          <table:table-cell office:value-type="float" office:value="-448.5754" calcext:value-type="float">
            <text:p>-448.5754</text:p>
          </table:table-cell>
          <table:table-cell office:value-type="float" office:value="602.4806" calcext:value-type="float">
            <text:p>602.4806</text:p>
          </table:table-cell>
          <table:table-cell office:value-type="float" office:value="-642.0757" calcext:value-type="float">
            <text:p>-642.0757</text:p>
          </table:table-cell>
          <table:table-cell office:value-type="float" office:value="0" calcext:value-type="float">
            <text:p>0</text:p>
          </table:table-cell>
          <table:table-cell office:value-type="float" office:value="28.09511" calcext:value-type="float">
            <text:p>28.09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267.3663" calcext:value-type="float">
            <text:p>267.3663</text:p>
          </table:table-cell>
          <table:table-cell office:value-type="float" office:value="13281.7" calcext:value-type="float">
            <text:p>13281.7</text:p>
          </table:table-cell>
          <table:table-cell office:value-type="float" office:value="0" calcext:value-type="float">
            <text:p>0</text:p>
          </table:table-cell>
          <table:table-cell office:value-type="float" office:value="27.06021" calcext:value-type="float">
            <text:p>27.06021</text:p>
          </table:table-cell>
          <table:table-cell office:value-type="float" office:value="-804.104" calcext:value-type="float">
            <text:p>-804.104</text:p>
          </table:table-cell>
          <table:table-cell office:value-type="float" office:value="2175.567" calcext:value-type="float">
            <text:p>2175.567</text:p>
          </table:table-cell>
          <table:table-cell office:value-type="float" office:value="-176.646" calcext:value-type="float">
            <text:p>-176.646</text:p>
          </table:table-cell>
          <table:table-cell office:value-type="float" office:value="127.0789" calcext:value-type="float">
            <text:p>127.0789</text:p>
          </table:table-cell>
          <table:table-cell office:value-type="float" office:value="93.9176" calcext:value-type="float">
            <text:p>93.9176</text:p>
          </table:table-cell>
          <table:table-cell office:value-type="float" office:value="0.1011298" calcext:value-type="float">
            <text:p>0.1011298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23.80573" calcext:value-type="float">
            <text:p>-23.80573</text:p>
          </table:table-cell>
          <table:table-cell office:value-type="float" office:value="0" calcext:value-type="float">
            <text:p>0</text:p>
          </table:table-cell>
          <table:table-cell office:value-type="float" office:value="482.6586" calcext:value-type="float">
            <text:p>482.6586</text:p>
          </table:table-cell>
          <table:table-cell office:value-type="float" office:value="1123.036" calcext:value-type="float">
            <text:p>1123.036</text:p>
          </table:table-cell>
          <table:table-cell office:value-type="float" office:value="1364.358" calcext:value-type="float">
            <text:p>1364.358</text:p>
          </table:table-cell>
          <table:table-cell office:value-type="float" office:value="1268.965" calcext:value-type="float">
            <text:p>1268.965</text:p>
          </table:table-cell>
          <table:table-cell office:value-type="float" office:value="758.8255" calcext:value-type="float">
            <text:p>758.8255</text:p>
          </table:table-cell>
          <table:table-cell office:value-type="float" office:value="1099.546" calcext:value-type="float">
            <text:p>1099.546</text:p>
          </table:table-cell>
          <table:table-cell office:value-type="float" office:value="411.9879" calcext:value-type="float">
            <text:p>411.9879</text:p>
          </table:table-cell>
          <table:table-cell office:value-type="float" office:value="1846.75" calcext:value-type="float">
            <text:p>1846.75</text:p>
          </table:table-cell>
          <table:table-cell office:value-type="float" office:value="2085.941" calcext:value-type="float">
            <text:p>2085.941</text:p>
          </table:table-cell>
          <table:table-cell office:value-type="float" office:value="1669.208" calcext:value-type="float">
            <text:p>1669.208</text:p>
          </table:table-cell>
          <table:table-cell office:value-type="float" office:value="585.4466" calcext:value-type="float">
            <text:p>585.4466</text:p>
          </table:table-cell>
          <table:table-cell office:value-type="float" office:value="579.9609" calcext:value-type="float">
            <text:p>579.9609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1255752" calcext:value-type="float">
            <text:p>-0.01255752</text:p>
          </table:table-cell>
          <table:table-cell office:value-type="float" office:value="0" calcext:value-type="float">
            <text:p>0</text:p>
          </table:table-cell>
          <table:table-cell office:value-type="float" office:value="3.689876" calcext:value-type="float">
            <text:p>3.689876</text:p>
          </table:table-cell>
          <table:table-cell office:value-type="float" office:value="1067.866" calcext:value-type="float">
            <text:p>1067.866</text:p>
          </table:table-cell>
          <table:table-cell office:value-type="float" office:value="-457.6016" calcext:value-type="float">
            <text:p>-457.6016</text:p>
          </table:table-cell>
          <table:table-cell office:value-type="float" office:value="610.2643" calcext:value-type="float">
            <text:p>610.2643</text:p>
          </table:table-cell>
          <table:table-cell office:value-type="float" office:value="-645.0657" calcext:value-type="float">
            <text:p>-645.0657</text:p>
          </table:table-cell>
          <table:table-cell office:value-type="float" office:value="0" calcext:value-type="float">
            <text:p>0</text:p>
          </table:table-cell>
          <table:table-cell office:value-type="float" office:value="27.80676" calcext:value-type="float">
            <text:p>27.8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265.6122" calcext:value-type="float">
            <text:p>265.6122</text:p>
          </table:table-cell>
          <table:table-cell office:value-type="float" office:value="13281.77" calcext:value-type="float">
            <text:p>13281.77</text:p>
          </table:table-cell>
          <table:table-cell office:value-type="float" office:value="0" calcext:value-type="float">
            <text:p>0</text:p>
          </table:table-cell>
          <table:table-cell office:value-type="float" office:value="27.75479" calcext:value-type="float">
            <text:p>27.75479</text:p>
          </table:table-cell>
          <table:table-cell office:value-type="float" office:value="-809.3043" calcext:value-type="float">
            <text:p>-809.3043</text:p>
          </table:table-cell>
          <table:table-cell office:value-type="float" office:value="2191.589" calcext:value-type="float">
            <text:p>2191.589</text:p>
          </table:table-cell>
          <table:table-cell office:value-type="float" office:value="-179.403" calcext:value-type="float">
            <text:p>-179.403</text:p>
          </table:table-cell>
          <table:table-cell office:value-type="float" office:value="126.8358" calcext:value-type="float">
            <text:p>126.8358</text:p>
          </table:table-cell>
          <table:table-cell office:value-type="float" office:value="92.29147" calcext:value-type="float">
            <text:p>92.29147</text:p>
          </table:table-cell>
          <table:table-cell office:value-type="float" office:value="0.1018767" calcext:value-type="float">
            <text:p>0.1018767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7.77447" calcext:value-type="float">
            <text:p>-17.77447</text:p>
          </table:table-cell>
          <table:table-cell office:value-type="float" office:value="0" calcext:value-type="float">
            <text:p>0</text:p>
          </table:table-cell>
          <table:table-cell office:value-type="float" office:value="483.011" calcext:value-type="float">
            <text:p>483.011</text:p>
          </table:table-cell>
          <table:table-cell office:value-type="float" office:value="1122.876" calcext:value-type="float">
            <text:p>1122.876</text:p>
          </table:table-cell>
          <table:table-cell office:value-type="float" office:value="1364.176" calcext:value-type="float">
            <text:p>1364.176</text:p>
          </table:table-cell>
          <table:table-cell office:value-type="float" office:value="1268.869" calcext:value-type="float">
            <text:p>1268.869</text:p>
          </table:table-cell>
          <table:table-cell office:value-type="float" office:value="758.7739" calcext:value-type="float">
            <text:p>758.7739</text:p>
          </table:table-cell>
          <table:table-cell office:value-type="float" office:value="1099.484" calcext:value-type="float">
            <text:p>1099.484</text:p>
          </table:table-cell>
          <table:table-cell office:value-type="float" office:value="411.9788" calcext:value-type="float">
            <text:p>411.9788</text:p>
          </table:table-cell>
          <table:table-cell office:value-type="float" office:value="1846.707" calcext:value-type="float">
            <text:p>1846.707</text:p>
          </table:table-cell>
          <table:table-cell office:value-type="float" office:value="2085.897" calcext:value-type="float">
            <text:p>2085.897</text:p>
          </table:table-cell>
          <table:table-cell office:value-type="float" office:value="1669.181" calcext:value-type="float">
            <text:p>1669.181</text:p>
          </table:table-cell>
          <table:table-cell office:value-type="float" office:value="585.4443" calcext:value-type="float">
            <text:p>585.4443</text:p>
          </table:table-cell>
          <table:table-cell office:value-type="float" office:value="580.2247" calcext:value-type="float">
            <text:p>580.2247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125744" calcext:value-type="float">
            <text:p>-0.0125744</text:p>
          </table:table-cell>
          <table:table-cell office:value-type="float" office:value="0" calcext:value-type="float">
            <text:p>0</text:p>
          </table:table-cell>
          <table:table-cell office:value-type="float" office:value="3.694906" calcext:value-type="float">
            <text:p>3.694906</text:p>
          </table:table-cell>
          <table:table-cell office:value-type="float" office:value="1083.145" calcext:value-type="float">
            <text:p>1083.145</text:p>
          </table:table-cell>
          <table:table-cell office:value-type="float" office:value="-464.4077" calcext:value-type="float">
            <text:p>-464.4077</text:p>
          </table:table-cell>
          <table:table-cell office:value-type="float" office:value="618.7376" calcext:value-type="float">
            <text:p>618.7376</text:p>
          </table:table-cell>
          <table:table-cell office:value-type="float" office:value="-647.3646" calcext:value-type="float">
            <text:p>-647.3646</text:p>
          </table:table-cell>
          <table:table-cell office:value-type="float" office:value="0" calcext:value-type="float">
            <text:p>0</text:p>
          </table:table-cell>
          <table:table-cell office:value-type="float" office:value="27.65211" calcext:value-type="float">
            <text:p>27.6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265.0056" calcext:value-type="float">
            <text:p>265.0056</text:p>
          </table:table-cell>
          <table:table-cell office:value-type="float" office:value="13281.77" calcext:value-type="float">
            <text:p>13281.77</text:p>
          </table:table-cell>
          <table:table-cell office:value-type="float" office:value="0" calcext:value-type="float">
            <text:p>0</text:p>
          </table:table-cell>
          <table:table-cell office:value-type="float" office:value="28.8844" calcext:value-type="float">
            <text:p>28.8844</text:p>
          </table:table-cell>
          <table:table-cell office:value-type="float" office:value="-813.7131" calcext:value-type="float">
            <text:p>-813.7131</text:p>
          </table:table-cell>
          <table:table-cell office:value-type="float" office:value="2204.802" calcext:value-type="float">
            <text:p>2204.802</text:p>
          </table:table-cell>
          <table:table-cell office:value-type="float" office:value="-182.0748" calcext:value-type="float">
            <text:p>-182.0748</text:p>
          </table:table-cell>
          <table:table-cell office:value-type="float" office:value="126.1423" calcext:value-type="float">
            <text:p>126.1423</text:p>
          </table:table-cell>
          <table:table-cell office:value-type="float" office:value="91.67131" calcext:value-type="float">
            <text:p>91.67131</text:p>
          </table:table-cell>
          <table:table-cell office:value-type="float" office:value="0.1027683" calcext:value-type="float">
            <text:p>0.1027683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11.07363" calcext:value-type="float">
            <text:p>-11.07363</text:p>
          </table:table-cell>
          <table:table-cell office:value-type="float" office:value="0" calcext:value-type="float">
            <text:p>0</text:p>
          </table:table-cell>
          <table:table-cell office:value-type="float" office:value="483.2958" calcext:value-type="float">
            <text:p>483.2958</text:p>
          </table:table-cell>
          <table:table-cell office:value-type="float" office:value="1122.77" calcext:value-type="float">
            <text:p>1122.77</text:p>
          </table:table-cell>
          <table:table-cell office:value-type="float" office:value="1364.037" calcext:value-type="float">
            <text:p>1364.037</text:p>
          </table:table-cell>
          <table:table-cell office:value-type="float" office:value="1268.797" calcext:value-type="float">
            <text:p>1268.797</text:p>
          </table:table-cell>
          <table:table-cell office:value-type="float" office:value="758.7352" calcext:value-type="float">
            <text:p>758.7352</text:p>
          </table:table-cell>
          <table:table-cell office:value-type="float" office:value="1099.436" calcext:value-type="float">
            <text:p>1099.436</text:p>
          </table:table-cell>
          <table:table-cell office:value-type="float" office:value="411.9766" calcext:value-type="float">
            <text:p>411.9766</text:p>
          </table:table-cell>
          <table:table-cell office:value-type="float" office:value="1846.669" calcext:value-type="float">
            <text:p>1846.669</text:p>
          </table:table-cell>
          <table:table-cell office:value-type="float" office:value="2085.855" calcext:value-type="float">
            <text:p>2085.855</text:p>
          </table:table-cell>
          <table:table-cell office:value-type="float" office:value="1669.156" calcext:value-type="float">
            <text:p>1669.156</text:p>
          </table:table-cell>
          <table:table-cell office:value-type="float" office:value="585.4427" calcext:value-type="float">
            <text:p>585.4427</text:p>
          </table:table-cell>
          <table:table-cell office:value-type="float" office:value="580.4694" calcext:value-type="float">
            <text:p>580.4694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1258456" calcext:value-type="float">
            <text:p>-0.01258456</text:p>
          </table:table-cell>
          <table:table-cell office:value-type="float" office:value="0" calcext:value-type="float">
            <text:p>0</text:p>
          </table:table-cell>
          <table:table-cell office:value-type="float" office:value="3.681149" calcext:value-type="float">
            <text:p>3.681149</text:p>
          </table:table-cell>
          <table:table-cell office:value-type="float" office:value="1098.926" calcext:value-type="float">
            <text:p>1098.926</text:p>
          </table:table-cell>
          <table:table-cell office:value-type="float" office:value="-471.7542" calcext:value-type="float">
            <text:p>-471.7542</text:p>
          </table:table-cell>
          <table:table-cell office:value-type="float" office:value="627.172" calcext:value-type="float">
            <text:p>627.172</text:p>
          </table:table-cell>
          <table:table-cell office:value-type="float" office:value="-649.0169" calcext:value-type="float">
            <text:p>-649.0169</text:p>
          </table:table-cell>
          <table:table-cell office:value-type="float" office:value="0" calcext:value-type="float">
            <text:p>0</text:p>
          </table:table-cell>
          <table:table-cell office:value-type="float" office:value="27.56414" calcext:value-type="float">
            <text:p>27.56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266.4255" calcext:value-type="float">
            <text:p>266.4255</text:p>
          </table:table-cell>
          <table:table-cell office:value-type="float" office:value="13281.64" calcext:value-type="float">
            <text:p>13281.64</text:p>
          </table:table-cell>
          <table:table-cell office:value-type="float" office:value="0" calcext:value-type="float">
            <text:p>0</text:p>
          </table:table-cell>
          <table:table-cell office:value-type="float" office:value="31.60474" calcext:value-type="float">
            <text:p>31.60474</text:p>
          </table:table-cell>
          <table:table-cell office:value-type="float" office:value="-817.8842" calcext:value-type="float">
            <text:p>-817.8842</text:p>
          </table:table-cell>
          <table:table-cell office:value-type="float" office:value="2218.288" calcext:value-type="float">
            <text:p>2218.288</text:p>
          </table:table-cell>
          <table:table-cell office:value-type="float" office:value="-184.8621" calcext:value-type="float">
            <text:p>-184.8621</text:p>
          </table:table-cell>
          <table:table-cell office:value-type="float" office:value="125.2029" calcext:value-type="float">
            <text:p>125.2029</text:p>
          </table:table-cell>
          <table:table-cell office:value-type="float" office:value="93.03481" calcext:value-type="float">
            <text:p>93.03481</text:p>
          </table:table-cell>
          <table:table-cell office:value-type="float" office:value="0.1038787" calcext:value-type="float">
            <text:p>0.1038787</text:p>
          </table:table-cell>
          <table:table-cell office:value-type="float" office:value="6.279039" calcext:value-type="float">
            <text:p>6.279039</text:p>
          </table:table-cell>
          <table:table-cell office:value-type="float" office:value="0.02549095" calcext:value-type="float">
            <text:p>0.02549095</text:p>
          </table:table-cell>
          <table:table-cell office:value-type="float" office:value="0.1919162" calcext:value-type="float">
            <text:p>0.1919162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-5.52918" calcext:value-type="float">
            <text:p>-5.52918</text:p>
          </table:table-cell>
          <table:table-cell office:value-type="float" office:value="0" calcext:value-type="float">
            <text:p>0</text:p>
          </table:table-cell>
          <table:table-cell office:value-type="float" office:value="483.4785" calcext:value-type="float">
            <text:p>483.4785</text:p>
          </table:table-cell>
          <table:table-cell office:value-type="float" office:value="1122.673" calcext:value-type="float">
            <text:p>1122.673</text:p>
          </table:table-cell>
          <table:table-cell office:value-type="float" office:value="1363.904" calcext:value-type="float">
            <text:p>1363.904</text:p>
          </table:table-cell>
          <table:table-cell office:value-type="float" office:value="1268.727" calcext:value-type="float">
            <text:p>1268.727</text:p>
          </table:table-cell>
          <table:table-cell office:value-type="float" office:value="758.7" calcext:value-type="float">
            <text:p>758.7</text:p>
          </table:table-cell>
          <table:table-cell office:value-type="float" office:value="1099.39" calcext:value-type="float">
            <text:p>1099.39</text:p>
          </table:table-cell>
          <table:table-cell office:value-type="float" office:value="411.9782" calcext:value-type="float">
            <text:p>411.9782</text:p>
          </table:table-cell>
          <table:table-cell office:value-type="float" office:value="1846.635" calcext:value-type="float">
            <text:p>1846.635</text:p>
          </table:table-cell>
          <table:table-cell office:value-type="float" office:value="2085.816" calcext:value-type="float">
            <text:p>2085.816</text:p>
          </table:table-cell>
          <table:table-cell office:value-type="float" office:value="1669.131" calcext:value-type="float">
            <text:p>1669.131</text:p>
          </table:table-cell>
          <table:table-cell office:value-type="float" office:value="585.442" calcext:value-type="float">
            <text:p>585.442</text:p>
          </table:table-cell>
          <table:table-cell office:value-type="float" office:value="580.6959" calcext:value-type="float">
            <text:p>580.6959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1260529" calcext:value-type="float">
            <text:p>-0.01260529</text:p>
          </table:table-cell>
          <table:table-cell office:value-type="float" office:value="0" calcext:value-type="float">
            <text:p>0</text:p>
          </table:table-cell>
          <table:table-cell office:value-type="float" office:value="3.59578" calcext:value-type="float">
            <text:p>3.59578</text:p>
          </table:table-cell>
          <table:table-cell office:value-type="float" office:value="1114.396" calcext:value-type="float">
            <text:p>1114.396</text:p>
          </table:table-cell>
          <table:table-cell office:value-type="float" office:value="-480.3028" calcext:value-type="float">
            <text:p>-480.3028</text:p>
          </table:table-cell>
          <table:table-cell office:value-type="float" office:value="634.0933" calcext:value-type="float">
            <text:p>634.0933</text:p>
          </table:table-cell>
          <table:table-cell office:value-type="float" office:value="-650.3638" calcext:value-type="float">
            <text:p>-650.3638</text:p>
          </table:table-cell>
          <table:table-cell office:value-type="float" office:value="0" calcext:value-type="float">
            <text:p>0</text:p>
          </table:table-cell>
          <table:table-cell office:value-type="float" office:value="27.51936" calcext:value-type="float">
            <text:p>27.5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264.6379" calcext:value-type="float">
            <text:p>264.6379</text:p>
          </table:table-cell>
          <table:table-cell office:value-type="float" office:value="13281.97" calcext:value-type="float">
            <text:p>13281.97</text:p>
          </table:table-cell>
          <table:table-cell office:value-type="float" office:value="0" calcext:value-type="float">
            <text:p>0</text:p>
          </table:table-cell>
          <table:table-cell office:value-type="float" office:value="32.50929" calcext:value-type="float">
            <text:p>32.50929</text:p>
          </table:table-cell>
          <table:table-cell office:value-type="float" office:value="-821.3463" calcext:value-type="float">
            <text:p>-821.3463</text:p>
          </table:table-cell>
          <table:table-cell office:value-type="float" office:value="2221.923" calcext:value-type="float">
            <text:p>2221.923</text:p>
          </table:table-cell>
          <table:table-cell office:value-type="float" office:value="-187.6752" calcext:value-type="float">
            <text:p>-187.6752</text:p>
          </table:table-cell>
          <table:table-cell office:value-type="float" office:value="124.4981" calcext:value-type="float">
            <text:p>124.4981</text:p>
          </table:table-cell>
          <table:table-cell office:value-type="float" office:value="90.61449" calcext:value-type="float">
            <text:p>90.61449</text:p>
          </table:table-cell>
          <table:table-cell office:value-type="float" office:value="0.1021288" calcext:value-type="float">
            <text:p>0.1021288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696624" calcext:value-type="float">
            <text:p>0.0269662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0.8143752" calcext:value-type="float">
            <text:p>0.8143752</text:p>
          </table:table-cell>
          <table:table-cell office:value-type="float" office:value="0" calcext:value-type="float">
            <text:p>0</text:p>
          </table:table-cell>
          <table:table-cell office:value-type="float" office:value="484.1358" calcext:value-type="float">
            <text:p>484.1358</text:p>
          </table:table-cell>
          <table:table-cell office:value-type="float" office:value="1123.111" calcext:value-type="float">
            <text:p>1123.111</text:p>
          </table:table-cell>
          <table:table-cell office:value-type="float" office:value="1363.792" calcext:value-type="float">
            <text:p>1363.792</text:p>
          </table:table-cell>
          <table:table-cell office:value-type="float" office:value="1268.654" calcext:value-type="float">
            <text:p>1268.654</text:p>
          </table:table-cell>
          <table:table-cell office:value-type="float" office:value="758.6658" calcext:value-type="float">
            <text:p>758.6658</text:p>
          </table:table-cell>
          <table:table-cell office:value-type="float" office:value="1099.344" calcext:value-type="float">
            <text:p>1099.344</text:p>
          </table:table-cell>
          <table:table-cell office:value-type="float" office:value="411.9834" calcext:value-type="float">
            <text:p>411.9834</text:p>
          </table:table-cell>
          <table:table-cell office:value-type="float" office:value="1846.605" calcext:value-type="float">
            <text:p>1846.605</text:p>
          </table:table-cell>
          <table:table-cell office:value-type="float" office:value="2085.78" calcext:value-type="float">
            <text:p>2085.78</text:p>
          </table:table-cell>
          <table:table-cell office:value-type="float" office:value="1669.109" calcext:value-type="float">
            <text:p>1669.109</text:p>
          </table:table-cell>
          <table:table-cell office:value-type="float" office:value="585.4421" calcext:value-type="float">
            <text:p>585.4421</text:p>
          </table:table-cell>
          <table:table-cell office:value-type="float" office:value="580.9084" calcext:value-type="float">
            <text:p>580.9084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1285222" calcext:value-type="float">
            <text:p>-0.01285222</text:p>
          </table:table-cell>
          <table:table-cell office:value-type="float" office:value="0" calcext:value-type="float">
            <text:p>0</text:p>
          </table:table-cell>
          <table:table-cell office:value-type="float" office:value="3.601722" calcext:value-type="float">
            <text:p>3.601722</text:p>
          </table:table-cell>
          <table:table-cell office:value-type="float" office:value="1130.44" calcext:value-type="float">
            <text:p>1130.44</text:p>
          </table:table-cell>
          <table:table-cell office:value-type="float" office:value="-489.1617" calcext:value-type="float">
            <text:p>-489.1617</text:p>
          </table:table-cell>
          <table:table-cell office:value-type="float" office:value="641.2782" calcext:value-type="float">
            <text:p>641.2782</text:p>
          </table:table-cell>
          <table:table-cell office:value-type="float" office:value="-652.4535" calcext:value-type="float">
            <text:p>-652.4535</text:p>
          </table:table-cell>
          <table:table-cell office:value-type="float" office:value="0" calcext:value-type="float">
            <text:p>0</text:p>
          </table:table-cell>
          <table:table-cell office:value-type="float" office:value="28.93635" calcext:value-type="float">
            <text:p>28.93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262.2997" calcext:value-type="float">
            <text:p>262.2997</text:p>
          </table:table-cell>
          <table:table-cell office:value-type="float" office:value="13282.09" calcext:value-type="float">
            <text:p>13282.09</text:p>
          </table:table-cell>
          <table:table-cell office:value-type="float" office:value="0" calcext:value-type="float">
            <text:p>0</text:p>
          </table:table-cell>
          <table:table-cell office:value-type="float" office:value="33.48784" calcext:value-type="float">
            <text:p>33.48784</text:p>
          </table:table-cell>
          <table:table-cell office:value-type="float" office:value="-827.6559" calcext:value-type="float">
            <text:p>-827.6559</text:p>
          </table:table-cell>
          <table:table-cell office:value-type="float" office:value="2240.337" calcext:value-type="float">
            <text:p>2240.337</text:p>
          </table:table-cell>
          <table:table-cell office:value-type="float" office:value="-190.4773" calcext:value-type="float">
            <text:p>-190.4773</text:p>
          </table:table-cell>
          <table:table-cell office:value-type="float" office:value="124.8783" calcext:value-type="float">
            <text:p>124.8783</text:p>
          </table:table-cell>
          <table:table-cell office:value-type="float" office:value="88.35319" calcext:value-type="float">
            <text:p>88.35319</text:p>
          </table:table-cell>
          <table:table-cell office:value-type="float" office:value="0.1004867" calcext:value-type="float">
            <text:p>0.1004867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696624" calcext:value-type="float">
            <text:p>0.0269662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3.948231" calcext:value-type="float">
            <text:p>3.948231</text:p>
          </table:table-cell>
          <table:table-cell office:value-type="float" office:value="0" calcext:value-type="float">
            <text:p>0</text:p>
          </table:table-cell>
          <table:table-cell office:value-type="float" office:value="484.4801" calcext:value-type="float">
            <text:p>484.4801</text:p>
          </table:table-cell>
          <table:table-cell office:value-type="float" office:value="1123.016" calcext:value-type="float">
            <text:p>1123.016</text:p>
          </table:table-cell>
          <table:table-cell office:value-type="float" office:value="1363.644" calcext:value-type="float">
            <text:p>1363.644</text:p>
          </table:table-cell>
          <table:table-cell office:value-type="float" office:value="1268.582" calcext:value-type="float">
            <text:p>1268.582</text:p>
          </table:table-cell>
          <table:table-cell office:value-type="float" office:value="758.6345" calcext:value-type="float">
            <text:p>758.6345</text:p>
          </table:table-cell>
          <table:table-cell office:value-type="float" office:value="1099.3" calcext:value-type="float">
            <text:p>1099.3</text:p>
          </table:table-cell>
          <table:table-cell office:value-type="float" office:value="411.988" calcext:value-type="float">
            <text:p>411.988</text:p>
          </table:table-cell>
          <table:table-cell office:value-type="float" office:value="1846.579" calcext:value-type="float">
            <text:p>1846.579</text:p>
          </table:table-cell>
          <table:table-cell office:value-type="float" office:value="2085.745" calcext:value-type="float">
            <text:p>2085.745</text:p>
          </table:table-cell>
          <table:table-cell office:value-type="float" office:value="1669.089" calcext:value-type="float">
            <text:p>1669.089</text:p>
          </table:table-cell>
          <table:table-cell office:value-type="float" office:value="585.4432" calcext:value-type="float">
            <text:p>585.4432</text:p>
          </table:table-cell>
          <table:table-cell office:value-type="float" office:value="581.0666" calcext:value-type="float">
            <text:p>581.0666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1334138" calcext:value-type="float">
            <text:p>-0.01334138</text:p>
          </table:table-cell>
          <table:table-cell office:value-type="float" office:value="0" calcext:value-type="float">
            <text:p>0</text:p>
          </table:table-cell>
          <table:table-cell office:value-type="float" office:value="3.603325" calcext:value-type="float">
            <text:p>3.603325</text:p>
          </table:table-cell>
          <table:table-cell office:value-type="float" office:value="1146.003" calcext:value-type="float">
            <text:p>1146.003</text:p>
          </table:table-cell>
          <table:table-cell office:value-type="float" office:value="-498.0858" calcext:value-type="float">
            <text:p>-498.0858</text:p>
          </table:table-cell>
          <table:table-cell office:value-type="float" office:value="647.9167" calcext:value-type="float">
            <text:p>647.9167</text:p>
          </table:table-cell>
          <table:table-cell office:value-type="float" office:value="-655.5696" calcext:value-type="float">
            <text:p>-655.5696</text:p>
          </table:table-cell>
          <table:table-cell office:value-type="float" office:value="0" calcext:value-type="float">
            <text:p>0</text:p>
          </table:table-cell>
          <table:table-cell office:value-type="float" office:value="28.52441" calcext:value-type="float">
            <text:p>28.5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260.5314" calcext:value-type="float">
            <text:p>260.5314</text:p>
          </table:table-cell>
          <table:table-cell office:value-type="float" office:value="13282.14" calcext:value-type="float">
            <text:p>13282.14</text:p>
          </table:table-cell>
          <table:table-cell office:value-type="float" office:value="0" calcext:value-type="float">
            <text:p>0</text:p>
          </table:table-cell>
          <table:table-cell office:value-type="float" office:value="34.31675" calcext:value-type="float">
            <text:p>34.31675</text:p>
          </table:table-cell>
          <table:table-cell office:value-type="float" office:value="-833.3642" calcext:value-type="float">
            <text:p>-833.3642</text:p>
          </table:table-cell>
          <table:table-cell office:value-type="float" office:value="2256.961" calcext:value-type="float">
            <text:p>2256.961</text:p>
          </table:table-cell>
          <table:table-cell office:value-type="float" office:value="-193.3607" calcext:value-type="float">
            <text:p>-193.3607</text:p>
          </table:table-cell>
          <table:table-cell office:value-type="float" office:value="124.6749" calcext:value-type="float">
            <text:p>124.6749</text:p>
          </table:table-cell>
          <table:table-cell office:value-type="float" office:value="86.63405" calcext:value-type="float">
            <text:p>86.63405</text:p>
          </table:table-cell>
          <table:table-cell office:value-type="float" office:value="0.1011954" calcext:value-type="float">
            <text:p>0.1011954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696624" calcext:value-type="float">
            <text:p>0.0269662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8.337551" calcext:value-type="float">
            <text:p>8.337551</text:p>
          </table:table-cell>
          <table:table-cell office:value-type="float" office:value="0" calcext:value-type="float">
            <text:p>0</text:p>
          </table:table-cell>
          <table:table-cell office:value-type="float" office:value="484.8241" calcext:value-type="float">
            <text:p>484.8241</text:p>
          </table:table-cell>
          <table:table-cell office:value-type="float" office:value="1122.898" calcext:value-type="float">
            <text:p>1122.898</text:p>
          </table:table-cell>
          <table:table-cell office:value-type="float" office:value="1363.507" calcext:value-type="float">
            <text:p>1363.507</text:p>
          </table:table-cell>
          <table:table-cell office:value-type="float" office:value="1268.523" calcext:value-type="float">
            <text:p>1268.523</text:p>
          </table:table-cell>
          <table:table-cell office:value-type="float" office:value="758.6099" calcext:value-type="float">
            <text:p>758.6099</text:p>
          </table:table-cell>
          <table:table-cell office:value-type="float" office:value="1099.261" calcext:value-type="float">
            <text:p>1099.261</text:p>
          </table:table-cell>
          <table:table-cell office:value-type="float" office:value="411.9966" calcext:value-type="float">
            <text:p>411.9966</text:p>
          </table:table-cell>
          <table:table-cell office:value-type="float" office:value="1846.558" calcext:value-type="float">
            <text:p>1846.558</text:p>
          </table:table-cell>
          <table:table-cell office:value-type="float" office:value="2085.714" calcext:value-type="float">
            <text:p>2085.714</text:p>
          </table:table-cell>
          <table:table-cell office:value-type="float" office:value="1669.07" calcext:value-type="float">
            <text:p>1669.07</text:p>
          </table:table-cell>
          <table:table-cell office:value-type="float" office:value="585.4456" calcext:value-type="float">
            <text:p>585.4456</text:p>
          </table:table-cell>
          <table:table-cell office:value-type="float" office:value="581.1629" calcext:value-type="float">
            <text:p>581.1629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1338169" calcext:value-type="float">
            <text:p>-0.01338169</text:p>
          </table:table-cell>
          <table:table-cell office:value-type="float" office:value="0" calcext:value-type="float">
            <text:p>0</text:p>
          </table:table-cell>
          <table:table-cell office:value-type="float" office:value="3.607065" calcext:value-type="float">
            <text:p>3.607065</text:p>
          </table:table-cell>
          <table:table-cell office:value-type="float" office:value="1161.895" calcext:value-type="float">
            <text:p>1161.895</text:p>
          </table:table-cell>
          <table:table-cell office:value-type="float" office:value="-506.7669" calcext:value-type="float">
            <text:p>-506.7669</text:p>
          </table:table-cell>
          <table:table-cell office:value-type="float" office:value="655.1277" calcext:value-type="float">
            <text:p>655.1277</text:p>
          </table:table-cell>
          <table:table-cell office:value-type="float" office:value="-658.0343" calcext:value-type="float">
            <text:p>-658.0343</text:p>
          </table:table-cell>
          <table:table-cell office:value-type="float" office:value="0" calcext:value-type="float">
            <text:p>0</text:p>
          </table:table-cell>
          <table:table-cell office:value-type="float" office:value="28.14677" calcext:value-type="float">
            <text:p>28.14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259.9662" calcext:value-type="float">
            <text:p>259.9662</text:p>
          </table:table-cell>
          <table:table-cell office:value-type="float" office:value="13282" calcext:value-type="float">
            <text:p>13282</text:p>
          </table:table-cell>
          <table:table-cell office:value-type="float" office:value="0" calcext:value-type="float">
            <text:p>0</text:p>
          </table:table-cell>
          <table:table-cell office:value-type="float" office:value="35.19896" calcext:value-type="float">
            <text:p>35.19896</text:p>
          </table:table-cell>
          <table:table-cell office:value-type="float" office:value="-837.8224" calcext:value-type="float">
            <text:p>-837.8224</text:p>
          </table:table-cell>
          <table:table-cell office:value-type="float" office:value="2268.981" calcext:value-type="float">
            <text:p>2268.981</text:p>
          </table:table-cell>
          <table:table-cell office:value-type="float" office:value="-196.1961" calcext:value-type="float">
            <text:p>-196.1961</text:p>
          </table:table-cell>
          <table:table-cell office:value-type="float" office:value="123.8124" calcext:value-type="float">
            <text:p>123.8124</text:p>
          </table:table-cell>
          <table:table-cell office:value-type="float" office:value="85.9672" calcext:value-type="float">
            <text:p>85.9672</text:p>
          </table:table-cell>
          <table:table-cell office:value-type="float" office:value="0.1021384" calcext:value-type="float">
            <text:p>0.1021384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696624" calcext:value-type="float">
            <text:p>0.0269662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13.69439" calcext:value-type="float">
            <text:p>13.69439</text:p>
          </table:table-cell>
          <table:table-cell office:value-type="float" office:value="0" calcext:value-type="float">
            <text:p>0</text:p>
          </table:table-cell>
          <table:table-cell office:value-type="float" office:value="485.0194" calcext:value-type="float">
            <text:p>485.0194</text:p>
          </table:table-cell>
          <table:table-cell office:value-type="float" office:value="1122.825" calcext:value-type="float">
            <text:p>1122.825</text:p>
          </table:table-cell>
          <table:table-cell office:value-type="float" office:value="1363.396" calcext:value-type="float">
            <text:p>1363.396</text:p>
          </table:table-cell>
          <table:table-cell office:value-type="float" office:value="1268.477" calcext:value-type="float">
            <text:p>1268.477</text:p>
          </table:table-cell>
          <table:table-cell office:value-type="float" office:value="758.5936" calcext:value-type="float">
            <text:p>758.5936</text:p>
          </table:table-cell>
          <table:table-cell office:value-type="float" office:value="1099.229" calcext:value-type="float">
            <text:p>1099.229</text:p>
          </table:table-cell>
          <table:table-cell office:value-type="float" office:value="412.0093" calcext:value-type="float">
            <text:p>412.0093</text:p>
          </table:table-cell>
          <table:table-cell office:value-type="float" office:value="1846.541" calcext:value-type="float">
            <text:p>1846.541</text:p>
          </table:table-cell>
          <table:table-cell office:value-type="float" office:value="2085.685" calcext:value-type="float">
            <text:p>2085.685</text:p>
          </table:table-cell>
          <table:table-cell office:value-type="float" office:value="1669.053" calcext:value-type="float">
            <text:p>1669.053</text:p>
          </table:table-cell>
          <table:table-cell office:value-type="float" office:value="585.4486" calcext:value-type="float">
            <text:p>585.4486</text:p>
          </table:table-cell>
          <table:table-cell office:value-type="float" office:value="581.2587" calcext:value-type="float">
            <text:p>581.2587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4" calcext:value-type="float">
            <text:p>35.68554</text:p>
          </table:table-cell>
          <table:table-cell office:value-type="float" office:value="0" calcext:value-type="float">
            <text:p>0</text:p>
          </table:table-cell>
          <table:table-cell office:value-type="float" office:value="-0.0134047" calcext:value-type="float">
            <text:p>-0.0134047</text:p>
          </table:table-cell>
          <table:table-cell office:value-type="float" office:value="0" calcext:value-type="float">
            <text:p>0</text:p>
          </table:table-cell>
          <table:table-cell office:value-type="float" office:value="3.610145" calcext:value-type="float">
            <text:p>3.610145</text:p>
          </table:table-cell>
          <table:table-cell office:value-type="float" office:value="1177.594" calcext:value-type="float">
            <text:p>1177.594</text:p>
          </table:table-cell>
          <table:table-cell office:value-type="float" office:value="-515.4923" calcext:value-type="float">
            <text:p>-515.4923</text:p>
          </table:table-cell>
          <table:table-cell office:value-type="float" office:value="662.1017" calcext:value-type="float">
            <text:p>662.1017</text:p>
          </table:table-cell>
          <table:table-cell office:value-type="float" office:value="-659.5335" calcext:value-type="float">
            <text:p>-659.5335</text:p>
          </table:table-cell>
          <table:table-cell office:value-type="float" office:value="0" calcext:value-type="float">
            <text:p>0</text:p>
          </table:table-cell>
          <table:table-cell office:value-type="float" office:value="28.01019" calcext:value-type="float">
            <text:p>28.0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259.6551" calcext:value-type="float">
            <text:p>259.6551</text:p>
          </table:table-cell>
          <table:table-cell office:value-type="float" office:value="13281.87" calcext:value-type="float">
            <text:p>13281.87</text:p>
          </table:table-cell>
          <table:table-cell office:value-type="float" office:value="0" calcext:value-type="float">
            <text:p>0</text:p>
          </table:table-cell>
          <table:table-cell office:value-type="float" office:value="36.15049" calcext:value-type="float">
            <text:p>36.15049</text:p>
          </table:table-cell>
          <table:table-cell office:value-type="float" office:value="-842.0806" calcext:value-type="float">
            <text:p>-842.0806</text:p>
          </table:table-cell>
          <table:table-cell office:value-type="float" office:value="2282.656" calcext:value-type="float">
            <text:p>2282.656</text:p>
          </table:table-cell>
          <table:table-cell office:value-type="float" office:value="-199.0906" calcext:value-type="float">
            <text:p>-199.0906</text:p>
          </table:table-cell>
          <table:table-cell office:value-type="float" office:value="122.3393" calcext:value-type="float">
            <text:p>122.3393</text:p>
          </table:table-cell>
          <table:table-cell office:value-type="float" office:value="85.44954" calcext:value-type="float">
            <text:p>85.44954</text:p>
          </table:table-cell>
          <table:table-cell office:value-type="float" office:value="0.1032364" calcext:value-type="float">
            <text:p>0.1032364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696624" calcext:value-type="float">
            <text:p>0.0269662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18.61724" calcext:value-type="float">
            <text:p>18.61724</text:p>
          </table:table-cell>
          <table:table-cell office:value-type="float" office:value="0" calcext:value-type="float">
            <text:p>0</text:p>
          </table:table-cell>
          <table:table-cell office:value-type="float" office:value="485.2437" calcext:value-type="float">
            <text:p>485.2437</text:p>
          </table:table-cell>
          <table:table-cell office:value-type="float" office:value="1122.777" calcext:value-type="float">
            <text:p>1122.777</text:p>
          </table:table-cell>
          <table:table-cell office:value-type="float" office:value="1363.311" calcext:value-type="float">
            <text:p>1363.311</text:p>
          </table:table-cell>
          <table:table-cell office:value-type="float" office:value="1268.441" calcext:value-type="float">
            <text:p>1268.441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1099.2" calcext:value-type="float">
            <text:p>1099.2</text:p>
          </table:table-cell>
          <table:table-cell office:value-type="float" office:value="412.0262" calcext:value-type="float">
            <text:p>412.0262</text:p>
          </table:table-cell>
          <table:table-cell office:value-type="float" office:value="1846.528" calcext:value-type="float">
            <text:p>1846.528</text:p>
          </table:table-cell>
          <table:table-cell office:value-type="float" office:value="2085.659" calcext:value-type="float">
            <text:p>2085.659</text:p>
          </table:table-cell>
          <table:table-cell office:value-type="float" office:value="1669.038" calcext:value-type="float">
            <text:p>1669.038</text:p>
          </table:table-cell>
          <table:table-cell office:value-type="float" office:value="585.4521" calcext:value-type="float">
            <text:p>585.4521</text:p>
          </table:table-cell>
          <table:table-cell office:value-type="float" office:value="581.3541" calcext:value-type="float">
            <text:p>581.3541</text:p>
          </table:table-cell>
          <table:table-cell office:value-type="float" office:value="142.7781" calcext:value-type="float">
            <text:p>142.7781</text:p>
          </table:table-cell>
          <table:table-cell office:value-type="float" office:value="35.68554" calcext:value-type="float">
            <text:p>35.68554</text:p>
          </table:table-cell>
          <table:table-cell office:value-type="float" office:value="0" calcext:value-type="float">
            <text:p>0</text:p>
          </table:table-cell>
          <table:table-cell office:value-type="float" office:value="-0.01342504" calcext:value-type="float">
            <text:p>-0.01342504</text:p>
          </table:table-cell>
          <table:table-cell office:value-type="float" office:value="0" calcext:value-type="float">
            <text:p>0</text:p>
          </table:table-cell>
          <table:table-cell office:value-type="float" office:value="3.612414" calcext:value-type="float">
            <text:p>3.612414</text:p>
          </table:table-cell>
          <table:table-cell office:value-type="float" office:value="1193.028" calcext:value-type="float">
            <text:p>1193.028</text:p>
          </table:table-cell>
          <table:table-cell office:value-type="float" office:value="-524.6476" calcext:value-type="float">
            <text:p>-524.6476</text:p>
          </table:table-cell>
          <table:table-cell office:value-type="float" office:value="668.3801" calcext:value-type="float">
            <text:p>668.3801</text:p>
          </table:table-cell>
          <table:table-cell office:value-type="float" office:value="-660.8401" calcext:value-type="float">
            <text:p>-660.8401</text:p>
          </table:table-cell>
          <table:table-cell office:value-type="float" office:value="0" calcext:value-type="float">
            <text:p>0</text:p>
          </table:table-cell>
          <table:table-cell office:value-type="float" office:value="27.94287" calcext:value-type="float">
            <text:p>27.94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258.6323" calcext:value-type="float">
            <text:p>258.6323</text:p>
          </table:table-cell>
          <table:table-cell office:value-type="float" office:value="13281.79" calcext:value-type="float">
            <text:p>13281.79</text:p>
          </table:table-cell>
          <table:table-cell office:value-type="float" office:value="0" calcext:value-type="float">
            <text:p>0</text:p>
          </table:table-cell>
          <table:table-cell office:value-type="float" office:value="37.16027" calcext:value-type="float">
            <text:p>37.16027</text:p>
          </table:table-cell>
          <table:table-cell office:value-type="float" office:value="-846.0762" calcext:value-type="float">
            <text:p>-846.0762</text:p>
          </table:table-cell>
          <table:table-cell office:value-type="float" office:value="2289.817" calcext:value-type="float">
            <text:p>2289.817</text:p>
          </table:table-cell>
          <table:table-cell office:value-type="float" office:value="-202.0181" calcext:value-type="float">
            <text:p>-202.0181</text:p>
          </table:table-cell>
          <table:table-cell office:value-type="float" office:value="122.0679" calcext:value-type="float">
            <text:p>122.0679</text:p>
          </table:table-cell>
          <table:table-cell office:value-type="float" office:value="84.02694" calcext:value-type="float">
            <text:p>84.02694</text:p>
          </table:table-cell>
          <table:table-cell office:value-type="float" office:value="0.1036132" calcext:value-type="float">
            <text:p>0.1036132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21.11184" calcext:value-type="float">
            <text:p>21.11184</text:p>
          </table:table-cell>
          <table:table-cell office:value-type="float" office:value="0" calcext:value-type="float">
            <text:p>0</text:p>
          </table:table-cell>
          <table:table-cell office:value-type="float" office:value="485.5665" calcext:value-type="float">
            <text:p>485.5665</text:p>
          </table:table-cell>
          <table:table-cell office:value-type="float" office:value="1122.833" calcext:value-type="float">
            <text:p>1122.833</text:p>
          </table:table-cell>
          <table:table-cell office:value-type="float" office:value="1363.246" calcext:value-type="float">
            <text:p>1363.246</text:p>
          </table:table-cell>
          <table:table-cell office:value-type="float" office:value="1268.41" calcext:value-type="float">
            <text:p>1268.41</text:p>
          </table:table-cell>
          <table:table-cell office:value-type="float" office:value="758.5746" calcext:value-type="float">
            <text:p>758.5746</text:p>
          </table:table-cell>
          <table:table-cell office:value-type="float" office:value="1099.174" calcext:value-type="float">
            <text:p>1099.174</text:p>
          </table:table-cell>
          <table:table-cell office:value-type="float" office:value="412.0459" calcext:value-type="float">
            <text:p>412.0459</text:p>
          </table:table-cell>
          <table:table-cell office:value-type="float" office:value="1846.52" calcext:value-type="float">
            <text:p>1846.52</text:p>
          </table:table-cell>
          <table:table-cell office:value-type="float" office:value="2085.635" calcext:value-type="float">
            <text:p>2085.635</text:p>
          </table:table-cell>
          <table:table-cell office:value-type="float" office:value="1669.024" calcext:value-type="float">
            <text:p>1669.024</text:p>
          </table:table-cell>
          <table:table-cell office:value-type="float" office:value="585.456" calcext:value-type="float">
            <text:p>585.456</text:p>
          </table:table-cell>
          <table:table-cell office:value-type="float" office:value="581.4495" calcext:value-type="float">
            <text:p>581.4495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3" calcext:value-type="float">
            <text:p>35.68553</text:p>
          </table:table-cell>
          <table:table-cell office:value-type="float" office:value="0" calcext:value-type="float">
            <text:p>0</text:p>
          </table:table-cell>
          <table:table-cell office:value-type="float" office:value="-0.01360791" calcext:value-type="float">
            <text:p>-0.01360791</text:p>
          </table:table-cell>
          <table:table-cell office:value-type="float" office:value="0" calcext:value-type="float">
            <text:p>0</text:p>
          </table:table-cell>
          <table:table-cell office:value-type="float" office:value="3.614614" calcext:value-type="float">
            <text:p>3.614614</text:p>
          </table:table-cell>
          <table:table-cell office:value-type="float" office:value="1204.444" calcext:value-type="float">
            <text:p>1204.444</text:p>
          </table:table-cell>
          <table:table-cell office:value-type="float" office:value="-532.5115" calcext:value-type="float">
            <text:p>-532.5115</text:p>
          </table:table-cell>
          <table:table-cell office:value-type="float" office:value="671.933" calcext:value-type="float">
            <text:p>671.933</text:p>
          </table:table-cell>
          <table:table-cell office:value-type="float" office:value="-662.8676" calcext:value-type="float">
            <text:p>-662.8676</text:p>
          </table:table-cell>
          <table:table-cell office:value-type="float" office:value="0" calcext:value-type="float">
            <text:p>0</text:p>
          </table:table-cell>
          <table:table-cell office:value-type="float" office:value="28.8907" calcext:value-type="float">
            <text:p>28.8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257.3122" calcext:value-type="float">
            <text:p>257.3122</text:p>
          </table:table-cell>
          <table:table-cell office:value-type="float" office:value="13281.77" calcext:value-type="float">
            <text:p>13281.77</text:p>
          </table:table-cell>
          <table:table-cell office:value-type="float" office:value="0" calcext:value-type="float">
            <text:p>0</text:p>
          </table:table-cell>
          <table:table-cell office:value-type="float" office:value="38.22564" calcext:value-type="float">
            <text:p>38.22564</text:p>
          </table:table-cell>
          <table:table-cell office:value-type="float" office:value="-851.5946" calcext:value-type="float">
            <text:p>-851.5946</text:p>
          </table:table-cell>
          <table:table-cell office:value-type="float" office:value="2305.833" calcext:value-type="float">
            <text:p>2305.833</text:p>
          </table:table-cell>
          <table:table-cell office:value-type="float" office:value="-204.781" calcext:value-type="float">
            <text:p>-204.781</text:p>
          </table:table-cell>
          <table:table-cell office:value-type="float" office:value="122.2437" calcext:value-type="float">
            <text:p>122.2437</text:p>
          </table:table-cell>
          <table:table-cell office:value-type="float" office:value="82.43404" calcext:value-type="float">
            <text:p>82.43404</text:p>
          </table:table-cell>
          <table:table-cell office:value-type="float" office:value="0.1043276" calcext:value-type="float">
            <text:p>0.1043276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26.26594" calcext:value-type="float">
            <text:p>26.26594</text:p>
          </table:table-cell>
          <table:table-cell office:value-type="float" office:value="0" calcext:value-type="float">
            <text:p>0</text:p>
          </table:table-cell>
          <table:table-cell office:value-type="float" office:value="485.8147" calcext:value-type="float">
            <text:p>485.8147</text:p>
          </table:table-cell>
          <table:table-cell office:value-type="float" office:value="1122.79" calcext:value-type="float">
            <text:p>1122.79</text:p>
          </table:table-cell>
          <table:table-cell office:value-type="float" office:value="1363.228" calcext:value-type="float">
            <text:p>1363.228</text:p>
          </table:table-cell>
          <table:table-cell office:value-type="float" office:value="1268.402" calcext:value-type="float">
            <text:p>1268.402</text:p>
          </table:table-cell>
          <table:table-cell office:value-type="float" office:value="758.5831" calcext:value-type="float">
            <text:p>758.5831</text:p>
          </table:table-cell>
          <table:table-cell office:value-type="float" office:value="1099.157" calcext:value-type="float">
            <text:p>1099.157</text:p>
          </table:table-cell>
          <table:table-cell office:value-type="float" office:value="412.069" calcext:value-type="float">
            <text:p>412.069</text:p>
          </table:table-cell>
          <table:table-cell office:value-type="float" office:value="1846.514" calcext:value-type="float">
            <text:p>1846.514</text:p>
          </table:table-cell>
          <table:table-cell office:value-type="float" office:value="2085.613" calcext:value-type="float">
            <text:p>2085.613</text:p>
          </table:table-cell>
          <table:table-cell office:value-type="float" office:value="1669.012" calcext:value-type="float">
            <text:p>1669.012</text:p>
          </table:table-cell>
          <table:table-cell office:value-type="float" office:value="585.46" calcext:value-type="float">
            <text:p>585.46</text:p>
          </table:table-cell>
          <table:table-cell office:value-type="float" office:value="581.5438" calcext:value-type="float">
            <text:p>581.5438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3" calcext:value-type="float">
            <text:p>35.68553</text:p>
          </table:table-cell>
          <table:table-cell office:value-type="float" office:value="0" calcext:value-type="float">
            <text:p>0</text:p>
          </table:table-cell>
          <table:table-cell office:value-type="float" office:value="-0.0136796" calcext:value-type="float">
            <text:p>-0.0136796</text:p>
          </table:table-cell>
          <table:table-cell office:value-type="float" office:value="0" calcext:value-type="float">
            <text:p>0</text:p>
          </table:table-cell>
          <table:table-cell office:value-type="float" office:value="3.615857" calcext:value-type="float">
            <text:p>3.615857</text:p>
          </table:table-cell>
          <table:table-cell office:value-type="float" office:value="1219.415" calcext:value-type="float">
            <text:p>1219.415</text:p>
          </table:table-cell>
          <table:table-cell office:value-type="float" office:value="-539.5703" calcext:value-type="float">
            <text:p>-539.5703</text:p>
          </table:table-cell>
          <table:table-cell office:value-type="float" office:value="679.8444" calcext:value-type="float">
            <text:p>679.8444</text:p>
          </table:table-cell>
          <table:table-cell office:value-type="float" office:value="-665.1873" calcext:value-type="float">
            <text:p>-665.1873</text:p>
          </table:table-cell>
          <table:table-cell office:value-type="float" office:value="0" calcext:value-type="float">
            <text:p>0</text:p>
          </table:table-cell>
          <table:table-cell office:value-type="float" office:value="28.44724" calcext:value-type="float">
            <text:p>28.44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256.4739" calcext:value-type="float">
            <text:p>256.4739</text:p>
          </table:table-cell>
          <table:table-cell office:value-type="float" office:value="13281.76" calcext:value-type="float">
            <text:p>13281.76</text:p>
          </table:table-cell>
          <table:table-cell office:value-type="float" office:value="0" calcext:value-type="float">
            <text:p>0</text:p>
          </table:table-cell>
          <table:table-cell office:value-type="float" office:value="39.35159" calcext:value-type="float">
            <text:p>39.35159</text:p>
          </table:table-cell>
          <table:table-cell office:value-type="float" office:value="-856.4487" calcext:value-type="float">
            <text:p>-856.4487</text:p>
          </table:table-cell>
          <table:table-cell office:value-type="float" office:value="2319.522" calcext:value-type="float">
            <text:p>2319.522</text:p>
          </table:table-cell>
          <table:table-cell office:value-type="float" office:value="-207.5308" calcext:value-type="float">
            <text:p>-207.5308</text:p>
          </table:table-cell>
          <table:table-cell office:value-type="float" office:value="122.0703" calcext:value-type="float">
            <text:p>122.0703</text:p>
          </table:table-cell>
          <table:table-cell office:value-type="float" office:value="81.18044" calcext:value-type="float">
            <text:p>81.18044</text:p>
          </table:table-cell>
          <table:table-cell office:value-type="float" office:value="0.10529" calcext:value-type="float">
            <text:p>0.10529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31.42077" calcext:value-type="float">
            <text:p>31.42077</text:p>
          </table:table-cell>
          <table:table-cell office:value-type="float" office:value="0" calcext:value-type="float">
            <text:p>0</text:p>
          </table:table-cell>
          <table:table-cell office:value-type="float" office:value="486.0586" calcext:value-type="float">
            <text:p>486.0586</text:p>
          </table:table-cell>
          <table:table-cell office:value-type="float" office:value="1122.796" calcext:value-type="float">
            <text:p>1122.796</text:p>
          </table:table-cell>
          <table:table-cell office:value-type="float" office:value="1363.242" calcext:value-type="float">
            <text:p>1363.242</text:p>
          </table:table-cell>
          <table:table-cell office:value-type="float" office:value="1268.419" calcext:value-type="float">
            <text:p>1268.419</text:p>
          </table:table-cell>
          <table:table-cell office:value-type="float" office:value="758.6068" calcext:value-type="float">
            <text:p>758.6068</text:p>
          </table:table-cell>
          <table:table-cell office:value-type="float" office:value="1099.154" calcext:value-type="float">
            <text:p>1099.154</text:p>
          </table:table-cell>
          <table:table-cell office:value-type="float" office:value="412.0999" calcext:value-type="float">
            <text:p>412.0999</text:p>
          </table:table-cell>
          <table:table-cell office:value-type="float" office:value="1846.514" calcext:value-type="float">
            <text:p>1846.514</text:p>
          </table:table-cell>
          <table:table-cell office:value-type="float" office:value="2085.594" calcext:value-type="float">
            <text:p>2085.594</text:p>
          </table:table-cell>
          <table:table-cell office:value-type="float" office:value="1669.001" calcext:value-type="float">
            <text:p>1669.001</text:p>
          </table:table-cell>
          <table:table-cell office:value-type="float" office:value="585.4644" calcext:value-type="float">
            <text:p>585.4644</text:p>
          </table:table-cell>
          <table:table-cell office:value-type="float" office:value="581.6371" calcext:value-type="float">
            <text:p>581.6371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2" calcext:value-type="float">
            <text:p>35.68552</text:p>
          </table:table-cell>
          <table:table-cell office:value-type="float" office:value="0" calcext:value-type="float">
            <text:p>0</text:p>
          </table:table-cell>
          <table:table-cell office:value-type="float" office:value="-0.01369143" calcext:value-type="float">
            <text:p>-0.01369143</text:p>
          </table:table-cell>
          <table:table-cell office:value-type="float" office:value="0" calcext:value-type="float">
            <text:p>0</text:p>
          </table:table-cell>
          <table:table-cell office:value-type="float" office:value="3.617325" calcext:value-type="float">
            <text:p>3.617325</text:p>
          </table:table-cell>
          <table:table-cell office:value-type="float" office:value="1233.697" calcext:value-type="float">
            <text:p>1233.697</text:p>
          </table:table-cell>
          <table:table-cell office:value-type="float" office:value="-546.6007" calcext:value-type="float">
            <text:p>-546.6007</text:p>
          </table:table-cell>
          <table:table-cell office:value-type="float" office:value="687.0964" calcext:value-type="float">
            <text:p>687.0964</text:p>
          </table:table-cell>
          <table:table-cell office:value-type="float" office:value="-667.0844" calcext:value-type="float">
            <text:p>-667.0844</text:p>
          </table:table-cell>
          <table:table-cell office:value-type="float" office:value="0" calcext:value-type="float">
            <text:p>0</text:p>
          </table:table-cell>
          <table:table-cell office:value-type="float" office:value="28.23398" calcext:value-type="float">
            <text:p>28.23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256.3969" calcext:value-type="float">
            <text:p>256.3969</text:p>
          </table:table-cell>
          <table:table-cell office:value-type="float" office:value="13281.66" calcext:value-type="float">
            <text:p>13281.66</text:p>
          </table:table-cell>
          <table:table-cell office:value-type="float" office:value="0" calcext:value-type="float">
            <text:p>0</text:p>
          </table:table-cell>
          <table:table-cell office:value-type="float" office:value="40.5477" calcext:value-type="float">
            <text:p>40.5477</text:p>
          </table:table-cell>
          <table:table-cell office:value-type="float" office:value="-860.6376" calcext:value-type="float">
            <text:p>-860.6376</text:p>
          </table:table-cell>
          <table:table-cell office:value-type="float" office:value="2331.247" calcext:value-type="float">
            <text:p>2331.247</text:p>
          </table:table-cell>
          <table:table-cell office:value-type="float" office:value="-210.3362" calcext:value-type="float">
            <text:p>-210.3362</text:p>
          </table:table-cell>
          <table:table-cell office:value-type="float" office:value="121.4701" calcext:value-type="float">
            <text:p>121.4701</text:p>
          </table:table-cell>
          <table:table-cell office:value-type="float" office:value="80.55296" calcext:value-type="float">
            <text:p>80.55296</text:p>
          </table:table-cell>
          <table:table-cell office:value-type="float" office:value="0.1064751" calcext:value-type="float">
            <text:p>0.1064751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37.36281" calcext:value-type="float">
            <text:p>37.36281</text:p>
          </table:table-cell>
          <table:table-cell office:value-type="float" office:value="0" calcext:value-type="float">
            <text:p>0</text:p>
          </table:table-cell>
          <table:table-cell office:value-type="float" office:value="486.2393" calcext:value-type="float">
            <text:p>486.2393</text:p>
          </table:table-cell>
          <table:table-cell office:value-type="float" office:value="1122.851" calcext:value-type="float">
            <text:p>1122.851</text:p>
          </table:table-cell>
          <table:table-cell office:value-type="float" office:value="1363.271" calcext:value-type="float">
            <text:p>1363.271</text:p>
          </table:table-cell>
          <table:table-cell office:value-type="float" office:value="1268.445" calcext:value-type="float">
            <text:p>1268.445</text:p>
          </table:table-cell>
          <table:table-cell office:value-type="float" office:value="758.6462" calcext:value-type="float">
            <text:p>758.6462</text:p>
          </table:table-cell>
          <table:table-cell office:value-type="float" office:value="1099.159" calcext:value-type="float">
            <text:p>1099.159</text:p>
          </table:table-cell>
          <table:table-cell office:value-type="float" office:value="412.1363" calcext:value-type="float">
            <text:p>412.1363</text:p>
          </table:table-cell>
          <table:table-cell office:value-type="float" office:value="1846.52" calcext:value-type="float">
            <text:p>1846.52</text:p>
          </table:table-cell>
          <table:table-cell office:value-type="float" office:value="2085.578" calcext:value-type="float">
            <text:p>2085.578</text:p>
          </table:table-cell>
          <table:table-cell office:value-type="float" office:value="1668.992" calcext:value-type="float">
            <text:p>1668.992</text:p>
          </table:table-cell>
          <table:table-cell office:value-type="float" office:value="585.4689" calcext:value-type="float">
            <text:p>585.4689</text:p>
          </table:table-cell>
          <table:table-cell office:value-type="float" office:value="581.73" calcext:value-type="float">
            <text:p>581.73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2" calcext:value-type="float">
            <text:p>35.68552</text:p>
          </table:table-cell>
          <table:table-cell office:value-type="float" office:value="0" calcext:value-type="float">
            <text:p>0</text:p>
          </table:table-cell>
          <table:table-cell office:value-type="float" office:value="-0.01369842" calcext:value-type="float">
            <text:p>-0.01369842</text:p>
          </table:table-cell>
          <table:table-cell office:value-type="float" office:value="0" calcext:value-type="float">
            <text:p>0</text:p>
          </table:table-cell>
          <table:table-cell office:value-type="float" office:value="3.61861" calcext:value-type="float">
            <text:p>3.61861</text:p>
          </table:table-cell>
          <table:table-cell office:value-type="float" office:value="1248.034" calcext:value-type="float">
            <text:p>1248.034</text:p>
          </table:table-cell>
          <table:table-cell office:value-type="float" office:value="-553.6192" calcext:value-type="float">
            <text:p>-553.6192</text:p>
          </table:table-cell>
          <table:table-cell office:value-type="float" office:value="694.4144" calcext:value-type="float">
            <text:p>694.4144</text:p>
          </table:table-cell>
          <table:table-cell office:value-type="float" office:value="-668.3761" calcext:value-type="float">
            <text:p>-668.3761</text:p>
          </table:table-cell>
          <table:table-cell office:value-type="float" office:value="0" calcext:value-type="float">
            <text:p>0</text:p>
          </table:table-cell>
          <table:table-cell office:value-type="float" office:value="28.13896" calcext:value-type="float">
            <text:p>28.1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256.7803" calcext:value-type="float">
            <text:p>256.7803</text:p>
          </table:table-cell>
          <table:table-cell office:value-type="float" office:value="13281.51" calcext:value-type="float">
            <text:p>13281.51</text:p>
          </table:table-cell>
          <table:table-cell office:value-type="float" office:value="0" calcext:value-type="float">
            <text:p>0</text:p>
          </table:table-cell>
          <table:table-cell office:value-type="float" office:value="41.90783" calcext:value-type="float">
            <text:p>41.90783</text:p>
          </table:table-cell>
          <table:table-cell office:value-type="float" office:value="-864.595" calcext:value-type="float">
            <text:p>-864.595</text:p>
          </table:table-cell>
          <table:table-cell office:value-type="float" office:value="2342.578" calcext:value-type="float">
            <text:p>2342.578</text:p>
          </table:table-cell>
          <table:table-cell office:value-type="float" office:value="-213.1952" calcext:value-type="float">
            <text:p>-213.1952</text:p>
          </table:table-cell>
          <table:table-cell office:value-type="float" office:value="120.5481" calcext:value-type="float">
            <text:p>120.5481</text:p>
          </table:table-cell>
          <table:table-cell office:value-type="float" office:value="80.26608" calcext:value-type="float">
            <text:p>80.26608</text:p>
          </table:table-cell>
          <table:table-cell office:value-type="float" office:value="0.1078224" calcext:value-type="float">
            <text:p>0.1078224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370" calcext:value-type="float">
            <text:p>370</text:p>
          </table:table-cell>
          <table:table-cell office:value-type="float" office:value="43.07858" calcext:value-type="float">
            <text:p>43.07858</text:p>
          </table:table-cell>
          <table:table-cell office:value-type="float" office:value="0" calcext:value-type="float">
            <text:p>0</text:p>
          </table:table-cell>
          <table:table-cell office:value-type="float" office:value="486.3778" calcext:value-type="float">
            <text:p>486.3778</text:p>
          </table:table-cell>
          <table:table-cell office:value-type="float" office:value="1122.947" calcext:value-type="float">
            <text:p>1122.947</text:p>
          </table:table-cell>
          <table:table-cell office:value-type="float" office:value="1363.315" calcext:value-type="float">
            <text:p>1363.315</text:p>
          </table:table-cell>
          <table:table-cell office:value-type="float" office:value="1268.484" calcext:value-type="float">
            <text:p>1268.484</text:p>
          </table:table-cell>
          <table:table-cell office:value-type="float" office:value="758.6974" calcext:value-type="float">
            <text:p>758.6974</text:p>
          </table:table-cell>
          <table:table-cell office:value-type="float" office:value="1099.171" calcext:value-type="float">
            <text:p>1099.171</text:p>
          </table:table-cell>
          <table:table-cell office:value-type="float" office:value="412.1789" calcext:value-type="float">
            <text:p>412.1789</text:p>
          </table:table-cell>
          <table:table-cell office:value-type="float" office:value="1846.534" calcext:value-type="float">
            <text:p>1846.534</text:p>
          </table:table-cell>
          <table:table-cell office:value-type="float" office:value="2085.566" calcext:value-type="float">
            <text:p>2085.566</text:p>
          </table:table-cell>
          <table:table-cell office:value-type="float" office:value="1668.986" calcext:value-type="float">
            <text:p>1668.986</text:p>
          </table:table-cell>
          <table:table-cell office:value-type="float" office:value="585.4741" calcext:value-type="float">
            <text:p>585.4741</text:p>
          </table:table-cell>
          <table:table-cell office:value-type="float" office:value="581.8245" calcext:value-type="float">
            <text:p>581.8245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371239" calcext:value-type="float">
            <text:p>-0.01371239</text:p>
          </table:table-cell>
          <table:table-cell office:value-type="float" office:value="0" calcext:value-type="float">
            <text:p>0</text:p>
          </table:table-cell>
          <table:table-cell office:value-type="float" office:value="3.617169" calcext:value-type="float">
            <text:p>3.617169</text:p>
          </table:table-cell>
          <table:table-cell office:value-type="float" office:value="1262.464" calcext:value-type="float">
            <text:p>1262.464</text:p>
          </table:table-cell>
          <table:table-cell office:value-type="float" office:value="-561.2406" calcext:value-type="float">
            <text:p>-561.2406</text:p>
          </table:table-cell>
          <table:table-cell office:value-type="float" office:value="701.2238" calcext:value-type="float">
            <text:p>701.2238</text:p>
          </table:table-cell>
          <table:table-cell office:value-type="float" office:value="-669.421" calcext:value-type="float">
            <text:p>-669.421</text:p>
          </table:table-cell>
          <table:table-cell office:value-type="float" office:value="0" calcext:value-type="float">
            <text:p>0</text:p>
          </table:table-cell>
          <table:table-cell office:value-type="float" office:value="28.07916" calcext:value-type="float">
            <text:p>28.0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257.7419" calcext:value-type="float">
            <text:p>257.7419</text:p>
          </table:table-cell>
          <table:table-cell office:value-type="float" office:value="13281.34" calcext:value-type="float">
            <text:p>13281.34</text:p>
          </table:table-cell>
          <table:table-cell office:value-type="float" office:value="0" calcext:value-type="float">
            <text:p>0</text:p>
          </table:table-cell>
          <table:table-cell office:value-type="float" office:value="43.82158" calcext:value-type="float">
            <text:p>43.82158</text:p>
          </table:table-cell>
          <table:table-cell office:value-type="float" office:value="-868.6578" calcext:value-type="float">
            <text:p>-868.6578</text:p>
          </table:table-cell>
          <table:table-cell office:value-type="float" office:value="2353.058" calcext:value-type="float">
            <text:p>2353.058</text:p>
          </table:table-cell>
          <table:table-cell office:value-type="float" office:value="-216.1695" calcext:value-type="float">
            <text:p>-216.1695</text:p>
          </table:table-cell>
          <table:table-cell office:value-type="float" office:value="119.3729" calcext:value-type="float">
            <text:p>119.3729</text:p>
          </table:table-cell>
          <table:table-cell office:value-type="float" office:value="80.41703" calcext:value-type="float">
            <text:p>80.41703</text:p>
          </table:table-cell>
          <table:table-cell office:value-type="float" office:value="0.1092862" calcext:value-type="float">
            <text:p>0.1092862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57328" calcext:value-type="float">
            <text:p>0.2857328</text:p>
          </table:table-cell>
          <table:table-cell office:value-type="float" office:value="370" calcext:value-type="float">
            <text:p>370</text:p>
          </table:table-cell>
          <table:table-cell office:value-type="float" office:value="47.27742" calcext:value-type="float">
            <text:p>47.27742</text:p>
          </table:table-cell>
          <table:table-cell office:value-type="float" office:value="0" calcext:value-type="float">
            <text:p>0</text:p>
          </table:table-cell>
          <table:table-cell office:value-type="float" office:value="486.5277" calcext:value-type="float">
            <text:p>486.5277</text:p>
          </table:table-cell>
          <table:table-cell office:value-type="float" office:value="1123.062" calcext:value-type="float">
            <text:p>1123.062</text:p>
          </table:table-cell>
          <table:table-cell office:value-type="float" office:value="1363.381" calcext:value-type="float">
            <text:p>1363.381</text:p>
          </table:table-cell>
          <table:table-cell office:value-type="float" office:value="1268.538" calcext:value-type="float">
            <text:p>1268.538</text:p>
          </table:table-cell>
          <table:table-cell office:value-type="float" office:value="758.7628" calcext:value-type="float">
            <text:p>758.7628</text:p>
          </table:table-cell>
          <table:table-cell office:value-type="float" office:value="1099.192" calcext:value-type="float">
            <text:p>1099.192</text:p>
          </table:table-cell>
          <table:table-cell office:value-type="float" office:value="412.2307" calcext:value-type="float">
            <text:p>412.2307</text:p>
          </table:table-cell>
          <table:table-cell office:value-type="float" office:value="1846.558" calcext:value-type="float">
            <text:p>1846.558</text:p>
          </table:table-cell>
          <table:table-cell office:value-type="float" office:value="2085.561" calcext:value-type="float">
            <text:p>2085.561</text:p>
          </table:table-cell>
          <table:table-cell office:value-type="float" office:value="1668.984" calcext:value-type="float">
            <text:p>1668.984</text:p>
          </table:table-cell>
          <table:table-cell office:value-type="float" office:value="585.4801" calcext:value-type="float">
            <text:p>585.4801</text:p>
          </table:table-cell>
          <table:table-cell office:value-type="float" office:value="581.9243" calcext:value-type="float">
            <text:p>581.9243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" calcext:value-type="float">
            <text:p>35.6855</text:p>
          </table:table-cell>
          <table:table-cell office:value-type="float" office:value="0" calcext:value-type="float">
            <text:p>0</text:p>
          </table:table-cell>
          <table:table-cell office:value-type="float" office:value="-0.01372601" calcext:value-type="float">
            <text:p>-0.01372601</text:p>
          </table:table-cell>
          <table:table-cell office:value-type="float" office:value="0" calcext:value-type="float">
            <text:p>0</text:p>
          </table:table-cell>
          <table:table-cell office:value-type="float" office:value="3.600814" calcext:value-type="float">
            <text:p>3.600814</text:p>
          </table:table-cell>
          <table:table-cell office:value-type="float" office:value="1276.037" calcext:value-type="float">
            <text:p>1276.037</text:p>
          </table:table-cell>
          <table:table-cell office:value-type="float" office:value="-569.5386" calcext:value-type="float">
            <text:p>-569.5386</text:p>
          </table:table-cell>
          <table:table-cell office:value-type="float" office:value="706.4985" calcext:value-type="float">
            <text:p>706.4985</text:p>
          </table:table-cell>
          <table:table-cell office:value-type="float" office:value="-670.4464" calcext:value-type="float">
            <text:p>-670.4464</text:p>
          </table:table-cell>
          <table:table-cell office:value-type="float" office:value="0" calcext:value-type="float">
            <text:p>0</text:p>
          </table:table-cell>
          <table:table-cell office:value-type="float" office:value="28.00984" calcext:value-type="float">
            <text:p>28.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259.2224" calcext:value-type="float">
            <text:p>259.2224</text:p>
          </table:table-cell>
          <table:table-cell office:value-type="float" office:value="13281.14" calcext:value-type="float">
            <text:p>13281.14</text:p>
          </table:table-cell>
          <table:table-cell office:value-type="float" office:value="0" calcext:value-type="float">
            <text:p>0</text:p>
          </table:table-cell>
          <table:table-cell office:value-type="float" office:value="46.20216" calcext:value-type="float">
            <text:p>46.20216</text:p>
          </table:table-cell>
          <table:table-cell office:value-type="float" office:value="-872.8224" calcext:value-type="float">
            <text:p>-872.8224</text:p>
          </table:table-cell>
          <table:table-cell office:value-type="float" office:value="2363.629" calcext:value-type="float">
            <text:p>2363.629</text:p>
          </table:table-cell>
          <table:table-cell office:value-type="float" office:value="-219.2314" calcext:value-type="float">
            <text:p>-219.2314</text:p>
          </table:table-cell>
          <table:table-cell office:value-type="float" office:value="118.3208" calcext:value-type="float">
            <text:p>118.3208</text:p>
          </table:table-cell>
          <table:table-cell office:value-type="float" office:value="80.95986" calcext:value-type="float">
            <text:p>80.95986</text:p>
          </table:table-cell>
          <table:table-cell office:value-type="float" office:value="0.1108238" calcext:value-type="float">
            <text:p>0.1108238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15868" calcext:value-type="float">
            <text:p>0.2815868</text:p>
          </table:table-cell>
          <table:table-cell office:value-type="float" office:value="370" calcext:value-type="float">
            <text:p>370</text:p>
          </table:table-cell>
          <table:table-cell office:value-type="float" office:value="51.21669" calcext:value-type="float">
            <text:p>51.21669</text:p>
          </table:table-cell>
          <table:table-cell office:value-type="float" office:value="0" calcext:value-type="float">
            <text:p>0</text:p>
          </table:table-cell>
          <table:table-cell office:value-type="float" office:value="486.6534" calcext:value-type="float">
            <text:p>486.6534</text:p>
          </table:table-cell>
          <table:table-cell office:value-type="float" office:value="1123.202" calcext:value-type="float">
            <text:p>1123.202</text:p>
          </table:table-cell>
          <table:table-cell office:value-type="float" office:value="1363.462" calcext:value-type="float">
            <text:p>1363.462</text:p>
          </table:table-cell>
          <table:table-cell office:value-type="float" office:value="1268.611" calcext:value-type="float">
            <text:p>1268.611</text:p>
          </table:table-cell>
          <table:table-cell office:value-type="float" office:value="758.8417" calcext:value-type="float">
            <text:p>758.8417</text:p>
          </table:table-cell>
          <table:table-cell office:value-type="float" office:value="1099.219" calcext:value-type="float">
            <text:p>1099.219</text:p>
          </table:table-cell>
          <table:table-cell office:value-type="float" office:value="412.2902" calcext:value-type="float">
            <text:p>412.2902</text:p>
          </table:table-cell>
          <table:table-cell office:value-type="float" office:value="1846.592" calcext:value-type="float">
            <text:p>1846.592</text:p>
          </table:table-cell>
          <table:table-cell office:value-type="float" office:value="2085.572" calcext:value-type="float">
            <text:p>2085.572</text:p>
          </table:table-cell>
          <table:table-cell office:value-type="float" office:value="1668.985" calcext:value-type="float">
            <text:p>1668.985</text:p>
          </table:table-cell>
          <table:table-cell office:value-type="float" office:value="585.4863" calcext:value-type="float">
            <text:p>585.4863</text:p>
          </table:table-cell>
          <table:table-cell office:value-type="float" office:value="582.0272" calcext:value-type="float">
            <text:p>582.0272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373768" calcext:value-type="float">
            <text:p>-0.01373768</text:p>
          </table:table-cell>
          <table:table-cell office:value-type="float" office:value="0" calcext:value-type="float">
            <text:p>0</text:p>
          </table:table-cell>
          <table:table-cell office:value-type="float" office:value="3.572122" calcext:value-type="float">
            <text:p>3.572122</text:p>
          </table:table-cell>
          <table:table-cell office:value-type="float" office:value="1289.604" calcext:value-type="float">
            <text:p>1289.604</text:p>
          </table:table-cell>
          <table:table-cell office:value-type="float" office:value="-578.0803" calcext:value-type="float">
            <text:p>-578.0803</text:p>
          </table:table-cell>
          <table:table-cell office:value-type="float" office:value="711.5234" calcext:value-type="float">
            <text:p>711.5234</text:p>
          </table:table-cell>
          <table:table-cell office:value-type="float" office:value="-671.4605" calcext:value-type="float">
            <text:p>-671.4605</text:p>
          </table:table-cell>
          <table:table-cell office:value-type="float" office:value="0" calcext:value-type="float">
            <text:p>0</text:p>
          </table:table-cell>
          <table:table-cell office:value-type="float" office:value="27.91941" calcext:value-type="float">
            <text:p>27.9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261.5051" calcext:value-type="float">
            <text:p>261.5051</text:p>
          </table:table-cell>
          <table:table-cell office:value-type="float" office:value="13280.93" calcext:value-type="float">
            <text:p>13280.93</text:p>
          </table:table-cell>
          <table:table-cell office:value-type="float" office:value="0" calcext:value-type="float">
            <text:p>0</text:p>
          </table:table-cell>
          <table:table-cell office:value-type="float" office:value="49.39888" calcext:value-type="float">
            <text:p>49.39888</text:p>
          </table:table-cell>
          <table:table-cell office:value-type="float" office:value="-877.0852" calcext:value-type="float">
            <text:p>-877.0852</text:p>
          </table:table-cell>
          <table:table-cell office:value-type="float" office:value="2373.876" calcext:value-type="float">
            <text:p>2373.876</text:p>
          </table:table-cell>
          <table:table-cell office:value-type="float" office:value="-222.3808" calcext:value-type="float">
            <text:p>-222.3808</text:p>
          </table:table-cell>
          <table:table-cell office:value-type="float" office:value="117.2221" calcext:value-type="float">
            <text:p>117.2221</text:p>
          </table:table-cell>
          <table:table-cell office:value-type="float" office:value="82.2017" calcext:value-type="float">
            <text:p>82.2017</text:p>
          </table:table-cell>
          <table:table-cell office:value-type="float" office:value="0.1124008" calcext:value-type="float">
            <text:p>0.1124008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370" calcext:value-type="float">
            <text:p>370</text:p>
          </table:table-cell>
          <table:table-cell office:value-type="float" office:value="53.46484" calcext:value-type="float">
            <text:p>53.46484</text:p>
          </table:table-cell>
          <table:table-cell office:value-type="float" office:value="0" calcext:value-type="float">
            <text:p>0</text:p>
          </table:table-cell>
          <table:table-cell office:value-type="float" office:value="486.7858" calcext:value-type="float">
            <text:p>486.7858</text:p>
          </table:table-cell>
          <table:table-cell office:value-type="float" office:value="1123.365" calcext:value-type="float">
            <text:p>1123.365</text:p>
          </table:table-cell>
          <table:table-cell office:value-type="float" office:value="1363.557" calcext:value-type="float">
            <text:p>1363.557</text:p>
          </table:table-cell>
          <table:table-cell office:value-type="float" office:value="1268.705" calcext:value-type="float">
            <text:p>1268.705</text:p>
          </table:table-cell>
          <table:table-cell office:value-type="float" office:value="758.9288" calcext:value-type="float">
            <text:p>758.9288</text:p>
          </table:table-cell>
          <table:table-cell office:value-type="float" office:value="1099.251" calcext:value-type="float">
            <text:p>1099.251</text:p>
          </table:table-cell>
          <table:table-cell office:value-type="float" office:value="412.3557" calcext:value-type="float">
            <text:p>412.3557</text:p>
          </table:table-cell>
          <table:table-cell office:value-type="float" office:value="1846.632" calcext:value-type="float">
            <text:p>1846.632</text:p>
          </table:table-cell>
          <table:table-cell office:value-type="float" office:value="2085.578" calcext:value-type="float">
            <text:p>2085.578</text:p>
          </table:table-cell>
          <table:table-cell office:value-type="float" office:value="1668.989" calcext:value-type="float">
            <text:p>1668.989</text:p>
          </table:table-cell>
          <table:table-cell office:value-type="float" office:value="585.492" calcext:value-type="float">
            <text:p>585.492</text:p>
          </table:table-cell>
          <table:table-cell office:value-type="float" office:value="582.1313" calcext:value-type="float">
            <text:p>582.1313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375218" calcext:value-type="float">
            <text:p>-0.01375218</text:p>
          </table:table-cell>
          <table:table-cell office:value-type="float" office:value="0" calcext:value-type="float">
            <text:p>0</text:p>
          </table:table-cell>
          <table:table-cell office:value-type="float" office:value="3.518134" calcext:value-type="float">
            <text:p>3.518134</text:p>
          </table:table-cell>
          <table:table-cell office:value-type="float" office:value="1302.617" calcext:value-type="float">
            <text:p>1302.617</text:p>
          </table:table-cell>
          <table:table-cell office:value-type="float" office:value="-587.7425" calcext:value-type="float">
            <text:p>-587.7425</text:p>
          </table:table-cell>
          <table:table-cell office:value-type="float" office:value="714.8741" calcext:value-type="float">
            <text:p>714.8741</text:p>
          </table:table-cell>
          <table:table-cell office:value-type="float" office:value="-672.4926" calcext:value-type="float">
            <text:p>-672.4926</text:p>
          </table:table-cell>
          <table:table-cell office:value-type="float" office:value="0" calcext:value-type="float">
            <text:p>0</text:p>
          </table:table-cell>
          <table:table-cell office:value-type="float" office:value="27.8328" calcext:value-type="float">
            <text:p>27.8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264.9827" calcext:value-type="float">
            <text:p>264.9827</text:p>
          </table:table-cell>
          <table:table-cell office:value-type="float" office:value="13280.67" calcext:value-type="float">
            <text:p>13280.67</text:p>
          </table:table-cell>
          <table:table-cell office:value-type="float" office:value="0" calcext:value-type="float">
            <text:p>0</text:p>
          </table:table-cell>
          <table:table-cell office:value-type="float" office:value="53.82018" calcext:value-type="float">
            <text:p>53.82018</text:p>
          </table:table-cell>
          <table:table-cell office:value-type="float" office:value="-881.5777" calcext:value-type="float">
            <text:p>-881.5777</text:p>
          </table:table-cell>
          <table:table-cell office:value-type="float" office:value="2385.17" calcext:value-type="float">
            <text:p>2385.17</text:p>
          </table:table-cell>
          <table:table-cell office:value-type="float" office:value="-225.6859" calcext:value-type="float">
            <text:p>-225.6859</text:p>
          </table:table-cell>
          <table:table-cell office:value-type="float" office:value="116.0108" calcext:value-type="float">
            <text:p>116.0108</text:p>
          </table:table-cell>
          <table:table-cell office:value-type="float" office:value="84.60999" calcext:value-type="float">
            <text:p>84.60999</text:p>
          </table:table-cell>
          <table:table-cell office:value-type="float" office:value="0.1139787" calcext:value-type="float">
            <text:p>0.1139787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370" calcext:value-type="float">
            <text:p>370</text:p>
          </table:table-cell>
          <table:table-cell office:value-type="float" office:value="53.61706" calcext:value-type="float">
            <text:p>53.61706</text:p>
          </table:table-cell>
          <table:table-cell office:value-type="float" office:value="0" calcext:value-type="float">
            <text:p>0</text:p>
          </table:table-cell>
          <table:table-cell office:value-type="float" office:value="486.9268" calcext:value-type="float">
            <text:p>486.9268</text:p>
          </table:table-cell>
          <table:table-cell office:value-type="float" office:value="1123.514" calcext:value-type="float">
            <text:p>1123.514</text:p>
          </table:table-cell>
          <table:table-cell office:value-type="float" office:value="1363.636" calcext:value-type="float">
            <text:p>1363.636</text:p>
          </table:table-cell>
          <table:table-cell office:value-type="float" office:value="1268.795" calcext:value-type="float">
            <text:p>1268.795</text:p>
          </table:table-cell>
          <table:table-cell office:value-type="float" office:value="759.0212" calcext:value-type="float">
            <text:p>759.0212</text:p>
          </table:table-cell>
          <table:table-cell office:value-type="float" office:value="1099.28" calcext:value-type="float">
            <text:p>1099.28</text:p>
          </table:table-cell>
          <table:table-cell office:value-type="float" office:value="412.4249" calcext:value-type="float">
            <text:p>412.4249</text:p>
          </table:table-cell>
          <table:table-cell office:value-type="float" office:value="1846.675" calcext:value-type="float">
            <text:p>1846.675</text:p>
          </table:table-cell>
          <table:table-cell office:value-type="float" office:value="2085.583" calcext:value-type="float">
            <text:p>2085.583</text:p>
          </table:table-cell>
          <table:table-cell office:value-type="float" office:value="1668.994" calcext:value-type="float">
            <text:p>1668.994</text:p>
          </table:table-cell>
          <table:table-cell office:value-type="float" office:value="585.4971" calcext:value-type="float">
            <text:p>585.4971</text:p>
          </table:table-cell>
          <table:table-cell office:value-type="float" office:value="582.235" calcext:value-type="float">
            <text:p>582.235</text:p>
          </table:table-cell>
          <table:table-cell office:value-type="float" office:value="142.778" calcext:value-type="float">
            <text:p>142.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377171" calcext:value-type="float">
            <text:p>-0.01377171</text:p>
          </table:table-cell>
          <table:table-cell office:value-type="float" office:value="0" calcext:value-type="float">
            <text:p>0</text:p>
          </table:table-cell>
          <table:table-cell office:value-type="float" office:value="3.422183" calcext:value-type="float">
            <text:p>3.422183</text:p>
          </table:table-cell>
          <table:table-cell office:value-type="float" office:value="1314.965" calcext:value-type="float">
            <text:p>1314.965</text:p>
          </table:table-cell>
          <table:table-cell office:value-type="float" office:value="-598.7603" calcext:value-type="float">
            <text:p>-598.7603</text:p>
          </table:table-cell>
          <table:table-cell office:value-type="float" office:value="716.2046" calcext:value-type="float">
            <text:p>716.2046</text:p>
          </table:table-cell>
          <table:table-cell office:value-type="float" office:value="-673.5861" calcext:value-type="float">
            <text:p>-673.5861</text:p>
          </table:table-cell>
          <table:table-cell office:value-type="float" office:value="0" calcext:value-type="float">
            <text:p>0</text:p>
          </table:table-cell>
          <table:table-cell office:value-type="float" office:value="27.7326" calcext:value-type="float">
            <text:p>27.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268.0682" calcext:value-type="float">
            <text:p>268.0682</text:p>
          </table:table-cell>
          <table:table-cell office:value-type="float" office:value="13280.36" calcext:value-type="float">
            <text:p>13280.36</text:p>
          </table:table-cell>
          <table:table-cell office:value-type="float" office:value="0" calcext:value-type="float">
            <text:p>0</text:p>
          </table:table-cell>
          <table:table-cell office:value-type="float" office:value="57.75772" calcext:value-type="float">
            <text:p>57.75772</text:p>
          </table:table-cell>
          <table:table-cell office:value-type="float" office:value="-886.0375" calcext:value-type="float">
            <text:p>-886.0375</text:p>
          </table:table-cell>
          <table:table-cell office:value-type="float" office:value="2395.786" calcext:value-type="float">
            <text:p>2395.786</text:p>
          </table:table-cell>
          <table:table-cell office:value-type="float" office:value="-228.9504" calcext:value-type="float">
            <text:p>-228.9504</text:p>
          </table:table-cell>
          <table:table-cell office:value-type="float" office:value="115.1431" calcext:value-type="float">
            <text:p>115.1431</text:p>
          </table:table-cell>
          <table:table-cell office:value-type="float" office:value="86.58626" calcext:value-type="float">
            <text:p>86.58626</text:p>
          </table:table-cell>
          <table:table-cell office:value-type="float" office:value="0.1155771" calcext:value-type="float">
            <text:p>0.1155771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" calcext:value-type="float">
            <text:p>0.0276162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370" calcext:value-type="float">
            <text:p>370</text:p>
          </table:table-cell>
          <table:table-cell office:value-type="float" office:value="53.34882" calcext:value-type="float">
            <text:p>53.34882</text:p>
          </table:table-cell>
          <table:table-cell office:value-type="float" office:value="0" calcext:value-type="float">
            <text:p>0</text:p>
          </table:table-cell>
          <table:table-cell office:value-type="float" office:value="487.0277" calcext:value-type="float">
            <text:p>487.0277</text:p>
          </table:table-cell>
          <table:table-cell office:value-type="float" office:value="1123.679" calcext:value-type="float">
            <text:p>1123.679</text:p>
          </table:table-cell>
          <table:table-cell office:value-type="float" office:value="1363.726" calcext:value-type="float">
            <text:p>1363.726</text:p>
          </table:table-cell>
          <table:table-cell office:value-type="float" office:value="1268.885" calcext:value-type="float">
            <text:p>1268.885</text:p>
          </table:table-cell>
          <table:table-cell office:value-type="float" office:value="759.1119" calcext:value-type="float">
            <text:p>759.1119</text:p>
          </table:table-cell>
          <table:table-cell office:value-type="float" office:value="1099.307" calcext:value-type="float">
            <text:p>1099.307</text:p>
          </table:table-cell>
          <table:table-cell office:value-type="float" office:value="412.4948" calcext:value-type="float">
            <text:p>412.4948</text:p>
          </table:table-cell>
          <table:table-cell office:value-type="float" office:value="1846.719" calcext:value-type="float">
            <text:p>1846.719</text:p>
          </table:table-cell>
          <table:table-cell office:value-type="float" office:value="2085.588" calcext:value-type="float">
            <text:p>2085.588</text:p>
          </table:table-cell>
          <table:table-cell office:value-type="float" office:value="1668.999" calcext:value-type="float">
            <text:p>1668.999</text:p>
          </table:table-cell>
          <table:table-cell office:value-type="float" office:value="585.5013" calcext:value-type="float">
            <text:p>585.5013</text:p>
          </table:table-cell>
          <table:table-cell office:value-type="float" office:value="582.3378" calcext:value-type="float">
            <text:p>582.3378</text:p>
          </table:table-cell>
          <table:table-cell office:value-type="float" office:value="142.7779" calcext:value-type="float">
            <text:p>142.7779</text:p>
          </table:table-cell>
          <table:table-cell office:value-type="float" office:value="35.6855" calcext:value-type="float">
            <text:p>35.6855</text:p>
          </table:table-cell>
          <table:table-cell office:value-type="float" office:value="0" calcext:value-type="float">
            <text:p>0</text:p>
          </table:table-cell>
          <table:table-cell office:value-type="float" office:value="-0.01379068" calcext:value-type="float">
            <text:p>-0.01379068</text:p>
          </table:table-cell>
          <table:table-cell office:value-type="float" office:value="0" calcext:value-type="float">
            <text:p>0</text:p>
          </table:table-cell>
          <table:table-cell office:value-type="float" office:value="3.353625" calcext:value-type="float">
            <text:p>3.353625</text:p>
          </table:table-cell>
          <table:table-cell office:value-type="float" office:value="1326.219" calcext:value-type="float">
            <text:p>1326.219</text:p>
          </table:table-cell>
          <table:table-cell office:value-type="float" office:value="-609.0956" calcext:value-type="float">
            <text:p>-609.0956</text:p>
          </table:table-cell>
          <table:table-cell office:value-type="float" office:value="717.1229" calcext:value-type="float">
            <text:p>717.1229</text:p>
          </table:table-cell>
          <table:table-cell office:value-type="float" office:value="-674.6427" calcext:value-type="float">
            <text:p>-674.6427</text:p>
          </table:table-cell>
          <table:table-cell office:value-type="float" office:value="0" calcext:value-type="float">
            <text:p>0</text:p>
          </table:table-cell>
          <table:table-cell office:value-type="float" office:value="27.59257" calcext:value-type="float">
            <text:p>27.59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268.8906" calcext:value-type="float">
            <text:p>268.8906</text:p>
          </table:table-cell>
          <table:table-cell office:value-type="float" office:value="13280.25" calcext:value-type="float">
            <text:p>13280.25</text:p>
          </table:table-cell>
          <table:table-cell office:value-type="float" office:value="0" calcext:value-type="float">
            <text:p>0</text:p>
          </table:table-cell>
          <table:table-cell office:value-type="float" office:value="60.45604" calcext:value-type="float">
            <text:p>60.45604</text:p>
          </table:table-cell>
          <table:table-cell office:value-type="float" office:value="-891.0906" calcext:value-type="float">
            <text:p>-891.0906</text:p>
          </table:table-cell>
          <table:table-cell office:value-type="float" office:value="2407.906" calcext:value-type="float">
            <text:p>2407.906</text:p>
          </table:table-cell>
          <table:table-cell office:value-type="float" office:value="-232.0591" calcext:value-type="float">
            <text:p>-232.0591</text:p>
          </table:table-cell>
          <table:table-cell office:value-type="float" office:value="115.2334" calcext:value-type="float">
            <text:p>115.2334</text:p>
          </table:table-cell>
          <table:table-cell office:value-type="float" office:value="86.28214" calcext:value-type="float">
            <text:p>86.28214</text:p>
          </table:table-cell>
          <table:table-cell office:value-type="float" office:value="0.1166482" calcext:value-type="float">
            <text:p>0.1166482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3" calcext:value-type="float">
            <text:p>0.02761623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78821" calcext:value-type="float">
            <text:p>0.2778821</text:p>
          </table:table-cell>
          <table:table-cell office:value-type="float" office:value="370" calcext:value-type="float">
            <text:p>370</text:p>
          </table:table-cell>
          <table:table-cell office:value-type="float" office:value="57.54867" calcext:value-type="float">
            <text:p>57.54867</text:p>
          </table:table-cell>
          <table:table-cell office:value-type="float" office:value="0" calcext:value-type="float">
            <text:p>0</text:p>
          </table:table-cell>
          <table:table-cell office:value-type="float" office:value="487.2573" calcext:value-type="float">
            <text:p>487.2573</text:p>
          </table:table-cell>
          <table:table-cell office:value-type="float" office:value="1123.873" calcext:value-type="float">
            <text:p>1123.873</text:p>
          </table:table-cell>
          <table:table-cell office:value-type="float" office:value="1363.856" calcext:value-type="float">
            <text:p>1363.856</text:p>
          </table:table-cell>
          <table:table-cell office:value-type="float" office:value="1268.987" calcext:value-type="float">
            <text:p>1268.987</text:p>
          </table:table-cell>
          <table:table-cell office:value-type="float" office:value="759.2087" calcext:value-type="float">
            <text:p>759.2087</text:p>
          </table:table-cell>
          <table:table-cell office:value-type="float" office:value="1099.338" calcext:value-type="float">
            <text:p>1099.338</text:p>
          </table:table-cell>
          <table:table-cell office:value-type="float" office:value="412.5657" calcext:value-type="float">
            <text:p>412.5657</text:p>
          </table:table-cell>
          <table:table-cell office:value-type="float" office:value="1846.764" calcext:value-type="float">
            <text:p>1846.764</text:p>
          </table:table-cell>
          <table:table-cell office:value-type="float" office:value="2085.594" calcext:value-type="float">
            <text:p>2085.594</text:p>
          </table:table-cell>
          <table:table-cell office:value-type="float" office:value="1669.005" calcext:value-type="float">
            <text:p>1669.005</text:p>
          </table:table-cell>
          <table:table-cell office:value-type="float" office:value="585.5046" calcext:value-type="float">
            <text:p>585.5046</text:p>
          </table:table-cell>
          <table:table-cell office:value-type="float" office:value="582.4388" calcext:value-type="float">
            <text:p>582.4388</text:p>
          </table:table-cell>
          <table:table-cell office:value-type="float" office:value="142.7779" calcext:value-type="float">
            <text:p>142.7779</text:p>
          </table:table-cell>
          <table:table-cell office:value-type="float" office:value="35.6855" calcext:value-type="float">
            <text:p>35.6855</text:p>
          </table:table-cell>
          <table:table-cell office:value-type="float" office:value="0" calcext:value-type="float">
            <text:p>0</text:p>
          </table:table-cell>
          <table:table-cell office:value-type="float" office:value="-0.01385812" calcext:value-type="float">
            <text:p>-0.01385812</text:p>
          </table:table-cell>
          <table:table-cell office:value-type="float" office:value="0" calcext:value-type="float">
            <text:p>0</text:p>
          </table:table-cell>
          <table:table-cell office:value-type="float" office:value="3.325292" calcext:value-type="float">
            <text:p>3.325292</text:p>
          </table:table-cell>
          <table:table-cell office:value-type="float" office:value="1340.038" calcext:value-type="float">
            <text:p>1340.038</text:p>
          </table:table-cell>
          <table:table-cell office:value-type="float" office:value="-616.7759" calcext:value-type="float">
            <text:p>-616.7759</text:p>
          </table:table-cell>
          <table:table-cell office:value-type="float" office:value="723.2623" calcext:value-type="float">
            <text:p>723.2623</text:p>
          </table:table-cell>
          <table:table-cell office:value-type="float" office:value="-676.5435" calcext:value-type="float">
            <text:p>-676.5435</text:p>
          </table:table-cell>
          <table:table-cell office:value-type="float" office:value="0" calcext:value-type="float">
            <text:p>0</text:p>
          </table:table-cell>
          <table:table-cell office:value-type="float" office:value="27.54483" calcext:value-type="float">
            <text:p>27.54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270.5294" calcext:value-type="float">
            <text:p>270.5294</text:p>
          </table:table-cell>
          <table:table-cell office:value-type="float" office:value="13280.08" calcext:value-type="float">
            <text:p>13280.08</text:p>
          </table:table-cell>
          <table:table-cell office:value-type="float" office:value="0" calcext:value-type="float">
            <text:p>0</text:p>
          </table:table-cell>
          <table:table-cell office:value-type="float" office:value="63.2084" calcext:value-type="float">
            <text:p>63.2084</text:p>
          </table:table-cell>
          <table:table-cell office:value-type="float" office:value="-895.4648" calcext:value-type="float">
            <text:p>-895.4648</text:p>
          </table:table-cell>
          <table:table-cell office:value-type="float" office:value="2419.641" calcext:value-type="float">
            <text:p>2419.641</text:p>
          </table:table-cell>
          <table:table-cell office:value-type="float" office:value="-234.9432" calcext:value-type="float">
            <text:p>-234.9432</text:p>
          </table:table-cell>
          <table:table-cell office:value-type="float" office:value="114.9967" calcext:value-type="float">
            <text:p>114.9967</text:p>
          </table:table-cell>
          <table:table-cell office:value-type="float" office:value="86.68748" calcext:value-type="float">
            <text:p>86.68748</text:p>
          </table:table-cell>
          <table:table-cell office:value-type="float" office:value="0.1182079" calcext:value-type="float">
            <text:p>0.1182079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761623" calcext:value-type="float">
            <text:p>0.02761623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34756" calcext:value-type="float">
            <text:p>0.2734756</text:p>
          </table:table-cell>
          <table:table-cell office:value-type="float" office:value="370" calcext:value-type="float">
            <text:p>370</text:p>
          </table:table-cell>
          <table:table-cell office:value-type="float" office:value="62.06941" calcext:value-type="float">
            <text:p>62.06941</text:p>
          </table:table-cell>
          <table:table-cell office:value-type="float" office:value="0" calcext:value-type="float">
            <text:p>0</text:p>
          </table:table-cell>
          <table:table-cell office:value-type="float" office:value="487.3763" calcext:value-type="float">
            <text:p>487.3763</text:p>
          </table:table-cell>
          <table:table-cell office:value-type="float" office:value="1124.122" calcext:value-type="float">
            <text:p>1124.122</text:p>
          </table:table-cell>
          <table:table-cell office:value-type="float" office:value="1364.036" calcext:value-type="float">
            <text:p>1364.036</text:p>
          </table:table-cell>
          <table:table-cell office:value-type="float" office:value="1269.12" calcext:value-type="float">
            <text:p>1269.12</text:p>
          </table:table-cell>
          <table:table-cell office:value-type="float" office:value="759.3188" calcext:value-type="float">
            <text:p>759.3188</text:p>
          </table:table-cell>
          <table:table-cell office:value-type="float" office:value="1099.385" calcext:value-type="float">
            <text:p>1099.385</text:p>
          </table:table-cell>
          <table:table-cell office:value-type="float" office:value="412.6393" calcext:value-type="float">
            <text:p>412.6393</text:p>
          </table:table-cell>
          <table:table-cell office:value-type="float" office:value="1846.809" calcext:value-type="float">
            <text:p>1846.809</text:p>
          </table:table-cell>
          <table:table-cell office:value-type="float" office:value="2085.601" calcext:value-type="float">
            <text:p>2085.601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585.5072" calcext:value-type="float">
            <text:p>585.5072</text:p>
          </table:table-cell>
          <table:table-cell office:value-type="float" office:value="582.5377" calcext:value-type="float">
            <text:p>582.5377</text:p>
          </table:table-cell>
          <table:table-cell office:value-type="float" office:value="142.7779" calcext:value-type="float">
            <text:p>142.7779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386714" calcext:value-type="float">
            <text:p>-0.01386714</text:p>
          </table:table-cell>
          <table:table-cell office:value-type="float" office:value="0" calcext:value-type="float">
            <text:p>0</text:p>
          </table:table-cell>
          <table:table-cell office:value-type="float" office:value="3.295813" calcext:value-type="float">
            <text:p>3.295813</text:p>
          </table:table-cell>
          <table:table-cell office:value-type="float" office:value="1352.998" calcext:value-type="float">
            <text:p>1352.998</text:p>
          </table:table-cell>
          <table:table-cell office:value-type="float" office:value="-623.7372" calcext:value-type="float">
            <text:p>-623.7372</text:p>
          </table:table-cell>
          <table:table-cell office:value-type="float" office:value="729.2603" calcext:value-type="float">
            <text:p>729.2603</text:p>
          </table:table-cell>
          <table:table-cell office:value-type="float" office:value="-677.7407" calcext:value-type="float">
            <text:p>-677.7407</text:p>
          </table:table-cell>
          <table:table-cell office:value-type="float" office:value="0" calcext:value-type="float">
            <text:p>0</text:p>
          </table:table-cell>
          <table:table-cell office:value-type="float" office:value="27.25037" calcext:value-type="float">
            <text:p>27.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271.5725" calcext:value-type="float">
            <text:p>271.5725</text:p>
          </table:table-cell>
          <table:table-cell office:value-type="float" office:value="13280.08" calcext:value-type="float">
            <text:p>13280.08</text:p>
          </table:table-cell>
          <table:table-cell office:value-type="float" office:value="0" calcext:value-type="float">
            <text:p>0</text:p>
          </table:table-cell>
          <table:table-cell office:value-type="float" office:value="65.90295" calcext:value-type="float">
            <text:p>65.90295</text:p>
          </table:table-cell>
          <table:table-cell office:value-type="float" office:value="-898.7595" calcext:value-type="float">
            <text:p>-898.7595</text:p>
          </table:table-cell>
          <table:table-cell office:value-type="float" office:value="2422.009" calcext:value-type="float">
            <text:p>2422.009</text:p>
          </table:table-cell>
          <table:table-cell office:value-type="float" office:value="-237.903" calcext:value-type="float">
            <text:p>-237.903</text:p>
          </table:table-cell>
          <table:table-cell office:value-type="float" office:value="114.955" calcext:value-type="float">
            <text:p>114.955</text:p>
          </table:table-cell>
          <table:table-cell office:value-type="float" office:value="86.28284" calcext:value-type="float">
            <text:p>86.28284</text:p>
          </table:table-cell>
          <table:table-cell office:value-type="float" office:value="0.1185011" calcext:value-type="float">
            <text:p>0.1185011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826334" calcext:value-type="float">
            <text:p>0.0282633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04897" calcext:value-type="float">
            <text:p>0.2704897</text:p>
          </table:table-cell>
          <table:table-cell office:value-type="float" office:value="370" calcext:value-type="float">
            <text:p>370</text:p>
          </table:table-cell>
          <table:table-cell office:value-type="float" office:value="67.41767" calcext:value-type="float">
            <text:p>67.41767</text:p>
          </table:table-cell>
          <table:table-cell office:value-type="float" office:value="0" calcext:value-type="float">
            <text:p>0</text:p>
          </table:table-cell>
          <table:table-cell office:value-type="float" office:value="487.6735" calcext:value-type="float">
            <text:p>487.6735</text:p>
          </table:table-cell>
          <table:table-cell office:value-type="float" office:value="1124.568" calcext:value-type="float">
            <text:p>1124.568</text:p>
          </table:table-cell>
          <table:table-cell office:value-type="float" office:value="1364.212" calcext:value-type="float">
            <text:p>1364.212</text:p>
          </table:table-cell>
          <table:table-cell office:value-type="float" office:value="1269.244" calcext:value-type="float">
            <text:p>1269.244</text:p>
          </table:table-cell>
          <table:table-cell office:value-type="float" office:value="759.4326" calcext:value-type="float">
            <text:p>759.4326</text:p>
          </table:table-cell>
          <table:table-cell office:value-type="float" office:value="1099.435" calcext:value-type="float">
            <text:p>1099.435</text:p>
          </table:table-cell>
          <table:table-cell office:value-type="float" office:value="412.7145" calcext:value-type="float">
            <text:p>412.7145</text:p>
          </table:table-cell>
          <table:table-cell office:value-type="float" office:value="1846.858" calcext:value-type="float">
            <text:p>1846.858</text:p>
          </table:table-cell>
          <table:table-cell office:value-type="float" office:value="2085.607" calcext:value-type="float">
            <text:p>2085.607</text:p>
          </table:table-cell>
          <table:table-cell office:value-type="float" office:value="1669.016" calcext:value-type="float">
            <text:p>1669.016</text:p>
          </table:table-cell>
          <table:table-cell office:value-type="float" office:value="585.509" calcext:value-type="float">
            <text:p>585.509</text:p>
          </table:table-cell>
          <table:table-cell office:value-type="float" office:value="582.636" calcext:value-type="float">
            <text:p>582.636</text:p>
          </table:table-cell>
          <table:table-cell office:value-type="float" office:value="142.7779" calcext:value-type="float">
            <text:p>142.7779</text:p>
          </table:table-cell>
          <table:table-cell office:value-type="float" office:value="35.68552" calcext:value-type="float">
            <text:p>35.68552</text:p>
          </table:table-cell>
          <table:table-cell office:value-type="float" office:value="0" calcext:value-type="float">
            <text:p>0</text:p>
          </table:table-cell>
          <table:table-cell office:value-type="float" office:value="-0.01399855" calcext:value-type="float">
            <text:p>-0.01399855</text:p>
          </table:table-cell>
          <table:table-cell office:value-type="float" office:value="0" calcext:value-type="float">
            <text:p>0</text:p>
          </table:table-cell>
          <table:table-cell office:value-type="float" office:value="3.271153" calcext:value-type="float">
            <text:p>3.271153</text:p>
          </table:table-cell>
          <table:table-cell office:value-type="float" office:value="1366.149" calcext:value-type="float">
            <text:p>1366.149</text:p>
          </table:table-cell>
          <table:table-cell office:value-type="float" office:value="-631.2145" calcext:value-type="float">
            <text:p>-631.2145</text:p>
          </table:table-cell>
          <table:table-cell office:value-type="float" office:value="734.9349" calcext:value-type="float">
            <text:p>734.9349</text:p>
          </table:table-cell>
          <table:table-cell office:value-type="float" office:value="-679.3082" calcext:value-type="float">
            <text:p>-679.3082</text:p>
          </table:table-cell>
          <table:table-cell office:value-type="float" office:value="0" calcext:value-type="float">
            <text:p>0</text:p>
          </table:table-cell>
          <table:table-cell office:value-type="float" office:value="28.48014" calcext:value-type="float">
            <text:p>28.4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272.4941" calcext:value-type="float">
            <text:p>272.4941</text:p>
          </table:table-cell>
          <table:table-cell office:value-type="float" office:value="13280.14" calcext:value-type="float">
            <text:p>13280.14</text:p>
          </table:table-cell>
          <table:table-cell office:value-type="float" office:value="0" calcext:value-type="float">
            <text:p>0</text:p>
          </table:table-cell>
          <table:table-cell office:value-type="float" office:value="69.44519" calcext:value-type="float">
            <text:p>69.44519</text:p>
          </table:table-cell>
          <table:table-cell office:value-type="float" office:value="-904.7531" calcext:value-type="float">
            <text:p>-904.7531</text:p>
          </table:table-cell>
          <table:table-cell office:value-type="float" office:value="2437.594" calcext:value-type="float">
            <text:p>2437.594</text:p>
          </table:table-cell>
          <table:table-cell office:value-type="float" office:value="-241.0273" calcext:value-type="float">
            <text:p>-241.0273</text:p>
          </table:table-cell>
          <table:table-cell office:value-type="float" office:value="115.456" calcext:value-type="float">
            <text:p>115.456</text:p>
          </table:table-cell>
          <table:table-cell office:value-type="float" office:value="86.11065" calcext:value-type="float">
            <text:p>86.11065</text:p>
          </table:table-cell>
          <table:table-cell office:value-type="float" office:value="0.1187908" calcext:value-type="float">
            <text:p>0.1187908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826334" calcext:value-type="float">
            <text:p>0.0282633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04897" calcext:value-type="float">
            <text:p>0.2704897</text:p>
          </table:table-cell>
          <table:table-cell office:value-type="float" office:value="370" calcext:value-type="float">
            <text:p>370</text:p>
          </table:table-cell>
          <table:table-cell office:value-type="float" office:value="68.41766" calcext:value-type="float">
            <text:p>68.41766</text:p>
          </table:table-cell>
          <table:table-cell office:value-type="float" office:value="0" calcext:value-type="float">
            <text:p>0</text:p>
          </table:table-cell>
          <table:table-cell office:value-type="float" office:value="487.9323" calcext:value-type="float">
            <text:p>487.9323</text:p>
          </table:table-cell>
          <table:table-cell office:value-type="float" office:value="1124.803" calcext:value-type="float">
            <text:p>1124.803</text:p>
          </table:table-cell>
          <table:table-cell office:value-type="float" office:value="1364.365" calcext:value-type="float">
            <text:p>1364.365</text:p>
          </table:table-cell>
          <table:table-cell office:value-type="float" office:value="1269.358" calcext:value-type="float">
            <text:p>1269.358</text:p>
          </table:table-cell>
          <table:table-cell office:value-type="float" office:value="759.5405" calcext:value-type="float">
            <text:p>759.5405</text:p>
          </table:table-cell>
          <table:table-cell office:value-type="float" office:value="1099.482" calcext:value-type="float">
            <text:p>1099.482</text:p>
          </table:table-cell>
          <table:table-cell office:value-type="float" office:value="412.7874" calcext:value-type="float">
            <text:p>412.7874</text:p>
          </table:table-cell>
          <table:table-cell office:value-type="float" office:value="1846.911" calcext:value-type="float">
            <text:p>1846.911</text:p>
          </table:table-cell>
          <table:table-cell office:value-type="float" office:value="2085.614" calcext:value-type="float">
            <text:p>2085.614</text:p>
          </table:table-cell>
          <table:table-cell office:value-type="float" office:value="1669.021" calcext:value-type="float">
            <text:p>1669.021</text:p>
          </table:table-cell>
          <table:table-cell office:value-type="float" office:value="585.5096" calcext:value-type="float">
            <text:p>585.5096</text:p>
          </table:table-cell>
          <table:table-cell office:value-type="float" office:value="582.7337" calcext:value-type="float">
            <text:p>582.7337</text:p>
          </table:table-cell>
          <table:table-cell office:value-type="float" office:value="142.7779" calcext:value-type="float">
            <text:p>142.7779</text:p>
          </table:table-cell>
          <table:table-cell office:value-type="float" office:value="35.68552" calcext:value-type="float">
            <text:p>35.68552</text:p>
          </table:table-cell>
          <table:table-cell office:value-type="float" office:value="0" calcext:value-type="float">
            <text:p>0</text:p>
          </table:table-cell>
          <table:table-cell office:value-type="float" office:value="-0.01425797" calcext:value-type="float">
            <text:p>-0.01425797</text:p>
          </table:table-cell>
          <table:table-cell office:value-type="float" office:value="0" calcext:value-type="float">
            <text:p>0</text:p>
          </table:table-cell>
          <table:table-cell office:value-type="float" office:value="3.221641" calcext:value-type="float">
            <text:p>3.221641</text:p>
          </table:table-cell>
          <table:table-cell office:value-type="float" office:value="1380.014" calcext:value-type="float">
            <text:p>1380.014</text:p>
          </table:table-cell>
          <table:table-cell office:value-type="float" office:value="-641.2272" calcext:value-type="float">
            <text:p>-641.2272</text:p>
          </table:table-cell>
          <table:table-cell office:value-type="float" office:value="738.7864" calcext:value-type="float">
            <text:p>738.7864</text:p>
          </table:table-cell>
          <table:table-cell office:value-type="float" office:value="-681.7912" calcext:value-type="float">
            <text:p>-681.7912</text:p>
          </table:table-cell>
          <table:table-cell office:value-type="float" office:value="0" calcext:value-type="float">
            <text:p>0</text:p>
          </table:table-cell>
          <table:table-cell office:value-type="float" office:value="28.08304" calcext:value-type="float">
            <text:p>28.0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274.0059" calcext:value-type="float">
            <text:p>274.0059</text:p>
          </table:table-cell>
          <table:table-cell office:value-type="float" office:value="13280.16" calcext:value-type="float">
            <text:p>13280.16</text:p>
          </table:table-cell>
          <table:table-cell office:value-type="float" office:value="0" calcext:value-type="float">
            <text:p>0</text:p>
          </table:table-cell>
          <table:table-cell office:value-type="float" office:value="73.33186" calcext:value-type="float">
            <text:p>73.33186</text:p>
          </table:table-cell>
          <table:table-cell office:value-type="float" office:value="-910.9281" calcext:value-type="float">
            <text:p>-910.9281</text:p>
          </table:table-cell>
          <table:table-cell office:value-type="float" office:value="2454.199" calcext:value-type="float">
            <text:p>2454.199</text:p>
          </table:table-cell>
          <table:table-cell office:value-type="float" office:value="-244.2769" calcext:value-type="float">
            <text:p>-244.2769</text:p>
          </table:table-cell>
          <table:table-cell office:value-type="float" office:value="115.6231" calcext:value-type="float">
            <text:p>115.6231</text:p>
          </table:table-cell>
          <table:table-cell office:value-type="float" office:value="86.65466" calcext:value-type="float">
            <text:p>86.65466</text:p>
          </table:table-cell>
          <table:table-cell office:value-type="float" office:value="0.1197736" calcext:value-type="float">
            <text:p>0.1197736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826334" calcext:value-type="float">
            <text:p>0.0282633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04897" calcext:value-type="float">
            <text:p>0.2704897</text:p>
          </table:table-cell>
          <table:table-cell office:value-type="float" office:value="370" calcext:value-type="float">
            <text:p>370</text:p>
          </table:table-cell>
          <table:table-cell office:value-type="float" office:value="68.70148" calcext:value-type="float">
            <text:p>68.70148</text:p>
          </table:table-cell>
          <table:table-cell office:value-type="float" office:value="0" calcext:value-type="float">
            <text:p>0</text:p>
          </table:table-cell>
          <table:table-cell office:value-type="float" office:value="488.2171" calcext:value-type="float">
            <text:p>488.2171</text:p>
          </table:table-cell>
          <table:table-cell office:value-type="float" office:value="1124.914" calcext:value-type="float">
            <text:p>1124.914</text:p>
          </table:table-cell>
          <table:table-cell office:value-type="float" office:value="1364.495" calcext:value-type="float">
            <text:p>1364.495</text:p>
          </table:table-cell>
          <table:table-cell office:value-type="float" office:value="1269.455" calcext:value-type="float">
            <text:p>1269.455</text:p>
          </table:table-cell>
          <table:table-cell office:value-type="float" office:value="759.6395" calcext:value-type="float">
            <text:p>759.6395</text:p>
          </table:table-cell>
          <table:table-cell office:value-type="float" office:value="1099.526" calcext:value-type="float">
            <text:p>1099.526</text:p>
          </table:table-cell>
          <table:table-cell office:value-type="float" office:value="412.858" calcext:value-type="float">
            <text:p>412.858</text:p>
          </table:table-cell>
          <table:table-cell office:value-type="float" office:value="1846.958" calcext:value-type="float">
            <text:p>1846.958</text:p>
          </table:table-cell>
          <table:table-cell office:value-type="float" office:value="2085.619" calcext:value-type="float">
            <text:p>2085.619</text:p>
          </table:table-cell>
          <table:table-cell office:value-type="float" office:value="1669.026" calcext:value-type="float">
            <text:p>1669.026</text:p>
          </table:table-cell>
          <table:table-cell office:value-type="float" office:value="585.5093" calcext:value-type="float">
            <text:p>585.5093</text:p>
          </table:table-cell>
          <table:table-cell office:value-type="float" office:value="582.8304" calcext:value-type="float">
            <text:p>582.8304</text:p>
          </table:table-cell>
          <table:table-cell office:value-type="float" office:value="142.7778" calcext:value-type="float">
            <text:p>142.7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431152" calcext:value-type="float">
            <text:p>-0.01431152</text:p>
          </table:table-cell>
          <table:table-cell office:value-type="float" office:value="0" calcext:value-type="float">
            <text:p>0</text:p>
          </table:table-cell>
          <table:table-cell office:value-type="float" office:value="3.157228" calcext:value-type="float">
            <text:p>3.157228</text:p>
          </table:table-cell>
          <table:table-cell office:value-type="float" office:value="1393.63" calcext:value-type="float">
            <text:p>1393.63</text:p>
          </table:table-cell>
          <table:table-cell office:value-type="float" office:value="-651.6517" calcext:value-type="float">
            <text:p>-651.6517</text:p>
          </table:table-cell>
          <table:table-cell office:value-type="float" office:value="741.9788" calcext:value-type="float">
            <text:p>741.9788</text:p>
          </table:table-cell>
          <table:table-cell office:value-type="float" office:value="-684.0654" calcext:value-type="float">
            <text:p>-684.0654</text:p>
          </table:table-cell>
          <table:table-cell office:value-type="float" office:value="0" calcext:value-type="float">
            <text:p>0</text:p>
          </table:table-cell>
          <table:table-cell office:value-type="float" office:value="27.42531" calcext:value-type="float">
            <text:p>27.4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276.8307" calcext:value-type="float">
            <text:p>276.8307</text:p>
          </table:table-cell>
          <table:table-cell office:value-type="float" office:value="13279.99" calcext:value-type="float">
            <text:p>13279.99</text:p>
          </table:table-cell>
          <table:table-cell office:value-type="float" office:value="0" calcext:value-type="float">
            <text:p>0</text:p>
          </table:table-cell>
          <table:table-cell office:value-type="float" office:value="77.22786" calcext:value-type="float">
            <text:p>77.22786</text:p>
          </table:table-cell>
          <table:table-cell office:value-type="float" office:value="-915.5396" calcext:value-type="float">
            <text:p>-915.5396</text:p>
          </table:table-cell>
          <table:table-cell office:value-type="float" office:value="2466.792" calcext:value-type="float">
            <text:p>2466.792</text:p>
          </table:table-cell>
          <table:table-cell office:value-type="float" office:value="-247.3823" calcext:value-type="float">
            <text:p>-247.3823</text:p>
          </table:table-cell>
          <table:table-cell office:value-type="float" office:value="114.7086" calcext:value-type="float">
            <text:p>114.7086</text:p>
          </table:table-cell>
          <table:table-cell office:value-type="float" office:value="88.40382" calcext:value-type="float">
            <text:p>88.40382</text:p>
          </table:table-cell>
          <table:table-cell office:value-type="float" office:value="0.1210811" calcext:value-type="float">
            <text:p>0.1210811</text:p>
          </table:table-cell>
          <table:table-cell office:value-type="float" office:value="6.460838" calcext:value-type="float">
            <text:p>6.460838</text:p>
          </table:table-cell>
          <table:table-cell office:value-type="float" office:value="0.02826334" calcext:value-type="float">
            <text:p>0.02826334</text:p>
          </table:table-cell>
          <table:table-cell office:value-type="float" office:value="0.2037428" calcext:value-type="float">
            <text:p>0.2037428</text:p>
          </table:table-cell>
          <table:table-cell office:value-type="float" office:value="0.2704897" calcext:value-type="float">
            <text:p>0.2704897</text:p>
          </table:table-cell>
          <table:table-cell office:value-type="float" office:value="370" calcext:value-type="float">
            <text:p>370</text:p>
          </table:table-cell>
          <table:table-cell office:value-type="float" office:value="70.74172" calcext:value-type="float">
            <text:p>70.74172</text:p>
          </table:table-cell>
          <table:table-cell office:value-type="float" office:value="0" calcext:value-type="float">
            <text:p>0</text:p>
          </table:table-cell>
          <table:table-cell office:value-type="float" office:value="488.377" calcext:value-type="float">
            <text:p>488.377</text:p>
          </table:table-cell>
          <table:table-cell office:value-type="float" office:value="1125.079" calcext:value-type="float">
            <text:p>1125.079</text:p>
          </table:table-cell>
          <table:table-cell office:value-type="float" office:value="1364.623" calcext:value-type="float">
            <text:p>1364.623</text:p>
          </table:table-cell>
          <table:table-cell office:value-type="float" office:value="1269.559" calcext:value-type="float">
            <text:p>1269.559</text:p>
          </table:table-cell>
          <table:table-cell office:value-type="float" office:value="759.735" calcext:value-type="float">
            <text:p>759.735</text:p>
          </table:table-cell>
          <table:table-cell office:value-type="float" office:value="1099.566" calcext:value-type="float">
            <text:p>1099.566</text:p>
          </table:table-cell>
          <table:table-cell office:value-type="float" office:value="412.9267" calcext:value-type="float">
            <text:p>412.9267</text:p>
          </table:table-cell>
          <table:table-cell office:value-type="float" office:value="1847.002" calcext:value-type="float">
            <text:p>1847.002</text:p>
          </table:table-cell>
          <table:table-cell office:value-type="float" office:value="2085.623" calcext:value-type="float">
            <text:p>2085.623</text:p>
          </table:table-cell>
          <table:table-cell office:value-type="float" office:value="1669.029" calcext:value-type="float">
            <text:p>1669.029</text:p>
          </table:table-cell>
          <table:table-cell office:value-type="float" office:value="585.5077" calcext:value-type="float">
            <text:p>585.5077</text:p>
          </table:table-cell>
          <table:table-cell office:value-type="float" office:value="582.9255" calcext:value-type="float">
            <text:p>582.9255</text:p>
          </table:table-cell>
          <table:table-cell office:value-type="float" office:value="142.7778" calcext:value-type="float">
            <text:p>142.7778</text:p>
          </table:table-cell>
          <table:table-cell office:value-type="float" office:value="35.68551" calcext:value-type="float">
            <text:p>35.68551</text:p>
          </table:table-cell>
          <table:table-cell office:value-type="float" office:value="0" calcext:value-type="float">
            <text:p>0</text:p>
          </table:table-cell>
          <table:table-cell office:value-type="float" office:value="-0.01432544" calcext:value-type="float">
            <text:p>-0.01432544</text:p>
          </table:table-cell>
          <table:table-cell office:value-type="float" office:value="0" calcext:value-type="float">
            <text:p>0</text:p>
          </table:table-cell>
          <table:table-cell office:value-type="float" office:value="3.091253" calcext:value-type="float">
            <text:p>3.091253</text:p>
          </table:table-cell>
          <table:table-cell office:value-type="float" office:value="1406.724" calcext:value-type="float">
            <text:p>1406.724</text:p>
          </table:table-cell>
          <table:table-cell office:value-type="float" office:value="-661.2137" calcext:value-type="float">
            <text:p>-661.2137</text:p>
          </table:table-cell>
          <table:table-cell office:value-type="float" office:value="745.5106" calcext:value-type="float">
            <text:p>745.5106</text:p>
          </table:table-cell>
          <table:table-cell office:value-type="float" office:value="-685.2239" calcext:value-type="float">
            <text:p>-685.2239</text:p>
          </table:table-cell>
          <table:table-cell office:value-type="float" office:value="0" calcext:value-type="float">
            <text:p>0</text:p>
          </table:table-cell>
          <table:table-cell office:value-type="float" office:value="27.0702" calcext:value-type="float">
            <text:p>27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277.8323" calcext:value-type="float">
            <text:p>277.8323</text:p>
          </table:table-cell>
          <table:table-cell office:value-type="float" office:value="13280" calcext:value-type="float">
            <text:p>13280</text:p>
          </table:table-cell>
          <table:table-cell office:value-type="float" office:value="0" calcext:value-type="float">
            <text:p>0</text:p>
          </table:table-cell>
          <table:table-cell office:value-type="float" office:value="80.55129" calcext:value-type="float">
            <text:p>80.55129</text:p>
          </table:table-cell>
          <table:table-cell office:value-type="float" office:value="-918.8207" calcext:value-type="float">
            <text:p>-918.8207</text:p>
          </table:table-cell>
          <table:table-cell office:value-type="float" office:value="2461.318" calcext:value-type="float">
            <text:p>2461.318</text:p>
          </table:table-cell>
          <table:table-cell office:value-type="float" office:value="-250.2462" calcext:value-type="float">
            <text:p>-250.2462</text:p>
          </table:table-cell>
          <table:table-cell office:value-type="float" office:value="114.6577" calcext:value-type="float">
            <text:p>114.6577</text:p>
          </table:table-cell>
          <table:table-cell office:value-type="float" office:value="87.77042" calcext:value-type="float">
            <text:p>87.77042</text:p>
          </table:table-cell>
          <table:table-cell office:value-type="float" office:value="0.1202135" calcext:value-type="float">
            <text:p>0.120213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" calcext:value-type="float">
            <text:p>0.028872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689528" calcext:value-type="float">
            <text:p>0.2689528</text:p>
          </table:table-cell>
          <table:table-cell office:value-type="float" office:value="370" calcext:value-type="float">
            <text:p>370</text:p>
          </table:table-cell>
          <table:table-cell office:value-type="float" office:value="65.26606" calcext:value-type="float">
            <text:p>65.26606</text:p>
          </table:table-cell>
          <table:table-cell office:value-type="float" office:value="0" calcext:value-type="float">
            <text:p>0</text:p>
          </table:table-cell>
          <table:table-cell office:value-type="float" office:value="488.8268" calcext:value-type="float">
            <text:p>488.8268</text:p>
          </table:table-cell>
          <table:table-cell office:value-type="float" office:value="1125.634" calcext:value-type="float">
            <text:p>1125.634</text:p>
          </table:table-cell>
          <table:table-cell office:value-type="float" office:value="1364.958" calcext:value-type="float">
            <text:p>1364.958</text:p>
          </table:table-cell>
          <table:table-cell office:value-type="float" office:value="1269.691" calcext:value-type="float">
            <text:p>1269.691</text:p>
          </table:table-cell>
          <table:table-cell office:value-type="float" office:value="759.7421" calcext:value-type="float">
            <text:p>759.7421</text:p>
          </table:table-cell>
          <table:table-cell office:value-type="float" office:value="1099.573" calcext:value-type="float">
            <text:p>1099.573</text:p>
          </table:table-cell>
          <table:table-cell office:value-type="float" office:value="412.9995" calcext:value-type="float">
            <text:p>412.9995</text:p>
          </table:table-cell>
          <table:table-cell office:value-type="float" office:value="1847.033" calcext:value-type="float">
            <text:p>1847.033</text:p>
          </table:table-cell>
          <table:table-cell office:value-type="float" office:value="2085.613" calcext:value-type="float">
            <text:p>2085.613</text:p>
          </table:table-cell>
          <table:table-cell office:value-type="float" office:value="1669.019" calcext:value-type="float">
            <text:p>1669.019</text:p>
          </table:table-cell>
          <table:table-cell office:value-type="float" office:value="585.5005" calcext:value-type="float">
            <text:p>585.5005</text:p>
          </table:table-cell>
          <table:table-cell office:value-type="float" office:value="583.0123" calcext:value-type="float">
            <text:p>583.0123</text:p>
          </table:table-cell>
          <table:table-cell office:value-type="float" office:value="142.7761" calcext:value-type="float">
            <text:p>142.7761</text:p>
          </table:table-cell>
          <table:table-cell office:value-type="float" office:value="35.68499" calcext:value-type="float">
            <text:p>35.68499</text:p>
          </table:table-cell>
          <table:table-cell office:value-type="float" office:value="0" calcext:value-type="float">
            <text:p>0</text:p>
          </table:table-cell>
          <table:table-cell office:value-type="float" office:value="-0.01457826" calcext:value-type="float">
            <text:p>-0.01457826</text:p>
          </table:table-cell>
          <table:table-cell office:value-type="float" office:value="0" calcext:value-type="float">
            <text:p>0</text:p>
          </table:table-cell>
          <table:table-cell office:value-type="float" office:value="3.047302" calcext:value-type="float">
            <text:p>3.047302</text:p>
          </table:table-cell>
          <table:table-cell office:value-type="float" office:value="1409.018" calcext:value-type="float">
            <text:p>1409.018</text:p>
          </table:table-cell>
          <table:table-cell office:value-type="float" office:value="-668.1804" calcext:value-type="float">
            <text:p>-668.1804</text:p>
          </table:table-cell>
          <table:table-cell office:value-type="float" office:value="740.8373" calcext:value-type="float">
            <text:p>740.8373</text:p>
          </table:table-cell>
          <table:table-cell office:value-type="float" office:value="-687.0847" calcext:value-type="float">
            <text:p>-687.0847</text:p>
          </table:table-cell>
          <table:table-cell office:value-type="float" office:value="0" calcext:value-type="float">
            <text:p>0</text:p>
          </table:table-cell>
          <table:table-cell office:value-type="float" office:value="28.48545" calcext:value-type="float">
            <text:p>28.4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279.6862" calcext:value-type="float">
            <text:p>279.6862</text:p>
          </table:table-cell>
          <table:table-cell office:value-type="float" office:value="13280.1" calcext:value-type="float">
            <text:p>13280.1</text:p>
          </table:table-cell>
          <table:table-cell office:value-type="float" office:value="0" calcext:value-type="float">
            <text:p>0</text:p>
          </table:table-cell>
          <table:table-cell office:value-type="float" office:value="85.28439" calcext:value-type="float">
            <text:p>85.28439</text:p>
          </table:table-cell>
          <table:table-cell office:value-type="float" office:value="-923.2244" calcext:value-type="float">
            <text:p>-923.2244</text:p>
          </table:table-cell>
          <table:table-cell office:value-type="float" office:value="2473.11" calcext:value-type="float">
            <text:p>2473.11</text:p>
          </table:table-cell>
          <table:table-cell office:value-type="float" office:value="-252.9346" calcext:value-type="float">
            <text:p>-252.9346</text:p>
          </table:table-cell>
          <table:table-cell office:value-type="float" office:value="115.3308" calcext:value-type="float">
            <text:p>115.3308</text:p>
          </table:table-cell>
          <table:table-cell office:value-type="float" office:value="88.81291" calcext:value-type="float">
            <text:p>88.81291</text:p>
          </table:table-cell>
          <table:table-cell office:value-type="float" office:value="0.119742" calcext:value-type="float">
            <text:p>0.11974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" calcext:value-type="float">
            <text:p>0.028872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642615" calcext:value-type="float">
            <text:p>0.2642615</text:p>
          </table:table-cell>
          <table:table-cell office:value-type="float" office:value="370" calcext:value-type="float">
            <text:p>370</text:p>
          </table:table-cell>
          <table:table-cell office:value-type="float" office:value="67.32777" calcext:value-type="float">
            <text:p>67.32777</text:p>
          </table:table-cell>
          <table:table-cell office:value-type="float" office:value="0" calcext:value-type="float">
            <text:p>0</text:p>
          </table:table-cell>
          <table:table-cell office:value-type="float" office:value="489.1279" calcext:value-type="float">
            <text:p>489.1279</text:p>
          </table:table-cell>
          <table:table-cell office:value-type="float" office:value="1125.776" calcext:value-type="float">
            <text:p>1125.776</text:p>
          </table:table-cell>
          <table:table-cell office:value-type="float" office:value="1365.064" calcext:value-type="float">
            <text:p>1365.064</text:p>
          </table:table-cell>
          <table:table-cell office:value-type="float" office:value="1269.776" calcext:value-type="float">
            <text:p>1269.776</text:p>
          </table:table-cell>
          <table:table-cell office:value-type="float" office:value="759.8354" calcext:value-type="float">
            <text:p>759.8354</text:p>
          </table:table-cell>
          <table:table-cell office:value-type="float" office:value="1099.602" calcext:value-type="float">
            <text:p>1099.602</text:p>
          </table:table-cell>
          <table:table-cell office:value-type="float" office:value="413.0515" calcext:value-type="float">
            <text:p>413.0515</text:p>
          </table:table-cell>
          <table:table-cell office:value-type="float" office:value="1847.062" calcext:value-type="float">
            <text:p>1847.062</text:p>
          </table:table-cell>
          <table:table-cell office:value-type="float" office:value="2085.607" calcext:value-type="float">
            <text:p>2085.607</text:p>
          </table:table-cell>
          <table:table-cell office:value-type="float" office:value="1669.015" calcext:value-type="float">
            <text:p>1669.015</text:p>
          </table:table-cell>
          <table:table-cell office:value-type="float" office:value="585.4959" calcext:value-type="float">
            <text:p>585.4959</text:p>
          </table:table-cell>
          <table:table-cell office:value-type="float" office:value="583.0981" calcext:value-type="float">
            <text:p>583.0981</text:p>
          </table:table-cell>
          <table:table-cell office:value-type="float" office:value="142.7761" calcext:value-type="float">
            <text:p>142.7761</text:p>
          </table:table-cell>
          <table:table-cell office:value-type="float" office:value="35.68501" calcext:value-type="float">
            <text:p>35.68501</text:p>
          </table:table-cell>
          <table:table-cell office:value-type="float" office:value="0" calcext:value-type="float">
            <text:p>0</text:p>
          </table:table-cell>
          <table:table-cell office:value-type="float" office:value="-0.01503474" calcext:value-type="float">
            <text:p>-0.01503474</text:p>
          </table:table-cell>
          <table:table-cell office:value-type="float" office:value="0" calcext:value-type="float">
            <text:p>0</text:p>
          </table:table-cell>
          <table:table-cell office:value-type="float" office:value="2.957122" calcext:value-type="float">
            <text:p>2.957122</text:p>
          </table:table-cell>
          <table:table-cell office:value-type="float" office:value="1421.272" calcext:value-type="float">
            <text:p>1421.272</text:p>
          </table:table-cell>
          <table:table-cell office:value-type="float" office:value="-676.6736" calcext:value-type="float">
            <text:p>-676.6736</text:p>
          </table:table-cell>
          <table:table-cell office:value-type="float" office:value="744.5985" calcext:value-type="float">
            <text:p>744.5985</text:p>
          </table:table-cell>
          <table:table-cell office:value-type="float" office:value="-689.7822" calcext:value-type="float">
            <text:p>-689.7822</text:p>
          </table:table-cell>
          <table:table-cell office:value-type="float" office:value="0" calcext:value-type="float">
            <text:p>0</text:p>
          </table:table-cell>
          <table:table-cell office:value-type="float" office:value="29.46382" calcext:value-type="float">
            <text:p>29.46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280.6942" calcext:value-type="float">
            <text:p>280.6942</text:p>
          </table:table-cell>
          <table:table-cell office:value-type="float" office:value="13280.17" calcext:value-type="float">
            <text:p>13280.17</text:p>
          </table:table-cell>
          <table:table-cell office:value-type="float" office:value="0" calcext:value-type="float">
            <text:p>0</text:p>
          </table:table-cell>
          <table:table-cell office:value-type="float" office:value="88.88255" calcext:value-type="float">
            <text:p>88.88255</text:p>
          </table:table-cell>
          <table:table-cell office:value-type="float" office:value="-927.9363" calcext:value-type="float">
            <text:p>-927.9363</text:p>
          </table:table-cell>
          <table:table-cell office:value-type="float" office:value="2486.382" calcext:value-type="float">
            <text:p>2486.382</text:p>
          </table:table-cell>
          <table:table-cell office:value-type="float" office:value="-255.8028" calcext:value-type="float">
            <text:p>-255.8028</text:p>
          </table:table-cell>
          <table:table-cell office:value-type="float" office:value="115.8489" calcext:value-type="float">
            <text:p>115.8489</text:p>
          </table:table-cell>
          <table:table-cell office:value-type="float" office:value="89.12489" calcext:value-type="float">
            <text:p>89.12489</text:p>
          </table:table-cell>
          <table:table-cell office:value-type="float" office:value="0.119902" calcext:value-type="float">
            <text:p>0.11990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97657" calcext:value-type="float">
            <text:p>0.2597657</text:p>
          </table:table-cell>
          <table:table-cell office:value-type="float" office:value="370" calcext:value-type="float">
            <text:p>370</text:p>
          </table:table-cell>
          <table:table-cell office:value-type="float" office:value="70.00034" calcext:value-type="float">
            <text:p>70.00034</text:p>
          </table:table-cell>
          <table:table-cell office:value-type="float" office:value="0" calcext:value-type="float">
            <text:p>0</text:p>
          </table:table-cell>
          <table:table-cell office:value-type="float" office:value="489.4925" calcext:value-type="float">
            <text:p>489.4925</text:p>
          </table:table-cell>
          <table:table-cell office:value-type="float" office:value="1125.878" calcext:value-type="float">
            <text:p>1125.878</text:p>
          </table:table-cell>
          <table:table-cell office:value-type="float" office:value="1365.104" calcext:value-type="float">
            <text:p>1365.104</text:p>
          </table:table-cell>
          <table:table-cell office:value-type="float" office:value="1269.799" calcext:value-type="float">
            <text:p>1269.799</text:p>
          </table:table-cell>
          <table:table-cell office:value-type="float" office:value="759.9217" calcext:value-type="float">
            <text:p>759.9217</text:p>
          </table:table-cell>
          <table:table-cell office:value-type="float" office:value="1099.625" calcext:value-type="float">
            <text:p>1099.625</text:p>
          </table:table-cell>
          <table:table-cell office:value-type="float" office:value="413.0993" calcext:value-type="float">
            <text:p>413.0993</text:p>
          </table:table-cell>
          <table:table-cell office:value-type="float" office:value="1847.087" calcext:value-type="float">
            <text:p>1847.087</text:p>
          </table:table-cell>
          <table:table-cell office:value-type="float" office:value="2085.598" calcext:value-type="float">
            <text:p>2085.598</text:p>
          </table:table-cell>
          <table:table-cell office:value-type="float" office:value="1669.008" calcext:value-type="float">
            <text:p>1669.008</text:p>
          </table:table-cell>
          <table:table-cell office:value-type="float" office:value="585.4903" calcext:value-type="float">
            <text:p>585.4903</text:p>
          </table:table-cell>
          <table:table-cell office:value-type="float" office:value="583.1748" calcext:value-type="float">
            <text:p>583.1748</text:p>
          </table:table-cell>
          <table:table-cell office:value-type="float" office:value="142.7761" calcext:value-type="float">
            <text:p>142.7761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31963" calcext:value-type="float">
            <text:p>-0.01531963</text:p>
          </table:table-cell>
          <table:table-cell office:value-type="float" office:value="0" calcext:value-type="float">
            <text:p>0</text:p>
          </table:table-cell>
          <table:table-cell office:value-type="float" office:value="2.888726" calcext:value-type="float">
            <text:p>2.888726</text:p>
          </table:table-cell>
          <table:table-cell office:value-type="float" office:value="1432.92" calcext:value-type="float">
            <text:p>1432.92</text:p>
          </table:table-cell>
          <table:table-cell office:value-type="float" office:value="-683.8107" calcext:value-type="float">
            <text:p>-683.8107</text:p>
          </table:table-cell>
          <table:table-cell office:value-type="float" office:value="749.1092" calcext:value-type="float">
            <text:p>749.1092</text:p>
          </table:table-cell>
          <table:table-cell office:value-type="float" office:value="-692.2192" calcext:value-type="float">
            <text:p>-692.2192</text:p>
          </table:table-cell>
          <table:table-cell office:value-type="float" office:value="0" calcext:value-type="float">
            <text:p>0</text:p>
          </table:table-cell>
          <table:table-cell office:value-type="float" office:value="30.05234" calcext:value-type="float">
            <text:p>30.0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281.7199" calcext:value-type="float">
            <text:p>281.7199</text:p>
          </table:table-cell>
          <table:table-cell office:value-type="float" office:value="13280.26" calcext:value-type="float">
            <text:p>13280.26</text:p>
          </table:table-cell>
          <table:table-cell office:value-type="float" office:value="0" calcext:value-type="float">
            <text:p>0</text:p>
          </table:table-cell>
          <table:table-cell office:value-type="float" office:value="92.45398" calcext:value-type="float">
            <text:p>92.45398</text:p>
          </table:table-cell>
          <table:table-cell office:value-type="float" office:value="-933.4275" calcext:value-type="float">
            <text:p>-933.4275</text:p>
          </table:table-cell>
          <table:table-cell office:value-type="float" office:value="2501.196" calcext:value-type="float">
            <text:p>2501.196</text:p>
          </table:table-cell>
          <table:table-cell office:value-type="float" office:value="-258.7985" calcext:value-type="float">
            <text:p>-258.7985</text:p>
          </table:table-cell>
          <table:table-cell office:value-type="float" office:value="116.3728" calcext:value-type="float">
            <text:p>116.3728</text:p>
          </table:table-cell>
          <table:table-cell office:value-type="float" office:value="89.51707" calcext:value-type="float">
            <text:p>89.51707</text:p>
          </table:table-cell>
          <table:table-cell office:value-type="float" office:value="0.12018" calcext:value-type="float">
            <text:p>0.1201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84379" calcext:value-type="float">
            <text:p>0.2584379</text:p>
          </table:table-cell>
          <table:table-cell office:value-type="float" office:value="370" calcext:value-type="float">
            <text:p>370</text:p>
          </table:table-cell>
          <table:table-cell office:value-type="float" office:value="71.30736" calcext:value-type="float">
            <text:p>71.30736</text:p>
          </table:table-cell>
          <table:table-cell office:value-type="float" office:value="0" calcext:value-type="float">
            <text:p>0</text:p>
          </table:table-cell>
          <table:table-cell office:value-type="float" office:value="489.8299" calcext:value-type="float">
            <text:p>489.8299</text:p>
          </table:table-cell>
          <table:table-cell office:value-type="float" office:value="1125.98" calcext:value-type="float">
            <text:p>1125.98</text:p>
          </table:table-cell>
          <table:table-cell office:value-type="float" office:value="1365.159" calcext:value-type="float">
            <text:p>1365.159</text:p>
          </table:table-cell>
          <table:table-cell office:value-type="float" office:value="1269.837" calcext:value-type="float">
            <text:p>1269.837</text:p>
          </table:table-cell>
          <table:table-cell office:value-type="float" office:value="759.9686" calcext:value-type="float">
            <text:p>759.9686</text:p>
          </table:table-cell>
          <table:table-cell office:value-type="float" office:value="1099.649" calcext:value-type="float">
            <text:p>1099.649</text:p>
          </table:table-cell>
          <table:table-cell office:value-type="float" office:value="413.1475" calcext:value-type="float">
            <text:p>413.1475</text:p>
          </table:table-cell>
          <table:table-cell office:value-type="float" office:value="1847.118" calcext:value-type="float">
            <text:p>1847.118</text:p>
          </table:table-cell>
          <table:table-cell office:value-type="float" office:value="2085.588" calcext:value-type="float">
            <text:p>2085.588</text:p>
          </table:table-cell>
          <table:table-cell office:value-type="float" office:value="1669.001" calcext:value-type="float">
            <text:p>1669.001</text:p>
          </table:table-cell>
          <table:table-cell office:value-type="float" office:value="585.4839" calcext:value-type="float">
            <text:p>585.4839</text:p>
          </table:table-cell>
          <table:table-cell office:value-type="float" office:value="583.2455" calcext:value-type="float">
            <text:p>583.2455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4" calcext:value-type="float">
            <text:p>35.68504</text:p>
          </table:table-cell>
          <table:table-cell office:value-type="float" office:value="0" calcext:value-type="float">
            <text:p>0</text:p>
          </table:table-cell>
          <table:table-cell office:value-type="float" office:value="-0.01547298" calcext:value-type="float">
            <text:p>-0.01547298</text:p>
          </table:table-cell>
          <table:table-cell office:value-type="float" office:value="0" calcext:value-type="float">
            <text:p>0</text:p>
          </table:table-cell>
          <table:table-cell office:value-type="float" office:value="2.816332" calcext:value-type="float">
            <text:p>2.816332</text:p>
          </table:table-cell>
          <table:table-cell office:value-type="float" office:value="1444.115" calcext:value-type="float">
            <text:p>1444.115</text:p>
          </table:table-cell>
          <table:table-cell office:value-type="float" office:value="-691.214" calcext:value-type="float">
            <text:p>-691.214</text:p>
          </table:table-cell>
          <table:table-cell office:value-type="float" office:value="752.901" calcext:value-type="float">
            <text:p>752.901</text:p>
          </table:table-cell>
          <table:table-cell office:value-type="float" office:value="-694.5937" calcext:value-type="float">
            <text:p>-694.5937</text:p>
          </table:table-cell>
          <table:table-cell office:value-type="float" office:value="0" calcext:value-type="float">
            <text:p>0</text:p>
          </table:table-cell>
          <table:table-cell office:value-type="float" office:value="29.93174" calcext:value-type="float">
            <text:p>29.9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282.6451" calcext:value-type="float">
            <text:p>282.6451</text:p>
          </table:table-cell>
          <table:table-cell office:value-type="float" office:value="13280.4" calcext:value-type="float">
            <text:p>13280.4</text:p>
          </table:table-cell>
          <table:table-cell office:value-type="float" office:value="0" calcext:value-type="float">
            <text:p>0</text:p>
          </table:table-cell>
          <table:table-cell office:value-type="float" office:value="96.01468" calcext:value-type="float">
            <text:p>96.01468</text:p>
          </table:table-cell>
          <table:table-cell office:value-type="float" office:value="-939.3294" calcext:value-type="float">
            <text:p>-939.3294</text:p>
          </table:table-cell>
          <table:table-cell office:value-type="float" office:value="2516.779" calcext:value-type="float">
            <text:p>2516.779</text:p>
          </table:table-cell>
          <table:table-cell office:value-type="float" office:value="-261.8372" calcext:value-type="float">
            <text:p>-261.8372</text:p>
          </table:table-cell>
          <table:table-cell office:value-type="float" office:value="116.9172" calcext:value-type="float">
            <text:p>116.9172</text:p>
          </table:table-cell>
          <table:table-cell office:value-type="float" office:value="89.83495" calcext:value-type="float">
            <text:p>89.83495</text:p>
          </table:table-cell>
          <table:table-cell office:value-type="float" office:value="0.1205316" calcext:value-type="float">
            <text:p>0.120531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84379" calcext:value-type="float">
            <text:p>0.2584379</text:p>
          </table:table-cell>
          <table:table-cell office:value-type="float" office:value="370" calcext:value-type="float">
            <text:p>370</text:p>
          </table:table-cell>
          <table:table-cell office:value-type="float" office:value="71.94345" calcext:value-type="float">
            <text:p>71.94345</text:p>
          </table:table-cell>
          <table:table-cell office:value-type="float" office:value="0" calcext:value-type="float">
            <text:p>0</text:p>
          </table:table-cell>
          <table:table-cell office:value-type="float" office:value="490.1896" calcext:value-type="float">
            <text:p>490.1896</text:p>
          </table:table-cell>
          <table:table-cell office:value-type="float" office:value="1126.079" calcext:value-type="float">
            <text:p>1126.079</text:p>
          </table:table-cell>
          <table:table-cell office:value-type="float" office:value="1365.211" calcext:value-type="float">
            <text:p>1365.211</text:p>
          </table:table-cell>
          <table:table-cell office:value-type="float" office:value="1269.867" calcext:value-type="float">
            <text:p>1269.867</text:p>
          </table:table-cell>
          <table:table-cell office:value-type="float" office:value="760.0123" calcext:value-type="float">
            <text:p>760.0123</text:p>
          </table:table-cell>
          <table:table-cell office:value-type="float" office:value="1099.672" calcext:value-type="float">
            <text:p>1099.672</text:p>
          </table:table-cell>
          <table:table-cell office:value-type="float" office:value="413.1946" calcext:value-type="float">
            <text:p>413.1946</text:p>
          </table:table-cell>
          <table:table-cell office:value-type="float" office:value="1847.151" calcext:value-type="float">
            <text:p>1847.151</text:p>
          </table:table-cell>
          <table:table-cell office:value-type="float" office:value="2085.589" calcext:value-type="float">
            <text:p>2085.589</text:p>
          </table:table-cell>
          <table:table-cell office:value-type="float" office:value="1668.993" calcext:value-type="float">
            <text:p>1668.993</text:p>
          </table:table-cell>
          <table:table-cell office:value-type="float" office:value="585.4767" calcext:value-type="float">
            <text:p>585.4767</text:p>
          </table:table-cell>
          <table:table-cell office:value-type="float" office:value="583.3123" calcext:value-type="float">
            <text:p>583.3123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56419" calcext:value-type="float">
            <text:p>-0.01556419</text:p>
          </table:table-cell>
          <table:table-cell office:value-type="float" office:value="0" calcext:value-type="float">
            <text:p>0</text:p>
          </table:table-cell>
          <table:table-cell office:value-type="float" office:value="2.742341" calcext:value-type="float">
            <text:p>2.742341</text:p>
          </table:table-cell>
          <table:table-cell office:value-type="float" office:value="1454.872" calcext:value-type="float">
            <text:p>1454.872</text:p>
          </table:table-cell>
          <table:table-cell office:value-type="float" office:value="-698.4804" calcext:value-type="float">
            <text:p>-698.4804</text:p>
          </table:table-cell>
          <table:table-cell office:value-type="float" office:value="756.392" calcext:value-type="float">
            <text:p>756.392</text:p>
          </table:table-cell>
          <table:table-cell office:value-type="float" office:value="-697.0352" calcext:value-type="float">
            <text:p>-697.0352</text:p>
          </table:table-cell>
          <table:table-cell office:value-type="float" office:value="0" calcext:value-type="float">
            <text:p>0</text:p>
          </table:table-cell>
          <table:table-cell office:value-type="float" office:value="29.51489" calcext:value-type="float">
            <text:p>29.5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283.9098" calcext:value-type="float">
            <text:p>283.9098</text:p>
          </table:table-cell>
          <table:table-cell office:value-type="float" office:value="13280.57" calcext:value-type="float">
            <text:p>13280.57</text:p>
          </table:table-cell>
          <table:table-cell office:value-type="float" office:value="0" calcext:value-type="float">
            <text:p>0</text:p>
          </table:table-cell>
          <table:table-cell office:value-type="float" office:value="100.099" calcext:value-type="float">
            <text:p>100.099</text:p>
          </table:table-cell>
          <table:table-cell office:value-type="float" office:value="-945.3931" calcext:value-type="float">
            <text:p>-945.3931</text:p>
          </table:table-cell>
          <table:table-cell office:value-type="float" office:value="2532.38" calcext:value-type="float">
            <text:p>2532.38</text:p>
          </table:table-cell>
          <table:table-cell office:value-type="float" office:value="-264.9248" calcext:value-type="float">
            <text:p>-264.9248</text:p>
          </table:table-cell>
          <table:table-cell office:value-type="float" office:value="117.511" calcext:value-type="float">
            <text:p>117.511</text:p>
          </table:table-cell>
          <table:table-cell office:value-type="float" office:value="90.51125" calcext:value-type="float">
            <text:p>90.51125</text:p>
          </table:table-cell>
          <table:table-cell office:value-type="float" office:value="0.1209408" calcext:value-type="float">
            <text:p>0.120940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84379" calcext:value-type="float">
            <text:p>0.2584379</text:p>
          </table:table-cell>
          <table:table-cell office:value-type="float" office:value="370" calcext:value-type="float">
            <text:p>370</text:p>
          </table:table-cell>
          <table:table-cell office:value-type="float" office:value="71.14473" calcext:value-type="float">
            <text:p>71.14473</text:p>
          </table:table-cell>
          <table:table-cell office:value-type="float" office:value="0" calcext:value-type="float">
            <text:p>0</text:p>
          </table:table-cell>
          <table:table-cell office:value-type="float" office:value="490.5887" calcext:value-type="float">
            <text:p>490.5887</text:p>
          </table:table-cell>
          <table:table-cell office:value-type="float" office:value="1126.174" calcext:value-type="float">
            <text:p>1126.174</text:p>
          </table:table-cell>
          <table:table-cell office:value-type="float" office:value="1365.261" calcext:value-type="float">
            <text:p>1365.261</text:p>
          </table:table-cell>
          <table:table-cell office:value-type="float" office:value="1269.899" calcext:value-type="float">
            <text:p>1269.899</text:p>
          </table:table-cell>
          <table:table-cell office:value-type="float" office:value="760.0556" calcext:value-type="float">
            <text:p>760.0556</text:p>
          </table:table-cell>
          <table:table-cell office:value-type="float" office:value="1099.694" calcext:value-type="float">
            <text:p>1099.694</text:p>
          </table:table-cell>
          <table:table-cell office:value-type="float" office:value="413.2403" calcext:value-type="float">
            <text:p>413.2403</text:p>
          </table:table-cell>
          <table:table-cell office:value-type="float" office:value="1847.182" calcext:value-type="float">
            <text:p>1847.182</text:p>
          </table:table-cell>
          <table:table-cell office:value-type="float" office:value="2085.589" calcext:value-type="float">
            <text:p>2085.589</text:p>
          </table:table-cell>
          <table:table-cell office:value-type="float" office:value="1668.984" calcext:value-type="float">
            <text:p>1668.984</text:p>
          </table:table-cell>
          <table:table-cell office:value-type="float" office:value="585.4691" calcext:value-type="float">
            <text:p>585.4691</text:p>
          </table:table-cell>
          <table:table-cell office:value-type="float" office:value="583.3753" calcext:value-type="float">
            <text:p>583.3753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62414" calcext:value-type="float">
            <text:p>-0.01562414</text:p>
          </table:table-cell>
          <table:table-cell office:value-type="float" office:value="0" calcext:value-type="float">
            <text:p>0</text:p>
          </table:table-cell>
          <table:table-cell office:value-type="float" office:value="2.64752" calcext:value-type="float">
            <text:p>2.64752</text:p>
          </table:table-cell>
          <table:table-cell office:value-type="float" office:value="1464.756" calcext:value-type="float">
            <text:p>1464.756</text:p>
          </table:table-cell>
          <table:table-cell office:value-type="float" office:value="-706.1973" calcext:value-type="float">
            <text:p>-706.1973</text:p>
          </table:table-cell>
          <table:table-cell office:value-type="float" office:value="758.5583" calcext:value-type="float">
            <text:p>758.5583</text:p>
          </table:table-cell>
          <table:table-cell office:value-type="float" office:value="-699.6159" calcext:value-type="float">
            <text:p>-699.6159</text:p>
          </table:table-cell>
          <table:table-cell office:value-type="float" office:value="0" calcext:value-type="float">
            <text:p>0</text:p>
          </table:table-cell>
          <table:table-cell office:value-type="float" office:value="29.11312" calcext:value-type="float">
            <text:p>29.1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285.3637" calcext:value-type="float">
            <text:p>285.3637</text:p>
          </table:table-cell>
          <table:table-cell office:value-type="float" office:value="13280.78" calcext:value-type="float">
            <text:p>13280.78</text:p>
          </table:table-cell>
          <table:table-cell office:value-type="float" office:value="0" calcext:value-type="float">
            <text:p>0</text:p>
          </table:table-cell>
          <table:table-cell office:value-type="float" office:value="104.4917" calcext:value-type="float">
            <text:p>104.4917</text:p>
          </table:table-cell>
          <table:table-cell office:value-type="float" office:value="-951.5266" calcext:value-type="float">
            <text:p>-951.5266</text:p>
          </table:table-cell>
          <table:table-cell office:value-type="float" office:value="2548.005" calcext:value-type="float">
            <text:p>2548.005</text:p>
          </table:table-cell>
          <table:table-cell office:value-type="float" office:value="-268.0866" calcext:value-type="float">
            <text:p>-268.0866</text:p>
          </table:table-cell>
          <table:table-cell office:value-type="float" office:value="118.1153" calcext:value-type="float">
            <text:p>118.1153</text:p>
          </table:table-cell>
          <table:table-cell office:value-type="float" office:value="91.40216" calcext:value-type="float">
            <text:p>91.40216</text:p>
          </table:table-cell>
          <table:table-cell office:value-type="float" office:value="0.1214075" calcext:value-type="float">
            <text:p>0.121407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84379" calcext:value-type="float">
            <text:p>0.2584379</text:p>
          </table:table-cell>
          <table:table-cell office:value-type="float" office:value="370" calcext:value-type="float">
            <text:p>370</text:p>
          </table:table-cell>
          <table:table-cell office:value-type="float" office:value="68.54955" calcext:value-type="float">
            <text:p>68.54955</text:p>
          </table:table-cell>
          <table:table-cell office:value-type="float" office:value="0" calcext:value-type="float">
            <text:p>0</text:p>
          </table:table-cell>
          <table:table-cell office:value-type="float" office:value="491.0191" calcext:value-type="float">
            <text:p>491.0191</text:p>
          </table:table-cell>
          <table:table-cell office:value-type="float" office:value="1126.262" calcext:value-type="float">
            <text:p>1126.262</text:p>
          </table:table-cell>
          <table:table-cell office:value-type="float" office:value="1365.305" calcext:value-type="float">
            <text:p>1365.305</text:p>
          </table:table-cell>
          <table:table-cell office:value-type="float" office:value="1269.925" calcext:value-type="float">
            <text:p>1269.925</text:p>
          </table:table-cell>
          <table:table-cell office:value-type="float" office:value="760.0957" calcext:value-type="float">
            <text:p>760.0957</text:p>
          </table:table-cell>
          <table:table-cell office:value-type="float" office:value="1099.713" calcext:value-type="float">
            <text:p>1099.713</text:p>
          </table:table-cell>
          <table:table-cell office:value-type="float" office:value="413.2849" calcext:value-type="float">
            <text:p>413.2849</text:p>
          </table:table-cell>
          <table:table-cell office:value-type="float" office:value="1847.212" calcext:value-type="float">
            <text:p>1847.212</text:p>
          </table:table-cell>
          <table:table-cell office:value-type="float" office:value="2085.589" calcext:value-type="float">
            <text:p>2085.589</text:p>
          </table:table-cell>
          <table:table-cell office:value-type="float" office:value="1668.975" calcext:value-type="float">
            <text:p>1668.975</text:p>
          </table:table-cell>
          <table:table-cell office:value-type="float" office:value="585.4611" calcext:value-type="float">
            <text:p>585.4611</text:p>
          </table:table-cell>
          <table:table-cell office:value-type="float" office:value="583.4371" calcext:value-type="float">
            <text:p>583.4371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2" calcext:value-type="float">
            <text:p>35.68502</text:p>
          </table:table-cell>
          <table:table-cell office:value-type="float" office:value="0" calcext:value-type="float">
            <text:p>0</text:p>
          </table:table-cell>
          <table:table-cell office:value-type="float" office:value="-0.01566121" calcext:value-type="float">
            <text:p>-0.01566121</text:p>
          </table:table-cell>
          <table:table-cell office:value-type="float" office:value="0" calcext:value-type="float">
            <text:p>0</text:p>
          </table:table-cell>
          <table:table-cell office:value-type="float" office:value="2.540903" calcext:value-type="float">
            <text:p>2.540903</text:p>
          </table:table-cell>
          <table:table-cell office:value-type="float" office:value="1472.829" calcext:value-type="float">
            <text:p>1472.829</text:p>
          </table:table-cell>
          <table:table-cell office:value-type="float" office:value="-713.906" calcext:value-type="float">
            <text:p>-713.906</text:p>
          </table:table-cell>
          <table:table-cell office:value-type="float" office:value="758.9227" calcext:value-type="float">
            <text:p>758.9227</text:p>
          </table:table-cell>
          <table:table-cell office:value-type="float" office:value="-702.2883" calcext:value-type="float">
            <text:p>-702.2883</text:p>
          </table:table-cell>
          <table:table-cell office:value-type="float" office:value="0" calcext:value-type="float">
            <text:p>0</text:p>
          </table:table-cell>
          <table:table-cell office:value-type="float" office:value="28.80433" calcext:value-type="float">
            <text:p>28.8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286.336" calcext:value-type="float">
            <text:p>286.336</text:p>
          </table:table-cell>
          <table:table-cell office:value-type="float" office:value="13280.92" calcext:value-type="float">
            <text:p>13280.92</text:p>
          </table:table-cell>
          <table:table-cell office:value-type="float" office:value="0" calcext:value-type="float">
            <text:p>0</text:p>
          </table:table-cell>
          <table:table-cell office:value-type="float" office:value="108.0582" calcext:value-type="float">
            <text:p>108.0582</text:p>
          </table:table-cell>
          <table:table-cell office:value-type="float" office:value="-957.3528" calcext:value-type="float">
            <text:p>-957.3528</text:p>
          </table:table-cell>
          <table:table-cell office:value-type="float" office:value="2563.885" calcext:value-type="float">
            <text:p>2563.885</text:p>
          </table:table-cell>
          <table:table-cell office:value-type="float" office:value="-271.2037" calcext:value-type="float">
            <text:p>-271.2037</text:p>
          </table:table-cell>
          <table:table-cell office:value-type="float" office:value="118.5891" calcext:value-type="float">
            <text:p>118.5891</text:p>
          </table:table-cell>
          <table:table-cell office:value-type="float" office:value="91.79642" calcext:value-type="float">
            <text:p>91.79642</text:p>
          </table:table-cell>
          <table:table-cell office:value-type="float" office:value="0.1219434" calcext:value-type="float">
            <text:p>0.121943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84379" calcext:value-type="float">
            <text:p>0.2584379</text:p>
          </table:table-cell>
          <table:table-cell office:value-type="float" office:value="370" calcext:value-type="float">
            <text:p>370</text:p>
          </table:table-cell>
          <table:table-cell office:value-type="float" office:value="67.19975" calcext:value-type="float">
            <text:p>67.19975</text:p>
          </table:table-cell>
          <table:table-cell office:value-type="float" office:value="0" calcext:value-type="float">
            <text:p>0</text:p>
          </table:table-cell>
          <table:table-cell office:value-type="float" office:value="491.3945" calcext:value-type="float">
            <text:p>491.3945</text:p>
          </table:table-cell>
          <table:table-cell office:value-type="float" office:value="1126.362" calcext:value-type="float">
            <text:p>1126.362</text:p>
          </table:table-cell>
          <table:table-cell office:value-type="float" office:value="1365.35" calcext:value-type="float">
            <text:p>1365.35</text:p>
          </table:table-cell>
          <table:table-cell office:value-type="float" office:value="1269.953" calcext:value-type="float">
            <text:p>1269.953</text:p>
          </table:table-cell>
          <table:table-cell office:value-type="float" office:value="760.1348" calcext:value-type="float">
            <text:p>760.1348</text:p>
          </table:table-cell>
          <table:table-cell office:value-type="float" office:value="1099.731" calcext:value-type="float">
            <text:p>1099.731</text:p>
          </table:table-cell>
          <table:table-cell office:value-type="float" office:value="413.3286" calcext:value-type="float">
            <text:p>413.3286</text:p>
          </table:table-cell>
          <table:table-cell office:value-type="float" office:value="1847.24" calcext:value-type="float">
            <text:p>1847.24</text:p>
          </table:table-cell>
          <table:table-cell office:value-type="float" office:value="2085.588" calcext:value-type="float">
            <text:p>2085.588</text:p>
          </table:table-cell>
          <table:table-cell office:value-type="float" office:value="1668.966" calcext:value-type="float">
            <text:p>1668.966</text:p>
          </table:table-cell>
          <table:table-cell office:value-type="float" office:value="585.4529" calcext:value-type="float">
            <text:p>585.4529</text:p>
          </table:table-cell>
          <table:table-cell office:value-type="float" office:value="583.5001" calcext:value-type="float">
            <text:p>583.5001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2" calcext:value-type="float">
            <text:p>35.68502</text:p>
          </table:table-cell>
          <table:table-cell office:value-type="float" office:value="0" calcext:value-type="float">
            <text:p>0</text:p>
          </table:table-cell>
          <table:table-cell office:value-type="float" office:value="-0.01567726" calcext:value-type="float">
            <text:p>-0.01567726</text:p>
          </table:table-cell>
          <table:table-cell office:value-type="float" office:value="0" calcext:value-type="float">
            <text:p>0</text:p>
          </table:table-cell>
          <table:table-cell office:value-type="float" office:value="2.46816" calcext:value-type="float">
            <text:p>2.46816</text:p>
          </table:table-cell>
          <table:table-cell office:value-type="float" office:value="1480.368" calcext:value-type="float">
            <text:p>1480.368</text:p>
          </table:table-cell>
          <table:table-cell office:value-type="float" office:value="-720.0944" calcext:value-type="float">
            <text:p>-720.0944</text:p>
          </table:table-cell>
          <table:table-cell office:value-type="float" office:value="760.2734" calcext:value-type="float">
            <text:p>760.2734</text:p>
          </table:table-cell>
          <table:table-cell office:value-type="float" office:value="-704.6743" calcext:value-type="float">
            <text:p>-704.6743</text:p>
          </table:table-cell>
          <table:table-cell office:value-type="float" office:value="0" calcext:value-type="float">
            <text:p>0</text:p>
          </table:table-cell>
          <table:table-cell office:value-type="float" office:value="28.47726" calcext:value-type="float">
            <text:p>28.4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286.4899" calcext:value-type="float">
            <text:p>286.4899</text:p>
          </table:table-cell>
          <table:table-cell office:value-type="float" office:value="13281.03" calcext:value-type="float">
            <text:p>13281.03</text:p>
          </table:table-cell>
          <table:table-cell office:value-type="float" office:value="0" calcext:value-type="float">
            <text:p>0</text:p>
          </table:table-cell>
          <table:table-cell office:value-type="float" office:value="110.409" calcext:value-type="float">
            <text:p>110.409</text:p>
          </table:table-cell>
          <table:table-cell office:value-type="float" office:value="-962.7749" calcext:value-type="float">
            <text:p>-962.7749</text:p>
          </table:table-cell>
          <table:table-cell office:value-type="float" office:value="2577.187" calcext:value-type="float">
            <text:p>2577.187</text:p>
          </table:table-cell>
          <table:table-cell office:value-type="float" office:value="-274.2291" calcext:value-type="float">
            <text:p>-274.2291</text:p>
          </table:table-cell>
          <table:table-cell office:value-type="float" office:value="118.8683" calcext:value-type="float">
            <text:p>118.8683</text:p>
          </table:table-cell>
          <table:table-cell office:value-type="float" office:value="91.29321" calcext:value-type="float">
            <text:p>91.29321</text:p>
          </table:table-cell>
          <table:table-cell office:value-type="float" office:value="0.1225197" calcext:value-type="float">
            <text:p>0.122519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545905" calcext:value-type="float">
            <text:p>0.2545905</text:p>
          </table:table-cell>
          <table:table-cell office:value-type="float" office:value="370" calcext:value-type="float">
            <text:p>370</text:p>
          </table:table-cell>
          <table:table-cell office:value-type="float" office:value="66.52418" calcext:value-type="float">
            <text:p>66.52418</text:p>
          </table:table-cell>
          <table:table-cell office:value-type="float" office:value="0" calcext:value-type="float">
            <text:p>0</text:p>
          </table:table-cell>
          <table:table-cell office:value-type="float" office:value="491.7193" calcext:value-type="float">
            <text:p>491.7193</text:p>
          </table:table-cell>
          <table:table-cell office:value-type="float" office:value="1126.493" calcext:value-type="float">
            <text:p>1126.493</text:p>
          </table:table-cell>
          <table:table-cell office:value-type="float" office:value="1365.427" calcext:value-type="float">
            <text:p>1365.427</text:p>
          </table:table-cell>
          <table:table-cell office:value-type="float" office:value="1269.999" calcext:value-type="float">
            <text:p>1269.999</text:p>
          </table:table-cell>
          <table:table-cell office:value-type="float" office:value="760.1807" calcext:value-type="float">
            <text:p>760.1807</text:p>
          </table:table-cell>
          <table:table-cell office:value-type="float" office:value="1099.753" calcext:value-type="float">
            <text:p>1099.753</text:p>
          </table:table-cell>
          <table:table-cell office:value-type="float" office:value="413.3726" calcext:value-type="float">
            <text:p>413.3726</text:p>
          </table:table-cell>
          <table:table-cell office:value-type="float" office:value="1847.267" calcext:value-type="float">
            <text:p>1847.267</text:p>
          </table:table-cell>
          <table:table-cell office:value-type="float" office:value="2085.587" calcext:value-type="float">
            <text:p>2085.587</text:p>
          </table:table-cell>
          <table:table-cell office:value-type="float" office:value="1668.956" calcext:value-type="float">
            <text:p>1668.956</text:p>
          </table:table-cell>
          <table:table-cell office:value-type="float" office:value="585.4443" calcext:value-type="float">
            <text:p>585.4443</text:p>
          </table:table-cell>
          <table:table-cell office:value-type="float" office:value="583.5652" calcext:value-type="float">
            <text:p>583.5652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2" calcext:value-type="float">
            <text:p>35.68502</text:p>
          </table:table-cell>
          <table:table-cell office:value-type="float" office:value="0" calcext:value-type="float">
            <text:p>0</text:p>
          </table:table-cell>
          <table:table-cell office:value-type="float" office:value="-0.01568415" calcext:value-type="float">
            <text:p>-0.01568415</text:p>
          </table:table-cell>
          <table:table-cell office:value-type="float" office:value="0" calcext:value-type="float">
            <text:p>0</text:p>
          </table:table-cell>
          <table:table-cell office:value-type="float" office:value="2.443705" calcext:value-type="float">
            <text:p>2.443705</text:p>
          </table:table-cell>
          <table:table-cell office:value-type="float" office:value="1486.958" calcext:value-type="float">
            <text:p>1486.958</text:p>
          </table:table-cell>
          <table:table-cell office:value-type="float" office:value="-724.9799" calcext:value-type="float">
            <text:p>-724.9799</text:p>
          </table:table-cell>
          <table:table-cell office:value-type="float" office:value="761.9785" calcext:value-type="float">
            <text:p>761.9785</text:p>
          </table:table-cell>
          <table:table-cell office:value-type="float" office:value="-706.6959" calcext:value-type="float">
            <text:p>-706.6959</text:p>
          </table:table-cell>
          <table:table-cell office:value-type="float" office:value="0" calcext:value-type="float">
            <text:p>0</text:p>
          </table:table-cell>
          <table:table-cell office:value-type="float" office:value="28.10331" calcext:value-type="float">
            <text:p>28.1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287.6779" calcext:value-type="float">
            <text:p>287.6779</text:p>
          </table:table-cell>
          <table:table-cell office:value-type="float" office:value="13281.11" calcext:value-type="float">
            <text:p>13281.11</text:p>
          </table:table-cell>
          <table:table-cell office:value-type="float" office:value="0" calcext:value-type="float">
            <text:p>0</text:p>
          </table:table-cell>
          <table:table-cell office:value-type="float" office:value="113.7003" calcext:value-type="float">
            <text:p>113.7003</text:p>
          </table:table-cell>
          <table:table-cell office:value-type="float" office:value="-968.1925" calcext:value-type="float">
            <text:p>-968.1925</text:p>
          </table:table-cell>
          <table:table-cell office:value-type="float" office:value="2590.615" calcext:value-type="float">
            <text:p>2590.615</text:p>
          </table:table-cell>
          <table:table-cell office:value-type="float" office:value="-277.4486" calcext:value-type="float">
            <text:p>-277.4486</text:p>
          </table:table-cell>
          <table:table-cell office:value-type="float" office:value="118.8205" calcext:value-type="float">
            <text:p>118.8205</text:p>
          </table:table-cell>
          <table:table-cell office:value-type="float" office:value="91.89793" calcext:value-type="float">
            <text:p>91.89793</text:p>
          </table:table-cell>
          <table:table-cell office:value-type="float" office:value="0.1231755" calcext:value-type="float">
            <text:p>0.123175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99571" calcext:value-type="float">
            <text:p>0.2499571</text:p>
          </table:table-cell>
          <table:table-cell office:value-type="float" office:value="370" calcext:value-type="float">
            <text:p>370</text:p>
          </table:table-cell>
          <table:table-cell office:value-type="float" office:value="64.36443" calcext:value-type="float">
            <text:p>64.36443</text:p>
          </table:table-cell>
          <table:table-cell office:value-type="float" office:value="0" calcext:value-type="float">
            <text:p>0</text:p>
          </table:table-cell>
          <table:table-cell office:value-type="float" office:value="492.0372" calcext:value-type="float">
            <text:p>492.0372</text:p>
          </table:table-cell>
          <table:table-cell office:value-type="float" office:value="1126.582" calcext:value-type="float">
            <text:p>1126.582</text:p>
          </table:table-cell>
          <table:table-cell office:value-type="float" office:value="1365.471" calcext:value-type="float">
            <text:p>1365.471</text:p>
          </table:table-cell>
          <table:table-cell office:value-type="float" office:value="1270.031" calcext:value-type="float">
            <text:p>1270.031</text:p>
          </table:table-cell>
          <table:table-cell office:value-type="float" office:value="760.2222" calcext:value-type="float">
            <text:p>760.2222</text:p>
          </table:table-cell>
          <table:table-cell office:value-type="float" office:value="1099.773" calcext:value-type="float">
            <text:p>1099.773</text:p>
          </table:table-cell>
          <table:table-cell office:value-type="float" office:value="413.4163" calcext:value-type="float">
            <text:p>413.4163</text:p>
          </table:table-cell>
          <table:table-cell office:value-type="float" office:value="1847.296" calcext:value-type="float">
            <text:p>1847.296</text:p>
          </table:table-cell>
          <table:table-cell office:value-type="float" office:value="2085.586" calcext:value-type="float">
            <text:p>2085.586</text:p>
          </table:table-cell>
          <table:table-cell office:value-type="float" office:value="1668.946" calcext:value-type="float">
            <text:p>1668.946</text:p>
          </table:table-cell>
          <table:table-cell office:value-type="float" office:value="585.4357" calcext:value-type="float">
            <text:p>585.4357</text:p>
          </table:table-cell>
          <table:table-cell office:value-type="float" office:value="583.6331" calcext:value-type="float">
            <text:p>583.6331</text:p>
          </table:table-cell>
          <table:table-cell office:value-type="float" office:value="142.776" calcext:value-type="float">
            <text:p>142.776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69228" calcext:value-type="float">
            <text:p>-0.01569228</text:p>
          </table:table-cell>
          <table:table-cell office:value-type="float" office:value="0" calcext:value-type="float">
            <text:p>0</text:p>
          </table:table-cell>
          <table:table-cell office:value-type="float" office:value="2.394805" calcext:value-type="float">
            <text:p>2.394805</text:p>
          </table:table-cell>
          <table:table-cell office:value-type="float" office:value="1493.002" calcext:value-type="float">
            <text:p>1493.002</text:p>
          </table:table-cell>
          <table:table-cell office:value-type="float" office:value="-731.0038" calcext:value-type="float">
            <text:p>-731.0038</text:p>
          </table:table-cell>
          <table:table-cell office:value-type="float" office:value="761.9979" calcext:value-type="float">
            <text:p>761.9979</text:p>
          </table:table-cell>
          <table:table-cell office:value-type="float" office:value="-708.6475" calcext:value-type="float">
            <text:p>-708.6475</text:p>
          </table:table-cell>
          <table:table-cell office:value-type="float" office:value="0" calcext:value-type="float">
            <text:p>0</text:p>
          </table:table-cell>
          <table:table-cell office:value-type="float" office:value="27.86051" calcext:value-type="float">
            <text:p>27.86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288.5103" calcext:value-type="float">
            <text:p>288.5103</text:p>
          </table:table-cell>
          <table:table-cell office:value-type="float" office:value="13281.09" calcext:value-type="float">
            <text:p>13281.09</text:p>
          </table:table-cell>
          <table:table-cell office:value-type="float" office:value="0" calcext:value-type="float">
            <text:p>0</text:p>
          </table:table-cell>
          <table:table-cell office:value-type="float" office:value="116.0993" calcext:value-type="float">
            <text:p>116.0993</text:p>
          </table:table-cell>
          <table:table-cell office:value-type="float" office:value="-973.0145" calcext:value-type="float">
            <text:p>-973.0145</text:p>
          </table:table-cell>
          <table:table-cell office:value-type="float" office:value="2604.02" calcext:value-type="float">
            <text:p>2604.02</text:p>
          </table:table-cell>
          <table:table-cell office:value-type="float" office:value="-280.5398" calcext:value-type="float">
            <text:p>-280.5398</text:p>
          </table:table-cell>
          <table:table-cell office:value-type="float" office:value="118.6701" calcext:value-type="float">
            <text:p>118.6701</text:p>
          </table:table-cell>
          <table:table-cell office:value-type="float" office:value="92.13626" calcext:value-type="float">
            <text:p>92.13626</text:p>
          </table:table-cell>
          <table:table-cell office:value-type="float" office:value="0.1239237" calcext:value-type="float">
            <text:p>0.123923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73045" calcext:value-type="float">
            <text:p>0.2473045</text:p>
          </table:table-cell>
          <table:table-cell office:value-type="float" office:value="370" calcext:value-type="float">
            <text:p>370</text:p>
          </table:table-cell>
          <table:table-cell office:value-type="float" office:value="61.63199" calcext:value-type="float">
            <text:p>61.63199</text:p>
          </table:table-cell>
          <table:table-cell office:value-type="float" office:value="0" calcext:value-type="float">
            <text:p>0</text:p>
          </table:table-cell>
          <table:table-cell office:value-type="float" office:value="492.2768" calcext:value-type="float">
            <text:p>492.2768</text:p>
          </table:table-cell>
          <table:table-cell office:value-type="float" office:value="1126.682" calcext:value-type="float">
            <text:p>1126.682</text:p>
          </table:table-cell>
          <table:table-cell office:value-type="float" office:value="1365.51" calcext:value-type="float">
            <text:p>1365.51</text:p>
          </table:table-cell>
          <table:table-cell office:value-type="float" office:value="1270.053" calcext:value-type="float">
            <text:p>1270.053</text:p>
          </table:table-cell>
          <table:table-cell office:value-type="float" office:value="760.2574" calcext:value-type="float">
            <text:p>760.2574</text:p>
          </table:table-cell>
          <table:table-cell office:value-type="float" office:value="1099.789" calcext:value-type="float">
            <text:p>1099.789</text:p>
          </table:table-cell>
          <table:table-cell office:value-type="float" office:value="413.4584" calcext:value-type="float">
            <text:p>413.4584</text:p>
          </table:table-cell>
          <table:table-cell office:value-type="float" office:value="1847.323" calcext:value-type="float">
            <text:p>1847.323</text:p>
          </table:table-cell>
          <table:table-cell office:value-type="float" office:value="2085.584" calcext:value-type="float">
            <text:p>2085.584</text:p>
          </table:table-cell>
          <table:table-cell office:value-type="float" office:value="1668.936" calcext:value-type="float">
            <text:p>1668.936</text:p>
          </table:table-cell>
          <table:table-cell office:value-type="float" office:value="585.4268" calcext:value-type="float">
            <text:p>585.4268</text:p>
          </table:table-cell>
          <table:table-cell office:value-type="float" office:value="583.7043" calcext:value-type="float">
            <text:p>583.7043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4" calcext:value-type="float">
            <text:p>35.68504</text:p>
          </table:table-cell>
          <table:table-cell office:value-type="float" office:value="0" calcext:value-type="float">
            <text:p>0</text:p>
          </table:table-cell>
          <table:table-cell office:value-type="float" office:value="-0.01569748" calcext:value-type="float">
            <text:p>-0.01569748</text:p>
          </table:table-cell>
          <table:table-cell office:value-type="float" office:value="0" calcext:value-type="float">
            <text:p>0</text:p>
          </table:table-cell>
          <table:table-cell office:value-type="float" office:value="2.368556" calcext:value-type="float">
            <text:p>2.368556</text:p>
          </table:table-cell>
          <table:table-cell office:value-type="float" office:value="1496.372" calcext:value-type="float">
            <text:p>1496.372</text:p>
          </table:table-cell>
          <table:table-cell office:value-type="float" office:value="-735.3768" calcext:value-type="float">
            <text:p>-735.3768</text:p>
          </table:table-cell>
          <table:table-cell office:value-type="float" office:value="760.9951" calcext:value-type="float">
            <text:p>760.9951</text:p>
          </table:table-cell>
          <table:table-cell office:value-type="float" office:value="-710.1701" calcext:value-type="float">
            <text:p>-710.1701</text:p>
          </table:table-cell>
          <table:table-cell office:value-type="float" office:value="0" calcext:value-type="float">
            <text:p>0</text:p>
          </table:table-cell>
          <table:table-cell office:value-type="float" office:value="27.65047" calcext:value-type="float">
            <text:p>27.65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289.0318" calcext:value-type="float">
            <text:p>289.0318</text:p>
          </table:table-cell>
          <table:table-cell office:value-type="float" office:value="13280.97" calcext:value-type="float">
            <text:p>13280.97</text:p>
          </table:table-cell>
          <table:table-cell office:value-type="float" office:value="0" calcext:value-type="float">
            <text:p>0</text:p>
          </table:table-cell>
          <table:table-cell office:value-type="float" office:value="117.4032" calcext:value-type="float">
            <text:p>117.4032</text:p>
          </table:table-cell>
          <table:table-cell office:value-type="float" office:value="-975.9389" calcext:value-type="float">
            <text:p>-975.9389</text:p>
          </table:table-cell>
          <table:table-cell office:value-type="float" office:value="2610.017" calcext:value-type="float">
            <text:p>2610.017</text:p>
          </table:table-cell>
          <table:table-cell office:value-type="float" office:value="-281.9174" calcext:value-type="float">
            <text:p>-281.9174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91.92961" calcext:value-type="float">
            <text:p>91.92961</text:p>
          </table:table-cell>
          <table:table-cell office:value-type="float" office:value="0.1247055" calcext:value-type="float">
            <text:p>0.124705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73045" calcext:value-type="float">
            <text:p>0.2473045</text:p>
          </table:table-cell>
          <table:table-cell office:value-type="float" office:value="370" calcext:value-type="float">
            <text:p>370</text:p>
          </table:table-cell>
          <table:table-cell office:value-type="float" office:value="62.19704" calcext:value-type="float">
            <text:p>62.19704</text:p>
          </table:table-cell>
          <table:table-cell office:value-type="float" office:value="0" calcext:value-type="float">
            <text:p>0</text:p>
          </table:table-cell>
          <table:table-cell office:value-type="float" office:value="492.3743" calcext:value-type="float">
            <text:p>492.3743</text:p>
          </table:table-cell>
          <table:table-cell office:value-type="float" office:value="1126.851" calcext:value-type="float">
            <text:p>1126.851</text:p>
          </table:table-cell>
          <table:table-cell office:value-type="float" office:value="1365.618" calcext:value-type="float">
            <text:p>1365.618</text:p>
          </table:table-cell>
          <table:table-cell office:value-type="float" office:value="1270.115" calcext:value-type="float">
            <text:p>1270.115</text:p>
          </table:table-cell>
          <table:table-cell office:value-type="float" office:value="760.3113" calcext:value-type="float">
            <text:p>760.3113</text:p>
          </table:table-cell>
          <table:table-cell office:value-type="float" office:value="1099.814" calcext:value-type="float">
            <text:p>1099.814</text:p>
          </table:table-cell>
          <table:table-cell office:value-type="float" office:value="413.5014" calcext:value-type="float">
            <text:p>413.5014</text:p>
          </table:table-cell>
          <table:table-cell office:value-type="float" office:value="1847.35" calcext:value-type="float">
            <text:p>1847.35</text:p>
          </table:table-cell>
          <table:table-cell office:value-type="float" office:value="2085.582" calcext:value-type="float">
            <text:p>2085.582</text:p>
          </table:table-cell>
          <table:table-cell office:value-type="float" office:value="1668.926" calcext:value-type="float">
            <text:p>1668.926</text:p>
          </table:table-cell>
          <table:table-cell office:value-type="float" office:value="585.4169" calcext:value-type="float">
            <text:p>585.4169</text:p>
          </table:table-cell>
          <table:table-cell office:value-type="float" office:value="583.7479" calcext:value-type="float">
            <text:p>583.7479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4" calcext:value-type="float">
            <text:p>35.68504</text:p>
          </table:table-cell>
          <table:table-cell office:value-type="float" office:value="0" calcext:value-type="float">
            <text:p>0</text:p>
          </table:table-cell>
          <table:table-cell office:value-type="float" office:value="-0.01569896" calcext:value-type="float">
            <text:p>-0.01569896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499.868" calcext:value-type="float">
            <text:p>1499.868</text:p>
          </table:table-cell>
          <table:table-cell office:value-type="float" office:value="-736.7479" calcext:value-type="float">
            <text:p>-736.7479</text:p>
          </table:table-cell>
          <table:table-cell office:value-type="float" office:value="763.1197" calcext:value-type="float">
            <text:p>763.1197</text:p>
          </table:table-cell>
          <table:table-cell office:value-type="float" office:value="-711.0034" calcext:value-type="float">
            <text:p>-711.0034</text:p>
          </table:table-cell>
          <table:table-cell office:value-type="float" office:value="0" calcext:value-type="float">
            <text:p>0</text:p>
          </table:table-cell>
          <table:table-cell office:value-type="float" office:value="26.93232" calcext:value-type="float">
            <text:p>26.9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289.3494" calcext:value-type="float">
            <text:p>289.3494</text:p>
          </table:table-cell>
          <table:table-cell office:value-type="float" office:value="13280.91" calcext:value-type="float">
            <text:p>13280.91</text:p>
          </table:table-cell>
          <table:table-cell office:value-type="float" office:value="0" calcext:value-type="float">
            <text:p>0</text:p>
          </table:table-cell>
          <table:table-cell office:value-type="float" office:value="118.706" calcext:value-type="float">
            <text:p>118.706</text:p>
          </table:table-cell>
          <table:table-cell office:value-type="float" office:value="-978.226" calcext:value-type="float">
            <text:p>-978.226</text:p>
          </table:table-cell>
          <table:table-cell office:value-type="float" office:value="2614.147" calcext:value-type="float">
            <text:p>2614.147</text:p>
          </table:table-cell>
          <table:table-cell office:value-type="float" office:value="-282.5872" calcext:value-type="float">
            <text:p>-282.5872</text:p>
          </table:table-cell>
          <table:table-cell office:value-type="float" office:value="117.6665" calcext:value-type="float">
            <text:p>117.6665</text:p>
          </table:table-cell>
          <table:table-cell office:value-type="float" office:value="91.5789" calcext:value-type="float">
            <text:p>91.5789</text:p>
          </table:table-cell>
          <table:table-cell office:value-type="float" office:value="0.1254785" calcext:value-type="float">
            <text:p>0.125478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73045" calcext:value-type="float">
            <text:p>0.2473045</text:p>
          </table:table-cell>
          <table:table-cell office:value-type="float" office:value="370" calcext:value-type="float">
            <text:p>370</text:p>
          </table:table-cell>
          <table:table-cell office:value-type="float" office:value="63.4917" calcext:value-type="float">
            <text:p>63.4917</text:p>
          </table:table-cell>
          <table:table-cell office:value-type="float" office:value="0" calcext:value-type="float">
            <text:p>0</text:p>
          </table:table-cell>
          <table:table-cell office:value-type="float" office:value="492.5468" calcext:value-type="float">
            <text:p>492.5468</text:p>
          </table:table-cell>
          <table:table-cell office:value-type="float" office:value="1126.994" calcext:value-type="float">
            <text:p>1126.994</text:p>
          </table:table-cell>
          <table:table-cell office:value-type="float" office:value="1365.711" calcext:value-type="float">
            <text:p>1365.711</text:p>
          </table:table-cell>
          <table:table-cell office:value-type="float" office:value="1270.175" calcext:value-type="float">
            <text:p>1270.175</text:p>
          </table:table-cell>
          <table:table-cell office:value-type="float" office:value="760.3634" calcext:value-type="float">
            <text:p>760.3634</text:p>
          </table:table-cell>
          <table:table-cell office:value-type="float" office:value="1099.842" calcext:value-type="float">
            <text:p>1099.842</text:p>
          </table:table-cell>
          <table:table-cell office:value-type="float" office:value="413.5475" calcext:value-type="float">
            <text:p>413.5475</text:p>
          </table:table-cell>
          <table:table-cell office:value-type="float" office:value="1847.379" calcext:value-type="float">
            <text:p>1847.379</text:p>
          </table:table-cell>
          <table:table-cell office:value-type="float" office:value="2085.581" calcext:value-type="float">
            <text:p>2085.581</text:p>
          </table:table-cell>
          <table:table-cell office:value-type="float" office:value="1668.916" calcext:value-type="float">
            <text:p>1668.916</text:p>
          </table:table-cell>
          <table:table-cell office:value-type="float" office:value="585.4068" calcext:value-type="float">
            <text:p>585.4068</text:p>
          </table:table-cell>
          <table:table-cell office:value-type="float" office:value="583.7612" calcext:value-type="float">
            <text:p>583.7612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70105" calcext:value-type="float">
            <text:p>-0.01570105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3.448" calcext:value-type="float">
            <text:p>1503.448</text:p>
          </table:table-cell>
          <table:table-cell office:value-type="float" office:value="-737.4224" calcext:value-type="float">
            <text:p>-737.4224</text:p>
          </table:table-cell>
          <table:table-cell office:value-type="float" office:value="766.0255" calcext:value-type="float">
            <text:p>766.0255</text:p>
          </table:table-cell>
          <table:table-cell office:value-type="float" office:value="-711.9692" calcext:value-type="float">
            <text:p>-711.9692</text:p>
          </table:table-cell>
          <table:table-cell office:value-type="float" office:value="0" calcext:value-type="float">
            <text:p>0</text:p>
          </table:table-cell>
          <table:table-cell office:value-type="float" office:value="26.28052" calcext:value-type="float">
            <text:p>26.2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289.8087" calcext:value-type="float">
            <text:p>289.8087</text:p>
          </table:table-cell>
          <table:table-cell office:value-type="float" office:value="13280.77" calcext:value-type="float">
            <text:p>13280.77</text:p>
          </table:table-cell>
          <table:table-cell office:value-type="float" office:value="0" calcext:value-type="float">
            <text:p>0</text:p>
          </table:table-cell>
          <table:table-cell office:value-type="float" office:value="119.9874" calcext:value-type="float">
            <text:p>119.9874</text:p>
          </table:table-cell>
          <table:table-cell office:value-type="float" office:value="-980.3071" calcext:value-type="float">
            <text:p>-980.3071</text:p>
          </table:table-cell>
          <table:table-cell office:value-type="float" office:value="2618.496" calcext:value-type="float">
            <text:p>2618.496</text:p>
          </table:table-cell>
          <table:table-cell office:value-type="float" office:value="-283.2205" calcext:value-type="float">
            <text:p>-283.2205</text:p>
          </table:table-cell>
          <table:table-cell office:value-type="float" office:value="117.2838" calcext:value-type="float">
            <text:p>117.2838</text:p>
          </table:table-cell>
          <table:table-cell office:value-type="float" office:value="91.38638" calcext:value-type="float">
            <text:p>91.38638</text:p>
          </table:table-cell>
          <table:table-cell office:value-type="float" office:value="0.1262311" calcext:value-type="float">
            <text:p>0.126231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73045" calcext:value-type="float">
            <text:p>0.2473045</text:p>
          </table:table-cell>
          <table:table-cell office:value-type="float" office:value="370" calcext:value-type="float">
            <text:p>370</text:p>
          </table:table-cell>
          <table:table-cell office:value-type="float" office:value="63.69233" calcext:value-type="float">
            <text:p>63.69233</text:p>
          </table:table-cell>
          <table:table-cell office:value-type="float" office:value="0" calcext:value-type="float">
            <text:p>0</text:p>
          </table:table-cell>
          <table:table-cell office:value-type="float" office:value="492.6492" calcext:value-type="float">
            <text:p>492.6492</text:p>
          </table:table-cell>
          <table:table-cell office:value-type="float" office:value="1127.141" calcext:value-type="float">
            <text:p>1127.141</text:p>
          </table:table-cell>
          <table:table-cell office:value-type="float" office:value="1365.796" calcext:value-type="float">
            <text:p>1365.796</text:p>
          </table:table-cell>
          <table:table-cell office:value-type="float" office:value="1270.239" calcext:value-type="float">
            <text:p>1270.239</text:p>
          </table:table-cell>
          <table:table-cell office:value-type="float" office:value="760.4039" calcext:value-type="float">
            <text:p>760.4039</text:p>
          </table:table-cell>
          <table:table-cell office:value-type="float" office:value="1099.864" calcext:value-type="float">
            <text:p>1099.864</text:p>
          </table:table-cell>
          <table:table-cell office:value-type="float" office:value="413.591" calcext:value-type="float">
            <text:p>413.591</text:p>
          </table:table-cell>
          <table:table-cell office:value-type="float" office:value="1847.408" calcext:value-type="float">
            <text:p>1847.408</text:p>
          </table:table-cell>
          <table:table-cell office:value-type="float" office:value="2085.58" calcext:value-type="float">
            <text:p>2085.58</text:p>
          </table:table-cell>
          <table:table-cell office:value-type="float" office:value="1668.908" calcext:value-type="float">
            <text:p>1668.908</text:p>
          </table:table-cell>
          <table:table-cell office:value-type="float" office:value="585.3967" calcext:value-type="float">
            <text:p>585.3967</text:p>
          </table:table-cell>
          <table:table-cell office:value-type="float" office:value="583.7597" calcext:value-type="float">
            <text:p>583.7597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3" calcext:value-type="float">
            <text:p>35.68503</text:p>
          </table:table-cell>
          <table:table-cell office:value-type="float" office:value="0" calcext:value-type="float">
            <text:p>0</text:p>
          </table:table-cell>
          <table:table-cell office:value-type="float" office:value="-0.01570276" calcext:value-type="float">
            <text:p>-0.01570276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5.729" calcext:value-type="float">
            <text:p>1505.729</text:p>
          </table:table-cell>
          <table:table-cell office:value-type="float" office:value="-738.0514" calcext:value-type="float">
            <text:p>-738.0514</text:p>
          </table:table-cell>
          <table:table-cell office:value-type="float" office:value="767.6779" calcext:value-type="float">
            <text:p>767.6779</text:p>
          </table:table-cell>
          <table:table-cell office:value-type="float" office:value="-712.8486" calcext:value-type="float">
            <text:p>-712.8486</text:p>
          </table:table-cell>
          <table:table-cell office:value-type="float" office:value="0" calcext:value-type="float">
            <text:p>0</text:p>
          </table:table-cell>
          <table:table-cell office:value-type="float" office:value="25.71187" calcext:value-type="float">
            <text:p>25.7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290.173" calcext:value-type="float">
            <text:p>290.173</text:p>
          </table:table-cell>
          <table:table-cell office:value-type="float" office:value="13280.7" calcext:value-type="float">
            <text:p>13280.7</text:p>
          </table:table-cell>
          <table:table-cell office:value-type="float" office:value="0" calcext:value-type="float">
            <text:p>0</text:p>
          </table:table-cell>
          <table:table-cell office:value-type="float" office:value="121.2404" calcext:value-type="float">
            <text:p>121.2404</text:p>
          </table:table-cell>
          <table:table-cell office:value-type="float" office:value="-982.3383" calcext:value-type="float">
            <text:p>-982.3383</text:p>
          </table:table-cell>
          <table:table-cell office:value-type="float" office:value="2621.623" calcext:value-type="float">
            <text:p>2621.623</text:p>
          </table:table-cell>
          <table:table-cell office:value-type="float" office:value="-283.8443" calcext:value-type="float">
            <text:p>-283.8443</text:p>
          </table:table-cell>
          <table:table-cell office:value-type="float" office:value="116.6356" calcext:value-type="float">
            <text:p>116.6356</text:p>
          </table:table-cell>
          <table:table-cell office:value-type="float" office:value="91.13062" calcext:value-type="float">
            <text:p>91.13062</text:p>
          </table:table-cell>
          <table:table-cell office:value-type="float" office:value="0.1270076" calcext:value-type="float">
            <text:p>0.127007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2" calcext:value-type="float">
            <text:p>0.0288726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73045" calcext:value-type="float">
            <text:p>0.2473045</text:p>
          </table:table-cell>
          <table:table-cell office:value-type="float" office:value="370" calcext:value-type="float">
            <text:p>370</text:p>
          </table:table-cell>
          <table:table-cell office:value-type="float" office:value="63.58404" calcext:value-type="float">
            <text:p>63.58404</text:p>
          </table:table-cell>
          <table:table-cell office:value-type="float" office:value="0" calcext:value-type="float">
            <text:p>0</text:p>
          </table:table-cell>
          <table:table-cell office:value-type="float" office:value="492.7872" calcext:value-type="float">
            <text:p>492.7872</text:p>
          </table:table-cell>
          <table:table-cell office:value-type="float" office:value="1127.281" calcext:value-type="float">
            <text:p>1127.281</text:p>
          </table:table-cell>
          <table:table-cell office:value-type="float" office:value="1365.882" calcext:value-type="float">
            <text:p>1365.882</text:p>
          </table:table-cell>
          <table:table-cell office:value-type="float" office:value="1270.302" calcext:value-type="float">
            <text:p>1270.302</text:p>
          </table:table-cell>
          <table:table-cell office:value-type="float" office:value="760.4477" calcext:value-type="float">
            <text:p>760.4477</text:p>
          </table:table-cell>
          <table:table-cell office:value-type="float" office:value="1099.887" calcext:value-type="float">
            <text:p>1099.887</text:p>
          </table:table-cell>
          <table:table-cell office:value-type="float" office:value="413.6343" calcext:value-type="float">
            <text:p>413.6343</text:p>
          </table:table-cell>
          <table:table-cell office:value-type="float" office:value="1847.434" calcext:value-type="float">
            <text:p>1847.434</text:p>
          </table:table-cell>
          <table:table-cell office:value-type="float" office:value="2085.578" calcext:value-type="float">
            <text:p>2085.578</text:p>
          </table:table-cell>
          <table:table-cell office:value-type="float" office:value="1668.908" calcext:value-type="float">
            <text:p>1668.908</text:p>
          </table:table-cell>
          <table:table-cell office:value-type="float" office:value="585.3865" calcext:value-type="float">
            <text:p>585.3865</text:p>
          </table:table-cell>
          <table:table-cell office:value-type="float" office:value="583.7499" calcext:value-type="float">
            <text:p>583.7499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2" calcext:value-type="float">
            <text:p>35.68502</text:p>
          </table:table-cell>
          <table:table-cell office:value-type="float" office:value="0" calcext:value-type="float">
            <text:p>0</text:p>
          </table:table-cell>
          <table:table-cell office:value-type="float" office:value="-0.01570464" calcext:value-type="float">
            <text:p>-0.01570464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7.651" calcext:value-type="float">
            <text:p>1507.651</text:p>
          </table:table-cell>
          <table:table-cell office:value-type="float" office:value="-738.6603" calcext:value-type="float">
            <text:p>-738.6603</text:p>
          </table:table-cell>
          <table:table-cell office:value-type="float" office:value="768.9905" calcext:value-type="float">
            <text:p>768.9905</text:p>
          </table:table-cell>
          <table:table-cell office:value-type="float" office:value="-713.7454" calcext:value-type="float">
            <text:p>-713.7454</text:p>
          </table:table-cell>
          <table:table-cell office:value-type="float" office:value="0" calcext:value-type="float">
            <text:p>0</text:p>
          </table:table-cell>
          <table:table-cell office:value-type="float" office:value="25.20183" calcext:value-type="float">
            <text:p>25.2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290.3113" calcext:value-type="float">
            <text:p>290.3113</text:p>
          </table:table-cell>
          <table:table-cell office:value-type="float" office:value="13280.6" calcext:value-type="float">
            <text:p>13280.6</text:p>
          </table:table-cell>
          <table:table-cell office:value-type="float" office:value="0" calcext:value-type="float">
            <text:p>0</text:p>
          </table:table-cell>
          <table:table-cell office:value-type="float" office:value="122.465" calcext:value-type="float">
            <text:p>122.465</text:p>
          </table:table-cell>
          <table:table-cell office:value-type="float" office:value="-984.6102" calcext:value-type="float">
            <text:p>-984.6102</text:p>
          </table:table-cell>
          <table:table-cell office:value-type="float" office:value="2624.808" calcext:value-type="float">
            <text:p>2624.808</text:p>
          </table:table-cell>
          <table:table-cell office:value-type="float" office:value="-284.4574" calcext:value-type="float">
            <text:p>-284.4574</text:p>
          </table:table-cell>
          <table:table-cell office:value-type="float" office:value="116.2738" calcext:value-type="float">
            <text:p>116.2738</text:p>
          </table:table-cell>
          <table:table-cell office:value-type="float" office:value="90.70621" calcext:value-type="float">
            <text:p>90.70621</text:p>
          </table:table-cell>
          <table:table-cell office:value-type="float" office:value="0.1278206" calcext:value-type="float">
            <text:p>0.127820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3" calcext:value-type="float">
            <text:p>0.0288726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442784" calcext:value-type="float">
            <text:p>0.2442784</text:p>
          </table:table-cell>
          <table:table-cell office:value-type="float" office:value="370" calcext:value-type="float">
            <text:p>370</text:p>
          </table:table-cell>
          <table:table-cell office:value-type="float" office:value="62.32782" calcext:value-type="float">
            <text:p>62.32782</text:p>
          </table:table-cell>
          <table:table-cell office:value-type="float" office:value="0" calcext:value-type="float">
            <text:p>0</text:p>
          </table:table-cell>
          <table:table-cell office:value-type="float" office:value="492.9425" calcext:value-type="float">
            <text:p>492.9425</text:p>
          </table:table-cell>
          <table:table-cell office:value-type="float" office:value="1127.397" calcext:value-type="float">
            <text:p>1127.397</text:p>
          </table:table-cell>
          <table:table-cell office:value-type="float" office:value="1365.948" calcext:value-type="float">
            <text:p>1365.948</text:p>
          </table:table-cell>
          <table:table-cell office:value-type="float" office:value="1270.354" calcext:value-type="float">
            <text:p>1270.354</text:p>
          </table:table-cell>
          <table:table-cell office:value-type="float" office:value="760.4791" calcext:value-type="float">
            <text:p>760.4791</text:p>
          </table:table-cell>
          <table:table-cell office:value-type="float" office:value="1099.904" calcext:value-type="float">
            <text:p>1099.904</text:p>
          </table:table-cell>
          <table:table-cell office:value-type="float" office:value="413.6734" calcext:value-type="float">
            <text:p>413.6734</text:p>
          </table:table-cell>
          <table:table-cell office:value-type="float" office:value="1847.458" calcext:value-type="float">
            <text:p>1847.458</text:p>
          </table:table-cell>
          <table:table-cell office:value-type="float" office:value="2085.574" calcext:value-type="float">
            <text:p>2085.574</text:p>
          </table:table-cell>
          <table:table-cell office:value-type="float" office:value="1668.909" calcext:value-type="float">
            <text:p>1668.909</text:p>
          </table:table-cell>
          <table:table-cell office:value-type="float" office:value="585.3763" calcext:value-type="float">
            <text:p>585.3763</text:p>
          </table:table-cell>
          <table:table-cell office:value-type="float" office:value="583.735" calcext:value-type="float">
            <text:p>583.735</text:p>
          </table:table-cell>
          <table:table-cell office:value-type="float" office:value="142.7759" calcext:value-type="float">
            <text:p>142.7759</text:p>
          </table:table-cell>
          <table:table-cell office:value-type="float" office:value="35.68502" calcext:value-type="float">
            <text:p>35.68502</text:p>
          </table:table-cell>
          <table:table-cell office:value-type="float" office:value="0" calcext:value-type="float">
            <text:p>0</text:p>
          </table:table-cell>
          <table:table-cell office:value-type="float" office:value="-0.01570647" calcext:value-type="float">
            <text:p>-0.01570647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8.662" calcext:value-type="float">
            <text:p>1508.662</text:p>
          </table:table-cell>
          <table:table-cell office:value-type="float" office:value="-739.262" calcext:value-type="float">
            <text:p>-739.262</text:p>
          </table:table-cell>
          <table:table-cell office:value-type="float" office:value="769.4005" calcext:value-type="float">
            <text:p>769.4005</text:p>
          </table:table-cell>
          <table:table-cell office:value-type="float" office:value="-714.8441" calcext:value-type="float">
            <text:p>-714.8441</text:p>
          </table:table-cell>
          <table:table-cell office:value-type="float" office:value="0" calcext:value-type="float">
            <text:p>0</text:p>
          </table:table-cell>
          <table:table-cell office:value-type="float" office:value="24.64682" calcext:value-type="float">
            <text:p>24.6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288.4531" calcext:value-type="float">
            <text:p>288.4531</text:p>
          </table:table-cell>
          <table:table-cell office:value-type="float" office:value="13280.79" calcext:value-type="float">
            <text:p>13280.79</text:p>
          </table:table-cell>
          <table:table-cell office:value-type="float" office:value="0" calcext:value-type="float">
            <text:p>0</text:p>
          </table:table-cell>
          <table:table-cell office:value-type="float" office:value="123.6627" calcext:value-type="float">
            <text:p>123.6627</text:p>
          </table:table-cell>
          <table:table-cell office:value-type="float" office:value="-988.2128" calcext:value-type="float">
            <text:p>-988.2128</text:p>
          </table:table-cell>
          <table:table-cell office:value-type="float" office:value="2631.867" calcext:value-type="float">
            <text:p>2631.867</text:p>
          </table:table-cell>
          <table:table-cell office:value-type="float" office:value="-285.0575" calcext:value-type="float">
            <text:p>-285.0575</text:p>
          </table:table-cell>
          <table:table-cell office:value-type="float" office:value="117.354" calcext:value-type="float">
            <text:p>117.354</text:p>
          </table:table-cell>
          <table:table-cell office:value-type="float" office:value="88.29794" calcext:value-type="float">
            <text:p>88.29794</text:p>
          </table:table-cell>
          <table:table-cell office:value-type="float" office:value="0.128372" calcext:value-type="float">
            <text:p>0.12837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91724" calcext:value-type="float">
            <text:p>0.2391724</text:p>
          </table:table-cell>
          <table:table-cell office:value-type="float" office:value="370" calcext:value-type="float">
            <text:p>370</text:p>
          </table:table-cell>
          <table:table-cell office:value-type="float" office:value="59.1251" calcext:value-type="float">
            <text:p>59.1251</text:p>
          </table:table-cell>
          <table:table-cell office:value-type="float" office:value="0" calcext:value-type="float">
            <text:p>0</text:p>
          </table:table-cell>
          <table:table-cell office:value-type="float" office:value="493.4073" calcext:value-type="float">
            <text:p>493.4073</text:p>
          </table:table-cell>
          <table:table-cell office:value-type="float" office:value="1127.501" calcext:value-type="float">
            <text:p>1127.501</text:p>
          </table:table-cell>
          <table:table-cell office:value-type="float" office:value="1366.003" calcext:value-type="float">
            <text:p>1366.003</text:p>
          </table:table-cell>
          <table:table-cell office:value-type="float" office:value="1270.395" calcext:value-type="float">
            <text:p>1270.395</text:p>
          </table:table-cell>
          <table:table-cell office:value-type="float" office:value="760.5057" calcext:value-type="float">
            <text:p>760.5057</text:p>
          </table:table-cell>
          <table:table-cell office:value-type="float" office:value="1099.917" calcext:value-type="float">
            <text:p>1099.917</text:p>
          </table:table-cell>
          <table:table-cell office:value-type="float" office:value="413.7098" calcext:value-type="float">
            <text:p>413.7098</text:p>
          </table:table-cell>
          <table:table-cell office:value-type="float" office:value="1847.479" calcext:value-type="float">
            <text:p>1847.479</text:p>
          </table:table-cell>
          <table:table-cell office:value-type="float" office:value="2085.57" calcext:value-type="float">
            <text:p>2085.57</text:p>
          </table:table-cell>
          <table:table-cell office:value-type="float" office:value="1668.909" calcext:value-type="float">
            <text:p>1668.909</text:p>
          </table:table-cell>
          <table:table-cell office:value-type="float" office:value="585.366" calcext:value-type="float">
            <text:p>585.366</text:p>
          </table:table-cell>
          <table:table-cell office:value-type="float" office:value="583.7164" calcext:value-type="float">
            <text:p>583.7164</text:p>
          </table:table-cell>
          <table:table-cell office:value-type="float" office:value="142.7758" calcext:value-type="float">
            <text:p>142.7758</text:p>
          </table:table-cell>
          <table:table-cell office:value-type="float" office:value="35.68505" calcext:value-type="float">
            <text:p>35.68505</text:p>
          </table:table-cell>
          <table:table-cell office:value-type="float" office:value="0" calcext:value-type="float">
            <text:p>0</text:p>
          </table:table-cell>
          <table:table-cell office:value-type="float" office:value="-0.01581578" calcext:value-type="float">
            <text:p>-0.01581578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057" calcext:value-type="float">
            <text:p>1509.057</text:p>
          </table:table-cell>
          <table:table-cell office:value-type="float" office:value="-739.8562" calcext:value-type="float">
            <text:p>-739.8562</text:p>
          </table:table-cell>
          <table:table-cell office:value-type="float" office:value="769.2003" calcext:value-type="float">
            <text:p>769.2003</text:p>
          </table:table-cell>
          <table:table-cell office:value-type="float" office:value="-717.645" calcext:value-type="float">
            <text:p>-717.645</text:p>
          </table:table-cell>
          <table:table-cell office:value-type="float" office:value="0" calcext:value-type="float">
            <text:p>0</text:p>
          </table:table-cell>
          <table:table-cell office:value-type="float" office:value="24.45811" calcext:value-type="float">
            <text:p>24.45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286.9012" calcext:value-type="float">
            <text:p>286.9012</text:p>
          </table:table-cell>
          <table:table-cell office:value-type="float" office:value="13280.92" calcext:value-type="float">
            <text:p>13280.92</text:p>
          </table:table-cell>
          <table:table-cell office:value-type="float" office:value="0" calcext:value-type="float">
            <text:p>0</text:p>
          </table:table-cell>
          <table:table-cell office:value-type="float" office:value="124.8286" calcext:value-type="float">
            <text:p>124.8286</text:p>
          </table:table-cell>
          <table:table-cell office:value-type="float" office:value="-991.9109" calcext:value-type="float">
            <text:p>-991.9109</text:p>
          </table:table-cell>
          <table:table-cell office:value-type="float" office:value="2640.493" calcext:value-type="float">
            <text:p>2640.493</text:p>
          </table:table-cell>
          <table:table-cell office:value-type="float" office:value="-285.6458" calcext:value-type="float">
            <text:p>-285.6458</text:p>
          </table:table-cell>
          <table:table-cell office:value-type="float" office:value="118.0239" calcext:value-type="float">
            <text:p>118.0239</text:p>
          </table:table-cell>
          <table:table-cell office:value-type="float" office:value="86.38721" calcext:value-type="float">
            <text:p>86.38721</text:p>
          </table:table-cell>
          <table:table-cell office:value-type="float" office:value="0.1291183" calcext:value-type="float">
            <text:p>0.129118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43306" calcext:value-type="float">
            <text:p>0.2343306</text:p>
          </table:table-cell>
          <table:table-cell office:value-type="float" office:value="370" calcext:value-type="float">
            <text:p>370</text:p>
          </table:table-cell>
          <table:table-cell office:value-type="float" office:value="55.80763" calcext:value-type="float">
            <text:p>55.80763</text:p>
          </table:table-cell>
          <table:table-cell office:value-type="float" office:value="0" calcext:value-type="float">
            <text:p>0</text:p>
          </table:table-cell>
          <table:table-cell office:value-type="float" office:value="493.7464" calcext:value-type="float">
            <text:p>493.7464</text:p>
          </table:table-cell>
          <table:table-cell office:value-type="float" office:value="1127.551" calcext:value-type="float">
            <text:p>1127.551</text:p>
          </table:table-cell>
          <table:table-cell office:value-type="float" office:value="1366.036" calcext:value-type="float">
            <text:p>1366.036</text:p>
          </table:table-cell>
          <table:table-cell office:value-type="float" office:value="1270.419" calcext:value-type="float">
            <text:p>1270.419</text:p>
          </table:table-cell>
          <table:table-cell office:value-type="float" office:value="760.5249" calcext:value-type="float">
            <text:p>760.5249</text:p>
          </table:table-cell>
          <table:table-cell office:value-type="float" office:value="1099.926" calcext:value-type="float">
            <text:p>1099.926</text:p>
          </table:table-cell>
          <table:table-cell office:value-type="float" office:value="413.7431" calcext:value-type="float">
            <text:p>413.7431</text:p>
          </table:table-cell>
          <table:table-cell office:value-type="float" office:value="1847.498" calcext:value-type="float">
            <text:p>1847.498</text:p>
          </table:table-cell>
          <table:table-cell office:value-type="float" office:value="2085.565" calcext:value-type="float">
            <text:p>2085.565</text:p>
          </table:table-cell>
          <table:table-cell office:value-type="float" office:value="1668.908" calcext:value-type="float">
            <text:p>1668.908</text:p>
          </table:table-cell>
          <table:table-cell office:value-type="float" office:value="585.3558" calcext:value-type="float">
            <text:p>585.3558</text:p>
          </table:table-cell>
          <table:table-cell office:value-type="float" office:value="583.6953" calcext:value-type="float">
            <text:p>583.6953</text:p>
          </table:table-cell>
          <table:table-cell office:value-type="float" office:value="142.7758" calcext:value-type="float">
            <text:p>142.7758</text:p>
          </table:table-cell>
          <table:table-cell office:value-type="float" office:value="35.68508" calcext:value-type="float">
            <text:p>35.68508</text:p>
          </table:table-cell>
          <table:table-cell office:value-type="float" office:value="0" calcext:value-type="float">
            <text:p>0</text:p>
          </table:table-cell>
          <table:table-cell office:value-type="float" office:value="-0.01582461" calcext:value-type="float">
            <text:p>-0.01582461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0.439" calcext:value-type="float">
            <text:p>-740.439</text:p>
          </table:table-cell>
          <table:table-cell office:value-type="float" office:value="768.9926" calcext:value-type="float">
            <text:p>768.9926</text:p>
          </table:table-cell>
          <table:table-cell office:value-type="float" office:value="-720.1597" calcext:value-type="float">
            <text:p>-720.1597</text:p>
          </table:table-cell>
          <table:table-cell office:value-type="float" office:value="0" calcext:value-type="float">
            <text:p>0</text:p>
          </table:table-cell>
          <table:table-cell office:value-type="float" office:value="23.87105" calcext:value-type="float">
            <text:p>23.8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286.5582" calcext:value-type="float">
            <text:p>286.5582</text:p>
          </table:table-cell>
          <table:table-cell office:value-type="float" office:value="13280.91" calcext:value-type="float">
            <text:p>13280.91</text:p>
          </table:table-cell>
          <table:table-cell office:value-type="float" office:value="0" calcext:value-type="float">
            <text:p>0</text:p>
          </table:table-cell>
          <table:table-cell office:value-type="float" office:value="125.9452" calcext:value-type="float">
            <text:p>125.9452</text:p>
          </table:table-cell>
          <table:table-cell office:value-type="float" office:value="-994.333" calcext:value-type="float">
            <text:p>-994.333</text:p>
          </table:table-cell>
          <table:table-cell office:value-type="float" office:value="2645.689" calcext:value-type="float">
            <text:p>2645.689</text:p>
          </table:table-cell>
          <table:table-cell office:value-type="float" office:value="-286.2109" calcext:value-type="float">
            <text:p>-286.2109</text:p>
          </table:table-cell>
          <table:table-cell office:value-type="float" office:value="117.9138" calcext:value-type="float">
            <text:p>117.9138</text:p>
          </table:table-cell>
          <table:table-cell office:value-type="float" office:value="85.60518" calcext:value-type="float">
            <text:p>85.60518</text:p>
          </table:table-cell>
          <table:table-cell office:value-type="float" office:value="0.1299468" calcext:value-type="float">
            <text:p>0.129946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53.38752" calcext:value-type="float">
            <text:p>53.38752</text:p>
          </table:table-cell>
          <table:table-cell office:value-type="float" office:value="0" calcext:value-type="float">
            <text:p>0</text:p>
          </table:table-cell>
          <table:table-cell office:value-type="float" office:value="493.9529" calcext:value-type="float">
            <text:p>493.9529</text:p>
          </table:table-cell>
          <table:table-cell office:value-type="float" office:value="1127.649" calcext:value-type="float">
            <text:p>1127.649</text:p>
          </table:table-cell>
          <table:table-cell office:value-type="float" office:value="1366.093" calcext:value-type="float">
            <text:p>1366.093</text:p>
          </table:table-cell>
          <table:table-cell office:value-type="float" office:value="1270.455" calcext:value-type="float">
            <text:p>1270.455</text:p>
          </table:table-cell>
          <table:table-cell office:value-type="float" office:value="760.5472" calcext:value-type="float">
            <text:p>760.5472</text:p>
          </table:table-cell>
          <table:table-cell office:value-type="float" office:value="1099.934" calcext:value-type="float">
            <text:p>1099.934</text:p>
          </table:table-cell>
          <table:table-cell office:value-type="float" office:value="413.7751" calcext:value-type="float">
            <text:p>413.7751</text:p>
          </table:table-cell>
          <table:table-cell office:value-type="float" office:value="1847.514" calcext:value-type="float">
            <text:p>1847.514</text:p>
          </table:table-cell>
          <table:table-cell office:value-type="float" office:value="2085.559" calcext:value-type="float">
            <text:p>2085.559</text:p>
          </table:table-cell>
          <table:table-cell office:value-type="float" office:value="1668.907" calcext:value-type="float">
            <text:p>1668.907</text:p>
          </table:table-cell>
          <table:table-cell office:value-type="float" office:value="585.3454" calcext:value-type="float">
            <text:p>585.3454</text:p>
          </table:table-cell>
          <table:table-cell office:value-type="float" office:value="583.6722" calcext:value-type="float">
            <text:p>583.6722</text:p>
          </table:table-cell>
          <table:table-cell office:value-type="float" office:value="142.7758" calcext:value-type="float">
            <text:p>142.7758</text:p>
          </table:table-cell>
          <table:table-cell office:value-type="float" office:value="35.68509" calcext:value-type="float">
            <text:p>35.68509</text:p>
          </table:table-cell>
          <table:table-cell office:value-type="float" office:value="0" calcext:value-type="float">
            <text:p>0</text:p>
          </table:table-cell>
          <table:table-cell office:value-type="float" office:value="-0.01582663" calcext:value-type="float">
            <text:p>-0.01582663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0.999" calcext:value-type="float">
            <text:p>-740.999</text:p>
          </table:table-cell>
          <table:table-cell office:value-type="float" office:value="768.4325" calcext:value-type="float">
            <text:p>768.4325</text:p>
          </table:table-cell>
          <table:table-cell office:value-type="float" office:value="-721.5536" calcext:value-type="float">
            <text:p>-721.5536</text:p>
          </table:table-cell>
          <table:table-cell office:value-type="float" office:value="0" calcext:value-type="float">
            <text:p>0</text:p>
          </table:table-cell>
          <table:table-cell office:value-type="float" office:value="23.4105" calcext:value-type="float">
            <text:p>23.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286.6232" calcext:value-type="float">
            <text:p>286.6232</text:p>
          </table:table-cell>
          <table:table-cell office:value-type="float" office:value="13280.83" calcext:value-type="float">
            <text:p>13280.83</text:p>
          </table:table-cell>
          <table:table-cell office:value-type="float" office:value="0" calcext:value-type="float">
            <text:p>0</text:p>
          </table:table-cell>
          <table:table-cell office:value-type="float" office:value="127.0266" calcext:value-type="float">
            <text:p>127.0266</text:p>
          </table:table-cell>
          <table:table-cell office:value-type="float" office:value="-996.3243" calcext:value-type="float">
            <text:p>-996.3243</text:p>
          </table:table-cell>
          <table:table-cell office:value-type="float" office:value="2649.385" calcext:value-type="float">
            <text:p>2649.385</text:p>
          </table:table-cell>
          <table:table-cell office:value-type="float" office:value="-286.7648" calcext:value-type="float">
            <text:p>-286.7648</text:p>
          </table:table-cell>
          <table:table-cell office:value-type="float" office:value="117.6061" calcext:value-type="float">
            <text:p>117.6061</text:p>
          </table:table-cell>
          <table:table-cell office:value-type="float" office:value="85.23772" calcext:value-type="float">
            <text:p>85.23772</text:p>
          </table:table-cell>
          <table:table-cell office:value-type="float" office:value="0.1308637" calcext:value-type="float">
            <text:p>0.130863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51.39716" calcext:value-type="float">
            <text:p>51.39716</text:p>
          </table:table-cell>
          <table:table-cell office:value-type="float" office:value="0" calcext:value-type="float">
            <text:p>0</text:p>
          </table:table-cell>
          <table:table-cell office:value-type="float" office:value="494.0862" calcext:value-type="float">
            <text:p>494.0862</text:p>
          </table:table-cell>
          <table:table-cell office:value-type="float" office:value="1127.741" calcext:value-type="float">
            <text:p>1127.741</text:p>
          </table:table-cell>
          <table:table-cell office:value-type="float" office:value="1366.145" calcext:value-type="float">
            <text:p>1366.145</text:p>
          </table:table-cell>
          <table:table-cell office:value-type="float" office:value="1270.488" calcext:value-type="float">
            <text:p>1270.488</text:p>
          </table:table-cell>
          <table:table-cell office:value-type="float" office:value="760.5681" calcext:value-type="float">
            <text:p>760.5681</text:p>
          </table:table-cell>
          <table:table-cell office:value-type="float" office:value="1099.943" calcext:value-type="float">
            <text:p>1099.943</text:p>
          </table:table-cell>
          <table:table-cell office:value-type="float" office:value="413.807" calcext:value-type="float">
            <text:p>413.807</text:p>
          </table:table-cell>
          <table:table-cell office:value-type="float" office:value="1847.529" calcext:value-type="float">
            <text:p>1847.529</text:p>
          </table:table-cell>
          <table:table-cell office:value-type="float" office:value="2085.553" calcext:value-type="float">
            <text:p>2085.553</text:p>
          </table:table-cell>
          <table:table-cell office:value-type="float" office:value="1668.906" calcext:value-type="float">
            <text:p>1668.906</text:p>
          </table:table-cell>
          <table:table-cell office:value-type="float" office:value="585.3351" calcext:value-type="float">
            <text:p>585.3351</text:p>
          </table:table-cell>
          <table:table-cell office:value-type="float" office:value="583.6475" calcext:value-type="float">
            <text:p>583.6475</text:p>
          </table:table-cell>
          <table:table-cell office:value-type="float" office:value="142.7758" calcext:value-type="float">
            <text:p>142.7758</text:p>
          </table:table-cell>
          <table:table-cell office:value-type="float" office:value="35.68509" calcext:value-type="float">
            <text:p>35.68509</text:p>
          </table:table-cell>
          <table:table-cell office:value-type="float" office:value="0" calcext:value-type="float">
            <text:p>0</text:p>
          </table:table-cell>
          <table:table-cell office:value-type="float" office:value="-0.01582811" calcext:value-type="float">
            <text:p>-0.01582811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1.5443" calcext:value-type="float">
            <text:p>-741.5443</text:p>
          </table:table-cell>
          <table:table-cell office:value-type="float" office:value="767.8872" calcext:value-type="float">
            <text:p>767.8872</text:p>
          </table:table-cell>
          <table:table-cell office:value-type="float" office:value="-722.5833" calcext:value-type="float">
            <text:p>-722.5833</text:p>
          </table:table-cell>
          <table:table-cell office:value-type="float" office:value="0" calcext:value-type="float">
            <text:p>0</text:p>
          </table:table-cell>
          <table:table-cell office:value-type="float" office:value="23.00607" calcext:value-type="float">
            <text:p>23.0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286.8009" calcext:value-type="float">
            <text:p>286.8009</text:p>
          </table:table-cell>
          <table:table-cell office:value-type="float" office:value="13280.71" calcext:value-type="float">
            <text:p>13280.71</text:p>
          </table:table-cell>
          <table:table-cell office:value-type="float" office:value="0" calcext:value-type="float">
            <text:p>0</text:p>
          </table:table-cell>
          <table:table-cell office:value-type="float" office:value="128.0762" calcext:value-type="float">
            <text:p>128.0762</text:p>
          </table:table-cell>
          <table:table-cell office:value-type="float" office:value="-998.1592" calcext:value-type="float">
            <text:p>-998.1592</text:p>
          </table:table-cell>
          <table:table-cell office:value-type="float" office:value="2653.029" calcext:value-type="float">
            <text:p>2653.029</text:p>
          </table:table-cell>
          <table:table-cell office:value-type="float" office:value="-287.3053" calcext:value-type="float">
            <text:p>-287.3053</text:p>
          </table:table-cell>
          <table:table-cell office:value-type="float" office:value="117.262" calcext:value-type="float">
            <text:p>117.262</text:p>
          </table:table-cell>
          <table:table-cell office:value-type="float" office:value="84.9914" calcext:value-type="float">
            <text:p>84.9914</text:p>
          </table:table-cell>
          <table:table-cell office:value-type="float" office:value="0.1317736" calcext:value-type="float">
            <text:p>0.131773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49.56311" calcext:value-type="float">
            <text:p>49.56311</text:p>
          </table:table-cell>
          <table:table-cell office:value-type="float" office:value="0" calcext:value-type="float">
            <text:p>0</text:p>
          </table:table-cell>
          <table:table-cell office:value-type="float" office:value="494.2" calcext:value-type="float">
            <text:p>494.2</text:p>
          </table:table-cell>
          <table:table-cell office:value-type="float" office:value="1127.834" calcext:value-type="float">
            <text:p>1127.834</text:p>
          </table:table-cell>
          <table:table-cell office:value-type="float" office:value="1366.194" calcext:value-type="float">
            <text:p>1366.194</text:p>
          </table:table-cell>
          <table:table-cell office:value-type="float" office:value="1270.517" calcext:value-type="float">
            <text:p>1270.517</text:p>
          </table:table-cell>
          <table:table-cell office:value-type="float" office:value="760.5867" calcext:value-type="float">
            <text:p>760.5867</text:p>
          </table:table-cell>
          <table:table-cell office:value-type="float" office:value="1099.95" calcext:value-type="float">
            <text:p>1099.95</text:p>
          </table:table-cell>
          <table:table-cell office:value-type="float" office:value="413.838" calcext:value-type="float">
            <text:p>413.838</text:p>
          </table:table-cell>
          <table:table-cell office:value-type="float" office:value="1847.543" calcext:value-type="float">
            <text:p>1847.543</text:p>
          </table:table-cell>
          <table:table-cell office:value-type="float" office:value="2085.546" calcext:value-type="float">
            <text:p>2085.546</text:p>
          </table:table-cell>
          <table:table-cell office:value-type="float" office:value="1668.904" calcext:value-type="float">
            <text:p>1668.904</text:p>
          </table:table-cell>
          <table:table-cell office:value-type="float" office:value="585.3247" calcext:value-type="float">
            <text:p>585.3247</text:p>
          </table:table-cell>
          <table:table-cell office:value-type="float" office:value="583.6216" calcext:value-type="float">
            <text:p>583.6216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08" calcext:value-type="float">
            <text:p>35.68508</text:p>
          </table:table-cell>
          <table:table-cell office:value-type="float" office:value="0" calcext:value-type="float">
            <text:p>0</text:p>
          </table:table-cell>
          <table:table-cell office:value-type="float" office:value="-0.01582923" calcext:value-type="float">
            <text:p>-0.01582923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2.0736" calcext:value-type="float">
            <text:p>-742.0736</text:p>
          </table:table-cell>
          <table:table-cell office:value-type="float" office:value="767.3579" calcext:value-type="float">
            <text:p>767.3579</text:p>
          </table:table-cell>
          <table:table-cell office:value-type="float" office:value="-723.4955" calcext:value-type="float">
            <text:p>-723.4955</text:p>
          </table:table-cell>
          <table:table-cell office:value-type="float" office:value="0" calcext:value-type="float">
            <text:p>0</text:p>
          </table:table-cell>
          <table:table-cell office:value-type="float" office:value="22.62192" calcext:value-type="float">
            <text:p>22.6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287.0059" calcext:value-type="float">
            <text:p>287.0059</text:p>
          </table:table-cell>
          <table:table-cell office:value-type="float" office:value="13280.59" calcext:value-type="float">
            <text:p>13280.59</text:p>
          </table:table-cell>
          <table:table-cell office:value-type="float" office:value="0" calcext:value-type="float">
            <text:p>0</text:p>
          </table:table-cell>
          <table:table-cell office:value-type="float" office:value="129.0963" calcext:value-type="float">
            <text:p>129.0963</text:p>
          </table:table-cell>
          <table:table-cell office:value-type="float" office:value="-999.9122" calcext:value-type="float">
            <text:p>-999.9122</text:p>
          </table:table-cell>
          <table:table-cell office:value-type="float" office:value="2656.083" calcext:value-type="float">
            <text:p>2656.083</text:p>
          </table:table-cell>
          <table:table-cell office:value-type="float" office:value="-287.8289" calcext:value-type="float">
            <text:p>-287.8289</text:p>
          </table:table-cell>
          <table:table-cell office:value-type="float" office:value="116.9714" calcext:value-type="float">
            <text:p>116.9714</text:p>
          </table:table-cell>
          <table:table-cell office:value-type="float" office:value="84.77306" calcext:value-type="float">
            <text:p>84.77306</text:p>
          </table:table-cell>
          <table:table-cell office:value-type="float" office:value="0.1326977" calcext:value-type="float">
            <text:p>0.132697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47.8111" calcext:value-type="float">
            <text:p>47.8111</text:p>
          </table:table-cell>
          <table:table-cell office:value-type="float" office:value="0" calcext:value-type="float">
            <text:p>0</text:p>
          </table:table-cell>
          <table:table-cell office:value-type="float" office:value="494.2979" calcext:value-type="float">
            <text:p>494.2979</text:p>
          </table:table-cell>
          <table:table-cell office:value-type="float" office:value="1127.929" calcext:value-type="float">
            <text:p>1127.929</text:p>
          </table:table-cell>
          <table:table-cell office:value-type="float" office:value="1366.248" calcext:value-type="float">
            <text:p>1366.248</text:p>
          </table:table-cell>
          <table:table-cell office:value-type="float" office:value="1270.549" calcext:value-type="float">
            <text:p>1270.549</text:p>
          </table:table-cell>
          <table:table-cell office:value-type="float" office:value="760.608" calcext:value-type="float">
            <text:p>760.608</text:p>
          </table:table-cell>
          <table:table-cell office:value-type="float" office:value="1099.957" calcext:value-type="float">
            <text:p>1099.957</text:p>
          </table:table-cell>
          <table:table-cell office:value-type="float" office:value="413.8689" calcext:value-type="float">
            <text:p>413.8689</text:p>
          </table:table-cell>
          <table:table-cell office:value-type="float" office:value="1847.556" calcext:value-type="float">
            <text:p>1847.556</text:p>
          </table:table-cell>
          <table:table-cell office:value-type="float" office:value="2085.538" calcext:value-type="float">
            <text:p>2085.538</text:p>
          </table:table-cell>
          <table:table-cell office:value-type="float" office:value="1668.901" calcext:value-type="float">
            <text:p>1668.901</text:p>
          </table:table-cell>
          <table:table-cell office:value-type="float" office:value="585.3143" calcext:value-type="float">
            <text:p>585.3143</text:p>
          </table:table-cell>
          <table:table-cell office:value-type="float" office:value="583.5947" calcext:value-type="float">
            <text:p>583.5947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08" calcext:value-type="float">
            <text:p>35.68508</text:p>
          </table:table-cell>
          <table:table-cell office:value-type="float" office:value="0" calcext:value-type="float">
            <text:p>0</text:p>
          </table:table-cell>
          <table:table-cell office:value-type="float" office:value="-0.01583124" calcext:value-type="float">
            <text:p>-0.01583124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2.5906" calcext:value-type="float">
            <text:p>-742.5906</text:p>
          </table:table-cell>
          <table:table-cell office:value-type="float" office:value="766.8409" calcext:value-type="float">
            <text:p>766.8409</text:p>
          </table:table-cell>
          <table:table-cell office:value-type="float" office:value="-724.3615" calcext:value-type="float">
            <text:p>-724.3615</text:p>
          </table:table-cell>
          <table:table-cell office:value-type="float" office:value="0" calcext:value-type="float">
            <text:p>0</text:p>
          </table:table-cell>
          <table:table-cell office:value-type="float" office:value="22.25699" calcext:value-type="float">
            <text:p>22.25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287.2374" calcext:value-type="float">
            <text:p>287.2374</text:p>
          </table:table-cell>
          <table:table-cell office:value-type="float" office:value="13280.46" calcext:value-type="float">
            <text:p>13280.46</text:p>
          </table:table-cell>
          <table:table-cell office:value-type="float" office:value="0" calcext:value-type="float">
            <text:p>0</text:p>
          </table:table-cell>
          <table:table-cell office:value-type="float" office:value="130.0892" calcext:value-type="float">
            <text:p>130.0892</text:p>
          </table:table-cell>
          <table:table-cell office:value-type="float" office:value="-1001.605" calcext:value-type="float">
            <text:p>-1001.605</text:p>
          </table:table-cell>
          <table:table-cell office:value-type="float" office:value="2659.6" calcext:value-type="float">
            <text:p>2659.6</text:p>
          </table:table-cell>
          <table:table-cell office:value-type="float" office:value="-288.3418" calcext:value-type="float">
            <text:p>-288.3418</text:p>
          </table:table-cell>
          <table:table-cell office:value-type="float" office:value="116.8278" calcext:value-type="float">
            <text:p>116.8278</text:p>
          </table:table-cell>
          <table:table-cell office:value-type="float" office:value="84.5855" calcext:value-type="float">
            <text:p>84.5855</text:p>
          </table:table-cell>
          <table:table-cell office:value-type="float" office:value="0.1336973" calcext:value-type="float">
            <text:p>0.133697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46.1188" calcext:value-type="float">
            <text:p>46.1188</text:p>
          </table:table-cell>
          <table:table-cell office:value-type="float" office:value="0" calcext:value-type="float">
            <text:p>0</text:p>
          </table:table-cell>
          <table:table-cell office:value-type="float" office:value="494.3712" calcext:value-type="float">
            <text:p>494.3712</text:p>
          </table:table-cell>
          <table:table-cell office:value-type="float" office:value="1128.026" calcext:value-type="float">
            <text:p>1128.026</text:p>
          </table:table-cell>
          <table:table-cell office:value-type="float" office:value="1366.307" calcext:value-type="float">
            <text:p>1366.307</text:p>
          </table:table-cell>
          <table:table-cell office:value-type="float" office:value="1270.584" calcext:value-type="float">
            <text:p>1270.584</text:p>
          </table:table-cell>
          <table:table-cell office:value-type="float" office:value="760.6306" calcext:value-type="float">
            <text:p>760.6306</text:p>
          </table:table-cell>
          <table:table-cell office:value-type="float" office:value="1099.964" calcext:value-type="float">
            <text:p>1099.964</text:p>
          </table:table-cell>
          <table:table-cell office:value-type="float" office:value="413.8989" calcext:value-type="float">
            <text:p>413.8989</text:p>
          </table:table-cell>
          <table:table-cell office:value-type="float" office:value="1847.568" calcext:value-type="float">
            <text:p>1847.568</text:p>
          </table:table-cell>
          <table:table-cell office:value-type="float" office:value="2085.529" calcext:value-type="float">
            <text:p>2085.529</text:p>
          </table:table-cell>
          <table:table-cell office:value-type="float" office:value="1668.899" calcext:value-type="float">
            <text:p>1668.899</text:p>
          </table:table-cell>
          <table:table-cell office:value-type="float" office:value="585.3039" calcext:value-type="float">
            <text:p>585.3039</text:p>
          </table:table-cell>
          <table:table-cell office:value-type="float" office:value="583.5669" calcext:value-type="float">
            <text:p>583.5669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07" calcext:value-type="float">
            <text:p>35.68507</text:p>
          </table:table-cell>
          <table:table-cell office:value-type="float" office:value="0" calcext:value-type="float">
            <text:p>0</text:p>
          </table:table-cell>
          <table:table-cell office:value-type="float" office:value="-0.01583447" calcext:value-type="float">
            <text:p>-0.01583447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3.0947" calcext:value-type="float">
            <text:p>-743.0947</text:p>
          </table:table-cell>
          <table:table-cell office:value-type="float" office:value="766.3369" calcext:value-type="float">
            <text:p>766.3369</text:p>
          </table:table-cell>
          <table:table-cell office:value-type="float" office:value="-725.1953" calcext:value-type="float">
            <text:p>-725.1953</text:p>
          </table:table-cell>
          <table:table-cell office:value-type="float" office:value="0" calcext:value-type="float">
            <text:p>0</text:p>
          </table:table-cell>
          <table:table-cell office:value-type="float" office:value="21.90354" calcext:value-type="float">
            <text:p>21.9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287.5668" calcext:value-type="float">
            <text:p>287.5668</text:p>
          </table:table-cell>
          <table:table-cell office:value-type="float" office:value="13280.35" calcext:value-type="float">
            <text:p>13280.35</text:p>
          </table:table-cell>
          <table:table-cell office:value-type="float" office:value="0" calcext:value-type="float">
            <text:p>0</text:p>
          </table:table-cell>
          <table:table-cell office:value-type="float" office:value="131.0511" calcext:value-type="float">
            <text:p>131.0511</text:p>
          </table:table-cell>
          <table:table-cell office:value-type="float" office:value="-1003.128" calcext:value-type="float">
            <text:p>-1003.128</text:p>
          </table:table-cell>
          <table:table-cell office:value-type="float" office:value="2662.468" calcext:value-type="float">
            <text:p>2662.468</text:p>
          </table:table-cell>
          <table:table-cell office:value-type="float" office:value="-288.8326" calcext:value-type="float">
            <text:p>-288.8326</text:p>
          </table:table-cell>
          <table:table-cell office:value-type="float" office:value="116.6601" calcext:value-type="float">
            <text:p>116.6601</text:p>
          </table:table-cell>
          <table:table-cell office:value-type="float" office:value="84.44657" calcext:value-type="float">
            <text:p>84.44657</text:p>
          </table:table-cell>
          <table:table-cell office:value-type="float" office:value="0.1347129" calcext:value-type="float">
            <text:p>0.134712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370" calcext:value-type="float">
            <text:p>370</text:p>
          </table:table-cell>
          <table:table-cell office:value-type="float" office:value="44.5976" calcext:value-type="float">
            <text:p>44.5976</text:p>
          </table:table-cell>
          <table:table-cell office:value-type="float" office:value="0" calcext:value-type="float">
            <text:p>0</text:p>
          </table:table-cell>
          <table:table-cell office:value-type="float" office:value="494.4392" calcext:value-type="float">
            <text:p>494.4392</text:p>
          </table:table-cell>
          <table:table-cell office:value-type="float" office:value="1128.151" calcext:value-type="float">
            <text:p>1128.151</text:p>
          </table:table-cell>
          <table:table-cell office:value-type="float" office:value="1366.389" calcext:value-type="float">
            <text:p>1366.389</text:p>
          </table:table-cell>
          <table:table-cell office:value-type="float" office:value="1270.63" calcext:value-type="float">
            <text:p>1270.63</text:p>
          </table:table-cell>
          <table:table-cell office:value-type="float" office:value="760.6611" calcext:value-type="float">
            <text:p>760.6611</text:p>
          </table:table-cell>
          <table:table-cell office:value-type="float" office:value="1099.978" calcext:value-type="float">
            <text:p>1099.978</text:p>
          </table:table-cell>
          <table:table-cell office:value-type="float" office:value="413.9287" calcext:value-type="float">
            <text:p>413.9287</text:p>
          </table:table-cell>
          <table:table-cell office:value-type="float" office:value="1847.58" calcext:value-type="float">
            <text:p>1847.58</text:p>
          </table:table-cell>
          <table:table-cell office:value-type="float" office:value="2085.521" calcext:value-type="float">
            <text:p>2085.521</text:p>
          </table:table-cell>
          <table:table-cell office:value-type="float" office:value="1668.896" calcext:value-type="float">
            <text:p>1668.896</text:p>
          </table:table-cell>
          <table:table-cell office:value-type="float" office:value="585.2936" calcext:value-type="float">
            <text:p>585.2936</text:p>
          </table:table-cell>
          <table:table-cell office:value-type="float" office:value="583.5385" calcext:value-type="float">
            <text:p>583.5385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07" calcext:value-type="float">
            <text:p>35.68507</text:p>
          </table:table-cell>
          <table:table-cell office:value-type="float" office:value="0" calcext:value-type="float">
            <text:p>0</text:p>
          </table:table-cell>
          <table:table-cell office:value-type="float" office:value="-0.01583579" calcext:value-type="float">
            <text:p>-0.01583579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3.5771" calcext:value-type="float">
            <text:p>-743.5771</text:p>
          </table:table-cell>
          <table:table-cell office:value-type="float" office:value="765.8544" calcext:value-type="float">
            <text:p>765.8544</text:p>
          </table:table-cell>
          <table:table-cell office:value-type="float" office:value="-725.8873" calcext:value-type="float">
            <text:p>-725.8873</text:p>
          </table:table-cell>
          <table:table-cell office:value-type="float" office:value="0" calcext:value-type="float">
            <text:p>0</text:p>
          </table:table-cell>
          <table:table-cell office:value-type="float" office:value="21.5572" calcext:value-type="float">
            <text:p>21.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287.8752" calcext:value-type="float">
            <text:p>287.8752</text:p>
          </table:table-cell>
          <table:table-cell office:value-type="float" office:value="13280.24" calcext:value-type="float">
            <text:p>13280.24</text:p>
          </table:table-cell>
          <table:table-cell office:value-type="float" office:value="0" calcext:value-type="float">
            <text:p>0</text:p>
          </table:table-cell>
          <table:table-cell office:value-type="float" office:value="131.9912" calcext:value-type="float">
            <text:p>131.9912</text:p>
          </table:table-cell>
          <table:table-cell office:value-type="float" office:value="-1004.825" calcext:value-type="float">
            <text:p>-1004.825</text:p>
          </table:table-cell>
          <table:table-cell office:value-type="float" office:value="2664.785" calcext:value-type="float">
            <text:p>2664.785</text:p>
          </table:table-cell>
          <table:table-cell office:value-type="float" office:value="-289.3133" calcext:value-type="float">
            <text:p>-289.3133</text:p>
          </table:table-cell>
          <table:table-cell office:value-type="float" office:value="116.5444" calcext:value-type="float">
            <text:p>116.5444</text:p>
          </table:table-cell>
          <table:table-cell office:value-type="float" office:value="84.28642" calcext:value-type="float">
            <text:p>84.28642</text:p>
          </table:table-cell>
          <table:table-cell office:value-type="float" office:value="0.1357833" calcext:value-type="float">
            <text:p>0.135783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313201" calcext:value-type="float">
            <text:p>0.2313201</text:p>
          </table:table-cell>
          <table:table-cell office:value-type="float" office:value="370" calcext:value-type="float">
            <text:p>370</text:p>
          </table:table-cell>
          <table:table-cell office:value-type="float" office:value="42.90361" calcext:value-type="float">
            <text:p>42.90361</text:p>
          </table:table-cell>
          <table:table-cell office:value-type="float" office:value="0" calcext:value-type="float">
            <text:p>0</text:p>
          </table:table-cell>
          <table:table-cell office:value-type="float" office:value="494.5046" calcext:value-type="float">
            <text:p>494.5046</text:p>
          </table:table-cell>
          <table:table-cell office:value-type="float" office:value="1128.275" calcext:value-type="float">
            <text:p>1128.275</text:p>
          </table:table-cell>
          <table:table-cell office:value-type="float" office:value="1366.475" calcext:value-type="float">
            <text:p>1366.475</text:p>
          </table:table-cell>
          <table:table-cell office:value-type="float" office:value="1270.678" calcext:value-type="float">
            <text:p>1270.678</text:p>
          </table:table-cell>
          <table:table-cell office:value-type="float" office:value="760.6934" calcext:value-type="float">
            <text:p>760.6934</text:p>
          </table:table-cell>
          <table:table-cell office:value-type="float" office:value="1099.993" calcext:value-type="float">
            <text:p>1099.993</text:p>
          </table:table-cell>
          <table:table-cell office:value-type="float" office:value="413.9586" calcext:value-type="float">
            <text:p>413.9586</text:p>
          </table:table-cell>
          <table:table-cell office:value-type="float" office:value="1847.594" calcext:value-type="float">
            <text:p>1847.594</text:p>
          </table:table-cell>
          <table:table-cell office:value-type="float" office:value="2085.511" calcext:value-type="float">
            <text:p>2085.511</text:p>
          </table:table-cell>
          <table:table-cell office:value-type="float" office:value="1668.892" calcext:value-type="float">
            <text:p>1668.892</text:p>
          </table:table-cell>
          <table:table-cell office:value-type="float" office:value="585.2832" calcext:value-type="float">
            <text:p>585.2832</text:p>
          </table:table-cell>
          <table:table-cell office:value-type="float" office:value="583.5095" calcext:value-type="float">
            <text:p>583.5095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05" calcext:value-type="float">
            <text:p>35.68505</text:p>
          </table:table-cell>
          <table:table-cell office:value-type="float" office:value="0" calcext:value-type="float">
            <text:p>0</text:p>
          </table:table-cell>
          <table:table-cell office:value-type="float" office:value="-0.0158362" calcext:value-type="float">
            <text:p>-0.0158362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4.0476" calcext:value-type="float">
            <text:p>-744.0476</text:p>
          </table:table-cell>
          <table:table-cell office:value-type="float" office:value="765.3839" calcext:value-type="float">
            <text:p>765.3839</text:p>
          </table:table-cell>
          <table:table-cell office:value-type="float" office:value="-726.5715" calcext:value-type="float">
            <text:p>-726.5715</text:p>
          </table:table-cell>
          <table:table-cell office:value-type="float" office:value="0" calcext:value-type="float">
            <text:p>0</text:p>
          </table:table-cell>
          <table:table-cell office:value-type="float" office:value="21.02088" calcext:value-type="float">
            <text:p>21.0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3280.15" calcext:value-type="float">
            <text:p>13280.15</text:p>
          </table:table-cell>
          <table:table-cell office:value-type="float" office:value="0" calcext:value-type="float">
            <text:p>0</text:p>
          </table:table-cell>
          <table:table-cell office:value-type="float" office:value="132.9091" calcext:value-type="float">
            <text:p>132.9091</text:p>
          </table:table-cell>
          <table:table-cell office:value-type="float" office:value="-1006.23" calcext:value-type="float">
            <text:p>-1006.23</text:p>
          </table:table-cell>
          <table:table-cell office:value-type="float" office:value="2667.018" calcext:value-type="float">
            <text:p>2667.018</text:p>
          </table:table-cell>
          <table:table-cell office:value-type="float" office:value="-289.7791" calcext:value-type="float">
            <text:p>-289.7791</text:p>
          </table:table-cell>
          <table:table-cell office:value-type="float" office:value="116.4138" calcext:value-type="float">
            <text:p>116.4138</text:p>
          </table:table-cell>
          <table:table-cell office:value-type="float" office:value="84.148" calcext:value-type="float">
            <text:p>84.148</text:p>
          </table:table-cell>
          <table:table-cell office:value-type="float" office:value="0.1368712" calcext:value-type="float">
            <text:p>0.136871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258024" calcext:value-type="float">
            <text:p>0.2258024</text:p>
          </table:table-cell>
          <table:table-cell office:value-type="float" office:value="370" calcext:value-type="float">
            <text:p>370</text:p>
          </table:table-cell>
          <table:table-cell office:value-type="float" office:value="41.50518" calcext:value-type="float">
            <text:p>41.50518</text:p>
          </table:table-cell>
          <table:table-cell office:value-type="float" office:value="0" calcext:value-type="float">
            <text:p>0</text:p>
          </table:table-cell>
          <table:table-cell office:value-type="float" office:value="494.5634" calcext:value-type="float">
            <text:p>494.5634</text:p>
          </table:table-cell>
          <table:table-cell office:value-type="float" office:value="1128.409" calcext:value-type="float">
            <text:p>1128.409</text:p>
          </table:table-cell>
          <table:table-cell office:value-type="float" office:value="1366.564" calcext:value-type="float">
            <text:p>1366.564</text:p>
          </table:table-cell>
          <table:table-cell office:value-type="float" office:value="1270.738" calcext:value-type="float">
            <text:p>1270.738</text:p>
          </table:table-cell>
          <table:table-cell office:value-type="float" office:value="760.7287" calcext:value-type="float">
            <text:p>760.7287</text:p>
          </table:table-cell>
          <table:table-cell office:value-type="float" office:value="1100.01" calcext:value-type="float">
            <text:p>1100.01</text:p>
          </table:table-cell>
          <table:table-cell office:value-type="float" office:value="413.9883" calcext:value-type="float">
            <text:p>413.9883</text:p>
          </table:table-cell>
          <table:table-cell office:value-type="float" office:value="1847.618" calcext:value-type="float">
            <text:p>1847.618</text:p>
          </table:table-cell>
          <table:table-cell office:value-type="float" office:value="2085.502" calcext:value-type="float">
            <text:p>2085.502</text:p>
          </table:table-cell>
          <table:table-cell office:value-type="float" office:value="1668.889" calcext:value-type="float">
            <text:p>1668.889</text:p>
          </table:table-cell>
          <table:table-cell office:value-type="float" office:value="585.2729" calcext:value-type="float">
            <text:p>585.2729</text:p>
          </table:table-cell>
          <table:table-cell office:value-type="float" office:value="583.4801" calcext:value-type="float">
            <text:p>583.4801</text:p>
          </table:table-cell>
          <table:table-cell office:value-type="float" office:value="142.7757" calcext:value-type="float">
            <text:p>142.7757</text:p>
          </table:table-cell>
          <table:table-cell office:value-type="float" office:value="35.6851" calcext:value-type="float">
            <text:p>35.6851</text:p>
          </table:table-cell>
          <table:table-cell office:value-type="float" office:value="0" calcext:value-type="float">
            <text:p>0</text:p>
          </table:table-cell>
          <table:table-cell office:value-type="float" office:value="-0.01583645" calcext:value-type="float">
            <text:p>-0.01583645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4.5025" calcext:value-type="float">
            <text:p>-744.5025</text:p>
          </table:table-cell>
          <table:table-cell office:value-type="float" office:value="764.929" calcext:value-type="float">
            <text:p>764.929</text:p>
          </table:table-cell>
          <table:table-cell office:value-type="float" office:value="-727.1887" calcext:value-type="float">
            <text:p>-727.1887</text:p>
          </table:table-cell>
          <table:table-cell office:value-type="float" office:value="0" calcext:value-type="float">
            <text:p>0</text:p>
          </table:table-cell>
          <table:table-cell office:value-type="float" office:value="20.69996" calcext:value-type="float">
            <text:p>20.6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288.4335" calcext:value-type="float">
            <text:p>288.4335</text:p>
          </table:table-cell>
          <table:table-cell office:value-type="float" office:value="13280.08" calcext:value-type="float">
            <text:p>13280.08</text:p>
          </table:table-cell>
          <table:table-cell office:value-type="float" office:value="0" calcext:value-type="float">
            <text:p>0</text:p>
          </table:table-cell>
          <table:table-cell office:value-type="float" office:value="133.8165" calcext:value-type="float">
            <text:p>133.8165</text:p>
          </table:table-cell>
          <table:table-cell office:value-type="float" office:value="-1007.763" calcext:value-type="float">
            <text:p>-1007.763</text:p>
          </table:table-cell>
          <table:table-cell office:value-type="float" office:value="2668.555" calcext:value-type="float">
            <text:p>2668.555</text:p>
          </table:table-cell>
          <table:table-cell office:value-type="float" office:value="-290.2505" calcext:value-type="float">
            <text:p>-290.2505</text:p>
          </table:table-cell>
          <table:table-cell office:value-type="float" office:value="116.0748" calcext:value-type="float">
            <text:p>116.0748</text:p>
          </table:table-cell>
          <table:table-cell office:value-type="float" office:value="83.94374" calcext:value-type="float">
            <text:p>83.94374</text:p>
          </table:table-cell>
          <table:table-cell office:value-type="float" office:value="0.1379455" calcext:value-type="float">
            <text:p>0.137945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205211" calcext:value-type="float">
            <text:p>0.2205211</text:p>
          </table:table-cell>
          <table:table-cell office:value-type="float" office:value="370" calcext:value-type="float">
            <text:p>370</text:p>
          </table:table-cell>
          <table:table-cell office:value-type="float" office:value="39.97773" calcext:value-type="float">
            <text:p>39.97773</text:p>
          </table:table-cell>
          <table:table-cell office:value-type="float" office:value="0" calcext:value-type="float">
            <text:p>0</text:p>
          </table:table-cell>
          <table:table-cell office:value-type="float" office:value="494.6501" calcext:value-type="float">
            <text:p>494.6501</text:p>
          </table:table-cell>
          <table:table-cell office:value-type="float" office:value="1128.508" calcext:value-type="float">
            <text:p>1128.508</text:p>
          </table:table-cell>
          <table:table-cell office:value-type="float" office:value="1366.634" calcext:value-type="float">
            <text:p>1366.634</text:p>
          </table:table-cell>
          <table:table-cell office:value-type="float" office:value="1270.784" calcext:value-type="float">
            <text:p>1270.784</text:p>
          </table:table-cell>
          <table:table-cell office:value-type="float" office:value="760.7599" calcext:value-type="float">
            <text:p>760.7599</text:p>
          </table:table-cell>
          <table:table-cell office:value-type="float" office:value="1100.026" calcext:value-type="float">
            <text:p>1100.026</text:p>
          </table:table-cell>
          <table:table-cell office:value-type="float" office:value="414.0173" calcext:value-type="float">
            <text:p>414.0173</text:p>
          </table:table-cell>
          <table:table-cell office:value-type="float" office:value="1847.64" calcext:value-type="float">
            <text:p>1847.64</text:p>
          </table:table-cell>
          <table:table-cell office:value-type="float" office:value="2085.493" calcext:value-type="float">
            <text:p>2085.493</text:p>
          </table:table-cell>
          <table:table-cell office:value-type="float" office:value="1668.886" calcext:value-type="float">
            <text:p>1668.886</text:p>
          </table:table-cell>
          <table:table-cell office:value-type="float" office:value="585.2626" calcext:value-type="float">
            <text:p>585.2626</text:p>
          </table:table-cell>
          <table:table-cell office:value-type="float" office:value="583.4504" calcext:value-type="float">
            <text:p>583.4504</text:p>
          </table:table-cell>
          <table:table-cell office:value-type="float" office:value="142.7756" calcext:value-type="float">
            <text:p>142.7756</text:p>
          </table:table-cell>
          <table:table-cell office:value-type="float" office:value="35.68513" calcext:value-type="float">
            <text:p>35.68513</text:p>
          </table:table-cell>
          <table:table-cell office:value-type="float" office:value="0" calcext:value-type="float">
            <text:p>0</text:p>
          </table:table-cell>
          <table:table-cell office:value-type="float" office:value="-0.01584106" calcext:value-type="float">
            <text:p>-0.01584106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4.9675" calcext:value-type="float">
            <text:p>-744.9675</text:p>
          </table:table-cell>
          <table:table-cell office:value-type="float" office:value="764.4641" calcext:value-type="float">
            <text:p>764.4641</text:p>
          </table:table-cell>
          <table:table-cell office:value-type="float" office:value="-727.9005" calcext:value-type="float">
            <text:p>-727.9005</text:p>
          </table:table-cell>
          <table:table-cell office:value-type="float" office:value="0" calcext:value-type="float">
            <text:p>0</text:p>
          </table:table-cell>
          <table:table-cell office:value-type="float" office:value="20.35285" calcext:value-type="float">
            <text:p>20.3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288.6507" calcext:value-type="float">
            <text:p>288.6507</text:p>
          </table:table-cell>
          <table:table-cell office:value-type="float" office:value="13279.97" calcext:value-type="float">
            <text:p>13279.97</text:p>
          </table:table-cell>
          <table:table-cell office:value-type="float" office:value="0" calcext:value-type="float">
            <text:p>0</text:p>
          </table:table-cell>
          <table:table-cell office:value-type="float" office:value="134.71" calcext:value-type="float">
            <text:p>134.71</text:p>
          </table:table-cell>
          <table:table-cell office:value-type="float" office:value="-1009.279" calcext:value-type="float">
            <text:p>-1009.279</text:p>
          </table:table-cell>
          <table:table-cell office:value-type="float" office:value="2671.406" calcext:value-type="float">
            <text:p>2671.406</text:p>
          </table:table-cell>
          <table:table-cell office:value-type="float" office:value="-290.7162" calcext:value-type="float">
            <text:p>-290.7162</text:p>
          </table:table-cell>
          <table:table-cell office:value-type="float" office:value="115.9196" calcext:value-type="float">
            <text:p>115.9196</text:p>
          </table:table-cell>
          <table:table-cell office:value-type="float" office:value="83.783" calcext:value-type="float">
            <text:p>83.783</text:p>
          </table:table-cell>
          <table:table-cell office:value-type="float" office:value="0.1390398" calcext:value-type="float">
            <text:p>0.139039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38.4663" calcext:value-type="float">
            <text:p>38.4663</text:p>
          </table:table-cell>
          <table:table-cell office:value-type="float" office:value="0" calcext:value-type="float">
            <text:p>0</text:p>
          </table:table-cell>
          <table:table-cell office:value-type="float" office:value="494.7125" calcext:value-type="float">
            <text:p>494.7125</text:p>
          </table:table-cell>
          <table:table-cell office:value-type="float" office:value="1128.592" calcext:value-type="float">
            <text:p>1128.592</text:p>
          </table:table-cell>
          <table:table-cell office:value-type="float" office:value="1366.687" calcext:value-type="float">
            <text:p>1366.687</text:p>
          </table:table-cell>
          <table:table-cell office:value-type="float" office:value="1270.817" calcext:value-type="float">
            <text:p>1270.817</text:p>
          </table:table-cell>
          <table:table-cell office:value-type="float" office:value="760.7842" calcext:value-type="float">
            <text:p>760.7842</text:p>
          </table:table-cell>
          <table:table-cell office:value-type="float" office:value="1100.036" calcext:value-type="float">
            <text:p>1100.036</text:p>
          </table:table-cell>
          <table:table-cell office:value-type="float" office:value="414.0445" calcext:value-type="float">
            <text:p>414.0445</text:p>
          </table:table-cell>
          <table:table-cell office:value-type="float" office:value="1847.662" calcext:value-type="float">
            <text:p>1847.662</text:p>
          </table:table-cell>
          <table:table-cell office:value-type="float" office:value="2085.483" calcext:value-type="float">
            <text:p>2085.483</text:p>
          </table:table-cell>
          <table:table-cell office:value-type="float" office:value="1668.882" calcext:value-type="float">
            <text:p>1668.882</text:p>
          </table:table-cell>
          <table:table-cell office:value-type="float" office:value="585.2523" calcext:value-type="float">
            <text:p>585.2523</text:p>
          </table:table-cell>
          <table:table-cell office:value-type="float" office:value="583.4203" calcext:value-type="float">
            <text:p>583.4203</text:p>
          </table:table-cell>
          <table:table-cell office:value-type="float" office:value="142.7756" calcext:value-type="float">
            <text:p>142.7756</text:p>
          </table:table-cell>
          <table:table-cell office:value-type="float" office:value="35.68516" calcext:value-type="float">
            <text:p>35.68516</text:p>
          </table:table-cell>
          <table:table-cell office:value-type="float" office:value="0" calcext:value-type="float">
            <text:p>0</text:p>
          </table:table-cell>
          <table:table-cell office:value-type="float" office:value="-0.01584351" calcext:value-type="float">
            <text:p>-0.01584351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5.4257" calcext:value-type="float">
            <text:p>-745.4257</text:p>
          </table:table-cell>
          <table:table-cell office:value-type="float" office:value="764.0058" calcext:value-type="float">
            <text:p>764.0058</text:p>
          </table:table-cell>
          <table:table-cell office:value-type="float" office:value="-728.6454" calcext:value-type="float">
            <text:p>-728.6454</text:p>
          </table:table-cell>
          <table:table-cell office:value-type="float" office:value="0" calcext:value-type="float">
            <text:p>0</text:p>
          </table:table-cell>
          <table:table-cell office:value-type="float" office:value="20.03945" calcext:value-type="float">
            <text:p>20.0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288.7733" calcext:value-type="float">
            <text:p>288.7733</text:p>
          </table:table-cell>
          <table:table-cell office:value-type="float" office:value="13279.88" calcext:value-type="float">
            <text:p>13279.88</text:p>
          </table:table-cell>
          <table:table-cell office:value-type="float" office:value="0" calcext:value-type="float">
            <text:p>0</text:p>
          </table:table-cell>
          <table:table-cell office:value-type="float" office:value="135.5859" calcext:value-type="float">
            <text:p>135.5859</text:p>
          </table:table-cell>
          <table:table-cell office:value-type="float" office:value="-1010.806" calcext:value-type="float">
            <text:p>-1010.806</text:p>
          </table:table-cell>
          <table:table-cell office:value-type="float" office:value="2674.102" calcext:value-type="float">
            <text:p>2674.102</text:p>
          </table:table-cell>
          <table:table-cell office:value-type="float" office:value="-291.17" calcext:value-type="float">
            <text:p>-291.17</text:p>
          </table:table-cell>
          <table:table-cell office:value-type="float" office:value="115.7472" calcext:value-type="float">
            <text:p>115.7472</text:p>
          </table:table-cell>
          <table:table-cell office:value-type="float" office:value="83.53036" calcext:value-type="float">
            <text:p>83.53036</text:p>
          </table:table-cell>
          <table:table-cell office:value-type="float" office:value="0.1402339" calcext:value-type="float">
            <text:p>0.140233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36.94101" calcext:value-type="float">
            <text:p>36.94101</text:p>
          </table:table-cell>
          <table:table-cell office:value-type="float" office:value="0" calcext:value-type="float">
            <text:p>0</text:p>
          </table:table-cell>
          <table:table-cell office:value-type="float" office:value="494.8002" calcext:value-type="float">
            <text:p>494.8002</text:p>
          </table:table-cell>
          <table:table-cell office:value-type="float" office:value="1128.681" calcext:value-type="float">
            <text:p>1128.681</text:p>
          </table:table-cell>
          <table:table-cell office:value-type="float" office:value="1366.743" calcext:value-type="float">
            <text:p>1366.743</text:p>
          </table:table-cell>
          <table:table-cell office:value-type="float" office:value="1270.85" calcext:value-type="float">
            <text:p>1270.85</text:p>
          </table:table-cell>
          <table:table-cell office:value-type="float" office:value="760.8086" calcext:value-type="float">
            <text:p>760.8086</text:p>
          </table:table-cell>
          <table:table-cell office:value-type="float" office:value="1100.047" calcext:value-type="float">
            <text:p>1100.047</text:p>
          </table:table-cell>
          <table:table-cell office:value-type="float" office:value="414.0709" calcext:value-type="float">
            <text:p>414.0709</text:p>
          </table:table-cell>
          <table:table-cell office:value-type="float" office:value="1847.682" calcext:value-type="float">
            <text:p>1847.682</text:p>
          </table:table-cell>
          <table:table-cell office:value-type="float" office:value="2085.473" calcext:value-type="float">
            <text:p>2085.473</text:p>
          </table:table-cell>
          <table:table-cell office:value-type="float" office:value="1668.878" calcext:value-type="float">
            <text:p>1668.878</text:p>
          </table:table-cell>
          <table:table-cell office:value-type="float" office:value="585.242" calcext:value-type="float">
            <text:p>585.242</text:p>
          </table:table-cell>
          <table:table-cell office:value-type="float" office:value="583.3902" calcext:value-type="float">
            <text:p>583.3902</text:p>
          </table:table-cell>
          <table:table-cell office:value-type="float" office:value="142.7756" calcext:value-type="float">
            <text:p>142.7756</text:p>
          </table:table-cell>
          <table:table-cell office:value-type="float" office:value="35.68516" calcext:value-type="float">
            <text:p>35.68516</text:p>
          </table:table-cell>
          <table:table-cell office:value-type="float" office:value="0" calcext:value-type="float">
            <text:p>0</text:p>
          </table:table-cell>
          <table:table-cell office:value-type="float" office:value="-0.01584528" calcext:value-type="float">
            <text:p>-0.01584528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5.8778" calcext:value-type="float">
            <text:p>-745.8778</text:p>
          </table:table-cell>
          <table:table-cell office:value-type="float" office:value="763.5537" calcext:value-type="float">
            <text:p>763.5537</text:p>
          </table:table-cell>
          <table:table-cell office:value-type="float" office:value="-729.429" calcext:value-type="float">
            <text:p>-729.429</text:p>
          </table:table-cell>
          <table:table-cell office:value-type="float" office:value="0" calcext:value-type="float">
            <text:p>0</text:p>
          </table:table-cell>
          <table:table-cell office:value-type="float" office:value="19.74968" calcext:value-type="float">
            <text:p>19.74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288.7244" calcext:value-type="float">
            <text:p>288.7244</text:p>
          </table:table-cell>
          <table:table-cell office:value-type="float" office:value="13279.85" calcext:value-type="float">
            <text:p>13279.85</text:p>
          </table:table-cell>
          <table:table-cell office:value-type="float" office:value="0" calcext:value-type="float">
            <text:p>0</text:p>
          </table:table-cell>
          <table:table-cell office:value-type="float" office:value="136.446" calcext:value-type="float">
            <text:p>136.446</text:p>
          </table:table-cell>
          <table:table-cell office:value-type="float" office:value="-1012.422" calcext:value-type="float">
            <text:p>-1012.422</text:p>
          </table:table-cell>
          <table:table-cell office:value-type="float" office:value="2676.905" calcext:value-type="float">
            <text:p>2676.905</text:p>
          </table:table-cell>
          <table:table-cell office:value-type="float" office:value="-291.6199" calcext:value-type="float">
            <text:p>-291.6199</text:p>
          </table:table-cell>
          <table:table-cell office:value-type="float" office:value="115.5418" calcext:value-type="float">
            <text:p>115.5418</text:p>
          </table:table-cell>
          <table:table-cell office:value-type="float" office:value="83.11725" calcext:value-type="float">
            <text:p>83.11725</text:p>
          </table:table-cell>
          <table:table-cell office:value-type="float" office:value="0.1414358" calcext:value-type="float">
            <text:p>0.141435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35.32582" calcext:value-type="float">
            <text:p>35.32582</text:p>
          </table:table-cell>
          <table:table-cell office:value-type="float" office:value="0" calcext:value-type="float">
            <text:p>0</text:p>
          </table:table-cell>
          <table:table-cell office:value-type="float" office:value="494.9339" calcext:value-type="float">
            <text:p>494.9339</text:p>
          </table:table-cell>
          <table:table-cell office:value-type="float" office:value="1128.769" calcext:value-type="float">
            <text:p>1128.769</text:p>
          </table:table-cell>
          <table:table-cell office:value-type="float" office:value="1366.796" calcext:value-type="float">
            <text:p>1366.796</text:p>
          </table:table-cell>
          <table:table-cell office:value-type="float" office:value="1270.882" calcext:value-type="float">
            <text:p>1270.882</text:p>
          </table:table-cell>
          <table:table-cell office:value-type="float" office:value="760.8317" calcext:value-type="float">
            <text:p>760.8317</text:p>
          </table:table-cell>
          <table:table-cell office:value-type="float" office:value="1100.056" calcext:value-type="float">
            <text:p>1100.056</text:p>
          </table:table-cell>
          <table:table-cell office:value-type="float" office:value="414.0963" calcext:value-type="float">
            <text:p>414.0963</text:p>
          </table:table-cell>
          <table:table-cell office:value-type="float" office:value="1847.701" calcext:value-type="float">
            <text:p>1847.701</text:p>
          </table:table-cell>
          <table:table-cell office:value-type="float" office:value="2085.463" calcext:value-type="float">
            <text:p>2085.463</text:p>
          </table:table-cell>
          <table:table-cell office:value-type="float" office:value="1668.874" calcext:value-type="float">
            <text:p>1668.874</text:p>
          </table:table-cell>
          <table:table-cell office:value-type="float" office:value="585.2318" calcext:value-type="float">
            <text:p>585.2318</text:p>
          </table:table-cell>
          <table:table-cell office:value-type="float" office:value="583.3599" calcext:value-type="float">
            <text:p>583.3599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5" calcext:value-type="float">
            <text:p>35.68515</text:p>
          </table:table-cell>
          <table:table-cell office:value-type="float" office:value="0" calcext:value-type="float">
            <text:p>0</text:p>
          </table:table-cell>
          <table:table-cell office:value-type="float" office:value="-0.01584569" calcext:value-type="float">
            <text:p>-0.01584569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6.3257" calcext:value-type="float">
            <text:p>-746.3257</text:p>
          </table:table-cell>
          <table:table-cell office:value-type="float" office:value="763.1058" calcext:value-type="float">
            <text:p>763.1058</text:p>
          </table:table-cell>
          <table:table-cell office:value-type="float" office:value="-730.3235" calcext:value-type="float">
            <text:p>-730.3235</text:p>
          </table:table-cell>
          <table:table-cell office:value-type="float" office:value="0" calcext:value-type="float">
            <text:p>0</text:p>
          </table:table-cell>
          <table:table-cell office:value-type="float" office:value="19.47078" calcext:value-type="float">
            <text:p>19.4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288.4247" calcext:value-type="float">
            <text:p>288.4247</text:p>
          </table:table-cell>
          <table:table-cell office:value-type="float" office:value="13279.86" calcext:value-type="float">
            <text:p>13279.86</text:p>
          </table:table-cell>
          <table:table-cell office:value-type="float" office:value="0" calcext:value-type="float">
            <text:p>0</text:p>
          </table:table-cell>
          <table:table-cell office:value-type="float" office:value="137.2936" calcext:value-type="float">
            <text:p>137.2936</text:p>
          </table:table-cell>
          <table:table-cell office:value-type="float" office:value="-1014.218" calcext:value-type="float">
            <text:p>-1014.218</text:p>
          </table:table-cell>
          <table:table-cell office:value-type="float" office:value="2679.878" calcext:value-type="float">
            <text:p>2679.878</text:p>
          </table:table-cell>
          <table:table-cell office:value-type="float" office:value="-292.0703" calcext:value-type="float">
            <text:p>-292.0703</text:p>
          </table:table-cell>
          <table:table-cell office:value-type="float" office:value="115.391" calcext:value-type="float">
            <text:p>115.391</text:p>
          </table:table-cell>
          <table:table-cell office:value-type="float" office:value="82.48264" calcext:value-type="float">
            <text:p>82.48264</text:p>
          </table:table-cell>
          <table:table-cell office:value-type="float" office:value="0.1426103" calcext:value-type="float">
            <text:p>0.142610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33.53127" calcext:value-type="float">
            <text:p>33.53127</text:p>
          </table:table-cell>
          <table:table-cell office:value-type="float" office:value="0" calcext:value-type="float">
            <text:p>0</text:p>
          </table:table-cell>
          <table:table-cell office:value-type="float" office:value="495.1052" calcext:value-type="float">
            <text:p>495.1052</text:p>
          </table:table-cell>
          <table:table-cell office:value-type="float" office:value="1128.85" calcext:value-type="float">
            <text:p>1128.85</text:p>
          </table:table-cell>
          <table:table-cell office:value-type="float" office:value="1366.841" calcext:value-type="float">
            <text:p>1366.841</text:p>
          </table:table-cell>
          <table:table-cell office:value-type="float" office:value="1270.911" calcext:value-type="float">
            <text:p>1270.911</text:p>
          </table:table-cell>
          <table:table-cell office:value-type="float" office:value="760.853" calcext:value-type="float">
            <text:p>760.853</text:p>
          </table:table-cell>
          <table:table-cell office:value-type="float" office:value="1100.064" calcext:value-type="float">
            <text:p>1100.064</text:p>
          </table:table-cell>
          <table:table-cell office:value-type="float" office:value="414.1208" calcext:value-type="float">
            <text:p>414.1208</text:p>
          </table:table-cell>
          <table:table-cell office:value-type="float" office:value="1847.72" calcext:value-type="float">
            <text:p>1847.72</text:p>
          </table:table-cell>
          <table:table-cell office:value-type="float" office:value="2085.452" calcext:value-type="float">
            <text:p>2085.452</text:p>
          </table:table-cell>
          <table:table-cell office:value-type="float" office:value="1668.869" calcext:value-type="float">
            <text:p>1668.869</text:p>
          </table:table-cell>
          <table:table-cell office:value-type="float" office:value="585.2215" calcext:value-type="float">
            <text:p>585.2215</text:p>
          </table:table-cell>
          <table:table-cell office:value-type="float" office:value="583.3333" calcext:value-type="float">
            <text:p>583.3333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5" calcext:value-type="float">
            <text:p>35.68515</text:p>
          </table:table-cell>
          <table:table-cell office:value-type="float" office:value="0" calcext:value-type="float">
            <text:p>0</text:p>
          </table:table-cell>
          <table:table-cell office:value-type="float" office:value="-0.01584617" calcext:value-type="float">
            <text:p>-0.01584617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6.7712" calcext:value-type="float">
            <text:p>-746.7712</text:p>
          </table:table-cell>
          <table:table-cell office:value-type="float" office:value="762.6603" calcext:value-type="float">
            <text:p>762.6603</text:p>
          </table:table-cell>
          <table:table-cell office:value-type="float" office:value="-731.4103" calcext:value-type="float">
            <text:p>-731.4103</text:p>
          </table:table-cell>
          <table:table-cell office:value-type="float" office:value="0" calcext:value-type="float">
            <text:p>0</text:p>
          </table:table-cell>
          <table:table-cell office:value-type="float" office:value="19.20618" calcext:value-type="float">
            <text:p>19.2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287.7119" calcext:value-type="float">
            <text:p>287.7119</text:p>
          </table:table-cell>
          <table:table-cell office:value-type="float" office:value="13279.87" calcext:value-type="float">
            <text:p>13279.87</text:p>
          </table:table-cell>
          <table:table-cell office:value-type="float" office:value="0" calcext:value-type="float">
            <text:p>0</text:p>
          </table:table-cell>
          <table:table-cell office:value-type="float" office:value="138.1419" calcext:value-type="float">
            <text:p>138.1419</text:p>
          </table:table-cell>
          <table:table-cell office:value-type="float" office:value="-1016.433" calcext:value-type="float">
            <text:p>-1016.433</text:p>
          </table:table-cell>
          <table:table-cell office:value-type="float" office:value="2685.101" calcext:value-type="float">
            <text:p>2685.101</text:p>
          </table:table-cell>
          <table:table-cell office:value-type="float" office:value="-292.5429" calcext:value-type="float">
            <text:p>-292.5429</text:p>
          </table:table-cell>
          <table:table-cell office:value-type="float" office:value="115.2972" calcext:value-type="float">
            <text:p>115.2972</text:p>
          </table:table-cell>
          <table:table-cell office:value-type="float" office:value="81.59601" calcext:value-type="float">
            <text:p>81.59601</text:p>
          </table:table-cell>
          <table:table-cell office:value-type="float" office:value="0.1437026" calcext:value-type="float">
            <text:p>0.143702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31.31685" calcext:value-type="float">
            <text:p>31.31685</text:p>
          </table:table-cell>
          <table:table-cell office:value-type="float" office:value="0" calcext:value-type="float">
            <text:p>0</text:p>
          </table:table-cell>
          <table:table-cell office:value-type="float" office:value="495.2908" calcext:value-type="float">
            <text:p>495.2908</text:p>
          </table:table-cell>
          <table:table-cell office:value-type="float" office:value="1128.86" calcext:value-type="float">
            <text:p>1128.86</text:p>
          </table:table-cell>
          <table:table-cell office:value-type="float" office:value="1366.832" calcext:value-type="float">
            <text:p>1366.832</text:p>
          </table:table-cell>
          <table:table-cell office:value-type="float" office:value="1270.912" calcext:value-type="float">
            <text:p>1270.912</text:p>
          </table:table-cell>
          <table:table-cell office:value-type="float" office:value="760.8593" calcext:value-type="float">
            <text:p>760.8593</text:p>
          </table:table-cell>
          <table:table-cell office:value-type="float" office:value="1100.064" calcext:value-type="float">
            <text:p>1100.064</text:p>
          </table:table-cell>
          <table:table-cell office:value-type="float" office:value="414.1434" calcext:value-type="float">
            <text:p>414.1434</text:p>
          </table:table-cell>
          <table:table-cell office:value-type="float" office:value="1847.737" calcext:value-type="float">
            <text:p>1847.737</text:p>
          </table:table-cell>
          <table:table-cell office:value-type="float" office:value="2085.441" calcext:value-type="float">
            <text:p>2085.441</text:p>
          </table:table-cell>
          <table:table-cell office:value-type="float" office:value="1668.865" calcext:value-type="float">
            <text:p>1668.865</text:p>
          </table:table-cell>
          <table:table-cell office:value-type="float" office:value="585.2113" calcext:value-type="float">
            <text:p>585.2113</text:p>
          </table:table-cell>
          <table:table-cell office:value-type="float" office:value="583.3087" calcext:value-type="float">
            <text:p>583.3087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5" calcext:value-type="float">
            <text:p>35.68515</text:p>
          </table:table-cell>
          <table:table-cell office:value-type="float" office:value="0" calcext:value-type="float">
            <text:p>0</text:p>
          </table:table-cell>
          <table:table-cell office:value-type="float" office:value="-0.01585249" calcext:value-type="float">
            <text:p>-0.01585249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7.244" calcext:value-type="float">
            <text:p>-747.244</text:p>
          </table:table-cell>
          <table:table-cell office:value-type="float" office:value="762.1876" calcext:value-type="float">
            <text:p>762.1876</text:p>
          </table:table-cell>
          <table:table-cell office:value-type="float" office:value="-732.904" calcext:value-type="float">
            <text:p>-732.904</text:p>
          </table:table-cell>
          <table:table-cell office:value-type="float" office:value="0" calcext:value-type="float">
            <text:p>0</text:p>
          </table:table-cell>
          <table:table-cell office:value-type="float" office:value="18.95521" calcext:value-type="float">
            <text:p>18.95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287.7107" calcext:value-type="float">
            <text:p>287.7107</text:p>
          </table:table-cell>
          <table:table-cell office:value-type="float" office:value="13279.74" calcext:value-type="float">
            <text:p>13279.74</text:p>
          </table:table-cell>
          <table:table-cell office:value-type="float" office:value="0" calcext:value-type="float">
            <text:p>0</text:p>
          </table:table-cell>
          <table:table-cell office:value-type="float" office:value="138.967" calcext:value-type="float">
            <text:p>138.967</text:p>
          </table:table-cell>
          <table:table-cell office:value-type="float" office:value="-1018.022" calcext:value-type="float">
            <text:p>-1018.022</text:p>
          </table:table-cell>
          <table:table-cell office:value-type="float" office:value="2689.47" calcext:value-type="float">
            <text:p>2689.47</text:p>
          </table:table-cell>
          <table:table-cell office:value-type="float" office:value="-292.995" calcext:value-type="float">
            <text:p>-292.995</text:p>
          </table:table-cell>
          <table:table-cell office:value-type="float" office:value="114.93" calcext:value-type="float">
            <text:p>114.93</text:p>
          </table:table-cell>
          <table:table-cell office:value-type="float" office:value="81.37658" calcext:value-type="float">
            <text:p>81.37658</text:p>
          </table:table-cell>
          <table:table-cell office:value-type="float" office:value="0.144847" calcext:value-type="float">
            <text:p>0.14484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29.72956" calcext:value-type="float">
            <text:p>29.72956</text:p>
          </table:table-cell>
          <table:table-cell office:value-type="float" office:value="0" calcext:value-type="float">
            <text:p>0</text:p>
          </table:table-cell>
          <table:table-cell office:value-type="float" office:value="495.3899" calcext:value-type="float">
            <text:p>495.3899</text:p>
          </table:table-cell>
          <table:table-cell office:value-type="float" office:value="1128.892" calcext:value-type="float">
            <text:p>1128.892</text:p>
          </table:table-cell>
          <table:table-cell office:value-type="float" office:value="1366.83" calcext:value-type="float">
            <text:p>1366.83</text:p>
          </table:table-cell>
          <table:table-cell office:value-type="float" office:value="1270.91" calcext:value-type="float">
            <text:p>1270.91</text:p>
          </table:table-cell>
          <table:table-cell office:value-type="float" office:value="760.8579" calcext:value-type="float">
            <text:p>760.8579</text:p>
          </table:table-cell>
          <table:table-cell office:value-type="float" office:value="1100.055" calcext:value-type="float">
            <text:p>1100.055</text:p>
          </table:table-cell>
          <table:table-cell office:value-type="float" office:value="414.1634" calcext:value-type="float">
            <text:p>414.1634</text:p>
          </table:table-cell>
          <table:table-cell office:value-type="float" office:value="1847.743" calcext:value-type="float">
            <text:p>1847.743</text:p>
          </table:table-cell>
          <table:table-cell office:value-type="float" office:value="2085.429" calcext:value-type="float">
            <text:p>2085.429</text:p>
          </table:table-cell>
          <table:table-cell office:value-type="float" office:value="1668.86" calcext:value-type="float">
            <text:p>1668.86</text:p>
          </table:table-cell>
          <table:table-cell office:value-type="float" office:value="585.2011" calcext:value-type="float">
            <text:p>585.2011</text:p>
          </table:table-cell>
          <table:table-cell office:value-type="float" office:value="583.2841" calcext:value-type="float">
            <text:p>583.2841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5" calcext:value-type="float">
            <text:p>35.68515</text:p>
          </table:table-cell>
          <table:table-cell office:value-type="float" office:value="0" calcext:value-type="float">
            <text:p>0</text:p>
          </table:table-cell>
          <table:table-cell office:value-type="float" office:value="-0.01585796" calcext:value-type="float">
            <text:p>-0.01585796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7.6913" calcext:value-type="float">
            <text:p>-747.6913</text:p>
          </table:table-cell>
          <table:table-cell office:value-type="float" office:value="761.7402" calcext:value-type="float">
            <text:p>761.7402</text:p>
          </table:table-cell>
          <table:table-cell office:value-type="float" office:value="-733.7768" calcext:value-type="float">
            <text:p>-733.7768</text:p>
          </table:table-cell>
          <table:table-cell office:value-type="float" office:value="0" calcext:value-type="float">
            <text:p>0</text:p>
          </table:table-cell>
          <table:table-cell office:value-type="float" office:value="18.69434" calcext:value-type="float">
            <text:p>18.69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287.759" calcext:value-type="float">
            <text:p>287.759</text:p>
          </table:table-cell>
          <table:table-cell office:value-type="float" office:value="13279.65" calcext:value-type="float">
            <text:p>13279.65</text:p>
          </table:table-cell>
          <table:table-cell office:value-type="float" office:value="0" calcext:value-type="float">
            <text:p>0</text:p>
          </table:table-cell>
          <table:table-cell office:value-type="float" office:value="139.7722" calcext:value-type="float">
            <text:p>139.7722</text:p>
          </table:table-cell>
          <table:table-cell office:value-type="float" office:value="-1019.492" calcext:value-type="float">
            <text:p>-1019.492</text:p>
          </table:table-cell>
          <table:table-cell office:value-type="float" office:value="2691.256" calcext:value-type="float">
            <text:p>2691.256</text:p>
          </table:table-cell>
          <table:table-cell office:value-type="float" office:value="-293.4356" calcext:value-type="float">
            <text:p>-293.4356</text:p>
          </table:table-cell>
          <table:table-cell office:value-type="float" office:value="114.3913" calcext:value-type="float">
            <text:p>114.3913</text:p>
          </table:table-cell>
          <table:table-cell office:value-type="float" office:value="81.17013" calcext:value-type="float">
            <text:p>81.17013</text:p>
          </table:table-cell>
          <table:table-cell office:value-type="float" office:value="0.14591" calcext:value-type="float">
            <text:p>0.1459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28.26095" calcext:value-type="float">
            <text:p>28.26095</text:p>
          </table:table-cell>
          <table:table-cell office:value-type="float" office:value="0" calcext:value-type="float">
            <text:p>0</text:p>
          </table:table-cell>
          <table:table-cell office:value-type="float" office:value="495.5034" calcext:value-type="float">
            <text:p>495.5034</text:p>
          </table:table-cell>
          <table:table-cell office:value-type="float" office:value="1128.941" calcext:value-type="float">
            <text:p>1128.941</text:p>
          </table:table-cell>
          <table:table-cell office:value-type="float" office:value="1366.846" calcext:value-type="float">
            <text:p>1366.846</text:p>
          </table:table-cell>
          <table:table-cell office:value-type="float" office:value="1270.92" calcext:value-type="float">
            <text:p>1270.92</text:p>
          </table:table-cell>
          <table:table-cell office:value-type="float" office:value="760.867" calcext:value-type="float">
            <text:p>760.867</text:p>
          </table:table-cell>
          <table:table-cell office:value-type="float" office:value="1100.054" calcext:value-type="float">
            <text:p>1100.054</text:p>
          </table:table-cell>
          <table:table-cell office:value-type="float" office:value="414.1835" calcext:value-type="float">
            <text:p>414.1835</text:p>
          </table:table-cell>
          <table:table-cell office:value-type="float" office:value="1847.745" calcext:value-type="float">
            <text:p>1847.745</text:p>
          </table:table-cell>
          <table:table-cell office:value-type="float" office:value="2085.416" calcext:value-type="float">
            <text:p>2085.416</text:p>
          </table:table-cell>
          <table:table-cell office:value-type="float" office:value="1668.854" calcext:value-type="float">
            <text:p>1668.854</text:p>
          </table:table-cell>
          <table:table-cell office:value-type="float" office:value="585.191" calcext:value-type="float">
            <text:p>585.191</text:p>
          </table:table-cell>
          <table:table-cell office:value-type="float" office:value="583.2595" calcext:value-type="float">
            <text:p>583.2595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4" calcext:value-type="float">
            <text:p>35.68514</text:p>
          </table:table-cell>
          <table:table-cell office:value-type="float" office:value="0" calcext:value-type="float">
            <text:p>0</text:p>
          </table:table-cell>
          <table:table-cell office:value-type="float" office:value="-0.01585987" calcext:value-type="float">
            <text:p>-0.01585987</text:p>
          </table:table-cell>
          <table:table-cell office:value-type="float" office:value="0" calcext:value-type="float">
            <text:p>0</text:p>
          </table:table-cell>
          <table:table-cell office:value-type="float" office:value="2.368428" calcext:value-type="float">
            <text:p>2.368428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1239" calcext:value-type="float">
            <text:p>-748.1239</text:p>
          </table:table-cell>
          <table:table-cell office:value-type="float" office:value="761.3076" calcext:value-type="float">
            <text:p>761.3076</text:p>
          </table:table-cell>
          <table:table-cell office:value-type="float" office:value="-734.55" calcext:value-type="float">
            <text:p>-734.55</text:p>
          </table:table-cell>
          <table:table-cell office:value-type="float" office:value="0" calcext:value-type="float">
            <text:p>0</text:p>
          </table:table-cell>
          <table:table-cell office:value-type="float" office:value="18.44129" calcext:value-type="float">
            <text:p>18.44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715.0002" calcext:value-type="float">
            <text:p>715.0002</text:p>
          </table:table-cell>
          <table:table-cell office:value-type="float" office:value="13279.53" calcext:value-type="float">
            <text:p>13279.5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20.8" calcext:value-type="float">
            <text:p>-1020.8</text:p>
          </table:table-cell>
          <table:table-cell office:value-type="float" office:value="2697.955" calcext:value-type="float">
            <text:p>2697.95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3.8967" calcext:value-type="float">
            <text:p>113.8967</text:p>
          </table:table-cell>
          <table:table-cell office:value-type="float" office:value="416.3085" calcext:value-type="float">
            <text:p>416.3085</text:p>
          </table:table-cell>
          <table:table-cell office:value-type="float" office:value="0.1470023" calcext:value-type="float">
            <text:p>0.147002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71063" calcext:value-type="float">
            <text:p>0.2171063</text:p>
          </table:table-cell>
          <table:table-cell office:value-type="float" office:value="370" calcext:value-type="float">
            <text:p>370</text:p>
          </table:table-cell>
          <table:table-cell office:value-type="float" office:value="26.95394" calcext:value-type="float">
            <text:p>26.95394</text:p>
          </table:table-cell>
          <table:table-cell office:value-type="float" office:value="0" calcext:value-type="float">
            <text:p>0</text:p>
          </table:table-cell>
          <table:table-cell office:value-type="float" office:value="494.4933" calcext:value-type="float">
            <text:p>494.4933</text:p>
          </table:table-cell>
          <table:table-cell office:value-type="float" office:value="1154.144" calcext:value-type="float">
            <text:p>1154.144</text:p>
          </table:table-cell>
          <table:table-cell office:value-type="float" office:value="1385.335" calcext:value-type="float">
            <text:p>1385.335</text:p>
          </table:table-cell>
          <table:table-cell office:value-type="float" office:value="1284.032" calcext:value-type="float">
            <text:p>1284.032</text:p>
          </table:table-cell>
          <table:table-cell office:value-type="float" office:value="769.7588" calcext:value-type="float">
            <text:p>769.7588</text:p>
          </table:table-cell>
          <table:table-cell office:value-type="float" office:value="1106.283" calcext:value-type="float">
            <text:p>1106.283</text:p>
          </table:table-cell>
          <table:table-cell office:value-type="float" office:value="419.1333" calcext:value-type="float">
            <text:p>419.1333</text:p>
          </table:table-cell>
          <table:table-cell office:value-type="float" office:value="1854.032" calcext:value-type="float">
            <text:p>1854.032</text:p>
          </table:table-cell>
          <table:table-cell office:value-type="float" office:value="2089.454" calcext:value-type="float">
            <text:p>2089.454</text:p>
          </table:table-cell>
          <table:table-cell office:value-type="float" office:value="1671.941" calcext:value-type="float">
            <text:p>1671.941</text:p>
          </table:table-cell>
          <table:table-cell office:value-type="float" office:value="586.0833" calcext:value-type="float">
            <text:p>586.0833</text:p>
          </table:table-cell>
          <table:table-cell office:value-type="float" office:value="585.0711" calcext:value-type="float">
            <text:p>585.0711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4" calcext:value-type="float">
            <text:p>35.68514</text:p>
          </table:table-cell>
          <table:table-cell office:value-type="float" office:value="0" calcext:value-type="float">
            <text:p>0</text:p>
          </table:table-cell>
          <table:table-cell office:value-type="float" office:value="-0.0158615" calcext:value-type="float">
            <text:p>-0.015861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35.3259" calcext:value-type="float">
            <text:p>-735.3259</text:p>
          </table:table-cell>
          <table:table-cell office:value-type="float" office:value="0" calcext:value-type="float">
            <text:p>0</text:p>
          </table:table-cell>
          <table:table-cell office:value-type="float" office:value="18.10962" calcext:value-type="float">
            <text:p>18.1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712.8755" calcext:value-type="float">
            <text:p>712.8755</text:p>
          </table:table-cell>
          <table:table-cell office:value-type="float" office:value="13279.63" calcext:value-type="float">
            <text:p>13279.6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23.275" calcext:value-type="float">
            <text:p>-1023.275</text:p>
          </table:table-cell>
          <table:table-cell office:value-type="float" office:value="2702.011" calcext:value-type="float">
            <text:p>2702.01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4.5512" calcext:value-type="float">
            <text:p>114.5512</text:p>
          </table:table-cell>
          <table:table-cell office:value-type="float" office:value="414.7284" calcext:value-type="float">
            <text:p>414.7284</text:p>
          </table:table-cell>
          <table:table-cell office:value-type="float" office:value="0.1480873" calcext:value-type="float">
            <text:p>0.148087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126356" calcext:value-type="float">
            <text:p>0.2126356</text:p>
          </table:table-cell>
          <table:table-cell office:value-type="float" office:value="370" calcext:value-type="float">
            <text:p>370</text:p>
          </table:table-cell>
          <table:table-cell office:value-type="float" office:value="24.48397" calcext:value-type="float">
            <text:p>24.48397</text:p>
          </table:table-cell>
          <table:table-cell office:value-type="float" office:value="0" calcext:value-type="float">
            <text:p>0</text:p>
          </table:table-cell>
          <table:table-cell office:value-type="float" office:value="494.7912" calcext:value-type="float">
            <text:p>494.7912</text:p>
          </table:table-cell>
          <table:table-cell office:value-type="float" office:value="1153.984" calcext:value-type="float">
            <text:p>1153.984</text:p>
          </table:table-cell>
          <table:table-cell office:value-type="float" office:value="1385.182" calcext:value-type="float">
            <text:p>1385.182</text:p>
          </table:table-cell>
          <table:table-cell office:value-type="float" office:value="1283.926" calcext:value-type="float">
            <text:p>1283.926</text:p>
          </table:table-cell>
          <table:table-cell office:value-type="float" office:value="769.6741" calcext:value-type="float">
            <text:p>769.6741</text:p>
          </table:table-cell>
          <table:table-cell office:value-type="float" office:value="1106.228" calcext:value-type="float">
            <text:p>1106.228</text:p>
          </table:table-cell>
          <table:table-cell office:value-type="float" office:value="419.1109" calcext:value-type="float">
            <text:p>419.1109</text:p>
          </table:table-cell>
          <table:table-cell office:value-type="float" office:value="1853.983" calcext:value-type="float">
            <text:p>1853.983</text:p>
          </table:table-cell>
          <table:table-cell office:value-type="float" office:value="2089.411" calcext:value-type="float">
            <text:p>2089.411</text:p>
          </table:table-cell>
          <table:table-cell office:value-type="float" office:value="1671.916" calcext:value-type="float">
            <text:p>1671.916</text:p>
          </table:table-cell>
          <table:table-cell office:value-type="float" office:value="586.072" calcext:value-type="float">
            <text:p>586.072</text:p>
          </table:table-cell>
          <table:table-cell office:value-type="float" office:value="585.0425" calcext:value-type="float">
            <text:p>585.0425</text:p>
          </table:table-cell>
          <table:table-cell office:value-type="float" office:value="142.7755" calcext:value-type="float">
            <text:p>142.7755</text:p>
          </table:table-cell>
          <table:table-cell office:value-type="float" office:value="35.68514" calcext:value-type="float">
            <text:p>35.68514</text:p>
          </table:table-cell>
          <table:table-cell office:value-type="float" office:value="0" calcext:value-type="float">
            <text:p>0</text:p>
          </table:table-cell>
          <table:table-cell office:value-type="float" office:value="-0.01586257" calcext:value-type="float">
            <text:p>-0.0158625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37.278" calcext:value-type="float">
            <text:p>-737.278</text:p>
          </table:table-cell>
          <table:table-cell office:value-type="float" office:value="0" calcext:value-type="float">
            <text:p>0</text:p>
          </table:table-cell>
          <table:table-cell office:value-type="float" office:value="17.59121" calcext:value-type="float">
            <text:p>17.5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710.644" calcext:value-type="float">
            <text:p>710.644</text:p>
          </table:table-cell>
          <table:table-cell office:value-type="float" office:value="13279.78" calcext:value-type="float">
            <text:p>13279.7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25.588" calcext:value-type="float">
            <text:p>-1025.588</text:p>
          </table:table-cell>
          <table:table-cell office:value-type="float" office:value="2707.416" calcext:value-type="float">
            <text:p>2707.41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5.1812" calcext:value-type="float">
            <text:p>115.1812</text:p>
          </table:table-cell>
          <table:table-cell office:value-type="float" office:value="413.086" calcext:value-type="float">
            <text:p>413.086</text:p>
          </table:table-cell>
          <table:table-cell office:value-type="float" office:value="0.1491555" calcext:value-type="float">
            <text:p>0.149155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65" calcext:value-type="float">
            <text:p>0.0288726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7045" calcext:value-type="float">
            <text:p>0.207045</text:p>
          </table:table-cell>
          <table:table-cell office:value-type="float" office:value="370" calcext:value-type="float">
            <text:p>370</text:p>
          </table:table-cell>
          <table:table-cell office:value-type="float" office:value="22.17795" calcext:value-type="float">
            <text:p>22.17795</text:p>
          </table:table-cell>
          <table:table-cell office:value-type="float" office:value="0" calcext:value-type="float">
            <text:p>0</text:p>
          </table:table-cell>
          <table:table-cell office:value-type="float" office:value="495.1058" calcext:value-type="float">
            <text:p>495.1058</text:p>
          </table:table-cell>
          <table:table-cell office:value-type="float" office:value="1153.817" calcext:value-type="float">
            <text:p>1153.817</text:p>
          </table:table-cell>
          <table:table-cell office:value-type="float" office:value="1385.024" calcext:value-type="float">
            <text:p>1385.024</text:p>
          </table:table-cell>
          <table:table-cell office:value-type="float" office:value="1283.817" calcext:value-type="float">
            <text:p>1283.817</text:p>
          </table:table-cell>
          <table:table-cell office:value-type="float" office:value="769.5868" calcext:value-type="float">
            <text:p>769.5868</text:p>
          </table:table-cell>
          <table:table-cell office:value-type="float" office:value="1106.171" calcext:value-type="float">
            <text:p>1106.171</text:p>
          </table:table-cell>
          <table:table-cell office:value-type="float" office:value="419.0879" calcext:value-type="float">
            <text:p>419.0879</text:p>
          </table:table-cell>
          <table:table-cell office:value-type="float" office:value="1853.932" calcext:value-type="float">
            <text:p>1853.932</text:p>
          </table:table-cell>
          <table:table-cell office:value-type="float" office:value="2089.368" calcext:value-type="float">
            <text:p>2089.368</text:p>
          </table:table-cell>
          <table:table-cell office:value-type="float" office:value="1671.891" calcext:value-type="float">
            <text:p>1671.891</text:p>
          </table:table-cell>
          <table:table-cell office:value-type="float" office:value="586.0606" calcext:value-type="float">
            <text:p>586.0606</text:p>
          </table:table-cell>
          <table:table-cell office:value-type="float" office:value="585.0135" calcext:value-type="float">
            <text:p>585.0135</text:p>
          </table:table-cell>
          <table:table-cell office:value-type="float" office:value="142.7754" calcext:value-type="float">
            <text:p>142.7754</text:p>
          </table:table-cell>
          <table:table-cell office:value-type="float" office:value="35.68519" calcext:value-type="float">
            <text:p>35.68519</text:p>
          </table:table-cell>
          <table:table-cell office:value-type="float" office:value="0" calcext:value-type="float">
            <text:p>0</text:p>
          </table:table-cell>
          <table:table-cell office:value-type="float" office:value="-0.01586359" calcext:value-type="float">
            <text:p>-0.01586359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39.2965" calcext:value-type="float">
            <text:p>-739.2965</text:p>
          </table:table-cell>
          <table:table-cell office:value-type="float" office:value="0" calcext:value-type="float">
            <text:p>0</text:p>
          </table:table-cell>
          <table:table-cell office:value-type="float" office:value="17.30587" calcext:value-type="float">
            <text:p>17.3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06.3994" calcext:value-type="float">
            <text:p>706.3994</text:p>
          </table:table-cell>
          <table:table-cell office:value-type="float" office:value="13280.31" calcext:value-type="float">
            <text:p>13280.31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29.396" calcext:value-type="float">
            <text:p>-1029.396</text:p>
          </table:table-cell>
          <table:table-cell office:value-type="float" office:value="2715.173" calcext:value-type="float">
            <text:p>2715.17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6.878" calcext:value-type="float">
            <text:p>116.878</text:p>
          </table:table-cell>
          <table:table-cell office:value-type="float" office:value="409.6003" calcext:value-type="float">
            <text:p>409.6003</text:p>
          </table:table-cell>
          <table:table-cell office:value-type="float" office:value="0.1499249" calcext:value-type="float">
            <text:p>0.149924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88" calcext:value-type="float">
            <text:p>0.0288728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18453" calcext:value-type="float">
            <text:p>0.2018453</text:p>
          </table:table-cell>
          <table:table-cell office:value-type="float" office:value="370" calcext:value-type="float">
            <text:p>370</text:p>
          </table:table-cell>
          <table:table-cell office:value-type="float" office:value="18.37581" calcext:value-type="float">
            <text:p>18.37581</text:p>
          </table:table-cell>
          <table:table-cell office:value-type="float" office:value="0" calcext:value-type="float">
            <text:p>0</text:p>
          </table:table-cell>
          <table:table-cell office:value-type="float" office:value="495.8085" calcext:value-type="float">
            <text:p>495.8085</text:p>
          </table:table-cell>
          <table:table-cell office:value-type="float" office:value="1153.555" calcext:value-type="float">
            <text:p>1153.555</text:p>
          </table:table-cell>
          <table:table-cell office:value-type="float" office:value="1384.824" calcext:value-type="float">
            <text:p>1384.824</text:p>
          </table:table-cell>
          <table:table-cell office:value-type="float" office:value="1283.692" calcext:value-type="float">
            <text:p>1283.692</text:p>
          </table:table-cell>
          <table:table-cell office:value-type="float" office:value="769.4865" calcext:value-type="float">
            <text:p>769.4865</text:p>
          </table:table-cell>
          <table:table-cell office:value-type="float" office:value="1106.111" calcext:value-type="float">
            <text:p>1106.111</text:p>
          </table:table-cell>
          <table:table-cell office:value-type="float" office:value="419.0639" calcext:value-type="float">
            <text:p>419.0639</text:p>
          </table:table-cell>
          <table:table-cell office:value-type="float" office:value="1853.881" calcext:value-type="float">
            <text:p>1853.881</text:p>
          </table:table-cell>
          <table:table-cell office:value-type="float" office:value="2089.324" calcext:value-type="float">
            <text:p>2089.324</text:p>
          </table:table-cell>
          <table:table-cell office:value-type="float" office:value="1671.865" calcext:value-type="float">
            <text:p>1671.865</text:p>
          </table:table-cell>
          <table:table-cell office:value-type="float" office:value="586.0491" calcext:value-type="float">
            <text:p>586.0491</text:p>
          </table:table-cell>
          <table:table-cell office:value-type="float" office:value="584.9841" calcext:value-type="float">
            <text:p>584.9841</text:p>
          </table:table-cell>
          <table:table-cell office:value-type="float" office:value="142.7754" calcext:value-type="float">
            <text:p>142.7754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592565" calcext:value-type="float">
            <text:p>-0.0159256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42.9367" calcext:value-type="float">
            <text:p>-742.9367</text:p>
          </table:table-cell>
          <table:table-cell office:value-type="float" office:value="0" calcext:value-type="float">
            <text:p>0</text:p>
          </table:table-cell>
          <table:table-cell office:value-type="float" office:value="17.14942" calcext:value-type="float">
            <text:p>17.1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702.386" calcext:value-type="float">
            <text:p>702.386</text:p>
          </table:table-cell>
          <table:table-cell office:value-type="float" office:value="13280.79" calcext:value-type="float">
            <text:p>13280.7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33.142" calcext:value-type="float">
            <text:p>-1033.142</text:p>
          </table:table-cell>
          <table:table-cell office:value-type="float" office:value="2726.922" calcext:value-type="float">
            <text:p>2726.922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8.07" calcext:value-type="float">
            <text:p>118.07</text:p>
          </table:table-cell>
          <table:table-cell office:value-type="float" office:value="406.6076" calcext:value-type="float">
            <text:p>406.6076</text:p>
          </table:table-cell>
          <table:table-cell office:value-type="float" office:value="0.150842" calcext:value-type="float">
            <text:p>0.15084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88" calcext:value-type="float">
            <text:p>0.0288728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14.63201" calcext:value-type="float">
            <text:p>14.63201</text:p>
          </table:table-cell>
          <table:table-cell office:value-type="float" office:value="0" calcext:value-type="float">
            <text:p>0</text:p>
          </table:table-cell>
          <table:table-cell office:value-type="float" office:value="496.4382" calcext:value-type="float">
            <text:p>496.4382</text:p>
          </table:table-cell>
          <table:table-cell office:value-type="float" office:value="1153.192" calcext:value-type="float">
            <text:p>1153.192</text:p>
          </table:table-cell>
          <table:table-cell office:value-type="float" office:value="1384.561" calcext:value-type="float">
            <text:p>1384.561</text:p>
          </table:table-cell>
          <table:table-cell office:value-type="float" office:value="1283.528" calcext:value-type="float">
            <text:p>1283.528</text:p>
          </table:table-cell>
          <table:table-cell office:value-type="float" office:value="769.3704" calcext:value-type="float">
            <text:p>769.3704</text:p>
          </table:table-cell>
          <table:table-cell office:value-type="float" office:value="1106.041" calcext:value-type="float">
            <text:p>1106.041</text:p>
          </table:table-cell>
          <table:table-cell office:value-type="float" office:value="419.0341" calcext:value-type="float">
            <text:p>419.0341</text:p>
          </table:table-cell>
          <table:table-cell office:value-type="float" office:value="1853.827" calcext:value-type="float">
            <text:p>1853.827</text:p>
          </table:table-cell>
          <table:table-cell office:value-type="float" office:value="2089.28" calcext:value-type="float">
            <text:p>2089.28</text:p>
          </table:table-cell>
          <table:table-cell office:value-type="float" office:value="1671.839" calcext:value-type="float">
            <text:p>1671.839</text:p>
          </table:table-cell>
          <table:table-cell office:value-type="float" office:value="586.0375" calcext:value-type="float">
            <text:p>586.0375</text:p>
          </table:table-cell>
          <table:table-cell office:value-type="float" office:value="584.9545" calcext:value-type="float">
            <text:p>584.9545</text:p>
          </table:table-cell>
          <table:table-cell office:value-type="float" office:value="142.7754" calcext:value-type="float">
            <text:p>142.7754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59355" calcext:value-type="float">
            <text:p>-0.015935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46.391" calcext:value-type="float">
            <text:p>-746.391</text:p>
          </table:table-cell>
          <table:table-cell office:value-type="float" office:value="0" calcext:value-type="float">
            <text:p>0</text:p>
          </table:table-cell>
          <table:table-cell office:value-type="float" office:value="16.86742" calcext:value-type="float">
            <text:p>16.8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700.6261" calcext:value-type="float">
            <text:p>700.6261</text:p>
          </table:table-cell>
          <table:table-cell office:value-type="float" office:value="13280.83" calcext:value-type="float">
            <text:p>13280.8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35.053" calcext:value-type="float">
            <text:p>-1035.053</text:p>
          </table:table-cell>
          <table:table-cell office:value-type="float" office:value="2733.306" calcext:value-type="float">
            <text:p>2733.30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8.1006" calcext:value-type="float">
            <text:p>118.1006</text:p>
          </table:table-cell>
          <table:table-cell office:value-type="float" office:value="405.6556" calcext:value-type="float">
            <text:p>405.6556</text:p>
          </table:table-cell>
          <table:table-cell office:value-type="float" office:value="0.1518074" calcext:value-type="float">
            <text:p>0.151807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88" calcext:value-type="float">
            <text:p>0.0288728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12.72184" calcext:value-type="float">
            <text:p>12.72184</text:p>
          </table:table-cell>
          <table:table-cell office:value-type="float" office:value="0" calcext:value-type="float">
            <text:p>0</text:p>
          </table:table-cell>
          <table:table-cell office:value-type="float" office:value="496.6818" calcext:value-type="float">
            <text:p>496.6818</text:p>
          </table:table-cell>
          <table:table-cell office:value-type="float" office:value="1152.937" calcext:value-type="float">
            <text:p>1152.937</text:p>
          </table:table-cell>
          <table:table-cell office:value-type="float" office:value="1384.342" calcext:value-type="float">
            <text:p>1384.342</text:p>
          </table:table-cell>
          <table:table-cell office:value-type="float" office:value="1283.383" calcext:value-type="float">
            <text:p>1283.383</text:p>
          </table:table-cell>
          <table:table-cell office:value-type="float" office:value="769.2546" calcext:value-type="float">
            <text:p>769.2546</text:p>
          </table:table-cell>
          <table:table-cell office:value-type="float" office:value="1105.972" calcext:value-type="float">
            <text:p>1105.972</text:p>
          </table:table-cell>
          <table:table-cell office:value-type="float" office:value="419.003" calcext:value-type="float">
            <text:p>419.003</text:p>
          </table:table-cell>
          <table:table-cell office:value-type="float" office:value="1853.77" calcext:value-type="float">
            <text:p>1853.77</text:p>
          </table:table-cell>
          <table:table-cell office:value-type="float" office:value="2089.234" calcext:value-type="float">
            <text:p>2089.234</text:p>
          </table:table-cell>
          <table:table-cell office:value-type="float" office:value="1671.812" calcext:value-type="float">
            <text:p>1671.812</text:p>
          </table:table-cell>
          <table:table-cell office:value-type="float" office:value="586.0258" calcext:value-type="float">
            <text:p>586.0258</text:p>
          </table:table-cell>
          <table:table-cell office:value-type="float" office:value="584.9243" calcext:value-type="float">
            <text:p>584.9243</text:p>
          </table:table-cell>
          <table:table-cell office:value-type="float" office:value="142.7754" calcext:value-type="float">
            <text:p>142.7754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593797" calcext:value-type="float">
            <text:p>-0.0159379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48.0344" calcext:value-type="float">
            <text:p>-748.0344</text:p>
          </table:table-cell>
          <table:table-cell office:value-type="float" office:value="0" calcext:value-type="float">
            <text:p>0</text:p>
          </table:table-cell>
          <table:table-cell office:value-type="float" office:value="16.59447" calcext:value-type="float">
            <text:p>16.59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699.5645" calcext:value-type="float">
            <text:p>699.5645</text:p>
          </table:table-cell>
          <table:table-cell office:value-type="float" office:value="13280.78" calcext:value-type="float">
            <text:p>13280.7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36.35" calcext:value-type="float">
            <text:p>-1036.35</text:p>
          </table:table-cell>
          <table:table-cell office:value-type="float" office:value="2735.407" calcext:value-type="float">
            <text:p>2735.40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7.603" calcext:value-type="float">
            <text:p>117.603</text:p>
          </table:table-cell>
          <table:table-cell office:value-type="float" office:value="405.2822" calcext:value-type="float">
            <text:p>405.2822</text:p>
          </table:table-cell>
          <table:table-cell office:value-type="float" office:value="0.1528144" calcext:value-type="float">
            <text:p>0.152814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887288" calcext:value-type="float">
            <text:p>0.0288728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11.4261" calcext:value-type="float">
            <text:p>11.4261</text:p>
          </table:table-cell>
          <table:table-cell office:value-type="float" office:value="0" calcext:value-type="float">
            <text:p>0</text:p>
          </table:table-cell>
          <table:table-cell office:value-type="float" office:value="496.8322" calcext:value-type="float">
            <text:p>496.8322</text:p>
          </table:table-cell>
          <table:table-cell office:value-type="float" office:value="1152.733" calcext:value-type="float">
            <text:p>1152.733</text:p>
          </table:table-cell>
          <table:table-cell office:value-type="float" office:value="1384.154" calcext:value-type="float">
            <text:p>1384.154</text:p>
          </table:table-cell>
          <table:table-cell office:value-type="float" office:value="1283.249" calcext:value-type="float">
            <text:p>1283.249</text:p>
          </table:table-cell>
          <table:table-cell office:value-type="float" office:value="769.1539" calcext:value-type="float">
            <text:p>769.1539</text:p>
          </table:table-cell>
          <table:table-cell office:value-type="float" office:value="1105.908" calcext:value-type="float">
            <text:p>1105.908</text:p>
          </table:table-cell>
          <table:table-cell office:value-type="float" office:value="418.9752" calcext:value-type="float">
            <text:p>418.9752</text:p>
          </table:table-cell>
          <table:table-cell office:value-type="float" office:value="1853.713" calcext:value-type="float">
            <text:p>1853.713</text:p>
          </table:table-cell>
          <table:table-cell office:value-type="float" office:value="2089.187" calcext:value-type="float">
            <text:p>2089.187</text:p>
          </table:table-cell>
          <table:table-cell office:value-type="float" office:value="1671.785" calcext:value-type="float">
            <text:p>1671.785</text:p>
          </table:table-cell>
          <table:table-cell office:value-type="float" office:value="586.014" calcext:value-type="float">
            <text:p>586.014</text:p>
          </table:table-cell>
          <table:table-cell office:value-type="float" office:value="584.8939" calcext:value-type="float">
            <text:p>584.8939</text:p>
          </table:table-cell>
          <table:table-cell office:value-type="float" office:value="142.7754" calcext:value-type="float">
            <text:p>142.7754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593921" calcext:value-type="float">
            <text:p>-0.0159392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49.0796" calcext:value-type="float">
            <text:p>-749.0796</text:p>
          </table:table-cell>
          <table:table-cell office:value-type="float" office:value="0" calcext:value-type="float">
            <text:p>0</text:p>
          </table:table-cell>
          <table:table-cell office:value-type="float" office:value="16.34623" calcext:value-type="float">
            <text:p>16.3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697.733" calcext:value-type="float">
            <text:p>697.733</text:p>
          </table:table-cell>
          <table:table-cell office:value-type="float" office:value="13280.91" calcext:value-type="float">
            <text:p>13280.91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37.566" calcext:value-type="float">
            <text:p>-1037.566</text:p>
          </table:table-cell>
          <table:table-cell office:value-type="float" office:value="2727.798" calcext:value-type="float">
            <text:p>2727.79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7.9428" calcext:value-type="float">
            <text:p>117.9428</text:p>
          </table:table-cell>
          <table:table-cell office:value-type="float" office:value="121.1301" calcext:value-type="float">
            <text:p>121.1301</text:p>
          </table:table-cell>
          <table:table-cell office:value-type="float" office:value="0.1532035" calcext:value-type="float">
            <text:p>0.153203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5943" calcext:value-type="float">
            <text:p>0.0290594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10.21048" calcext:value-type="float">
            <text:p>10.21048</text:p>
          </table:table-cell>
          <table:table-cell office:value-type="float" office:value="0" calcext:value-type="float">
            <text:p>0</text:p>
          </table:table-cell>
          <table:table-cell office:value-type="float" office:value="389.8529" calcext:value-type="float">
            <text:p>389.8529</text:p>
          </table:table-cell>
          <table:table-cell office:value-type="float" office:value="1308.382" calcext:value-type="float">
            <text:p>1308.382</text:p>
          </table:table-cell>
          <table:table-cell office:value-type="float" office:value="1618.435" calcext:value-type="float">
            <text:p>1618.435</text:p>
          </table:table-cell>
          <table:table-cell office:value-type="float" office:value="1283.124" calcext:value-type="float">
            <text:p>1283.124</text:p>
          </table:table-cell>
          <table:table-cell office:value-type="float" office:value="769.0539" calcext:value-type="float">
            <text:p>769.0539</text:p>
          </table:table-cell>
          <table:table-cell office:value-type="float" office:value="1105.845" calcext:value-type="float">
            <text:p>1105.845</text:p>
          </table:table-cell>
          <table:table-cell office:value-type="float" office:value="418.9458" calcext:value-type="float">
            <text:p>418.9458</text:p>
          </table:table-cell>
          <table:table-cell office:value-type="float" office:value="1853.656" calcext:value-type="float">
            <text:p>1853.656</text:p>
          </table:table-cell>
          <table:table-cell office:value-type="float" office:value="2089.139" calcext:value-type="float">
            <text:p>2089.139</text:p>
          </table:table-cell>
          <table:table-cell office:value-type="float" office:value="1671.758" calcext:value-type="float">
            <text:p>1671.758</text:p>
          </table:table-cell>
          <table:table-cell office:value-type="float" office:value="586.0021" calcext:value-type="float">
            <text:p>586.0021</text:p>
          </table:table-cell>
          <table:table-cell office:value-type="float" office:value="584.8629" calcext:value-type="float">
            <text:p>584.8629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598061" calcext:value-type="float">
            <text:p>-0.0159806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0.7097" calcext:value-type="float">
            <text:p>-750.7097</text:p>
          </table:table-cell>
          <table:table-cell office:value-type="float" office:value="0" calcext:value-type="float">
            <text:p>0</text:p>
          </table:table-cell>
          <table:table-cell office:value-type="float" office:value="16.76141" calcext:value-type="float">
            <text:p>16.76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696.2372" calcext:value-type="float">
            <text:p>696.2372</text:p>
          </table:table-cell>
          <table:table-cell office:value-type="float" office:value="13280.95" calcext:value-type="float">
            <text:p>13280.9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38.95" calcext:value-type="float">
            <text:p>-1038.95</text:p>
          </table:table-cell>
          <table:table-cell office:value-type="float" office:value="2732.851" calcext:value-type="float">
            <text:p>2732.85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8.2678" calcext:value-type="float">
            <text:p>118.2678</text:p>
          </table:table-cell>
          <table:table-cell office:value-type="float" office:value="120.6836" calcext:value-type="float">
            <text:p>120.6836</text:p>
          </table:table-cell>
          <table:table-cell office:value-type="float" office:value="0.1534924" calcext:value-type="float">
            <text:p>0.153492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5956" calcext:value-type="float">
            <text:p>0.0290595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8.826735" calcext:value-type="float">
            <text:p>8.826735</text:p>
          </table:table-cell>
          <table:table-cell office:value-type="float" office:value="0" calcext:value-type="float">
            <text:p>0</text:p>
          </table:table-cell>
          <table:table-cell office:value-type="float" office:value="389.9333" calcext:value-type="float">
            <text:p>389.9333</text:p>
          </table:table-cell>
          <table:table-cell office:value-type="float" office:value="1308.097" calcext:value-type="float">
            <text:p>1308.097</text:p>
          </table:table-cell>
          <table:table-cell office:value-type="float" office:value="1618.077" calcext:value-type="float">
            <text:p>1618.077</text:p>
          </table:table-cell>
          <table:table-cell office:value-type="float" office:value="1283.011" calcext:value-type="float">
            <text:p>1283.011</text:p>
          </table:table-cell>
          <table:table-cell office:value-type="float" office:value="768.9659" calcext:value-type="float">
            <text:p>768.9659</text:p>
          </table:table-cell>
          <table:table-cell office:value-type="float" office:value="1105.796" calcext:value-type="float">
            <text:p>1105.796</text:p>
          </table:table-cell>
          <table:table-cell office:value-type="float" office:value="418.9187" calcext:value-type="float">
            <text:p>418.9187</text:p>
          </table:table-cell>
          <table:table-cell office:value-type="float" office:value="1853.604" calcext:value-type="float">
            <text:p>1853.604</text:p>
          </table:table-cell>
          <table:table-cell office:value-type="float" office:value="2089.092" calcext:value-type="float">
            <text:p>2089.092</text:p>
          </table:table-cell>
          <table:table-cell office:value-type="float" office:value="1671.73" calcext:value-type="float">
            <text:p>1671.73</text:p>
          </table:table-cell>
          <table:table-cell office:value-type="float" office:value="585.9902" calcext:value-type="float">
            <text:p>585.9902</text:p>
          </table:table-cell>
          <table:table-cell office:value-type="float" office:value="584.8315" calcext:value-type="float">
            <text:p>584.8315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224" calcext:value-type="float">
            <text:p>-0.0160224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2.1226" calcext:value-type="float">
            <text:p>-752.1226</text:p>
          </table:table-cell>
          <table:table-cell office:value-type="float" office:value="0" calcext:value-type="float">
            <text:p>0</text:p>
          </table:table-cell>
          <table:table-cell office:value-type="float" office:value="16.78712" calcext:value-type="float">
            <text:p>16.78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694.9432" calcext:value-type="float">
            <text:p>694.9432</text:p>
          </table:table-cell>
          <table:table-cell office:value-type="float" office:value="13280.99" calcext:value-type="float">
            <text:p>13280.9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0.756" calcext:value-type="float">
            <text:p>-1040.756</text:p>
          </table:table-cell>
          <table:table-cell office:value-type="float" office:value="2737.757" calcext:value-type="float">
            <text:p>2737.75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8.5592" calcext:value-type="float">
            <text:p>118.5592</text:p>
          </table:table-cell>
          <table:table-cell office:value-type="float" office:value="120.2925" calcext:value-type="float">
            <text:p>120.2925</text:p>
          </table:table-cell>
          <table:table-cell office:value-type="float" office:value="0.153909" calcext:value-type="float">
            <text:p>0.15390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235" calcext:value-type="float">
            <text:p>0.0290623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7.020996" calcext:value-type="float">
            <text:p>7.020996</text:p>
          </table:table-cell>
          <table:table-cell office:value-type="float" office:value="0" calcext:value-type="float">
            <text:p>0</text:p>
          </table:table-cell>
          <table:table-cell office:value-type="float" office:value="390.0013" calcext:value-type="float">
            <text:p>390.0013</text:p>
          </table:table-cell>
          <table:table-cell office:value-type="float" office:value="1307.867" calcext:value-type="float">
            <text:p>1307.867</text:p>
          </table:table-cell>
          <table:table-cell office:value-type="float" office:value="1617.778" calcext:value-type="float">
            <text:p>1617.778</text:p>
          </table:table-cell>
          <table:table-cell office:value-type="float" office:value="1282.912" calcext:value-type="float">
            <text:p>1282.912</text:p>
          </table:table-cell>
          <table:table-cell office:value-type="float" office:value="768.887" calcext:value-type="float">
            <text:p>768.887</text:p>
          </table:table-cell>
          <table:table-cell office:value-type="float" office:value="1105.751" calcext:value-type="float">
            <text:p>1105.751</text:p>
          </table:table-cell>
          <table:table-cell office:value-type="float" office:value="418.8933" calcext:value-type="float">
            <text:p>418.8933</text:p>
          </table:table-cell>
          <table:table-cell office:value-type="float" office:value="1853.562" calcext:value-type="float">
            <text:p>1853.562</text:p>
          </table:table-cell>
          <table:table-cell office:value-type="float" office:value="2089.045" calcext:value-type="float">
            <text:p>2089.045</text:p>
          </table:table-cell>
          <table:table-cell office:value-type="float" office:value="1671.702" calcext:value-type="float">
            <text:p>1671.702</text:p>
          </table:table-cell>
          <table:table-cell office:value-type="float" office:value="585.9783" calcext:value-type="float">
            <text:p>585.9783</text:p>
          </table:table-cell>
          <table:table-cell office:value-type="float" office:value="584.7997" calcext:value-type="float">
            <text:p>584.7997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2891" calcext:value-type="float">
            <text:p>-0.016028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3.3459" calcext:value-type="float">
            <text:p>-753.3459</text:p>
          </table:table-cell>
          <table:table-cell office:value-type="float" office:value="0" calcext:value-type="float">
            <text:p>0</text:p>
          </table:table-cell>
          <table:table-cell office:value-type="float" office:value="16.20174" calcext:value-type="float">
            <text:p>16.2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693.3487" calcext:value-type="float">
            <text:p>693.3487</text:p>
          </table:table-cell>
          <table:table-cell office:value-type="float" office:value="13281.07" calcext:value-type="float">
            <text:p>13281.0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2.464" calcext:value-type="float">
            <text:p>-1042.464</text:p>
          </table:table-cell>
          <table:table-cell office:value-type="float" office:value="2742.987" calcext:value-type="float">
            <text:p>2742.98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8.9872" calcext:value-type="float">
            <text:p>118.9872</text:p>
          </table:table-cell>
          <table:table-cell office:value-type="float" office:value="119.7047" calcext:value-type="float">
            <text:p>119.7047</text:p>
          </table:table-cell>
          <table:table-cell office:value-type="float" office:value="0.1544028" calcext:value-type="float">
            <text:p>0.154402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25" calcext:value-type="float">
            <text:p>0.0290632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5.313481" calcext:value-type="float">
            <text:p>5.313481</text:p>
          </table:table-cell>
          <table:table-cell office:value-type="float" office:value="0" calcext:value-type="float">
            <text:p>0</text:p>
          </table:table-cell>
          <table:table-cell office:value-type="float" office:value="390.093" calcext:value-type="float">
            <text:p>390.093</text:p>
          </table:table-cell>
          <table:table-cell office:value-type="float" office:value="1307.602" calcext:value-type="float">
            <text:p>1307.602</text:p>
          </table:table-cell>
          <table:table-cell office:value-type="float" office:value="1617.454" calcext:value-type="float">
            <text:p>1617.454</text:p>
          </table:table-cell>
          <table:table-cell office:value-type="float" office:value="1282.806" calcext:value-type="float">
            <text:p>1282.806</text:p>
          </table:table-cell>
          <table:table-cell office:value-type="float" office:value="768.7952" calcext:value-type="float">
            <text:p>768.7952</text:p>
          </table:table-cell>
          <table:table-cell office:value-type="float" office:value="1105.707" calcext:value-type="float">
            <text:p>1105.707</text:p>
          </table:table-cell>
          <table:table-cell office:value-type="float" office:value="418.8683" calcext:value-type="float">
            <text:p>418.8683</text:p>
          </table:table-cell>
          <table:table-cell office:value-type="float" office:value="1853.52" calcext:value-type="float">
            <text:p>1853.52</text:p>
          </table:table-cell>
          <table:table-cell office:value-type="float" office:value="2088.998" calcext:value-type="float">
            <text:p>2088.998</text:p>
          </table:table-cell>
          <table:table-cell office:value-type="float" office:value="1671.673" calcext:value-type="float">
            <text:p>1671.673</text:p>
          </table:table-cell>
          <table:table-cell office:value-type="float" office:value="585.9664" calcext:value-type="float">
            <text:p>585.9664</text:p>
          </table:table-cell>
          <table:table-cell office:value-type="float" office:value="584.7675" calcext:value-type="float">
            <text:p>584.7675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3054" calcext:value-type="float">
            <text:p>-0.01603054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4.8223" calcext:value-type="float">
            <text:p>-754.8223</text:p>
          </table:table-cell>
          <table:table-cell office:value-type="float" office:value="0" calcext:value-type="float">
            <text:p>0</text:p>
          </table:table-cell>
          <table:table-cell office:value-type="float" office:value="15.96335" calcext:value-type="float">
            <text:p>15.96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691.5975" calcext:value-type="float">
            <text:p>691.5975</text:p>
          </table:table-cell>
          <table:table-cell office:value-type="float" office:value="13281.18" calcext:value-type="float">
            <text:p>13281.1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4.24" calcext:value-type="float">
            <text:p>-1044.24</text:p>
          </table:table-cell>
          <table:table-cell office:value-type="float" office:value="2747.531" calcext:value-type="float">
            <text:p>2747.53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416" calcext:value-type="float">
            <text:p>119.416</text:p>
          </table:table-cell>
          <table:table-cell office:value-type="float" office:value="119.0397" calcext:value-type="float">
            <text:p>119.0397</text:p>
          </table:table-cell>
          <table:table-cell office:value-type="float" office:value="0.1549492" calcext:value-type="float">
            <text:p>0.154949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89" calcext:value-type="float">
            <text:p>0.029063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2005913" calcext:value-type="float">
            <text:p>0.2005913</text:p>
          </table:table-cell>
          <table:table-cell office:value-type="float" office:value="370" calcext:value-type="float">
            <text:p>370</text:p>
          </table:table-cell>
          <table:table-cell office:value-type="float" office:value="3.537782" calcext:value-type="float">
            <text:p>3.537782</text:p>
          </table:table-cell>
          <table:table-cell office:value-type="float" office:value="0" calcext:value-type="float">
            <text:p>0</text:p>
          </table:table-cell>
          <table:table-cell office:value-type="float" office:value="390.2028" calcext:value-type="float">
            <text:p>390.2028</text:p>
          </table:table-cell>
          <table:table-cell office:value-type="float" office:value="1307.303" calcext:value-type="float">
            <text:p>1307.303</text:p>
          </table:table-cell>
          <table:table-cell office:value-type="float" office:value="1617.105" calcext:value-type="float">
            <text:p>1617.105</text:p>
          </table:table-cell>
          <table:table-cell office:value-type="float" office:value="1282.692" calcext:value-type="float">
            <text:p>1282.692</text:p>
          </table:table-cell>
          <table:table-cell office:value-type="float" office:value="768.7006" calcext:value-type="float">
            <text:p>768.7006</text:p>
          </table:table-cell>
          <table:table-cell office:value-type="float" office:value="1105.663" calcext:value-type="float">
            <text:p>1105.663</text:p>
          </table:table-cell>
          <table:table-cell office:value-type="float" office:value="418.8431" calcext:value-type="float">
            <text:p>418.8431</text:p>
          </table:table-cell>
          <table:table-cell office:value-type="float" office:value="1853.479" calcext:value-type="float">
            <text:p>1853.479</text:p>
          </table:table-cell>
          <table:table-cell office:value-type="float" office:value="2088.957" calcext:value-type="float">
            <text:p>2088.957</text:p>
          </table:table-cell>
          <table:table-cell office:value-type="float" office:value="1671.645" calcext:value-type="float">
            <text:p>1671.645</text:p>
          </table:table-cell>
          <table:table-cell office:value-type="float" office:value="585.9545" calcext:value-type="float">
            <text:p>585.9545</text:p>
          </table:table-cell>
          <table:table-cell office:value-type="float" office:value="584.7348" calcext:value-type="float">
            <text:p>584.7348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3221" calcext:value-type="float">
            <text:p>-0.0160322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6.4163" calcext:value-type="float">
            <text:p>-756.4163</text:p>
          </table:table-cell>
          <table:table-cell office:value-type="float" office:value="0" calcext:value-type="float">
            <text:p>0</text:p>
          </table:table-cell>
          <table:table-cell office:value-type="float" office:value="15.78198" calcext:value-type="float">
            <text:p>15.7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689.7042" calcext:value-type="float">
            <text:p>689.7042</text:p>
          </table:table-cell>
          <table:table-cell office:value-type="float" office:value="13281.3" calcext:value-type="float">
            <text:p>13281.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6.127" calcext:value-type="float">
            <text:p>-1046.127</text:p>
          </table:table-cell>
          <table:table-cell office:value-type="float" office:value="2753.028" calcext:value-type="float">
            <text:p>2753.02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7645" calcext:value-type="float">
            <text:p>119.7645</text:p>
          </table:table-cell>
          <table:table-cell office:value-type="float" office:value="118.4812" calcext:value-type="float">
            <text:p>118.4812</text:p>
          </table:table-cell>
          <table:table-cell office:value-type="float" office:value="0.1555476" calcext:value-type="float">
            <text:p>0.155547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89" calcext:value-type="float">
            <text:p>0.029063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89942" calcext:value-type="float">
            <text:p>0.1989942</text:p>
          </table:table-cell>
          <table:table-cell office:value-type="float" office:value="370" calcext:value-type="float">
            <text:p>370</text:p>
          </table:table-cell>
          <table:table-cell office:value-type="float" office:value="1.653258" calcext:value-type="float">
            <text:p>1.653258</text:p>
          </table:table-cell>
          <table:table-cell office:value-type="float" office:value="0" calcext:value-type="float">
            <text:p>0</text:p>
          </table:table-cell>
          <table:table-cell office:value-type="float" office:value="390.3044" calcext:value-type="float">
            <text:p>390.3044</text:p>
          </table:table-cell>
          <table:table-cell office:value-type="float" office:value="1306.924" calcext:value-type="float">
            <text:p>1306.924</text:p>
          </table:table-cell>
          <table:table-cell office:value-type="float" office:value="1616.653" calcext:value-type="float">
            <text:p>1616.653</text:p>
          </table:table-cell>
          <table:table-cell office:value-type="float" office:value="1282.547" calcext:value-type="float">
            <text:p>1282.547</text:p>
          </table:table-cell>
          <table:table-cell office:value-type="float" office:value="768.5882" calcext:value-type="float">
            <text:p>768.5882</text:p>
          </table:table-cell>
          <table:table-cell office:value-type="float" office:value="1105.613" calcext:value-type="float">
            <text:p>1105.613</text:p>
          </table:table-cell>
          <table:table-cell office:value-type="float" office:value="418.816" calcext:value-type="float">
            <text:p>418.816</text:p>
          </table:table-cell>
          <table:table-cell office:value-type="float" office:value="1853.437" calcext:value-type="float">
            <text:p>1853.437</text:p>
          </table:table-cell>
          <table:table-cell office:value-type="float" office:value="2088.922" calcext:value-type="float">
            <text:p>2088.922</text:p>
          </table:table-cell>
          <table:table-cell office:value-type="float" office:value="1671.617" calcext:value-type="float">
            <text:p>1671.617</text:p>
          </table:table-cell>
          <table:table-cell office:value-type="float" office:value="585.9427" calcext:value-type="float">
            <text:p>585.9427</text:p>
          </table:table-cell>
          <table:table-cell office:value-type="float" office:value="584.7021" calcext:value-type="float">
            <text:p>584.7021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35" calcext:value-type="float">
            <text:p>-0.01603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8.1461" calcext:value-type="float">
            <text:p>-758.1461</text:p>
          </table:table-cell>
          <table:table-cell office:value-type="float" office:value="0" calcext:value-type="float">
            <text:p>0</text:p>
          </table:table-cell>
          <table:table-cell office:value-type="float" office:value="15.62768" calcext:value-type="float">
            <text:p>15.6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688.2172" calcext:value-type="float">
            <text:p>688.2172</text:p>
          </table:table-cell>
          <table:table-cell office:value-type="float" office:value="13281.36" calcext:value-type="float">
            <text:p>13281.3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7.704" calcext:value-type="float">
            <text:p>-1047.704</text:p>
          </table:table-cell>
          <table:table-cell office:value-type="float" office:value="2757.64" calcext:value-type="float">
            <text:p>2757.6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7664" calcext:value-type="float">
            <text:p>119.7664</text:p>
          </table:table-cell>
          <table:table-cell office:value-type="float" office:value="118.3132" calcext:value-type="float">
            <text:p>118.3132</text:p>
          </table:table-cell>
          <table:table-cell office:value-type="float" office:value="0.1561607" calcext:value-type="float">
            <text:p>0.156160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89" calcext:value-type="float">
            <text:p>0.029063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39795" calcext:value-type="float">
            <text:p>0.1939795</text:p>
          </table:table-cell>
          <table:table-cell office:value-type="float" office:value="370" calcext:value-type="float">
            <text:p>370</text:p>
          </table:table-cell>
          <table:table-cell office:value-type="float" office:value="0.08173823" calcext:value-type="float">
            <text:p>0.08173823</text:p>
          </table:table-cell>
          <table:table-cell office:value-type="float" office:value="0" calcext:value-type="float">
            <text:p>0</text:p>
          </table:table-cell>
          <table:table-cell office:value-type="float" office:value="390.3926" calcext:value-type="float">
            <text:p>390.3926</text:p>
          </table:table-cell>
          <table:table-cell office:value-type="float" office:value="1306.548" calcext:value-type="float">
            <text:p>1306.548</text:p>
          </table:table-cell>
          <table:table-cell office:value-type="float" office:value="1616.186" calcext:value-type="float">
            <text:p>1616.186</text:p>
          </table:table-cell>
          <table:table-cell office:value-type="float" office:value="1282.39" calcext:value-type="float">
            <text:p>1282.39</text:p>
          </table:table-cell>
          <table:table-cell office:value-type="float" office:value="768.4709" calcext:value-type="float">
            <text:p>768.4709</text:p>
          </table:table-cell>
          <table:table-cell office:value-type="float" office:value="1105.557" calcext:value-type="float">
            <text:p>1105.557</text:p>
          </table:table-cell>
          <table:table-cell office:value-type="float" office:value="418.7867" calcext:value-type="float">
            <text:p>418.7867</text:p>
          </table:table-cell>
          <table:table-cell office:value-type="float" office:value="1853.393" calcext:value-type="float">
            <text:p>1853.393</text:p>
          </table:table-cell>
          <table:table-cell office:value-type="float" office:value="2088.887" calcext:value-type="float">
            <text:p>2088.887</text:p>
          </table:table-cell>
          <table:table-cell office:value-type="float" office:value="1671.588" calcext:value-type="float">
            <text:p>1671.588</text:p>
          </table:table-cell>
          <table:table-cell office:value-type="float" office:value="585.9309" calcext:value-type="float">
            <text:p>585.9309</text:p>
          </table:table-cell>
          <table:table-cell office:value-type="float" office:value="584.6696" calcext:value-type="float">
            <text:p>584.6696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3698" calcext:value-type="float">
            <text:p>-0.016036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59.5361" calcext:value-type="float">
            <text:p>-759.5361</text:p>
          </table:table-cell>
          <table:table-cell office:value-type="float" office:value="0" calcext:value-type="float">
            <text:p>0</text:p>
          </table:table-cell>
          <table:table-cell office:value-type="float" office:value="15.44552" calcext:value-type="float">
            <text:p>15.4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686.8535" calcext:value-type="float">
            <text:p>686.8535</text:p>
          </table:table-cell>
          <table:table-cell office:value-type="float" office:value="13281.41" calcext:value-type="float">
            <text:p>13281.41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49.134" calcext:value-type="float">
            <text:p>-1049.134</text:p>
          </table:table-cell>
          <table:table-cell office:value-type="float" office:value="2760.966" calcext:value-type="float">
            <text:p>2760.96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6155" calcext:value-type="float">
            <text:p>119.6155</text:p>
          </table:table-cell>
          <table:table-cell office:value-type="float" office:value="118.1995" calcext:value-type="float">
            <text:p>118.1995</text:p>
          </table:table-cell>
          <table:table-cell office:value-type="float" office:value="0.1567016" calcext:value-type="float">
            <text:p>0.156701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89" calcext:value-type="float">
            <text:p>0.029063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370" calcext:value-type="float">
            <text:p>370</text:p>
          </table:table-cell>
          <table:table-cell office:value-type="float" office:value="-1.346374" calcext:value-type="float">
            <text:p>-1.346374</text:p>
          </table:table-cell>
          <table:table-cell office:value-type="float" office:value="0" calcext:value-type="float">
            <text:p>0</text:p>
          </table:table-cell>
          <table:table-cell office:value-type="float" office:value="390.4923" calcext:value-type="float">
            <text:p>390.4923</text:p>
          </table:table-cell>
          <table:table-cell office:value-type="float" office:value="1306.177" calcext:value-type="float">
            <text:p>1306.177</text:p>
          </table:table-cell>
          <table:table-cell office:value-type="float" office:value="1615.751" calcext:value-type="float">
            <text:p>1615.751</text:p>
          </table:table-cell>
          <table:table-cell office:value-type="float" office:value="1282.247" calcext:value-type="float">
            <text:p>1282.247</text:p>
          </table:table-cell>
          <table:table-cell office:value-type="float" office:value="768.3563" calcext:value-type="float">
            <text:p>768.3563</text:p>
          </table:table-cell>
          <table:table-cell office:value-type="float" office:value="1105.503" calcext:value-type="float">
            <text:p>1105.503</text:p>
          </table:table-cell>
          <table:table-cell office:value-type="float" office:value="418.7574" calcext:value-type="float">
            <text:p>418.7574</text:p>
          </table:table-cell>
          <table:table-cell office:value-type="float" office:value="1853.349" calcext:value-type="float">
            <text:p>1853.349</text:p>
          </table:table-cell>
          <table:table-cell office:value-type="float" office:value="2088.852" calcext:value-type="float">
            <text:p>2088.852</text:p>
          </table:table-cell>
          <table:table-cell office:value-type="float" office:value="1671.56" calcext:value-type="float">
            <text:p>1671.56</text:p>
          </table:table-cell>
          <table:table-cell office:value-type="float" office:value="585.9192" calcext:value-type="float">
            <text:p>585.9192</text:p>
          </table:table-cell>
          <table:table-cell office:value-type="float" office:value="584.6371" calcext:value-type="float">
            <text:p>584.6371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3788" calcext:value-type="float">
            <text:p>-0.0160378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0.8104" calcext:value-type="float">
            <text:p>-760.8104</text:p>
          </table:table-cell>
          <table:table-cell office:value-type="float" office:value="0" calcext:value-type="float">
            <text:p>0</text:p>
          </table:table-cell>
          <table:table-cell office:value-type="float" office:value="15.28822" calcext:value-type="float">
            <text:p>15.28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685.1511" calcext:value-type="float">
            <text:p>685.1511</text:p>
          </table:table-cell>
          <table:table-cell office:value-type="float" office:value="13281.5" calcext:value-type="float">
            <text:p>13281.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0.802" calcext:value-type="float">
            <text:p>-1050.802</text:p>
          </table:table-cell>
          <table:table-cell office:value-type="float" office:value="2764.591" calcext:value-type="float">
            <text:p>2764.59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3956" calcext:value-type="float">
            <text:p>119.3956</text:p>
          </table:table-cell>
          <table:table-cell office:value-type="float" office:value="118.0324" calcext:value-type="float">
            <text:p>118.0324</text:p>
          </table:table-cell>
          <table:table-cell office:value-type="float" office:value="0.1572254" calcext:value-type="float">
            <text:p>0.157225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6389" calcext:value-type="float">
            <text:p>0.029063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370" calcext:value-type="float">
            <text:p>370</text:p>
          </table:table-cell>
          <table:table-cell office:value-type="float" office:value="-3.013941" calcext:value-type="float">
            <text:p>-3.013941</text:p>
          </table:table-cell>
          <table:table-cell office:value-type="float" office:value="0" calcext:value-type="float">
            <text:p>0</text:p>
          </table:table-cell>
          <table:table-cell office:value-type="float" office:value="390.6193" calcext:value-type="float">
            <text:p>390.6193</text:p>
          </table:table-cell>
          <table:table-cell office:value-type="float" office:value="1305.686" calcext:value-type="float">
            <text:p>1305.686</text:p>
          </table:table-cell>
          <table:table-cell office:value-type="float" office:value="1615.207" calcext:value-type="float">
            <text:p>1615.207</text:p>
          </table:table-cell>
          <table:table-cell office:value-type="float" office:value="1282.082" calcext:value-type="float">
            <text:p>1282.082</text:p>
          </table:table-cell>
          <table:table-cell office:value-type="float" office:value="768.2298" calcext:value-type="float">
            <text:p>768.2298</text:p>
          </table:table-cell>
          <table:table-cell office:value-type="float" office:value="1105.442" calcext:value-type="float">
            <text:p>1105.442</text:p>
          </table:table-cell>
          <table:table-cell office:value-type="float" office:value="418.7272" calcext:value-type="float">
            <text:p>418.7272</text:p>
          </table:table-cell>
          <table:table-cell office:value-type="float" office:value="1853.303" calcext:value-type="float">
            <text:p>1853.303</text:p>
          </table:table-cell>
          <table:table-cell office:value-type="float" office:value="2088.816" calcext:value-type="float">
            <text:p>2088.816</text:p>
          </table:table-cell>
          <table:table-cell office:value-type="float" office:value="1671.532" calcext:value-type="float">
            <text:p>1671.532</text:p>
          </table:table-cell>
          <table:table-cell office:value-type="float" office:value="585.9075" calcext:value-type="float">
            <text:p>585.9075</text:p>
          </table:table-cell>
          <table:table-cell office:value-type="float" office:value="584.6049" calcext:value-type="float">
            <text:p>584.6049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4011" calcext:value-type="float">
            <text:p>-0.0160401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2.3663" calcext:value-type="float">
            <text:p>-762.3663</text:p>
          </table:table-cell>
          <table:table-cell office:value-type="float" office:value="0" calcext:value-type="float">
            <text:p>0</text:p>
          </table:table-cell>
          <table:table-cell office:value-type="float" office:value="15.17835" calcext:value-type="float">
            <text:p>15.1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683.5679" calcext:value-type="float">
            <text:p>683.5679</text:p>
          </table:table-cell>
          <table:table-cell office:value-type="float" office:value="13281.54" calcext:value-type="float">
            <text:p>13281.5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2.106" calcext:value-type="float">
            <text:p>-1052.106</text:p>
          </table:table-cell>
          <table:table-cell office:value-type="float" office:value="2763.622" calcext:value-type="float">
            <text:p>2763.622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19.6752" calcext:value-type="float">
            <text:p>119.6752</text:p>
          </table:table-cell>
          <table:table-cell office:value-type="float" office:value="117.7765" calcext:value-type="float">
            <text:p>117.7765</text:p>
          </table:table-cell>
          <table:table-cell office:value-type="float" office:value="0.1576151" calcext:value-type="float">
            <text:p>0.157615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8474" calcext:value-type="float">
            <text:p>0.02908474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370" calcext:value-type="float">
            <text:p>370</text:p>
          </table:table-cell>
          <table:table-cell office:value-type="float" office:value="-4.317405" calcext:value-type="float">
            <text:p>-4.317405</text:p>
          </table:table-cell>
          <table:table-cell office:value-type="float" office:value="0" calcext:value-type="float">
            <text:p>0</text:p>
          </table:table-cell>
          <table:table-cell office:value-type="float" office:value="390.7343" calcext:value-type="float">
            <text:p>390.7343</text:p>
          </table:table-cell>
          <table:table-cell office:value-type="float" office:value="1305.316" calcext:value-type="float">
            <text:p>1305.316</text:p>
          </table:table-cell>
          <table:table-cell office:value-type="float" office:value="1614.718" calcext:value-type="float">
            <text:p>1614.718</text:p>
          </table:table-cell>
          <table:table-cell office:value-type="float" office:value="1281.923" calcext:value-type="float">
            <text:p>1281.923</text:p>
          </table:table-cell>
          <table:table-cell office:value-type="float" office:value="768.1019" calcext:value-type="float">
            <text:p>768.1019</text:p>
          </table:table-cell>
          <table:table-cell office:value-type="float" office:value="1105.377" calcext:value-type="float">
            <text:p>1105.377</text:p>
          </table:table-cell>
          <table:table-cell office:value-type="float" office:value="418.6949" calcext:value-type="float">
            <text:p>418.6949</text:p>
          </table:table-cell>
          <table:table-cell office:value-type="float" office:value="1853.256" calcext:value-type="float">
            <text:p>1853.256</text:p>
          </table:table-cell>
          <table:table-cell office:value-type="float" office:value="2088.781" calcext:value-type="float">
            <text:p>2088.781</text:p>
          </table:table-cell>
          <table:table-cell office:value-type="float" office:value="1671.504" calcext:value-type="float">
            <text:p>1671.504</text:p>
          </table:table-cell>
          <table:table-cell office:value-type="float" office:value="585.8959" calcext:value-type="float">
            <text:p>585.8959</text:p>
          </table:table-cell>
          <table:table-cell office:value-type="float" office:value="584.5729" calcext:value-type="float">
            <text:p>584.5729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04375" calcext:value-type="float">
            <text:p>-0.0160437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3.8531" calcext:value-type="float">
            <text:p>-763.8531</text:p>
          </table:table-cell>
          <table:table-cell office:value-type="float" office:value="0" calcext:value-type="float">
            <text:p>0</text:p>
          </table:table-cell>
          <table:table-cell office:value-type="float" office:value="15.36893" calcext:value-type="float">
            <text:p>15.36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682.0768" calcext:value-type="float">
            <text:p>682.0768</text:p>
          </table:table-cell>
          <table:table-cell office:value-type="float" office:value="13281.61" calcext:value-type="float">
            <text:p>13281.61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3.737" calcext:value-type="float">
            <text:p>-1053.737</text:p>
          </table:table-cell>
          <table:table-cell office:value-type="float" office:value="2768.295" calcext:value-type="float">
            <text:p>2768.29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0.1474" calcext:value-type="float">
            <text:p>120.1474</text:p>
          </table:table-cell>
          <table:table-cell office:value-type="float" office:value="117.3522" calcext:value-type="float">
            <text:p>117.3522</text:p>
          </table:table-cell>
          <table:table-cell office:value-type="float" office:value="0.1579072" calcext:value-type="float">
            <text:p>0.157907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8746" calcext:value-type="float">
            <text:p>0.0290874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370" calcext:value-type="float">
            <text:p>370</text:p>
          </table:table-cell>
          <table:table-cell office:value-type="float" office:value="-5.948098" calcext:value-type="float">
            <text:p>-5.948098</text:p>
          </table:table-cell>
          <table:table-cell office:value-type="float" office:value="0" calcext:value-type="float">
            <text:p>0</text:p>
          </table:table-cell>
          <table:table-cell office:value-type="float" office:value="390.8032" calcext:value-type="float">
            <text:p>390.8032</text:p>
          </table:table-cell>
          <table:table-cell office:value-type="float" office:value="1305.044" calcext:value-type="float">
            <text:p>1305.044</text:p>
          </table:table-cell>
          <table:table-cell office:value-type="float" office:value="1614.357" calcext:value-type="float">
            <text:p>1614.357</text:p>
          </table:table-cell>
          <table:table-cell office:value-type="float" office:value="1281.814" calcext:value-type="float">
            <text:p>1281.814</text:p>
          </table:table-cell>
          <table:table-cell office:value-type="float" office:value="768.0058" calcext:value-type="float">
            <text:p>768.0058</text:p>
          </table:table-cell>
          <table:table-cell office:value-type="float" office:value="1105.326" calcext:value-type="float">
            <text:p>1105.326</text:p>
          </table:table-cell>
          <table:table-cell office:value-type="float" office:value="418.666" calcext:value-type="float">
            <text:p>418.666</text:p>
          </table:table-cell>
          <table:table-cell office:value-type="float" office:value="1853.21" calcext:value-type="float">
            <text:p>1853.21</text:p>
          </table:table-cell>
          <table:table-cell office:value-type="float" office:value="2088.745" calcext:value-type="float">
            <text:p>2088.745</text:p>
          </table:table-cell>
          <table:table-cell office:value-type="float" office:value="1671.476" calcext:value-type="float">
            <text:p>1671.476</text:p>
          </table:table-cell>
          <table:table-cell office:value-type="float" office:value="585.8843" calcext:value-type="float">
            <text:p>585.8843</text:p>
          </table:table-cell>
          <table:table-cell office:value-type="float" office:value="584.541" calcext:value-type="float">
            <text:p>584.541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4911" calcext:value-type="float">
            <text:p>-0.0160491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5.2444" calcext:value-type="float">
            <text:p>-765.2444</text:p>
          </table:table-cell>
          <table:table-cell office:value-type="float" office:value="0" calcext:value-type="float">
            <text:p>0</text:p>
          </table:table-cell>
          <table:table-cell office:value-type="float" office:value="15.1329" calcext:value-type="float">
            <text:p>15.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680.9047" calcext:value-type="float">
            <text:p>680.9047</text:p>
          </table:table-cell>
          <table:table-cell office:value-type="float" office:value="13281.64" calcext:value-type="float">
            <text:p>13281.6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5.019" calcext:value-type="float">
            <text:p>-1055.019</text:p>
          </table:table-cell>
          <table:table-cell office:value-type="float" office:value="2771.978" calcext:value-type="float">
            <text:p>2771.97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0.4571" calcext:value-type="float">
            <text:p>120.4571</text:p>
          </table:table-cell>
          <table:table-cell office:value-type="float" office:value="117.055" calcext:value-type="float">
            <text:p>117.055</text:p>
          </table:table-cell>
          <table:table-cell office:value-type="float" office:value="0.1582403" calcext:value-type="float">
            <text:p>0.158240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8948" calcext:value-type="float">
            <text:p>0.0290894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92945" calcext:value-type="float">
            <text:p>0.192945</text:p>
          </table:table-cell>
          <table:table-cell office:value-type="float" office:value="370" calcext:value-type="float">
            <text:p>370</text:p>
          </table:table-cell>
          <table:table-cell office:value-type="float" office:value="-7.230481" calcext:value-type="float">
            <text:p>-7.230481</text:p>
          </table:table-cell>
          <table:table-cell office:value-type="float" office:value="0" calcext:value-type="float">
            <text:p>0</text:p>
          </table:table-cell>
          <table:table-cell office:value-type="float" office:value="390.8615" calcext:value-type="float">
            <text:p>390.8615</text:p>
          </table:table-cell>
          <table:table-cell office:value-type="float" office:value="1304.834" calcext:value-type="float">
            <text:p>1304.834</text:p>
          </table:table-cell>
          <table:table-cell office:value-type="float" office:value="1614.065" calcext:value-type="float">
            <text:p>1614.065</text:p>
          </table:table-cell>
          <table:table-cell office:value-type="float" office:value="1281.725" calcext:value-type="float">
            <text:p>1281.725</text:p>
          </table:table-cell>
          <table:table-cell office:value-type="float" office:value="767.9188" calcext:value-type="float">
            <text:p>767.9188</text:p>
          </table:table-cell>
          <table:table-cell office:value-type="float" office:value="1105.28" calcext:value-type="float">
            <text:p>1105.28</text:p>
          </table:table-cell>
          <table:table-cell office:value-type="float" office:value="418.6397" calcext:value-type="float">
            <text:p>418.6397</text:p>
          </table:table-cell>
          <table:table-cell office:value-type="float" office:value="1853.166" calcext:value-type="float">
            <text:p>1853.166</text:p>
          </table:table-cell>
          <table:table-cell office:value-type="float" office:value="2088.709" calcext:value-type="float">
            <text:p>2088.709</text:p>
          </table:table-cell>
          <table:table-cell office:value-type="float" office:value="1671.448" calcext:value-type="float">
            <text:p>1671.448</text:p>
          </table:table-cell>
          <table:table-cell office:value-type="float" office:value="585.8727" calcext:value-type="float">
            <text:p>585.8727</text:p>
          </table:table-cell>
          <table:table-cell office:value-type="float" office:value="584.5093" calcext:value-type="float">
            <text:p>584.5093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4938" calcext:value-type="float">
            <text:p>-0.0160493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6.3412" calcext:value-type="float">
            <text:p>-766.3412</text:p>
          </table:table-cell>
          <table:table-cell office:value-type="float" office:value="0" calcext:value-type="float">
            <text:p>0</text:p>
          </table:table-cell>
          <table:table-cell office:value-type="float" office:value="14.95328" calcext:value-type="float">
            <text:p>14.95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679.6456" calcext:value-type="float">
            <text:p>679.6456</text:p>
          </table:table-cell>
          <table:table-cell office:value-type="float" office:value="13281.69" calcext:value-type="float">
            <text:p>13281.6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6.388" calcext:value-type="float">
            <text:p>-1056.388</text:p>
          </table:table-cell>
          <table:table-cell office:value-type="float" office:value="2775.459" calcext:value-type="float">
            <text:p>2775.45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0.8227" calcext:value-type="float">
            <text:p>120.8227</text:p>
          </table:table-cell>
          <table:table-cell office:value-type="float" office:value="116.6698" calcext:value-type="float">
            <text:p>116.6698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089" calcext:value-type="float">
            <text:p>0.0290908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81677" calcext:value-type="float">
            <text:p>0.1881677</text:p>
          </table:table-cell>
          <table:table-cell office:value-type="float" office:value="370" calcext:value-type="float">
            <text:p>370</text:p>
          </table:table-cell>
          <table:table-cell office:value-type="float" office:value="-8.593998" calcext:value-type="float">
            <text:p>-8.593998</text:p>
          </table:table-cell>
          <table:table-cell office:value-type="float" office:value="0" calcext:value-type="float">
            <text:p>0</text:p>
          </table:table-cell>
          <table:table-cell office:value-type="float" office:value="390.9288" calcext:value-type="float">
            <text:p>390.9288</text:p>
          </table:table-cell>
          <table:table-cell office:value-type="float" office:value="1304.612" calcext:value-type="float">
            <text:p>1304.612</text:p>
          </table:table-cell>
          <table:table-cell office:value-type="float" office:value="1613.774" calcext:value-type="float">
            <text:p>1613.774</text:p>
          </table:table-cell>
          <table:table-cell office:value-type="float" office:value="1281.643" calcext:value-type="float">
            <text:p>1281.643</text:p>
          </table:table-cell>
          <table:table-cell office:value-type="float" office:value="767.8368" calcext:value-type="float">
            <text:p>767.8368</text:p>
          </table:table-cell>
          <table:table-cell office:value-type="float" office:value="1105.237" calcext:value-type="float">
            <text:p>1105.237</text:p>
          </table:table-cell>
          <table:table-cell office:value-type="float" office:value="418.6155" calcext:value-type="float">
            <text:p>418.6155</text:p>
          </table:table-cell>
          <table:table-cell office:value-type="float" office:value="1853.125" calcext:value-type="float">
            <text:p>1853.125</text:p>
          </table:table-cell>
          <table:table-cell office:value-type="float" office:value="2088.675" calcext:value-type="float">
            <text:p>2088.675</text:p>
          </table:table-cell>
          <table:table-cell office:value-type="float" office:value="1671.421" calcext:value-type="float">
            <text:p>1671.421</text:p>
          </table:table-cell>
          <table:table-cell office:value-type="float" office:value="585.8611" calcext:value-type="float">
            <text:p>585.8611</text:p>
          </table:table-cell>
          <table:table-cell office:value-type="float" office:value="584.4779" calcext:value-type="float">
            <text:p>584.4779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04961" calcext:value-type="float">
            <text:p>-0.0160496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7.5071" calcext:value-type="float">
            <text:p>-767.5071</text:p>
          </table:table-cell>
          <table:table-cell office:value-type="float" office:value="0" calcext:value-type="float">
            <text:p>0</text:p>
          </table:table-cell>
          <table:table-cell office:value-type="float" office:value="14.75838" calcext:value-type="float">
            <text:p>14.75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678.2529" calcext:value-type="float">
            <text:p>678.2529</text:p>
          </table:table-cell>
          <table:table-cell office:value-type="float" office:value="13281.77" calcext:value-type="float">
            <text:p>13281.7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7.815" calcext:value-type="float">
            <text:p>-1057.815</text:p>
          </table:table-cell>
          <table:table-cell office:value-type="float" office:value="2779.019" calcext:value-type="float">
            <text:p>2779.01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1.2566" calcext:value-type="float">
            <text:p>121.2566</text:p>
          </table:table-cell>
          <table:table-cell office:value-type="float" office:value="116.1992" calcext:value-type="float">
            <text:p>116.1992</text:p>
          </table:table-cell>
          <table:table-cell office:value-type="float" office:value="0.1589805" calcext:value-type="float">
            <text:p>0.158980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53" calcext:value-type="float">
            <text:p>0.0290915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31175" calcext:value-type="float">
            <text:p>0.1831175</text:p>
          </table:table-cell>
          <table:table-cell office:value-type="float" office:value="370" calcext:value-type="float">
            <text:p>370</text:p>
          </table:table-cell>
          <table:table-cell office:value-type="float" office:value="-10.01581" calcext:value-type="float">
            <text:p>-10.01581</text:p>
          </table:table-cell>
          <table:table-cell office:value-type="float" office:value="0" calcext:value-type="float">
            <text:p>0</text:p>
          </table:table-cell>
          <table:table-cell office:value-type="float" office:value="391.0033" calcext:value-type="float">
            <text:p>391.0033</text:p>
          </table:table-cell>
          <table:table-cell office:value-type="float" office:value="1304.37" calcext:value-type="float">
            <text:p>1304.37</text:p>
          </table:table-cell>
          <table:table-cell office:value-type="float" office:value="1613.468" calcext:value-type="float">
            <text:p>1613.468</text:p>
          </table:table-cell>
          <table:table-cell office:value-type="float" office:value="1281.556" calcext:value-type="float">
            <text:p>1281.556</text:p>
          </table:table-cell>
          <table:table-cell office:value-type="float" office:value="767.7574" calcext:value-type="float">
            <text:p>767.7574</text:p>
          </table:table-cell>
          <table:table-cell office:value-type="float" office:value="1105.194" calcext:value-type="float">
            <text:p>1105.194</text:p>
          </table:table-cell>
          <table:table-cell office:value-type="float" office:value="418.5922" calcext:value-type="float">
            <text:p>418.5922</text:p>
          </table:table-cell>
          <table:table-cell office:value-type="float" office:value="1853.085" calcext:value-type="float">
            <text:p>1853.085</text:p>
          </table:table-cell>
          <table:table-cell office:value-type="float" office:value="2088.642" calcext:value-type="float">
            <text:p>2088.642</text:p>
          </table:table-cell>
          <table:table-cell office:value-type="float" office:value="1671.393" calcext:value-type="float">
            <text:p>1671.393</text:p>
          </table:table-cell>
          <table:table-cell office:value-type="float" office:value="585.8497" calcext:value-type="float">
            <text:p>585.8497</text:p>
          </table:table-cell>
          <table:table-cell office:value-type="float" office:value="584.4466" calcext:value-type="float">
            <text:p>584.4466</text:p>
          </table:table-cell>
          <table:table-cell office:value-type="float" office:value="142.7753" calcext:value-type="float">
            <text:p>142.7753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04981" calcext:value-type="float">
            <text:p>-0.0160498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68.7824" calcext:value-type="float">
            <text:p>-768.7824</text:p>
          </table:table-cell>
          <table:table-cell office:value-type="float" office:value="0" calcext:value-type="float">
            <text:p>0</text:p>
          </table:table-cell>
          <table:table-cell office:value-type="float" office:value="14.61633" calcext:value-type="float">
            <text:p>14.6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676.4926" calcext:value-type="float">
            <text:p>676.4926</text:p>
          </table:table-cell>
          <table:table-cell office:value-type="float" office:value="13281.89" calcext:value-type="float">
            <text:p>13281.8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59.512" calcext:value-type="float">
            <text:p>-1059.512</text:p>
          </table:table-cell>
          <table:table-cell office:value-type="float" office:value="2783.163" calcext:value-type="float">
            <text:p>2783.16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1.8573" calcext:value-type="float">
            <text:p>121.8573</text:p>
          </table:table-cell>
          <table:table-cell office:value-type="float" office:value="115.5167" calcext:value-type="float">
            <text:p>115.5167</text:p>
          </table:table-cell>
          <table:table-cell office:value-type="float" office:value="0.1593738" calcext:value-type="float">
            <text:p>0.159373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53" calcext:value-type="float">
            <text:p>0.0290915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11.71016" calcext:value-type="float">
            <text:p>-11.71016</text:p>
          </table:table-cell>
          <table:table-cell office:value-type="float" office:value="0" calcext:value-type="float">
            <text:p>0</text:p>
          </table:table-cell>
          <table:table-cell office:value-type="float" office:value="391.1054" calcext:value-type="float">
            <text:p>391.1054</text:p>
          </table:table-cell>
          <table:table-cell office:value-type="float" office:value="1304.073" calcext:value-type="float">
            <text:p>1304.073</text:p>
          </table:table-cell>
          <table:table-cell office:value-type="float" office:value="1613.104" calcext:value-type="float">
            <text:p>1613.104</text:p>
          </table:table-cell>
          <table:table-cell office:value-type="float" office:value="1281.457" calcext:value-type="float">
            <text:p>1281.457</text:p>
          </table:table-cell>
          <table:table-cell office:value-type="float" office:value="767.6734" calcext:value-type="float">
            <text:p>767.6734</text:p>
          </table:table-cell>
          <table:table-cell office:value-type="float" office:value="1105.15" calcext:value-type="float">
            <text:p>1105.15</text:p>
          </table:table-cell>
          <table:table-cell office:value-type="float" office:value="418.5685" calcext:value-type="float">
            <text:p>418.5685</text:p>
          </table:table-cell>
          <table:table-cell office:value-type="float" office:value="1853.045" calcext:value-type="float">
            <text:p>1853.045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1671.367" calcext:value-type="float">
            <text:p>1671.367</text:p>
          </table:table-cell>
          <table:table-cell office:value-type="float" office:value="585.8383" calcext:value-type="float">
            <text:p>585.8383</text:p>
          </table:table-cell>
          <table:table-cell office:value-type="float" office:value="584.4155" calcext:value-type="float">
            <text:p>584.4155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05005" calcext:value-type="float">
            <text:p>-0.01605005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70.3673" calcext:value-type="float">
            <text:p>-770.3673</text:p>
          </table:table-cell>
          <table:table-cell office:value-type="float" office:value="0" calcext:value-type="float">
            <text:p>0</text:p>
          </table:table-cell>
          <table:table-cell office:value-type="float" office:value="14.51194" calcext:value-type="float">
            <text:p>14.5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673.8312" calcext:value-type="float">
            <text:p>673.8312</text:p>
          </table:table-cell>
          <table:table-cell office:value-type="float" office:value="13282.14" calcext:value-type="float">
            <text:p>13282.1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61.911" calcext:value-type="float">
            <text:p>-1061.911</text:p>
          </table:table-cell>
          <table:table-cell office:value-type="float" office:value="2789.419" calcext:value-type="float">
            <text:p>2789.41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2.8856" calcext:value-type="float">
            <text:p>122.8856</text:p>
          </table:table-cell>
          <table:table-cell office:value-type="float" office:value="114.3508" calcext:value-type="float">
            <text:p>114.3508</text:p>
          </table:table-cell>
          <table:table-cell office:value-type="float" office:value="0.1597813" calcext:value-type="float">
            <text:p>0.159781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53" calcext:value-type="float">
            <text:p>0.0290915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14.10892" calcext:value-type="float">
            <text:p>-14.10892</text:p>
          </table:table-cell>
          <table:table-cell office:value-type="float" office:value="0" calcext:value-type="float">
            <text:p>0</text:p>
          </table:table-cell>
          <table:table-cell office:value-type="float" office:value="391.2722" calcext:value-type="float">
            <text:p>391.2722</text:p>
          </table:table-cell>
          <table:table-cell office:value-type="float" office:value="1303.618" calcext:value-type="float">
            <text:p>1303.618</text:p>
          </table:table-cell>
          <table:table-cell office:value-type="float" office:value="1612.593" calcext:value-type="float">
            <text:p>1612.593</text:p>
          </table:table-cell>
          <table:table-cell office:value-type="float" office:value="1281.331" calcext:value-type="float">
            <text:p>1281.331</text:p>
          </table:table-cell>
          <table:table-cell office:value-type="float" office:value="767.5714" calcext:value-type="float">
            <text:p>767.5714</text:p>
          </table:table-cell>
          <table:table-cell office:value-type="float" office:value="1105.099" calcext:value-type="float">
            <text:p>1105.099</text:p>
          </table:table-cell>
          <table:table-cell office:value-type="float" office:value="418.5428" calcext:value-type="float">
            <text:p>418.5428</text:p>
          </table:table-cell>
          <table:table-cell office:value-type="float" office:value="1853.005" calcext:value-type="float">
            <text:p>1853.005</text:p>
          </table:table-cell>
          <table:table-cell office:value-type="float" office:value="2088.578" calcext:value-type="float">
            <text:p>2088.578</text:p>
          </table:table-cell>
          <table:table-cell office:value-type="float" office:value="1671.34" calcext:value-type="float">
            <text:p>1671.34</text:p>
          </table:table-cell>
          <table:table-cell office:value-type="float" office:value="585.8269" calcext:value-type="float">
            <text:p>585.8269</text:p>
          </table:table-cell>
          <table:table-cell office:value-type="float" office:value="584.3847" calcext:value-type="float">
            <text:p>584.3847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4" calcext:value-type="float">
            <text:p>35.68524</text:p>
          </table:table-cell>
          <table:table-cell office:value-type="float" office:value="0" calcext:value-type="float">
            <text:p>0</text:p>
          </table:table-cell>
          <table:table-cell office:value-type="float" office:value="-0.01605087" calcext:value-type="float">
            <text:p>-0.0160508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72.7222" calcext:value-type="float">
            <text:p>-772.7222</text:p>
          </table:table-cell>
          <table:table-cell office:value-type="float" office:value="0" calcext:value-type="float">
            <text:p>0</text:p>
          </table:table-cell>
          <table:table-cell office:value-type="float" office:value="14.47535" calcext:value-type="float">
            <text:p>14.4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670.4969" calcext:value-type="float">
            <text:p>670.4969</text:p>
          </table:table-cell>
          <table:table-cell office:value-type="float" office:value="13282.49" calcext:value-type="float">
            <text:p>13282.4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64.877" calcext:value-type="float">
            <text:p>-1064.877</text:p>
          </table:table-cell>
          <table:table-cell office:value-type="float" office:value="2797.416" calcext:value-type="float">
            <text:p>2797.41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112.8828" calcext:value-type="float">
            <text:p>112.8828</text:p>
          </table:table-cell>
          <table:table-cell office:value-type="float" office:value="0.1602034" calcext:value-type="float">
            <text:p>0.160203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53" calcext:value-type="float">
            <text:p>0.0290915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17.07445" calcext:value-type="float">
            <text:p>-17.07445</text:p>
          </table:table-cell>
          <table:table-cell office:value-type="float" office:value="0" calcext:value-type="float">
            <text:p>0</text:p>
          </table:table-cell>
          <table:table-cell office:value-type="float" office:value="391.4972" calcext:value-type="float">
            <text:p>391.4972</text:p>
          </table:table-cell>
          <table:table-cell office:value-type="float" office:value="1303.036" calcext:value-type="float">
            <text:p>1303.036</text:p>
          </table:table-cell>
          <table:table-cell office:value-type="float" office:value="1611.932" calcext:value-type="float">
            <text:p>1611.932</text:p>
          </table:table-cell>
          <table:table-cell office:value-type="float" office:value="1281.171" calcext:value-type="float">
            <text:p>1281.171</text:p>
          </table:table-cell>
          <table:table-cell office:value-type="float" office:value="767.4555" calcext:value-type="float">
            <text:p>767.4555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418.5136" calcext:value-type="float">
            <text:p>418.5136</text:p>
          </table:table-cell>
          <table:table-cell office:value-type="float" office:value="1852.964" calcext:value-type="float">
            <text:p>1852.964</text:p>
          </table:table-cell>
          <table:table-cell office:value-type="float" office:value="2088.546" calcext:value-type="float">
            <text:p>2088.546</text:p>
          </table:table-cell>
          <table:table-cell office:value-type="float" office:value="1671.314" calcext:value-type="float">
            <text:p>1671.314</text:p>
          </table:table-cell>
          <table:table-cell office:value-type="float" office:value="585.8156" calcext:value-type="float">
            <text:p>585.8156</text:p>
          </table:table-cell>
          <table:table-cell office:value-type="float" office:value="584.3542" calcext:value-type="float">
            <text:p>584.3542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4" calcext:value-type="float">
            <text:p>35.68524</text:p>
          </table:table-cell>
          <table:table-cell office:value-type="float" office:value="0" calcext:value-type="float">
            <text:p>0</text:p>
          </table:table-cell>
          <table:table-cell office:value-type="float" office:value="-0.01605247" calcext:value-type="float">
            <text:p>-0.0160524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75.6553" calcext:value-type="float">
            <text:p>-775.6553</text:p>
          </table:table-cell>
          <table:table-cell office:value-type="float" office:value="0" calcext:value-type="float">
            <text:p>0</text:p>
          </table:table-cell>
          <table:table-cell office:value-type="float" office:value="14.44625" calcext:value-type="float">
            <text:p>14.4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668.1858" calcext:value-type="float">
            <text:p>668.1858</text:p>
          </table:table-cell>
          <table:table-cell office:value-type="float" office:value="13282.69" calcext:value-type="float">
            <text:p>13282.6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66.524" calcext:value-type="float">
            <text:p>-1066.524</text:p>
          </table:table-cell>
          <table:table-cell office:value-type="float" office:value="2798.46" calcext:value-type="float">
            <text:p>2798.4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4.9392" calcext:value-type="float">
            <text:p>124.9392</text:p>
          </table:table-cell>
          <table:table-cell office:value-type="float" office:value="111.964" calcext:value-type="float">
            <text:p>111.964</text:p>
          </table:table-cell>
          <table:table-cell office:value-type="float" office:value="0.1604666" calcext:value-type="float">
            <text:p>0.160466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99" calcext:value-type="float">
            <text:p>0.0290919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18.72104" calcext:value-type="float">
            <text:p>-18.72104</text:p>
          </table:table-cell>
          <table:table-cell office:value-type="float" office:value="0" calcext:value-type="float">
            <text:p>0</text:p>
          </table:table-cell>
          <table:table-cell office:value-type="float" office:value="391.7337" calcext:value-type="float">
            <text:p>391.7337</text:p>
          </table:table-cell>
          <table:table-cell office:value-type="float" office:value="1302.64" calcext:value-type="float">
            <text:p>1302.64</text:p>
          </table:table-cell>
          <table:table-cell office:value-type="float" office:value="1611.387" calcext:value-type="float">
            <text:p>1611.387</text:p>
          </table:table-cell>
          <table:table-cell office:value-type="float" office:value="1281.037" calcext:value-type="float">
            <text:p>1281.037</text:p>
          </table:table-cell>
          <table:table-cell office:value-type="float" office:value="767.3416" calcext:value-type="float">
            <text:p>767.3416</text:p>
          </table:table-cell>
          <table:table-cell office:value-type="float" office:value="1104.979" calcext:value-type="float">
            <text:p>1104.979</text:p>
          </table:table-cell>
          <table:table-cell office:value-type="float" office:value="418.4824" calcext:value-type="float">
            <text:p>418.4824</text:p>
          </table:table-cell>
          <table:table-cell office:value-type="float" office:value="1852.92" calcext:value-type="float">
            <text:p>1852.92</text:p>
          </table:table-cell>
          <table:table-cell office:value-type="float" office:value="2088.514" calcext:value-type="float">
            <text:p>2088.514</text:p>
          </table:table-cell>
          <table:table-cell office:value-type="float" office:value="1671.287" calcext:value-type="float">
            <text:p>1671.287</text:p>
          </table:table-cell>
          <table:table-cell office:value-type="float" office:value="585.8074" calcext:value-type="float">
            <text:p>585.8074</text:p>
          </table:table-cell>
          <table:table-cell office:value-type="float" office:value="584.324" calcext:value-type="float">
            <text:p>584.324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4" calcext:value-type="float">
            <text:p>35.68524</text:p>
          </table:table-cell>
          <table:table-cell office:value-type="float" office:value="0" calcext:value-type="float">
            <text:p>0</text:p>
          </table:table-cell>
          <table:table-cell office:value-type="float" office:value="-0.01609817" calcext:value-type="float">
            <text:p>-0.0160981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77.7087" calcext:value-type="float">
            <text:p>-777.7087</text:p>
          </table:table-cell>
          <table:table-cell office:value-type="float" office:value="0" calcext:value-type="float">
            <text:p>0</text:p>
          </table:table-cell>
          <table:table-cell office:value-type="float" office:value="14.85923" calcext:value-type="float">
            <text:p>14.85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666.0576" calcext:value-type="float">
            <text:p>666.0576</text:p>
          </table:table-cell>
          <table:table-cell office:value-type="float" office:value="13282.88" calcext:value-type="float">
            <text:p>13282.8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68.403" calcext:value-type="float">
            <text:p>-1068.403</text:p>
          </table:table-cell>
          <table:table-cell office:value-type="float" office:value="2802.854" calcext:value-type="float">
            <text:p>2802.85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5.6286" calcext:value-type="float">
            <text:p>125.6286</text:p>
          </table:table-cell>
          <table:table-cell office:value-type="float" office:value="111.1788" calcext:value-type="float">
            <text:p>111.1788</text:p>
          </table:table-cell>
          <table:table-cell office:value-type="float" office:value="0.1606502" calcext:value-type="float">
            <text:p>0.160650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199" calcext:value-type="float">
            <text:p>0.0290919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20.59963" calcext:value-type="float">
            <text:p>-20.59963</text:p>
          </table:table-cell>
          <table:table-cell office:value-type="float" office:value="0" calcext:value-type="float">
            <text:p>0</text:p>
          </table:table-cell>
          <table:table-cell office:value-type="float" office:value="391.8896" calcext:value-type="float">
            <text:p>391.8896</text:p>
          </table:table-cell>
          <table:table-cell office:value-type="float" office:value="1302.254" calcext:value-type="float">
            <text:p>1302.254</text:p>
          </table:table-cell>
          <table:table-cell office:value-type="float" office:value="1610.896" calcext:value-type="float">
            <text:p>1610.896</text:p>
          </table:table-cell>
          <table:table-cell office:value-type="float" office:value="1280.921" calcext:value-type="float">
            <text:p>1280.921</text:p>
          </table:table-cell>
          <table:table-cell office:value-type="float" office:value="767.2449" calcext:value-type="float">
            <text:p>767.2449</text:p>
          </table:table-cell>
          <table:table-cell office:value-type="float" office:value="1104.928" calcext:value-type="float">
            <text:p>1104.928</text:p>
          </table:table-cell>
          <table:table-cell office:value-type="float" office:value="418.4533" calcext:value-type="float">
            <text:p>418.4533</text:p>
          </table:table-cell>
          <table:table-cell office:value-type="float" office:value="1852.876" calcext:value-type="float">
            <text:p>1852.876</text:p>
          </table:table-cell>
          <table:table-cell office:value-type="float" office:value="2088.482" calcext:value-type="float">
            <text:p>2088.482</text:p>
          </table:table-cell>
          <table:table-cell office:value-type="float" office:value="1671.261" calcext:value-type="float">
            <text:p>1671.261</text:p>
          </table:table-cell>
          <table:table-cell office:value-type="float" office:value="585.8021" calcext:value-type="float">
            <text:p>585.8021</text:p>
          </table:table-cell>
          <table:table-cell office:value-type="float" office:value="584.2941" calcext:value-type="float">
            <text:p>584.2941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11791" calcext:value-type="float">
            <text:p>-0.016117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79.6062" calcext:value-type="float">
            <text:p>-779.6062</text:p>
          </table:table-cell>
          <table:table-cell office:value-type="float" office:value="0" calcext:value-type="float">
            <text:p>0</text:p>
          </table:table-cell>
          <table:table-cell office:value-type="float" office:value="14.88256" calcext:value-type="float">
            <text:p>14.88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664.0106" calcext:value-type="float">
            <text:p>664.0106</text:p>
          </table:table-cell>
          <table:table-cell office:value-type="float" office:value="13283.06" calcext:value-type="float">
            <text:p>13283.0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0.452" calcext:value-type="float">
            <text:p>-1070.452</text:p>
          </table:table-cell>
          <table:table-cell office:value-type="float" office:value="2808.753" calcext:value-type="float">
            <text:p>2808.75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6.3491" calcext:value-type="float">
            <text:p>126.3491</text:p>
          </table:table-cell>
          <table:table-cell office:value-type="float" office:value="110.4035" calcext:value-type="float">
            <text:p>110.4035</text:p>
          </table:table-cell>
          <table:table-cell office:value-type="float" office:value="0.1608492" calcext:value-type="float">
            <text:p>0.160849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22" calcext:value-type="float">
            <text:p>0.029092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22.64826" calcext:value-type="float">
            <text:p>-22.64826</text:p>
          </table:table-cell>
          <table:table-cell office:value-type="float" office:value="0" calcext:value-type="float">
            <text:p>0</text:p>
          </table:table-cell>
          <table:table-cell office:value-type="float" office:value="392.0187" calcext:value-type="float">
            <text:p>392.0187</text:p>
          </table:table-cell>
          <table:table-cell office:value-type="float" office:value="1301.893" calcext:value-type="float">
            <text:p>1301.893</text:p>
          </table:table-cell>
          <table:table-cell office:value-type="float" office:value="1610.436" calcext:value-type="float">
            <text:p>1610.436</text:p>
          </table:table-cell>
          <table:table-cell office:value-type="float" office:value="1280.821" calcext:value-type="float">
            <text:p>1280.821</text:p>
          </table:table-cell>
          <table:table-cell office:value-type="float" office:value="767.1486" calcext:value-type="float">
            <text:p>767.1486</text:p>
          </table:table-cell>
          <table:table-cell office:value-type="float" office:value="1104.88" calcext:value-type="float">
            <text:p>1104.88</text:p>
          </table:table-cell>
          <table:table-cell office:value-type="float" office:value="418.4259" calcext:value-type="float">
            <text:p>418.4259</text:p>
          </table:table-cell>
          <table:table-cell office:value-type="float" office:value="1852.834" calcext:value-type="float">
            <text:p>1852.834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1671.235" calcext:value-type="float">
            <text:p>1671.235</text:p>
          </table:table-cell>
          <table:table-cell office:value-type="float" office:value="585.7968" calcext:value-type="float">
            <text:p>585.7968</text:p>
          </table:table-cell>
          <table:table-cell office:value-type="float" office:value="584.2644" calcext:value-type="float">
            <text:p>584.2644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12193" calcext:value-type="float">
            <text:p>-0.01612193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1.4375" calcext:value-type="float">
            <text:p>-781.4375</text:p>
          </table:table-cell>
          <table:table-cell office:value-type="float" office:value="0" calcext:value-type="float">
            <text:p>0</text:p>
          </table:table-cell>
          <table:table-cell office:value-type="float" office:value="14.66993" calcext:value-type="float">
            <text:p>14.6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662.3652" calcext:value-type="float">
            <text:p>662.3652</text:p>
          </table:table-cell>
          <table:table-cell office:value-type="float" office:value="13283.19" calcext:value-type="float">
            <text:p>13283.1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2.163" calcext:value-type="float">
            <text:p>-1072.163</text:p>
          </table:table-cell>
          <table:table-cell office:value-type="float" office:value="2813.293" calcext:value-type="float">
            <text:p>2813.29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6.8561" calcext:value-type="float">
            <text:p>126.8561</text:p>
          </table:table-cell>
          <table:table-cell office:value-type="float" office:value="109.8149" calcext:value-type="float">
            <text:p>109.8149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413" calcext:value-type="float">
            <text:p>0.0290941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810817" calcext:value-type="float">
            <text:p>0.1810817</text:p>
          </table:table-cell>
          <table:table-cell office:value-type="float" office:value="370" calcext:value-type="float">
            <text:p>370</text:p>
          </table:table-cell>
          <table:table-cell office:value-type="float" office:value="-24.35911" calcext:value-type="float">
            <text:p>-24.35911</text:p>
          </table:table-cell>
          <table:table-cell office:value-type="float" office:value="0" calcext:value-type="float">
            <text:p>0</text:p>
          </table:table-cell>
          <table:table-cell office:value-type="float" office:value="392.1259" calcext:value-type="float">
            <text:p>392.1259</text:p>
          </table:table-cell>
          <table:table-cell office:value-type="float" office:value="1301.611" calcext:value-type="float">
            <text:p>1301.611</text:p>
          </table:table-cell>
          <table:table-cell office:value-type="float" office:value="1610.056" calcext:value-type="float">
            <text:p>1610.056</text:p>
          </table:table-cell>
          <table:table-cell office:value-type="float" office:value="1280.738" calcext:value-type="float">
            <text:p>1280.738</text:p>
          </table:table-cell>
          <table:table-cell office:value-type="float" office:value="767.0645" calcext:value-type="float">
            <text:p>767.0645</text:p>
          </table:table-cell>
          <table:table-cell office:value-type="float" office:value="1104.834" calcext:value-type="float">
            <text:p>1104.834</text:p>
          </table:table-cell>
          <table:table-cell office:value-type="float" office:value="418.3999" calcext:value-type="float">
            <text:p>418.3999</text:p>
          </table:table-cell>
          <table:table-cell office:value-type="float" office:value="1852.793" calcext:value-type="float">
            <text:p>1852.793</text:p>
          </table:table-cell>
          <table:table-cell office:value-type="float" office:value="2088.418" calcext:value-type="float">
            <text:p>2088.418</text:p>
          </table:table-cell>
          <table:table-cell office:value-type="float" office:value="1671.209" calcext:value-type="float">
            <text:p>1671.209</text:p>
          </table:table-cell>
          <table:table-cell office:value-type="float" office:value="585.7916" calcext:value-type="float">
            <text:p>585.7916</text:p>
          </table:table-cell>
          <table:table-cell office:value-type="float" office:value="584.235" calcext:value-type="float">
            <text:p>584.235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12242" calcext:value-type="float">
            <text:p>-0.01612242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2.9158" calcext:value-type="float">
            <text:p>-782.9158</text:p>
          </table:table-cell>
          <table:table-cell office:value-type="float" office:value="0" calcext:value-type="float">
            <text:p>0</text:p>
          </table:table-cell>
          <table:table-cell office:value-type="float" office:value="14.43909" calcext:value-type="float">
            <text:p>14.43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660.4911" calcext:value-type="float">
            <text:p>660.4911</text:p>
          </table:table-cell>
          <table:table-cell office:value-type="float" office:value="13283.35" calcext:value-type="float">
            <text:p>13283.3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3.896" calcext:value-type="float">
            <text:p>-1073.896</text:p>
          </table:table-cell>
          <table:table-cell office:value-type="float" office:value="2817.991" calcext:value-type="float">
            <text:p>2817.99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7.4818" calcext:value-type="float">
            <text:p>127.4818</text:p>
          </table:table-cell>
          <table:table-cell office:value-type="float" office:value="109.0462" calcext:value-type="float">
            <text:p>109.0462</text:p>
          </table:table-cell>
          <table:table-cell office:value-type="float" office:value="0.161292" calcext:value-type="float">
            <text:p>0.16129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413" calcext:value-type="float">
            <text:p>0.0290941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799314" calcext:value-type="float">
            <text:p>0.1799314</text:p>
          </table:table-cell>
          <table:table-cell office:value-type="float" office:value="370" calcext:value-type="float">
            <text:p>370</text:p>
          </table:table-cell>
          <table:table-cell office:value-type="float" office:value="-26.0915" calcext:value-type="float">
            <text:p>-26.0915</text:p>
          </table:table-cell>
          <table:table-cell office:value-type="float" office:value="0" calcext:value-type="float">
            <text:p>0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1301.299" calcext:value-type="float">
            <text:p>1301.299</text:p>
          </table:table-cell>
          <table:table-cell office:value-type="float" office:value="1609.659" calcext:value-type="float">
            <text:p>1609.659</text:p>
          </table:table-cell>
          <table:table-cell office:value-type="float" office:value="1280.653" calcext:value-type="float">
            <text:p>1280.653</text:p>
          </table:table-cell>
          <table:table-cell office:value-type="float" office:value="766.9871" calcext:value-type="float">
            <text:p>766.9871</text:p>
          </table:table-cell>
          <table:table-cell office:value-type="float" office:value="1104.791" calcext:value-type="float">
            <text:p>1104.791</text:p>
          </table:table-cell>
          <table:table-cell office:value-type="float" office:value="418.3751" calcext:value-type="float">
            <text:p>418.3751</text:p>
          </table:table-cell>
          <table:table-cell office:value-type="float" office:value="1852.753" calcext:value-type="float">
            <text:p>1852.753</text:p>
          </table:table-cell>
          <table:table-cell office:value-type="float" office:value="2088.386" calcext:value-type="float">
            <text:p>2088.386</text:p>
          </table:table-cell>
          <table:table-cell office:value-type="float" office:value="1671.183" calcext:value-type="float">
            <text:p>1671.183</text:p>
          </table:table-cell>
          <table:table-cell office:value-type="float" office:value="585.7864" calcext:value-type="float">
            <text:p>585.7864</text:p>
          </table:table-cell>
          <table:table-cell office:value-type="float" office:value="584.2059" calcext:value-type="float">
            <text:p>584.2059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12278" calcext:value-type="float">
            <text:p>-0.0161227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4.5822" calcext:value-type="float">
            <text:p>-784.5822</text:p>
          </table:table-cell>
          <table:table-cell office:value-type="float" office:value="0" calcext:value-type="float">
            <text:p>0</text:p>
          </table:table-cell>
          <table:table-cell office:value-type="float" office:value="14.37528" calcext:value-type="float">
            <text:p>14.3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659.0287" calcext:value-type="float">
            <text:p>659.0287</text:p>
          </table:table-cell>
          <table:table-cell office:value-type="float" office:value="13283.46" calcext:value-type="float">
            <text:p>13283.4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5.341" calcext:value-type="float">
            <text:p>-1075.341</text:p>
          </table:table-cell>
          <table:table-cell office:value-type="float" office:value="2822.31" calcext:value-type="float">
            <text:p>2822.3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7.9198" calcext:value-type="float">
            <text:p>127.9198</text:p>
          </table:table-cell>
          <table:table-cell office:value-type="float" office:value="108.5401" calcext:value-type="float">
            <text:p>108.5401</text:p>
          </table:table-cell>
          <table:table-cell office:value-type="float" office:value="0.1615282" calcext:value-type="float">
            <text:p>0.161528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51" calcext:value-type="float">
            <text:p>0.02909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786085" calcext:value-type="float">
            <text:p>0.1786085</text:p>
          </table:table-cell>
          <table:table-cell office:value-type="float" office:value="370" calcext:value-type="float">
            <text:p>370</text:p>
          </table:table-cell>
          <table:table-cell office:value-type="float" office:value="-27.53415" calcext:value-type="float">
            <text:p>-27.53415</text:p>
          </table:table-cell>
          <table:table-cell office:value-type="float" office:value="0" calcext:value-type="float">
            <text:p>0</text:p>
          </table:table-cell>
          <table:table-cell office:value-type="float" office:value="392.3511" calcext:value-type="float">
            <text:p>392.3511</text:p>
          </table:table-cell>
          <table:table-cell office:value-type="float" office:value="1301.052" calcext:value-type="float">
            <text:p>1301.052</text:p>
          </table:table-cell>
          <table:table-cell office:value-type="float" office:value="1609.302" calcext:value-type="float">
            <text:p>1609.302</text:p>
          </table:table-cell>
          <table:table-cell office:value-type="float" office:value="1280.582" calcext:value-type="float">
            <text:p>1280.582</text:p>
          </table:table-cell>
          <table:table-cell office:value-type="float" office:value="766.9105" calcext:value-type="float">
            <text:p>766.9105</text:p>
          </table:table-cell>
          <table:table-cell office:value-type="float" office:value="1104.749" calcext:value-type="float">
            <text:p>1104.749</text:p>
          </table:table-cell>
          <table:table-cell office:value-type="float" office:value="418.3509" calcext:value-type="float">
            <text:p>418.3509</text:p>
          </table:table-cell>
          <table:table-cell office:value-type="float" office:value="1852.714" calcext:value-type="float">
            <text:p>1852.714</text:p>
          </table:table-cell>
          <table:table-cell office:value-type="float" office:value="2088.355" calcext:value-type="float">
            <text:p>2088.355</text:p>
          </table:table-cell>
          <table:table-cell office:value-type="float" office:value="1671.158" calcext:value-type="float">
            <text:p>1671.158</text:p>
          </table:table-cell>
          <table:table-cell office:value-type="float" office:value="585.7814" calcext:value-type="float">
            <text:p>585.7814</text:p>
          </table:table-cell>
          <table:table-cell office:value-type="float" office:value="584.1771" calcext:value-type="float">
            <text:p>584.1771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12298" calcext:value-type="float">
            <text:p>-0.016122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5.9041" calcext:value-type="float">
            <text:p>-785.9041</text:p>
          </table:table-cell>
          <table:table-cell office:value-type="float" office:value="0" calcext:value-type="float">
            <text:p>0</text:p>
          </table:table-cell>
          <table:table-cell office:value-type="float" office:value="14.25288" calcext:value-type="float">
            <text:p>14.2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657.5709" calcext:value-type="float">
            <text:p>657.5709</text:p>
          </table:table-cell>
          <table:table-cell office:value-type="float" office:value="13283.57" calcext:value-type="float">
            <text:p>13283.5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6.752" calcext:value-type="float">
            <text:p>-1076.752</text:p>
          </table:table-cell>
          <table:table-cell office:value-type="float" office:value="2826.613" calcext:value-type="float">
            <text:p>2826.61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8.389" calcext:value-type="float">
            <text:p>128.389</text:p>
          </table:table-cell>
          <table:table-cell office:value-type="float" office:value="107.9584" calcext:value-type="float">
            <text:p>107.9584</text:p>
          </table:table-cell>
          <table:table-cell office:value-type="float" office:value="0.1618116" calcext:value-type="float">
            <text:p>0.161811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716" calcext:value-type="float">
            <text:p>0.0290971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786085" calcext:value-type="float">
            <text:p>0.1786085</text:p>
          </table:table-cell>
          <table:table-cell office:value-type="float" office:value="370" calcext:value-type="float">
            <text:p>370</text:p>
          </table:table-cell>
          <table:table-cell office:value-type="float" office:value="-28.94525" calcext:value-type="float">
            <text:p>-28.94525</text:p>
          </table:table-cell>
          <table:table-cell office:value-type="float" office:value="0" calcext:value-type="float">
            <text:p>0</text:p>
          </table:table-cell>
          <table:table-cell office:value-type="float" office:value="392.4558" calcext:value-type="float">
            <text:p>392.4558</text:p>
          </table:table-cell>
          <table:table-cell office:value-type="float" office:value="1300.812" calcext:value-type="float">
            <text:p>1300.812</text:p>
          </table:table-cell>
          <table:table-cell office:value-type="float" office:value="1608.987" calcext:value-type="float">
            <text:p>1608.987</text:p>
          </table:table-cell>
          <table:table-cell office:value-type="float" office:value="1280.521" calcext:value-type="float">
            <text:p>1280.521</text:p>
          </table:table-cell>
          <table:table-cell office:value-type="float" office:value="766.8441" calcext:value-type="float">
            <text:p>766.8441</text:p>
          </table:table-cell>
          <table:table-cell office:value-type="float" office:value="1104.711" calcext:value-type="float">
            <text:p>1104.711</text:p>
          </table:table-cell>
          <table:table-cell office:value-type="float" office:value="418.3286" calcext:value-type="float">
            <text:p>418.3286</text:p>
          </table:table-cell>
          <table:table-cell office:value-type="float" office:value="1852.676" calcext:value-type="float">
            <text:p>1852.676</text:p>
          </table:table-cell>
          <table:table-cell office:value-type="float" office:value="2088.325" calcext:value-type="float">
            <text:p>2088.325</text:p>
          </table:table-cell>
          <table:table-cell office:value-type="float" office:value="1671.132" calcext:value-type="float">
            <text:p>1671.132</text:p>
          </table:table-cell>
          <table:table-cell office:value-type="float" office:value="585.7764" calcext:value-type="float">
            <text:p>585.7764</text:p>
          </table:table-cell>
          <table:table-cell office:value-type="float" office:value="584.1486" calcext:value-type="float">
            <text:p>584.1486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2" calcext:value-type="float">
            <text:p>35.68522</text:p>
          </table:table-cell>
          <table:table-cell office:value-type="float" office:value="0" calcext:value-type="float">
            <text:p>0</text:p>
          </table:table-cell>
          <table:table-cell office:value-type="float" office:value="-0.0161231" calcext:value-type="float">
            <text:p>-0.016123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7.2143" calcext:value-type="float">
            <text:p>-787.2143</text:p>
          </table:table-cell>
          <table:table-cell office:value-type="float" office:value="0" calcext:value-type="float">
            <text:p>0</text:p>
          </table:table-cell>
          <table:table-cell office:value-type="float" office:value="14.14814" calcext:value-type="float">
            <text:p>14.14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656.1652" calcext:value-type="float">
            <text:p>656.1652</text:p>
          </table:table-cell>
          <table:table-cell office:value-type="float" office:value="13283.68" calcext:value-type="float">
            <text:p>13283.6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8.058" calcext:value-type="float">
            <text:p>-1078.058</text:p>
          </table:table-cell>
          <table:table-cell office:value-type="float" office:value="2829.69" calcext:value-type="float">
            <text:p>2829.6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8.8154" calcext:value-type="float">
            <text:p>128.8154</text:p>
          </table:table-cell>
          <table:table-cell office:value-type="float" office:value="107.3659" calcext:value-type="float">
            <text:p>107.3659</text:p>
          </table:table-cell>
          <table:table-cell office:value-type="float" office:value="0.1621124" calcext:value-type="float">
            <text:p>0.162112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794" calcext:value-type="float">
            <text:p>0.02909794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762818" calcext:value-type="float">
            <text:p>0.1762818</text:p>
          </table:table-cell>
          <table:table-cell office:value-type="float" office:value="370" calcext:value-type="float">
            <text:p>370</text:p>
          </table:table-cell>
          <table:table-cell office:value-type="float" office:value="-30.24853" calcext:value-type="float">
            <text:p>-30.24853</text:p>
          </table:table-cell>
          <table:table-cell office:value-type="float" office:value="0" calcext:value-type="float">
            <text:p>0</text:p>
          </table:table-cell>
          <table:table-cell office:value-type="float" office:value="392.5676" calcext:value-type="float">
            <text:p>392.5676</text:p>
          </table:table-cell>
          <table:table-cell office:value-type="float" office:value="1300.583" calcext:value-type="float">
            <text:p>1300.583</text:p>
          </table:table-cell>
          <table:table-cell office:value-type="float" office:value="1608.697" calcext:value-type="float">
            <text:p>1608.697</text:p>
          </table:table-cell>
          <table:table-cell office:value-type="float" office:value="1280.467" calcext:value-type="float">
            <text:p>1280.467</text:p>
          </table:table-cell>
          <table:table-cell office:value-type="float" office:value="766.7821" calcext:value-type="float">
            <text:p>766.7821</text:p>
          </table:table-cell>
          <table:table-cell office:value-type="float" office:value="1104.677" calcext:value-type="float">
            <text:p>1104.677</text:p>
          </table:table-cell>
          <table:table-cell office:value-type="float" office:value="418.3076" calcext:value-type="float">
            <text:p>418.3076</text:p>
          </table:table-cell>
          <table:table-cell office:value-type="float" office:value="1852.639" calcext:value-type="float">
            <text:p>1852.639</text:p>
          </table:table-cell>
          <table:table-cell office:value-type="float" office:value="2088.295" calcext:value-type="float">
            <text:p>2088.295</text:p>
          </table:table-cell>
          <table:table-cell office:value-type="float" office:value="1671.107" calcext:value-type="float">
            <text:p>1671.107</text:p>
          </table:table-cell>
          <table:table-cell office:value-type="float" office:value="585.7714" calcext:value-type="float">
            <text:p>585.7714</text:p>
          </table:table-cell>
          <table:table-cell office:value-type="float" office:value="584.1203" calcext:value-type="float">
            <text:p>584.1203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1" calcext:value-type="float">
            <text:p>35.68521</text:p>
          </table:table-cell>
          <table:table-cell office:value-type="float" office:value="0" calcext:value-type="float">
            <text:p>0</text:p>
          </table:table-cell>
          <table:table-cell office:value-type="float" office:value="-0.01612317" calcext:value-type="float">
            <text:p>-0.01612317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88.4706" calcext:value-type="float">
            <text:p>-788.4706</text:p>
          </table:table-cell>
          <table:table-cell office:value-type="float" office:value="0" calcext:value-type="float">
            <text:p>0</text:p>
          </table:table-cell>
          <table:table-cell office:value-type="float" office:value="14.099" calcext:value-type="float">
            <text:p>14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654.1337" calcext:value-type="float">
            <text:p>654.1337</text:p>
          </table:table-cell>
          <table:table-cell office:value-type="float" office:value="13283.87" calcext:value-type="float">
            <text:p>13283.8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79.723" calcext:value-type="float">
            <text:p>-1079.723</text:p>
          </table:table-cell>
          <table:table-cell office:value-type="float" office:value="2832.472" calcext:value-type="float">
            <text:p>2832.472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9.5762" calcext:value-type="float">
            <text:p>129.5762</text:p>
          </table:table-cell>
          <table:table-cell office:value-type="float" office:value="106.334" calcext:value-type="float">
            <text:p>106.334</text:p>
          </table:table-cell>
          <table:table-cell office:value-type="float" office:value="0.162395" calcext:value-type="float">
            <text:p>0.16239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807" calcext:value-type="float">
            <text:p>0.02909807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370" calcext:value-type="float">
            <text:p>370</text:p>
          </table:table-cell>
          <table:table-cell office:value-type="float" office:value="-31.90871" calcext:value-type="float">
            <text:p>-31.90871</text:p>
          </table:table-cell>
          <table:table-cell office:value-type="float" office:value="0" calcext:value-type="float">
            <text:p>0</text:p>
          </table:table-cell>
          <table:table-cell office:value-type="float" office:value="392.7621" calcext:value-type="float">
            <text:p>392.7621</text:p>
          </table:table-cell>
          <table:table-cell office:value-type="float" office:value="1300.285" calcext:value-type="float">
            <text:p>1300.285</text:p>
          </table:table-cell>
          <table:table-cell office:value-type="float" office:value="1608.312" calcext:value-type="float">
            <text:p>1608.312</text:p>
          </table:table-cell>
          <table:table-cell office:value-type="float" office:value="1280.403" calcext:value-type="float">
            <text:p>1280.403</text:p>
          </table:table-cell>
          <table:table-cell office:value-type="float" office:value="766.7124" calcext:value-type="float">
            <text:p>766.7124</text:p>
          </table:table-cell>
          <table:table-cell office:value-type="float" office:value="1104.64" calcext:value-type="float">
            <text:p>1104.64</text:p>
          </table:table-cell>
          <table:table-cell office:value-type="float" office:value="418.2866" calcext:value-type="float">
            <text:p>418.2866</text:p>
          </table:table-cell>
          <table:table-cell office:value-type="float" office:value="1852.603" calcext:value-type="float">
            <text:p>1852.603</text:p>
          </table:table-cell>
          <table:table-cell office:value-type="float" office:value="2088.265" calcext:value-type="float">
            <text:p>2088.265</text:p>
          </table:table-cell>
          <table:table-cell office:value-type="float" office:value="1671.082" calcext:value-type="float">
            <text:p>1671.082</text:p>
          </table:table-cell>
          <table:table-cell office:value-type="float" office:value="585.7665" calcext:value-type="float">
            <text:p>585.7665</text:p>
          </table:table-cell>
          <table:table-cell office:value-type="float" office:value="584.0923" calcext:value-type="float">
            <text:p>584.0923</text:p>
          </table:table-cell>
          <table:table-cell office:value-type="float" office:value="142.7752" calcext:value-type="float">
            <text:p>142.7752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12352" calcext:value-type="float">
            <text:p>-0.01612352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0.2625" calcext:value-type="float">
            <text:p>-790.2625</text:p>
          </table:table-cell>
          <table:table-cell office:value-type="float" office:value="0" calcext:value-type="float">
            <text:p>0</text:p>
          </table:table-cell>
          <table:table-cell office:value-type="float" office:value="14.22848" calcext:value-type="float">
            <text:p>14.2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652.8581" calcext:value-type="float">
            <text:p>652.8581</text:p>
          </table:table-cell>
          <table:table-cell office:value-type="float" office:value="13283.95" calcext:value-type="float">
            <text:p>13283.9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1.038" calcext:value-type="float">
            <text:p>-1081.038</text:p>
          </table:table-cell>
          <table:table-cell office:value-type="float" office:value="2836.064" calcext:value-type="float">
            <text:p>2836.06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9.9418" calcext:value-type="float">
            <text:p>129.9418</text:p>
          </table:table-cell>
          <table:table-cell office:value-type="float" office:value="105.9039" calcext:value-type="float">
            <text:p>105.9039</text:p>
          </table:table-cell>
          <table:table-cell office:value-type="float" office:value="0.1626062" calcext:value-type="float">
            <text:p>0.162606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0996" calcext:value-type="float">
            <text:p>0.029099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3.21911" calcext:value-type="float">
            <text:p>-33.21911</text:p>
          </table:table-cell>
          <table:table-cell office:value-type="float" office:value="0" calcext:value-type="float">
            <text:p>0</text:p>
          </table:table-cell>
          <table:table-cell office:value-type="float" office:value="392.8457" calcext:value-type="float">
            <text:p>392.8457</text:p>
          </table:table-cell>
          <table:table-cell office:value-type="float" office:value="1300.064" calcext:value-type="float">
            <text:p>1300.064</text:p>
          </table:table-cell>
          <table:table-cell office:value-type="float" office:value="1607.988" calcext:value-type="float">
            <text:p>1607.988</text:p>
          </table:table-cell>
          <table:table-cell office:value-type="float" office:value="1280.344" calcext:value-type="float">
            <text:p>1280.344</text:p>
          </table:table-cell>
          <table:table-cell office:value-type="float" office:value="766.6479" calcext:value-type="float">
            <text:p>766.6479</text:p>
          </table:table-cell>
          <table:table-cell office:value-type="float" office:value="1104.605" calcext:value-type="float">
            <text:p>1104.605</text:p>
          </table:table-cell>
          <table:table-cell office:value-type="float" office:value="418.2656" calcext:value-type="float">
            <text:p>418.2656</text:p>
          </table:table-cell>
          <table:table-cell office:value-type="float" office:value="1852.567" calcext:value-type="float">
            <text:p>1852.567</text:p>
          </table:table-cell>
          <table:table-cell office:value-type="float" office:value="2088.236" calcext:value-type="float">
            <text:p>2088.236</text:p>
          </table:table-cell>
          <table:table-cell office:value-type="float" office:value="1671.057" calcext:value-type="float">
            <text:p>1671.057</text:p>
          </table:table-cell>
          <table:table-cell office:value-type="float" office:value="585.7617" calcext:value-type="float">
            <text:p>585.7617</text:p>
          </table:table-cell>
          <table:table-cell office:value-type="float" office:value="584.0646" calcext:value-type="float">
            <text:p>584.0646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4" calcext:value-type="float">
            <text:p>35.68524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1.4121" calcext:value-type="float">
            <text:p>-791.4121</text:p>
          </table:table-cell>
          <table:table-cell office:value-type="float" office:value="0" calcext:value-type="float">
            <text:p>0</text:p>
          </table:table-cell>
          <table:table-cell office:value-type="float" office:value="14.06867" calcext:value-type="float">
            <text:p>14.0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652.2562" calcext:value-type="float">
            <text:p>652.2562</text:p>
          </table:table-cell>
          <table:table-cell office:value-type="float" office:value="13283.96" calcext:value-type="float">
            <text:p>13283.9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1.724" calcext:value-type="float">
            <text:p>-1081.724</text:p>
          </table:table-cell>
          <table:table-cell office:value-type="float" office:value="2837.959" calcext:value-type="float">
            <text:p>2837.95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29.9901" calcext:value-type="float">
            <text:p>129.9901</text:p>
          </table:table-cell>
          <table:table-cell office:value-type="float" office:value="105.8358" calcext:value-type="float">
            <text:p>105.8358</text:p>
          </table:table-cell>
          <table:table-cell office:value-type="float" office:value="0.162842" calcext:value-type="float">
            <text:p>0.16284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073" calcext:value-type="float">
            <text:p>0.02910073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3.90454" calcext:value-type="float">
            <text:p>-33.90454</text:p>
          </table:table-cell>
          <table:table-cell office:value-type="float" office:value="0" calcext:value-type="float">
            <text:p>0</text:p>
          </table:table-cell>
          <table:table-cell office:value-type="float" office:value="392.8845" calcext:value-type="float">
            <text:p>392.8845</text:p>
          </table:table-cell>
          <table:table-cell office:value-type="float" office:value="1299.939" calcext:value-type="float">
            <text:p>1299.939</text:p>
          </table:table-cell>
          <table:table-cell office:value-type="float" office:value="1607.798" calcext:value-type="float">
            <text:p>1607.798</text:p>
          </table:table-cell>
          <table:table-cell office:value-type="float" office:value="1280.306" calcext:value-type="float">
            <text:p>1280.306</text:p>
          </table:table-cell>
          <table:table-cell office:value-type="float" office:value="766.6023" calcext:value-type="float">
            <text:p>766.6023</text:p>
          </table:table-cell>
          <table:table-cell office:value-type="float" office:value="1104.577" calcext:value-type="float">
            <text:p>1104.577</text:p>
          </table:table-cell>
          <table:table-cell office:value-type="float" office:value="418.248" calcext:value-type="float">
            <text:p>418.248</text:p>
          </table:table-cell>
          <table:table-cell office:value-type="float" office:value="1852.532" calcext:value-type="float">
            <text:p>1852.532</text:p>
          </table:table-cell>
          <table:table-cell office:value-type="float" office:value="2088.208" calcext:value-type="float">
            <text:p>2088.208</text:p>
          </table:table-cell>
          <table:table-cell office:value-type="float" office:value="1671.032" calcext:value-type="float">
            <text:p>1671.032</text:p>
          </table:table-cell>
          <table:table-cell office:value-type="float" office:value="585.757" calcext:value-type="float">
            <text:p>585.757</text:p>
          </table:table-cell>
          <table:table-cell office:value-type="float" office:value="584.0372" calcext:value-type="float">
            <text:p>584.0372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1.9792" calcext:value-type="float">
            <text:p>-791.9792</text:p>
          </table:table-cell>
          <table:table-cell office:value-type="float" office:value="0" calcext:value-type="float">
            <text:p>0</text:p>
          </table:table-cell>
          <table:table-cell office:value-type="float" office:value="13.94835" calcext:value-type="float">
            <text:p>13.9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651.5504" calcext:value-type="float">
            <text:p>651.5504</text:p>
          </table:table-cell>
          <table:table-cell office:value-type="float" office:value="13284" calcext:value-type="float">
            <text:p>1328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2.433" calcext:value-type="float">
            <text:p>-1082.433</text:p>
          </table:table-cell>
          <table:table-cell office:value-type="float" office:value="2840.583" calcext:value-type="float">
            <text:p>2840.58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0.1007" calcext:value-type="float">
            <text:p>130.1007</text:p>
          </table:table-cell>
          <table:table-cell office:value-type="float" office:value="105.6373" calcext:value-type="float">
            <text:p>105.6373</text:p>
          </table:table-cell>
          <table:table-cell office:value-type="float" office:value="0.1630971" calcext:value-type="float">
            <text:p>0.163097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205" calcext:value-type="float">
            <text:p>0.0291020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4.61291" calcext:value-type="float">
            <text:p>-34.61291</text:p>
          </table:table-cell>
          <table:table-cell office:value-type="float" office:value="0" calcext:value-type="float">
            <text:p>0</text:p>
          </table:table-cell>
          <table:table-cell office:value-type="float" office:value="392.9421" calcext:value-type="float">
            <text:p>392.9421</text:p>
          </table:table-cell>
          <table:table-cell office:value-type="float" office:value="1299.816" calcext:value-type="float">
            <text:p>1299.816</text:p>
          </table:table-cell>
          <table:table-cell office:value-type="float" office:value="1607.622" calcext:value-type="float">
            <text:p>1607.622</text:p>
          </table:table-cell>
          <table:table-cell office:value-type="float" office:value="1280.277" calcext:value-type="float">
            <text:p>1280.277</text:p>
          </table:table-cell>
          <table:table-cell office:value-type="float" office:value="766.5587" calcext:value-type="float">
            <text:p>766.5587</text:p>
          </table:table-cell>
          <table:table-cell office:value-type="float" office:value="1104.555" calcext:value-type="float">
            <text:p>1104.555</text:p>
          </table:table-cell>
          <table:table-cell office:value-type="float" office:value="418.2345" calcext:value-type="float">
            <text:p>418.2345</text:p>
          </table:table-cell>
          <table:table-cell office:value-type="float" office:value="1852.5" calcext:value-type="float">
            <text:p>1852.5</text:p>
          </table:table-cell>
          <table:table-cell office:value-type="float" office:value="2088.18" calcext:value-type="float">
            <text:p>2088.18</text:p>
          </table:table-cell>
          <table:table-cell office:value-type="float" office:value="1671.008" calcext:value-type="float">
            <text:p>1671.008</text:p>
          </table:table-cell>
          <table:table-cell office:value-type="float" office:value="585.7523" calcext:value-type="float">
            <text:p>585.7523</text:p>
          </table:table-cell>
          <table:table-cell office:value-type="float" office:value="584.0103" calcext:value-type="float">
            <text:p>584.0103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2.6212" calcext:value-type="float">
            <text:p>-792.6212</text:p>
          </table:table-cell>
          <table:table-cell office:value-type="float" office:value="0" calcext:value-type="float">
            <text:p>0</text:p>
          </table:table-cell>
          <table:table-cell office:value-type="float" office:value="13.88101" calcext:value-type="float">
            <text:p>13.8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650.9491" calcext:value-type="float">
            <text:p>650.9491</text:p>
          </table:table-cell>
          <table:table-cell office:value-type="float" office:value="13284.03" calcext:value-type="float">
            <text:p>13284.0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3.037" calcext:value-type="float">
            <text:p>-1083.037</text:p>
          </table:table-cell>
          <table:table-cell office:value-type="float" office:value="2842.436" calcext:value-type="float">
            <text:p>2842.43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0.1776" calcext:value-type="float">
            <text:p>130.1776</text:p>
          </table:table-cell>
          <table:table-cell office:value-type="float" office:value="105.4901" calcext:value-type="float">
            <text:p>105.4901</text:p>
          </table:table-cell>
          <table:table-cell office:value-type="float" office:value="0.1633701" calcext:value-type="float">
            <text:p>0.163370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246" calcext:value-type="float">
            <text:p>0.0291024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5.21676" calcext:value-type="float">
            <text:p>-35.21676</text:p>
          </table:table-cell>
          <table:table-cell office:value-type="float" office:value="0" calcext:value-type="float">
            <text:p>0</text:p>
          </table:table-cell>
          <table:table-cell office:value-type="float" office:value="392.9904" calcext:value-type="float">
            <text:p>392.9904</text:p>
          </table:table-cell>
          <table:table-cell office:value-type="float" office:value="1299.704" calcext:value-type="float">
            <text:p>1299.704</text:p>
          </table:table-cell>
          <table:table-cell office:value-type="float" office:value="1607.464" calcext:value-type="float">
            <text:p>1607.464</text:p>
          </table:table-cell>
          <table:table-cell office:value-type="float" office:value="1280.252" calcext:value-type="float">
            <text:p>1280.252</text:p>
          </table:table-cell>
          <table:table-cell office:value-type="float" office:value="766.5205" calcext:value-type="float">
            <text:p>766.5205</text:p>
          </table:table-cell>
          <table:table-cell office:value-type="float" office:value="1104.536" calcext:value-type="float">
            <text:p>1104.536</text:p>
          </table:table-cell>
          <table:table-cell office:value-type="float" office:value="418.222" calcext:value-type="float">
            <text:p>418.222</text:p>
          </table:table-cell>
          <table:table-cell office:value-type="float" office:value="1852.47" calcext:value-type="float">
            <text:p>1852.47</text:p>
          </table:table-cell>
          <table:table-cell office:value-type="float" office:value="2088.153" calcext:value-type="float">
            <text:p>2088.153</text:p>
          </table:table-cell>
          <table:table-cell office:value-type="float" office:value="1670.984" calcext:value-type="float">
            <text:p>1670.984</text:p>
          </table:table-cell>
          <table:table-cell office:value-type="float" office:value="585.7477" calcext:value-type="float">
            <text:p>585.7477</text:p>
          </table:table-cell>
          <table:table-cell office:value-type="float" office:value="583.9836" calcext:value-type="float">
            <text:p>583.9836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3.1631" calcext:value-type="float">
            <text:p>-793.1631</text:p>
          </table:table-cell>
          <table:table-cell office:value-type="float" office:value="0" calcext:value-type="float">
            <text:p>0</text:p>
          </table:table-cell>
          <table:table-cell office:value-type="float" office:value="13.82817" calcext:value-type="float">
            <text:p>13.8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650.2944" calcext:value-type="float">
            <text:p>650.2944</text:p>
          </table:table-cell>
          <table:table-cell office:value-type="float" office:value="13284.06" calcext:value-type="float">
            <text:p>13284.0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3.663" calcext:value-type="float">
            <text:p>-1083.663</text:p>
          </table:table-cell>
          <table:table-cell office:value-type="float" office:value="2844.095" calcext:value-type="float">
            <text:p>2844.09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0.2786" calcext:value-type="float">
            <text:p>130.2786</text:p>
          </table:table-cell>
          <table:table-cell office:value-type="float" office:value="105.2693" calcext:value-type="float">
            <text:p>105.2693</text:p>
          </table:table-cell>
          <table:table-cell office:value-type="float" office:value="0.163656" calcext:value-type="float">
            <text:p>0.16365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249" calcext:value-type="float">
            <text:p>0.0291024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5.84233" calcext:value-type="float">
            <text:p>-35.84233</text:p>
          </table:table-cell>
          <table:table-cell office:value-type="float" office:value="0" calcext:value-type="float">
            <text:p>0</text:p>
          </table:table-cell>
          <table:table-cell office:value-type="float" office:value="393.0469" calcext:value-type="float">
            <text:p>393.0469</text:p>
          </table:table-cell>
          <table:table-cell office:value-type="float" office:value="1299.599" calcext:value-type="float">
            <text:p>1299.599</text:p>
          </table:table-cell>
          <table:table-cell office:value-type="float" office:value="1607.313" calcext:value-type="float">
            <text:p>1607.313</text:p>
          </table:table-cell>
          <table:table-cell office:value-type="float" office:value="1280.226" calcext:value-type="float">
            <text:p>1280.226</text:p>
          </table:table-cell>
          <table:table-cell office:value-type="float" office:value="766.4843" calcext:value-type="float">
            <text:p>766.4843</text:p>
          </table:table-cell>
          <table:table-cell office:value-type="float" office:value="1104.519" calcext:value-type="float">
            <text:p>1104.519</text:p>
          </table:table-cell>
          <table:table-cell office:value-type="float" office:value="418.2105" calcext:value-type="float">
            <text:p>418.2105</text:p>
          </table:table-cell>
          <table:table-cell office:value-type="float" office:value="1852.441" calcext:value-type="float">
            <text:p>1852.441</text:p>
          </table:table-cell>
          <table:table-cell office:value-type="float" office:value="2088.127" calcext:value-type="float">
            <text:p>2088.127</text:p>
          </table:table-cell>
          <table:table-cell office:value-type="float" office:value="1670.96" calcext:value-type="float">
            <text:p>1670.96</text:p>
          </table:table-cell>
          <table:table-cell office:value-type="float" office:value="585.7432" calcext:value-type="float">
            <text:p>585.7432</text:p>
          </table:table-cell>
          <table:table-cell office:value-type="float" office:value="583.9573" calcext:value-type="float">
            <text:p>583.9573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3.7546" calcext:value-type="float">
            <text:p>-793.7546</text:p>
          </table:table-cell>
          <table:table-cell office:value-type="float" office:value="0" calcext:value-type="float">
            <text:p>0</text:p>
          </table:table-cell>
          <table:table-cell office:value-type="float" office:value="13.79535" calcext:value-type="float">
            <text:p>13.79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649.4045" calcext:value-type="float">
            <text:p>649.4045</text:p>
          </table:table-cell>
          <table:table-cell office:value-type="float" office:value="13284.14" calcext:value-type="float">
            <text:p>13284.1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4.471" calcext:value-type="float">
            <text:p>-1084.471</text:p>
          </table:table-cell>
          <table:table-cell office:value-type="float" office:value="2846.438" calcext:value-type="float">
            <text:p>2846.43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0.5183" calcext:value-type="float">
            <text:p>130.5183</text:p>
          </table:table-cell>
          <table:table-cell office:value-type="float" office:value="104.8246" calcext:value-type="float">
            <text:p>104.8246</text:p>
          </table:table-cell>
          <table:table-cell office:value-type="float" office:value="0.1639476" calcext:value-type="float">
            <text:p>0.163947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249" calcext:value-type="float">
            <text:p>0.0291024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6.65014" calcext:value-type="float">
            <text:p>-36.65014</text:p>
          </table:table-cell>
          <table:table-cell office:value-type="float" office:value="0" calcext:value-type="float">
            <text:p>0</text:p>
          </table:table-cell>
          <table:table-cell office:value-type="float" office:value="393.1369" calcext:value-type="float">
            <text:p>393.1369</text:p>
          </table:table-cell>
          <table:table-cell office:value-type="float" office:value="1299.494" calcext:value-type="float">
            <text:p>1299.494</text:p>
          </table:table-cell>
          <table:table-cell office:value-type="float" office:value="1607.153" calcext:value-type="float">
            <text:p>1607.153</text:p>
          </table:table-cell>
          <table:table-cell office:value-type="float" office:value="1280.203" calcext:value-type="float">
            <text:p>1280.203</text:p>
          </table:table-cell>
          <table:table-cell office:value-type="float" office:value="766.4473" calcext:value-type="float">
            <text:p>766.4473</text:p>
          </table:table-cell>
          <table:table-cell office:value-type="float" office:value="1104.503" calcext:value-type="float">
            <text:p>1104.503</text:p>
          </table:table-cell>
          <table:table-cell office:value-type="float" office:value="418.1996" calcext:value-type="float">
            <text:p>418.1996</text:p>
          </table:table-cell>
          <table:table-cell office:value-type="float" office:value="1852.412" calcext:value-type="float">
            <text:p>1852.412</text:p>
          </table:table-cell>
          <table:table-cell office:value-type="float" office:value="2088.101" calcext:value-type="float">
            <text:p>2088.101</text:p>
          </table:table-cell>
          <table:table-cell office:value-type="float" office:value="1670.937" calcext:value-type="float">
            <text:p>1670.937</text:p>
          </table:table-cell>
          <table:table-cell office:value-type="float" office:value="585.7386" calcext:value-type="float">
            <text:p>585.7386</text:p>
          </table:table-cell>
          <table:table-cell office:value-type="float" office:value="583.9313" calcext:value-type="float">
            <text:p>583.9313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4.5453" calcext:value-type="float">
            <text:p>-794.5453</text:p>
          </table:table-cell>
          <table:table-cell office:value-type="float" office:value="0" calcext:value-type="float">
            <text:p>0</text:p>
          </table:table-cell>
          <table:table-cell office:value-type="float" office:value="13.77323" calcext:value-type="float">
            <text:p>13.7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648.3655" calcext:value-type="float">
            <text:p>648.3655</text:p>
          </table:table-cell>
          <table:table-cell office:value-type="float" office:value="13284.24" calcext:value-type="float">
            <text:p>13284.2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5.414" calcext:value-type="float">
            <text:p>-1085.414</text:p>
          </table:table-cell>
          <table:table-cell office:value-type="float" office:value="2849.024" calcext:value-type="float">
            <text:p>2849.02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0.8555" calcext:value-type="float">
            <text:p>130.8555</text:p>
          </table:table-cell>
          <table:table-cell office:value-type="float" office:value="104.26" calcext:value-type="float">
            <text:p>104.26</text:p>
          </table:table-cell>
          <table:table-cell office:value-type="float" office:value="0.164236" calcext:value-type="float">
            <text:p>0.16423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249" calcext:value-type="float">
            <text:p>0.0291024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7.59297" calcext:value-type="float">
            <text:p>-37.59297</text:p>
          </table:table-cell>
          <table:table-cell office:value-type="float" office:value="0" calcext:value-type="float">
            <text:p>0</text:p>
          </table:table-cell>
          <table:table-cell office:value-type="float" office:value="393.2337" calcext:value-type="float">
            <text:p>393.2337</text:p>
          </table:table-cell>
          <table:table-cell office:value-type="float" office:value="1299.37" calcext:value-type="float">
            <text:p>1299.37</text:p>
          </table:table-cell>
          <table:table-cell office:value-type="float" office:value="1606.993" calcext:value-type="float">
            <text:p>1606.993</text:p>
          </table:table-cell>
          <table:table-cell office:value-type="float" office:value="1280.179" calcext:value-type="float">
            <text:p>1280.179</text:p>
          </table:table-cell>
          <table:table-cell office:value-type="float" office:value="766.4114" calcext:value-type="float">
            <text:p>766.4114</text:p>
          </table:table-cell>
          <table:table-cell office:value-type="float" office:value="1104.487" calcext:value-type="float">
            <text:p>1104.487</text:p>
          </table:table-cell>
          <table:table-cell office:value-type="float" office:value="418.189" calcext:value-type="float">
            <text:p>418.189</text:p>
          </table:table-cell>
          <table:table-cell office:value-type="float" office:value="1852.395" calcext:value-type="float">
            <text:p>1852.395</text:p>
          </table:table-cell>
          <table:table-cell office:value-type="float" office:value="2088.076" calcext:value-type="float">
            <text:p>2088.076</text:p>
          </table:table-cell>
          <table:table-cell office:value-type="float" office:value="1670.914" calcext:value-type="float">
            <text:p>1670.914</text:p>
          </table:table-cell>
          <table:table-cell office:value-type="float" office:value="585.7343" calcext:value-type="float">
            <text:p>585.7343</text:p>
          </table:table-cell>
          <table:table-cell office:value-type="float" office:value="583.9058" calcext:value-type="float">
            <text:p>583.9058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5" calcext:value-type="float">
            <text:p>35.68525</text:p>
          </table:table-cell>
          <table:table-cell office:value-type="float" office:value="0" calcext:value-type="float">
            <text:p>0</text:p>
          </table:table-cell>
          <table:table-cell office:value-type="float" office:value="-0.01612386" calcext:value-type="float">
            <text:p>-0.0161238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5.4591" calcext:value-type="float">
            <text:p>-795.4591</text:p>
          </table:table-cell>
          <table:table-cell office:value-type="float" office:value="0" calcext:value-type="float">
            <text:p>0</text:p>
          </table:table-cell>
          <table:table-cell office:value-type="float" office:value="13.74561" calcext:value-type="float">
            <text:p>13.7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646.4957" calcext:value-type="float">
            <text:p>646.4957</text:p>
          </table:table-cell>
          <table:table-cell office:value-type="float" office:value="13284.45" calcext:value-type="float">
            <text:p>13284.4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7.089" calcext:value-type="float">
            <text:p>-1087.089</text:p>
          </table:table-cell>
          <table:table-cell office:value-type="float" office:value="2853.793" calcext:value-type="float">
            <text:p>2853.79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1.7533" calcext:value-type="float">
            <text:p>131.7533</text:p>
          </table:table-cell>
          <table:table-cell office:value-type="float" office:value="102.9964" calcext:value-type="float">
            <text:p>102.9964</text:p>
          </table:table-cell>
          <table:table-cell office:value-type="float" office:value="0.1645415" calcext:value-type="float">
            <text:p>0.164541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311" calcext:value-type="float">
            <text:p>0.0291031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67639" calcext:value-type="float">
            <text:p>0.1667639</text:p>
          </table:table-cell>
          <table:table-cell office:value-type="float" office:value="370" calcext:value-type="float">
            <text:p>370</text:p>
          </table:table-cell>
          <table:table-cell office:value-type="float" office:value="-39.26735" calcext:value-type="float">
            <text:p>-39.26735</text:p>
          </table:table-cell>
          <table:table-cell office:value-type="float" office:value="0" calcext:value-type="float">
            <text:p>0</text:p>
          </table:table-cell>
          <table:table-cell office:value-type="float" office:value="393.3994" calcext:value-type="float">
            <text:p>393.3994</text:p>
          </table:table-cell>
          <table:table-cell office:value-type="float" office:value="1299.198" calcext:value-type="float">
            <text:p>1299.198</text:p>
          </table:table-cell>
          <table:table-cell office:value-type="float" office:value="1606.789" calcext:value-type="float">
            <text:p>1606.789</text:p>
          </table:table-cell>
          <table:table-cell office:value-type="float" office:value="1280.149" calcext:value-type="float">
            <text:p>1280.149</text:p>
          </table:table-cell>
          <table:table-cell office:value-type="float" office:value="766.3732" calcext:value-type="float">
            <text:p>766.3732</text:p>
          </table:table-cell>
          <table:table-cell office:value-type="float" office:value="1104.47" calcext:value-type="float">
            <text:p>1104.47</text:p>
          </table:table-cell>
          <table:table-cell office:value-type="float" office:value="418.1785" calcext:value-type="float">
            <text:p>418.1785</text:p>
          </table:table-cell>
          <table:table-cell office:value-type="float" office:value="1852.379" calcext:value-type="float">
            <text:p>1852.379</text:p>
          </table:table-cell>
          <table:table-cell office:value-type="float" office:value="2088.051" calcext:value-type="float">
            <text:p>2088.051</text:p>
          </table:table-cell>
          <table:table-cell office:value-type="float" office:value="1670.891" calcext:value-type="float">
            <text:p>1670.891</text:p>
          </table:table-cell>
          <table:table-cell office:value-type="float" office:value="585.73" calcext:value-type="float">
            <text:p>585.73</text:p>
          </table:table-cell>
          <table:table-cell office:value-type="float" office:value="583.8806" calcext:value-type="float">
            <text:p>583.8806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4" calcext:value-type="float">
            <text:p>35.68524</text:p>
          </table:table-cell>
          <table:table-cell office:value-type="float" office:value="0" calcext:value-type="float">
            <text:p>0</text:p>
          </table:table-cell>
          <table:table-cell office:value-type="float" office:value="-0.01612391" calcext:value-type="float">
            <text:p>-0.016123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7.0984" calcext:value-type="float">
            <text:p>-797.0984</text:p>
          </table:table-cell>
          <table:table-cell office:value-type="float" office:value="0" calcext:value-type="float">
            <text:p>0</text:p>
          </table:table-cell>
          <table:table-cell office:value-type="float" office:value="13.71171" calcext:value-type="float">
            <text:p>13.7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645.6042" calcext:value-type="float">
            <text:p>645.6042</text:p>
          </table:table-cell>
          <table:table-cell office:value-type="float" office:value="13284.54" calcext:value-type="float">
            <text:p>13284.5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8.086" calcext:value-type="float">
            <text:p>-1088.086</text:p>
          </table:table-cell>
          <table:table-cell office:value-type="float" office:value="2854.005" calcext:value-type="float">
            <text:p>2854.00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1.9657" calcext:value-type="float">
            <text:p>131.9657</text:p>
          </table:table-cell>
          <table:table-cell office:value-type="float" office:value="102.6234" calcext:value-type="float">
            <text:p>102.6234</text:p>
          </table:table-cell>
          <table:table-cell office:value-type="float" office:value="0.1648069" calcext:value-type="float">
            <text:p>0.164806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686" calcext:value-type="float">
            <text:p>0.0291068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637916" calcext:value-type="float">
            <text:p>0.1637916</text:p>
          </table:table-cell>
          <table:table-cell office:value-type="float" office:value="370" calcext:value-type="float">
            <text:p>370</text:p>
          </table:table-cell>
          <table:table-cell office:value-type="float" office:value="-40.26131" calcext:value-type="float">
            <text:p>-40.26131</text:p>
          </table:table-cell>
          <table:table-cell office:value-type="float" office:value="0" calcext:value-type="float">
            <text:p>0</text:p>
          </table:table-cell>
          <table:table-cell office:value-type="float" office:value="393.4786" calcext:value-type="float">
            <text:p>393.4786</text:p>
          </table:table-cell>
          <table:table-cell office:value-type="float" office:value="1299.061" calcext:value-type="float">
            <text:p>1299.061</text:p>
          </table:table-cell>
          <table:table-cell office:value-type="float" office:value="1606.6" calcext:value-type="float">
            <text:p>1606.6</text:p>
          </table:table-cell>
          <table:table-cell office:value-type="float" office:value="1280.118" calcext:value-type="float">
            <text:p>1280.118</text:p>
          </table:table-cell>
          <table:table-cell office:value-type="float" office:value="766.3386" calcext:value-type="float">
            <text:p>766.3386</text:p>
          </table:table-cell>
          <table:table-cell office:value-type="float" office:value="1104.454" calcext:value-type="float">
            <text:p>1104.454</text:p>
          </table:table-cell>
          <table:table-cell office:value-type="float" office:value="418.1673" calcext:value-type="float">
            <text:p>418.1673</text:p>
          </table:table-cell>
          <table:table-cell office:value-type="float" office:value="1852.364" calcext:value-type="float">
            <text:p>1852.364</text:p>
          </table:table-cell>
          <table:table-cell office:value-type="float" office:value="2088.026" calcext:value-type="float">
            <text:p>2088.026</text:p>
          </table:table-cell>
          <table:table-cell office:value-type="float" office:value="1670.869" calcext:value-type="float">
            <text:p>1670.869</text:p>
          </table:table-cell>
          <table:table-cell office:value-type="float" office:value="585.7258" calcext:value-type="float">
            <text:p>585.7258</text:p>
          </table:table-cell>
          <table:table-cell office:value-type="float" office:value="583.8558" calcext:value-type="float">
            <text:p>583.8558</text:p>
          </table:table-cell>
          <table:table-cell office:value-type="float" office:value="142.7751" calcext:value-type="float">
            <text:p>142.7751</text:p>
          </table:table-cell>
          <table:table-cell office:value-type="float" office:value="35.68523" calcext:value-type="float">
            <text:p>35.68523</text:p>
          </table:table-cell>
          <table:table-cell office:value-type="float" office:value="0" calcext:value-type="float">
            <text:p>0</text:p>
          </table:table-cell>
          <table:table-cell office:value-type="float" office:value="-0.01612391" calcext:value-type="float">
            <text:p>-0.016123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7.8892" calcext:value-type="float">
            <text:p>-797.8892</text:p>
          </table:table-cell>
          <table:table-cell office:value-type="float" office:value="0" calcext:value-type="float">
            <text:p>0</text:p>
          </table:table-cell>
          <table:table-cell office:value-type="float" office:value="13.50969" calcext:value-type="float">
            <text:p>13.5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644.6554" calcext:value-type="float">
            <text:p>644.6554</text:p>
          </table:table-cell>
          <table:table-cell office:value-type="float" office:value="13284.63" calcext:value-type="float">
            <text:p>13284.6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9.034" calcext:value-type="float">
            <text:p>-1089.034</text:p>
          </table:table-cell>
          <table:table-cell office:value-type="float" office:value="2856.502" calcext:value-type="float">
            <text:p>2856.502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2.2135" calcext:value-type="float">
            <text:p>132.2135</text:p>
          </table:table-cell>
          <table:table-cell office:value-type="float" office:value="102.2176" calcext:value-type="float">
            <text:p>102.2176</text:p>
          </table:table-cell>
          <table:table-cell office:value-type="float" office:value="0.1650691" calcext:value-type="float">
            <text:p>0.165069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0874" calcext:value-type="float">
            <text:p>0.02910874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84771" calcext:value-type="float">
            <text:p>0.1584771</text:p>
          </table:table-cell>
          <table:table-cell office:value-type="float" office:value="370" calcext:value-type="float">
            <text:p>370</text:p>
          </table:table-cell>
          <table:table-cell office:value-type="float" office:value="-41.20349" calcext:value-type="float">
            <text:p>-41.20349</text:p>
          </table:table-cell>
          <table:table-cell office:value-type="float" office:value="0" calcext:value-type="float">
            <text:p>0</text:p>
          </table:table-cell>
          <table:table-cell office:value-type="float" office:value="393.5527" calcext:value-type="float">
            <text:p>393.5527</text:p>
          </table:table-cell>
          <table:table-cell office:value-type="float" office:value="1298.914" calcext:value-type="float">
            <text:p>1298.914</text:p>
          </table:table-cell>
          <table:table-cell office:value-type="float" office:value="1606.405" calcext:value-type="float">
            <text:p>1606.405</text:p>
          </table:table-cell>
          <table:table-cell office:value-type="float" office:value="1280.09" calcext:value-type="float">
            <text:p>1280.09</text:p>
          </table:table-cell>
          <table:table-cell office:value-type="float" office:value="766.3005" calcext:value-type="float">
            <text:p>766.3005</text:p>
          </table:table-cell>
          <table:table-cell office:value-type="float" office:value="1104.437" calcext:value-type="float">
            <text:p>1104.437</text:p>
          </table:table-cell>
          <table:table-cell office:value-type="float" office:value="418.1562" calcext:value-type="float">
            <text:p>418.1562</text:p>
          </table:table-cell>
          <table:table-cell office:value-type="float" office:value="1852.348" calcext:value-type="float">
            <text:p>1852.348</text:p>
          </table:table-cell>
          <table:table-cell office:value-type="float" office:value="2088.002" calcext:value-type="float">
            <text:p>2088.002</text:p>
          </table:table-cell>
          <table:table-cell office:value-type="float" office:value="1670.846" calcext:value-type="float">
            <text:p>1670.846</text:p>
          </table:table-cell>
          <table:table-cell office:value-type="float" office:value="585.7217" calcext:value-type="float">
            <text:p>585.7217</text:p>
          </table:table-cell>
          <table:table-cell office:value-type="float" office:value="583.8314" calcext:value-type="float">
            <text:p>583.8314</text:p>
          </table:table-cell>
          <table:table-cell office:value-type="float" office:value="142.775" calcext:value-type="float">
            <text:p>142.775</text:p>
          </table:table-cell>
          <table:table-cell office:value-type="float" office:value="35.68528" calcext:value-type="float">
            <text:p>35.68528</text:p>
          </table:table-cell>
          <table:table-cell office:value-type="float" office:value="0" calcext:value-type="float">
            <text:p>0</text:p>
          </table:table-cell>
          <table:table-cell office:value-type="float" office:value="-0.01612391" calcext:value-type="float">
            <text:p>-0.016123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8.733" calcext:value-type="float">
            <text:p>-798.733</text:p>
          </table:table-cell>
          <table:table-cell office:value-type="float" office:value="0" calcext:value-type="float">
            <text:p>0</text:p>
          </table:table-cell>
          <table:table-cell office:value-type="float" office:value="13.41007" calcext:value-type="float">
            <text:p>13.4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643.8937" calcext:value-type="float">
            <text:p>643.8937</text:p>
          </table:table-cell>
          <table:table-cell office:value-type="float" office:value="13284.69" calcext:value-type="float">
            <text:p>13284.6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89.816" calcext:value-type="float">
            <text:p>-1089.816</text:p>
          </table:table-cell>
          <table:table-cell office:value-type="float" office:value="2858.615" calcext:value-type="float">
            <text:p>2858.61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2.3571" calcext:value-type="float">
            <text:p>132.3571</text:p>
          </table:table-cell>
          <table:table-cell office:value-type="float" office:value="101.9443" calcext:value-type="float">
            <text:p>101.9443</text:p>
          </table:table-cell>
          <table:table-cell office:value-type="float" office:value="0.1653496" calcext:value-type="float">
            <text:p>0.165349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122" calcext:value-type="float">
            <text:p>0.0291112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3594" calcext:value-type="float">
            <text:p>0.153594</text:p>
          </table:table-cell>
          <table:table-cell office:value-type="float" office:value="370" calcext:value-type="float">
            <text:p>370</text:p>
          </table:table-cell>
          <table:table-cell office:value-type="float" office:value="-41.98092" calcext:value-type="float">
            <text:p>-41.98092</text:p>
          </table:table-cell>
          <table:table-cell office:value-type="float" office:value="0" calcext:value-type="float">
            <text:p>0</text:p>
          </table:table-cell>
          <table:table-cell office:value-type="float" office:value="393.6105" calcext:value-type="float">
            <text:p>393.6105</text:p>
          </table:table-cell>
          <table:table-cell office:value-type="float" office:value="1298.782" calcext:value-type="float">
            <text:p>1298.782</text:p>
          </table:table-cell>
          <table:table-cell office:value-type="float" office:value="1606.232" calcext:value-type="float">
            <text:p>1606.232</text:p>
          </table:table-cell>
          <table:table-cell office:value-type="float" office:value="1280.065" calcext:value-type="float">
            <text:p>1280.065</text:p>
          </table:table-cell>
          <table:table-cell office:value-type="float" office:value="766.2629" calcext:value-type="float">
            <text:p>766.2629</text:p>
          </table:table-cell>
          <table:table-cell office:value-type="float" office:value="1104.421" calcext:value-type="float">
            <text:p>1104.421</text:p>
          </table:table-cell>
          <table:table-cell office:value-type="float" office:value="418.1456" calcext:value-type="float">
            <text:p>418.1456</text:p>
          </table:table-cell>
          <table:table-cell office:value-type="float" office:value="1852.333" calcext:value-type="float">
            <text:p>1852.333</text:p>
          </table:table-cell>
          <table:table-cell office:value-type="float" office:value="2087.978" calcext:value-type="float">
            <text:p>2087.978</text:p>
          </table:table-cell>
          <table:table-cell office:value-type="float" office:value="1670.824" calcext:value-type="float">
            <text:p>1670.824</text:p>
          </table:table-cell>
          <table:table-cell office:value-type="float" office:value="585.7176" calcext:value-type="float">
            <text:p>585.7176</text:p>
          </table:table-cell>
          <table:table-cell office:value-type="float" office:value="583.8074" calcext:value-type="float">
            <text:p>583.8074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2" calcext:value-type="float">
            <text:p>35.68532</text:p>
          </table:table-cell>
          <table:table-cell office:value-type="float" office:value="0" calcext:value-type="float">
            <text:p>0</text:p>
          </table:table-cell>
          <table:table-cell office:value-type="float" office:value="-0.01612391" calcext:value-type="float">
            <text:p>-0.016123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799.4165" calcext:value-type="float">
            <text:p>-799.4165</text:p>
          </table:table-cell>
          <table:table-cell office:value-type="float" office:value="0" calcext:value-type="float">
            <text:p>0</text:p>
          </table:table-cell>
          <table:table-cell office:value-type="float" office:value="13.31226" calcext:value-type="float">
            <text:p>13.3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643.0626" calcext:value-type="float">
            <text:p>643.0626</text:p>
          </table:table-cell>
          <table:table-cell office:value-type="float" office:value="13284.77" calcext:value-type="float">
            <text:p>13284.7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0.648" calcext:value-type="float">
            <text:p>-1090.648</text:p>
          </table:table-cell>
          <table:table-cell office:value-type="float" office:value="2860.828" calcext:value-type="float">
            <text:p>2860.82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2.5389" calcext:value-type="float">
            <text:p>132.5389</text:p>
          </table:table-cell>
          <table:table-cell office:value-type="float" office:value="101.5904" calcext:value-type="float">
            <text:p>101.5904</text:p>
          </table:table-cell>
          <table:table-cell office:value-type="float" office:value="0.1656507" calcext:value-type="float">
            <text:p>0.165650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25" calcext:value-type="float">
            <text:p>0.029112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2.81013" calcext:value-type="float">
            <text:p>-42.81013</text:p>
          </table:table-cell>
          <table:table-cell office:value-type="float" office:value="0" calcext:value-type="float">
            <text:p>0</text:p>
          </table:table-cell>
          <table:table-cell office:value-type="float" office:value="393.6805" calcext:value-type="float">
            <text:p>393.6805</text:p>
          </table:table-cell>
          <table:table-cell office:value-type="float" office:value="1298.649" calcext:value-type="float">
            <text:p>1298.649</text:p>
          </table:table-cell>
          <table:table-cell office:value-type="float" office:value="1606.066" calcext:value-type="float">
            <text:p>1606.066</text:p>
          </table:table-cell>
          <table:table-cell office:value-type="float" office:value="1280.036" calcext:value-type="float">
            <text:p>1280.036</text:p>
          </table:table-cell>
          <table:table-cell office:value-type="float" office:value="766.2311" calcext:value-type="float">
            <text:p>766.2311</text:p>
          </table:table-cell>
          <table:table-cell office:value-type="float" office:value="1104.406" calcext:value-type="float">
            <text:p>1104.406</text:p>
          </table:table-cell>
          <table:table-cell office:value-type="float" office:value="418.1355" calcext:value-type="float">
            <text:p>418.1355</text:p>
          </table:table-cell>
          <table:table-cell office:value-type="float" office:value="1852.319" calcext:value-type="float">
            <text:p>1852.319</text:p>
          </table:table-cell>
          <table:table-cell office:value-type="float" office:value="2087.954" calcext:value-type="float">
            <text:p>2087.954</text:p>
          </table:table-cell>
          <table:table-cell office:value-type="float" office:value="1670.802" calcext:value-type="float">
            <text:p>1670.802</text:p>
          </table:table-cell>
          <table:table-cell office:value-type="float" office:value="585.7136" calcext:value-type="float">
            <text:p>585.7136</text:p>
          </table:table-cell>
          <table:table-cell office:value-type="float" office:value="583.7839" calcext:value-type="float">
            <text:p>583.7839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4" calcext:value-type="float">
            <text:p>35.68534</text:p>
          </table:table-cell>
          <table:table-cell office:value-type="float" office:value="0" calcext:value-type="float">
            <text:p>0</text:p>
          </table:table-cell>
          <table:table-cell office:value-type="float" office:value="-0.01612391" calcext:value-type="float">
            <text:p>-0.01612391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0.162" calcext:value-type="float">
            <text:p>-800.162</text:p>
          </table:table-cell>
          <table:table-cell office:value-type="float" office:value="0" calcext:value-type="float">
            <text:p>0</text:p>
          </table:table-cell>
          <table:table-cell office:value-type="float" office:value="13.21923" calcext:value-type="float">
            <text:p>13.2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641.7728" calcext:value-type="float">
            <text:p>641.7728</text:p>
          </table:table-cell>
          <table:table-cell office:value-type="float" office:value="13284.89" calcext:value-type="float">
            <text:p>13284.8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1.811" calcext:value-type="float">
            <text:p>-1091.811</text:p>
          </table:table-cell>
          <table:table-cell office:value-type="float" office:value="2863.937" calcext:value-type="float">
            <text:p>2863.93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3.0122" calcext:value-type="float">
            <text:p>133.0122</text:p>
          </table:table-cell>
          <table:table-cell office:value-type="float" office:value="100.8697" calcext:value-type="float">
            <text:p>100.8697</text:p>
          </table:table-cell>
          <table:table-cell office:value-type="float" office:value="0.1659695" calcext:value-type="float">
            <text:p>0.1659695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304" calcext:value-type="float">
            <text:p>0.02911304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3.97241" calcext:value-type="float">
            <text:p>-43.97241</text:p>
          </table:table-cell>
          <table:table-cell office:value-type="float" office:value="0" calcext:value-type="float">
            <text:p>0</text:p>
          </table:table-cell>
          <table:table-cell office:value-type="float" office:value="393.7943" calcext:value-type="float">
            <text:p>393.7943</text:p>
          </table:table-cell>
          <table:table-cell office:value-type="float" office:value="1298.473" calcext:value-type="float">
            <text:p>1298.473</text:p>
          </table:table-cell>
          <table:table-cell office:value-type="float" office:value="1605.861" calcext:value-type="float">
            <text:p>1605.861</text:p>
          </table:table-cell>
          <table:table-cell office:value-type="float" office:value="1280.005" calcext:value-type="float">
            <text:p>1280.005</text:p>
          </table:table-cell>
          <table:table-cell office:value-type="float" office:value="766.1973" calcext:value-type="float">
            <text:p>766.1973</text:p>
          </table:table-cell>
          <table:table-cell office:value-type="float" office:value="1104.39" calcext:value-type="float">
            <text:p>1104.39</text:p>
          </table:table-cell>
          <table:table-cell office:value-type="float" office:value="418.1256" calcext:value-type="float">
            <text:p>418.1256</text:p>
          </table:table-cell>
          <table:table-cell office:value-type="float" office:value="1852.304" calcext:value-type="float">
            <text:p>1852.304</text:p>
          </table:table-cell>
          <table:table-cell office:value-type="float" office:value="2087.931" calcext:value-type="float">
            <text:p>2087.931</text:p>
          </table:table-cell>
          <table:table-cell office:value-type="float" office:value="1670.781" calcext:value-type="float">
            <text:p>1670.781</text:p>
          </table:table-cell>
          <table:table-cell office:value-type="float" office:value="585.7097" calcext:value-type="float">
            <text:p>585.7097</text:p>
          </table:table-cell>
          <table:table-cell office:value-type="float" office:value="583.7608" calcext:value-type="float">
            <text:p>583.7608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4" calcext:value-type="float">
            <text:p>35.68534</text:p>
          </table:table-cell>
          <table:table-cell office:value-type="float" office:value="0" calcext:value-type="float">
            <text:p>0</text:p>
          </table:table-cell>
          <table:table-cell office:value-type="float" office:value="-0.01612392" calcext:value-type="float">
            <text:p>-0.01612392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1.3135" calcext:value-type="float">
            <text:p>-801.3135</text:p>
          </table:table-cell>
          <table:table-cell office:value-type="float" office:value="0" calcext:value-type="float">
            <text:p>0</text:p>
          </table:table-cell>
          <table:table-cell office:value-type="float" office:value="13.19754" calcext:value-type="float">
            <text:p>13.19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640.768" calcext:value-type="float">
            <text:p>640.768</text:p>
          </table:table-cell>
          <table:table-cell office:value-type="float" office:value="13284.98" calcext:value-type="float">
            <text:p>13284.9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2.755" calcext:value-type="float">
            <text:p>-1092.755</text:p>
          </table:table-cell>
          <table:table-cell office:value-type="float" office:value="2866.841" calcext:value-type="float">
            <text:p>2866.841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3.3026" calcext:value-type="float">
            <text:p>133.3026</text:p>
          </table:table-cell>
          <table:table-cell office:value-type="float" office:value="100.4072" calcext:value-type="float">
            <text:p>100.4072</text:p>
          </table:table-cell>
          <table:table-cell office:value-type="float" office:value="0.166277" calcext:value-type="float">
            <text:p>0.16627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34" calcext:value-type="float">
            <text:p>0.0291134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4.91692" calcext:value-type="float">
            <text:p>-44.91692</text:p>
          </table:table-cell>
          <table:table-cell office:value-type="float" office:value="0" calcext:value-type="float">
            <text:p>0</text:p>
          </table:table-cell>
          <table:table-cell office:value-type="float" office:value="393.8722" calcext:value-type="float">
            <text:p>393.8722</text:p>
          </table:table-cell>
          <table:table-cell office:value-type="float" office:value="1298.325" calcext:value-type="float">
            <text:p>1298.325</text:p>
          </table:table-cell>
          <table:table-cell office:value-type="float" office:value="1605.661" calcext:value-type="float">
            <text:p>1605.661</text:p>
          </table:table-cell>
          <table:table-cell office:value-type="float" office:value="1279.975" calcext:value-type="float">
            <text:p>1279.975</text:p>
          </table:table-cell>
          <table:table-cell office:value-type="float" office:value="766.1605" calcext:value-type="float">
            <text:p>766.1605</text:p>
          </table:table-cell>
          <table:table-cell office:value-type="float" office:value="1104.373" calcext:value-type="float">
            <text:p>1104.373</text:p>
          </table:table-cell>
          <table:table-cell office:value-type="float" office:value="418.1153" calcext:value-type="float">
            <text:p>418.1153</text:p>
          </table:table-cell>
          <table:table-cell office:value-type="float" office:value="1852.29" calcext:value-type="float">
            <text:p>1852.29</text:p>
          </table:table-cell>
          <table:table-cell office:value-type="float" office:value="2087.907" calcext:value-type="float">
            <text:p>2087.907</text:p>
          </table:table-cell>
          <table:table-cell office:value-type="float" office:value="1670.759" calcext:value-type="float">
            <text:p>1670.759</text:p>
          </table:table-cell>
          <table:table-cell office:value-type="float" office:value="585.7059" calcext:value-type="float">
            <text:p>585.7059</text:p>
          </table:table-cell>
          <table:table-cell office:value-type="float" office:value="583.7381" calcext:value-type="float">
            <text:p>583.7381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2" calcext:value-type="float">
            <text:p>-0.01612392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2.2129" calcext:value-type="float">
            <text:p>-802.2129</text:p>
          </table:table-cell>
          <table:table-cell office:value-type="float" office:value="0" calcext:value-type="float">
            <text:p>0</text:p>
          </table:table-cell>
          <table:table-cell office:value-type="float" office:value="13.1451" calcext:value-type="float">
            <text:p>13.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639.7206" calcext:value-type="float">
            <text:p>639.7206</text:p>
          </table:table-cell>
          <table:table-cell office:value-type="float" office:value="13285.08" calcext:value-type="float">
            <text:p>13285.0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3.729" calcext:value-type="float">
            <text:p>-1093.729</text:p>
          </table:table-cell>
          <table:table-cell office:value-type="float" office:value="2869.43" calcext:value-type="float">
            <text:p>2869.4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3.6197" calcext:value-type="float">
            <text:p>133.6197</text:p>
          </table:table-cell>
          <table:table-cell office:value-type="float" office:value="99.86743" calcext:value-type="float">
            <text:p>99.86743</text:p>
          </table:table-cell>
          <table:table-cell office:value-type="float" office:value="0.1666007" calcext:value-type="float">
            <text:p>0.166600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05" calcext:value-type="float">
            <text:p>0.02911405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5.89024" calcext:value-type="float">
            <text:p>-45.89024</text:p>
          </table:table-cell>
          <table:table-cell office:value-type="float" office:value="0" calcext:value-type="float">
            <text:p>0</text:p>
          </table:table-cell>
          <table:table-cell office:value-type="float" office:value="393.9601" calcext:value-type="float">
            <text:p>393.9601</text:p>
          </table:table-cell>
          <table:table-cell office:value-type="float" office:value="1298.182" calcext:value-type="float">
            <text:p>1298.182</text:p>
          </table:table-cell>
          <table:table-cell office:value-type="float" office:value="1605.481" calcext:value-type="float">
            <text:p>1605.481</text:p>
          </table:table-cell>
          <table:table-cell office:value-type="float" office:value="1279.945" calcext:value-type="float">
            <text:p>1279.945</text:p>
          </table:table-cell>
          <table:table-cell office:value-type="float" office:value="766.1284" calcext:value-type="float">
            <text:p>766.1284</text:p>
          </table:table-cell>
          <table:table-cell office:value-type="float" office:value="1104.358" calcext:value-type="float">
            <text:p>1104.358</text:p>
          </table:table-cell>
          <table:table-cell office:value-type="float" office:value="418.1053" calcext:value-type="float">
            <text:p>418.1053</text:p>
          </table:table-cell>
          <table:table-cell office:value-type="float" office:value="1852.275" calcext:value-type="float">
            <text:p>1852.275</text:p>
          </table:table-cell>
          <table:table-cell office:value-type="float" office:value="2087.884" calcext:value-type="float">
            <text:p>2087.884</text:p>
          </table:table-cell>
          <table:table-cell office:value-type="float" office:value="1670.738" calcext:value-type="float">
            <text:p>1670.738</text:p>
          </table:table-cell>
          <table:table-cell office:value-type="float" office:value="585.7021" calcext:value-type="float">
            <text:p>585.7021</text:p>
          </table:table-cell>
          <table:table-cell office:value-type="float" office:value="583.7158" calcext:value-type="float">
            <text:p>583.7158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2" calcext:value-type="float">
            <text:p>-0.01612392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3.1483" calcext:value-type="float">
            <text:p>-803.1483</text:p>
          </table:table-cell>
          <table:table-cell office:value-type="float" office:value="0" calcext:value-type="float">
            <text:p>0</text:p>
          </table:table-cell>
          <table:table-cell office:value-type="float" office:value="13.09773" calcext:value-type="float">
            <text:p>13.0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637.7362" calcext:value-type="float">
            <text:p>637.7362</text:p>
          </table:table-cell>
          <table:table-cell office:value-type="float" office:value="13285.28" calcext:value-type="float">
            <text:p>13285.28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5.515" calcext:value-type="float">
            <text:p>-1095.515</text:p>
          </table:table-cell>
          <table:table-cell office:value-type="float" office:value="2874.637" calcext:value-type="float">
            <text:p>2874.63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4.5489" calcext:value-type="float">
            <text:p>134.5489</text:p>
          </table:table-cell>
          <table:table-cell office:value-type="float" office:value="98.65414" calcext:value-type="float">
            <text:p>98.65414</text:p>
          </table:table-cell>
          <table:table-cell office:value-type="float" office:value="0.1669413" calcext:value-type="float">
            <text:p>0.1669413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22" calcext:value-type="float">
            <text:p>0.0291142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7.67529" calcext:value-type="float">
            <text:p>-47.67529</text:p>
          </table:table-cell>
          <table:table-cell office:value-type="float" office:value="0" calcext:value-type="float">
            <text:p>0</text:p>
          </table:table-cell>
          <table:table-cell office:value-type="float" office:value="394.0983" calcext:value-type="float">
            <text:p>394.0983</text:p>
          </table:table-cell>
          <table:table-cell office:value-type="float" office:value="1297.938" calcext:value-type="float">
            <text:p>1297.938</text:p>
          </table:table-cell>
          <table:table-cell office:value-type="float" office:value="1605.199" calcext:value-type="float">
            <text:p>1605.199</text:p>
          </table:table-cell>
          <table:table-cell office:value-type="float" office:value="1279.908" calcext:value-type="float">
            <text:p>1279.908</text:p>
          </table:table-cell>
          <table:table-cell office:value-type="float" office:value="766.0887" calcext:value-type="float">
            <text:p>766.0887</text:p>
          </table:table-cell>
          <table:table-cell office:value-type="float" office:value="1104.34" calcext:value-type="float">
            <text:p>1104.34</text:p>
          </table:table-cell>
          <table:table-cell office:value-type="float" office:value="418.0951" calcext:value-type="float">
            <text:p>418.0951</text:p>
          </table:table-cell>
          <table:table-cell office:value-type="float" office:value="1852.261" calcext:value-type="float">
            <text:p>1852.261</text:p>
          </table:table-cell>
          <table:table-cell office:value-type="float" office:value="2087.861" calcext:value-type="float">
            <text:p>2087.861</text:p>
          </table:table-cell>
          <table:table-cell office:value-type="float" office:value="1670.717" calcext:value-type="float">
            <text:p>1670.717</text:p>
          </table:table-cell>
          <table:table-cell office:value-type="float" office:value="585.6984" calcext:value-type="float">
            <text:p>585.6984</text:p>
          </table:table-cell>
          <table:table-cell office:value-type="float" office:value="583.6938" calcext:value-type="float">
            <text:p>583.6938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6" calcext:value-type="float">
            <text:p>-0.0161239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4.9137" calcext:value-type="float">
            <text:p>-804.9137</text:p>
          </table:table-cell>
          <table:table-cell office:value-type="float" office:value="0" calcext:value-type="float">
            <text:p>0</text:p>
          </table:table-cell>
          <table:table-cell office:value-type="float" office:value="13.07356" calcext:value-type="float">
            <text:p>13.0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636.735" calcext:value-type="float">
            <text:p>636.735</text:p>
          </table:table-cell>
          <table:table-cell office:value-type="float" office:value="13285.36" calcext:value-type="float">
            <text:p>13285.3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6.488" calcext:value-type="float">
            <text:p>-1096.488</text:p>
          </table:table-cell>
          <table:table-cell office:value-type="float" office:value="2877.976" calcext:value-type="float">
            <text:p>2877.97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4.8241" calcext:value-type="float">
            <text:p>134.8241</text:p>
          </table:table-cell>
          <table:table-cell office:value-type="float" office:value="98.19991" calcext:value-type="float">
            <text:p>98.19991</text:p>
          </table:table-cell>
          <table:table-cell office:value-type="float" office:value="0.1672939" calcext:value-type="float">
            <text:p>0.167293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76" calcext:value-type="float">
            <text:p>0.02911476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8.64882" calcext:value-type="float">
            <text:p>-48.64882</text:p>
          </table:table-cell>
          <table:table-cell office:value-type="float" office:value="0" calcext:value-type="float">
            <text:p>0</text:p>
          </table:table-cell>
          <table:table-cell office:value-type="float" office:value="394.1799" calcext:value-type="float">
            <text:p>394.1799</text:p>
          </table:table-cell>
          <table:table-cell office:value-type="float" office:value="1297.783" calcext:value-type="float">
            <text:p>1297.783</text:p>
          </table:table-cell>
          <table:table-cell office:value-type="float" office:value="1604.996" calcext:value-type="float">
            <text:p>1604.996</text:p>
          </table:table-cell>
          <table:table-cell office:value-type="float" office:value="1279.873" calcext:value-type="float">
            <text:p>1279.873</text:p>
          </table:table-cell>
          <table:table-cell office:value-type="float" office:value="766.0539" calcext:value-type="float">
            <text:p>766.0539</text:p>
          </table:table-cell>
          <table:table-cell office:value-type="float" office:value="1104.323" calcext:value-type="float">
            <text:p>1104.323</text:p>
          </table:table-cell>
          <table:table-cell office:value-type="float" office:value="418.0844" calcext:value-type="float">
            <text:p>418.0844</text:p>
          </table:table-cell>
          <table:table-cell office:value-type="float" office:value="1852.246" calcext:value-type="float">
            <text:p>1852.246</text:p>
          </table:table-cell>
          <table:table-cell office:value-type="float" office:value="2087.837" calcext:value-type="float">
            <text:p>2087.837</text:p>
          </table:table-cell>
          <table:table-cell office:value-type="float" office:value="1670.696" calcext:value-type="float">
            <text:p>1670.696</text:p>
          </table:table-cell>
          <table:table-cell office:value-type="float" office:value="585.6947" calcext:value-type="float">
            <text:p>585.6947</text:p>
          </table:table-cell>
          <table:table-cell office:value-type="float" office:value="583.6722" calcext:value-type="float">
            <text:p>583.6722</text:p>
          </table:table-cell>
          <table:table-cell office:value-type="float" office:value="142.7749" calcext:value-type="float">
            <text:p>142.7749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6" calcext:value-type="float">
            <text:p>-0.0161239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5.8043" calcext:value-type="float">
            <text:p>-805.8043</text:p>
          </table:table-cell>
          <table:table-cell office:value-type="float" office:value="0" calcext:value-type="float">
            <text:p>0</text:p>
          </table:table-cell>
          <table:table-cell office:value-type="float" office:value="12.98118" calcext:value-type="float">
            <text:p>12.9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635.9652" calcext:value-type="float">
            <text:p>635.9652</text:p>
          </table:table-cell>
          <table:table-cell office:value-type="float" office:value="13285.43" calcext:value-type="float">
            <text:p>13285.4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7.25" calcext:value-type="float">
            <text:p>-1097.25</text:p>
          </table:table-cell>
          <table:table-cell office:value-type="float" office:value="2879.813" calcext:value-type="float">
            <text:p>2879.81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4.9878" calcext:value-type="float">
            <text:p>134.9878</text:p>
          </table:table-cell>
          <table:table-cell office:value-type="float" office:value="97.82722" calcext:value-type="float">
            <text:p>97.82722</text:p>
          </table:table-cell>
          <table:table-cell office:value-type="float" office:value="0.1676594" calcext:value-type="float">
            <text:p>0.167659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79" calcext:value-type="float">
            <text:p>0.0291147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49.41042" calcext:value-type="float">
            <text:p>-49.41042</text:p>
          </table:table-cell>
          <table:table-cell office:value-type="float" office:value="0" calcext:value-type="float">
            <text:p>0</text:p>
          </table:table-cell>
          <table:table-cell office:value-type="float" office:value="394.2555" calcext:value-type="float">
            <text:p>394.2555</text:p>
          </table:table-cell>
          <table:table-cell office:value-type="float" office:value="1297.678" calcext:value-type="float">
            <text:p>1297.678</text:p>
          </table:table-cell>
          <table:table-cell office:value-type="float" office:value="1604.853" calcext:value-type="float">
            <text:p>1604.853</text:p>
          </table:table-cell>
          <table:table-cell office:value-type="float" office:value="1279.847" calcext:value-type="float">
            <text:p>1279.847</text:p>
          </table:table-cell>
          <table:table-cell office:value-type="float" office:value="766.0243" calcext:value-type="float">
            <text:p>766.0243</text:p>
          </table:table-cell>
          <table:table-cell office:value-type="float" office:value="1104.308" calcext:value-type="float">
            <text:p>1104.308</text:p>
          </table:table-cell>
          <table:table-cell office:value-type="float" office:value="418.0746" calcext:value-type="float">
            <text:p>418.0746</text:p>
          </table:table-cell>
          <table:table-cell office:value-type="float" office:value="1852.232" calcext:value-type="float">
            <text:p>1852.232</text:p>
          </table:table-cell>
          <table:table-cell office:value-type="float" office:value="2087.814" calcext:value-type="float">
            <text:p>2087.814</text:p>
          </table:table-cell>
          <table:table-cell office:value-type="float" office:value="1670.675" calcext:value-type="float">
            <text:p>1670.675</text:p>
          </table:table-cell>
          <table:table-cell office:value-type="float" office:value="585.691" calcext:value-type="float">
            <text:p>585.691</text:p>
          </table:table-cell>
          <table:table-cell office:value-type="float" office:value="583.651" calcext:value-type="float">
            <text:p>583.651</text:p>
          </table:table-cell>
          <table:table-cell office:value-type="float" office:value="142.7748" calcext:value-type="float">
            <text:p>142.7748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6" calcext:value-type="float">
            <text:p>-0.0161239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6.4866" calcext:value-type="float">
            <text:p>-806.4866</text:p>
          </table:table-cell>
          <table:table-cell office:value-type="float" office:value="0" calcext:value-type="float">
            <text:p>0</text:p>
          </table:table-cell>
          <table:table-cell office:value-type="float" office:value="12.898" calcext:value-type="float">
            <text:p>12.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635.0303" calcext:value-type="float">
            <text:p>635.0303</text:p>
          </table:table-cell>
          <table:table-cell office:value-type="float" office:value="13285.52" calcext:value-type="float">
            <text:p>13285.52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8.123" calcext:value-type="float">
            <text:p>-1098.123</text:p>
          </table:table-cell>
          <table:table-cell office:value-type="float" office:value="2882.075" calcext:value-type="float">
            <text:p>2882.07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5.2252" calcext:value-type="float">
            <text:p>135.2252</text:p>
          </table:table-cell>
          <table:table-cell office:value-type="float" office:value="97.29749" calcext:value-type="float">
            <text:p>97.29749</text:p>
          </table:table-cell>
          <table:table-cell office:value-type="float" office:value="0.1680236" calcext:value-type="float">
            <text:p>0.168023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79" calcext:value-type="float">
            <text:p>0.0291147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50.28261" calcext:value-type="float">
            <text:p>-50.28261</text:p>
          </table:table-cell>
          <table:table-cell office:value-type="float" office:value="0" calcext:value-type="float">
            <text:p>0</text:p>
          </table:table-cell>
          <table:table-cell office:value-type="float" office:value="394.3554" calcext:value-type="float">
            <text:p>394.3554</text:p>
          </table:table-cell>
          <table:table-cell office:value-type="float" office:value="1297.566" calcext:value-type="float">
            <text:p>1297.566</text:p>
          </table:table-cell>
          <table:table-cell office:value-type="float" office:value="1604.709" calcext:value-type="float">
            <text:p>1604.709</text:p>
          </table:table-cell>
          <table:table-cell office:value-type="float" office:value="1279.817" calcext:value-type="float">
            <text:p>1279.817</text:p>
          </table:table-cell>
          <table:table-cell office:value-type="float" office:value="765.9999" calcext:value-type="float">
            <text:p>765.9999</text:p>
          </table:table-cell>
          <table:table-cell office:value-type="float" office:value="1104.294" calcext:value-type="float">
            <text:p>1104.294</text:p>
          </table:table-cell>
          <table:table-cell office:value-type="float" office:value="418.0656" calcext:value-type="float">
            <text:p>418.0656</text:p>
          </table:table-cell>
          <table:table-cell office:value-type="float" office:value="1852.218" calcext:value-type="float">
            <text:p>1852.218</text:p>
          </table:table-cell>
          <table:table-cell office:value-type="float" office:value="2087.792" calcext:value-type="float">
            <text:p>2087.792</text:p>
          </table:table-cell>
          <table:table-cell office:value-type="float" office:value="1670.654" calcext:value-type="float">
            <text:p>1670.654</text:p>
          </table:table-cell>
          <table:table-cell office:value-type="float" office:value="585.6874" calcext:value-type="float">
            <text:p>585.6874</text:p>
          </table:table-cell>
          <table:table-cell office:value-type="float" office:value="583.6302" calcext:value-type="float">
            <text:p>583.6302</text:p>
          </table:table-cell>
          <table:table-cell office:value-type="float" office:value="142.7748" calcext:value-type="float">
            <text:p>142.7748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6" calcext:value-type="float">
            <text:p>-0.01612396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7.2974" calcext:value-type="float">
            <text:p>-807.2974</text:p>
          </table:table-cell>
          <table:table-cell office:value-type="float" office:value="0" calcext:value-type="float">
            <text:p>0</text:p>
          </table:table-cell>
          <table:table-cell office:value-type="float" office:value="12.84202" calcext:value-type="float">
            <text:p>12.84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633.4473" calcext:value-type="float">
            <text:p>633.4473</text:p>
          </table:table-cell>
          <table:table-cell office:value-type="float" office:value="13285.69" calcext:value-type="float">
            <text:p>13285.6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099.558" calcext:value-type="float">
            <text:p>-1099.558</text:p>
          </table:table-cell>
          <table:table-cell office:value-type="float" office:value="2886.402" calcext:value-type="float">
            <text:p>2886.402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5.901" calcext:value-type="float">
            <text:p>135.901</text:p>
          </table:table-cell>
          <table:table-cell office:value-type="float" office:value="96.22279" calcext:value-type="float">
            <text:p>96.22279</text:p>
          </table:table-cell>
          <table:table-cell office:value-type="float" office:value="0.1683946" calcext:value-type="float">
            <text:p>0.168394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81" calcext:value-type="float">
            <text:p>0.0291148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51.71717" calcext:value-type="float">
            <text:p>-51.71717</text:p>
          </table:table-cell>
          <table:table-cell office:value-type="float" office:value="0" calcext:value-type="float">
            <text:p>0</text:p>
          </table:table-cell>
          <table:table-cell office:value-type="float" office:value="394.5027" calcext:value-type="float">
            <text:p>394.5027</text:p>
          </table:table-cell>
          <table:table-cell office:value-type="float" office:value="1297.417" calcext:value-type="float">
            <text:p>1297.417</text:p>
          </table:table-cell>
          <table:table-cell office:value-type="float" office:value="1604.532" calcext:value-type="float">
            <text:p>1604.532</text:p>
          </table:table-cell>
          <table:table-cell office:value-type="float" office:value="1279.787" calcext:value-type="float">
            <text:p>1279.787</text:p>
          </table:table-cell>
          <table:table-cell office:value-type="float" office:value="765.9736" calcext:value-type="float">
            <text:p>765.9736</text:p>
          </table:table-cell>
          <table:table-cell office:value-type="float" office:value="1104.279" calcext:value-type="float">
            <text:p>1104.279</text:p>
          </table:table-cell>
          <table:table-cell office:value-type="float" office:value="418.0566" calcext:value-type="float">
            <text:p>418.0566</text:p>
          </table:table-cell>
          <table:table-cell office:value-type="float" office:value="1852.205" calcext:value-type="float">
            <text:p>1852.205</text:p>
          </table:table-cell>
          <table:table-cell office:value-type="float" office:value="2087.77" calcext:value-type="float">
            <text:p>2087.77</text:p>
          </table:table-cell>
          <table:table-cell office:value-type="float" office:value="1670.634" calcext:value-type="float">
            <text:p>1670.634</text:p>
          </table:table-cell>
          <table:table-cell office:value-type="float" office:value="585.684" calcext:value-type="float">
            <text:p>585.684</text:p>
          </table:table-cell>
          <table:table-cell office:value-type="float" office:value="583.6096" calcext:value-type="float">
            <text:p>583.6096</text:p>
          </table:table-cell>
          <table:table-cell office:value-type="float" office:value="142.7748" calcext:value-type="float">
            <text:p>142.7748</text:p>
          </table:table-cell>
          <table:table-cell office:value-type="float" office:value="35.68533" calcext:value-type="float">
            <text:p>35.68533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8.6826" calcext:value-type="float">
            <text:p>-808.6826</text:p>
          </table:table-cell>
          <table:table-cell office:value-type="float" office:value="0" calcext:value-type="float">
            <text:p>0</text:p>
          </table:table-cell>
          <table:table-cell office:value-type="float" office:value="12.79254" calcext:value-type="float">
            <text:p>12.79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632.4653" calcext:value-type="float">
            <text:p>632.4653</text:p>
          </table:table-cell>
          <table:table-cell office:value-type="float" office:value="13285.79" calcext:value-type="float">
            <text:p>13285.7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0.483" calcext:value-type="float">
            <text:p>-1100.483</text:p>
          </table:table-cell>
          <table:table-cell office:value-type="float" office:value="2888.569" calcext:value-type="float">
            <text:p>2888.56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1499" calcext:value-type="float">
            <text:p>136.1499</text:p>
          </table:table-cell>
          <table:table-cell office:value-type="float" office:value="95.67117" calcext:value-type="float">
            <text:p>95.67117</text:p>
          </table:table-cell>
          <table:table-cell office:value-type="float" office:value="0.1687619" calcext:value-type="float">
            <text:p>0.1687619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499" calcext:value-type="float">
            <text:p>0.02911499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511957" calcext:value-type="float">
            <text:p>0.1511957</text:p>
          </table:table-cell>
          <table:table-cell office:value-type="float" office:value="370" calcext:value-type="float">
            <text:p>370</text:p>
          </table:table-cell>
          <table:table-cell office:value-type="float" office:value="-52.64161" calcext:value-type="float">
            <text:p>-52.64161</text:p>
          </table:table-cell>
          <table:table-cell office:value-type="float" office:value="0" calcext:value-type="float">
            <text:p>0</text:p>
          </table:table-cell>
          <table:table-cell office:value-type="float" office:value="394.6067" calcext:value-type="float">
            <text:p>394.6067</text:p>
          </table:table-cell>
          <table:table-cell office:value-type="float" office:value="1297.293" calcext:value-type="float">
            <text:p>1297.293</text:p>
          </table:table-cell>
          <table:table-cell office:value-type="float" office:value="1604.381" calcext:value-type="float">
            <text:p>1604.381</text:p>
          </table:table-cell>
          <table:table-cell office:value-type="float" office:value="1279.759" calcext:value-type="float">
            <text:p>1279.759</text:p>
          </table:table-cell>
          <table:table-cell office:value-type="float" office:value="765.9474" calcext:value-type="float">
            <text:p>765.9474</text:p>
          </table:table-cell>
          <table:table-cell office:value-type="float" office:value="1104.265" calcext:value-type="float">
            <text:p>1104.265</text:p>
          </table:table-cell>
          <table:table-cell office:value-type="float" office:value="418.0477" calcext:value-type="float">
            <text:p>418.0477</text:p>
          </table:table-cell>
          <table:table-cell office:value-type="float" office:value="1852.192" calcext:value-type="float">
            <text:p>1852.192</text:p>
          </table:table-cell>
          <table:table-cell office:value-type="float" office:value="2087.748" calcext:value-type="float">
            <text:p>2087.748</text:p>
          </table:table-cell>
          <table:table-cell office:value-type="float" office:value="1670.613" calcext:value-type="float">
            <text:p>1670.613</text:p>
          </table:table-cell>
          <table:table-cell office:value-type="float" office:value="585.6805" calcext:value-type="float">
            <text:p>585.6805</text:p>
          </table:table-cell>
          <table:table-cell office:value-type="float" office:value="583.5895" calcext:value-type="float">
            <text:p>583.5895</text:p>
          </table:table-cell>
          <table:table-cell office:value-type="float" office:value="142.7748" calcext:value-type="float">
            <text:p>142.7748</text:p>
          </table:table-cell>
          <table:table-cell office:value-type="float" office:value="35.68532" calcext:value-type="float">
            <text:p>35.68532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09.534" calcext:value-type="float">
            <text:p>-809.534</text:p>
          </table:table-cell>
          <table:table-cell office:value-type="float" office:value="0" calcext:value-type="float">
            <text:p>0</text:p>
          </table:table-cell>
          <table:table-cell office:value-type="float" office:value="12.71851" calcext:value-type="float">
            <text:p>12.7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631.2748" calcext:value-type="float">
            <text:p>631.2748</text:p>
          </table:table-cell>
          <table:table-cell office:value-type="float" office:value="13285.92" calcext:value-type="float">
            <text:p>13285.92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1.617" calcext:value-type="float">
            <text:p>-1101.617</text:p>
          </table:table-cell>
          <table:table-cell office:value-type="float" office:value="2891.963" calcext:value-type="float">
            <text:p>2891.96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5329" calcext:value-type="float">
            <text:p>136.5329</text:p>
          </table:table-cell>
          <table:table-cell office:value-type="float" office:value="94.98985" calcext:value-type="float">
            <text:p>94.98985</text:p>
          </table:table-cell>
          <table:table-cell office:value-type="float" office:value="0.1691426" calcext:value-type="float">
            <text:p>0.169142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41" calcext:value-type="float">
            <text:p>0.0291154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481898" calcext:value-type="float">
            <text:p>0.1481898</text:p>
          </table:table-cell>
          <table:table-cell office:value-type="float" office:value="370" calcext:value-type="float">
            <text:p>370</text:p>
          </table:table-cell>
          <table:table-cell office:value-type="float" office:value="-53.77287" calcext:value-type="float">
            <text:p>-53.77287</text:p>
          </table:table-cell>
          <table:table-cell office:value-type="float" office:value="0" calcext:value-type="float">
            <text:p>0</text:p>
          </table:table-cell>
          <table:table-cell office:value-type="float" office:value="394.7207" calcext:value-type="float">
            <text:p>394.7207</text:p>
          </table:table-cell>
          <table:table-cell office:value-type="float" office:value="1297.136" calcext:value-type="float">
            <text:p>1297.136</text:p>
          </table:table-cell>
          <table:table-cell office:value-type="float" office:value="1604.196" calcext:value-type="float">
            <text:p>1604.196</text:p>
          </table:table-cell>
          <table:table-cell office:value-type="float" office:value="1279.729" calcext:value-type="float">
            <text:p>1279.729</text:p>
          </table:table-cell>
          <table:table-cell office:value-type="float" office:value="765.9193" calcext:value-type="float">
            <text:p>765.9193</text:p>
          </table:table-cell>
          <table:table-cell office:value-type="float" office:value="1104.251" calcext:value-type="float">
            <text:p>1104.251</text:p>
          </table:table-cell>
          <table:table-cell office:value-type="float" office:value="418.0388" calcext:value-type="float">
            <text:p>418.0388</text:p>
          </table:table-cell>
          <table:table-cell office:value-type="float" office:value="1852.179" calcext:value-type="float">
            <text:p>1852.179</text:p>
          </table:table-cell>
          <table:table-cell office:value-type="float" office:value="2087.727" calcext:value-type="float">
            <text:p>2087.727</text:p>
          </table:table-cell>
          <table:table-cell office:value-type="float" office:value="1670.596" calcext:value-type="float">
            <text:p>1670.596</text:p>
          </table:table-cell>
          <table:table-cell office:value-type="float" office:value="585.6771" calcext:value-type="float">
            <text:p>585.6771</text:p>
          </table:table-cell>
          <table:table-cell office:value-type="float" office:value="583.5695" calcext:value-type="float">
            <text:p>583.5695</text:p>
          </table:table-cell>
          <table:table-cell office:value-type="float" office:value="142.7748" calcext:value-type="float">
            <text:p>142.7748</text:p>
          </table:table-cell>
          <table:table-cell office:value-type="float" office:value="35.68531" calcext:value-type="float">
            <text:p>35.68531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0.5674" calcext:value-type="float">
            <text:p>-810.5674</text:p>
          </table:table-cell>
          <table:table-cell office:value-type="float" office:value="0" calcext:value-type="float">
            <text:p>0</text:p>
          </table:table-cell>
          <table:table-cell office:value-type="float" office:value="12.62096" calcext:value-type="float">
            <text:p>12.6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630.9214" calcext:value-type="float">
            <text:p>630.9214</text:p>
          </table:table-cell>
          <table:table-cell office:value-type="float" office:value="13285.93" calcext:value-type="float">
            <text:p>13285.9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2.084" calcext:value-type="float">
            <text:p>-1102.084</text:p>
          </table:table-cell>
          <table:table-cell office:value-type="float" office:value="2893.014" calcext:value-type="float">
            <text:p>2893.01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5062" calcext:value-type="float">
            <text:p>136.5062</text:p>
          </table:table-cell>
          <table:table-cell office:value-type="float" office:value="94.96571" calcext:value-type="float">
            <text:p>94.96571</text:p>
          </table:table-cell>
          <table:table-cell office:value-type="float" office:value="0.1695256" calcext:value-type="float">
            <text:p>0.169525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42" calcext:value-type="float">
            <text:p>0.02911542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430892" calcext:value-type="float">
            <text:p>0.1430892</text:p>
          </table:table-cell>
          <table:table-cell office:value-type="float" office:value="370" calcext:value-type="float">
            <text:p>370</text:p>
          </table:table-cell>
          <table:table-cell office:value-type="float" office:value="-54.23443" calcext:value-type="float">
            <text:p>-54.23443</text:p>
          </table:table-cell>
          <table:table-cell office:value-type="float" office:value="0" calcext:value-type="float">
            <text:p>0</text:p>
          </table:table-cell>
          <table:table-cell office:value-type="float" office:value="394.7477" calcext:value-type="float">
            <text:p>394.7477</text:p>
          </table:table-cell>
          <table:table-cell office:value-type="float" office:value="1297.063" calcext:value-type="float">
            <text:p>1297.063</text:p>
          </table:table-cell>
          <table:table-cell office:value-type="float" office:value="1604.068" calcext:value-type="float">
            <text:p>1604.068</text:p>
          </table:table-cell>
          <table:table-cell office:value-type="float" office:value="1279.702" calcext:value-type="float">
            <text:p>1279.702</text:p>
          </table:table-cell>
          <table:table-cell office:value-type="float" office:value="765.8989" calcext:value-type="float">
            <text:p>765.8989</text:p>
          </table:table-cell>
          <table:table-cell office:value-type="float" office:value="1104.238" calcext:value-type="float">
            <text:p>1104.238</text:p>
          </table:table-cell>
          <table:table-cell office:value-type="float" office:value="418.0301" calcext:value-type="float">
            <text:p>418.0301</text:p>
          </table:table-cell>
          <table:table-cell office:value-type="float" office:value="1852.166" calcext:value-type="float">
            <text:p>1852.166</text:p>
          </table:table-cell>
          <table:table-cell office:value-type="float" office:value="2087.705" calcext:value-type="float">
            <text:p>2087.705</text:p>
          </table:table-cell>
          <table:table-cell office:value-type="float" office:value="1670.588" calcext:value-type="float">
            <text:p>1670.588</text:p>
          </table:table-cell>
          <table:table-cell office:value-type="float" office:value="585.6738" calcext:value-type="float">
            <text:p>585.6738</text:p>
          </table:table-cell>
          <table:table-cell office:value-type="float" office:value="583.55" calcext:value-type="float">
            <text:p>583.55</text:p>
          </table:table-cell>
          <table:table-cell office:value-type="float" office:value="142.7747" calcext:value-type="float">
            <text:p>142.7747</text:p>
          </table:table-cell>
          <table:table-cell office:value-type="float" office:value="35.68536" calcext:value-type="float">
            <text:p>35.68536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0.884" calcext:value-type="float">
            <text:p>-810.884</text:p>
          </table:table-cell>
          <table:table-cell office:value-type="float" office:value="0" calcext:value-type="float">
            <text:p>0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630.1542" calcext:value-type="float">
            <text:p>630.1542</text:p>
          </table:table-cell>
          <table:table-cell office:value-type="float" office:value="13286.03" calcext:value-type="float">
            <text:p>13286.0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2.837" calcext:value-type="float">
            <text:p>-1102.837</text:p>
          </table:table-cell>
          <table:table-cell office:value-type="float" office:value="2894.094" calcext:value-type="float">
            <text:p>2894.09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6445" calcext:value-type="float">
            <text:p>136.6445</text:p>
          </table:table-cell>
          <table:table-cell office:value-type="float" office:value="94.49837" calcext:value-type="float">
            <text:p>94.49837</text:p>
          </table:table-cell>
          <table:table-cell office:value-type="float" office:value="0.1699147" calcext:value-type="float">
            <text:p>0.169914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47" calcext:value-type="float">
            <text:p>0.02911547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83942" calcext:value-type="float">
            <text:p>0.1383942</text:p>
          </table:table-cell>
          <table:table-cell office:value-type="float" office:value="370" calcext:value-type="float">
            <text:p>370</text:p>
          </table:table-cell>
          <table:table-cell office:value-type="float" office:value="-54.98166" calcext:value-type="float">
            <text:p>-54.98166</text:p>
          </table:table-cell>
          <table:table-cell office:value-type="float" office:value="0" calcext:value-type="float">
            <text:p>0</text:p>
          </table:table-cell>
          <table:table-cell office:value-type="float" office:value="394.8416" calcext:value-type="float">
            <text:p>394.8416</text:p>
          </table:table-cell>
          <table:table-cell office:value-type="float" office:value="1297.012" calcext:value-type="float">
            <text:p>1297.012</text:p>
          </table:table-cell>
          <table:table-cell office:value-type="float" office:value="1603.946" calcext:value-type="float">
            <text:p>1603.946</text:p>
          </table:table-cell>
          <table:table-cell office:value-type="float" office:value="1279.678" calcext:value-type="float">
            <text:p>1279.678</text:p>
          </table:table-cell>
          <table:table-cell office:value-type="float" office:value="765.8811" calcext:value-type="float">
            <text:p>765.8811</text:p>
          </table:table-cell>
          <table:table-cell office:value-type="float" office:value="1104.225" calcext:value-type="float">
            <text:p>1104.225</text:p>
          </table:table-cell>
          <table:table-cell office:value-type="float" office:value="418.0222" calcext:value-type="float">
            <text:p>418.0222</text:p>
          </table:table-cell>
          <table:table-cell office:value-type="float" office:value="1852.154" calcext:value-type="float">
            <text:p>1852.154</text:p>
          </table:table-cell>
          <table:table-cell office:value-type="float" office:value="2087.684" calcext:value-type="float">
            <text:p>2087.684</text:p>
          </table:table-cell>
          <table:table-cell office:value-type="float" office:value="1670.579" calcext:value-type="float">
            <text:p>1670.579</text:p>
          </table:table-cell>
          <table:table-cell office:value-type="float" office:value="585.6705" calcext:value-type="float">
            <text:p>585.6705</text:p>
          </table:table-cell>
          <table:table-cell office:value-type="float" office:value="583.5307" calcext:value-type="float">
            <text:p>583.5307</text:p>
          </table:table-cell>
          <table:table-cell office:value-type="float" office:value="142.7747" calcext:value-type="float">
            <text:p>142.7747</text:p>
          </table:table-cell>
          <table:table-cell office:value-type="float" office:value="35.6854" calcext:value-type="float">
            <text:p>35.685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1.5386" calcext:value-type="float">
            <text:p>-811.5386</text:p>
          </table:table-cell>
          <table:table-cell office:value-type="float" office:value="0" calcext:value-type="float">
            <text:p>0</text:p>
          </table:table-cell>
          <table:table-cell office:value-type="float" office:value="12.38828" calcext:value-type="float">
            <text:p>12.38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629.6954" calcext:value-type="float">
            <text:p>629.6954</text:p>
          </table:table-cell>
          <table:table-cell office:value-type="float" office:value="13286.09" calcext:value-type="float">
            <text:p>13286.09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3.336" calcext:value-type="float">
            <text:p>-1103.336</text:p>
          </table:table-cell>
          <table:table-cell office:value-type="float" office:value="2896.048" calcext:value-type="float">
            <text:p>2896.04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5977" calcext:value-type="float">
            <text:p>136.5977</text:p>
          </table:table-cell>
          <table:table-cell office:value-type="float" office:value="94.35094" calcext:value-type="float">
            <text:p>94.35094</text:p>
          </table:table-cell>
          <table:table-cell office:value-type="float" office:value="0.1703157" calcext:value-type="float">
            <text:p>0.170315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48" calcext:value-type="float">
            <text:p>0.02911548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5.47793" calcext:value-type="float">
            <text:p>-55.47793</text:p>
          </table:table-cell>
          <table:table-cell office:value-type="float" office:value="0" calcext:value-type="float">
            <text:p>0</text:p>
          </table:table-cell>
          <table:table-cell office:value-type="float" office:value="394.8904" calcext:value-type="float">
            <text:p>394.8904</text:p>
          </table:table-cell>
          <table:table-cell office:value-type="float" office:value="1296.95" calcext:value-type="float">
            <text:p>1296.95</text:p>
          </table:table-cell>
          <table:table-cell office:value-type="float" office:value="1603.82" calcext:value-type="float">
            <text:p>1603.82</text:p>
          </table:table-cell>
          <table:table-cell office:value-type="float" office:value="1279.656" calcext:value-type="float">
            <text:p>1279.656</text:p>
          </table:table-cell>
          <table:table-cell office:value-type="float" office:value="765.8638" calcext:value-type="float">
            <text:p>765.8638</text:p>
          </table:table-cell>
          <table:table-cell office:value-type="float" office:value="1104.213" calcext:value-type="float">
            <text:p>1104.213</text:p>
          </table:table-cell>
          <table:table-cell office:value-type="float" office:value="418.0145" calcext:value-type="float">
            <text:p>418.0145</text:p>
          </table:table-cell>
          <table:table-cell office:value-type="float" office:value="1852.142" calcext:value-type="float">
            <text:p>1852.142</text:p>
          </table:table-cell>
          <table:table-cell office:value-type="float" office:value="2087.674" calcext:value-type="float">
            <text:p>2087.674</text:p>
          </table:table-cell>
          <table:table-cell office:value-type="float" office:value="1670.571" calcext:value-type="float">
            <text:p>1670.571</text:p>
          </table:table-cell>
          <table:table-cell office:value-type="float" office:value="585.6673" calcext:value-type="float">
            <text:p>585.6673</text:p>
          </table:table-cell>
          <table:table-cell office:value-type="float" office:value="583.5117" calcext:value-type="float">
            <text:p>583.5117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2" calcext:value-type="float">
            <text:p>35.68542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1.929" calcext:value-type="float">
            <text:p>-811.929</text:p>
          </table:table-cell>
          <table:table-cell office:value-type="float" office:value="0" calcext:value-type="float">
            <text:p>0</text:p>
          </table:table-cell>
          <table:table-cell office:value-type="float" office:value="12.27888" calcext:value-type="float">
            <text:p>12.2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629.3953" calcext:value-type="float">
            <text:p>629.3953</text:p>
          </table:table-cell>
          <table:table-cell office:value-type="float" office:value="13286.13" calcext:value-type="float">
            <text:p>13286.1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3.691" calcext:value-type="float">
            <text:p>-1103.691</text:p>
          </table:table-cell>
          <table:table-cell office:value-type="float" office:value="2897.217" calcext:value-type="float">
            <text:p>2897.217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5343" calcext:value-type="float">
            <text:p>136.5343</text:p>
          </table:table-cell>
          <table:table-cell office:value-type="float" office:value="94.29721" calcext:value-type="float">
            <text:p>94.29721</text:p>
          </table:table-cell>
          <table:table-cell office:value-type="float" office:value="0.1706847" calcext:value-type="float">
            <text:p>0.170684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5.83242" calcext:value-type="float">
            <text:p>-55.83242</text:p>
          </table:table-cell>
          <table:table-cell office:value-type="float" office:value="0" calcext:value-type="float">
            <text:p>0</text:p>
          </table:table-cell>
          <table:table-cell office:value-type="float" office:value="394.9189" calcext:value-type="float">
            <text:p>394.9189</text:p>
          </table:table-cell>
          <table:table-cell office:value-type="float" office:value="1296.92" calcext:value-type="float">
            <text:p>1296.92</text:p>
          </table:table-cell>
          <table:table-cell office:value-type="float" office:value="1603.717" calcext:value-type="float">
            <text:p>1603.717</text:p>
          </table:table-cell>
          <table:table-cell office:value-type="float" office:value="1279.637" calcext:value-type="float">
            <text:p>1279.637</text:p>
          </table:table-cell>
          <table:table-cell office:value-type="float" office:value="765.8475" calcext:value-type="float">
            <text:p>765.8475</text:p>
          </table:table-cell>
          <table:table-cell office:value-type="float" office:value="1104.202" calcext:value-type="float">
            <text:p>1104.202</text:p>
          </table:table-cell>
          <table:table-cell office:value-type="float" office:value="418.0071" calcext:value-type="float">
            <text:p>418.0071</text:p>
          </table:table-cell>
          <table:table-cell office:value-type="float" office:value="1852.131" calcext:value-type="float">
            <text:p>1852.131</text:p>
          </table:table-cell>
          <table:table-cell office:value-type="float" office:value="2087.665" calcext:value-type="float">
            <text:p>2087.665</text:p>
          </table:table-cell>
          <table:table-cell office:value-type="float" office:value="1670.563" calcext:value-type="float">
            <text:p>1670.563</text:p>
          </table:table-cell>
          <table:table-cell office:value-type="float" office:value="585.6641" calcext:value-type="float">
            <text:p>585.6641</text:p>
          </table:table-cell>
          <table:table-cell office:value-type="float" office:value="583.493" calcext:value-type="float">
            <text:p>583.493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3" calcext:value-type="float">
            <text:p>35.68543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2.1918" calcext:value-type="float">
            <text:p>-812.1918</text:p>
          </table:table-cell>
          <table:table-cell office:value-type="float" office:value="0" calcext:value-type="float">
            <text:p>0</text:p>
          </table:table-cell>
          <table:table-cell office:value-type="float" office:value="12.18691" calcext:value-type="float">
            <text:p>12.18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629.1965" calcext:value-type="float">
            <text:p>629.1965</text:p>
          </table:table-cell>
          <table:table-cell office:value-type="float" office:value="13286.14" calcext:value-type="float">
            <text:p>13286.1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3.963" calcext:value-type="float">
            <text:p>-1103.963</text:p>
          </table:table-cell>
          <table:table-cell office:value-type="float" office:value="2898.19" calcext:value-type="float">
            <text:p>2898.1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4673" calcext:value-type="float">
            <text:p>136.4673</text:p>
          </table:table-cell>
          <table:table-cell office:value-type="float" office:value="94.27571" calcext:value-type="float">
            <text:p>94.27571</text:p>
          </table:table-cell>
          <table:table-cell office:value-type="float" office:value="0.1710248" calcext:value-type="float">
            <text:p>0.171024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6.10454" calcext:value-type="float">
            <text:p>-56.10454</text:p>
          </table:table-cell>
          <table:table-cell office:value-type="float" office:value="0" calcext:value-type="float">
            <text:p>0</text:p>
          </table:table-cell>
          <table:table-cell office:value-type="float" office:value="394.9355" calcext:value-type="float">
            <text:p>394.9355</text:p>
          </table:table-cell>
          <table:table-cell office:value-type="float" office:value="1296.9" calcext:value-type="float">
            <text:p>1296.9</text:p>
          </table:table-cell>
          <table:table-cell office:value-type="float" office:value="1603.655" calcext:value-type="float">
            <text:p>1603.655</text:p>
          </table:table-cell>
          <table:table-cell office:value-type="float" office:value="1279.618" calcext:value-type="float">
            <text:p>1279.618</text:p>
          </table:table-cell>
          <table:table-cell office:value-type="float" office:value="765.8321" calcext:value-type="float">
            <text:p>765.8321</text:p>
          </table:table-cell>
          <table:table-cell office:value-type="float" office:value="1104.191" calcext:value-type="float">
            <text:p>1104.191</text:p>
          </table:table-cell>
          <table:table-cell office:value-type="float" office:value="418.0001" calcext:value-type="float">
            <text:p>418.0001</text:p>
          </table:table-cell>
          <table:table-cell office:value-type="float" office:value="1852.119" calcext:value-type="float">
            <text:p>1852.119</text:p>
          </table:table-cell>
          <table:table-cell office:value-type="float" office:value="2087.656" calcext:value-type="float">
            <text:p>2087.656</text:p>
          </table:table-cell>
          <table:table-cell office:value-type="float" office:value="1670.555" calcext:value-type="float">
            <text:p>1670.555</text:p>
          </table:table-cell>
          <table:table-cell office:value-type="float" office:value="585.661" calcext:value-type="float">
            <text:p>585.661</text:p>
          </table:table-cell>
          <table:table-cell office:value-type="float" office:value="583.4746" calcext:value-type="float">
            <text:p>583.4746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2.3741" calcext:value-type="float">
            <text:p>-812.3741</text:p>
          </table:table-cell>
          <table:table-cell office:value-type="float" office:value="0" calcext:value-type="float">
            <text:p>0</text:p>
          </table:table-cell>
          <table:table-cell office:value-type="float" office:value="12.09413" calcext:value-type="float">
            <text:p>12.09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628.9754" calcext:value-type="float">
            <text:p>628.9754</text:p>
          </table:table-cell>
          <table:table-cell office:value-type="float" office:value="13286.16" calcext:value-type="float">
            <text:p>13286.1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4.226" calcext:value-type="float">
            <text:p>-1104.226</text:p>
          </table:table-cell>
          <table:table-cell office:value-type="float" office:value="2897.706" calcext:value-type="float">
            <text:p>2897.706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3793" calcext:value-type="float">
            <text:p>136.3793</text:p>
          </table:table-cell>
          <table:table-cell office:value-type="float" office:value="94.20393" calcext:value-type="float">
            <text:p>94.20393</text:p>
          </table:table-cell>
          <table:table-cell office:value-type="float" office:value="0.1713448" calcext:value-type="float">
            <text:p>0.171344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6.36704" calcext:value-type="float">
            <text:p>-56.36704</text:p>
          </table:table-cell>
          <table:table-cell office:value-type="float" office:value="0" calcext:value-type="float">
            <text:p>0</text:p>
          </table:table-cell>
          <table:table-cell office:value-type="float" office:value="394.9642" calcext:value-type="float">
            <text:p>394.9642</text:p>
          </table:table-cell>
          <table:table-cell office:value-type="float" office:value="1296.882" calcext:value-type="float">
            <text:p>1296.882</text:p>
          </table:table-cell>
          <table:table-cell office:value-type="float" office:value="1603.614" calcext:value-type="float">
            <text:p>1603.614</text:p>
          </table:table-cell>
          <table:table-cell office:value-type="float" office:value="1279.604" calcext:value-type="float">
            <text:p>1279.604</text:p>
          </table:table-cell>
          <table:table-cell office:value-type="float" office:value="765.8179" calcext:value-type="float">
            <text:p>765.8179</text:p>
          </table:table-cell>
          <table:table-cell office:value-type="float" office:value="1104.18" calcext:value-type="float">
            <text:p>1104.18</text:p>
          </table:table-cell>
          <table:table-cell office:value-type="float" office:value="417.9939" calcext:value-type="float">
            <text:p>417.9939</text:p>
          </table:table-cell>
          <table:table-cell office:value-type="float" office:value="1852.109" calcext:value-type="float">
            <text:p>1852.109</text:p>
          </table:table-cell>
          <table:table-cell office:value-type="float" office:value="2087.647" calcext:value-type="float">
            <text:p>2087.647</text:p>
          </table:table-cell>
          <table:table-cell office:value-type="float" office:value="1670.547" calcext:value-type="float">
            <text:p>1670.547</text:p>
          </table:table-cell>
          <table:table-cell office:value-type="float" office:value="585.658" calcext:value-type="float">
            <text:p>585.658</text:p>
          </table:table-cell>
          <table:table-cell office:value-type="float" office:value="583.4565" calcext:value-type="float">
            <text:p>583.4565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2.5703" calcext:value-type="float">
            <text:p>-812.5703</text:p>
          </table:table-cell>
          <table:table-cell office:value-type="float" office:value="0" calcext:value-type="float">
            <text:p>0</text:p>
          </table:table-cell>
          <table:table-cell office:value-type="float" office:value="12.02053" calcext:value-type="float">
            <text:p>12.0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628.2377" calcext:value-type="float">
            <text:p>628.2377</text:p>
          </table:table-cell>
          <table:table-cell office:value-type="float" office:value="13286.27" calcext:value-type="float">
            <text:p>13286.27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4.913" calcext:value-type="float">
            <text:p>-1104.913</text:p>
          </table:table-cell>
          <table:table-cell office:value-type="float" office:value="2899.659" calcext:value-type="float">
            <text:p>2899.65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502" calcext:value-type="float">
            <text:p>136.502</text:p>
          </table:table-cell>
          <table:table-cell office:value-type="float" office:value="93.66277" calcext:value-type="float">
            <text:p>93.66277</text:p>
          </table:table-cell>
          <table:table-cell office:value-type="float" office:value="0.1717698" calcext:value-type="float">
            <text:p>0.171769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7.05326" calcext:value-type="float">
            <text:p>-57.05326</text:p>
          </table:table-cell>
          <table:table-cell office:value-type="float" office:value="0" calcext:value-type="float">
            <text:p>0</text:p>
          </table:table-cell>
          <table:table-cell office:value-type="float" office:value="395.0644" calcext:value-type="float">
            <text:p>395.0644</text:p>
          </table:table-cell>
          <table:table-cell office:value-type="float" office:value="1296.836" calcext:value-type="float">
            <text:p>1296.836</text:p>
          </table:table-cell>
          <table:table-cell office:value-type="float" office:value="1603.557" calcext:value-type="float">
            <text:p>1603.557</text:p>
          </table:table-cell>
          <table:table-cell office:value-type="float" office:value="1279.593" calcext:value-type="float">
            <text:p>1279.593</text:p>
          </table:table-cell>
          <table:table-cell office:value-type="float" office:value="765.8041" calcext:value-type="float">
            <text:p>765.8041</text:p>
          </table:table-cell>
          <table:table-cell office:value-type="float" office:value="1104.169" calcext:value-type="float">
            <text:p>1104.169</text:p>
          </table:table-cell>
          <table:table-cell office:value-type="float" office:value="417.988" calcext:value-type="float">
            <text:p>417.988</text:p>
          </table:table-cell>
          <table:table-cell office:value-type="float" office:value="1852.098" calcext:value-type="float">
            <text:p>1852.098</text:p>
          </table:table-cell>
          <table:table-cell office:value-type="float" office:value="2087.639" calcext:value-type="float">
            <text:p>2087.639</text:p>
          </table:table-cell>
          <table:table-cell office:value-type="float" office:value="1670.54" calcext:value-type="float">
            <text:p>1670.54</text:p>
          </table:table-cell>
          <table:table-cell office:value-type="float" office:value="585.655" calcext:value-type="float">
            <text:p>585.655</text:p>
          </table:table-cell>
          <table:table-cell office:value-type="float" office:value="583.4387" calcext:value-type="float">
            <text:p>583.4387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3.2009" calcext:value-type="float">
            <text:p>-813.2009</text:p>
          </table:table-cell>
          <table:table-cell office:value-type="float" office:value="0" calcext:value-type="float">
            <text:p>0</text:p>
          </table:table-cell>
          <table:table-cell office:value-type="float" office:value="11.95802" calcext:value-type="float">
            <text:p>11.9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627.8176" calcext:value-type="float">
            <text:p>627.8176</text:p>
          </table:table-cell>
          <table:table-cell office:value-type="float" office:value="13286.33" calcext:value-type="float">
            <text:p>13286.33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5.333" calcext:value-type="float">
            <text:p>-1105.333</text:p>
          </table:table-cell>
          <table:table-cell office:value-type="float" office:value="2901.038" calcext:value-type="float">
            <text:p>2901.03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4218" calcext:value-type="float">
            <text:p>136.4218</text:p>
          </table:table-cell>
          <table:table-cell office:value-type="float" office:value="93.45021" calcext:value-type="float">
            <text:p>93.45021</text:p>
          </table:table-cell>
          <table:table-cell office:value-type="float" office:value="0.1722021" calcext:value-type="float">
            <text:p>0.1722021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7.47275" calcext:value-type="float">
            <text:p>-57.47275</text:p>
          </table:table-cell>
          <table:table-cell office:value-type="float" office:value="0" calcext:value-type="float">
            <text:p>0</text:p>
          </table:table-cell>
          <table:table-cell office:value-type="float" office:value="395.1208" calcext:value-type="float">
            <text:p>395.1208</text:p>
          </table:table-cell>
          <table:table-cell office:value-type="float" office:value="1296.788" calcext:value-type="float">
            <text:p>1296.788</text:p>
          </table:table-cell>
          <table:table-cell office:value-type="float" office:value="1603.493" calcext:value-type="float">
            <text:p>1603.493</text:p>
          </table:table-cell>
          <table:table-cell office:value-type="float" office:value="1279.582" calcext:value-type="float">
            <text:p>1279.582</text:p>
          </table:table-cell>
          <table:table-cell office:value-type="float" office:value="765.7901" calcext:value-type="float">
            <text:p>765.7901</text:p>
          </table:table-cell>
          <table:table-cell office:value-type="float" office:value="1104.158" calcext:value-type="float">
            <text:p>1104.158</text:p>
          </table:table-cell>
          <table:table-cell office:value-type="float" office:value="417.9823" calcext:value-type="float">
            <text:p>417.9823</text:p>
          </table:table-cell>
          <table:table-cell office:value-type="float" office:value="1852.088" calcext:value-type="float">
            <text:p>1852.088</text:p>
          </table:table-cell>
          <table:table-cell office:value-type="float" office:value="2087.631" calcext:value-type="float">
            <text:p>2087.631</text:p>
          </table:table-cell>
          <table:table-cell office:value-type="float" office:value="1670.533" calcext:value-type="float">
            <text:p>1670.533</text:p>
          </table:table-cell>
          <table:table-cell office:value-type="float" office:value="585.652" calcext:value-type="float">
            <text:p>585.652</text:p>
          </table:table-cell>
          <table:table-cell office:value-type="float" office:value="583.4213" calcext:value-type="float">
            <text:p>583.4213</text:p>
          </table:table-cell>
          <table:table-cell office:value-type="float" office:value="142.7746" calcext:value-type="float">
            <text:p>142.7746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3.5604" calcext:value-type="float">
            <text:p>-813.5604</text:p>
          </table:table-cell>
          <table:table-cell office:value-type="float" office:value="0" calcext:value-type="float">
            <text:p>0</text:p>
          </table:table-cell>
          <table:table-cell office:value-type="float" office:value="11.88881" calcext:value-type="float">
            <text:p>11.88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627.3412" calcext:value-type="float">
            <text:p>627.3412</text:p>
          </table:table-cell>
          <table:table-cell office:value-type="float" office:value="13286.41" calcext:value-type="float">
            <text:p>13286.41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5.795" calcext:value-type="float">
            <text:p>-1105.795</text:p>
          </table:table-cell>
          <table:table-cell office:value-type="float" office:value="2902.098" calcext:value-type="float">
            <text:p>2902.098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3546" calcext:value-type="float">
            <text:p>136.3546</text:p>
          </table:table-cell>
          <table:table-cell office:value-type="float" office:value="93.17556" calcext:value-type="float">
            <text:p>93.17556</text:p>
          </table:table-cell>
          <table:table-cell office:value-type="float" office:value="0.1726368" calcext:value-type="float">
            <text:p>0.1726368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7.93472" calcext:value-type="float">
            <text:p>-57.93472</text:p>
          </table:table-cell>
          <table:table-cell office:value-type="float" office:value="0" calcext:value-type="float">
            <text:p>0</text:p>
          </table:table-cell>
          <table:table-cell office:value-type="float" office:value="395.1897" calcext:value-type="float">
            <text:p>395.1897</text:p>
          </table:table-cell>
          <table:table-cell office:value-type="float" office:value="1296.742" calcext:value-type="float">
            <text:p>1296.742</text:p>
          </table:table-cell>
          <table:table-cell office:value-type="float" office:value="1603.43" calcext:value-type="float">
            <text:p>1603.43</text:p>
          </table:table-cell>
          <table:table-cell office:value-type="float" office:value="1279.571" calcext:value-type="float">
            <text:p>1279.571</text:p>
          </table:table-cell>
          <table:table-cell office:value-type="float" office:value="765.7761" calcext:value-type="float">
            <text:p>765.7761</text:p>
          </table:table-cell>
          <table:table-cell office:value-type="float" office:value="1104.147" calcext:value-type="float">
            <text:p>1104.147</text:p>
          </table:table-cell>
          <table:table-cell office:value-type="float" office:value="417.9766" calcext:value-type="float">
            <text:p>417.9766</text:p>
          </table:table-cell>
          <table:table-cell office:value-type="float" office:value="1852.079" calcext:value-type="float">
            <text:p>1852.079</text:p>
          </table:table-cell>
          <table:table-cell office:value-type="float" office:value="2087.623" calcext:value-type="float">
            <text:p>2087.623</text:p>
          </table:table-cell>
          <table:table-cell office:value-type="float" office:value="1670.526" calcext:value-type="float">
            <text:p>1670.526</text:p>
          </table:table-cell>
          <table:table-cell office:value-type="float" office:value="585.6492" calcext:value-type="float">
            <text:p>585.6492</text:p>
          </table:table-cell>
          <table:table-cell office:value-type="float" office:value="583.4041" calcext:value-type="float">
            <text:p>583.4041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3.964" calcext:value-type="float">
            <text:p>-813.964</text:p>
          </table:table-cell>
          <table:table-cell office:value-type="float" office:value="0" calcext:value-type="float">
            <text:p>0</text:p>
          </table:table-cell>
          <table:table-cell office:value-type="float" office:value="11.8196" calcext:value-type="float">
            <text:p>11.8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626.7651" calcext:value-type="float">
            <text:p>626.7651</text:p>
          </table:table-cell>
          <table:table-cell office:value-type="float" office:value="13286.5" calcext:value-type="float">
            <text:p>13286.5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6.336" calcext:value-type="float">
            <text:p>-1106.336</text:p>
          </table:table-cell>
          <table:table-cell office:value-type="float" office:value="2903.939" calcext:value-type="float">
            <text:p>2903.939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2989" calcext:value-type="float">
            <text:p>136.2989</text:p>
          </table:table-cell>
          <table:table-cell office:value-type="float" office:value="92.83069" calcext:value-type="float">
            <text:p>92.83069</text:p>
          </table:table-cell>
          <table:table-cell office:value-type="float" office:value="0.1730864" calcext:value-type="float">
            <text:p>0.1730864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8.47504" calcext:value-type="float">
            <text:p>-58.47504</text:p>
          </table:table-cell>
          <table:table-cell office:value-type="float" office:value="0" calcext:value-type="float">
            <text:p>0</text:p>
          </table:table-cell>
          <table:table-cell office:value-type="float" office:value="395.2631" calcext:value-type="float">
            <text:p>395.2631</text:p>
          </table:table-cell>
          <table:table-cell office:value-type="float" office:value="1296.685" calcext:value-type="float">
            <text:p>1296.685</text:p>
          </table:table-cell>
          <table:table-cell office:value-type="float" office:value="1603.363" calcext:value-type="float">
            <text:p>1603.363</text:p>
          </table:table-cell>
          <table:table-cell office:value-type="float" office:value="1279.56" calcext:value-type="float">
            <text:p>1279.56</text:p>
          </table:table-cell>
          <table:table-cell office:value-type="float" office:value="765.7621" calcext:value-type="float">
            <text:p>765.7621</text:p>
          </table:table-cell>
          <table:table-cell office:value-type="float" office:value="1104.136" calcext:value-type="float">
            <text:p>1104.136</text:p>
          </table:table-cell>
          <table:table-cell office:value-type="float" office:value="417.971" calcext:value-type="float">
            <text:p>417.971</text:p>
          </table:table-cell>
          <table:table-cell office:value-type="float" office:value="1852.069" calcext:value-type="float">
            <text:p>1852.069</text:p>
          </table:table-cell>
          <table:table-cell office:value-type="float" office:value="2087.615" calcext:value-type="float">
            <text:p>2087.615</text:p>
          </table:table-cell>
          <table:table-cell office:value-type="float" office:value="1670.519" calcext:value-type="float">
            <text:p>1670.519</text:p>
          </table:table-cell>
          <table:table-cell office:value-type="float" office:value="585.6463" calcext:value-type="float">
            <text:p>585.6463</text:p>
          </table:table-cell>
          <table:table-cell office:value-type="float" office:value="583.3872" calcext:value-type="float">
            <text:p>583.3872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3" calcext:value-type="float">
            <text:p>35.68543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4.4498" calcext:value-type="float">
            <text:p>-814.4498</text:p>
          </table:table-cell>
          <table:table-cell office:value-type="float" office:value="0" calcext:value-type="float">
            <text:p>0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626.21" calcext:value-type="float">
            <text:p>626.21</text:p>
          </table:table-cell>
          <table:table-cell office:value-type="float" office:value="13286.6" calcext:value-type="float">
            <text:p>13286.6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6.85" calcext:value-type="float">
            <text:p>-1106.85</text:p>
          </table:table-cell>
          <table:table-cell office:value-type="float" office:value="2904.535" calcext:value-type="float">
            <text:p>2904.535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1739" calcext:value-type="float">
            <text:p>136.1739</text:p>
          </table:table-cell>
          <table:table-cell office:value-type="float" office:value="92.51173" calcext:value-type="float">
            <text:p>92.51173</text:p>
          </table:table-cell>
          <table:table-cell office:value-type="float" office:value="0.173546" calcext:value-type="float">
            <text:p>0.173546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58.98923" calcext:value-type="float">
            <text:p>-58.98923</text:p>
          </table:table-cell>
          <table:table-cell office:value-type="float" office:value="0" calcext:value-type="float">
            <text:p>0</text:p>
          </table:table-cell>
          <table:table-cell office:value-type="float" office:value="395.3398" calcext:value-type="float">
            <text:p>395.3398</text:p>
          </table:table-cell>
          <table:table-cell office:value-type="float" office:value="1296.627" calcext:value-type="float">
            <text:p>1296.627</text:p>
          </table:table-cell>
          <table:table-cell office:value-type="float" office:value="1603.294" calcext:value-type="float">
            <text:p>1603.294</text:p>
          </table:table-cell>
          <table:table-cell office:value-type="float" office:value="1279.548" calcext:value-type="float">
            <text:p>1279.548</text:p>
          </table:table-cell>
          <table:table-cell office:value-type="float" office:value="765.7481" calcext:value-type="float">
            <text:p>765.7481</text:p>
          </table:table-cell>
          <table:table-cell office:value-type="float" office:value="1104.125" calcext:value-type="float">
            <text:p>1104.125</text:p>
          </table:table-cell>
          <table:table-cell office:value-type="float" office:value="417.9655" calcext:value-type="float">
            <text:p>417.9655</text:p>
          </table:table-cell>
          <table:table-cell office:value-type="float" office:value="1852.06" calcext:value-type="float">
            <text:p>1852.06</text:p>
          </table:table-cell>
          <table:table-cell office:value-type="float" office:value="2087.607" calcext:value-type="float">
            <text:p>2087.607</text:p>
          </table:table-cell>
          <table:table-cell office:value-type="float" office:value="1670.512" calcext:value-type="float">
            <text:p>1670.512</text:p>
          </table:table-cell>
          <table:table-cell office:value-type="float" office:value="585.6436" calcext:value-type="float">
            <text:p>585.6436</text:p>
          </table:table-cell>
          <table:table-cell office:value-type="float" office:value="583.3705" calcext:value-type="float">
            <text:p>583.3705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3" calcext:value-type="float">
            <text:p>35.68543</text:p>
          </table:table-cell>
          <table:table-cell office:value-type="float" office:value="0" calcext:value-type="float">
            <text:p>0</text:p>
          </table:table-cell>
          <table:table-cell office:value-type="float" office:value="-0.01612398" calcext:value-type="float">
            <text:p>-0.01612398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4.9102" calcext:value-type="float">
            <text:p>-814.9102</text:p>
          </table:table-cell>
          <table:table-cell office:value-type="float" office:value="0" calcext:value-type="float">
            <text:p>0</text:p>
          </table:table-cell>
          <table:table-cell office:value-type="float" office:value="11.68648" calcext:value-type="float">
            <text:p>11.6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624.8978" calcext:value-type="float">
            <text:p>624.8978</text:p>
          </table:table-cell>
          <table:table-cell office:value-type="float" office:value="13286.84" calcext:value-type="float">
            <text:p>13286.8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7.974" calcext:value-type="float">
            <text:p>-1107.974</text:p>
          </table:table-cell>
          <table:table-cell office:value-type="float" office:value="2907.873" calcext:value-type="float">
            <text:p>2907.873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2779" calcext:value-type="float">
            <text:p>136.2779</text:p>
          </table:table-cell>
          <table:table-cell office:value-type="float" office:value="91.57348" calcext:value-type="float">
            <text:p>91.57348</text:p>
          </table:table-cell>
          <table:table-cell office:value-type="float" office:value="0.1740342" calcext:value-type="float">
            <text:p>0.1740342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60.1124" calcext:value-type="float">
            <text:p>-60.1124</text:p>
          </table:table-cell>
          <table:table-cell office:value-type="float" office:value="0" calcext:value-type="float">
            <text:p>0</text:p>
          </table:table-cell>
          <table:table-cell office:value-type="float" office:value="395.5078" calcext:value-type="float">
            <text:p>395.5078</text:p>
          </table:table-cell>
          <table:table-cell office:value-type="float" office:value="1296.499" calcext:value-type="float">
            <text:p>1296.499</text:p>
          </table:table-cell>
          <table:table-cell office:value-type="float" office:value="1603.199" calcext:value-type="float">
            <text:p>1603.199</text:p>
          </table:table-cell>
          <table:table-cell office:value-type="float" office:value="1279.535" calcext:value-type="float">
            <text:p>1279.535</text:p>
          </table:table-cell>
          <table:table-cell office:value-type="float" office:value="765.7338" calcext:value-type="float">
            <text:p>765.7338</text:p>
          </table:table-cell>
          <table:table-cell office:value-type="float" office:value="1104.114" calcext:value-type="float">
            <text:p>1104.114</text:p>
          </table:table-cell>
          <table:table-cell office:value-type="float" office:value="417.9599" calcext:value-type="float">
            <text:p>417.9599</text:p>
          </table:table-cell>
          <table:table-cell office:value-type="float" office:value="1852.052" calcext:value-type="float">
            <text:p>1852.052</text:p>
          </table:table-cell>
          <table:table-cell office:value-type="float" office:value="2087.599" calcext:value-type="float">
            <text:p>2087.599</text:p>
          </table:table-cell>
          <table:table-cell office:value-type="float" office:value="1670.506" calcext:value-type="float">
            <text:p>1670.506</text:p>
          </table:table-cell>
          <table:table-cell office:value-type="float" office:value="585.6408" calcext:value-type="float">
            <text:p>585.6408</text:p>
          </table:table-cell>
          <table:table-cell office:value-type="float" office:value="583.3542" calcext:value-type="float">
            <text:p>583.3542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3" calcext:value-type="float">
            <text:p>35.68543</text:p>
          </table:table-cell>
          <table:table-cell office:value-type="float" office:value="0" calcext:value-type="float">
            <text:p>0</text:p>
          </table:table-cell>
          <table:table-cell office:value-type="float" office:value="-0.016124" calcext:value-type="float">
            <text:p>-0.016124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5.991" calcext:value-type="float">
            <text:p>-815.991</text:p>
          </table:table-cell>
          <table:table-cell office:value-type="float" office:value="0" calcext:value-type="float">
            <text:p>0</text:p>
          </table:table-cell>
          <table:table-cell office:value-type="float" office:value="11.63311" calcext:value-type="float">
            <text:p>11.6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624.2607" calcext:value-type="float">
            <text:p>624.2607</text:p>
          </table:table-cell>
          <table:table-cell office:value-type="float" office:value="13286.94" calcext:value-type="float">
            <text:p>13286.94</text:p>
          </table:table-cell>
          <table:table-cell office:value-type="float" office:value="0" calcext:value-type="float">
            <text:p>0</text:p>
          </table:table-cell>
          <table:table-cell office:value-type="float" office:value="567.7369" calcext:value-type="float">
            <text:p>567.7369</text:p>
          </table:table-cell>
          <table:table-cell office:value-type="float" office:value="-1108.567" calcext:value-type="float">
            <text:p>-1108.567</text:p>
          </table:table-cell>
          <table:table-cell office:value-type="float" office:value="2910.294" calcext:value-type="float">
            <text:p>2910.294</text:p>
          </table:table-cell>
          <table:table-cell office:value-type="float" office:value="-293.6363" calcext:value-type="float">
            <text:p>-293.6363</text:p>
          </table:table-cell>
          <table:table-cell office:value-type="float" office:value="136.2418" calcext:value-type="float">
            <text:p>136.2418</text:p>
          </table:table-cell>
          <table:table-cell office:value-type="float" office:value="91.26801" calcext:value-type="float">
            <text:p>91.26801</text:p>
          </table:table-cell>
          <table:table-cell office:value-type="float" office:value="0.1744797" calcext:value-type="float">
            <text:p>0.1744797</text:p>
          </table:table-cell>
          <table:table-cell office:value-type="float" office:value="6.82539" calcext:value-type="float">
            <text:p>6.82539</text:p>
          </table:table-cell>
          <table:table-cell office:value-type="float" office:value="0.02911551" calcext:value-type="float">
            <text:p>0.02911551</text:p>
          </table:table-cell>
          <table:table-cell office:value-type="float" office:value="0.2287477" calcext:value-type="float">
            <text:p>0.2287477</text:p>
          </table:table-cell>
          <table:table-cell office:value-type="float" office:value="0.1357967" calcext:value-type="float">
            <text:p>0.1357967</text:p>
          </table:table-cell>
          <table:table-cell office:value-type="float" office:value="370" calcext:value-type="float">
            <text:p>370</text:p>
          </table:table-cell>
          <table:table-cell office:value-type="float" office:value="-60.70472" calcext:value-type="float">
            <text:p>-60.70472</text:p>
          </table:table-cell>
          <table:table-cell office:value-type="float" office:value="0" calcext:value-type="float">
            <text:p>0</text:p>
          </table:table-cell>
          <table:table-cell office:value-type="float" office:value="395.5834" calcext:value-type="float">
            <text:p>395.5834</text:p>
          </table:table-cell>
          <table:table-cell office:value-type="float" office:value="1296.392" calcext:value-type="float">
            <text:p>1296.392</text:p>
          </table:table-cell>
          <table:table-cell office:value-type="float" office:value="1603.087" calcext:value-type="float">
            <text:p>1603.087</text:p>
          </table:table-cell>
          <table:table-cell office:value-type="float" office:value="1279.521" calcext:value-type="float">
            <text:p>1279.521</text:p>
          </table:table-cell>
          <table:table-cell office:value-type="float" office:value="765.7195" calcext:value-type="float">
            <text:p>765.7195</text:p>
          </table:table-cell>
          <table:table-cell office:value-type="float" office:value="1104.103" calcext:value-type="float">
            <text:p>1104.103</text:p>
          </table:table-cell>
          <table:table-cell office:value-type="float" office:value="417.9543" calcext:value-type="float">
            <text:p>417.9543</text:p>
          </table:table-cell>
          <table:table-cell office:value-type="float" office:value="1852.044" calcext:value-type="float">
            <text:p>1852.044</text:p>
          </table:table-cell>
          <table:table-cell office:value-type="float" office:value="2087.592" calcext:value-type="float">
            <text:p>2087.592</text:p>
          </table:table-cell>
          <table:table-cell office:value-type="float" office:value="1670.499" calcext:value-type="float">
            <text:p>1670.499</text:p>
          </table:table-cell>
          <table:table-cell office:value-type="float" office:value="585.6381" calcext:value-type="float">
            <text:p>585.6381</text:p>
          </table:table-cell>
          <table:table-cell office:value-type="float" office:value="583.3382" calcext:value-type="float">
            <text:p>583.3382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2" calcext:value-type="float">
            <text:p>35.68542</text:p>
          </table:table-cell>
          <table:table-cell office:value-type="float" office:value="0" calcext:value-type="float">
            <text:p>0</text:p>
          </table:table-cell>
          <table:table-cell office:value-type="float" office:value="-0.016124" calcext:value-type="float">
            <text:p>-0.016124</text:p>
          </table:table-cell>
          <table:table-cell office:value-type="float" office:value="196.9994" calcext:value-type="float">
            <text:p>196.9994</text:p>
          </table:table-cell>
          <table:table-cell office:value-type="float" office:value="0" calcext:value-type="float">
            <text:p>0</text:p>
          </table:table-cell>
          <table:table-cell office:value-type="float" office:value="1509.432" calcext:value-type="float">
            <text:p>1509.432</text:p>
          </table:table-cell>
          <table:table-cell office:value-type="float" office:value="-748.3185" calcext:value-type="float">
            <text:p>-748.3185</text:p>
          </table:table-cell>
          <table:table-cell office:value-type="float" office:value="761.113" calcext:value-type="float">
            <text:p>761.113</text:p>
          </table:table-cell>
          <table:table-cell office:value-type="float" office:value="-816.5316" calcext:value-type="float">
            <text:p>-816.5316</text:p>
          </table:table-cell>
          <table:table-cell office:value-type="float" office:value="0" calcext:value-type="float">
            <text:p>0</text:p>
          </table:table-cell>
          <table:table-cell office:value-type="float" office:value="11.56635" calcext:value-type="float">
            <text:p>11.5663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4:50.379061501</dc:date>
    <meta:editing-duration>PT6S</meta:editing-duration>
    <meta:editing-cycles>1</meta:editing-cycles>
    <meta:document-statistic meta:table-count="1" meta:cell-count="16148" meta:object-count="0"/>
    <meta:generator>LibreOffice/6.4.7.2$Linux_X86_64 LibreOffice_project/40$Build-2</meta:generator>
  </office:meta>
</office:document-meta>
</file>